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0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color="#ce181e" fo:font-weight="bold" style:font-weight-asian="bold" style:font-weight-complex="bold"/>
    </style:style>
    <style:style style:name="ce2" style:family="table-cell" style:parent-style-name="Default">
      <style:text-properties fo:color="#004586"/>
    </style:style>
    <style:style style:name="ce3" style:family="table-cell" style:parent-style-name="Default" style:data-style-name="N112"/>
    <style:style style:name="ce4" style:family="table-cell" style:parent-style-name="Default" style:data-style-name="N112">
      <style:text-properties fo:color="#ce181e" fo:font-weight="bold" style:font-weight-asian="bold" style:font-weight-complex="bold"/>
    </style:style>
    <style:style style:name="ce5" style:family="table-cell" style:parent-style-name="Default" style:data-style-name="N112"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12">
      <style:text-properties fo:font-style="italic" style:font-style-asian="italic" style:font-style-complex="italic"/>
    </style:style>
    <style:style style:name="ce8" style:family="table-cell" style:parent-style-name="Default" style:data-style-name="N0"/>
    <style:style style:name="ce17" style:family="table-cell" style:parent-style-name="Default" style:data-style-name="N2"/>
    <style:style style:name="ce19" style:family="table-cell" style:parent-style-name="Default" style:data-style-name="N11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230.87mm" svg:height="130.13mm" svg:x="366.29mm" svg:y="294.34mm">
            <draw:object draw:notify-on-update-of-ranges="Foglio1.A37:Foglio1.A58 Foglio1.C37:Foglio1.C5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3" table:number-columns-repeated="91" table:default-cell-style-name="Default"/>
        <table:table-row table:style-name="ro1">
          <table:table-cell/>
          <table:table-cell table:style-name="Default"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table:number-columns-repeated="92"/>
        </table:table-row>
        <table:table-row table:style-name="ro1">
          <table:table-cell office:value-type="string" calcext:value-type="string">
            <text:p>P0</text:p>
          </table:table-cell>
          <table:table-cell table:style-name="ce2" office:value-type="float" office:value="-0.22942" calcext:value-type="float">
            <text:p>-0,22942</text:p>
          </table:table-cell>
          <table:table-cell table:style-name="ce2" office:value-type="float" office:value="-0.9037" calcext:value-type="float">
            <text:p>-0,9037</text:p>
          </table:table-cell>
          <table:table-cell table:number-columns-repeated="92"/>
        </table:table-row>
        <table:table-row table:style-name="ro1">
          <table:table-cell office:value-type="string" calcext:value-type="string">
            <text:p>P1(0)</text:p>
          </table:table-cell>
          <table:table-cell table:style-name="ce2" office:value-type="float" office:value="-0.20448" calcext:value-type="float">
            <text:p>-0,20448</text:p>
          </table:table-cell>
          <table:table-cell table:style-name="ce2" office:value-type="float" office:value="-0.84672" calcext:value-type="float">
            <text:p>-0,84672</text:p>
          </table:table-cell>
          <table:table-cell table:number-columns-repeated="92"/>
        </table:table-row>
        <table:table-row table:style-name="ro1">
          <table:table-cell office:value-type="string" calcext:value-type="string">
            <text:p>P2(0)</text:p>
          </table:table-cell>
          <table:table-cell table:style-name="ce2" office:value-type="float" office:value="-0.6037" calcext:value-type="float">
            <text:p>-0,6037</text:p>
          </table:table-cell>
          <table:table-cell table:style-name="ce2" office:value-type="float" office:value="-0.97957" calcext:value-type="float">
            <text:p>-0,97957</text:p>
          </table:table-cell>
          <table:table-cell table:number-columns-repeated="92"/>
        </table:table-row>
        <table:table-row table:style-name="ro1">
          <table:table-cell office:value-type="string" calcext:value-type="string">
            <text:p>P3</text:p>
          </table:table-cell>
          <table:table-cell table:style-name="ce2" office:value-type="float" office:value="-0.77094" calcext:value-type="float">
            <text:p>-0,77094</text:p>
          </table:table-cell>
          <table:table-cell table:style-name="ce2" office:value-type="float" office:value="-0.95919" calcext:value-type="float">
            <text:p>-0,95919</text:p>
          </table:table-cell>
          <table:table-cell table:number-columns-repeated="92"/>
        </table:table-row>
        <table:table-row table:style-name="ro1">
          <table:table-cell/>
          <table:table-cell table:style-name="ce2" table:number-columns-repeated="2"/>
          <table:table-cell table:number-columns-repeated="92"/>
        </table:table-row>
        <table:table-row table:style-name="ro1">
          <table:table-cell office:value-type="string" calcext:value-type="string">
            <text:p>d </text:p>
          </table:table-cell>
          <table:table-cell table:style-name="ce2" office:value-type="float" office:value="0.055" calcext:value-type="float">
            <text:p>0,055</text:p>
          </table:table-cell>
          <table:table-cell table:style-name="ce2"/>
          <table:table-cell table:number-columns-repeated="92"/>
        </table:table-row>
        <table:table-row table:style-name="ro1">
          <table:table-cell office:value-type="string" calcext:value-type="string">
            <text:p>X3-0</text:p>
          </table:table-cell>
          <table:table-cell table:style-name="Default" table:formula="of:=[.B5]-[.B2]" office:value-type="float" office:value="-0.54152" calcext:value-type="float">
            <text:p>-0,54152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Y3-0</text:p>
          </table:table-cell>
          <table:table-cell table:style-name="Default" table:formula="of:=[.C5]-[.C2]" office:value-type="float" office:value="-0.05549" calcext:value-type="float">
            <text:p>-0,05549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F</text:p>
          </table:table-cell>
          <table:table-cell table:style-name="Default"/>
          <table:table-cell table:style-name="ce5" table:formula="of:=(([.B4]-[.B5])^2+([.C4]-[.C5])^2)^0.5" office:value-type="float" office:value="0.168477185399092" calcext:value-type="float">
            <text:p>0,168</text:p>
          </table:table-cell>
          <table:table-cell table:number-columns-repeated="92"/>
        </table:table-row>
        <table:table-row table:style-name="ro1">
          <table:table-cell office:value-type="string" calcext:value-type="string">
            <text:p>L(0)</text:p>
          </table:table-cell>
          <table:table-cell table:style-name="Default"/>
          <table:table-cell table:style-name="ce5" table:formula="of:=(([.B3]-[.B4])^2+([.C3]-[.C4])^2)^0.5" office:value-type="float" office:value="0.420744258309011" calcext:value-type="float">
            <text:p>0,421</text:p>
          </table:table-cell>
          <table:table-cell table:number-columns-repeated="92"/>
        </table:table-row>
        <table:table-row table:style-name="ro1">
          <table:table-cell office:value-type="string" calcext:value-type="string">
            <text:p>L</text:p>
          </table:table-cell>
          <table:table-cell table:style-name="Default"/>
          <table:table-cell office:value-type="string" calcext:value-type="string">
            <text:p>E</text:p>
          </table:table-cell>
          <table:table-cell table:style-name="ce6" office:value-type="float" office:value="149" calcext:value-type="float">
            <text:p>149</text:p>
          </table:table-cell>
          <table:table-cell table:formula="of:=[.D12]" office:value-type="float" office:value="149" calcext:value-type="float">
            <text:p>149</text:p>
          </table:table-cell>
          <table:table-cell table:formula="of:=[.E12]+1" office:value-type="float" office:value="150" calcext:value-type="float">
            <text:p>150</text:p>
          </table:table-cell>
          <table:table-cell table:formula="of:=[.F12]+1" office:value-type="float" office:value="151" calcext:value-type="float">
            <text:p>151</text:p>
          </table:table-cell>
          <table:table-cell table:formula="of:=[.G12]+1" office:value-type="float" office:value="152" calcext:value-type="float">
            <text:p>152</text:p>
          </table:table-cell>
          <table:table-cell table:formula="of:=[.H12]+1" office:value-type="float" office:value="153" calcext:value-type="float">
            <text:p>153</text:p>
          </table:table-cell>
          <table:table-cell table:formula="of:=[.I12]+1" office:value-type="float" office:value="154" calcext:value-type="float">
            <text:p>154</text:p>
          </table:table-cell>
          <table:table-cell table:formula="of:=[.J12]+1" office:value-type="float" office:value="155" calcext:value-type="float">
            <text:p>155</text:p>
          </table:table-cell>
          <table:table-cell table:formula="of:=[.K12]+1" office:value-type="float" office:value="156" calcext:value-type="float">
            <text:p>156</text:p>
          </table:table-cell>
          <table:table-cell table:formula="of:=[.L12]+1" office:value-type="float" office:value="157" calcext:value-type="float">
            <text:p>157</text:p>
          </table:table-cell>
          <table:table-cell table:formula="of:=[.M12]+1" office:value-type="float" office:value="158" calcext:value-type="float">
            <text:p>158</text:p>
          </table:table-cell>
          <table:table-cell table:formula="of:=[.N12]+1" office:value-type="float" office:value="159" calcext:value-type="float">
            <text:p>159</text:p>
          </table:table-cell>
          <table:table-cell table:formula="of:=[.O12]+1" office:value-type="float" office:value="160" calcext:value-type="float">
            <text:p>160</text:p>
          </table:table-cell>
          <table:table-cell table:formula="of:=[.P12]+1" office:value-type="float" office:value="161" calcext:value-type="float">
            <text:p>161</text:p>
          </table:table-cell>
          <table:table-cell table:formula="of:=[.Q12]+1" office:value-type="float" office:value="162" calcext:value-type="float">
            <text:p>162</text:p>
          </table:table-cell>
          <table:table-cell table:formula="of:=[.R12]+1" office:value-type="float" office:value="163" calcext:value-type="float">
            <text:p>163</text:p>
          </table:table-cell>
          <table:table-cell table:formula="of:=[.S12]+1" office:value-type="float" office:value="164" calcext:value-type="float">
            <text:p>164</text:p>
          </table:table-cell>
          <table:table-cell table:formula="of:=[.T12]+1" office:value-type="float" office:value="165" calcext:value-type="float">
            <text:p>165</text:p>
          </table:table-cell>
          <table:table-cell table:formula="of:=[.U12]+1" office:value-type="float" office:value="166" calcext:value-type="float">
            <text:p>166</text:p>
          </table:table-cell>
          <table:table-cell table:formula="of:=[.V12]+1" office:value-type="float" office:value="167" calcext:value-type="float">
            <text:p>167</text:p>
          </table:table-cell>
          <table:table-cell table:formula="of:=[.W12]+1" office:value-type="float" office:value="168" calcext:value-type="float">
            <text:p>168</text:p>
          </table:table-cell>
          <table:table-cell table:formula="of:=[.X12]+1" office:value-type="float" office:value="169" calcext:value-type="float">
            <text:p>169</text:p>
          </table:table-cell>
          <table:table-cell table:formula="of:=[.Y12]+1" office:value-type="float" office:value="170" calcext:value-type="float">
            <text:p>170</text:p>
          </table:table-cell>
          <table:table-cell table:formula="of:=[.Z12]+1" office:value-type="float" office:value="171" calcext:value-type="float">
            <text:p>171</text:p>
          </table:table-cell>
          <table:table-cell table:formula="of:=[.AA12]+1" office:value-type="float" office:value="172" calcext:value-type="float">
            <text:p>172</text:p>
          </table:table-cell>
          <table:table-cell table:formula="of:=[.AB12]+1" office:value-type="float" office:value="173" calcext:value-type="float">
            <text:p>173</text:p>
          </table:table-cell>
          <table:table-cell table:formula="of:=[.AC12]+1" office:value-type="float" office:value="174" calcext:value-type="float">
            <text:p>174</text:p>
          </table:table-cell>
          <table:table-cell table:formula="of:=[.AD12]+1" office:value-type="float" office:value="175" calcext:value-type="float">
            <text:p>175</text:p>
          </table:table-cell>
          <table:table-cell table:formula="of:=[.AE12]+1" office:value-type="float" office:value="176" calcext:value-type="float">
            <text:p>176</text:p>
          </table:table-cell>
          <table:table-cell table:formula="of:=[.AF12]+1" office:value-type="float" office:value="177" calcext:value-type="float">
            <text:p>177</text:p>
          </table:table-cell>
          <table:table-cell table:formula="of:=[.AG12]+1" office:value-type="float" office:value="178" calcext:value-type="float">
            <text:p>178</text:p>
          </table:table-cell>
          <table:table-cell table:formula="of:=[.AH12]+1" office:value-type="float" office:value="179" calcext:value-type="float">
            <text:p>179</text:p>
          </table:table-cell>
          <table:table-cell table:formula="of:=[.AI12]+1" office:value-type="float" office:value="180" calcext:value-type="float">
            <text:p>180</text:p>
          </table:table-cell>
          <table:table-cell table:formula="of:=[.AJ12]+1" office:value-type="float" office:value="181" calcext:value-type="float">
            <text:p>181</text:p>
          </table:table-cell>
          <table:table-cell table:formula="of:=[.AK12]+1" office:value-type="float" office:value="182" calcext:value-type="float">
            <text:p>182</text:p>
          </table:table-cell>
          <table:table-cell table:formula="of:=[.AL12]+1" office:value-type="float" office:value="183" calcext:value-type="float">
            <text:p>183</text:p>
          </table:table-cell>
          <table:table-cell table:formula="of:=[.AM12]+1" office:value-type="float" office:value="184" calcext:value-type="float">
            <text:p>184</text:p>
          </table:table-cell>
          <table:table-cell table:formula="of:=[.AN12]+1" office:value-type="float" office:value="185" calcext:value-type="float">
            <text:p>185</text:p>
          </table:table-cell>
          <table:table-cell table:formula="of:=[.AO12]+1" office:value-type="float" office:value="186" calcext:value-type="float">
            <text:p>186</text:p>
          </table:table-cell>
          <table:table-cell table:formula="of:=[.AP12]+1" office:value-type="float" office:value="187" calcext:value-type="float">
            <text:p>187</text:p>
          </table:table-cell>
          <table:table-cell table:formula="of:=[.AQ12]+1" office:value-type="float" office:value="188" calcext:value-type="float">
            <text:p>188</text:p>
          </table:table-cell>
          <table:table-cell table:formula="of:=[.AR12]+1" office:value-type="float" office:value="189" calcext:value-type="float">
            <text:p>189</text:p>
          </table:table-cell>
          <table:table-cell table:formula="of:=[.AS12]+1" office:value-type="float" office:value="190" calcext:value-type="float">
            <text:p>190</text:p>
          </table:table-cell>
          <table:table-cell table:formula="of:=[.AT12]+1" office:value-type="float" office:value="191" calcext:value-type="float">
            <text:p>191</text:p>
          </table:table-cell>
          <table:table-cell table:formula="of:=[.AU12]+1" office:value-type="float" office:value="192" calcext:value-type="float">
            <text:p>192</text:p>
          </table:table-cell>
          <table:table-cell table:formula="of:=[.AV12]+1" office:value-type="float" office:value="193" calcext:value-type="float">
            <text:p>193</text:p>
          </table:table-cell>
          <table:table-cell table:formula="of:=[.AW12]+1" office:value-type="float" office:value="194" calcext:value-type="float">
            <text:p>194</text:p>
          </table:table-cell>
          <table:table-cell table:formula="of:=[.AX12]+1" office:value-type="float" office:value="195" calcext:value-type="float">
            <text:p>195</text:p>
          </table:table-cell>
          <table:table-cell table:formula="of:=[.AY12]+1" office:value-type="float" office:value="196" calcext:value-type="float">
            <text:p>196</text:p>
          </table:table-cell>
          <table:table-cell table:formula="of:=[.AZ12]+1" office:value-type="float" office:value="197" calcext:value-type="float">
            <text:p>197</text:p>
          </table:table-cell>
          <table:table-cell table:formula="of:=[.BA12]+1" office:value-type="float" office:value="198" calcext:value-type="float">
            <text:p>198</text:p>
          </table:table-cell>
          <table:table-cell table:formula="of:=[.BB12]+1" office:value-type="float" office:value="199" calcext:value-type="float">
            <text:p>199</text:p>
          </table:table-cell>
          <table:table-cell table:formula="of:=[.BC12]+1" office:value-type="float" office:value="200" calcext:value-type="float">
            <text:p>200</text:p>
          </table:table-cell>
          <table:table-cell table:formula="of:=[.BD12]+1" office:value-type="float" office:value="201" calcext:value-type="float">
            <text:p>201</text:p>
          </table:table-cell>
          <table:table-cell table:formula="of:=[.BE12]+1" office:value-type="float" office:value="202" calcext:value-type="float">
            <text:p>202</text:p>
          </table:table-cell>
          <table:table-cell table:formula="of:=[.BF12]+1" office:value-type="float" office:value="203" calcext:value-type="float">
            <text:p>203</text:p>
          </table:table-cell>
          <table:table-cell table:formula="of:=[.BG12]+1" office:value-type="float" office:value="204" calcext:value-type="float">
            <text:p>204</text:p>
          </table:table-cell>
          <table:table-cell table:formula="of:=[.BH12]+1" office:value-type="float" office:value="205" calcext:value-type="float">
            <text:p>205</text:p>
          </table:table-cell>
          <table:table-cell table:formula="of:=[.BI12]+1" office:value-type="float" office:value="206" calcext:value-type="float">
            <text:p>206</text:p>
          </table:table-cell>
          <table:table-cell table:formula="of:=[.BJ12]+1" office:value-type="float" office:value="207" calcext:value-type="float">
            <text:p>207</text:p>
          </table:table-cell>
          <table:table-cell table:formula="of:=[.BK12]+1" office:value-type="float" office:value="208" calcext:value-type="float">
            <text:p>208</text:p>
          </table:table-cell>
          <table:table-cell table:formula="of:=[.BL12]+1" office:value-type="float" office:value="209" calcext:value-type="float">
            <text:p>209</text:p>
          </table:table-cell>
          <table:table-cell table:formula="of:=[.BM12]+1" office:value-type="float" office:value="210" calcext:value-type="float">
            <text:p>210</text:p>
          </table:table-cell>
          <table:table-cell table:formula="of:=[.BN12]+1" office:value-type="float" office:value="211" calcext:value-type="float">
            <text:p>211</text:p>
          </table:table-cell>
          <table:table-cell table:formula="of:=[.BO12]+1" office:value-type="float" office:value="212" calcext:value-type="float">
            <text:p>212</text:p>
          </table:table-cell>
          <table:table-cell table:formula="of:=[.BP12]+1" office:value-type="float" office:value="213" calcext:value-type="float">
            <text:p>213</text:p>
          </table:table-cell>
          <table:table-cell table:formula="of:=[.BQ12]+1" office:value-type="float" office:value="214" calcext:value-type="float">
            <text:p>214</text:p>
          </table:table-cell>
          <table:table-cell table:formula="of:=[.BR12]+1" office:value-type="float" office:value="215" calcext:value-type="float">
            <text:p>215</text:p>
          </table:table-cell>
          <table:table-cell table:formula="of:=[.BS12]+1" office:value-type="float" office:value="216" calcext:value-type="float">
            <text:p>216</text:p>
          </table:table-cell>
          <table:table-cell table:formula="of:=[.BT12]+1" office:value-type="float" office:value="217" calcext:value-type="float">
            <text:p>217</text:p>
          </table:table-cell>
          <table:table-cell table:formula="of:=[.BU12]+1" office:value-type="float" office:value="218" calcext:value-type="float">
            <text:p>218</text:p>
          </table:table-cell>
          <table:table-cell table:formula="of:=[.BV12]+1" office:value-type="float" office:value="219" calcext:value-type="float">
            <text:p>219</text:p>
          </table:table-cell>
          <table:table-cell table:formula="of:=[.BW12]+1" office:value-type="float" office:value="220" calcext:value-type="float">
            <text:p>220</text:p>
          </table:table-cell>
          <table:table-cell table:formula="of:=[.BX12]+1" office:value-type="float" office:value="221" calcext:value-type="float">
            <text:p>221</text:p>
          </table:table-cell>
          <table:table-cell table:formula="of:=[.BY12]+1" office:value-type="float" office:value="222" calcext:value-type="float">
            <text:p>222</text:p>
          </table:table-cell>
          <table:table-cell table:formula="of:=[.BZ12]+1" office:value-type="float" office:value="223" calcext:value-type="float">
            <text:p>223</text:p>
          </table:table-cell>
          <table:table-cell table:formula="of:=[.CA12]+1" office:value-type="float" office:value="224" calcext:value-type="float">
            <text:p>224</text:p>
          </table:table-cell>
          <table:table-cell table:formula="of:=[.CB12]+1" office:value-type="float" office:value="225" calcext:value-type="float">
            <text:p>225</text:p>
          </table:table-cell>
          <table:table-cell table:formula="of:=[.CC12]+1" office:value-type="float" office:value="226" calcext:value-type="float">
            <text:p>226</text:p>
          </table:table-cell>
          <table:table-cell table:formula="of:=[.CD12]+1" office:value-type="float" office:value="227" calcext:value-type="float">
            <text:p>227</text:p>
          </table:table-cell>
          <table:table-cell table:formula="of:=[.CE12]+1" office:value-type="float" office:value="228" calcext:value-type="float">
            <text:p>228</text:p>
          </table:table-cell>
          <table:table-cell table:formula="of:=[.CF12]+1" office:value-type="float" office:value="229" calcext:value-type="float">
            <text:p>229</text:p>
          </table:table-cell>
          <table:table-cell table:formula="of:=[.CG12]+1" office:value-type="float" office:value="230" calcext:value-type="float">
            <text:p>230</text:p>
          </table:table-cell>
          <table:table-cell table:formula="of:=[.CH12]+1" office:value-type="float" office:value="231" calcext:value-type="float">
            <text:p>231</text:p>
          </table:table-cell>
          <table:table-cell table:formula="of:=[.CI12]+1" office:value-type="float" office:value="232" calcext:value-type="float">
            <text:p>232</text:p>
          </table:table-cell>
          <table:table-cell table:formula="of:=[.CJ12]+1" office:value-type="float" office:value="233" calcext:value-type="float">
            <text:p>233</text:p>
          </table:table-cell>
          <table:table-cell table:formula="of:=[.CK12]+1" office:value-type="float" office:value="234" calcext:value-type="float">
            <text:p>234</text:p>
          </table:table-cell>
          <table:table-cell table:formula="of:=[.CL12]+1" office:value-type="float" office:value="235" calcext:value-type="float">
            <text:p>235</text:p>
          </table:table-cell>
          <table:table-cell table:formula="of:=[.CM12]+1" office:value-type="float" office:value="236" calcext:value-type="float">
            <text:p>236</text:p>
          </table:table-cell>
          <table:table-cell table:formula="of:=[.CN12]+1" office:value-type="float" office:value="237" calcext:value-type="float">
            <text:p>237</text:p>
          </table:table-cell>
          <table:table-cell table:formula="of:=[.CO12]+1" office:value-type="float" office:value="238" calcext:value-type="float">
            <text:p>238</text:p>
          </table:table-cell>
          <table:table-cell table:formula="of:=[.CP12]+1" office:value-type="float" office:value="239" calcext:value-type="float">
            <text:p>239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6"/>
          <table:table-cell table:style-name="ce7" table:formula="of:=RADIANS([.E12])" office:value-type="float" office:value="2.60054058547155" calcext:value-type="float">
            <text:p>2,601</text:p>
          </table:table-cell>
          <table:table-cell table:style-name="ce7" table:formula="of:=RADIANS([.F12])" office:value-type="float" office:value="2.61799387799149" calcext:value-type="float">
            <text:p>2,618</text:p>
          </table:table-cell>
          <table:table-cell table:style-name="ce7" table:formula="of:=RADIANS([.G12])" office:value-type="float" office:value="2.63544717051144" calcext:value-type="float">
            <text:p>2,635</text:p>
          </table:table-cell>
          <table:table-cell table:style-name="ce7" table:formula="of:=RADIANS([.H12])" office:value-type="float" office:value="2.65290046303138" calcext:value-type="float">
            <text:p>2,653</text:p>
          </table:table-cell>
          <table:table-cell table:style-name="ce7" table:formula="of:=RADIANS([.I12])" office:value-type="float" office:value="2.67035375555132" calcext:value-type="float">
            <text:p>2,670</text:p>
          </table:table-cell>
          <table:table-cell table:style-name="ce7" table:formula="of:=RADIANS([.J12])" office:value-type="float" office:value="2.68780704807127" calcext:value-type="float">
            <text:p>2,688</text:p>
          </table:table-cell>
          <table:table-cell table:style-name="ce7" table:formula="of:=RADIANS([.K12])" office:value-type="float" office:value="2.70526034059121" calcext:value-type="float">
            <text:p>2,705</text:p>
          </table:table-cell>
          <table:table-cell table:style-name="ce7" table:formula="of:=RADIANS([.L12])" office:value-type="float" office:value="2.72271363311115" calcext:value-type="float">
            <text:p>2,723</text:p>
          </table:table-cell>
          <table:table-cell table:style-name="ce7" table:formula="of:=RADIANS([.M12])" office:value-type="float" office:value="2.7401669256311" calcext:value-type="float">
            <text:p>2,740</text:p>
          </table:table-cell>
          <table:table-cell table:style-name="ce7" table:formula="of:=RADIANS([.N12])" office:value-type="float" office:value="2.75762021815104" calcext:value-type="float">
            <text:p>2,758</text:p>
          </table:table-cell>
          <table:table-cell table:style-name="ce7" table:formula="of:=RADIANS([.O12])" office:value-type="float" office:value="2.77507351067098" calcext:value-type="float">
            <text:p>2,775</text:p>
          </table:table-cell>
          <table:table-cell table:style-name="ce7" table:formula="of:=RADIANS([.P12])" office:value-type="float" office:value="2.79252680319093" calcext:value-type="float">
            <text:p>2,793</text:p>
          </table:table-cell>
          <table:table-cell table:style-name="ce7" table:formula="of:=RADIANS([.Q12])" office:value-type="float" office:value="2.80998009571087" calcext:value-type="float">
            <text:p>2,810</text:p>
          </table:table-cell>
          <table:table-cell table:style-name="ce7" table:formula="of:=RADIANS([.R12])" office:value-type="float" office:value="2.82743338823081" calcext:value-type="float">
            <text:p>2,827</text:p>
          </table:table-cell>
          <table:table-cell table:style-name="ce7" table:formula="of:=RADIANS([.S12])" office:value-type="float" office:value="2.84488668075076" calcext:value-type="float">
            <text:p>2,845</text:p>
          </table:table-cell>
          <table:table-cell table:style-name="ce7" table:formula="of:=RADIANS([.T12])" office:value-type="float" office:value="2.8623399732707" calcext:value-type="float">
            <text:p>2,862</text:p>
          </table:table-cell>
          <table:table-cell table:style-name="ce7" table:formula="of:=RADIANS([.U12])" office:value-type="float" office:value="2.87979326579064" calcext:value-type="float">
            <text:p>2,880</text:p>
          </table:table-cell>
          <table:table-cell table:style-name="ce7" table:formula="of:=RADIANS([.V12])" office:value-type="float" office:value="2.89724655831059" calcext:value-type="float">
            <text:p>2,897</text:p>
          </table:table-cell>
          <table:table-cell table:style-name="ce7" table:formula="of:=RADIANS([.W12])" office:value-type="float" office:value="2.91469985083053" calcext:value-type="float">
            <text:p>2,915</text:p>
          </table:table-cell>
          <table:table-cell table:style-name="ce7" table:formula="of:=RADIANS([.X12])" office:value-type="float" office:value="2.93215314335047" calcext:value-type="float">
            <text:p>2,932</text:p>
          </table:table-cell>
          <table:table-cell table:style-name="ce7" table:formula="of:=RADIANS([.Y12])" office:value-type="float" office:value="2.94960643587042" calcext:value-type="float">
            <text:p>2,950</text:p>
          </table:table-cell>
          <table:table-cell table:style-name="ce7" table:formula="of:=RADIANS([.Z12])" office:value-type="float" office:value="2.96705972839036" calcext:value-type="float">
            <text:p>2,967</text:p>
          </table:table-cell>
          <table:table-cell table:style-name="ce7" table:formula="of:=RADIANS([.AA12])" office:value-type="float" office:value="2.9845130209103" calcext:value-type="float">
            <text:p>2,985</text:p>
          </table:table-cell>
          <table:table-cell table:style-name="ce7" table:formula="of:=RADIANS([.AB12])" office:value-type="float" office:value="3.00196631343025" calcext:value-type="float">
            <text:p>3,002</text:p>
          </table:table-cell>
          <table:table-cell table:style-name="ce7" table:formula="of:=RADIANS([.AC12])" office:value-type="float" office:value="3.01941960595019" calcext:value-type="float">
            <text:p>3,019</text:p>
          </table:table-cell>
          <table:table-cell table:style-name="ce7" table:formula="of:=RADIANS([.AD12])" office:value-type="float" office:value="3.03687289847013" calcext:value-type="float">
            <text:p>3,037</text:p>
          </table:table-cell>
          <table:table-cell table:style-name="ce7" table:formula="of:=RADIANS([.AE12])" office:value-type="float" office:value="3.05432619099008" calcext:value-type="float">
            <text:p>3,054</text:p>
          </table:table-cell>
          <table:table-cell table:style-name="ce7" table:formula="of:=RADIANS([.AF12])" office:value-type="float" office:value="3.07177948351002" calcext:value-type="float">
            <text:p>3,072</text:p>
          </table:table-cell>
          <table:table-cell table:style-name="ce7" table:formula="of:=RADIANS([.AG12])" office:value-type="float" office:value="3.08923277602996" calcext:value-type="float">
            <text:p>3,089</text:p>
          </table:table-cell>
          <table:table-cell table:style-name="ce7" table:formula="of:=RADIANS([.AH12])" office:value-type="float" office:value="3.10668606854991" calcext:value-type="float">
            <text:p>3,107</text:p>
          </table:table-cell>
          <table:table-cell table:style-name="ce7" table:formula="of:=RADIANS([.AI12])" office:value-type="float" office:value="3.12413936106985" calcext:value-type="float">
            <text:p>3,124</text:p>
          </table:table-cell>
          <table:table-cell table:style-name="ce7" table:formula="of:=RADIANS([.AJ12])" office:value-type="float" office:value="3.14159265358979" calcext:value-type="float">
            <text:p>3,142</text:p>
          </table:table-cell>
          <table:table-cell table:style-name="ce7" table:formula="of:=RADIANS([.AK12])" office:value-type="float" office:value="3.15904594610974" calcext:value-type="float">
            <text:p>3,159</text:p>
          </table:table-cell>
          <table:table-cell table:style-name="ce7" table:formula="of:=RADIANS([.AL12])" office:value-type="float" office:value="3.17649923862968" calcext:value-type="float">
            <text:p>3,176</text:p>
          </table:table-cell>
          <table:table-cell table:style-name="ce7" table:formula="of:=RADIANS([.AM12])" office:value-type="float" office:value="3.19395253114962" calcext:value-type="float">
            <text:p>3,194</text:p>
          </table:table-cell>
          <table:table-cell table:style-name="ce7" table:formula="of:=RADIANS([.AN12])" office:value-type="float" office:value="3.21140582366957" calcext:value-type="float">
            <text:p>3,211</text:p>
          </table:table-cell>
          <table:table-cell table:style-name="ce7" table:formula="of:=RADIANS([.AO12])" office:value-type="float" office:value="3.22885911618951" calcext:value-type="float">
            <text:p>3,229</text:p>
          </table:table-cell>
          <table:table-cell table:style-name="ce7" table:formula="of:=RADIANS([.AP12])" office:value-type="float" office:value="3.24631240870945" calcext:value-type="float">
            <text:p>3,246</text:p>
          </table:table-cell>
          <table:table-cell table:style-name="ce7" table:formula="of:=RADIANS([.AQ12])" office:value-type="float" office:value="3.2637657012294" calcext:value-type="float">
            <text:p>3,264</text:p>
          </table:table-cell>
          <table:table-cell table:style-name="ce7" table:formula="of:=RADIANS([.AR12])" office:value-type="float" office:value="3.28121899374934" calcext:value-type="float">
            <text:p>3,281</text:p>
          </table:table-cell>
          <table:table-cell table:style-name="ce7" table:formula="of:=RADIANS([.AS12])" office:value-type="float" office:value="3.29867228626928" calcext:value-type="float">
            <text:p>3,299</text:p>
          </table:table-cell>
          <table:table-cell table:style-name="ce7" table:formula="of:=RADIANS([.AT12])" office:value-type="float" office:value="3.31612557878923" calcext:value-type="float">
            <text:p>3,316</text:p>
          </table:table-cell>
          <table:table-cell table:style-name="ce7" table:formula="of:=RADIANS([.AU12])" office:value-type="float" office:value="3.33357887130917" calcext:value-type="float">
            <text:p>3,334</text:p>
          </table:table-cell>
          <table:table-cell table:style-name="ce7" table:formula="of:=RADIANS([.AV12])" office:value-type="float" office:value="3.35103216382911" calcext:value-type="float">
            <text:p>3,351</text:p>
          </table:table-cell>
          <table:table-cell table:style-name="ce7" table:formula="of:=RADIANS([.AW12])" office:value-type="float" office:value="3.36848545634906" calcext:value-type="float">
            <text:p>3,368</text:p>
          </table:table-cell>
          <table:table-cell table:style-name="ce7" table:formula="of:=RADIANS([.AX12])" office:value-type="float" office:value="3.385938748869" calcext:value-type="float">
            <text:p>3,386</text:p>
          </table:table-cell>
          <table:table-cell table:style-name="ce7" table:formula="of:=RADIANS([.AY12])" office:value-type="float" office:value="3.40339204138894" calcext:value-type="float">
            <text:p>3,403</text:p>
          </table:table-cell>
          <table:table-cell table:style-name="ce7" table:formula="of:=RADIANS([.AZ12])" office:value-type="float" office:value="3.42084533390889" calcext:value-type="float">
            <text:p>3,421</text:p>
          </table:table-cell>
          <table:table-cell table:style-name="ce7" table:formula="of:=RADIANS([.BA12])" office:value-type="float" office:value="3.43829862642883" calcext:value-type="float">
            <text:p>3,438</text:p>
          </table:table-cell>
          <table:table-cell table:style-name="ce7" table:formula="of:=RADIANS([.BB12])" office:value-type="float" office:value="3.45575191894877" calcext:value-type="float">
            <text:p>3,456</text:p>
          </table:table-cell>
          <table:table-cell table:style-name="ce7" table:formula="of:=RADIANS([.BC12])" office:value-type="float" office:value="3.47320521146872" calcext:value-type="float">
            <text:p>3,473</text:p>
          </table:table-cell>
          <table:table-cell table:style-name="ce7" table:formula="of:=RADIANS([.BD12])" office:value-type="float" office:value="3.49065850398866" calcext:value-type="float">
            <text:p>3,491</text:p>
          </table:table-cell>
          <table:table-cell table:style-name="ce7" table:formula="of:=RADIANS([.BE12])" office:value-type="float" office:value="3.5081117965086" calcext:value-type="float">
            <text:p>3,508</text:p>
          </table:table-cell>
          <table:table-cell table:style-name="ce7" table:formula="of:=RADIANS([.BF12])" office:value-type="float" office:value="3.52556508902855" calcext:value-type="float">
            <text:p>3,526</text:p>
          </table:table-cell>
          <table:table-cell table:style-name="ce7" table:formula="of:=RADIANS([.BG12])" office:value-type="float" office:value="3.54301838154849" calcext:value-type="float">
            <text:p>3,543</text:p>
          </table:table-cell>
          <table:table-cell table:style-name="ce7" table:formula="of:=RADIANS([.BH12])" office:value-type="float" office:value="3.56047167406843" calcext:value-type="float">
            <text:p>3,560</text:p>
          </table:table-cell>
          <table:table-cell table:style-name="ce7" table:formula="of:=RADIANS([.BI12])" office:value-type="float" office:value="3.57792496658838" calcext:value-type="float">
            <text:p>3,578</text:p>
          </table:table-cell>
          <table:table-cell table:style-name="ce7" table:formula="of:=RADIANS([.BJ12])" office:value-type="float" office:value="3.59537825910832" calcext:value-type="float">
            <text:p>3,595</text:p>
          </table:table-cell>
          <table:table-cell table:style-name="ce7" table:formula="of:=RADIANS([.BK12])" office:value-type="float" office:value="3.61283155162826" calcext:value-type="float">
            <text:p>3,613</text:p>
          </table:table-cell>
          <table:table-cell table:style-name="ce7" table:formula="of:=RADIANS([.BL12])" office:value-type="float" office:value="3.63028484414821" calcext:value-type="float">
            <text:p>3,630</text:p>
          </table:table-cell>
          <table:table-cell table:style-name="ce7" table:formula="of:=RADIANS([.BM12])" office:value-type="float" office:value="3.64773813666815" calcext:value-type="float">
            <text:p>3,648</text:p>
          </table:table-cell>
          <table:table-cell table:style-name="ce7" table:formula="of:=RADIANS([.BN12])" office:value-type="float" office:value="3.66519142918809" calcext:value-type="float">
            <text:p>3,665</text:p>
          </table:table-cell>
          <table:table-cell table:style-name="ce7" table:formula="of:=RADIANS([.BO12])" office:value-type="float" office:value="3.68264472170804" calcext:value-type="float">
            <text:p>3,683</text:p>
          </table:table-cell>
          <table:table-cell table:style-name="ce7" table:formula="of:=RADIANS([.BP12])" office:value-type="float" office:value="3.70009801422798" calcext:value-type="float">
            <text:p>3,700</text:p>
          </table:table-cell>
          <table:table-cell table:style-name="ce7" table:formula="of:=RADIANS([.BQ12])" office:value-type="float" office:value="3.71755130674792" calcext:value-type="float">
            <text:p>3,718</text:p>
          </table:table-cell>
          <table:table-cell table:style-name="ce7" table:formula="of:=RADIANS([.BR12])" office:value-type="float" office:value="3.73500459926786" calcext:value-type="float">
            <text:p>3,735</text:p>
          </table:table-cell>
          <table:table-cell table:style-name="ce7" table:formula="of:=RADIANS([.BS12])" office:value-type="float" office:value="3.75245789178781" calcext:value-type="float">
            <text:p>3,752</text:p>
          </table:table-cell>
          <table:table-cell table:style-name="ce7" table:formula="of:=RADIANS([.BT12])" office:value-type="float" office:value="3.76991118430775" calcext:value-type="float">
            <text:p>3,770</text:p>
          </table:table-cell>
          <table:table-cell table:style-name="ce7" table:formula="of:=RADIANS([.BU12])" office:value-type="float" office:value="3.7873644768277" calcext:value-type="float">
            <text:p>3,787</text:p>
          </table:table-cell>
          <table:table-cell table:style-name="ce7" table:formula="of:=RADIANS([.BV12])" office:value-type="float" office:value="3.80481776934764" calcext:value-type="float">
            <text:p>3,805</text:p>
          </table:table-cell>
          <table:table-cell table:style-name="ce7" table:formula="of:=RADIANS([.BW12])" office:value-type="float" office:value="3.82227106186758" calcext:value-type="float">
            <text:p>3,822</text:p>
          </table:table-cell>
          <table:table-cell table:style-name="ce7" table:formula="of:=RADIANS([.BX12])" office:value-type="float" office:value="3.83972435438752" calcext:value-type="float">
            <text:p>3,840</text:p>
          </table:table-cell>
          <table:table-cell table:style-name="ce7" table:formula="of:=RADIANS([.BY12])" office:value-type="float" office:value="3.85717764690747" calcext:value-type="float">
            <text:p>3,857</text:p>
          </table:table-cell>
          <table:table-cell table:style-name="ce7" table:formula="of:=RADIANS([.BZ12])" office:value-type="float" office:value="3.87463093942741" calcext:value-type="float">
            <text:p>3,875</text:p>
          </table:table-cell>
          <table:table-cell table:style-name="ce7" table:formula="of:=RADIANS([.CA12])" office:value-type="float" office:value="3.89208423194735" calcext:value-type="float">
            <text:p>3,892</text:p>
          </table:table-cell>
          <table:table-cell table:style-name="ce7" table:formula="of:=RADIANS([.CB12])" office:value-type="float" office:value="3.9095375244673" calcext:value-type="float">
            <text:p>3,910</text:p>
          </table:table-cell>
          <table:table-cell table:style-name="ce7" table:formula="of:=RADIANS([.CC12])" office:value-type="float" office:value="3.92699081698724" calcext:value-type="float">
            <text:p>3,927</text:p>
          </table:table-cell>
          <table:table-cell table:style-name="ce7" table:formula="of:=RADIANS([.CD12])" office:value-type="float" office:value="3.94444410950718" calcext:value-type="float">
            <text:p>3,944</text:p>
          </table:table-cell>
          <table:table-cell table:style-name="ce7" table:formula="of:=RADIANS([.CE12])" office:value-type="float" office:value="3.96189740202713" calcext:value-type="float">
            <text:p>3,962</text:p>
          </table:table-cell>
          <table:table-cell table:style-name="ce7" table:formula="of:=RADIANS([.CF12])" office:value-type="float" office:value="3.97935069454707" calcext:value-type="float">
            <text:p>3,979</text:p>
          </table:table-cell>
          <table:table-cell table:style-name="ce7" table:formula="of:=RADIANS([.CG12])" office:value-type="float" office:value="3.99680398706701" calcext:value-type="float">
            <text:p>3,997</text:p>
          </table:table-cell>
          <table:table-cell table:style-name="ce7" table:formula="of:=RADIANS([.CH12])" office:value-type="float" office:value="4.01425727958696" calcext:value-type="float">
            <text:p>4,014</text:p>
          </table:table-cell>
          <table:table-cell table:style-name="ce7" table:formula="of:=RADIANS([.CI12])" office:value-type="float" office:value="4.0317105721069" calcext:value-type="float">
            <text:p>4,032</text:p>
          </table:table-cell>
          <table:table-cell table:style-name="ce7" table:formula="of:=RADIANS([.CJ12])" office:value-type="float" office:value="4.04916386462685" calcext:value-type="float">
            <text:p>4,049</text:p>
          </table:table-cell>
          <table:table-cell table:style-name="ce7" table:formula="of:=RADIANS([.CK12])" office:value-type="float" office:value="4.06661715714679" calcext:value-type="float">
            <text:p>4,067</text:p>
          </table:table-cell>
          <table:table-cell table:style-name="ce7" table:formula="of:=RADIANS([.CL12])" office:value-type="float" office:value="4.08407044966673" calcext:value-type="float">
            <text:p>4,084</text:p>
          </table:table-cell>
          <table:table-cell table:style-name="ce7" table:formula="of:=RADIANS([.CM12])" office:value-type="float" office:value="4.10152374218667" calcext:value-type="float">
            <text:p>4,102</text:p>
          </table:table-cell>
          <table:table-cell table:style-name="ce7" table:formula="of:=RADIANS([.CN12])" office:value-type="float" office:value="4.11897703470662" calcext:value-type="float">
            <text:p>4,119</text:p>
          </table:table-cell>
          <table:table-cell table:style-name="ce7" table:formula="of:=RADIANS([.CO12])" office:value-type="float" office:value="4.13643032722656" calcext:value-type="float">
            <text:p>4,136</text:p>
          </table:table-cell>
          <table:table-cell table:style-name="ce7" table:formula="of:=RADIANS([.CP12])" office:value-type="float" office:value="4.1538836197465" calcext:value-type="float">
            <text:p>4,154</text:p>
          </table:table-cell>
          <table:table-cell table:style-name="ce7" table:formula="of:=RADIANS([.CQ12])" office:value-type="float" office:value="4.17133691226645" calcext:value-type="float">
            <text:p>4,1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$11]+[.A14]" office:value-type="float" office:value="0.420744258309011" calcext:value-type="float">
            <text:p>0,421</text:p>
          </table:table-cell>
          <table:table-cell table:style-name="ce3" table:formula="of:=([.$B$7]^2+[.B14]^2)^0.5" office:value-type="float" office:value="0.424323851438969" calcext:value-type="float">
            <text:p>0,424</text:p>
          </table:table-cell>
          <table:table-cell/>
          <table:table-cell table:style-name="ce3" table:formula="of:=([.$C$10]*SIN([.E$13])-[.$B$8])^2+([.$C$10]*COS([.E$13])-[.$B$9])^2-[.$C14]^2" office:value-type="float" office:value="0.222607637797481" calcext:value-type="float">
            <text:p>0,223</text:p>
          </table:table-cell>
          <table:table-cell table:style-name="ce3" table:formula="of:=([.$C$10]*SIN([.F$13])-[.$B$8])^2+([.$C$10]*COS([.F$13])-[.$B$9])^2-[.$C14]^2" office:value-type="float" office:value="0.219698052148744" calcext:value-type="float">
            <text:p>0,220</text:p>
          </table:table-cell>
          <table:table-cell table:style-name="ce3" table:formula="of:=([.$C$10]*SIN([.G$13])-[.$B$8])^2+([.$C$10]*COS([.G$13])-[.$B$9])^2-[.$C14]^2" office:value-type="float" office:value="0.216765608232518" calcext:value-type="float">
            <text:p>0,217</text:p>
          </table:table-cell>
          <table:table-cell table:style-name="ce3" table:formula="of:=([.$C$10]*SIN([.H$13])-[.$B$8])^2+([.$C$10]*COS([.H$13])-[.$B$9])^2-[.$C14]^2" office:value-type="float" office:value="0.213811199299627" calcext:value-type="float">
            <text:p>0,214</text:p>
          </table:table-cell>
          <table:table-cell table:style-name="ce3" table:formula="of:=([.$C$10]*SIN([.I$13])-[.$B$8])^2+([.$C$10]*COS([.I$13])-[.$B$9])^2-[.$C14]^2" office:value-type="float" office:value="0.210835725291652" calcext:value-type="float">
            <text:p>0,211</text:p>
          </table:table-cell>
          <table:table-cell table:style-name="ce3" table:formula="of:=([.$C$10]*SIN([.J$13])-[.$B$8])^2+([.$C$10]*COS([.J$13])-[.$B$9])^2-[.$C14]^2" office:value-type="float" office:value="0.2078400925668" calcext:value-type="float">
            <text:p>0,208</text:p>
          </table:table-cell>
          <table:table-cell table:style-name="ce3" table:formula="of:=([.$C$10]*SIN([.K$13])-[.$B$8])^2+([.$C$10]*COS([.K$13])-[.$B$9])^2-[.$C14]^2" office:value-type="float" office:value="0.204825213623817" calcext:value-type="float">
            <text:p>0,205</text:p>
          </table:table-cell>
          <table:table-cell table:style-name="ce3" table:formula="of:=([.$C$10]*SIN([.L$13])-[.$B$8])^2+([.$C$10]*COS([.L$13])-[.$B$9])^2-[.$C14]^2" office:value-type="float" office:value="0.201792006824036" calcext:value-type="float">
            <text:p>0,202</text:p>
          </table:table-cell>
          <table:table-cell table:style-name="ce3" table:formula="of:=([.$C$10]*SIN([.M$13])-[.$B$8])^2+([.$C$10]*COS([.M$13])-[.$B$9])^2-[.$C14]^2" office:value-type="float" office:value="0.198741396111632" calcext:value-type="float">
            <text:p>0,199</text:p>
          </table:table-cell>
          <table:table-cell table:style-name="ce3" table:formula="of:=([.$C$10]*SIN([.N$13])-[.$B$8])^2+([.$C$10]*COS([.N$13])-[.$B$9])^2-[.$C14]^2" office:value-type="float" office:value="0.195674310732179" calcext:value-type="float">
            <text:p>0,196</text:p>
          </table:table-cell>
          <table:table-cell table:style-name="ce3" table:formula="of:=([.$C$10]*SIN([.O$13])-[.$B$8])^2+([.$C$10]*COS([.O$13])-[.$B$9])^2-[.$C14]^2" office:value-type="float" office:value="0.192591684949595" calcext:value-type="float">
            <text:p>0,193</text:p>
          </table:table-cell>
          <table:table-cell table:style-name="ce3" table:formula="of:=([.$C$10]*SIN([.P$13])-[.$B$8])^2+([.$C$10]*COS([.P$13])-[.$B$9])^2-[.$C14]^2" office:value-type="float" office:value="0.189494457761557" calcext:value-type="float">
            <text:p>0,189</text:p>
          </table:table-cell>
          <table:table-cell table:style-name="ce3" table:formula="of:=([.$C$10]*SIN([.Q$13])-[.$B$8])^2+([.$C$10]*COS([.Q$13])-[.$B$9])^2-[.$C14]^2" office:value-type="float" office:value="0.186383572613468" calcext:value-type="float">
            <text:p>0,186</text:p>
          </table:table-cell>
          <table:table-cell table:style-name="ce3" table:formula="of:=([.$C$10]*SIN([.R$13])-[.$B$8])^2+([.$C$10]*COS([.R$13])-[.$B$9])^2-[.$C14]^2" office:value-type="float" office:value="0.18325997711108" calcext:value-type="float">
            <text:p>0,183</text:p>
          </table:table-cell>
          <table:table-cell table:style-name="ce3" table:formula="of:=([.$C$10]*SIN([.S$13])-[.$B$8])^2+([.$C$10]*COS([.S$13])-[.$B$9])^2-[.$C14]^2" office:value-type="float" office:value="0.180124622731844" calcext:value-type="float">
            <text:p>0,180</text:p>
          </table:table-cell>
          <table:table-cell table:style-name="ce3" table:formula="of:=([.$C$10]*SIN([.T$13])-[.$B$8])^2+([.$C$10]*COS([.T$13])-[.$B$9])^2-[.$C14]^2" office:value-type="float" office:value="0.176978464535075" calcext:value-type="float">
            <text:p>0,177</text:p>
          </table:table-cell>
          <table:table-cell table:style-name="ce3" table:formula="of:=([.$C$10]*SIN([.U$13])-[.$B$8])^2+([.$C$10]*COS([.U$13])-[.$B$9])^2-[.$C14]^2" office:value-type="float" office:value="0.173822460871038" calcext:value-type="float">
            <text:p>0,174</text:p>
          </table:table-cell>
          <table:table-cell table:style-name="ce3" table:formula="of:=([.$C$10]*SIN([.V$13])-[.$B$8])^2+([.$C$10]*COS([.V$13])-[.$B$9])^2-[.$C14]^2" office:value-type="float" office:value="0.170657573089021" calcext:value-type="float">
            <text:p>0,171</text:p>
          </table:table-cell>
          <table:table-cell table:style-name="ce3" table:formula="of:=([.$C$10]*SIN([.W$13])-[.$B$8])^2+([.$C$10]*COS([.W$13])-[.$B$9])^2-[.$C14]^2" office:value-type="float" office:value="0.167484765244503" calcext:value-type="float">
            <text:p>0,167</text:p>
          </table:table-cell>
          <table:table-cell table:style-name="ce3" table:formula="of:=([.$C$10]*SIN([.X$13])-[.$B$8])^2+([.$C$10]*COS([.X$13])-[.$B$9])^2-[.$C14]^2" office:value-type="float" office:value="0.164305003805488" calcext:value-type="float">
            <text:p>0,164</text:p>
          </table:table-cell>
          <table:table-cell table:style-name="ce3" table:formula="of:=([.$C$10]*SIN([.Y$13])-[.$B$8])^2+([.$C$10]*COS([.Y$13])-[.$B$9])^2-[.$C14]^2" office:value-type="float" office:value="0.161119257358113" calcext:value-type="float">
            <text:p>0,161</text:p>
          </table:table-cell>
          <table:table-cell table:style-name="ce3" table:formula="of:=([.$C$10]*SIN([.Z$13])-[.$B$8])^2+([.$C$10]*COS([.Z$13])-[.$B$9])^2-[.$C14]^2" office:value-type="float" office:value="0.157928496311608" calcext:value-type="float">
            <text:p>0,158</text:p>
          </table:table-cell>
          <table:table-cell table:style-name="ce3" table:formula="of:=([.$C$10]*SIN([.AA$13])-[.$B$8])^2+([.$C$10]*COS([.AA$13])-[.$B$9])^2-[.$C14]^2" office:value-type="float" office:value="0.154733692602697" calcext:value-type="float">
            <text:p>0,155</text:p>
          </table:table-cell>
          <table:table-cell table:style-name="ce3" table:formula="of:=([.$C$10]*SIN([.AB$13])-[.$B$8])^2+([.$C$10]*COS([.AB$13])-[.$B$9])^2-[.$C14]^2" office:value-type="float" office:value="0.151535819399538" calcext:value-type="float">
            <text:p>0,152</text:p>
          </table:table-cell>
          <table:table-cell table:style-name="ce3" table:formula="of:=([.$C$10]*SIN([.AC$13])-[.$B$8])^2+([.$C$10]*COS([.AC$13])-[.$B$9])^2-[.$C14]^2" office:value-type="float" office:value="0.148335850805288" calcext:value-type="float">
            <text:p>0,148</text:p>
          </table:table-cell>
          <table:table-cell table:style-name="ce3" table:formula="of:=([.$C$10]*SIN([.AD$13])-[.$B$8])^2+([.$C$10]*COS([.AD$13])-[.$B$9])^2-[.$C14]^2" office:value-type="float" office:value="0.145134761561378" calcext:value-type="float">
            <text:p>0,145</text:p>
          </table:table-cell>
          <table:table-cell table:style-name="ce3" table:formula="of:=([.$C$10]*SIN([.AE$13])-[.$B$8])^2+([.$C$10]*COS([.AE$13])-[.$B$9])^2-[.$C14]^2" office:value-type="float" office:value="0.141933526750603" calcext:value-type="float">
            <text:p>0,142</text:p>
          </table:table-cell>
          <table:table-cell table:style-name="ce3" table:formula="of:=([.$C$10]*SIN([.AF$13])-[.$B$8])^2+([.$C$10]*COS([.AF$13])-[.$B$9])^2-[.$C14]^2" office:value-type="float" office:value="0.138733121500097" calcext:value-type="float">
            <text:p>0,139</text:p>
          </table:table-cell>
          <table:table-cell table:style-name="ce3" table:formula="of:=([.$C$10]*SIN([.AG$13])-[.$B$8])^2+([.$C$10]*COS([.AG$13])-[.$B$9])^2-[.$C14]^2" office:value-type="float" office:value="0.135534520684302" calcext:value-type="float">
            <text:p>0,136</text:p>
          </table:table-cell>
          <table:table-cell table:style-name="ce3" table:formula="of:=([.$C$10]*SIN([.AH$13])-[.$B$8])^2+([.$C$10]*COS([.AH$13])-[.$B$9])^2-[.$C14]^2" office:value-type="float" office:value="0.132338698628013" calcext:value-type="float">
            <text:p>0,132</text:p>
          </table:table-cell>
          <table:table-cell table:style-name="ce3" table:formula="of:=([.$C$10]*SIN([.AI$13])-[.$B$8])^2+([.$C$10]*COS([.AI$13])-[.$B$9])^2-[.$C14]^2" office:value-type="float" office:value="0.129146628809585" calcext:value-type="float">
            <text:p>0,129</text:p>
          </table:table-cell>
          <table:table-cell table:style-name="ce3" table:formula="of:=([.$C$10]*SIN([.AJ$13])-[.$B$8])^2+([.$C$10]*COS([.AJ$13])-[.$B$9])^2-[.$C14]^2" office:value-type="float" office:value="0.125959283564409" calcext:value-type="float">
            <text:p>0,126</text:p>
          </table:table-cell>
          <table:table-cell table:style-name="ce3" table:formula="of:=([.$C$10]*SIN([.AK$13])-[.$B$8])^2+([.$C$10]*COS([.AK$13])-[.$B$9])^2-[.$C14]^2" office:value-type="float" office:value="0.122777633788722" calcext:value-type="float">
            <text:p>0,123</text:p>
          </table:table-cell>
          <table:table-cell table:style-name="ce3" table:formula="of:=([.$C$10]*SIN([.AL$13])-[.$B$8])^2+([.$C$10]*COS([.AL$13])-[.$B$9])^2-[.$C14]^2" office:value-type="float" office:value="0.119602648643867" calcext:value-type="float">
            <text:p>0,120</text:p>
          </table:table-cell>
          <table:table-cell table:style-name="ce3" table:formula="of:=([.$C$10]*SIN([.AM$13])-[.$B$8])^2+([.$C$10]*COS([.AM$13])-[.$B$9])^2-[.$C14]^2" office:value-type="float" office:value="0.116435295261077" calcext:value-type="float">
            <text:p>0,116</text:p>
          </table:table-cell>
          <table:table-cell table:style-name="ce3" table:formula="of:=([.$C$10]*SIN([.AN$13])-[.$B$8])^2+([.$C$10]*COS([.AN$13])-[.$B$9])^2-[.$C14]^2" office:value-type="float" office:value="0.113276538446874" calcext:value-type="float">
            <text:p>0,113</text:p>
          </table:table-cell>
          <table:table-cell table:style-name="ce3" table:formula="of:=([.$C$10]*SIN([.AO$13])-[.$B$8])^2+([.$C$10]*COS([.AO$13])-[.$B$9])^2-[.$C14]^2" office:value-type="float" office:value="0.110127340389184" calcext:value-type="float">
            <text:p>0,110</text:p>
          </table:table-cell>
          <table:table-cell table:style-name="ce3" table:formula="of:=([.$C$10]*SIN([.AP$13])-[.$B$8])^2+([.$C$10]*COS([.AP$13])-[.$B$9])^2-[.$C14]^2" office:value-type="float" office:value="0.106988660364241" calcext:value-type="float">
            <text:p>0,107</text:p>
          </table:table-cell>
          <table:table-cell table:style-name="ce3" table:formula="of:=([.$C$10]*SIN([.AQ$13])-[.$B$8])^2+([.$C$10]*COS([.AQ$13])-[.$B$9])^2-[.$C14]^2" office:value-type="float" office:value="0.103861454444388" calcext:value-type="float">
            <text:p>0,104</text:p>
          </table:table-cell>
          <table:table-cell table:style-name="ce3" table:formula="of:=([.$C$10]*SIN([.AR$13])-[.$B$8])^2+([.$C$10]*COS([.AR$13])-[.$B$9])^2-[.$C14]^2" office:value-type="float" office:value="0.10074667520684" calcext:value-type="float">
            <text:p>0,101</text:p>
          </table:table-cell>
          <table:table-cell table:style-name="ce3" table:formula="of:=([.$C$10]*SIN([.AS$13])-[.$B$8])^2+([.$C$10]*COS([.AS$13])-[.$B$9])^2-[.$C14]^2" office:value-type="float" office:value="0.0976452714435271" calcext:value-type="float">
            <text:p>0,098</text:p>
          </table:table-cell>
          <table:table-cell table:style-name="ce3" table:formula="of:=([.$C$10]*SIN([.AT$13])-[.$B$8])^2+([.$C$10]*COS([.AT$13])-[.$B$9])^2-[.$C14]^2" office:value-type="float" office:value="0.0945581878720796" calcext:value-type="float">
            <text:p>0,095</text:p>
          </table:table-cell>
          <table:table-cell table:style-name="ce3" table:formula="of:=([.$C$10]*SIN([.AU$13])-[.$B$8])^2+([.$C$10]*COS([.AU$13])-[.$B$9])^2-[.$C14]^2" office:value-type="float" office:value="0.0914863648480587" calcext:value-type="float">
            <text:p>0,091</text:p>
          </table:table-cell>
          <table:table-cell table:style-name="ce3" table:formula="of:=([.$C$10]*SIN([.AV$13])-[.$B$8])^2+([.$C$10]*COS([.AV$13])-[.$B$9])^2-[.$C14]^2" office:value-type="float" office:value="0.0884307380785148" calcext:value-type="float">
            <text:p>0,088</text:p>
          </table:table-cell>
          <table:table-cell table:style-name="ce3" table:formula="of:=([.$C$10]*SIN([.AW$13])-[.$B$8])^2+([.$C$10]*COS([.AW$13])-[.$B$9])^2-[.$C14]^2" office:value-type="float" office:value="0.0853922383369623" calcext:value-type="float">
            <text:p>0,085</text:p>
          </table:table-cell>
          <table:table-cell table:style-name="ce3" table:formula="of:=([.$C$10]*SIN([.AX$13])-[.$B$8])^2+([.$C$10]*COS([.AX$13])-[.$B$9])^2-[.$C14]^2" office:value-type="float" office:value="0.0823717911798574" calcext:value-type="float">
            <text:p>0,082</text:p>
          </table:table-cell>
          <table:table-cell table:style-name="ce3" table:formula="of:=([.$C$10]*SIN([.AY$13])-[.$B$8])^2+([.$C$10]*COS([.AY$13])-[.$B$9])^2-[.$C14]^2" office:value-type="float" office:value="0.0793703166646635" calcext:value-type="float">
            <text:p>0,079</text:p>
          </table:table-cell>
          <table:table-cell table:style-name="ce3" table:formula="of:=([.$C$10]*SIN([.AZ$13])-[.$B$8])^2+([.$C$10]*COS([.AZ$13])-[.$B$9])^2-[.$C14]^2" office:value-type="float" office:value="0.0763887290695942" calcext:value-type="float">
            <text:p>0,076</text:p>
          </table:table-cell>
          <table:table-cell table:style-name="ce3" table:formula="of:=([.$C$10]*SIN([.BA$13])-[.$B$8])^2+([.$C$10]*COS([.BA$13])-[.$B$9])^2-[.$C14]^2" office:value-type="float" office:value="0.0734279366151141" calcext:value-type="float">
            <text:p>0,073</text:p>
          </table:table-cell>
          <table:table-cell table:style-name="ce3" table:formula="of:=([.$C$10]*SIN([.BB$13])-[.$B$8])^2+([.$C$10]*COS([.BB$13])-[.$B$9])^2-[.$C14]^2" office:value-type="float" office:value="0.0704888411872867" calcext:value-type="float">
            <text:p>0,070</text:p>
          </table:table-cell>
          <table:table-cell table:style-name="ce3" table:formula="of:=([.$C$10]*SIN([.BC$13])-[.$B$8])^2+([.$C$10]*COS([.BC$13])-[.$B$9])^2-[.$C14]^2" office:value-type="float" office:value="0.0675723380630508" calcext:value-type="float">
            <text:p>0,068</text:p>
          </table:table-cell>
          <table:table-cell table:style-name="ce3" table:formula="of:=([.$C$10]*SIN([.BD$13])-[.$B$8])^2+([.$C$10]*COS([.BD$13])-[.$B$9])^2-[.$C14]^2" office:value-type="float" office:value="0.0646793156375111" calcext:value-type="float">
            <text:p>0,065</text:p>
          </table:table-cell>
          <table:table-cell table:style-name="ce3" table:formula="of:=([.$C$10]*SIN([.BE$13])-[.$B$8])^2+([.$C$10]*COS([.BE$13])-[.$B$9])^2-[.$C14]^2" office:value-type="float" office:value="0.0618106551533236" calcext:value-type="float">
            <text:p>0,062</text:p>
          </table:table-cell>
          <table:table-cell table:style-name="ce3" table:formula="of:=([.$C$10]*SIN([.BF$13])-[.$B$8])^2+([.$C$10]*COS([.BF$13])-[.$B$9])^2-[.$C14]^2" office:value-type="float" office:value="0.0589672304322612" calcext:value-type="float">
            <text:p>0,059</text:p>
          </table:table-cell>
          <table:table-cell table:style-name="ce3" table:formula="of:=([.$C$10]*SIN([.BG$13])-[.$B$8])^2+([.$C$10]*COS([.BG$13])-[.$B$9])^2-[.$C14]^2" office:value-type="float" office:value="0.0561499076090389" calcext:value-type="float">
            <text:p>0,056</text:p>
          </table:table-cell>
          <table:table-cell table:style-name="ce3" table:formula="of:=([.$C$10]*SIN([.BH$13])-[.$B$8])^2+([.$C$10]*COS([.BH$13])-[.$B$9])^2-[.$C14]^2" office:value-type="float" office:value="0.0533595448674804" calcext:value-type="float">
            <text:p>0,053</text:p>
          </table:table-cell>
          <table:table-cell table:style-name="ce3" table:formula="of:=([.$C$10]*SIN([.BI$13])-[.$B$8])^2+([.$C$10]*COS([.BI$13])-[.$B$9])^2-[.$C14]^2" office:value-type="float" office:value="0.0505969921791079" calcext:value-type="float">
            <text:p>0,051</text:p>
          </table:table-cell>
          <table:table-cell table:style-name="ce3" table:formula="of:=([.$C$10]*SIN([.BJ$13])-[.$B$8])^2+([.$C$10]*COS([.BJ$13])-[.$B$9])^2-[.$C14]^2" office:value-type="float" office:value="0.0478630910442315" calcext:value-type="float">
            <text:p>0,048</text:p>
          </table:table-cell>
          <table:table-cell table:style-name="ce3" table:formula="of:=([.$C$10]*SIN([.BK$13])-[.$B$8])^2+([.$C$10]*COS([.BK$13])-[.$B$9])^2-[.$C14]^2" office:value-type="float" office:value="0.045158674235621" calcext:value-type="float">
            <text:p>0,045</text:p>
          </table:table-cell>
          <table:table-cell table:style-name="ce3" table:formula="of:=([.$C$10]*SIN([.BL$13])-[.$B$8])^2+([.$C$10]*COS([.BL$13])-[.$B$9])^2-[.$C14]^2" office:value-type="float" office:value="0.0424845655448344" calcext:value-type="float">
            <text:p>0,042</text:p>
          </table:table-cell>
          <table:table-cell table:style-name="ce3" table:formula="of:=([.$C$10]*SIN([.BM$13])-[.$B$8])^2+([.$C$10]*COS([.BM$13])-[.$B$9])^2-[.$C14]^2" office:value-type="float" office:value="0.0398415795312837" calcext:value-type="float">
            <text:p>0,040</text:p>
          </table:table-cell>
          <table:table-cell table:style-name="ce3" table:formula="of:=([.$C$10]*SIN([.BN$13])-[.$B$8])^2+([.$C$10]*COS([.BN$13])-[.$B$9])^2-[.$C14]^2" office:value-type="float" office:value="0.0372305212741116" calcext:value-type="float">
            <text:p>0,037</text:p>
          </table:table-cell>
          <table:table-cell table:style-name="ce3" table:formula="of:=([.$C$10]*SIN([.BO$13])-[.$B$8])^2+([.$C$10]*COS([.BO$13])-[.$B$9])^2-[.$C14]^2" office:value-type="float" office:value="0.0346521861269575" calcext:value-type="float">
            <text:p>0,035</text:p>
          </table:table-cell>
          <table:table-cell table:style-name="ce3" table:formula="of:=([.$C$10]*SIN([.BP$13])-[.$B$8])^2+([.$C$10]*COS([.BP$13])-[.$B$9])^2-[.$C14]^2" office:value-type="float" office:value="0.0321073594756839" calcext:value-type="float">
            <text:p>0,032</text:p>
          </table:table-cell>
          <table:table-cell table:style-name="ce3" table:formula="of:=([.$C$10]*SIN([.BQ$13])-[.$B$8])^2+([.$C$10]*COS([.BQ$13])-[.$B$9])^2-[.$C14]^2" office:value-type="float" office:value="0.0295968164991409" calcext:value-type="float">
            <text:p>0,030</text:p>
          </table:table-cell>
          <table:table-cell table:style-name="ce3" table:formula="of:=([.$C$10]*SIN([.BR$13])-[.$B$8])^2+([.$C$10]*COS([.BR$13])-[.$B$9])^2-[.$C14]^2" office:value-type="float" office:value="0.0271213219330396" calcext:value-type="float">
            <text:p>0,027</text:p>
          </table:table-cell>
          <table:table-cell table:style-name="ce3" table:formula="of:=([.$C$10]*SIN([.BS$13])-[.$B$8])^2+([.$C$10]*COS([.BS$13])-[.$B$9])^2-[.$C14]^2" office:value-type="float" office:value="0.0246816298370054" calcext:value-type="float">
            <text:p>0,025</text:p>
          </table:table-cell>
          <table:table-cell table:style-name="ce3" table:formula="of:=([.$C$10]*SIN([.BT$13])-[.$B$8])^2+([.$C$10]*COS([.BT$13])-[.$B$9])^2-[.$C14]^2" office:value-type="float" office:value="0.0222784833648845" calcext:value-type="float">
            <text:p>0,022</text:p>
          </table:table-cell>
          <table:table-cell table:style-name="ce3" table:formula="of:=([.$C$10]*SIN([.BU$13])-[.$B$8])^2+([.$C$10]*COS([.BU$13])-[.$B$9])^2-[.$C14]^2" office:value-type="float" office:value="0.0199126145383722" calcext:value-type="float">
            <text:p>0,020</text:p>
          </table:table-cell>
          <table:table-cell table:style-name="ce3" table:formula="of:=([.$C$10]*SIN([.BV$13])-[.$B$8])^2+([.$C$10]*COS([.BV$13])-[.$B$9])^2-[.$C14]^2" office:value-type="float" office:value="0.0175847440240318" calcext:value-type="float">
            <text:p>0,018</text:p>
          </table:table-cell>
          <table:table-cell table:style-name="ce3" table:formula="of:=([.$C$10]*SIN([.BW$13])-[.$B$8])^2+([.$C$10]*COS([.BW$13])-[.$B$9])^2-[.$C14]^2" office:value-type="float" office:value="0.0152955809137724" calcext:value-type="float">
            <text:p>0,015</text:p>
          </table:table-cell>
          <table:table-cell table:style-name="ce3" table:formula="of:=([.$C$10]*SIN([.BX$13])-[.$B$8])^2+([.$C$10]*COS([.BX$13])-[.$B$9])^2-[.$C14]^2" office:value-type="float" office:value="0.0130458225088531" calcext:value-type="float">
            <text:p>0,013</text:p>
          </table:table-cell>
          <table:table-cell table:style-name="ce3" table:formula="of:=([.$C$10]*SIN([.BY$13])-[.$B$8])^2+([.$C$10]*COS([.BY$13])-[.$B$9])^2-[.$C14]^2" office:value-type="float" office:value="0.010836154107478" calcext:value-type="float">
            <text:p>0,011</text:p>
          </table:table-cell>
          <table:table-cell table:style-name="ce3" table:formula="of:=([.$C$10]*SIN([.BZ$13])-[.$B$8])^2+([.$C$10]*COS([.BZ$13])-[.$B$9])^2-[.$C14]^2" office:value-type="float" office:value="0.00866724879604752" calcext:value-type="float">
            <text:p>0,009</text:p>
          </table:table-cell>
          <table:table-cell table:style-name="ce3" table:formula="of:=([.$C$10]*SIN([.CA$13])-[.$B$8])^2+([.$C$10]*COS([.CA$13])-[.$B$9])^2-[.$C14]^2" office:value-type="float" office:value="0.0065397672441303" calcext:value-type="float">
            <text:p>0,007</text:p>
          </table:table-cell>
          <table:table-cell table:style-name="ce3" table:formula="of:=([.$C$10]*SIN([.CB$13])-[.$B$8])^2+([.$C$10]*COS([.CB$13])-[.$B$9])^2-[.$C14]^2" office:value-type="float" office:value="0.00445435750321643" calcext:value-type="float">
            <text:p>0,004</text:p>
          </table:table-cell>
          <table:table-cell table:style-name="ce3" table:formula="of:=([.$C$10]*SIN([.CC$13])-[.$B$8])^2+([.$C$10]*COS([.CC$13])-[.$B$9])^2-[.$C14]^2" office:value-type="float" office:value="0.00241165480931474" calcext:value-type="float">
            <text:p>0,002</text:p>
          </table:table-cell>
          <table:table-cell table:style-name="ce3" table:formula="of:=([.$C$10]*SIN([.CD$13])-[.$B$8])^2+([.$C$10]*COS([.CD$13])-[.$B$9])^2-[.$C14]^2" office:value-type="float" office:value="0.000412281389453983" calcext:value-type="float">
            <text:p>0,000</text:p>
          </table:table-cell>
          <table:table-cell table:style-name="ce3" table:formula="of:=([.$C$10]*SIN([.CE$13])-[.$B$8])^2+([.$C$10]*COS([.CE$13])-[.$B$9])^2-[.$C14]^2" office:value-type="float" office:value="-0.00154315372785382" calcext:value-type="float">
            <text:p>-0,002</text:p>
          </table:table-cell>
          <table:table-cell table:style-name="ce3" table:formula="of:=([.$C$10]*SIN([.CF$13])-[.$B$8])^2+([.$C$10]*COS([.CF$13])-[.$B$9])^2-[.$C14]^2" office:value-type="float" office:value="-0.00345405489812925" calcext:value-type="float">
            <text:p>-0,003</text:p>
          </table:table-cell>
          <table:table-cell table:style-name="ce3" table:formula="of:=([.$C$10]*SIN([.CG$13])-[.$B$8])^2+([.$C$10]*COS([.CG$13])-[.$B$9])^2-[.$C14]^2" office:value-type="float" office:value="-0.00531984004236441" calcext:value-type="float">
            <text:p>-0,005</text:p>
          </table:table-cell>
          <table:table-cell table:style-name="ce3" table:formula="of:=([.$C$10]*SIN([.CH$13])-[.$B$8])^2+([.$C$10]*COS([.CH$13])-[.$B$9])^2-[.$C14]^2" office:value-type="float" office:value="-0.00713994082433023" calcext:value-type="float">
            <text:p>-0,007</text:p>
          </table:table-cell>
          <table:table-cell table:style-name="ce3" table:formula="of:=([.$C$10]*SIN([.CI$13])-[.$B$8])^2+([.$C$10]*COS([.CI$13])-[.$B$9])^2-[.$C14]^2" office:value-type="float" office:value="-0.00891380282369675" calcext:value-type="float">
            <text:p>-0,009</text:p>
          </table:table-cell>
          <table:table-cell table:style-name="ce3" table:formula="of:=([.$C$10]*SIN([.CJ$13])-[.$B$8])^2+([.$C$10]*COS([.CJ$13])-[.$B$9])^2-[.$C14]^2" office:value-type="float" office:value="-0.0106408857049153" calcext:value-type="float">
            <text:p>-0,011</text:p>
          </table:table-cell>
          <table:table-cell table:style-name="ce3" table:formula="of:=([.$C$10]*SIN([.CK$13])-[.$B$8])^2+([.$C$10]*COS([.CK$13])-[.$B$9])^2-[.$C14]^2" office:value-type="float" office:value="-0.0123206633818094" calcext:value-type="float">
            <text:p>-0,012</text:p>
          </table:table-cell>
          <table:table-cell table:style-name="ce3" table:formula="of:=([.$C$10]*SIN([.CL$13])-[.$B$8])^2+([.$C$10]*COS([.CL$13])-[.$B$9])^2-[.$C14]^2" office:value-type="float" office:value="-0.0139526241778264" calcext:value-type="float">
            <text:p>-0,014</text:p>
          </table:table-cell>
          <table:table-cell table:style-name="ce3" table:formula="of:=([.$C$10]*SIN([.CM$13])-[.$B$8])^2+([.$C$10]*COS([.CM$13])-[.$B$9])^2-[.$C14]^2" office:value-type="float" office:value="-0.0155362709818987" calcext:value-type="float">
            <text:p>-0,016</text:p>
          </table:table-cell>
          <table:table-cell table:style-name="ce3" table:formula="of:=([.$C$10]*SIN([.CN$13])-[.$B$8])^2+([.$C$10]*COS([.CN$13])-[.$B$9])^2-[.$C14]^2" office:value-type="float" office:value="-0.0170711213998687" calcext:value-type="float">
            <text:p>-0,017</text:p>
          </table:table-cell>
          <table:table-cell table:style-name="ce3" table:formula="of:=([.$C$10]*SIN([.CO$13])-[.$B$8])^2+([.$C$10]*COS([.CO$13])-[.$B$9])^2-[.$C14]^2" office:value-type="float" office:value="-0.0185567079014306" calcext:value-type="float">
            <text:p>-0,019</text:p>
          </table:table-cell>
          <table:table-cell table:style-name="ce3" table:formula="of:=([.$C$10]*SIN([.CP$13])-[.$B$8])^2+([.$C$10]*COS([.CP$13])-[.$B$9])^2-[.$C14]^2" office:value-type="float" office:value="-0.0199925779625448" calcext:value-type="float">
            <text:p>-0,020</text:p>
          </table:table-cell>
          <table:table-cell table:style-name="ce3" table:formula="of:=([.$C$10]*SIN([.CQ$13])-[.$B$8])^2+([.$C$10]*COS([.CQ$13])-[.$B$9])^2-[.$C14]^2" office:value-type="float" office:value="-0.021378294203281" calcext:value-type="float">
            <text:p>-0,021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table:formula="of:=[.C$11]+[.A15]" office:value-type="float" office:value="0.430744258309011" calcext:value-type="float">
            <text:p>0,431</text:p>
          </table:table-cell>
          <table:table-cell table:style-name="ce3" table:formula="of:=([.$B$7]^2+[.B15]^2)^0.5" office:value-type="float" office:value="0.434241426013434" calcext:value-type="float">
            <text:p>0,434</text:p>
          </table:table-cell>
          <table:table-cell/>
          <table:table-cell table:style-name="ce3" table:formula="of:=([.$C$10]*SIN([.E$13])-[.$B$8])^2+([.$C$10]*COS([.E$13])-[.$B$9])^2-[.$C15]^2" office:value-type="float" office:value="0.2140927526313" calcext:value-type="float">
            <text:p>0,214</text:p>
          </table:table-cell>
          <table:table-cell table:style-name="ce3" table:formula="of:=([.$C$10]*SIN([.F$13])-[.$B$8])^2+([.$C$10]*COS([.F$13])-[.$B$9])^2-[.$C15]^2" office:value-type="float" office:value="0.211183166982564" calcext:value-type="float">
            <text:p>0,211</text:p>
          </table:table-cell>
          <table:table-cell table:style-name="ce3" table:formula="of:=([.$C$10]*SIN([.G$13])-[.$B$8])^2+([.$C$10]*COS([.G$13])-[.$B$9])^2-[.$C15]^2" office:value-type="float" office:value="0.208250723066338" calcext:value-type="float">
            <text:p>0,208</text:p>
          </table:table-cell>
          <table:table-cell table:style-name="ce3" table:formula="of:=([.$C$10]*SIN([.H$13])-[.$B$8])^2+([.$C$10]*COS([.H$13])-[.$B$9])^2-[.$C15]^2" office:value-type="float" office:value="0.205296314133447" calcext:value-type="float">
            <text:p>0,205</text:p>
          </table:table-cell>
          <table:table-cell table:style-name="ce3" table:formula="of:=([.$C$10]*SIN([.I$13])-[.$B$8])^2+([.$C$10]*COS([.I$13])-[.$B$9])^2-[.$C15]^2" office:value-type="float" office:value="0.202320840125472" calcext:value-type="float">
            <text:p>0,202</text:p>
          </table:table-cell>
          <table:table-cell table:style-name="ce3" table:formula="of:=([.$C$10]*SIN([.J$13])-[.$B$8])^2+([.$C$10]*COS([.J$13])-[.$B$9])^2-[.$C15]^2" office:value-type="float" office:value="0.199325207400619" calcext:value-type="float">
            <text:p>0,199</text:p>
          </table:table-cell>
          <table:table-cell table:style-name="ce3" table:formula="of:=([.$C$10]*SIN([.K$13])-[.$B$8])^2+([.$C$10]*COS([.K$13])-[.$B$9])^2-[.$C15]^2" office:value-type="float" office:value="0.196310328457637" calcext:value-type="float">
            <text:p>0,196</text:p>
          </table:table-cell>
          <table:table-cell table:style-name="ce3" table:formula="of:=([.$C$10]*SIN([.L$13])-[.$B$8])^2+([.$C$10]*COS([.L$13])-[.$B$9])^2-[.$C15]^2" office:value-type="float" office:value="0.193277121657856" calcext:value-type="float">
            <text:p>0,193</text:p>
          </table:table-cell>
          <table:table-cell table:style-name="ce3" table:formula="of:=([.$C$10]*SIN([.M$13])-[.$B$8])^2+([.$C$10]*COS([.M$13])-[.$B$9])^2-[.$C15]^2" office:value-type="float" office:value="0.190226510945452" calcext:value-type="float">
            <text:p>0,190</text:p>
          </table:table-cell>
          <table:table-cell table:style-name="ce3" table:formula="of:=([.$C$10]*SIN([.N$13])-[.$B$8])^2+([.$C$10]*COS([.N$13])-[.$B$9])^2-[.$C15]^2" office:value-type="float" office:value="0.187159425565999" calcext:value-type="float">
            <text:p>0,187</text:p>
          </table:table-cell>
          <table:table-cell table:style-name="ce3" table:formula="of:=([.$C$10]*SIN([.O$13])-[.$B$8])^2+([.$C$10]*COS([.O$13])-[.$B$9])^2-[.$C15]^2" office:value-type="float" office:value="0.184076799783415" calcext:value-type="float">
            <text:p>0,184</text:p>
          </table:table-cell>
          <table:table-cell table:style-name="ce3" table:formula="of:=([.$C$10]*SIN([.P$13])-[.$B$8])^2+([.$C$10]*COS([.P$13])-[.$B$9])^2-[.$C15]^2" office:value-type="float" office:value="0.180979572595376" calcext:value-type="float">
            <text:p>0,181</text:p>
          </table:table-cell>
          <table:table-cell table:style-name="ce3" table:formula="of:=([.$C$10]*SIN([.Q$13])-[.$B$8])^2+([.$C$10]*COS([.Q$13])-[.$B$9])^2-[.$C15]^2" office:value-type="float" office:value="0.177868687447287" calcext:value-type="float">
            <text:p>0,178</text:p>
          </table:table-cell>
          <table:table-cell table:style-name="ce3" table:formula="of:=([.$C$10]*SIN([.R$13])-[.$B$8])^2+([.$C$10]*COS([.R$13])-[.$B$9])^2-[.$C15]^2" office:value-type="float" office:value="0.1747450919449" calcext:value-type="float">
            <text:p>0,175</text:p>
          </table:table-cell>
          <table:table-cell table:style-name="ce3" table:formula="of:=([.$C$10]*SIN([.S$13])-[.$B$8])^2+([.$C$10]*COS([.S$13])-[.$B$9])^2-[.$C15]^2" office:value-type="float" office:value="0.171609737565664" calcext:value-type="float">
            <text:p>0,172</text:p>
          </table:table-cell>
          <table:table-cell table:style-name="ce3" table:formula="of:=([.$C$10]*SIN([.T$13])-[.$B$8])^2+([.$C$10]*COS([.T$13])-[.$B$9])^2-[.$C15]^2" office:value-type="float" office:value="0.168463579368895" calcext:value-type="float">
            <text:p>0,168</text:p>
          </table:table-cell>
          <table:table-cell table:style-name="ce3" table:formula="of:=([.$C$10]*SIN([.U$13])-[.$B$8])^2+([.$C$10]*COS([.U$13])-[.$B$9])^2-[.$C15]^2" office:value-type="float" office:value="0.165307575704858" calcext:value-type="float">
            <text:p>0,165</text:p>
          </table:table-cell>
          <table:table-cell table:style-name="ce3" table:formula="of:=([.$C$10]*SIN([.V$13])-[.$B$8])^2+([.$C$10]*COS([.V$13])-[.$B$9])^2-[.$C15]^2" office:value-type="float" office:value="0.162142687922841" calcext:value-type="float">
            <text:p>0,162</text:p>
          </table:table-cell>
          <table:table-cell table:style-name="ce3" table:formula="of:=([.$C$10]*SIN([.W$13])-[.$B$8])^2+([.$C$10]*COS([.W$13])-[.$B$9])^2-[.$C15]^2" office:value-type="float" office:value="0.158969880078323" calcext:value-type="float">
            <text:p>0,159</text:p>
          </table:table-cell>
          <table:table-cell table:style-name="ce3" table:formula="of:=([.$C$10]*SIN([.X$13])-[.$B$8])^2+([.$C$10]*COS([.X$13])-[.$B$9])^2-[.$C15]^2" office:value-type="float" office:value="0.155790118639308" calcext:value-type="float">
            <text:p>0,156</text:p>
          </table:table-cell>
          <table:table-cell table:style-name="ce3" table:formula="of:=([.$C$10]*SIN([.Y$13])-[.$B$8])^2+([.$C$10]*COS([.Y$13])-[.$B$9])^2-[.$C15]^2" office:value-type="float" office:value="0.152604372191933" calcext:value-type="float">
            <text:p>0,153</text:p>
          </table:table-cell>
          <table:table-cell table:style-name="ce3" table:formula="of:=([.$C$10]*SIN([.Z$13])-[.$B$8])^2+([.$C$10]*COS([.Z$13])-[.$B$9])^2-[.$C15]^2" office:value-type="float" office:value="0.149413611145428" calcext:value-type="float">
            <text:p>0,149</text:p>
          </table:table-cell>
          <table:table-cell table:style-name="ce3" table:formula="of:=([.$C$10]*SIN([.AA$13])-[.$B$8])^2+([.$C$10]*COS([.AA$13])-[.$B$9])^2-[.$C15]^2" office:value-type="float" office:value="0.146218807436517" calcext:value-type="float">
            <text:p>0,146</text:p>
          </table:table-cell>
          <table:table-cell table:style-name="ce3" table:formula="of:=([.$C$10]*SIN([.AB$13])-[.$B$8])^2+([.$C$10]*COS([.AB$13])-[.$B$9])^2-[.$C15]^2" office:value-type="float" office:value="0.143020934233358" calcext:value-type="float">
            <text:p>0,143</text:p>
          </table:table-cell>
          <table:table-cell table:style-name="ce3" table:formula="of:=([.$C$10]*SIN([.AC$13])-[.$B$8])^2+([.$C$10]*COS([.AC$13])-[.$B$9])^2-[.$C15]^2" office:value-type="float" office:value="0.139820965639107" calcext:value-type="float">
            <text:p>0,140</text:p>
          </table:table-cell>
          <table:table-cell table:style-name="ce3" table:formula="of:=([.$C$10]*SIN([.AD$13])-[.$B$8])^2+([.$C$10]*COS([.AD$13])-[.$B$9])^2-[.$C15]^2" office:value-type="float" office:value="0.136619876395198" calcext:value-type="float">
            <text:p>0,137</text:p>
          </table:table-cell>
          <table:table-cell table:style-name="ce3" table:formula="of:=([.$C$10]*SIN([.AE$13])-[.$B$8])^2+([.$C$10]*COS([.AE$13])-[.$B$9])^2-[.$C15]^2" office:value-type="float" office:value="0.133418641584423" calcext:value-type="float">
            <text:p>0,133</text:p>
          </table:table-cell>
          <table:table-cell table:style-name="ce3" table:formula="of:=([.$C$10]*SIN([.AF$13])-[.$B$8])^2+([.$C$10]*COS([.AF$13])-[.$B$9])^2-[.$C15]^2" office:value-type="float" office:value="0.130218236333917" calcext:value-type="float">
            <text:p>0,130</text:p>
          </table:table-cell>
          <table:table-cell table:style-name="ce3" table:formula="of:=([.$C$10]*SIN([.AG$13])-[.$B$8])^2+([.$C$10]*COS([.AG$13])-[.$B$9])^2-[.$C15]^2" office:value-type="float" office:value="0.127019635518122" calcext:value-type="float">
            <text:p>0,127</text:p>
          </table:table-cell>
          <table:table-cell table:style-name="ce3" table:formula="of:=([.$C$10]*SIN([.AH$13])-[.$B$8])^2+([.$C$10]*COS([.AH$13])-[.$B$9])^2-[.$C15]^2" office:value-type="float" office:value="0.123823813461832" calcext:value-type="float">
            <text:p>0,124</text:p>
          </table:table-cell>
          <table:table-cell table:style-name="ce3" table:formula="of:=([.$C$10]*SIN([.AI$13])-[.$B$8])^2+([.$C$10]*COS([.AI$13])-[.$B$9])^2-[.$C15]^2" office:value-type="float" office:value="0.120631743643405" calcext:value-type="float">
            <text:p>0,121</text:p>
          </table:table-cell>
          <table:table-cell table:style-name="ce3" table:formula="of:=([.$C$10]*SIN([.AJ$13])-[.$B$8])^2+([.$C$10]*COS([.AJ$13])-[.$B$9])^2-[.$C15]^2" office:value-type="float" office:value="0.117444398398228" calcext:value-type="float">
            <text:p>0,117</text:p>
          </table:table-cell>
          <table:table-cell table:style-name="ce3" table:formula="of:=([.$C$10]*SIN([.AK$13])-[.$B$8])^2+([.$C$10]*COS([.AK$13])-[.$B$9])^2-[.$C15]^2" office:value-type="float" office:value="0.114262748622541" calcext:value-type="float">
            <text:p>0,114</text:p>
          </table:table-cell>
          <table:table-cell table:style-name="ce3" table:formula="of:=([.$C$10]*SIN([.AL$13])-[.$B$8])^2+([.$C$10]*COS([.AL$13])-[.$B$9])^2-[.$C15]^2" office:value-type="float" office:value="0.111087763477687" calcext:value-type="float">
            <text:p>0,111</text:p>
          </table:table-cell>
          <table:table-cell table:style-name="ce3" table:formula="of:=([.$C$10]*SIN([.AM$13])-[.$B$8])^2+([.$C$10]*COS([.AM$13])-[.$B$9])^2-[.$C15]^2" office:value-type="float" office:value="0.107920410094897" calcext:value-type="float">
            <text:p>0,108</text:p>
          </table:table-cell>
          <table:table-cell table:style-name="ce3" table:formula="of:=([.$C$10]*SIN([.AN$13])-[.$B$8])^2+([.$C$10]*COS([.AN$13])-[.$B$9])^2-[.$C15]^2" office:value-type="float" office:value="0.104761653280694" calcext:value-type="float">
            <text:p>0,105</text:p>
          </table:table-cell>
          <table:table-cell table:style-name="ce3" table:formula="of:=([.$C$10]*SIN([.AO$13])-[.$B$8])^2+([.$C$10]*COS([.AO$13])-[.$B$9])^2-[.$C15]^2" office:value-type="float" office:value="0.101612455223003" calcext:value-type="float">
            <text:p>0,102</text:p>
          </table:table-cell>
          <table:table-cell table:style-name="ce3" table:formula="of:=([.$C$10]*SIN([.AP$13])-[.$B$8])^2+([.$C$10]*COS([.AP$13])-[.$B$9])^2-[.$C15]^2" office:value-type="float" office:value="0.098473775198061" calcext:value-type="float">
            <text:p>0,098</text:p>
          </table:table-cell>
          <table:table-cell table:style-name="ce3" table:formula="of:=([.$C$10]*SIN([.AQ$13])-[.$B$8])^2+([.$C$10]*COS([.AQ$13])-[.$B$9])^2-[.$C15]^2" office:value-type="float" office:value="0.0953465692782074" calcext:value-type="float">
            <text:p>0,095</text:p>
          </table:table-cell>
          <table:table-cell table:style-name="ce3" table:formula="of:=([.$C$10]*SIN([.AR$13])-[.$B$8])^2+([.$C$10]*COS([.AR$13])-[.$B$9])^2-[.$C15]^2" office:value-type="float" office:value="0.0922317900406596" calcext:value-type="float">
            <text:p>0,092</text:p>
          </table:table-cell>
          <table:table-cell table:style-name="ce3" table:formula="of:=([.$C$10]*SIN([.AS$13])-[.$B$8])^2+([.$C$10]*COS([.AS$13])-[.$B$9])^2-[.$C15]^2" office:value-type="float" office:value="0.0891303862773469" calcext:value-type="float">
            <text:p>0,089</text:p>
          </table:table-cell>
          <table:table-cell table:style-name="ce3" table:formula="of:=([.$C$10]*SIN([.AT$13])-[.$B$8])^2+([.$C$10]*COS([.AT$13])-[.$B$9])^2-[.$C15]^2" office:value-type="float" office:value="0.0860433027058994" calcext:value-type="float">
            <text:p>0,086</text:p>
          </table:table-cell>
          <table:table-cell table:style-name="ce3" table:formula="of:=([.$C$10]*SIN([.AU$13])-[.$B$8])^2+([.$C$10]*COS([.AU$13])-[.$B$9])^2-[.$C15]^2" office:value-type="float" office:value="0.0829714796818785" calcext:value-type="float">
            <text:p>0,083</text:p>
          </table:table-cell>
          <table:table-cell table:style-name="ce3" table:formula="of:=([.$C$10]*SIN([.AV$13])-[.$B$8])^2+([.$C$10]*COS([.AV$13])-[.$B$9])^2-[.$C15]^2" office:value-type="float" office:value="0.0799158529123345" calcext:value-type="float">
            <text:p>0,080</text:p>
          </table:table-cell>
          <table:table-cell table:style-name="ce3" table:formula="of:=([.$C$10]*SIN([.AW$13])-[.$B$8])^2+([.$C$10]*COS([.AW$13])-[.$B$9])^2-[.$C15]^2" office:value-type="float" office:value="0.0768773531707821" calcext:value-type="float">
            <text:p>0,077</text:p>
          </table:table-cell>
          <table:table-cell table:style-name="ce3" table:formula="of:=([.$C$10]*SIN([.AX$13])-[.$B$8])^2+([.$C$10]*COS([.AX$13])-[.$B$9])^2-[.$C15]^2" office:value-type="float" office:value="0.0738569060136771" calcext:value-type="float">
            <text:p>0,074</text:p>
          </table:table-cell>
          <table:table-cell table:style-name="ce3" table:formula="of:=([.$C$10]*SIN([.AY$13])-[.$B$8])^2+([.$C$10]*COS([.AY$13])-[.$B$9])^2-[.$C15]^2" office:value-type="float" office:value="0.0708554314984833" calcext:value-type="float">
            <text:p>0,071</text:p>
          </table:table-cell>
          <table:table-cell table:style-name="ce3" table:formula="of:=([.$C$10]*SIN([.AZ$13])-[.$B$8])^2+([.$C$10]*COS([.AZ$13])-[.$B$9])^2-[.$C15]^2" office:value-type="float" office:value="0.067873843903414" calcext:value-type="float">
            <text:p>0,068</text:p>
          </table:table-cell>
          <table:table-cell table:style-name="ce3" table:formula="of:=([.$C$10]*SIN([.BA$13])-[.$B$8])^2+([.$C$10]*COS([.BA$13])-[.$B$9])^2-[.$C15]^2" office:value-type="float" office:value="0.0649130514489339" calcext:value-type="float">
            <text:p>0,065</text:p>
          </table:table-cell>
          <table:table-cell table:style-name="ce3" table:formula="of:=([.$C$10]*SIN([.BB$13])-[.$B$8])^2+([.$C$10]*COS([.BB$13])-[.$B$9])^2-[.$C15]^2" office:value-type="float" office:value="0.0619739560211064" calcext:value-type="float">
            <text:p>0,062</text:p>
          </table:table-cell>
          <table:table-cell table:style-name="ce3" table:formula="of:=([.$C$10]*SIN([.BC$13])-[.$B$8])^2+([.$C$10]*COS([.BC$13])-[.$B$9])^2-[.$C15]^2" office:value-type="float" office:value="0.0590574528968705" calcext:value-type="float">
            <text:p>0,059</text:p>
          </table:table-cell>
          <table:table-cell table:style-name="ce3" table:formula="of:=([.$C$10]*SIN([.BD$13])-[.$B$8])^2+([.$C$10]*COS([.BD$13])-[.$B$9])^2-[.$C15]^2" office:value-type="float" office:value="0.0561644304713309" calcext:value-type="float">
            <text:p>0,056</text:p>
          </table:table-cell>
          <table:table-cell table:style-name="ce3" table:formula="of:=([.$C$10]*SIN([.BE$13])-[.$B$8])^2+([.$C$10]*COS([.BE$13])-[.$B$9])^2-[.$C15]^2" office:value-type="float" office:value="0.0532957699871434" calcext:value-type="float">
            <text:p>0,053</text:p>
          </table:table-cell>
          <table:table-cell table:style-name="ce3" table:formula="of:=([.$C$10]*SIN([.BF$13])-[.$B$8])^2+([.$C$10]*COS([.BF$13])-[.$B$9])^2-[.$C15]^2" office:value-type="float" office:value="0.050452345266081" calcext:value-type="float">
            <text:p>0,050</text:p>
          </table:table-cell>
          <table:table-cell table:style-name="ce3" table:formula="of:=([.$C$10]*SIN([.BG$13])-[.$B$8])^2+([.$C$10]*COS([.BG$13])-[.$B$9])^2-[.$C15]^2" office:value-type="float" office:value="0.0476350224428586" calcext:value-type="float">
            <text:p>0,048</text:p>
          </table:table-cell>
          <table:table-cell table:style-name="ce3" table:formula="of:=([.$C$10]*SIN([.BH$13])-[.$B$8])^2+([.$C$10]*COS([.BH$13])-[.$B$9])^2-[.$C15]^2" office:value-type="float" office:value="0.0448446597013002" calcext:value-type="float">
            <text:p>0,045</text:p>
          </table:table-cell>
          <table:table-cell table:style-name="ce3" table:formula="of:=([.$C$10]*SIN([.BI$13])-[.$B$8])^2+([.$C$10]*COS([.BI$13])-[.$B$9])^2-[.$C15]^2" office:value-type="float" office:value="0.0420821070129277" calcext:value-type="float">
            <text:p>0,042</text:p>
          </table:table-cell>
          <table:table-cell table:style-name="ce3" table:formula="of:=([.$C$10]*SIN([.BJ$13])-[.$B$8])^2+([.$C$10]*COS([.BJ$13])-[.$B$9])^2-[.$C15]^2" office:value-type="float" office:value="0.0393482058780513" calcext:value-type="float">
            <text:p>0,039</text:p>
          </table:table-cell>
          <table:table-cell table:style-name="ce3" table:formula="of:=([.$C$10]*SIN([.BK$13])-[.$B$8])^2+([.$C$10]*COS([.BK$13])-[.$B$9])^2-[.$C15]^2" office:value-type="float" office:value="0.0366437890694408" calcext:value-type="float">
            <text:p>0,037</text:p>
          </table:table-cell>
          <table:table-cell table:style-name="ce3" table:formula="of:=([.$C$10]*SIN([.BL$13])-[.$B$8])^2+([.$C$10]*COS([.BL$13])-[.$B$9])^2-[.$C15]^2" office:value-type="float" office:value="0.0339696803786541" calcext:value-type="float">
            <text:p>0,034</text:p>
          </table:table-cell>
          <table:table-cell table:style-name="ce3" table:formula="of:=([.$C$10]*SIN([.BM$13])-[.$B$8])^2+([.$C$10]*COS([.BM$13])-[.$B$9])^2-[.$C15]^2" office:value-type="float" office:value="0.0313266943651035" calcext:value-type="float">
            <text:p>0,031</text:p>
          </table:table-cell>
          <table:table-cell table:style-name="ce3" table:formula="of:=([.$C$10]*SIN([.BN$13])-[.$B$8])^2+([.$C$10]*COS([.BN$13])-[.$B$9])^2-[.$C15]^2" office:value-type="float" office:value="0.0287156361079314" calcext:value-type="float">
            <text:p>0,029</text:p>
          </table:table-cell>
          <table:table-cell table:style-name="ce3" table:formula="of:=([.$C$10]*SIN([.BO$13])-[.$B$8])^2+([.$C$10]*COS([.BO$13])-[.$B$9])^2-[.$C15]^2" office:value-type="float" office:value="0.0261373009607773" calcext:value-type="float">
            <text:p>0,026</text:p>
          </table:table-cell>
          <table:table-cell table:style-name="ce3" table:formula="of:=([.$C$10]*SIN([.BP$13])-[.$B$8])^2+([.$C$10]*COS([.BP$13])-[.$B$9])^2-[.$C15]^2" office:value-type="float" office:value="0.0235924743095036" calcext:value-type="float">
            <text:p>0,024</text:p>
          </table:table-cell>
          <table:table-cell table:style-name="ce3" table:formula="of:=([.$C$10]*SIN([.BQ$13])-[.$B$8])^2+([.$C$10]*COS([.BQ$13])-[.$B$9])^2-[.$C15]^2" office:value-type="float" office:value="0.0210819313329606" calcext:value-type="float">
            <text:p>0,021</text:p>
          </table:table-cell>
          <table:table-cell table:style-name="ce3" table:formula="of:=([.$C$10]*SIN([.BR$13])-[.$B$8])^2+([.$C$10]*COS([.BR$13])-[.$B$9])^2-[.$C15]^2" office:value-type="float" office:value="0.0186064367668594" calcext:value-type="float">
            <text:p>0,019</text:p>
          </table:table-cell>
          <table:table-cell table:style-name="ce3" table:formula="of:=([.$C$10]*SIN([.BS$13])-[.$B$8])^2+([.$C$10]*COS([.BS$13])-[.$B$9])^2-[.$C15]^2" office:value-type="float" office:value="0.0161667446708251" calcext:value-type="float">
            <text:p>0,016</text:p>
          </table:table-cell>
          <table:table-cell table:style-name="ce3" table:formula="of:=([.$C$10]*SIN([.BT$13])-[.$B$8])^2+([.$C$10]*COS([.BT$13])-[.$B$9])^2-[.$C15]^2" office:value-type="float" office:value="0.0137635981987043" calcext:value-type="float">
            <text:p>0,014</text:p>
          </table:table-cell>
          <table:table-cell table:style-name="ce3" table:formula="of:=([.$C$10]*SIN([.BU$13])-[.$B$8])^2+([.$C$10]*COS([.BU$13])-[.$B$9])^2-[.$C15]^2" office:value-type="float" office:value="0.011397729372192" calcext:value-type="float">
            <text:p>0,011</text:p>
          </table:table-cell>
          <table:table-cell table:style-name="ce3" table:formula="of:=([.$C$10]*SIN([.BV$13])-[.$B$8])^2+([.$C$10]*COS([.BV$13])-[.$B$9])^2-[.$C15]^2" office:value-type="float" office:value="0.00906985885785158" calcext:value-type="float">
            <text:p>0,009</text:p>
          </table:table-cell>
          <table:table-cell table:style-name="ce3" table:formula="of:=([.$C$10]*SIN([.BW$13])-[.$B$8])^2+([.$C$10]*COS([.BW$13])-[.$B$9])^2-[.$C15]^2" office:value-type="float" office:value="0.00678069574759216" calcext:value-type="float">
            <text:p>0,007</text:p>
          </table:table-cell>
          <table:table-cell table:style-name="ce3" table:formula="of:=([.$C$10]*SIN([.BX$13])-[.$B$8])^2+([.$C$10]*COS([.BX$13])-[.$B$9])^2-[.$C15]^2" office:value-type="float" office:value="0.0045309373426729" calcext:value-type="float">
            <text:p>0,005</text:p>
          </table:table-cell>
          <table:table-cell table:style-name="ce3" table:formula="of:=([.$C$10]*SIN([.BY$13])-[.$B$8])^2+([.$C$10]*COS([.BY$13])-[.$B$9])^2-[.$C15]^2" office:value-type="float" office:value="0.00232126894129775" calcext:value-type="float">
            <text:p>0,002</text:p>
          </table:table-cell>
          <table:table-cell table:style-name="ce3" table:formula="of:=([.$C$10]*SIN([.BZ$13])-[.$B$8])^2+([.$C$10]*COS([.BZ$13])-[.$B$9])^2-[.$C15]^2" office:value-type="float" office:value="0.000152363629867286" calcext:value-type="float">
            <text:p>0,000</text:p>
          </table:table-cell>
          <table:table-cell table:style-name="ce3" table:formula="of:=([.$C$10]*SIN([.CA$13])-[.$B$8])^2+([.$C$10]*COS([.CA$13])-[.$B$9])^2-[.$C15]^2" office:value-type="float" office:value="-0.00197511792204993" calcext:value-type="float">
            <text:p>-0,002</text:p>
          </table:table-cell>
          <table:table-cell table:style-name="ce3" table:formula="of:=([.$C$10]*SIN([.CB$13])-[.$B$8])^2+([.$C$10]*COS([.CB$13])-[.$B$9])^2-[.$C15]^2" office:value-type="float" office:value="-0.0040605276629638" calcext:value-type="float">
            <text:p>-0,004</text:p>
          </table:table-cell>
          <table:table-cell table:style-name="ce3" table:formula="of:=([.$C$10]*SIN([.CC$13])-[.$B$8])^2+([.$C$10]*COS([.CC$13])-[.$B$9])^2-[.$C15]^2" office:value-type="float" office:value="-0.0061032303568655" calcext:value-type="float">
            <text:p>-0,006</text:p>
          </table:table-cell>
          <table:table-cell table:style-name="ce3" table:formula="of:=([.$C$10]*SIN([.CD$13])-[.$B$8])^2+([.$C$10]*COS([.CD$13])-[.$B$9])^2-[.$C15]^2" office:value-type="float" office:value="-0.00810260377672625" calcext:value-type="float">
            <text:p>-0,008</text:p>
          </table:table-cell>
          <table:table-cell table:style-name="ce3" table:formula="of:=([.$C$10]*SIN([.CE$13])-[.$B$8])^2+([.$C$10]*COS([.CE$13])-[.$B$9])^2-[.$C15]^2" office:value-type="float" office:value="-0.0100580388940341" calcext:value-type="float">
            <text:p>-0,010</text:p>
          </table:table-cell>
          <table:table-cell table:style-name="ce3" table:formula="of:=([.$C$10]*SIN([.CF$13])-[.$B$8])^2+([.$C$10]*COS([.CF$13])-[.$B$9])^2-[.$C15]^2" office:value-type="float" office:value="-0.0119689400643095" calcext:value-type="float">
            <text:p>-0,012</text:p>
          </table:table-cell>
          <table:table-cell table:style-name="ce3" table:formula="of:=([.$C$10]*SIN([.CG$13])-[.$B$8])^2+([.$C$10]*COS([.CG$13])-[.$B$9])^2-[.$C15]^2" office:value-type="float" office:value="-0.0138347252085446" calcext:value-type="float">
            <text:p>-0,014</text:p>
          </table:table-cell>
          <table:table-cell table:style-name="ce3" table:formula="of:=([.$C$10]*SIN([.CH$13])-[.$B$8])^2+([.$C$10]*COS([.CH$13])-[.$B$9])^2-[.$C15]^2" office:value-type="float" office:value="-0.0156548259905105" calcext:value-type="float">
            <text:p>-0,016</text:p>
          </table:table-cell>
          <table:table-cell table:style-name="ce3" table:formula="of:=([.$C$10]*SIN([.CI$13])-[.$B$8])^2+([.$C$10]*COS([.CI$13])-[.$B$9])^2-[.$C15]^2" office:value-type="float" office:value="-0.017428687989877" calcext:value-type="float">
            <text:p>-0,017</text:p>
          </table:table-cell>
          <table:table-cell table:style-name="ce3" table:formula="of:=([.$C$10]*SIN([.CJ$13])-[.$B$8])^2+([.$C$10]*COS([.CJ$13])-[.$B$9])^2-[.$C15]^2" office:value-type="float" office:value="-0.0191557708710955" calcext:value-type="float">
            <text:p>-0,019</text:p>
          </table:table-cell>
          <table:table-cell table:style-name="ce3" table:formula="of:=([.$C$10]*SIN([.CK$13])-[.$B$8])^2+([.$C$10]*COS([.CK$13])-[.$B$9])^2-[.$C15]^2" office:value-type="float" office:value="-0.0208355485479896" calcext:value-type="float">
            <text:p>-0,021</text:p>
          </table:table-cell>
          <table:table-cell table:style-name="ce3" table:formula="of:=([.$C$10]*SIN([.CL$13])-[.$B$8])^2+([.$C$10]*COS([.CL$13])-[.$B$9])^2-[.$C15]^2" office:value-type="float" office:value="-0.0224675093440066" calcext:value-type="float">
            <text:p>-0,022</text:p>
          </table:table-cell>
          <table:table-cell table:style-name="ce3" table:formula="of:=([.$C$10]*SIN([.CM$13])-[.$B$8])^2+([.$C$10]*COS([.CM$13])-[.$B$9])^2-[.$C15]^2" office:value-type="float" office:value="-0.024051156148079" calcext:value-type="float">
            <text:p>-0,024</text:p>
          </table:table-cell>
          <table:table-cell table:style-name="ce3" table:formula="of:=([.$C$10]*SIN([.CN$13])-[.$B$8])^2+([.$C$10]*COS([.CN$13])-[.$B$9])^2-[.$C15]^2" office:value-type="float" office:value="-0.025586006566049" calcext:value-type="float">
            <text:p>-0,026</text:p>
          </table:table-cell>
          <table:table-cell table:style-name="ce3" table:formula="of:=([.$C$10]*SIN([.CO$13])-[.$B$8])^2+([.$C$10]*COS([.CO$13])-[.$B$9])^2-[.$C15]^2" office:value-type="float" office:value="-0.0270715930676108" calcext:value-type="float">
            <text:p>-0,027</text:p>
          </table:table-cell>
          <table:table-cell table:style-name="ce3" table:formula="of:=([.$C$10]*SIN([.CP$13])-[.$B$8])^2+([.$C$10]*COS([.CP$13])-[.$B$9])^2-[.$C15]^2" office:value-type="float" office:value="-0.028507463128725" calcext:value-type="float">
            <text:p>-0,029</text:p>
          </table:table-cell>
          <table:table-cell table:style-name="ce3" table:formula="of:=([.$C$10]*SIN([.CQ$13])-[.$B$8])^2+([.$C$10]*COS([.CQ$13])-[.$B$9])^2-[.$C15]^2" office:value-type="float" office:value="-0.0298931793694613" calcext:value-type="float">
            <text:p>-0,030</text:p>
          </table:table-cell>
        </table:table-row>
        <table:table-row table:style-name="ro1">
          <table:table-cell office:value-type="float" office:value="0.02" calcext:value-type="float">
            <text:p>0,02</text:p>
          </table:table-cell>
          <table:table-cell table:formula="of:=[.C$11]+[.A16]" office:value-type="float" office:value="0.440744258309011" calcext:value-type="float">
            <text:p>0,441</text:p>
          </table:table-cell>
          <table:table-cell table:style-name="ce3" table:formula="of:=([.$B$7]^2+[.B16]^2)^0.5" office:value-type="float" office:value="0.444162696804178" calcext:value-type="float">
            <text:p>0,444</text:p>
          </table:table-cell>
          <table:table-cell/>
          <table:table-cell table:style-name="ce3" table:formula="of:=([.$C$10]*SIN([.E$13])-[.$B$8])^2+([.$C$10]*COS([.E$13])-[.$B$9])^2-[.$C16]^2" office:value-type="float" office:value="0.20537786746512" calcext:value-type="float">
            <text:p>0,205</text:p>
          </table:table-cell>
          <table:table-cell table:style-name="ce3" table:formula="of:=([.$C$10]*SIN([.F$13])-[.$B$8])^2+([.$C$10]*COS([.F$13])-[.$B$9])^2-[.$C16]^2" office:value-type="float" office:value="0.202468281816384" calcext:value-type="float">
            <text:p>0,202</text:p>
          </table:table-cell>
          <table:table-cell table:style-name="ce3" table:formula="of:=([.$C$10]*SIN([.G$13])-[.$B$8])^2+([.$C$10]*COS([.G$13])-[.$B$9])^2-[.$C16]^2" office:value-type="float" office:value="0.199535837900158" calcext:value-type="float">
            <text:p>0,200</text:p>
          </table:table-cell>
          <table:table-cell table:style-name="ce3" table:formula="of:=([.$C$10]*SIN([.H$13])-[.$B$8])^2+([.$C$10]*COS([.H$13])-[.$B$9])^2-[.$C16]^2" office:value-type="float" office:value="0.196581428967267" calcext:value-type="float">
            <text:p>0,197</text:p>
          </table:table-cell>
          <table:table-cell table:style-name="ce3" table:formula="of:=([.$C$10]*SIN([.I$13])-[.$B$8])^2+([.$C$10]*COS([.I$13])-[.$B$9])^2-[.$C16]^2" office:value-type="float" office:value="0.193605954959292" calcext:value-type="float">
            <text:p>0,194</text:p>
          </table:table-cell>
          <table:table-cell table:style-name="ce3" table:formula="of:=([.$C$10]*SIN([.J$13])-[.$B$8])^2+([.$C$10]*COS([.J$13])-[.$B$9])^2-[.$C16]^2" office:value-type="float" office:value="0.190610322234439" calcext:value-type="float">
            <text:p>0,191</text:p>
          </table:table-cell>
          <table:table-cell table:style-name="ce3" table:formula="of:=([.$C$10]*SIN([.K$13])-[.$B$8])^2+([.$C$10]*COS([.K$13])-[.$B$9])^2-[.$C16]^2" office:value-type="float" office:value="0.187595443291457" calcext:value-type="float">
            <text:p>0,188</text:p>
          </table:table-cell>
          <table:table-cell table:style-name="ce3" table:formula="of:=([.$C$10]*SIN([.L$13])-[.$B$8])^2+([.$C$10]*COS([.L$13])-[.$B$9])^2-[.$C16]^2" office:value-type="float" office:value="0.184562236491676" calcext:value-type="float">
            <text:p>0,185</text:p>
          </table:table-cell>
          <table:table-cell table:style-name="ce3" table:formula="of:=([.$C$10]*SIN([.M$13])-[.$B$8])^2+([.$C$10]*COS([.M$13])-[.$B$9])^2-[.$C16]^2" office:value-type="float" office:value="0.181511625779272" calcext:value-type="float">
            <text:p>0,182</text:p>
          </table:table-cell>
          <table:table-cell table:style-name="ce3" table:formula="of:=([.$C$10]*SIN([.N$13])-[.$B$8])^2+([.$C$10]*COS([.N$13])-[.$B$9])^2-[.$C16]^2" office:value-type="float" office:value="0.178444540399819" calcext:value-type="float">
            <text:p>0,178</text:p>
          </table:table-cell>
          <table:table-cell table:style-name="ce3" table:formula="of:=([.$C$10]*SIN([.O$13])-[.$B$8])^2+([.$C$10]*COS([.O$13])-[.$B$9])^2-[.$C16]^2" office:value-type="float" office:value="0.175361914617235" calcext:value-type="float">
            <text:p>0,175</text:p>
          </table:table-cell>
          <table:table-cell table:style-name="ce3" table:formula="of:=([.$C$10]*SIN([.P$13])-[.$B$8])^2+([.$C$10]*COS([.P$13])-[.$B$9])^2-[.$C16]^2" office:value-type="float" office:value="0.172264687429196" calcext:value-type="float">
            <text:p>0,172</text:p>
          </table:table-cell>
          <table:table-cell table:style-name="ce3" table:formula="of:=([.$C$10]*SIN([.Q$13])-[.$B$8])^2+([.$C$10]*COS([.Q$13])-[.$B$9])^2-[.$C16]^2" office:value-type="float" office:value="0.169153802281107" calcext:value-type="float">
            <text:p>0,169</text:p>
          </table:table-cell>
          <table:table-cell table:style-name="ce3" table:formula="of:=([.$C$10]*SIN([.R$13])-[.$B$8])^2+([.$C$10]*COS([.R$13])-[.$B$9])^2-[.$C16]^2" office:value-type="float" office:value="0.16603020677872" calcext:value-type="float">
            <text:p>0,166</text:p>
          </table:table-cell>
          <table:table-cell table:style-name="ce3" table:formula="of:=([.$C$10]*SIN([.S$13])-[.$B$8])^2+([.$C$10]*COS([.S$13])-[.$B$9])^2-[.$C16]^2" office:value-type="float" office:value="0.162894852399483" calcext:value-type="float">
            <text:p>0,163</text:p>
          </table:table-cell>
          <table:table-cell table:style-name="ce3" table:formula="of:=([.$C$10]*SIN([.T$13])-[.$B$8])^2+([.$C$10]*COS([.T$13])-[.$B$9])^2-[.$C16]^2" office:value-type="float" office:value="0.159748694202715" calcext:value-type="float">
            <text:p>0,160</text:p>
          </table:table-cell>
          <table:table-cell table:style-name="ce3" table:formula="of:=([.$C$10]*SIN([.U$13])-[.$B$8])^2+([.$C$10]*COS([.U$13])-[.$B$9])^2-[.$C16]^2" office:value-type="float" office:value="0.156592690538677" calcext:value-type="float">
            <text:p>0,157</text:p>
          </table:table-cell>
          <table:table-cell table:style-name="ce3" table:formula="of:=([.$C$10]*SIN([.V$13])-[.$B$8])^2+([.$C$10]*COS([.V$13])-[.$B$9])^2-[.$C16]^2" office:value-type="float" office:value="0.153427802756661" calcext:value-type="float">
            <text:p>0,153</text:p>
          </table:table-cell>
          <table:table-cell table:style-name="ce3" table:formula="of:=([.$C$10]*SIN([.W$13])-[.$B$8])^2+([.$C$10]*COS([.W$13])-[.$B$9])^2-[.$C16]^2" office:value-type="float" office:value="0.150254994912143" calcext:value-type="float">
            <text:p>0,150</text:p>
          </table:table-cell>
          <table:table-cell table:style-name="ce3" table:formula="of:=([.$C$10]*SIN([.X$13])-[.$B$8])^2+([.$C$10]*COS([.X$13])-[.$B$9])^2-[.$C16]^2" office:value-type="float" office:value="0.147075233473128" calcext:value-type="float">
            <text:p>0,147</text:p>
          </table:table-cell>
          <table:table-cell table:style-name="ce3" table:formula="of:=([.$C$10]*SIN([.Y$13])-[.$B$8])^2+([.$C$10]*COS([.Y$13])-[.$B$9])^2-[.$C16]^2" office:value-type="float" office:value="0.143889487025753" calcext:value-type="float">
            <text:p>0,144</text:p>
          </table:table-cell>
          <table:table-cell table:style-name="ce3" table:formula="of:=([.$C$10]*SIN([.Z$13])-[.$B$8])^2+([.$C$10]*COS([.Z$13])-[.$B$9])^2-[.$C16]^2" office:value-type="float" office:value="0.140698725979248" calcext:value-type="float">
            <text:p>0,141</text:p>
          </table:table-cell>
          <table:table-cell table:style-name="ce3" table:formula="of:=([.$C$10]*SIN([.AA$13])-[.$B$8])^2+([.$C$10]*COS([.AA$13])-[.$B$9])^2-[.$C16]^2" office:value-type="float" office:value="0.137503922270337" calcext:value-type="float">
            <text:p>0,138</text:p>
          </table:table-cell>
          <table:table-cell table:style-name="ce3" table:formula="of:=([.$C$10]*SIN([.AB$13])-[.$B$8])^2+([.$C$10]*COS([.AB$13])-[.$B$9])^2-[.$C16]^2" office:value-type="float" office:value="0.134306049067178" calcext:value-type="float">
            <text:p>0,134</text:p>
          </table:table-cell>
          <table:table-cell table:style-name="ce3" table:formula="of:=([.$C$10]*SIN([.AC$13])-[.$B$8])^2+([.$C$10]*COS([.AC$13])-[.$B$9])^2-[.$C16]^2" office:value-type="float" office:value="0.131106080472927" calcext:value-type="float">
            <text:p>0,131</text:p>
          </table:table-cell>
          <table:table-cell table:style-name="ce3" table:formula="of:=([.$C$10]*SIN([.AD$13])-[.$B$8])^2+([.$C$10]*COS([.AD$13])-[.$B$9])^2-[.$C16]^2" office:value-type="float" office:value="0.127904991229018" calcext:value-type="float">
            <text:p>0,128</text:p>
          </table:table-cell>
          <table:table-cell table:style-name="ce3" table:formula="of:=([.$C$10]*SIN([.AE$13])-[.$B$8])^2+([.$C$10]*COS([.AE$13])-[.$B$9])^2-[.$C16]^2" office:value-type="float" office:value="0.124703756418243" calcext:value-type="float">
            <text:p>0,125</text:p>
          </table:table-cell>
          <table:table-cell table:style-name="ce3" table:formula="of:=([.$C$10]*SIN([.AF$13])-[.$B$8])^2+([.$C$10]*COS([.AF$13])-[.$B$9])^2-[.$C16]^2" office:value-type="float" office:value="0.121503351167737" calcext:value-type="float">
            <text:p>0,122</text:p>
          </table:table-cell>
          <table:table-cell table:style-name="ce3" table:formula="of:=([.$C$10]*SIN([.AG$13])-[.$B$8])^2+([.$C$10]*COS([.AG$13])-[.$B$9])^2-[.$C16]^2" office:value-type="float" office:value="0.118304750351942" calcext:value-type="float">
            <text:p>0,118</text:p>
          </table:table-cell>
          <table:table-cell table:style-name="ce3" table:formula="of:=([.$C$10]*SIN([.AH$13])-[.$B$8])^2+([.$C$10]*COS([.AH$13])-[.$B$9])^2-[.$C16]^2" office:value-type="float" office:value="0.115108928295652" calcext:value-type="float">
            <text:p>0,115</text:p>
          </table:table-cell>
          <table:table-cell table:style-name="ce3" table:formula="of:=([.$C$10]*SIN([.AI$13])-[.$B$8])^2+([.$C$10]*COS([.AI$13])-[.$B$9])^2-[.$C16]^2" office:value-type="float" office:value="0.111916858477225" calcext:value-type="float">
            <text:p>0,112</text:p>
          </table:table-cell>
          <table:table-cell table:style-name="ce3" table:formula="of:=([.$C$10]*SIN([.AJ$13])-[.$B$8])^2+([.$C$10]*COS([.AJ$13])-[.$B$9])^2-[.$C16]^2" office:value-type="float" office:value="0.108729513232048" calcext:value-type="float">
            <text:p>0,109</text:p>
          </table:table-cell>
          <table:table-cell table:style-name="ce3" table:formula="of:=([.$C$10]*SIN([.AK$13])-[.$B$8])^2+([.$C$10]*COS([.AK$13])-[.$B$9])^2-[.$C16]^2" office:value-type="float" office:value="0.105547863456361" calcext:value-type="float">
            <text:p>0,106</text:p>
          </table:table-cell>
          <table:table-cell table:style-name="ce3" table:formula="of:=([.$C$10]*SIN([.AL$13])-[.$B$8])^2+([.$C$10]*COS([.AL$13])-[.$B$9])^2-[.$C16]^2" office:value-type="float" office:value="0.102372878311507" calcext:value-type="float">
            <text:p>0,102</text:p>
          </table:table-cell>
          <table:table-cell table:style-name="ce3" table:formula="of:=([.$C$10]*SIN([.AM$13])-[.$B$8])^2+([.$C$10]*COS([.AM$13])-[.$B$9])^2-[.$C16]^2" office:value-type="float" office:value="0.0992055249287163" calcext:value-type="float">
            <text:p>0,099</text:p>
          </table:table-cell>
          <table:table-cell table:style-name="ce3" table:formula="of:=([.$C$10]*SIN([.AN$13])-[.$B$8])^2+([.$C$10]*COS([.AN$13])-[.$B$9])^2-[.$C16]^2" office:value-type="float" office:value="0.0960467681145134" calcext:value-type="float">
            <text:p>0,096</text:p>
          </table:table-cell>
          <table:table-cell table:style-name="ce3" table:formula="of:=([.$C$10]*SIN([.AO$13])-[.$B$8])^2+([.$C$10]*COS([.AO$13])-[.$B$9])^2-[.$C16]^2" office:value-type="float" office:value="0.0928975700568231" calcext:value-type="float">
            <text:p>0,093</text:p>
          </table:table-cell>
          <table:table-cell table:style-name="ce3" table:formula="of:=([.$C$10]*SIN([.AP$13])-[.$B$8])^2+([.$C$10]*COS([.AP$13])-[.$B$9])^2-[.$C16]^2" office:value-type="float" office:value="0.0897588900318808" calcext:value-type="float">
            <text:p>0,090</text:p>
          </table:table-cell>
          <table:table-cell table:style-name="ce3" table:formula="of:=([.$C$10]*SIN([.AQ$13])-[.$B$8])^2+([.$C$10]*COS([.AQ$13])-[.$B$9])^2-[.$C16]^2" office:value-type="float" office:value="0.0866316841120272" calcext:value-type="float">
            <text:p>0,087</text:p>
          </table:table-cell>
          <table:table-cell table:style-name="ce3" table:formula="of:=([.$C$10]*SIN([.AR$13])-[.$B$8])^2+([.$C$10]*COS([.AR$13])-[.$B$9])^2-[.$C16]^2" office:value-type="float" office:value="0.0835169048744794" calcext:value-type="float">
            <text:p>0,084</text:p>
          </table:table-cell>
          <table:table-cell table:style-name="ce3" table:formula="of:=([.$C$10]*SIN([.AS$13])-[.$B$8])^2+([.$C$10]*COS([.AS$13])-[.$B$9])^2-[.$C16]^2" office:value-type="float" office:value="0.0804155011111667" calcext:value-type="float">
            <text:p>0,080</text:p>
          </table:table-cell>
          <table:table-cell table:style-name="ce3" table:formula="of:=([.$C$10]*SIN([.AT$13])-[.$B$8])^2+([.$C$10]*COS([.AT$13])-[.$B$9])^2-[.$C16]^2" office:value-type="float" office:value="0.0773284175397191" calcext:value-type="float">
            <text:p>0,077</text:p>
          </table:table-cell>
          <table:table-cell table:style-name="ce3" table:formula="of:=([.$C$10]*SIN([.AU$13])-[.$B$8])^2+([.$C$10]*COS([.AU$13])-[.$B$9])^2-[.$C16]^2" office:value-type="float" office:value="0.0742565945156983" calcext:value-type="float">
            <text:p>0,074</text:p>
          </table:table-cell>
          <table:table-cell table:style-name="ce3" table:formula="of:=([.$C$10]*SIN([.AV$13])-[.$B$8])^2+([.$C$10]*COS([.AV$13])-[.$B$9])^2-[.$C16]^2" office:value-type="float" office:value="0.0712009677461543" calcext:value-type="float">
            <text:p>0,071</text:p>
          </table:table-cell>
          <table:table-cell table:style-name="ce3" table:formula="of:=([.$C$10]*SIN([.AW$13])-[.$B$8])^2+([.$C$10]*COS([.AW$13])-[.$B$9])^2-[.$C16]^2" office:value-type="float" office:value="0.0681624680046019" calcext:value-type="float">
            <text:p>0,068</text:p>
          </table:table-cell>
          <table:table-cell table:style-name="ce3" table:formula="of:=([.$C$10]*SIN([.AX$13])-[.$B$8])^2+([.$C$10]*COS([.AX$13])-[.$B$9])^2-[.$C16]^2" office:value-type="float" office:value="0.0651420208474969" calcext:value-type="float">
            <text:p>0,065</text:p>
          </table:table-cell>
          <table:table-cell table:style-name="ce3" table:formula="of:=([.$C$10]*SIN([.AY$13])-[.$B$8])^2+([.$C$10]*COS([.AY$13])-[.$B$9])^2-[.$C16]^2" office:value-type="float" office:value="0.0621405463323031" calcext:value-type="float">
            <text:p>0,062</text:p>
          </table:table-cell>
          <table:table-cell table:style-name="ce3" table:formula="of:=([.$C$10]*SIN([.AZ$13])-[.$B$8])^2+([.$C$10]*COS([.AZ$13])-[.$B$9])^2-[.$C16]^2" office:value-type="float" office:value="0.0591589587372338" calcext:value-type="float">
            <text:p>0,059</text:p>
          </table:table-cell>
          <table:table-cell table:style-name="ce3" table:formula="of:=([.$C$10]*SIN([.BA$13])-[.$B$8])^2+([.$C$10]*COS([.BA$13])-[.$B$9])^2-[.$C16]^2" office:value-type="float" office:value="0.0561981662827536" calcext:value-type="float">
            <text:p>0,056</text:p>
          </table:table-cell>
          <table:table-cell table:style-name="ce3" table:formula="of:=([.$C$10]*SIN([.BB$13])-[.$B$8])^2+([.$C$10]*COS([.BB$13])-[.$B$9])^2-[.$C16]^2" office:value-type="float" office:value="0.0532590708549262" calcext:value-type="float">
            <text:p>0,053</text:p>
          </table:table-cell>
          <table:table-cell table:style-name="ce3" table:formula="of:=([.$C$10]*SIN([.BC$13])-[.$B$8])^2+([.$C$10]*COS([.BC$13])-[.$B$9])^2-[.$C16]^2" office:value-type="float" office:value="0.0503425677306903" calcext:value-type="float">
            <text:p>0,050</text:p>
          </table:table-cell>
          <table:table-cell table:style-name="ce3" table:formula="of:=([.$C$10]*SIN([.BD$13])-[.$B$8])^2+([.$C$10]*COS([.BD$13])-[.$B$9])^2-[.$C16]^2" office:value-type="float" office:value="0.0474495453051507" calcext:value-type="float">
            <text:p>0,047</text:p>
          </table:table-cell>
          <table:table-cell table:style-name="ce3" table:formula="of:=([.$C$10]*SIN([.BE$13])-[.$B$8])^2+([.$C$10]*COS([.BE$13])-[.$B$9])^2-[.$C16]^2" office:value-type="float" office:value="0.0445808848209632" calcext:value-type="float">
            <text:p>0,045</text:p>
          </table:table-cell>
          <table:table-cell table:style-name="ce3" table:formula="of:=([.$C$10]*SIN([.BF$13])-[.$B$8])^2+([.$C$10]*COS([.BF$13])-[.$B$9])^2-[.$C16]^2" office:value-type="float" office:value="0.0417374600999008" calcext:value-type="float">
            <text:p>0,042</text:p>
          </table:table-cell>
          <table:table-cell table:style-name="ce3" table:formula="of:=([.$C$10]*SIN([.BG$13])-[.$B$8])^2+([.$C$10]*COS([.BG$13])-[.$B$9])^2-[.$C16]^2" office:value-type="float" office:value="0.0389201372766784" calcext:value-type="float">
            <text:p>0,039</text:p>
          </table:table-cell>
          <table:table-cell table:style-name="ce3" table:formula="of:=([.$C$10]*SIN([.BH$13])-[.$B$8])^2+([.$C$10]*COS([.BH$13])-[.$B$9])^2-[.$C16]^2" office:value-type="float" office:value="0.0361297745351199" calcext:value-type="float">
            <text:p>0,036</text:p>
          </table:table-cell>
          <table:table-cell table:style-name="ce3" table:formula="of:=([.$C$10]*SIN([.BI$13])-[.$B$8])^2+([.$C$10]*COS([.BI$13])-[.$B$9])^2-[.$C16]^2" office:value-type="float" office:value="0.0333672218467475" calcext:value-type="float">
            <text:p>0,033</text:p>
          </table:table-cell>
          <table:table-cell table:style-name="ce3" table:formula="of:=([.$C$10]*SIN([.BJ$13])-[.$B$8])^2+([.$C$10]*COS([.BJ$13])-[.$B$9])^2-[.$C16]^2" office:value-type="float" office:value="0.0306333207118711" calcext:value-type="float">
            <text:p>0,031</text:p>
          </table:table-cell>
          <table:table-cell table:style-name="ce3" table:formula="of:=([.$C$10]*SIN([.BK$13])-[.$B$8])^2+([.$C$10]*COS([.BK$13])-[.$B$9])^2-[.$C16]^2" office:value-type="float" office:value="0.0279289039032606" calcext:value-type="float">
            <text:p>0,028</text:p>
          </table:table-cell>
          <table:table-cell table:style-name="ce3" table:formula="of:=([.$C$10]*SIN([.BL$13])-[.$B$8])^2+([.$C$10]*COS([.BL$13])-[.$B$9])^2-[.$C16]^2" office:value-type="float" office:value="0.0252547952124739" calcext:value-type="float">
            <text:p>0,025</text:p>
          </table:table-cell>
          <table:table-cell table:style-name="ce3" table:formula="of:=([.$C$10]*SIN([.BM$13])-[.$B$8])^2+([.$C$10]*COS([.BM$13])-[.$B$9])^2-[.$C16]^2" office:value-type="float" office:value="0.0226118091989232" calcext:value-type="float">
            <text:p>0,023</text:p>
          </table:table-cell>
          <table:table-cell table:style-name="ce3" table:formula="of:=([.$C$10]*SIN([.BN$13])-[.$B$8])^2+([.$C$10]*COS([.BN$13])-[.$B$9])^2-[.$C16]^2" office:value-type="float" office:value="0.0200007509417512" calcext:value-type="float">
            <text:p>0,020</text:p>
          </table:table-cell>
          <table:table-cell table:style-name="ce3" table:formula="of:=([.$C$10]*SIN([.BO$13])-[.$B$8])^2+([.$C$10]*COS([.BO$13])-[.$B$9])^2-[.$C16]^2" office:value-type="float" office:value="0.0174224157945971" calcext:value-type="float">
            <text:p>0,017</text:p>
          </table:table-cell>
          <table:table-cell table:style-name="ce3" table:formula="of:=([.$C$10]*SIN([.BP$13])-[.$B$8])^2+([.$C$10]*COS([.BP$13])-[.$B$9])^2-[.$C16]^2" office:value-type="float" office:value="0.0148775891433234" calcext:value-type="float">
            <text:p>0,015</text:p>
          </table:table-cell>
          <table:table-cell table:style-name="ce3" table:formula="of:=([.$C$10]*SIN([.BQ$13])-[.$B$8])^2+([.$C$10]*COS([.BQ$13])-[.$B$9])^2-[.$C16]^2" office:value-type="float" office:value="0.0123670461667804" calcext:value-type="float">
            <text:p>0,012</text:p>
          </table:table-cell>
          <table:table-cell table:style-name="ce3" table:formula="of:=([.$C$10]*SIN([.BR$13])-[.$B$8])^2+([.$C$10]*COS([.BR$13])-[.$B$9])^2-[.$C16]^2" office:value-type="float" office:value="0.00989155160067917" calcext:value-type="float">
            <text:p>0,010</text:p>
          </table:table-cell>
          <table:table-cell table:style-name="ce3" table:formula="of:=([.$C$10]*SIN([.BS$13])-[.$B$8])^2+([.$C$10]*COS([.BS$13])-[.$B$9])^2-[.$C16]^2" office:value-type="float" office:value="0.00745185950464491" calcext:value-type="float">
            <text:p>0,007</text:p>
          </table:table-cell>
          <table:table-cell table:style-name="ce3" table:formula="of:=([.$C$10]*SIN([.BT$13])-[.$B$8])^2+([.$C$10]*COS([.BT$13])-[.$B$9])^2-[.$C16]^2" office:value-type="float" office:value="0.00504871303252405" calcext:value-type="float">
            <text:p>0,005</text:p>
          </table:table-cell>
          <table:table-cell table:style-name="ce3" table:formula="of:=([.$C$10]*SIN([.BU$13])-[.$B$8])^2+([.$C$10]*COS([.BU$13])-[.$B$9])^2-[.$C16]^2" office:value-type="float" office:value="0.00268284420601175" calcext:value-type="float">
            <text:p>0,003</text:p>
          </table:table-cell>
          <table:table-cell table:style-name="ce3" table:formula="of:=([.$C$10]*SIN([.BV$13])-[.$B$8])^2+([.$C$10]*COS([.BV$13])-[.$B$9])^2-[.$C16]^2" office:value-type="float" office:value="0.000354973691671367" calcext:value-type="float">
            <text:p>0,000</text:p>
          </table:table-cell>
          <table:table-cell table:style-name="ce3" table:formula="of:=([.$C$10]*SIN([.BW$13])-[.$B$8])^2+([.$C$10]*COS([.BW$13])-[.$B$9])^2-[.$C16]^2" office:value-type="float" office:value="-0.00193418941858806" calcext:value-type="float">
            <text:p>-0,002</text:p>
          </table:table-cell>
          <table:table-cell table:style-name="ce3" table:formula="of:=([.$C$10]*SIN([.BX$13])-[.$B$8])^2+([.$C$10]*COS([.BX$13])-[.$B$9])^2-[.$C16]^2" office:value-type="float" office:value="-0.00418394782350731" calcext:value-type="float">
            <text:p>-0,004</text:p>
          </table:table-cell>
          <table:table-cell table:style-name="ce3" table:formula="of:=([.$C$10]*SIN([.BY$13])-[.$B$8])^2+([.$C$10]*COS([.BY$13])-[.$B$9])^2-[.$C16]^2" office:value-type="float" office:value="-0.00639361622488246" calcext:value-type="float">
            <text:p>-0,006</text:p>
          </table:table-cell>
          <table:table-cell table:style-name="ce3" table:formula="of:=([.$C$10]*SIN([.BZ$13])-[.$B$8])^2+([.$C$10]*COS([.BZ$13])-[.$B$9])^2-[.$C16]^2" office:value-type="float" office:value="-0.00856252153631293" calcext:value-type="float">
            <text:p>-0,009</text:p>
          </table:table-cell>
          <table:table-cell table:style-name="ce3" table:formula="of:=([.$C$10]*SIN([.CA$13])-[.$B$8])^2+([.$C$10]*COS([.CA$13])-[.$B$9])^2-[.$C16]^2" office:value-type="float" office:value="-0.0106900030882301" calcext:value-type="float">
            <text:p>-0,011</text:p>
          </table:table-cell>
          <table:table-cell table:style-name="ce3" table:formula="of:=([.$C$10]*SIN([.CB$13])-[.$B$8])^2+([.$C$10]*COS([.CB$13])-[.$B$9])^2-[.$C16]^2" office:value-type="float" office:value="-0.012775412829144" calcext:value-type="float">
            <text:p>-0,013</text:p>
          </table:table-cell>
          <table:table-cell table:style-name="ce3" table:formula="of:=([.$C$10]*SIN([.CC$13])-[.$B$8])^2+([.$C$10]*COS([.CC$13])-[.$B$9])^2-[.$C16]^2" office:value-type="float" office:value="-0.0148181155230457" calcext:value-type="float">
            <text:p>-0,015</text:p>
          </table:table-cell>
          <table:table-cell table:style-name="ce3" table:formula="of:=([.$C$10]*SIN([.CD$13])-[.$B$8])^2+([.$C$10]*COS([.CD$13])-[.$B$9])^2-[.$C16]^2" office:value-type="float" office:value="-0.0168174889429065" calcext:value-type="float">
            <text:p>-0,017</text:p>
          </table:table-cell>
          <table:table-cell table:style-name="ce3" table:formula="of:=([.$C$10]*SIN([.CE$13])-[.$B$8])^2+([.$C$10]*COS([.CE$13])-[.$B$9])^2-[.$C16]^2" office:value-type="float" office:value="-0.0187729240602143" calcext:value-type="float">
            <text:p>-0,019</text:p>
          </table:table-cell>
          <table:table-cell table:style-name="ce3" table:formula="of:=([.$C$10]*SIN([.CF$13])-[.$B$8])^2+([.$C$10]*COS([.CF$13])-[.$B$9])^2-[.$C16]^2" office:value-type="float" office:value="-0.0206838252304897" calcext:value-type="float">
            <text:p>-0,021</text:p>
          </table:table-cell>
          <table:table-cell table:style-name="ce3" table:formula="of:=([.$C$10]*SIN([.CG$13])-[.$B$8])^2+([.$C$10]*COS([.CG$13])-[.$B$9])^2-[.$C16]^2" office:value-type="float" office:value="-0.0225496103747249" calcext:value-type="float">
            <text:p>-0,023</text:p>
          </table:table-cell>
          <table:table-cell table:style-name="ce3" table:formula="of:=([.$C$10]*SIN([.CH$13])-[.$B$8])^2+([.$C$10]*COS([.CH$13])-[.$B$9])^2-[.$C16]^2" office:value-type="float" office:value="-0.0243697111566907" calcext:value-type="float">
            <text:p>-0,024</text:p>
          </table:table-cell>
          <table:table-cell table:style-name="ce3" table:formula="of:=([.$C$10]*SIN([.CI$13])-[.$B$8])^2+([.$C$10]*COS([.CI$13])-[.$B$9])^2-[.$C16]^2" office:value-type="float" office:value="-0.0261435731560572" calcext:value-type="float">
            <text:p>-0,026</text:p>
          </table:table-cell>
          <table:table-cell table:style-name="ce3" table:formula="of:=([.$C$10]*SIN([.CJ$13])-[.$B$8])^2+([.$C$10]*COS([.CJ$13])-[.$B$9])^2-[.$C16]^2" office:value-type="float" office:value="-0.0278706560372757" calcext:value-type="float">
            <text:p>-0,028</text:p>
          </table:table-cell>
          <table:table-cell table:style-name="ce3" table:formula="of:=([.$C$10]*SIN([.CK$13])-[.$B$8])^2+([.$C$10]*COS([.CK$13])-[.$B$9])^2-[.$C16]^2" office:value-type="float" office:value="-0.0295504337141698" calcext:value-type="float">
            <text:p>-0,030</text:p>
          </table:table-cell>
          <table:table-cell table:style-name="ce3" table:formula="of:=([.$C$10]*SIN([.CL$13])-[.$B$8])^2+([.$C$10]*COS([.CL$13])-[.$B$9])^2-[.$C16]^2" office:value-type="float" office:value="-0.0311823945101868" calcext:value-type="float">
            <text:p>-0,031</text:p>
          </table:table-cell>
          <table:table-cell table:style-name="ce3" table:formula="of:=([.$C$10]*SIN([.CM$13])-[.$B$8])^2+([.$C$10]*COS([.CM$13])-[.$B$9])^2-[.$C16]^2" office:value-type="float" office:value="-0.0327660413142592" calcext:value-type="float">
            <text:p>-0,033</text:p>
          </table:table-cell>
          <table:table-cell table:style-name="ce3" table:formula="of:=([.$C$10]*SIN([.CN$13])-[.$B$8])^2+([.$C$10]*COS([.CN$13])-[.$B$9])^2-[.$C16]^2" office:value-type="float" office:value="-0.0343008917322292" calcext:value-type="float">
            <text:p>-0,034</text:p>
          </table:table-cell>
          <table:table-cell table:style-name="ce3" table:formula="of:=([.$C$10]*SIN([.CO$13])-[.$B$8])^2+([.$C$10]*COS([.CO$13])-[.$B$9])^2-[.$C16]^2" office:value-type="float" office:value="-0.035786478233791" calcext:value-type="float">
            <text:p>-0,036</text:p>
          </table:table-cell>
          <table:table-cell table:style-name="ce3" table:formula="of:=([.$C$10]*SIN([.CP$13])-[.$B$8])^2+([.$C$10]*COS([.CP$13])-[.$B$9])^2-[.$C16]^2" office:value-type="float" office:value="-0.0372223482949052" calcext:value-type="float">
            <text:p>-0,037</text:p>
          </table:table-cell>
          <table:table-cell table:style-name="ce3" table:formula="of:=([.$C$10]*SIN([.CQ$13])-[.$B$8])^2+([.$C$10]*COS([.CQ$13])-[.$B$9])^2-[.$C16]^2" office:value-type="float" office:value="-0.0386080645356415" calcext:value-type="float">
            <text:p>-0,039</text:p>
          </table:table-cell>
        </table:table-row>
        <table:table-row table:style-name="ro1">
          <table:table-cell office:value-type="float" office:value="0.03" calcext:value-type="float">
            <text:p>0,03</text:p>
          </table:table-cell>
          <table:table-cell table:formula="of:=[.C$11]+[.A17]" office:value-type="float" office:value="0.450744258309011" calcext:value-type="float">
            <text:p>0,451</text:p>
          </table:table-cell>
          <table:table-cell table:style-name="ce3" table:formula="of:=([.$B$7]^2+[.B17]^2)^0.5" office:value-type="float" office:value="0.454087421537462" calcext:value-type="float">
            <text:p>0,454</text:p>
          </table:table-cell>
          <table:table-cell/>
          <table:table-cell table:style-name="ce3" table:formula="of:=([.$C$10]*SIN([.E$13])-[.$B$8])^2+([.$C$10]*COS([.E$13])-[.$B$9])^2-[.$C17]^2" office:value-type="float" office:value="0.19646298229894" calcext:value-type="float">
            <text:p>0,196</text:p>
          </table:table-cell>
          <table:table-cell table:style-name="ce3" table:formula="of:=([.$C$10]*SIN([.F$13])-[.$B$8])^2+([.$C$10]*COS([.F$13])-[.$B$9])^2-[.$C17]^2" office:value-type="float" office:value="0.193553396650203" calcext:value-type="float">
            <text:p>0,194</text:p>
          </table:table-cell>
          <table:table-cell table:style-name="ce3" table:formula="of:=([.$C$10]*SIN([.G$13])-[.$B$8])^2+([.$C$10]*COS([.G$13])-[.$B$9])^2-[.$C17]^2" office:value-type="float" office:value="0.190620952733978" calcext:value-type="float">
            <text:p>0,191</text:p>
          </table:table-cell>
          <table:table-cell table:style-name="ce3" table:formula="of:=([.$C$10]*SIN([.H$13])-[.$B$8])^2+([.$C$10]*COS([.H$13])-[.$B$9])^2-[.$C17]^2" office:value-type="float" office:value="0.187666543801087" calcext:value-type="float">
            <text:p>0,188</text:p>
          </table:table-cell>
          <table:table-cell table:style-name="ce3" table:formula="of:=([.$C$10]*SIN([.I$13])-[.$B$8])^2+([.$C$10]*COS([.I$13])-[.$B$9])^2-[.$C17]^2" office:value-type="float" office:value="0.184691069793112" calcext:value-type="float">
            <text:p>0,185</text:p>
          </table:table-cell>
          <table:table-cell table:style-name="ce3" table:formula="of:=([.$C$10]*SIN([.J$13])-[.$B$8])^2+([.$C$10]*COS([.J$13])-[.$B$9])^2-[.$C17]^2" office:value-type="float" office:value="0.181695437068259" calcext:value-type="float">
            <text:p>0,182</text:p>
          </table:table-cell>
          <table:table-cell table:style-name="ce3" table:formula="of:=([.$C$10]*SIN([.K$13])-[.$B$8])^2+([.$C$10]*COS([.K$13])-[.$B$9])^2-[.$C17]^2" office:value-type="float" office:value="0.178680558125276" calcext:value-type="float">
            <text:p>0,179</text:p>
          </table:table-cell>
          <table:table-cell table:style-name="ce3" table:formula="of:=([.$C$10]*SIN([.L$13])-[.$B$8])^2+([.$C$10]*COS([.L$13])-[.$B$9])^2-[.$C17]^2" office:value-type="float" office:value="0.175647351325496" calcext:value-type="float">
            <text:p>0,176</text:p>
          </table:table-cell>
          <table:table-cell table:style-name="ce3" table:formula="of:=([.$C$10]*SIN([.M$13])-[.$B$8])^2+([.$C$10]*COS([.M$13])-[.$B$9])^2-[.$C17]^2" office:value-type="float" office:value="0.172596740613091" calcext:value-type="float">
            <text:p>0,173</text:p>
          </table:table-cell>
          <table:table-cell table:style-name="ce3" table:formula="of:=([.$C$10]*SIN([.N$13])-[.$B$8])^2+([.$C$10]*COS([.N$13])-[.$B$9])^2-[.$C17]^2" office:value-type="float" office:value="0.169529655233638" calcext:value-type="float">
            <text:p>0,170</text:p>
          </table:table-cell>
          <table:table-cell table:style-name="ce3" table:formula="of:=([.$C$10]*SIN([.O$13])-[.$B$8])^2+([.$C$10]*COS([.O$13])-[.$B$9])^2-[.$C17]^2" office:value-type="float" office:value="0.166447029451055" calcext:value-type="float">
            <text:p>0,166</text:p>
          </table:table-cell>
          <table:table-cell table:style-name="ce3" table:formula="of:=([.$C$10]*SIN([.P$13])-[.$B$8])^2+([.$C$10]*COS([.P$13])-[.$B$9])^2-[.$C17]^2" office:value-type="float" office:value="0.163349802263016" calcext:value-type="float">
            <text:p>0,163</text:p>
          </table:table-cell>
          <table:table-cell table:style-name="ce3" table:formula="of:=([.$C$10]*SIN([.Q$13])-[.$B$8])^2+([.$C$10]*COS([.Q$13])-[.$B$9])^2-[.$C17]^2" office:value-type="float" office:value="0.160238917114927" calcext:value-type="float">
            <text:p>0,160</text:p>
          </table:table-cell>
          <table:table-cell table:style-name="ce3" table:formula="of:=([.$C$10]*SIN([.R$13])-[.$B$8])^2+([.$C$10]*COS([.R$13])-[.$B$9])^2-[.$C17]^2" office:value-type="float" office:value="0.15711532161254" calcext:value-type="float">
            <text:p>0,157</text:p>
          </table:table-cell>
          <table:table-cell table:style-name="ce3" table:formula="of:=([.$C$10]*SIN([.S$13])-[.$B$8])^2+([.$C$10]*COS([.S$13])-[.$B$9])^2-[.$C17]^2" office:value-type="float" office:value="0.153979967233303" calcext:value-type="float">
            <text:p>0,154</text:p>
          </table:table-cell>
          <table:table-cell table:style-name="ce3" table:formula="of:=([.$C$10]*SIN([.T$13])-[.$B$8])^2+([.$C$10]*COS([.T$13])-[.$B$9])^2-[.$C17]^2" office:value-type="float" office:value="0.150833809036534" calcext:value-type="float">
            <text:p>0,151</text:p>
          </table:table-cell>
          <table:table-cell table:style-name="ce3" table:formula="of:=([.$C$10]*SIN([.U$13])-[.$B$8])^2+([.$C$10]*COS([.U$13])-[.$B$9])^2-[.$C17]^2" office:value-type="float" office:value="0.147677805372497" calcext:value-type="float">
            <text:p>0,148</text:p>
          </table:table-cell>
          <table:table-cell table:style-name="ce3" table:formula="of:=([.$C$10]*SIN([.V$13])-[.$B$8])^2+([.$C$10]*COS([.V$13])-[.$B$9])^2-[.$C17]^2" office:value-type="float" office:value="0.144512917590481" calcext:value-type="float">
            <text:p>0,145</text:p>
          </table:table-cell>
          <table:table-cell table:style-name="ce3" table:formula="of:=([.$C$10]*SIN([.W$13])-[.$B$8])^2+([.$C$10]*COS([.W$13])-[.$B$9])^2-[.$C17]^2" office:value-type="float" office:value="0.141340109745962" calcext:value-type="float">
            <text:p>0,141</text:p>
          </table:table-cell>
          <table:table-cell table:style-name="ce3" table:formula="of:=([.$C$10]*SIN([.X$13])-[.$B$8])^2+([.$C$10]*COS([.X$13])-[.$B$9])^2-[.$C17]^2" office:value-type="float" office:value="0.138160348306947" calcext:value-type="float">
            <text:p>0,138</text:p>
          </table:table-cell>
          <table:table-cell table:style-name="ce3" table:formula="of:=([.$C$10]*SIN([.Y$13])-[.$B$8])^2+([.$C$10]*COS([.Y$13])-[.$B$9])^2-[.$C17]^2" office:value-type="float" office:value="0.134974601859573" calcext:value-type="float">
            <text:p>0,135</text:p>
          </table:table-cell>
          <table:table-cell table:style-name="ce3" table:formula="of:=([.$C$10]*SIN([.Z$13])-[.$B$8])^2+([.$C$10]*COS([.Z$13])-[.$B$9])^2-[.$C17]^2" office:value-type="float" office:value="0.131783840813068" calcext:value-type="float">
            <text:p>0,132</text:p>
          </table:table-cell>
          <table:table-cell table:style-name="ce3" table:formula="of:=([.$C$10]*SIN([.AA$13])-[.$B$8])^2+([.$C$10]*COS([.AA$13])-[.$B$9])^2-[.$C17]^2" office:value-type="float" office:value="0.128589037104156" calcext:value-type="float">
            <text:p>0,129</text:p>
          </table:table-cell>
          <table:table-cell table:style-name="ce3" table:formula="of:=([.$C$10]*SIN([.AB$13])-[.$B$8])^2+([.$C$10]*COS([.AB$13])-[.$B$9])^2-[.$C17]^2" office:value-type="float" office:value="0.125391163900997" calcext:value-type="float">
            <text:p>0,125</text:p>
          </table:table-cell>
          <table:table-cell table:style-name="ce3" table:formula="of:=([.$C$10]*SIN([.AC$13])-[.$B$8])^2+([.$C$10]*COS([.AC$13])-[.$B$9])^2-[.$C17]^2" office:value-type="float" office:value="0.122191195306747" calcext:value-type="float">
            <text:p>0,122</text:p>
          </table:table-cell>
          <table:table-cell table:style-name="ce3" table:formula="of:=([.$C$10]*SIN([.AD$13])-[.$B$8])^2+([.$C$10]*COS([.AD$13])-[.$B$9])^2-[.$C17]^2" office:value-type="float" office:value="0.118990106062837" calcext:value-type="float">
            <text:p>0,119</text:p>
          </table:table-cell>
          <table:table-cell table:style-name="ce3" table:formula="of:=([.$C$10]*SIN([.AE$13])-[.$B$8])^2+([.$C$10]*COS([.AE$13])-[.$B$9])^2-[.$C17]^2" office:value-type="float" office:value="0.115788871252063" calcext:value-type="float">
            <text:p>0,116</text:p>
          </table:table-cell>
          <table:table-cell table:style-name="ce3" table:formula="of:=([.$C$10]*SIN([.AF$13])-[.$B$8])^2+([.$C$10]*COS([.AF$13])-[.$B$9])^2-[.$C17]^2" office:value-type="float" office:value="0.112588466001557" calcext:value-type="float">
            <text:p>0,113</text:p>
          </table:table-cell>
          <table:table-cell table:style-name="ce3" table:formula="of:=([.$C$10]*SIN([.AG$13])-[.$B$8])^2+([.$C$10]*COS([.AG$13])-[.$B$9])^2-[.$C17]^2" office:value-type="float" office:value="0.109389865185762" calcext:value-type="float">
            <text:p>0,109</text:p>
          </table:table-cell>
          <table:table-cell table:style-name="ce3" table:formula="of:=([.$C$10]*SIN([.AH$13])-[.$B$8])^2+([.$C$10]*COS([.AH$13])-[.$B$9])^2-[.$C17]^2" office:value-type="float" office:value="0.106194043129472" calcext:value-type="float">
            <text:p>0,106</text:p>
          </table:table-cell>
          <table:table-cell table:style-name="ce3" table:formula="of:=([.$C$10]*SIN([.AI$13])-[.$B$8])^2+([.$C$10]*COS([.AI$13])-[.$B$9])^2-[.$C17]^2" office:value-type="float" office:value="0.103001973311044" calcext:value-type="float">
            <text:p>0,103</text:p>
          </table:table-cell>
          <table:table-cell table:style-name="ce3" table:formula="of:=([.$C$10]*SIN([.AJ$13])-[.$B$8])^2+([.$C$10]*COS([.AJ$13])-[.$B$9])^2-[.$C17]^2" office:value-type="float" office:value="0.099814628065868" calcext:value-type="float">
            <text:p>0,100</text:p>
          </table:table-cell>
          <table:table-cell table:style-name="ce3" table:formula="of:=([.$C$10]*SIN([.AK$13])-[.$B$8])^2+([.$C$10]*COS([.AK$13])-[.$B$9])^2-[.$C17]^2" office:value-type="float" office:value="0.096632978290181" calcext:value-type="float">
            <text:p>0,097</text:p>
          </table:table-cell>
          <table:table-cell table:style-name="ce3" table:formula="of:=([.$C$10]*SIN([.AL$13])-[.$B$8])^2+([.$C$10]*COS([.AL$13])-[.$B$9])^2-[.$C17]^2" office:value-type="float" office:value="0.0934579931453264" calcext:value-type="float">
            <text:p>0,093</text:p>
          </table:table-cell>
          <table:table-cell table:style-name="ce3" table:formula="of:=([.$C$10]*SIN([.AM$13])-[.$B$8])^2+([.$C$10]*COS([.AM$13])-[.$B$9])^2-[.$C17]^2" office:value-type="float" office:value="0.0902906397625361" calcext:value-type="float">
            <text:p>0,090</text:p>
          </table:table-cell>
          <table:table-cell table:style-name="ce3" table:formula="of:=([.$C$10]*SIN([.AN$13])-[.$B$8])^2+([.$C$10]*COS([.AN$13])-[.$B$9])^2-[.$C17]^2" office:value-type="float" office:value="0.0871318829483332" calcext:value-type="float">
            <text:p>0,087</text:p>
          </table:table-cell>
          <table:table-cell table:style-name="ce3" table:formula="of:=([.$C$10]*SIN([.AO$13])-[.$B$8])^2+([.$C$10]*COS([.AO$13])-[.$B$9])^2-[.$C17]^2" office:value-type="float" office:value="0.0839826848906428" calcext:value-type="float">
            <text:p>0,084</text:p>
          </table:table-cell>
          <table:table-cell table:style-name="ce3" table:formula="of:=([.$C$10]*SIN([.AP$13])-[.$B$8])^2+([.$C$10]*COS([.AP$13])-[.$B$9])^2-[.$C17]^2" office:value-type="float" office:value="0.0808440048657005" calcext:value-type="float">
            <text:p>0,081</text:p>
          </table:table-cell>
          <table:table-cell table:style-name="ce3" table:formula="of:=([.$C$10]*SIN([.AQ$13])-[.$B$8])^2+([.$C$10]*COS([.AQ$13])-[.$B$9])^2-[.$C17]^2" office:value-type="float" office:value="0.0777167989458469" calcext:value-type="float">
            <text:p>0,078</text:p>
          </table:table-cell>
          <table:table-cell table:style-name="ce3" table:formula="of:=([.$C$10]*SIN([.AR$13])-[.$B$8])^2+([.$C$10]*COS([.AR$13])-[.$B$9])^2-[.$C17]^2" office:value-type="float" office:value="0.0746020197082991" calcext:value-type="float">
            <text:p>0,075</text:p>
          </table:table-cell>
          <table:table-cell table:style-name="ce3" table:formula="of:=([.$C$10]*SIN([.AS$13])-[.$B$8])^2+([.$C$10]*COS([.AS$13])-[.$B$9])^2-[.$C17]^2" office:value-type="float" office:value="0.0715006159449864" calcext:value-type="float">
            <text:p>0,072</text:p>
          </table:table-cell>
          <table:table-cell table:style-name="ce3" table:formula="of:=([.$C$10]*SIN([.AT$13])-[.$B$8])^2+([.$C$10]*COS([.AT$13])-[.$B$9])^2-[.$C17]^2" office:value-type="float" office:value="0.0684135323735389" calcext:value-type="float">
            <text:p>0,068</text:p>
          </table:table-cell>
          <table:table-cell table:style-name="ce3" table:formula="of:=([.$C$10]*SIN([.AU$13])-[.$B$8])^2+([.$C$10]*COS([.AU$13])-[.$B$9])^2-[.$C17]^2" office:value-type="float" office:value="0.065341709349518" calcext:value-type="float">
            <text:p>0,065</text:p>
          </table:table-cell>
          <table:table-cell table:style-name="ce3" table:formula="of:=([.$C$10]*SIN([.AV$13])-[.$B$8])^2+([.$C$10]*COS([.AV$13])-[.$B$9])^2-[.$C17]^2" office:value-type="float" office:value="0.0622860825799741" calcext:value-type="float">
            <text:p>0,062</text:p>
          </table:table-cell>
          <table:table-cell table:style-name="ce3" table:formula="of:=([.$C$10]*SIN([.AW$13])-[.$B$8])^2+([.$C$10]*COS([.AW$13])-[.$B$9])^2-[.$C17]^2" office:value-type="float" office:value="0.0592475828384216" calcext:value-type="float">
            <text:p>0,059</text:p>
          </table:table-cell>
          <table:table-cell table:style-name="ce3" table:formula="of:=([.$C$10]*SIN([.AX$13])-[.$B$8])^2+([.$C$10]*COS([.AX$13])-[.$B$9])^2-[.$C17]^2" office:value-type="float" office:value="0.0562271356813167" calcext:value-type="float">
            <text:p>0,056</text:p>
          </table:table-cell>
          <table:table-cell table:style-name="ce3" table:formula="of:=([.$C$10]*SIN([.AY$13])-[.$B$8])^2+([.$C$10]*COS([.AY$13])-[.$B$9])^2-[.$C17]^2" office:value-type="float" office:value="0.0532256611661228" calcext:value-type="float">
            <text:p>0,053</text:p>
          </table:table-cell>
          <table:table-cell table:style-name="ce3" table:formula="of:=([.$C$10]*SIN([.AZ$13])-[.$B$8])^2+([.$C$10]*COS([.AZ$13])-[.$B$9])^2-[.$C17]^2" office:value-type="float" office:value="0.0502440735710535" calcext:value-type="float">
            <text:p>0,050</text:p>
          </table:table-cell>
          <table:table-cell table:style-name="ce3" table:formula="of:=([.$C$10]*SIN([.BA$13])-[.$B$8])^2+([.$C$10]*COS([.BA$13])-[.$B$9])^2-[.$C17]^2" office:value-type="float" office:value="0.0472832811165734" calcext:value-type="float">
            <text:p>0,047</text:p>
          </table:table-cell>
          <table:table-cell table:style-name="ce3" table:formula="of:=([.$C$10]*SIN([.BB$13])-[.$B$8])^2+([.$C$10]*COS([.BB$13])-[.$B$9])^2-[.$C17]^2" office:value-type="float" office:value="0.044344185688746" calcext:value-type="float">
            <text:p>0,044</text:p>
          </table:table-cell>
          <table:table-cell table:style-name="ce3" table:formula="of:=([.$C$10]*SIN([.BC$13])-[.$B$8])^2+([.$C$10]*COS([.BC$13])-[.$B$9])^2-[.$C17]^2" office:value-type="float" office:value="0.0414276825645101" calcext:value-type="float">
            <text:p>0,041</text:p>
          </table:table-cell>
          <table:table-cell table:style-name="ce3" table:formula="of:=([.$C$10]*SIN([.BD$13])-[.$B$8])^2+([.$C$10]*COS([.BD$13])-[.$B$9])^2-[.$C17]^2" office:value-type="float" office:value="0.0385346601389704" calcext:value-type="float">
            <text:p>0,039</text:p>
          </table:table-cell>
          <table:table-cell table:style-name="ce3" table:formula="of:=([.$C$10]*SIN([.BE$13])-[.$B$8])^2+([.$C$10]*COS([.BE$13])-[.$B$9])^2-[.$C17]^2" office:value-type="float" office:value="0.0356659996547829" calcext:value-type="float">
            <text:p>0,036</text:p>
          </table:table-cell>
          <table:table-cell table:style-name="ce3" table:formula="of:=([.$C$10]*SIN([.BF$13])-[.$B$8])^2+([.$C$10]*COS([.BF$13])-[.$B$9])^2-[.$C17]^2" office:value-type="float" office:value="0.0328225749337205" calcext:value-type="float">
            <text:p>0,033</text:p>
          </table:table-cell>
          <table:table-cell table:style-name="ce3" table:formula="of:=([.$C$10]*SIN([.BG$13])-[.$B$8])^2+([.$C$10]*COS([.BG$13])-[.$B$9])^2-[.$C17]^2" office:value-type="float" office:value="0.0300052521104982" calcext:value-type="float">
            <text:p>0,030</text:p>
          </table:table-cell>
          <table:table-cell table:style-name="ce3" table:formula="of:=([.$C$10]*SIN([.BH$13])-[.$B$8])^2+([.$C$10]*COS([.BH$13])-[.$B$9])^2-[.$C17]^2" office:value-type="float" office:value="0.0272148893689397" calcext:value-type="float">
            <text:p>0,027</text:p>
          </table:table-cell>
          <table:table-cell table:style-name="ce3" table:formula="of:=([.$C$10]*SIN([.BI$13])-[.$B$8])^2+([.$C$10]*COS([.BI$13])-[.$B$9])^2-[.$C17]^2" office:value-type="float" office:value="0.0244523366805672" calcext:value-type="float">
            <text:p>0,024</text:p>
          </table:table-cell>
          <table:table-cell table:style-name="ce3" table:formula="of:=([.$C$10]*SIN([.BJ$13])-[.$B$8])^2+([.$C$10]*COS([.BJ$13])-[.$B$9])^2-[.$C17]^2" office:value-type="float" office:value="0.0217184355456908" calcext:value-type="float">
            <text:p>0,022</text:p>
          </table:table-cell>
          <table:table-cell table:style-name="ce3" table:formula="of:=([.$C$10]*SIN([.BK$13])-[.$B$8])^2+([.$C$10]*COS([.BK$13])-[.$B$9])^2-[.$C17]^2" office:value-type="float" office:value="0.0190140187370803" calcext:value-type="float">
            <text:p>0,019</text:p>
          </table:table-cell>
          <table:table-cell table:style-name="ce3" table:formula="of:=([.$C$10]*SIN([.BL$13])-[.$B$8])^2+([.$C$10]*COS([.BL$13])-[.$B$9])^2-[.$C17]^2" office:value-type="float" office:value="0.0163399100462937" calcext:value-type="float">
            <text:p>0,016</text:p>
          </table:table-cell>
          <table:table-cell table:style-name="ce3" table:formula="of:=([.$C$10]*SIN([.BM$13])-[.$B$8])^2+([.$C$10]*COS([.BM$13])-[.$B$9])^2-[.$C17]^2" office:value-type="float" office:value="0.013696924032743" calcext:value-type="float">
            <text:p>0,014</text:p>
          </table:table-cell>
          <table:table-cell table:style-name="ce3" table:formula="of:=([.$C$10]*SIN([.BN$13])-[.$B$8])^2+([.$C$10]*COS([.BN$13])-[.$B$9])^2-[.$C17]^2" office:value-type="float" office:value="0.0110858657755709" calcext:value-type="float">
            <text:p>0,011</text:p>
          </table:table-cell>
          <table:table-cell table:style-name="ce3" table:formula="of:=([.$C$10]*SIN([.BO$13])-[.$B$8])^2+([.$C$10]*COS([.BO$13])-[.$B$9])^2-[.$C17]^2" office:value-type="float" office:value="0.00850753062841683" calcext:value-type="float">
            <text:p>0,009</text:p>
          </table:table-cell>
          <table:table-cell table:style-name="ce3" table:formula="of:=([.$C$10]*SIN([.BP$13])-[.$B$8])^2+([.$C$10]*COS([.BP$13])-[.$B$9])^2-[.$C17]^2" office:value-type="float" office:value="0.00596270397714319" calcext:value-type="float">
            <text:p>0,006</text:p>
          </table:table-cell>
          <table:table-cell table:style-name="ce3" table:formula="of:=([.$C$10]*SIN([.BQ$13])-[.$B$8])^2+([.$C$10]*COS([.BQ$13])-[.$B$9])^2-[.$C17]^2" office:value-type="float" office:value="0.00345216100060017" calcext:value-type="float">
            <text:p>0,003</text:p>
          </table:table-cell>
          <table:table-cell table:style-name="ce3" table:formula="of:=([.$C$10]*SIN([.BR$13])-[.$B$8])^2+([.$C$10]*COS([.BR$13])-[.$B$9])^2-[.$C17]^2" office:value-type="float" office:value="0.000976666434498924" calcext:value-type="float">
            <text:p>0,001</text:p>
          </table:table-cell>
          <table:table-cell table:style-name="ce3" table:formula="of:=([.$C$10]*SIN([.BS$13])-[.$B$8])^2+([.$C$10]*COS([.BS$13])-[.$B$9])^2-[.$C17]^2" office:value-type="float" office:value="-0.00146302566153533" calcext:value-type="float">
            <text:p>-0,001</text:p>
          </table:table-cell>
          <table:table-cell table:style-name="ce3" table:formula="of:=([.$C$10]*SIN([.BT$13])-[.$B$8])^2+([.$C$10]*COS([.BT$13])-[.$B$9])^2-[.$C17]^2" office:value-type="float" office:value="-0.0038661721336562" calcext:value-type="float">
            <text:p>-0,004</text:p>
          </table:table-cell>
          <table:table-cell table:style-name="ce3" table:formula="of:=([.$C$10]*SIN([.BU$13])-[.$B$8])^2+([.$C$10]*COS([.BU$13])-[.$B$9])^2-[.$C17]^2" office:value-type="float" office:value="-0.00623204096016849" calcext:value-type="float">
            <text:p>-0,006</text:p>
          </table:table-cell>
          <table:table-cell table:style-name="ce3" table:formula="of:=([.$C$10]*SIN([.BV$13])-[.$B$8])^2+([.$C$10]*COS([.BV$13])-[.$B$9])^2-[.$C17]^2" office:value-type="float" office:value="-0.00855991147450888" calcext:value-type="float">
            <text:p>-0,009</text:p>
          </table:table-cell>
          <table:table-cell table:style-name="ce3" table:formula="of:=([.$C$10]*SIN([.BW$13])-[.$B$8])^2+([.$C$10]*COS([.BW$13])-[.$B$9])^2-[.$C17]^2" office:value-type="float" office:value="-0.0108490745847683" calcext:value-type="float">
            <text:p>-0,011</text:p>
          </table:table-cell>
          <table:table-cell table:style-name="ce3" table:formula="of:=([.$C$10]*SIN([.BX$13])-[.$B$8])^2+([.$C$10]*COS([.BX$13])-[.$B$9])^2-[.$C17]^2" office:value-type="float" office:value="-0.0130988329896876" calcext:value-type="float">
            <text:p>-0,013</text:p>
          </table:table-cell>
          <table:table-cell table:style-name="ce3" table:formula="of:=([.$C$10]*SIN([.BY$13])-[.$B$8])^2+([.$C$10]*COS([.BY$13])-[.$B$9])^2-[.$C17]^2" office:value-type="float" office:value="-0.0153085013910627" calcext:value-type="float">
            <text:p>-0,015</text:p>
          </table:table-cell>
          <table:table-cell table:style-name="ce3" table:formula="of:=([.$C$10]*SIN([.BZ$13])-[.$B$8])^2+([.$C$10]*COS([.BZ$13])-[.$B$9])^2-[.$C17]^2" office:value-type="float" office:value="-0.0174774067024932" calcext:value-type="float">
            <text:p>-0,017</text:p>
          </table:table-cell>
          <table:table-cell table:style-name="ce3" table:formula="of:=([.$C$10]*SIN([.CA$13])-[.$B$8])^2+([.$C$10]*COS([.CA$13])-[.$B$9])^2-[.$C17]^2" office:value-type="float" office:value="-0.0196048882544104" calcext:value-type="float">
            <text:p>-0,020</text:p>
          </table:table-cell>
          <table:table-cell table:style-name="ce3" table:formula="of:=([.$C$10]*SIN([.CB$13])-[.$B$8])^2+([.$C$10]*COS([.CB$13])-[.$B$9])^2-[.$C17]^2" office:value-type="float" office:value="-0.0216902979953243" calcext:value-type="float">
            <text:p>-0,022</text:p>
          </table:table-cell>
          <table:table-cell table:style-name="ce3" table:formula="of:=([.$C$10]*SIN([.CC$13])-[.$B$8])^2+([.$C$10]*COS([.CC$13])-[.$B$9])^2-[.$C17]^2" office:value-type="float" office:value="-0.023733000689226" calcext:value-type="float">
            <text:p>-0,024</text:p>
          </table:table-cell>
          <table:table-cell table:style-name="ce3" table:formula="of:=([.$C$10]*SIN([.CD$13])-[.$B$8])^2+([.$C$10]*COS([.CD$13])-[.$B$9])^2-[.$C17]^2" office:value-type="float" office:value="-0.0257323741090867" calcext:value-type="float">
            <text:p>-0,026</text:p>
          </table:table-cell>
          <table:table-cell table:style-name="ce3" table:formula="of:=([.$C$10]*SIN([.CE$13])-[.$B$8])^2+([.$C$10]*COS([.CE$13])-[.$B$9])^2-[.$C17]^2" office:value-type="float" office:value="-0.0276878092263945" calcext:value-type="float">
            <text:p>-0,028</text:p>
          </table:table-cell>
          <table:table-cell table:style-name="ce3" table:formula="of:=([.$C$10]*SIN([.CF$13])-[.$B$8])^2+([.$C$10]*COS([.CF$13])-[.$B$9])^2-[.$C17]^2" office:value-type="float" office:value="-0.0295987103966699" calcext:value-type="float">
            <text:p>-0,030</text:p>
          </table:table-cell>
          <table:table-cell table:style-name="ce3" table:formula="of:=([.$C$10]*SIN([.CG$13])-[.$B$8])^2+([.$C$10]*COS([.CG$13])-[.$B$9])^2-[.$C17]^2" office:value-type="float" office:value="-0.0314644955409051" calcext:value-type="float">
            <text:p>-0,031</text:p>
          </table:table-cell>
          <table:table-cell table:style-name="ce3" table:formula="of:=([.$C$10]*SIN([.CH$13])-[.$B$8])^2+([.$C$10]*COS([.CH$13])-[.$B$9])^2-[.$C17]^2" office:value-type="float" office:value="-0.0332845963228709" calcext:value-type="float">
            <text:p>-0,033</text:p>
          </table:table-cell>
          <table:table-cell table:style-name="ce3" table:formula="of:=([.$C$10]*SIN([.CI$13])-[.$B$8])^2+([.$C$10]*COS([.CI$13])-[.$B$9])^2-[.$C17]^2" office:value-type="float" office:value="-0.0350584583222374" calcext:value-type="float">
            <text:p>-0,035</text:p>
          </table:table-cell>
          <table:table-cell table:style-name="ce3" table:formula="of:=([.$C$10]*SIN([.CJ$13])-[.$B$8])^2+([.$C$10]*COS([.CJ$13])-[.$B$9])^2-[.$C17]^2" office:value-type="float" office:value="-0.036785541203456" calcext:value-type="float">
            <text:p>-0,037</text:p>
          </table:table-cell>
          <table:table-cell table:style-name="ce3" table:formula="of:=([.$C$10]*SIN([.CK$13])-[.$B$8])^2+([.$C$10]*COS([.CK$13])-[.$B$9])^2-[.$C17]^2" office:value-type="float" office:value="-0.0384653188803501" calcext:value-type="float">
            <text:p>-0,038</text:p>
          </table:table-cell>
          <table:table-cell table:style-name="ce3" table:formula="of:=([.$C$10]*SIN([.CL$13])-[.$B$8])^2+([.$C$10]*COS([.CL$13])-[.$B$9])^2-[.$C17]^2" office:value-type="float" office:value="-0.0400972796763671" calcext:value-type="float">
            <text:p>-0,040</text:p>
          </table:table-cell>
          <table:table-cell table:style-name="ce3" table:formula="of:=([.$C$10]*SIN([.CM$13])-[.$B$8])^2+([.$C$10]*COS([.CM$13])-[.$B$9])^2-[.$C17]^2" office:value-type="float" office:value="-0.0416809264804394" calcext:value-type="float">
            <text:p>-0,042</text:p>
          </table:table-cell>
          <table:table-cell table:style-name="ce3" table:formula="of:=([.$C$10]*SIN([.CN$13])-[.$B$8])^2+([.$C$10]*COS([.CN$13])-[.$B$9])^2-[.$C17]^2" office:value-type="float" office:value="-0.0432157768984094" calcext:value-type="float">
            <text:p>-0,043</text:p>
          </table:table-cell>
          <table:table-cell table:style-name="ce3" table:formula="of:=([.$C$10]*SIN([.CO$13])-[.$B$8])^2+([.$C$10]*COS([.CO$13])-[.$B$9])^2-[.$C17]^2" office:value-type="float" office:value="-0.0447013633999713" calcext:value-type="float">
            <text:p>-0,045</text:p>
          </table:table-cell>
          <table:table-cell table:style-name="ce3" table:formula="of:=([.$C$10]*SIN([.CP$13])-[.$B$8])^2+([.$C$10]*COS([.CP$13])-[.$B$9])^2-[.$C17]^2" office:value-type="float" office:value="-0.0461372334610855" calcext:value-type="float">
            <text:p>-0,046</text:p>
          </table:table-cell>
          <table:table-cell table:style-name="ce3" table:formula="of:=([.$C$10]*SIN([.CQ$13])-[.$B$8])^2+([.$C$10]*COS([.CQ$13])-[.$B$9])^2-[.$C17]^2" office:value-type="float" office:value="-0.0475229497018217" calcext:value-type="float">
            <text:p>-0,048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 table:formula="of:=[.C$11]+[.A18]" office:value-type="float" office:value="0.460744258309011" calcext:value-type="float">
            <text:p>0,461</text:p>
          </table:table-cell>
          <table:table-cell table:style-name="ce3" table:formula="of:=([.$B$7]^2+[.B18]^2)^0.5" office:value-type="float" office:value="0.464015378586444" calcext:value-type="float">
            <text:p>0,464</text:p>
          </table:table-cell>
          <table:table-cell/>
          <table:table-cell table:style-name="ce3" table:formula="of:=([.$C$10]*SIN([.E$13])-[.$B$8])^2+([.$C$10]*COS([.E$13])-[.$B$9])^2-[.$C18]^2" office:value-type="float" office:value="0.18734809713276" calcext:value-type="float">
            <text:p>0,187</text:p>
          </table:table-cell>
          <table:table-cell table:style-name="ce3" table:formula="of:=([.$C$10]*SIN([.F$13])-[.$B$8])^2+([.$C$10]*COS([.F$13])-[.$B$9])^2-[.$C18]^2" office:value-type="float" office:value="0.184438511484023" calcext:value-type="float">
            <text:p>0,184</text:p>
          </table:table-cell>
          <table:table-cell table:style-name="ce3" table:formula="of:=([.$C$10]*SIN([.G$13])-[.$B$8])^2+([.$C$10]*COS([.G$13])-[.$B$9])^2-[.$C18]^2" office:value-type="float" office:value="0.181506067567798" calcext:value-type="float">
            <text:p>0,182</text:p>
          </table:table-cell>
          <table:table-cell table:style-name="ce3" table:formula="of:=([.$C$10]*SIN([.H$13])-[.$B$8])^2+([.$C$10]*COS([.H$13])-[.$B$9])^2-[.$C18]^2" office:value-type="float" office:value="0.178551658634907" calcext:value-type="float">
            <text:p>0,179</text:p>
          </table:table-cell>
          <table:table-cell table:style-name="ce3" table:formula="of:=([.$C$10]*SIN([.I$13])-[.$B$8])^2+([.$C$10]*COS([.I$13])-[.$B$9])^2-[.$C18]^2" office:value-type="float" office:value="0.175576184626931" calcext:value-type="float">
            <text:p>0,176</text:p>
          </table:table-cell>
          <table:table-cell table:style-name="ce3" table:formula="of:=([.$C$10]*SIN([.J$13])-[.$B$8])^2+([.$C$10]*COS([.J$13])-[.$B$9])^2-[.$C18]^2" office:value-type="float" office:value="0.172580551902079" calcext:value-type="float">
            <text:p>0,173</text:p>
          </table:table-cell>
          <table:table-cell table:style-name="ce3" table:formula="of:=([.$C$10]*SIN([.K$13])-[.$B$8])^2+([.$C$10]*COS([.K$13])-[.$B$9])^2-[.$C18]^2" office:value-type="float" office:value="0.169565672959096" calcext:value-type="float">
            <text:p>0,170</text:p>
          </table:table-cell>
          <table:table-cell table:style-name="ce3" table:formula="of:=([.$C$10]*SIN([.L$13])-[.$B$8])^2+([.$C$10]*COS([.L$13])-[.$B$9])^2-[.$C18]^2" office:value-type="float" office:value="0.166532466159316" calcext:value-type="float">
            <text:p>0,167</text:p>
          </table:table-cell>
          <table:table-cell table:style-name="ce3" table:formula="of:=([.$C$10]*SIN([.M$13])-[.$B$8])^2+([.$C$10]*COS([.M$13])-[.$B$9])^2-[.$C18]^2" office:value-type="float" office:value="0.163481855446911" calcext:value-type="float">
            <text:p>0,163</text:p>
          </table:table-cell>
          <table:table-cell table:style-name="ce3" table:formula="of:=([.$C$10]*SIN([.N$13])-[.$B$8])^2+([.$C$10]*COS([.N$13])-[.$B$9])^2-[.$C18]^2" office:value-type="float" office:value="0.160414770067458" calcext:value-type="float">
            <text:p>0,160</text:p>
          </table:table-cell>
          <table:table-cell table:style-name="ce3" table:formula="of:=([.$C$10]*SIN([.O$13])-[.$B$8])^2+([.$C$10]*COS([.O$13])-[.$B$9])^2-[.$C18]^2" office:value-type="float" office:value="0.157332144284874" calcext:value-type="float">
            <text:p>0,157</text:p>
          </table:table-cell>
          <table:table-cell table:style-name="ce3" table:formula="of:=([.$C$10]*SIN([.P$13])-[.$B$8])^2+([.$C$10]*COS([.P$13])-[.$B$9])^2-[.$C18]^2" office:value-type="float" office:value="0.154234917096836" calcext:value-type="float">
            <text:p>0,154</text:p>
          </table:table-cell>
          <table:table-cell table:style-name="ce3" table:formula="of:=([.$C$10]*SIN([.Q$13])-[.$B$8])^2+([.$C$10]*COS([.Q$13])-[.$B$9])^2-[.$C18]^2" office:value-type="float" office:value="0.151124031948747" calcext:value-type="float">
            <text:p>0,151</text:p>
          </table:table-cell>
          <table:table-cell table:style-name="ce3" table:formula="of:=([.$C$10]*SIN([.R$13])-[.$B$8])^2+([.$C$10]*COS([.R$13])-[.$B$9])^2-[.$C18]^2" office:value-type="float" office:value="0.14800043644636" calcext:value-type="float">
            <text:p>0,148</text:p>
          </table:table-cell>
          <table:table-cell table:style-name="ce3" table:formula="of:=([.$C$10]*SIN([.S$13])-[.$B$8])^2+([.$C$10]*COS([.S$13])-[.$B$9])^2-[.$C18]^2" office:value-type="float" office:value="0.144865082067123" calcext:value-type="float">
            <text:p>0,145</text:p>
          </table:table-cell>
          <table:table-cell table:style-name="ce3" table:formula="of:=([.$C$10]*SIN([.T$13])-[.$B$8])^2+([.$C$10]*COS([.T$13])-[.$B$9])^2-[.$C18]^2" office:value-type="float" office:value="0.141718923870354" calcext:value-type="float">
            <text:p>0,142</text:p>
          </table:table-cell>
          <table:table-cell table:style-name="ce3" table:formula="of:=([.$C$10]*SIN([.U$13])-[.$B$8])^2+([.$C$10]*COS([.U$13])-[.$B$9])^2-[.$C18]^2" office:value-type="float" office:value="0.138562920206317" calcext:value-type="float">
            <text:p>0,139</text:p>
          </table:table-cell>
          <table:table-cell table:style-name="ce3" table:formula="of:=([.$C$10]*SIN([.V$13])-[.$B$8])^2+([.$C$10]*COS([.V$13])-[.$B$9])^2-[.$C18]^2" office:value-type="float" office:value="0.1353980324243" calcext:value-type="float">
            <text:p>0,135</text:p>
          </table:table-cell>
          <table:table-cell table:style-name="ce3" table:formula="of:=([.$C$10]*SIN([.W$13])-[.$B$8])^2+([.$C$10]*COS([.W$13])-[.$B$9])^2-[.$C18]^2" office:value-type="float" office:value="0.132225224579782" calcext:value-type="float">
            <text:p>0,132</text:p>
          </table:table-cell>
          <table:table-cell table:style-name="ce3" table:formula="of:=([.$C$10]*SIN([.X$13])-[.$B$8])^2+([.$C$10]*COS([.X$13])-[.$B$9])^2-[.$C18]^2" office:value-type="float" office:value="0.129045463140767" calcext:value-type="float">
            <text:p>0,129</text:p>
          </table:table-cell>
          <table:table-cell table:style-name="ce3" table:formula="of:=([.$C$10]*SIN([.Y$13])-[.$B$8])^2+([.$C$10]*COS([.Y$13])-[.$B$9])^2-[.$C18]^2" office:value-type="float" office:value="0.125859716693393" calcext:value-type="float">
            <text:p>0,126</text:p>
          </table:table-cell>
          <table:table-cell table:style-name="ce3" table:formula="of:=([.$C$10]*SIN([.Z$13])-[.$B$8])^2+([.$C$10]*COS([.Z$13])-[.$B$9])^2-[.$C18]^2" office:value-type="float" office:value="0.122668955646887" calcext:value-type="float">
            <text:p>0,123</text:p>
          </table:table-cell>
          <table:table-cell table:style-name="ce3" table:formula="of:=([.$C$10]*SIN([.AA$13])-[.$B$8])^2+([.$C$10]*COS([.AA$13])-[.$B$9])^2-[.$C18]^2" office:value-type="float" office:value="0.119474151937976" calcext:value-type="float">
            <text:p>0,119</text:p>
          </table:table-cell>
          <table:table-cell table:style-name="ce3" table:formula="of:=([.$C$10]*SIN([.AB$13])-[.$B$8])^2+([.$C$10]*COS([.AB$13])-[.$B$9])^2-[.$C18]^2" office:value-type="float" office:value="0.116276278734817" calcext:value-type="float">
            <text:p>0,116</text:p>
          </table:table-cell>
          <table:table-cell table:style-name="ce3" table:formula="of:=([.$C$10]*SIN([.AC$13])-[.$B$8])^2+([.$C$10]*COS([.AC$13])-[.$B$9])^2-[.$C18]^2" office:value-type="float" office:value="0.113076310140567" calcext:value-type="float">
            <text:p>0,113</text:p>
          </table:table-cell>
          <table:table-cell table:style-name="ce3" table:formula="of:=([.$C$10]*SIN([.AD$13])-[.$B$8])^2+([.$C$10]*COS([.AD$13])-[.$B$9])^2-[.$C18]^2" office:value-type="float" office:value="0.109875220896657" calcext:value-type="float">
            <text:p>0,110</text:p>
          </table:table-cell>
          <table:table-cell table:style-name="ce3" table:formula="of:=([.$C$10]*SIN([.AE$13])-[.$B$8])^2+([.$C$10]*COS([.AE$13])-[.$B$9])^2-[.$C18]^2" office:value-type="float" office:value="0.106673986085882" calcext:value-type="float">
            <text:p>0,107</text:p>
          </table:table-cell>
          <table:table-cell table:style-name="ce3" table:formula="of:=([.$C$10]*SIN([.AF$13])-[.$B$8])^2+([.$C$10]*COS([.AF$13])-[.$B$9])^2-[.$C18]^2" office:value-type="float" office:value="0.103473580835376" calcext:value-type="float">
            <text:p>0,103</text:p>
          </table:table-cell>
          <table:table-cell table:style-name="ce3" table:formula="of:=([.$C$10]*SIN([.AG$13])-[.$B$8])^2+([.$C$10]*COS([.AG$13])-[.$B$9])^2-[.$C18]^2" office:value-type="float" office:value="0.100274980019581" calcext:value-type="float">
            <text:p>0,100</text:p>
          </table:table-cell>
          <table:table-cell table:style-name="ce3" table:formula="of:=([.$C$10]*SIN([.AH$13])-[.$B$8])^2+([.$C$10]*COS([.AH$13])-[.$B$9])^2-[.$C18]^2" office:value-type="float" office:value="0.0970791579632918" calcext:value-type="float">
            <text:p>0,097</text:p>
          </table:table-cell>
          <table:table-cell table:style-name="ce3" table:formula="of:=([.$C$10]*SIN([.AI$13])-[.$B$8])^2+([.$C$10]*COS([.AI$13])-[.$B$9])^2-[.$C18]^2" office:value-type="float" office:value="0.0938870881448642" calcext:value-type="float">
            <text:p>0,094</text:p>
          </table:table-cell>
          <table:table-cell table:style-name="ce3" table:formula="of:=([.$C$10]*SIN([.AJ$13])-[.$B$8])^2+([.$C$10]*COS([.AJ$13])-[.$B$9])^2-[.$C18]^2" office:value-type="float" office:value="0.0906997428996879" calcext:value-type="float">
            <text:p>0,091</text:p>
          </table:table-cell>
          <table:table-cell table:style-name="ce3" table:formula="of:=([.$C$10]*SIN([.AK$13])-[.$B$8])^2+([.$C$10]*COS([.AK$13])-[.$B$9])^2-[.$C18]^2" office:value-type="float" office:value="0.0875180931240008" calcext:value-type="float">
            <text:p>0,088</text:p>
          </table:table-cell>
          <table:table-cell table:style-name="ce3" table:formula="of:=([.$C$10]*SIN([.AL$13])-[.$B$8])^2+([.$C$10]*COS([.AL$13])-[.$B$9])^2-[.$C18]^2" office:value-type="float" office:value="0.0843431079791462" calcext:value-type="float">
            <text:p>0,084</text:p>
          </table:table-cell>
          <table:table-cell table:style-name="ce3" table:formula="of:=([.$C$10]*SIN([.AM$13])-[.$B$8])^2+([.$C$10]*COS([.AM$13])-[.$B$9])^2-[.$C18]^2" office:value-type="float" office:value="0.0811757545963559" calcext:value-type="float">
            <text:p>0,081</text:p>
          </table:table-cell>
          <table:table-cell table:style-name="ce3" table:formula="of:=([.$C$10]*SIN([.AN$13])-[.$B$8])^2+([.$C$10]*COS([.AN$13])-[.$B$9])^2-[.$C18]^2" office:value-type="float" office:value="0.078016997782153" calcext:value-type="float">
            <text:p>0,078</text:p>
          </table:table-cell>
          <table:table-cell table:style-name="ce3" table:formula="of:=([.$C$10]*SIN([.AO$13])-[.$B$8])^2+([.$C$10]*COS([.AO$13])-[.$B$9])^2-[.$C18]^2" office:value-type="float" office:value="0.0748677997244627" calcext:value-type="float">
            <text:p>0,075</text:p>
          </table:table-cell>
          <table:table-cell table:style-name="ce3" table:formula="of:=([.$C$10]*SIN([.AP$13])-[.$B$8])^2+([.$C$10]*COS([.AP$13])-[.$B$9])^2-[.$C18]^2" office:value-type="float" office:value="0.0717291196995203" calcext:value-type="float">
            <text:p>0,072</text:p>
          </table:table-cell>
          <table:table-cell table:style-name="ce3" table:formula="of:=([.$C$10]*SIN([.AQ$13])-[.$B$8])^2+([.$C$10]*COS([.AQ$13])-[.$B$9])^2-[.$C18]^2" office:value-type="float" office:value="0.0686019137796667" calcext:value-type="float">
            <text:p>0,069</text:p>
          </table:table-cell>
          <table:table-cell table:style-name="ce3" table:formula="of:=([.$C$10]*SIN([.AR$13])-[.$B$8])^2+([.$C$10]*COS([.AR$13])-[.$B$9])^2-[.$C18]^2" office:value-type="float" office:value="0.065487134542119" calcext:value-type="float">
            <text:p>0,065</text:p>
          </table:table-cell>
          <table:table-cell table:style-name="ce3" table:formula="of:=([.$C$10]*SIN([.AS$13])-[.$B$8])^2+([.$C$10]*COS([.AS$13])-[.$B$9])^2-[.$C18]^2" office:value-type="float" office:value="0.0623857307788063" calcext:value-type="float">
            <text:p>0,062</text:p>
          </table:table-cell>
          <table:table-cell table:style-name="ce3" table:formula="of:=([.$C$10]*SIN([.AT$13])-[.$B$8])^2+([.$C$10]*COS([.AT$13])-[.$B$9])^2-[.$C18]^2" office:value-type="float" office:value="0.0592986472073587" calcext:value-type="float">
            <text:p>0,059</text:p>
          </table:table-cell>
          <table:table-cell table:style-name="ce3" table:formula="of:=([.$C$10]*SIN([.AU$13])-[.$B$8])^2+([.$C$10]*COS([.AU$13])-[.$B$9])^2-[.$C18]^2" office:value-type="float" office:value="0.0562268241833379" calcext:value-type="float">
            <text:p>0,056</text:p>
          </table:table-cell>
          <table:table-cell table:style-name="ce3" table:formula="of:=([.$C$10]*SIN([.AV$13])-[.$B$8])^2+([.$C$10]*COS([.AV$13])-[.$B$9])^2-[.$C18]^2" office:value-type="float" office:value="0.0531711974137939" calcext:value-type="float">
            <text:p>0,053</text:p>
          </table:table-cell>
          <table:table-cell table:style-name="ce3" table:formula="of:=([.$C$10]*SIN([.AW$13])-[.$B$8])^2+([.$C$10]*COS([.AW$13])-[.$B$9])^2-[.$C18]^2" office:value-type="float" office:value="0.0501326976722414" calcext:value-type="float">
            <text:p>0,050</text:p>
          </table:table-cell>
          <table:table-cell table:style-name="ce3" table:formula="of:=([.$C$10]*SIN([.AX$13])-[.$B$8])^2+([.$C$10]*COS([.AX$13])-[.$B$9])^2-[.$C18]^2" office:value-type="float" office:value="0.0471122505151365" calcext:value-type="float">
            <text:p>0,047</text:p>
          </table:table-cell>
          <table:table-cell table:style-name="ce3" table:formula="of:=([.$C$10]*SIN([.AY$13])-[.$B$8])^2+([.$C$10]*COS([.AY$13])-[.$B$9])^2-[.$C18]^2" office:value-type="float" office:value="0.0441107759999427" calcext:value-type="float">
            <text:p>0,044</text:p>
          </table:table-cell>
          <table:table-cell table:style-name="ce3" table:formula="of:=([.$C$10]*SIN([.AZ$13])-[.$B$8])^2+([.$C$10]*COS([.AZ$13])-[.$B$9])^2-[.$C18]^2" office:value-type="float" office:value="0.0411291884048733" calcext:value-type="float">
            <text:p>0,041</text:p>
          </table:table-cell>
          <table:table-cell table:style-name="ce3" table:formula="of:=([.$C$10]*SIN([.BA$13])-[.$B$8])^2+([.$C$10]*COS([.BA$13])-[.$B$9])^2-[.$C18]^2" office:value-type="float" office:value="0.0381683959503932" calcext:value-type="float">
            <text:p>0,038</text:p>
          </table:table-cell>
          <table:table-cell table:style-name="ce3" table:formula="of:=([.$C$10]*SIN([.BB$13])-[.$B$8])^2+([.$C$10]*COS([.BB$13])-[.$B$9])^2-[.$C18]^2" office:value-type="float" office:value="0.0352293005225658" calcext:value-type="float">
            <text:p>0,035</text:p>
          </table:table-cell>
          <table:table-cell table:style-name="ce3" table:formula="of:=([.$C$10]*SIN([.BC$13])-[.$B$8])^2+([.$C$10]*COS([.BC$13])-[.$B$9])^2-[.$C18]^2" office:value-type="float" office:value="0.0323127973983299" calcext:value-type="float">
            <text:p>0,032</text:p>
          </table:table-cell>
          <table:table-cell table:style-name="ce3" table:formula="of:=([.$C$10]*SIN([.BD$13])-[.$B$8])^2+([.$C$10]*COS([.BD$13])-[.$B$9])^2-[.$C18]^2" office:value-type="float" office:value="0.0294197749727903" calcext:value-type="float">
            <text:p>0,029</text:p>
          </table:table-cell>
          <table:table-cell table:style-name="ce3" table:formula="of:=([.$C$10]*SIN([.BE$13])-[.$B$8])^2+([.$C$10]*COS([.BE$13])-[.$B$9])^2-[.$C18]^2" office:value-type="float" office:value="0.0265511144886027" calcext:value-type="float">
            <text:p>0,027</text:p>
          </table:table-cell>
          <table:table-cell table:style-name="ce3" table:formula="of:=([.$C$10]*SIN([.BF$13])-[.$B$8])^2+([.$C$10]*COS([.BF$13])-[.$B$9])^2-[.$C18]^2" office:value-type="float" office:value="0.0237076897675404" calcext:value-type="float">
            <text:p>0,024</text:p>
          </table:table-cell>
          <table:table-cell table:style-name="ce3" table:formula="of:=([.$C$10]*SIN([.BG$13])-[.$B$8])^2+([.$C$10]*COS([.BG$13])-[.$B$9])^2-[.$C18]^2" office:value-type="float" office:value="0.020890366944318" calcext:value-type="float">
            <text:p>0,021</text:p>
          </table:table-cell>
          <table:table-cell table:style-name="ce3" table:formula="of:=([.$C$10]*SIN([.BH$13])-[.$B$8])^2+([.$C$10]*COS([.BH$13])-[.$B$9])^2-[.$C18]^2" office:value-type="float" office:value="0.0181000042027595" calcext:value-type="float">
            <text:p>0,018</text:p>
          </table:table-cell>
          <table:table-cell table:style-name="ce3" table:formula="of:=([.$C$10]*SIN([.BI$13])-[.$B$8])^2+([.$C$10]*COS([.BI$13])-[.$B$9])^2-[.$C18]^2" office:value-type="float" office:value="0.015337451514387" calcext:value-type="float">
            <text:p>0,015</text:p>
          </table:table-cell>
          <table:table-cell table:style-name="ce3" table:formula="of:=([.$C$10]*SIN([.BJ$13])-[.$B$8])^2+([.$C$10]*COS([.BJ$13])-[.$B$9])^2-[.$C18]^2" office:value-type="float" office:value="0.0126035503795107" calcext:value-type="float">
            <text:p>0,013</text:p>
          </table:table-cell>
          <table:table-cell table:style-name="ce3" table:formula="of:=([.$C$10]*SIN([.BK$13])-[.$B$8])^2+([.$C$10]*COS([.BK$13])-[.$B$9])^2-[.$C18]^2" office:value-type="float" office:value="0.00989913357090014" calcext:value-type="float">
            <text:p>0,010</text:p>
          </table:table-cell>
          <table:table-cell table:style-name="ce3" table:formula="of:=([.$C$10]*SIN([.BL$13])-[.$B$8])^2+([.$C$10]*COS([.BL$13])-[.$B$9])^2-[.$C18]^2" office:value-type="float" office:value="0.00722502488011351" calcext:value-type="float">
            <text:p>0,007</text:p>
          </table:table-cell>
          <table:table-cell table:style-name="ce3" table:formula="of:=([.$C$10]*SIN([.BM$13])-[.$B$8])^2+([.$C$10]*COS([.BM$13])-[.$B$9])^2-[.$C18]^2" office:value-type="float" office:value="0.00458203886656283" calcext:value-type="float">
            <text:p>0,005</text:p>
          </table:table-cell>
          <table:table-cell table:style-name="ce3" table:formula="of:=([.$C$10]*SIN([.BN$13])-[.$B$8])^2+([.$C$10]*COS([.BN$13])-[.$B$9])^2-[.$C18]^2" office:value-type="float" office:value="0.00197098060939077" calcext:value-type="float">
            <text:p>0,002</text:p>
          </table:table-cell>
          <table:table-cell table:style-name="ce3" table:formula="of:=([.$C$10]*SIN([.BO$13])-[.$B$8])^2+([.$C$10]*COS([.BO$13])-[.$B$9])^2-[.$C18]^2" office:value-type="float" office:value="-0.000607354537763338" calcext:value-type="float">
            <text:p>-0,001</text:p>
          </table:table-cell>
          <table:table-cell table:style-name="ce3" table:formula="of:=([.$C$10]*SIN([.BP$13])-[.$B$8])^2+([.$C$10]*COS([.BP$13])-[.$B$9])^2-[.$C18]^2" office:value-type="float" office:value="-0.00315218118903698" calcext:value-type="float">
            <text:p>-0,003</text:p>
          </table:table-cell>
          <table:table-cell table:style-name="ce3" table:formula="of:=([.$C$10]*SIN([.BQ$13])-[.$B$8])^2+([.$C$10]*COS([.BQ$13])-[.$B$9])^2-[.$C18]^2" office:value-type="float" office:value="-0.00566272416558" calcext:value-type="float">
            <text:p>-0,006</text:p>
          </table:table-cell>
          <table:table-cell table:style-name="ce3" table:formula="of:=([.$C$10]*SIN([.BR$13])-[.$B$8])^2+([.$C$10]*COS([.BR$13])-[.$B$9])^2-[.$C18]^2" office:value-type="float" office:value="-0.00813821873168125" calcext:value-type="float">
            <text:p>-0,008</text:p>
          </table:table-cell>
          <table:table-cell table:style-name="ce3" table:formula="of:=([.$C$10]*SIN([.BS$13])-[.$B$8])^2+([.$C$10]*COS([.BS$13])-[.$B$9])^2-[.$C18]^2" office:value-type="float" office:value="-0.0105779108277155" calcext:value-type="float">
            <text:p>-0,011</text:p>
          </table:table-cell>
          <table:table-cell table:style-name="ce3" table:formula="of:=([.$C$10]*SIN([.BT$13])-[.$B$8])^2+([.$C$10]*COS([.BT$13])-[.$B$9])^2-[.$C18]^2" office:value-type="float" office:value="-0.0129810572998364" calcext:value-type="float">
            <text:p>-0,013</text:p>
          </table:table-cell>
          <table:table-cell table:style-name="ce3" table:formula="of:=([.$C$10]*SIN([.BU$13])-[.$B$8])^2+([.$C$10]*COS([.BU$13])-[.$B$9])^2-[.$C18]^2" office:value-type="float" office:value="-0.0153469261263487" calcext:value-type="float">
            <text:p>-0,015</text:p>
          </table:table-cell>
          <table:table-cell table:style-name="ce3" table:formula="of:=([.$C$10]*SIN([.BV$13])-[.$B$8])^2+([.$C$10]*COS([.BV$13])-[.$B$9])^2-[.$C18]^2" office:value-type="float" office:value="-0.0176747966406891" calcext:value-type="float">
            <text:p>-0,018</text:p>
          </table:table-cell>
          <table:table-cell table:style-name="ce3" table:formula="of:=([.$C$10]*SIN([.BW$13])-[.$B$8])^2+([.$C$10]*COS([.BW$13])-[.$B$9])^2-[.$C18]^2" office:value-type="float" office:value="-0.0199639597509485" calcext:value-type="float">
            <text:p>-0,020</text:p>
          </table:table-cell>
          <table:table-cell table:style-name="ce3" table:formula="of:=([.$C$10]*SIN([.BX$13])-[.$B$8])^2+([.$C$10]*COS([.BX$13])-[.$B$9])^2-[.$C18]^2" office:value-type="float" office:value="-0.0222137181558677" calcext:value-type="float">
            <text:p>-0,022</text:p>
          </table:table-cell>
          <table:table-cell table:style-name="ce3" table:formula="of:=([.$C$10]*SIN([.BY$13])-[.$B$8])^2+([.$C$10]*COS([.BY$13])-[.$B$9])^2-[.$C18]^2" office:value-type="float" office:value="-0.0244233865572429" calcext:value-type="float">
            <text:p>-0,024</text:p>
          </table:table-cell>
          <table:table-cell table:style-name="ce3" table:formula="of:=([.$C$10]*SIN([.BZ$13])-[.$B$8])^2+([.$C$10]*COS([.BZ$13])-[.$B$9])^2-[.$C18]^2" office:value-type="float" office:value="-0.0265922918686733" calcext:value-type="float">
            <text:p>-0,027</text:p>
          </table:table-cell>
          <table:table-cell table:style-name="ce3" table:formula="of:=([.$C$10]*SIN([.CA$13])-[.$B$8])^2+([.$C$10]*COS([.CA$13])-[.$B$9])^2-[.$C18]^2" office:value-type="float" office:value="-0.0287197734205906" calcext:value-type="float">
            <text:p>-0,029</text:p>
          </table:table-cell>
          <table:table-cell table:style-name="ce3" table:formula="of:=([.$C$10]*SIN([.CB$13])-[.$B$8])^2+([.$C$10]*COS([.CB$13])-[.$B$9])^2-[.$C18]^2" office:value-type="float" office:value="-0.0308051831615044" calcext:value-type="float">
            <text:p>-0,031</text:p>
          </table:table-cell>
          <table:table-cell table:style-name="ce3" table:formula="of:=([.$C$10]*SIN([.CC$13])-[.$B$8])^2+([.$C$10]*COS([.CC$13])-[.$B$9])^2-[.$C18]^2" office:value-type="float" office:value="-0.0328478858554061" calcext:value-type="float">
            <text:p>-0,033</text:p>
          </table:table-cell>
          <table:table-cell table:style-name="ce3" table:formula="of:=([.$C$10]*SIN([.CD$13])-[.$B$8])^2+([.$C$10]*COS([.CD$13])-[.$B$9])^2-[.$C18]^2" office:value-type="float" office:value="-0.0348472592752669" calcext:value-type="float">
            <text:p>-0,035</text:p>
          </table:table-cell>
          <table:table-cell table:style-name="ce3" table:formula="of:=([.$C$10]*SIN([.CE$13])-[.$B$8])^2+([.$C$10]*COS([.CE$13])-[.$B$9])^2-[.$C18]^2" office:value-type="float" office:value="-0.0368026943925747" calcext:value-type="float">
            <text:p>-0,037</text:p>
          </table:table-cell>
          <table:table-cell table:style-name="ce3" table:formula="of:=([.$C$10]*SIN([.CF$13])-[.$B$8])^2+([.$C$10]*COS([.CF$13])-[.$B$9])^2-[.$C18]^2" office:value-type="float" office:value="-0.0387135955628501" calcext:value-type="float">
            <text:p>-0,039</text:p>
          </table:table-cell>
          <table:table-cell table:style-name="ce3" table:formula="of:=([.$C$10]*SIN([.CG$13])-[.$B$8])^2+([.$C$10]*COS([.CG$13])-[.$B$9])^2-[.$C18]^2" office:value-type="float" office:value="-0.0405793807070853" calcext:value-type="float">
            <text:p>-0,041</text:p>
          </table:table-cell>
          <table:table-cell table:style-name="ce3" table:formula="of:=([.$C$10]*SIN([.CH$13])-[.$B$8])^2+([.$C$10]*COS([.CH$13])-[.$B$9])^2-[.$C18]^2" office:value-type="float" office:value="-0.0423994814890511" calcext:value-type="float">
            <text:p>-0,042</text:p>
          </table:table-cell>
          <table:table-cell table:style-name="ce3" table:formula="of:=([.$C$10]*SIN([.CI$13])-[.$B$8])^2+([.$C$10]*COS([.CI$13])-[.$B$9])^2-[.$C18]^2" office:value-type="float" office:value="-0.0441733434884176" calcext:value-type="float">
            <text:p>-0,044</text:p>
          </table:table-cell>
          <table:table-cell table:style-name="ce3" table:formula="of:=([.$C$10]*SIN([.CJ$13])-[.$B$8])^2+([.$C$10]*COS([.CJ$13])-[.$B$9])^2-[.$C18]^2" office:value-type="float" office:value="-0.0459004263696362" calcext:value-type="float">
            <text:p>-0,046</text:p>
          </table:table-cell>
          <table:table-cell table:style-name="ce3" table:formula="of:=([.$C$10]*SIN([.CK$13])-[.$B$8])^2+([.$C$10]*COS([.CK$13])-[.$B$9])^2-[.$C18]^2" office:value-type="float" office:value="-0.0475802040465303" calcext:value-type="float">
            <text:p>-0,048</text:p>
          </table:table-cell>
          <table:table-cell table:style-name="ce3" table:formula="of:=([.$C$10]*SIN([.CL$13])-[.$B$8])^2+([.$C$10]*COS([.CL$13])-[.$B$9])^2-[.$C18]^2" office:value-type="float" office:value="-0.0492121648425473" calcext:value-type="float">
            <text:p>-0,049</text:p>
          </table:table-cell>
          <table:table-cell table:style-name="ce3" table:formula="of:=([.$C$10]*SIN([.CM$13])-[.$B$8])^2+([.$C$10]*COS([.CM$13])-[.$B$9])^2-[.$C18]^2" office:value-type="float" office:value="-0.0507958116466196" calcext:value-type="float">
            <text:p>-0,051</text:p>
          </table:table-cell>
          <table:table-cell table:style-name="ce3" table:formula="of:=([.$C$10]*SIN([.CN$13])-[.$B$8])^2+([.$C$10]*COS([.CN$13])-[.$B$9])^2-[.$C18]^2" office:value-type="float" office:value="-0.0523306620645896" calcext:value-type="float">
            <text:p>-0,052</text:p>
          </table:table-cell>
          <table:table-cell table:style-name="ce3" table:formula="of:=([.$C$10]*SIN([.CO$13])-[.$B$8])^2+([.$C$10]*COS([.CO$13])-[.$B$9])^2-[.$C18]^2" office:value-type="float" office:value="-0.0538162485661515" calcext:value-type="float">
            <text:p>-0,054</text:p>
          </table:table-cell>
          <table:table-cell table:style-name="ce3" table:formula="of:=([.$C$10]*SIN([.CP$13])-[.$B$8])^2+([.$C$10]*COS([.CP$13])-[.$B$9])^2-[.$C18]^2" office:value-type="float" office:value="-0.0552521186272656" calcext:value-type="float">
            <text:p>-0,055</text:p>
          </table:table-cell>
          <table:table-cell table:style-name="ce3" table:formula="of:=([.$C$10]*SIN([.CQ$13])-[.$B$8])^2+([.$C$10]*COS([.CQ$13])-[.$B$9])^2-[.$C18]^2" office:value-type="float" office:value="-0.0566378348680019" calcext:value-type="float">
            <text:p>-0,057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table:formula="of:=[.C$11]+[.A19]" office:value-type="float" office:value="0.470744258309011" calcext:value-type="float">
            <text:p>0,471</text:p>
          </table:table-cell>
          <table:table-cell table:style-name="ce3" table:formula="of:=([.$B$7]^2+[.B19]^2)^0.5" office:value-type="float" office:value="0.473946364825073" calcext:value-type="float">
            <text:p>0,474</text:p>
          </table:table-cell>
          <table:table-cell/>
          <table:table-cell table:style-name="ce3" table:formula="of:=([.$C$10]*SIN([.E$13])-[.$B$8])^2+([.$C$10]*COS([.E$13])-[.$B$9])^2-[.$C19]^2" office:value-type="float" office:value="0.17803321196658" calcext:value-type="float">
            <text:p>0,178</text:p>
          </table:table-cell>
          <table:table-cell table:style-name="ce3" table:formula="of:=([.$C$10]*SIN([.F$13])-[.$B$8])^2+([.$C$10]*COS([.F$13])-[.$B$9])^2-[.$C19]^2" office:value-type="float" office:value="0.175123626317843" calcext:value-type="float">
            <text:p>0,175</text:p>
          </table:table-cell>
          <table:table-cell table:style-name="ce3" table:formula="of:=([.$C$10]*SIN([.G$13])-[.$B$8])^2+([.$C$10]*COS([.G$13])-[.$B$9])^2-[.$C19]^2" office:value-type="float" office:value="0.172191182401617" calcext:value-type="float">
            <text:p>0,172</text:p>
          </table:table-cell>
          <table:table-cell table:style-name="ce3" table:formula="of:=([.$C$10]*SIN([.H$13])-[.$B$8])^2+([.$C$10]*COS([.H$13])-[.$B$9])^2-[.$C19]^2" office:value-type="float" office:value="0.169236773468726" calcext:value-type="float">
            <text:p>0,169</text:p>
          </table:table-cell>
          <table:table-cell table:style-name="ce3" table:formula="of:=([.$C$10]*SIN([.I$13])-[.$B$8])^2+([.$C$10]*COS([.I$13])-[.$B$9])^2-[.$C19]^2" office:value-type="float" office:value="0.166261299460751" calcext:value-type="float">
            <text:p>0,166</text:p>
          </table:table-cell>
          <table:table-cell table:style-name="ce3" table:formula="of:=([.$C$10]*SIN([.J$13])-[.$B$8])^2+([.$C$10]*COS([.J$13])-[.$B$9])^2-[.$C19]^2" office:value-type="float" office:value="0.163265666735898" calcext:value-type="float">
            <text:p>0,163</text:p>
          </table:table-cell>
          <table:table-cell table:style-name="ce3" table:formula="of:=([.$C$10]*SIN([.K$13])-[.$B$8])^2+([.$C$10]*COS([.K$13])-[.$B$9])^2-[.$C19]^2" office:value-type="float" office:value="0.160250787792916" calcext:value-type="float">
            <text:p>0,160</text:p>
          </table:table-cell>
          <table:table-cell table:style-name="ce3" table:formula="of:=([.$C$10]*SIN([.L$13])-[.$B$8])^2+([.$C$10]*COS([.L$13])-[.$B$9])^2-[.$C19]^2" office:value-type="float" office:value="0.157217580993135" calcext:value-type="float">
            <text:p>0,157</text:p>
          </table:table-cell>
          <table:table-cell table:style-name="ce3" table:formula="of:=([.$C$10]*SIN([.M$13])-[.$B$8])^2+([.$C$10]*COS([.M$13])-[.$B$9])^2-[.$C19]^2" office:value-type="float" office:value="0.154166970280731" calcext:value-type="float">
            <text:p>0,154</text:p>
          </table:table-cell>
          <table:table-cell table:style-name="ce3" table:formula="of:=([.$C$10]*SIN([.N$13])-[.$B$8])^2+([.$C$10]*COS([.N$13])-[.$B$9])^2-[.$C19]^2" office:value-type="float" office:value="0.151099884901278" calcext:value-type="float">
            <text:p>0,151</text:p>
          </table:table-cell>
          <table:table-cell table:style-name="ce3" table:formula="of:=([.$C$10]*SIN([.O$13])-[.$B$8])^2+([.$C$10]*COS([.O$13])-[.$B$9])^2-[.$C19]^2" office:value-type="float" office:value="0.148017259118694" calcext:value-type="float">
            <text:p>0,148</text:p>
          </table:table-cell>
          <table:table-cell table:style-name="ce3" table:formula="of:=([.$C$10]*SIN([.P$13])-[.$B$8])^2+([.$C$10]*COS([.P$13])-[.$B$9])^2-[.$C19]^2" office:value-type="float" office:value="0.144920031930655" calcext:value-type="float">
            <text:p>0,145</text:p>
          </table:table-cell>
          <table:table-cell table:style-name="ce3" table:formula="of:=([.$C$10]*SIN([.Q$13])-[.$B$8])^2+([.$C$10]*COS([.Q$13])-[.$B$9])^2-[.$C19]^2" office:value-type="float" office:value="0.141809146782566" calcext:value-type="float">
            <text:p>0,142</text:p>
          </table:table-cell>
          <table:table-cell table:style-name="ce3" table:formula="of:=([.$C$10]*SIN([.R$13])-[.$B$8])^2+([.$C$10]*COS([.R$13])-[.$B$9])^2-[.$C19]^2" office:value-type="float" office:value="0.138685551280179" calcext:value-type="float">
            <text:p>0,139</text:p>
          </table:table-cell>
          <table:table-cell table:style-name="ce3" table:formula="of:=([.$C$10]*SIN([.S$13])-[.$B$8])^2+([.$C$10]*COS([.S$13])-[.$B$9])^2-[.$C19]^2" office:value-type="float" office:value="0.135550196900943" calcext:value-type="float">
            <text:p>0,136</text:p>
          </table:table-cell>
          <table:table-cell table:style-name="ce3" table:formula="of:=([.$C$10]*SIN([.T$13])-[.$B$8])^2+([.$C$10]*COS([.T$13])-[.$B$9])^2-[.$C19]^2" office:value-type="float" office:value="0.132404038704174" calcext:value-type="float">
            <text:p>0,132</text:p>
          </table:table-cell>
          <table:table-cell table:style-name="ce3" table:formula="of:=([.$C$10]*SIN([.U$13])-[.$B$8])^2+([.$C$10]*COS([.U$13])-[.$B$9])^2-[.$C19]^2" office:value-type="float" office:value="0.129248035040137" calcext:value-type="float">
            <text:p>0,129</text:p>
          </table:table-cell>
          <table:table-cell table:style-name="ce3" table:formula="of:=([.$C$10]*SIN([.V$13])-[.$B$8])^2+([.$C$10]*COS([.V$13])-[.$B$9])^2-[.$C19]^2" office:value-type="float" office:value="0.12608314725812" calcext:value-type="float">
            <text:p>0,126</text:p>
          </table:table-cell>
          <table:table-cell table:style-name="ce3" table:formula="of:=([.$C$10]*SIN([.W$13])-[.$B$8])^2+([.$C$10]*COS([.W$13])-[.$B$9])^2-[.$C19]^2" office:value-type="float" office:value="0.122910339413602" calcext:value-type="float">
            <text:p>0,123</text:p>
          </table:table-cell>
          <table:table-cell table:style-name="ce3" table:formula="of:=([.$C$10]*SIN([.X$13])-[.$B$8])^2+([.$C$10]*COS([.X$13])-[.$B$9])^2-[.$C19]^2" office:value-type="float" office:value="0.119730577974587" calcext:value-type="float">
            <text:p>0,120</text:p>
          </table:table-cell>
          <table:table-cell table:style-name="ce3" table:formula="of:=([.$C$10]*SIN([.Y$13])-[.$B$8])^2+([.$C$10]*COS([.Y$13])-[.$B$9])^2-[.$C19]^2" office:value-type="float" office:value="0.116544831527212" calcext:value-type="float">
            <text:p>0,117</text:p>
          </table:table-cell>
          <table:table-cell table:style-name="ce3" table:formula="of:=([.$C$10]*SIN([.Z$13])-[.$B$8])^2+([.$C$10]*COS([.Z$13])-[.$B$9])^2-[.$C19]^2" office:value-type="float" office:value="0.113354070480707" calcext:value-type="float">
            <text:p>0,113</text:p>
          </table:table-cell>
          <table:table-cell table:style-name="ce3" table:formula="of:=([.$C$10]*SIN([.AA$13])-[.$B$8])^2+([.$C$10]*COS([.AA$13])-[.$B$9])^2-[.$C19]^2" office:value-type="float" office:value="0.110159266771796" calcext:value-type="float">
            <text:p>0,110</text:p>
          </table:table-cell>
          <table:table-cell table:style-name="ce3" table:formula="of:=([.$C$10]*SIN([.AB$13])-[.$B$8])^2+([.$C$10]*COS([.AB$13])-[.$B$9])^2-[.$C19]^2" office:value-type="float" office:value="0.106961393568637" calcext:value-type="float">
            <text:p>0,107</text:p>
          </table:table-cell>
          <table:table-cell table:style-name="ce3" table:formula="of:=([.$C$10]*SIN([.AC$13])-[.$B$8])^2+([.$C$10]*COS([.AC$13])-[.$B$9])^2-[.$C19]^2" office:value-type="float" office:value="0.103761424974386" calcext:value-type="float">
            <text:p>0,104</text:p>
          </table:table-cell>
          <table:table-cell table:style-name="ce3" table:formula="of:=([.$C$10]*SIN([.AD$13])-[.$B$8])^2+([.$C$10]*COS([.AD$13])-[.$B$9])^2-[.$C19]^2" office:value-type="float" office:value="0.100560335730477" calcext:value-type="float">
            <text:p>0,101</text:p>
          </table:table-cell>
          <table:table-cell table:style-name="ce3" table:formula="of:=([.$C$10]*SIN([.AE$13])-[.$B$8])^2+([.$C$10]*COS([.AE$13])-[.$B$9])^2-[.$C19]^2" office:value-type="float" office:value="0.0973591009197021" calcext:value-type="float">
            <text:p>0,097</text:p>
          </table:table-cell>
          <table:table-cell table:style-name="ce3" table:formula="of:=([.$C$10]*SIN([.AF$13])-[.$B$8])^2+([.$C$10]*COS([.AF$13])-[.$B$9])^2-[.$C19]^2" office:value-type="float" office:value="0.0941586956691961" calcext:value-type="float">
            <text:p>0,094</text:p>
          </table:table-cell>
          <table:table-cell table:style-name="ce3" table:formula="of:=([.$C$10]*SIN([.AG$13])-[.$B$8])^2+([.$C$10]*COS([.AG$13])-[.$B$9])^2-[.$C19]^2" office:value-type="float" office:value="0.0909600948534011" calcext:value-type="float">
            <text:p>0,091</text:p>
          </table:table-cell>
          <table:table-cell table:style-name="ce3" table:formula="of:=([.$C$10]*SIN([.AH$13])-[.$B$8])^2+([.$C$10]*COS([.AH$13])-[.$B$9])^2-[.$C19]^2" office:value-type="float" office:value="0.0877642727971115" calcext:value-type="float">
            <text:p>0,088</text:p>
          </table:table-cell>
          <table:table-cell table:style-name="ce3" table:formula="of:=([.$C$10]*SIN([.AI$13])-[.$B$8])^2+([.$C$10]*COS([.AI$13])-[.$B$9])^2-[.$C19]^2" office:value-type="float" office:value="0.0845722029786839" calcext:value-type="float">
            <text:p>0,085</text:p>
          </table:table-cell>
          <table:table-cell table:style-name="ce3" table:formula="of:=([.$C$10]*SIN([.AJ$13])-[.$B$8])^2+([.$C$10]*COS([.AJ$13])-[.$B$9])^2-[.$C19]^2" office:value-type="float" office:value="0.0813848577335076" calcext:value-type="float">
            <text:p>0,081</text:p>
          </table:table-cell>
          <table:table-cell table:style-name="ce3" table:formula="of:=([.$C$10]*SIN([.AK$13])-[.$B$8])^2+([.$C$10]*COS([.AK$13])-[.$B$9])^2-[.$C19]^2" office:value-type="float" office:value="0.0782032079578205" calcext:value-type="float">
            <text:p>0,078</text:p>
          </table:table-cell>
          <table:table-cell table:style-name="ce3" table:formula="of:=([.$C$10]*SIN([.AL$13])-[.$B$8])^2+([.$C$10]*COS([.AL$13])-[.$B$9])^2-[.$C19]^2" office:value-type="float" office:value="0.075028222812966" calcext:value-type="float">
            <text:p>0,075</text:p>
          </table:table-cell>
          <table:table-cell table:style-name="ce3" table:formula="of:=([.$C$10]*SIN([.AM$13])-[.$B$8])^2+([.$C$10]*COS([.AM$13])-[.$B$9])^2-[.$C19]^2" office:value-type="float" office:value="0.0718608694301756" calcext:value-type="float">
            <text:p>0,072</text:p>
          </table:table-cell>
          <table:table-cell table:style-name="ce3" table:formula="of:=([.$C$10]*SIN([.AN$13])-[.$B$8])^2+([.$C$10]*COS([.AN$13])-[.$B$9])^2-[.$C19]^2" office:value-type="float" office:value="0.0687021126159727" calcext:value-type="float">
            <text:p>0,069</text:p>
          </table:table-cell>
          <table:table-cell table:style-name="ce3" table:formula="of:=([.$C$10]*SIN([.AO$13])-[.$B$8])^2+([.$C$10]*COS([.AO$13])-[.$B$9])^2-[.$C19]^2" office:value-type="float" office:value="0.0655529145582824" calcext:value-type="float">
            <text:p>0,066</text:p>
          </table:table-cell>
          <table:table-cell table:style-name="ce3" table:formula="of:=([.$C$10]*SIN([.AP$13])-[.$B$8])^2+([.$C$10]*COS([.AP$13])-[.$B$9])^2-[.$C19]^2" office:value-type="float" office:value="0.0624142345333401" calcext:value-type="float">
            <text:p>0,062</text:p>
          </table:table-cell>
          <table:table-cell table:style-name="ce3" table:formula="of:=([.$C$10]*SIN([.AQ$13])-[.$B$8])^2+([.$C$10]*COS([.AQ$13])-[.$B$9])^2-[.$C19]^2" office:value-type="float" office:value="0.0592870286134864" calcext:value-type="float">
            <text:p>0,059</text:p>
          </table:table-cell>
          <table:table-cell table:style-name="ce3" table:formula="of:=([.$C$10]*SIN([.AR$13])-[.$B$8])^2+([.$C$10]*COS([.AR$13])-[.$B$9])^2-[.$C19]^2" office:value-type="float" office:value="0.0561722493759387" calcext:value-type="float">
            <text:p>0,056</text:p>
          </table:table-cell>
          <table:table-cell table:style-name="ce3" table:formula="of:=([.$C$10]*SIN([.AS$13])-[.$B$8])^2+([.$C$10]*COS([.AS$13])-[.$B$9])^2-[.$C19]^2" office:value-type="float" office:value="0.053070845612626" calcext:value-type="float">
            <text:p>0,053</text:p>
          </table:table-cell>
          <table:table-cell table:style-name="ce3" table:formula="of:=([.$C$10]*SIN([.AT$13])-[.$B$8])^2+([.$C$10]*COS([.AT$13])-[.$B$9])^2-[.$C19]^2" office:value-type="float" office:value="0.0499837620411784" calcext:value-type="float">
            <text:p>0,050</text:p>
          </table:table-cell>
          <table:table-cell table:style-name="ce3" table:formula="of:=([.$C$10]*SIN([.AU$13])-[.$B$8])^2+([.$C$10]*COS([.AU$13])-[.$B$9])^2-[.$C19]^2" office:value-type="float" office:value="0.0469119390171576" calcext:value-type="float">
            <text:p>0,047</text:p>
          </table:table-cell>
          <table:table-cell table:style-name="ce3" table:formula="of:=([.$C$10]*SIN([.AV$13])-[.$B$8])^2+([.$C$10]*COS([.AV$13])-[.$B$9])^2-[.$C19]^2" office:value-type="float" office:value="0.0438563122476136" calcext:value-type="float">
            <text:p>0,044</text:p>
          </table:table-cell>
          <table:table-cell table:style-name="ce3" table:formula="of:=([.$C$10]*SIN([.AW$13])-[.$B$8])^2+([.$C$10]*COS([.AW$13])-[.$B$9])^2-[.$C19]^2" office:value-type="float" office:value="0.0408178125060612" calcext:value-type="float">
            <text:p>0,041</text:p>
          </table:table-cell>
          <table:table-cell table:style-name="ce3" table:formula="of:=([.$C$10]*SIN([.AX$13])-[.$B$8])^2+([.$C$10]*COS([.AX$13])-[.$B$9])^2-[.$C19]^2" office:value-type="float" office:value="0.0377973653489562" calcext:value-type="float">
            <text:p>0,038</text:p>
          </table:table-cell>
          <table:table-cell table:style-name="ce3" table:formula="of:=([.$C$10]*SIN([.AY$13])-[.$B$8])^2+([.$C$10]*COS([.AY$13])-[.$B$9])^2-[.$C19]^2" office:value-type="float" office:value="0.0347958908337624" calcext:value-type="float">
            <text:p>0,035</text:p>
          </table:table-cell>
          <table:table-cell table:style-name="ce3" table:formula="of:=([.$C$10]*SIN([.AZ$13])-[.$B$8])^2+([.$C$10]*COS([.AZ$13])-[.$B$9])^2-[.$C19]^2" office:value-type="float" office:value="0.0318143032386931" calcext:value-type="float">
            <text:p>0,032</text:p>
          </table:table-cell>
          <table:table-cell table:style-name="ce3" table:formula="of:=([.$C$10]*SIN([.BA$13])-[.$B$8])^2+([.$C$10]*COS([.BA$13])-[.$B$9])^2-[.$C19]^2" office:value-type="float" office:value="0.0288535107842129" calcext:value-type="float">
            <text:p>0,029</text:p>
          </table:table-cell>
          <table:table-cell table:style-name="ce3" table:formula="of:=([.$C$10]*SIN([.BB$13])-[.$B$8])^2+([.$C$10]*COS([.BB$13])-[.$B$9])^2-[.$C19]^2" office:value-type="float" office:value="0.0259144153563855" calcext:value-type="float">
            <text:p>0,026</text:p>
          </table:table-cell>
          <table:table-cell table:style-name="ce3" table:formula="of:=([.$C$10]*SIN([.BC$13])-[.$B$8])^2+([.$C$10]*COS([.BC$13])-[.$B$9])^2-[.$C19]^2" office:value-type="float" office:value="0.0229979122321496" calcext:value-type="float">
            <text:p>0,023</text:p>
          </table:table-cell>
          <table:table-cell table:style-name="ce3" table:formula="of:=([.$C$10]*SIN([.BD$13])-[.$B$8])^2+([.$C$10]*COS([.BD$13])-[.$B$9])^2-[.$C19]^2" office:value-type="float" office:value="0.02010488980661" calcext:value-type="float">
            <text:p>0,020</text:p>
          </table:table-cell>
          <table:table-cell table:style-name="ce3" table:formula="of:=([.$C$10]*SIN([.BE$13])-[.$B$8])^2+([.$C$10]*COS([.BE$13])-[.$B$9])^2-[.$C19]^2" office:value-type="float" office:value="0.0172362293224224" calcext:value-type="float">
            <text:p>0,017</text:p>
          </table:table-cell>
          <table:table-cell table:style-name="ce3" table:formula="of:=([.$C$10]*SIN([.BF$13])-[.$B$8])^2+([.$C$10]*COS([.BF$13])-[.$B$9])^2-[.$C19]^2" office:value-type="float" office:value="0.0143928046013601" calcext:value-type="float">
            <text:p>0,014</text:p>
          </table:table-cell>
          <table:table-cell table:style-name="ce3" table:formula="of:=([.$C$10]*SIN([.BG$13])-[.$B$8])^2+([.$C$10]*COS([.BG$13])-[.$B$9])^2-[.$C19]^2" office:value-type="float" office:value="0.0115754817781377" calcext:value-type="float">
            <text:p>0,012</text:p>
          </table:table-cell>
          <table:table-cell table:style-name="ce3" table:formula="of:=([.$C$10]*SIN([.BH$13])-[.$B$8])^2+([.$C$10]*COS([.BH$13])-[.$B$9])^2-[.$C19]^2" office:value-type="float" office:value="0.00878511903657925" calcext:value-type="float">
            <text:p>0,009</text:p>
          </table:table-cell>
          <table:table-cell table:style-name="ce3" table:formula="of:=([.$C$10]*SIN([.BI$13])-[.$B$8])^2+([.$C$10]*COS([.BI$13])-[.$B$9])^2-[.$C19]^2" office:value-type="float" office:value="0.00602256634820675" calcext:value-type="float">
            <text:p>0,006</text:p>
          </table:table-cell>
          <table:table-cell table:style-name="ce3" table:formula="of:=([.$C$10]*SIN([.BJ$13])-[.$B$8])^2+([.$C$10]*COS([.BJ$13])-[.$B$9])^2-[.$C19]^2" office:value-type="float" office:value="0.00328866521333038" calcext:value-type="float">
            <text:p>0,003</text:p>
          </table:table-cell>
          <table:table-cell table:style-name="ce3" table:formula="of:=([.$C$10]*SIN([.BK$13])-[.$B$8])^2+([.$C$10]*COS([.BK$13])-[.$B$9])^2-[.$C19]^2" office:value-type="float" office:value="0.00058424840471985" calcext:value-type="float">
            <text:p>0,001</text:p>
          </table:table-cell>
          <table:table-cell table:style-name="ce3" table:formula="of:=([.$C$10]*SIN([.BL$13])-[.$B$8])^2+([.$C$10]*COS([.BL$13])-[.$B$9])^2-[.$C19]^2" office:value-type="float" office:value="-0.00208986028606678" calcext:value-type="float">
            <text:p>-0,002</text:p>
          </table:table-cell>
          <table:table-cell table:style-name="ce3" table:formula="of:=([.$C$10]*SIN([.BM$13])-[.$B$8])^2+([.$C$10]*COS([.BM$13])-[.$B$9])^2-[.$C19]^2" office:value-type="float" office:value="-0.00473284629961746" calcext:value-type="float">
            <text:p>-0,005</text:p>
          </table:table-cell>
          <table:table-cell table:style-name="ce3" table:formula="of:=([.$C$10]*SIN([.BN$13])-[.$B$8])^2+([.$C$10]*COS([.BN$13])-[.$B$9])^2-[.$C19]^2" office:value-type="float" office:value="-0.00734390455678952" calcext:value-type="float">
            <text:p>-0,007</text:p>
          </table:table-cell>
          <table:table-cell table:style-name="ce3" table:formula="of:=([.$C$10]*SIN([.BO$13])-[.$B$8])^2+([.$C$10]*COS([.BO$13])-[.$B$9])^2-[.$C19]^2" office:value-type="float" office:value="-0.00992223970394362" calcext:value-type="float">
            <text:p>-0,010</text:p>
          </table:table-cell>
          <table:table-cell table:style-name="ce3" table:formula="of:=([.$C$10]*SIN([.BP$13])-[.$B$8])^2+([.$C$10]*COS([.BP$13])-[.$B$9])^2-[.$C19]^2" office:value-type="float" office:value="-0.0124670663552173" calcext:value-type="float">
            <text:p>-0,012</text:p>
          </table:table-cell>
          <table:table-cell table:style-name="ce3" table:formula="of:=([.$C$10]*SIN([.BQ$13])-[.$B$8])^2+([.$C$10]*COS([.BQ$13])-[.$B$9])^2-[.$C19]^2" office:value-type="float" office:value="-0.0149776093317603" calcext:value-type="float">
            <text:p>-0,015</text:p>
          </table:table-cell>
          <table:table-cell table:style-name="ce3" table:formula="of:=([.$C$10]*SIN([.BR$13])-[.$B$8])^2+([.$C$10]*COS([.BR$13])-[.$B$9])^2-[.$C19]^2" office:value-type="float" office:value="-0.0174531038978615" calcext:value-type="float">
            <text:p>-0,017</text:p>
          </table:table-cell>
          <table:table-cell table:style-name="ce3" table:formula="of:=([.$C$10]*SIN([.BS$13])-[.$B$8])^2+([.$C$10]*COS([.BS$13])-[.$B$9])^2-[.$C19]^2" office:value-type="float" office:value="-0.0198927959938958" calcext:value-type="float">
            <text:p>-0,020</text:p>
          </table:table-cell>
          <table:table-cell table:style-name="ce3" table:formula="of:=([.$C$10]*SIN([.BT$13])-[.$B$8])^2+([.$C$10]*COS([.BT$13])-[.$B$9])^2-[.$C19]^2" office:value-type="float" office:value="-0.0222959424660167" calcext:value-type="float">
            <text:p>-0,022</text:p>
          </table:table-cell>
          <table:table-cell table:style-name="ce3" table:formula="of:=([.$C$10]*SIN([.BU$13])-[.$B$8])^2+([.$C$10]*COS([.BU$13])-[.$B$9])^2-[.$C19]^2" office:value-type="float" office:value="-0.024661811292529" calcext:value-type="float">
            <text:p>-0,025</text:p>
          </table:table-cell>
          <table:table-cell table:style-name="ce3" table:formula="of:=([.$C$10]*SIN([.BV$13])-[.$B$8])^2+([.$C$10]*COS([.BV$13])-[.$B$9])^2-[.$C19]^2" office:value-type="float" office:value="-0.0269896818068693" calcext:value-type="float">
            <text:p>-0,027</text:p>
          </table:table-cell>
          <table:table-cell table:style-name="ce3" table:formula="of:=([.$C$10]*SIN([.BW$13])-[.$B$8])^2+([.$C$10]*COS([.BW$13])-[.$B$9])^2-[.$C19]^2" office:value-type="float" office:value="-0.0292788449171288" calcext:value-type="float">
            <text:p>-0,029</text:p>
          </table:table-cell>
          <table:table-cell table:style-name="ce3" table:formula="of:=([.$C$10]*SIN([.BX$13])-[.$B$8])^2+([.$C$10]*COS([.BX$13])-[.$B$9])^2-[.$C19]^2" office:value-type="float" office:value="-0.031528603322048" calcext:value-type="float">
            <text:p>-0,032</text:p>
          </table:table-cell>
          <table:table-cell table:style-name="ce3" table:formula="of:=([.$C$10]*SIN([.BY$13])-[.$B$8])^2+([.$C$10]*COS([.BY$13])-[.$B$9])^2-[.$C19]^2" office:value-type="float" office:value="-0.0337382717234232" calcext:value-type="float">
            <text:p>-0,034</text:p>
          </table:table-cell>
          <table:table-cell table:style-name="ce3" table:formula="of:=([.$C$10]*SIN([.BZ$13])-[.$B$8])^2+([.$C$10]*COS([.BZ$13])-[.$B$9])^2-[.$C19]^2" office:value-type="float" office:value="-0.0359071770348536" calcext:value-type="float">
            <text:p>-0,036</text:p>
          </table:table-cell>
          <table:table-cell table:style-name="ce3" table:formula="of:=([.$C$10]*SIN([.CA$13])-[.$B$8])^2+([.$C$10]*COS([.CA$13])-[.$B$9])^2-[.$C19]^2" office:value-type="float" office:value="-0.0380346585867708" calcext:value-type="float">
            <text:p>-0,038</text:p>
          </table:table-cell>
          <table:table-cell table:style-name="ce3" table:formula="of:=([.$C$10]*SIN([.CB$13])-[.$B$8])^2+([.$C$10]*COS([.CB$13])-[.$B$9])^2-[.$C19]^2" office:value-type="float" office:value="-0.0401200683276847" calcext:value-type="float">
            <text:p>-0,040</text:p>
          </table:table-cell>
          <table:table-cell table:style-name="ce3" table:formula="of:=([.$C$10]*SIN([.CC$13])-[.$B$8])^2+([.$C$10]*COS([.CC$13])-[.$B$9])^2-[.$C19]^2" office:value-type="float" office:value="-0.0421627710215864" calcext:value-type="float">
            <text:p>-0,042</text:p>
          </table:table-cell>
          <table:table-cell table:style-name="ce3" table:formula="of:=([.$C$10]*SIN([.CD$13])-[.$B$8])^2+([.$C$10]*COS([.CD$13])-[.$B$9])^2-[.$C19]^2" office:value-type="float" office:value="-0.0441621444414472" calcext:value-type="float">
            <text:p>-0,044</text:p>
          </table:table-cell>
          <table:table-cell table:style-name="ce3" table:formula="of:=([.$C$10]*SIN([.CE$13])-[.$B$8])^2+([.$C$10]*COS([.CE$13])-[.$B$9])^2-[.$C19]^2" office:value-type="float" office:value="-0.046117579558755" calcext:value-type="float">
            <text:p>-0,046</text:p>
          </table:table-cell>
          <table:table-cell table:style-name="ce3" table:formula="of:=([.$C$10]*SIN([.CF$13])-[.$B$8])^2+([.$C$10]*COS([.CF$13])-[.$B$9])^2-[.$C19]^2" office:value-type="float" office:value="-0.0480284807290304" calcext:value-type="float">
            <text:p>-0,048</text:p>
          </table:table-cell>
          <table:table-cell table:style-name="ce3" table:formula="of:=([.$C$10]*SIN([.CG$13])-[.$B$8])^2+([.$C$10]*COS([.CG$13])-[.$B$9])^2-[.$C19]^2" office:value-type="float" office:value="-0.0498942658732656" calcext:value-type="float">
            <text:p>-0,050</text:p>
          </table:table-cell>
          <table:table-cell table:style-name="ce3" table:formula="of:=([.$C$10]*SIN([.CH$13])-[.$B$8])^2+([.$C$10]*COS([.CH$13])-[.$B$9])^2-[.$C19]^2" office:value-type="float" office:value="-0.0517143666552314" calcext:value-type="float">
            <text:p>-0,052</text:p>
          </table:table-cell>
          <table:table-cell table:style-name="ce3" table:formula="of:=([.$C$10]*SIN([.CI$13])-[.$B$8])^2+([.$C$10]*COS([.CI$13])-[.$B$9])^2-[.$C19]^2" office:value-type="float" office:value="-0.0534882286545979" calcext:value-type="float">
            <text:p>-0,053</text:p>
          </table:table-cell>
          <table:table-cell table:style-name="ce3" table:formula="of:=([.$C$10]*SIN([.CJ$13])-[.$B$8])^2+([.$C$10]*COS([.CJ$13])-[.$B$9])^2-[.$C19]^2" office:value-type="float" office:value="-0.0552153115358164" calcext:value-type="float">
            <text:p>-0,055</text:p>
          </table:table-cell>
          <table:table-cell table:style-name="ce3" table:formula="of:=([.$C$10]*SIN([.CK$13])-[.$B$8])^2+([.$C$10]*COS([.CK$13])-[.$B$9])^2-[.$C19]^2" office:value-type="float" office:value="-0.0568950892127106" calcext:value-type="float">
            <text:p>-0,057</text:p>
          </table:table-cell>
          <table:table-cell table:style-name="ce3" table:formula="of:=([.$C$10]*SIN([.CL$13])-[.$B$8])^2+([.$C$10]*COS([.CL$13])-[.$B$9])^2-[.$C19]^2" office:value-type="float" office:value="-0.0585270500087275" calcext:value-type="float">
            <text:p>-0,059</text:p>
          </table:table-cell>
          <table:table-cell table:style-name="ce3" table:formula="of:=([.$C$10]*SIN([.CM$13])-[.$B$8])^2+([.$C$10]*COS([.CM$13])-[.$B$9])^2-[.$C19]^2" office:value-type="float" office:value="-0.0601106968127999" calcext:value-type="float">
            <text:p>-0,060</text:p>
          </table:table-cell>
          <table:table-cell table:style-name="ce3" table:formula="of:=([.$C$10]*SIN([.CN$13])-[.$B$8])^2+([.$C$10]*COS([.CN$13])-[.$B$9])^2-[.$C19]^2" office:value-type="float" office:value="-0.0616455472307699" calcext:value-type="float">
            <text:p>-0,062</text:p>
          </table:table-cell>
          <table:table-cell table:style-name="ce3" table:formula="of:=([.$C$10]*SIN([.CO$13])-[.$B$8])^2+([.$C$10]*COS([.CO$13])-[.$B$9])^2-[.$C19]^2" office:value-type="float" office:value="-0.0631311337323318" calcext:value-type="float">
            <text:p>-0,063</text:p>
          </table:table-cell>
          <table:table-cell table:style-name="ce3" table:formula="of:=([.$C$10]*SIN([.CP$13])-[.$B$8])^2+([.$C$10]*COS([.CP$13])-[.$B$9])^2-[.$C19]^2" office:value-type="float" office:value="-0.0645670037934459" calcext:value-type="float">
            <text:p>-0,065</text:p>
          </table:table-cell>
          <table:table-cell table:style-name="ce3" table:formula="of:=([.$C$10]*SIN([.CQ$13])-[.$B$8])^2+([.$C$10]*COS([.CQ$13])-[.$B$9])^2-[.$C19]^2" office:value-type="float" office:value="-0.0659527200341822" calcext:value-type="float">
            <text:p>-0,066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table:formula="of:=[.C$11]+[.A20]" office:value-type="float" office:value="0.480744258309011" calcext:value-type="float">
            <text:p>0,481</text:p>
          </table:table-cell>
          <table:table-cell table:style-name="ce3" table:formula="of:=([.$B$7]^2+[.B20]^2)^0.5" office:value-type="float" office:value="0.483880193743329" calcext:value-type="float">
            <text:p>0,484</text:p>
          </table:table-cell>
          <table:table-cell/>
          <table:table-cell table:style-name="ce3" table:formula="of:=([.$C$10]*SIN([.E$13])-[.$B$8])^2+([.$C$10]*COS([.E$13])-[.$B$9])^2-[.$C20]^2" office:value-type="float" office:value="0.168518326800399" calcext:value-type="float">
            <text:p>0,169</text:p>
          </table:table-cell>
          <table:table-cell table:style-name="ce3" table:formula="of:=([.$C$10]*SIN([.F$13])-[.$B$8])^2+([.$C$10]*COS([.F$13])-[.$B$9])^2-[.$C20]^2" office:value-type="float" office:value="0.165608741151663" calcext:value-type="float">
            <text:p>0,166</text:p>
          </table:table-cell>
          <table:table-cell table:style-name="ce3" table:formula="of:=([.$C$10]*SIN([.G$13])-[.$B$8])^2+([.$C$10]*COS([.G$13])-[.$B$9])^2-[.$C20]^2" office:value-type="float" office:value="0.162676297235437" calcext:value-type="float">
            <text:p>0,163</text:p>
          </table:table-cell>
          <table:table-cell table:style-name="ce3" table:formula="of:=([.$C$10]*SIN([.H$13])-[.$B$8])^2+([.$C$10]*COS([.H$13])-[.$B$9])^2-[.$C20]^2" office:value-type="float" office:value="0.159721888302546" calcext:value-type="float">
            <text:p>0,160</text:p>
          </table:table-cell>
          <table:table-cell table:style-name="ce3" table:formula="of:=([.$C$10]*SIN([.I$13])-[.$B$8])^2+([.$C$10]*COS([.I$13])-[.$B$9])^2-[.$C20]^2" office:value-type="float" office:value="0.156746414294571" calcext:value-type="float">
            <text:p>0,157</text:p>
          </table:table-cell>
          <table:table-cell table:style-name="ce3" table:formula="of:=([.$C$10]*SIN([.J$13])-[.$B$8])^2+([.$C$10]*COS([.J$13])-[.$B$9])^2-[.$C20]^2" office:value-type="float" office:value="0.153750781569718" calcext:value-type="float">
            <text:p>0,154</text:p>
          </table:table-cell>
          <table:table-cell table:style-name="ce3" table:formula="of:=([.$C$10]*SIN([.K$13])-[.$B$8])^2+([.$C$10]*COS([.K$13])-[.$B$9])^2-[.$C20]^2" office:value-type="float" office:value="0.150735902626736" calcext:value-type="float">
            <text:p>0,151</text:p>
          </table:table-cell>
          <table:table-cell table:style-name="ce3" table:formula="of:=([.$C$10]*SIN([.L$13])-[.$B$8])^2+([.$C$10]*COS([.L$13])-[.$B$9])^2-[.$C20]^2" office:value-type="float" office:value="0.147702695826955" calcext:value-type="float">
            <text:p>0,148</text:p>
          </table:table-cell>
          <table:table-cell table:style-name="ce3" table:formula="of:=([.$C$10]*SIN([.M$13])-[.$B$8])^2+([.$C$10]*COS([.M$13])-[.$B$9])^2-[.$C20]^2" office:value-type="float" office:value="0.144652085114551" calcext:value-type="float">
            <text:p>0,145</text:p>
          </table:table-cell>
          <table:table-cell table:style-name="ce3" table:formula="of:=([.$C$10]*SIN([.N$13])-[.$B$8])^2+([.$C$10]*COS([.N$13])-[.$B$9])^2-[.$C20]^2" office:value-type="float" office:value="0.141584999735098" calcext:value-type="float">
            <text:p>0,142</text:p>
          </table:table-cell>
          <table:table-cell table:style-name="ce3" table:formula="of:=([.$C$10]*SIN([.O$13])-[.$B$8])^2+([.$C$10]*COS([.O$13])-[.$B$9])^2-[.$C20]^2" office:value-type="float" office:value="0.138502373952514" calcext:value-type="float">
            <text:p>0,139</text:p>
          </table:table-cell>
          <table:table-cell table:style-name="ce3" table:formula="of:=([.$C$10]*SIN([.P$13])-[.$B$8])^2+([.$C$10]*COS([.P$13])-[.$B$9])^2-[.$C20]^2" office:value-type="float" office:value="0.135405146764475" calcext:value-type="float">
            <text:p>0,135</text:p>
          </table:table-cell>
          <table:table-cell table:style-name="ce3" table:formula="of:=([.$C$10]*SIN([.Q$13])-[.$B$8])^2+([.$C$10]*COS([.Q$13])-[.$B$9])^2-[.$C20]^2" office:value-type="float" office:value="0.132294261616386" calcext:value-type="float">
            <text:p>0,132</text:p>
          </table:table-cell>
          <table:table-cell table:style-name="ce3" table:formula="of:=([.$C$10]*SIN([.R$13])-[.$B$8])^2+([.$C$10]*COS([.R$13])-[.$B$9])^2-[.$C20]^2" office:value-type="float" office:value="0.129170666113999" calcext:value-type="float">
            <text:p>0,129</text:p>
          </table:table-cell>
          <table:table-cell table:style-name="ce3" table:formula="of:=([.$C$10]*SIN([.S$13])-[.$B$8])^2+([.$C$10]*COS([.S$13])-[.$B$9])^2-[.$C20]^2" office:value-type="float" office:value="0.126035311734762" calcext:value-type="float">
            <text:p>0,126</text:p>
          </table:table-cell>
          <table:table-cell table:style-name="ce3" table:formula="of:=([.$C$10]*SIN([.T$13])-[.$B$8])^2+([.$C$10]*COS([.T$13])-[.$B$9])^2-[.$C20]^2" office:value-type="float" office:value="0.122889153537994" calcext:value-type="float">
            <text:p>0,123</text:p>
          </table:table-cell>
          <table:table-cell table:style-name="ce3" table:formula="of:=([.$C$10]*SIN([.U$13])-[.$B$8])^2+([.$C$10]*COS([.U$13])-[.$B$9])^2-[.$C20]^2" office:value-type="float" office:value="0.119733149873957" calcext:value-type="float">
            <text:p>0,120</text:p>
          </table:table-cell>
          <table:table-cell table:style-name="ce3" table:formula="of:=([.$C$10]*SIN([.V$13])-[.$B$8])^2+([.$C$10]*COS([.V$13])-[.$B$9])^2-[.$C20]^2" office:value-type="float" office:value="0.11656826209194" calcext:value-type="float">
            <text:p>0,117</text:p>
          </table:table-cell>
          <table:table-cell table:style-name="ce3" table:formula="of:=([.$C$10]*SIN([.W$13])-[.$B$8])^2+([.$C$10]*COS([.W$13])-[.$B$9])^2-[.$C20]^2" office:value-type="float" office:value="0.113395454247422" calcext:value-type="float">
            <text:p>0,113</text:p>
          </table:table-cell>
          <table:table-cell table:style-name="ce3" table:formula="of:=([.$C$10]*SIN([.X$13])-[.$B$8])^2+([.$C$10]*COS([.X$13])-[.$B$9])^2-[.$C20]^2" office:value-type="float" office:value="0.110215692808407" calcext:value-type="float">
            <text:p>0,110</text:p>
          </table:table-cell>
          <table:table-cell table:style-name="ce3" table:formula="of:=([.$C$10]*SIN([.Y$13])-[.$B$8])^2+([.$C$10]*COS([.Y$13])-[.$B$9])^2-[.$C20]^2" office:value-type="float" office:value="0.107029946361032" calcext:value-type="float">
            <text:p>0,107</text:p>
          </table:table-cell>
          <table:table-cell table:style-name="ce3" table:formula="of:=([.$C$10]*SIN([.Z$13])-[.$B$8])^2+([.$C$10]*COS([.Z$13])-[.$B$9])^2-[.$C20]^2" office:value-type="float" office:value="0.103839185314527" calcext:value-type="float">
            <text:p>0,104</text:p>
          </table:table-cell>
          <table:table-cell table:style-name="ce3" table:formula="of:=([.$C$10]*SIN([.AA$13])-[.$B$8])^2+([.$C$10]*COS([.AA$13])-[.$B$9])^2-[.$C20]^2" office:value-type="float" office:value="0.100644381605616" calcext:value-type="float">
            <text:p>0,101</text:p>
          </table:table-cell>
          <table:table-cell table:style-name="ce3" table:formula="of:=([.$C$10]*SIN([.AB$13])-[.$B$8])^2+([.$C$10]*COS([.AB$13])-[.$B$9])^2-[.$C20]^2" office:value-type="float" office:value="0.0974465084024566" calcext:value-type="float">
            <text:p>0,097</text:p>
          </table:table-cell>
          <table:table-cell table:style-name="ce3" table:formula="of:=([.$C$10]*SIN([.AC$13])-[.$B$8])^2+([.$C$10]*COS([.AC$13])-[.$B$9])^2-[.$C20]^2" office:value-type="float" office:value="0.0942465398082062" calcext:value-type="float">
            <text:p>0,094</text:p>
          </table:table-cell>
          <table:table-cell table:style-name="ce3" table:formula="of:=([.$C$10]*SIN([.AD$13])-[.$B$8])^2+([.$C$10]*COS([.AD$13])-[.$B$9])^2-[.$C20]^2" office:value-type="float" office:value="0.0910454505642968" calcext:value-type="float">
            <text:p>0,091</text:p>
          </table:table-cell>
          <table:table-cell table:style-name="ce3" table:formula="of:=([.$C$10]*SIN([.AE$13])-[.$B$8])^2+([.$C$10]*COS([.AE$13])-[.$B$9])^2-[.$C20]^2" office:value-type="float" office:value="0.0878442157535219" calcext:value-type="float">
            <text:p>0,088</text:p>
          </table:table-cell>
          <table:table-cell table:style-name="ce3" table:formula="of:=([.$C$10]*SIN([.AF$13])-[.$B$8])^2+([.$C$10]*COS([.AF$13])-[.$B$9])^2-[.$C20]^2" office:value-type="float" office:value="0.0846438105030159" calcext:value-type="float">
            <text:p>0,085</text:p>
          </table:table-cell>
          <table:table-cell table:style-name="ce3" table:formula="of:=([.$C$10]*SIN([.AG$13])-[.$B$8])^2+([.$C$10]*COS([.AG$13])-[.$B$9])^2-[.$C20]^2" office:value-type="float" office:value="0.0814452096872209" calcext:value-type="float">
            <text:p>0,081</text:p>
          </table:table-cell>
          <table:table-cell table:style-name="ce3" table:formula="of:=([.$C$10]*SIN([.AH$13])-[.$B$8])^2+([.$C$10]*COS([.AH$13])-[.$B$9])^2-[.$C20]^2" office:value-type="float" office:value="0.0782493876309313" calcext:value-type="float">
            <text:p>0,078</text:p>
          </table:table-cell>
          <table:table-cell table:style-name="ce3" table:formula="of:=([.$C$10]*SIN([.AI$13])-[.$B$8])^2+([.$C$10]*COS([.AI$13])-[.$B$9])^2-[.$C20]^2" office:value-type="float" office:value="0.0750573178125037" calcext:value-type="float">
            <text:p>0,075</text:p>
          </table:table-cell>
          <table:table-cell table:style-name="ce3" table:formula="of:=([.$C$10]*SIN([.AJ$13])-[.$B$8])^2+([.$C$10]*COS([.AJ$13])-[.$B$9])^2-[.$C20]^2" office:value-type="float" office:value="0.0718699725673274" calcext:value-type="float">
            <text:p>0,072</text:p>
          </table:table-cell>
          <table:table-cell table:style-name="ce3" table:formula="of:=([.$C$10]*SIN([.AK$13])-[.$B$8])^2+([.$C$10]*COS([.AK$13])-[.$B$9])^2-[.$C20]^2" office:value-type="float" office:value="0.0686883227916403" calcext:value-type="float">
            <text:p>0,069</text:p>
          </table:table-cell>
          <table:table-cell table:style-name="ce3" table:formula="of:=([.$C$10]*SIN([.AL$13])-[.$B$8])^2+([.$C$10]*COS([.AL$13])-[.$B$9])^2-[.$C20]^2" office:value-type="float" office:value="0.0655133376467857" calcext:value-type="float">
            <text:p>0,066</text:p>
          </table:table-cell>
          <table:table-cell table:style-name="ce3" table:formula="of:=([.$C$10]*SIN([.AM$13])-[.$B$8])^2+([.$C$10]*COS([.AM$13])-[.$B$9])^2-[.$C20]^2" office:value-type="float" office:value="0.0623459842639954" calcext:value-type="float">
            <text:p>0,062</text:p>
          </table:table-cell>
          <table:table-cell table:style-name="ce3" table:formula="of:=([.$C$10]*SIN([.AN$13])-[.$B$8])^2+([.$C$10]*COS([.AN$13])-[.$B$9])^2-[.$C20]^2" office:value-type="float" office:value="0.0591872274497925" calcext:value-type="float">
            <text:p>0,059</text:p>
          </table:table-cell>
          <table:table-cell table:style-name="ce3" table:formula="of:=([.$C$10]*SIN([.AO$13])-[.$B$8])^2+([.$C$10]*COS([.AO$13])-[.$B$9])^2-[.$C20]^2" office:value-type="float" office:value="0.0560380293921022" calcext:value-type="float">
            <text:p>0,056</text:p>
          </table:table-cell>
          <table:table-cell table:style-name="ce3" table:formula="of:=([.$C$10]*SIN([.AP$13])-[.$B$8])^2+([.$C$10]*COS([.AP$13])-[.$B$9])^2-[.$C20]^2" office:value-type="float" office:value="0.0528993493671598" calcext:value-type="float">
            <text:p>0,053</text:p>
          </table:table-cell>
          <table:table-cell table:style-name="ce3" table:formula="of:=([.$C$10]*SIN([.AQ$13])-[.$B$8])^2+([.$C$10]*COS([.AQ$13])-[.$B$9])^2-[.$C20]^2" office:value-type="float" office:value="0.0497721434473062" calcext:value-type="float">
            <text:p>0,050</text:p>
          </table:table-cell>
          <table:table-cell table:style-name="ce3" table:formula="of:=([.$C$10]*SIN([.AR$13])-[.$B$8])^2+([.$C$10]*COS([.AR$13])-[.$B$9])^2-[.$C20]^2" office:value-type="float" office:value="0.0466573642097585" calcext:value-type="float">
            <text:p>0,047</text:p>
          </table:table-cell>
          <table:table-cell table:style-name="ce3" table:formula="of:=([.$C$10]*SIN([.AS$13])-[.$B$8])^2+([.$C$10]*COS([.AS$13])-[.$B$9])^2-[.$C20]^2" office:value-type="float" office:value="0.0435559604464458" calcext:value-type="float">
            <text:p>0,044</text:p>
          </table:table-cell>
          <table:table-cell table:style-name="ce3" table:formula="of:=([.$C$10]*SIN([.AT$13])-[.$B$8])^2+([.$C$10]*COS([.AT$13])-[.$B$9])^2-[.$C20]^2" office:value-type="float" office:value="0.0404688768749982" calcext:value-type="float">
            <text:p>0,040</text:p>
          </table:table-cell>
          <table:table-cell table:style-name="ce3" table:formula="of:=([.$C$10]*SIN([.AU$13])-[.$B$8])^2+([.$C$10]*COS([.AU$13])-[.$B$9])^2-[.$C20]^2" office:value-type="float" office:value="0.0373970538509774" calcext:value-type="float">
            <text:p>0,037</text:p>
          </table:table-cell>
          <table:table-cell table:style-name="ce3" table:formula="of:=([.$C$10]*SIN([.AV$13])-[.$B$8])^2+([.$C$10]*COS([.AV$13])-[.$B$9])^2-[.$C20]^2" office:value-type="float" office:value="0.0343414270814334" calcext:value-type="float">
            <text:p>0,034</text:p>
          </table:table-cell>
          <table:table-cell table:style-name="ce3" table:formula="of:=([.$C$10]*SIN([.AW$13])-[.$B$8])^2+([.$C$10]*COS([.AW$13])-[.$B$9])^2-[.$C20]^2" office:value-type="float" office:value="0.0313029273398809" calcext:value-type="float">
            <text:p>0,031</text:p>
          </table:table-cell>
          <table:table-cell table:style-name="ce3" table:formula="of:=([.$C$10]*SIN([.AX$13])-[.$B$8])^2+([.$C$10]*COS([.AX$13])-[.$B$9])^2-[.$C20]^2" office:value-type="float" office:value="0.028282480182776" calcext:value-type="float">
            <text:p>0,028</text:p>
          </table:table-cell>
          <table:table-cell table:style-name="ce3" table:formula="of:=([.$C$10]*SIN([.AY$13])-[.$B$8])^2+([.$C$10]*COS([.AY$13])-[.$B$9])^2-[.$C20]^2" office:value-type="float" office:value="0.0252810056675822" calcext:value-type="float">
            <text:p>0,025</text:p>
          </table:table-cell>
          <table:table-cell table:style-name="ce3" table:formula="of:=([.$C$10]*SIN([.AZ$13])-[.$B$8])^2+([.$C$10]*COS([.AZ$13])-[.$B$9])^2-[.$C20]^2" office:value-type="float" office:value="0.0222994180725128" calcext:value-type="float">
            <text:p>0,022</text:p>
          </table:table-cell>
          <table:table-cell table:style-name="ce3" table:formula="of:=([.$C$10]*SIN([.BA$13])-[.$B$8])^2+([.$C$10]*COS([.BA$13])-[.$B$9])^2-[.$C20]^2" office:value-type="float" office:value="0.0193386256180327" calcext:value-type="float">
            <text:p>0,019</text:p>
          </table:table-cell>
          <table:table-cell table:style-name="ce3" table:formula="of:=([.$C$10]*SIN([.BB$13])-[.$B$8])^2+([.$C$10]*COS([.BB$13])-[.$B$9])^2-[.$C20]^2" office:value-type="float" office:value="0.0163995301902053" calcext:value-type="float">
            <text:p>0,016</text:p>
          </table:table-cell>
          <table:table-cell table:style-name="ce3" table:formula="of:=([.$C$10]*SIN([.BC$13])-[.$B$8])^2+([.$C$10]*COS([.BC$13])-[.$B$9])^2-[.$C20]^2" office:value-type="float" office:value="0.0134830270659694" calcext:value-type="float">
            <text:p>0,013</text:p>
          </table:table-cell>
          <table:table-cell table:style-name="ce3" table:formula="of:=([.$C$10]*SIN([.BD$13])-[.$B$8])^2+([.$C$10]*COS([.BD$13])-[.$B$9])^2-[.$C20]^2" office:value-type="float" office:value="0.0105900046404298" calcext:value-type="float">
            <text:p>0,011</text:p>
          </table:table-cell>
          <table:table-cell table:style-name="ce3" table:formula="of:=([.$C$10]*SIN([.BE$13])-[.$B$8])^2+([.$C$10]*COS([.BE$13])-[.$B$9])^2-[.$C20]^2" office:value-type="float" office:value="0.00772134415624223" calcext:value-type="float">
            <text:p>0,008</text:p>
          </table:table-cell>
          <table:table-cell table:style-name="ce3" table:formula="of:=([.$C$10]*SIN([.BF$13])-[.$B$8])^2+([.$C$10]*COS([.BF$13])-[.$B$9])^2-[.$C20]^2" office:value-type="float" office:value="0.00487791943517987" calcext:value-type="float">
            <text:p>0,005</text:p>
          </table:table-cell>
          <table:table-cell table:style-name="ce3" table:formula="of:=([.$C$10]*SIN([.BG$13])-[.$B$8])^2+([.$C$10]*COS([.BG$13])-[.$B$9])^2-[.$C20]^2" office:value-type="float" office:value="0.00206059661195751" calcext:value-type="float">
            <text:p>0,002</text:p>
          </table:table-cell>
          <table:table-cell table:style-name="ce3" table:formula="of:=([.$C$10]*SIN([.BH$13])-[.$B$8])^2+([.$C$10]*COS([.BH$13])-[.$B$9])^2-[.$C20]^2" office:value-type="float" office:value="-0.000729766129600962" calcext:value-type="float">
            <text:p>-0,001</text:p>
          </table:table-cell>
          <table:table-cell table:style-name="ce3" table:formula="of:=([.$C$10]*SIN([.BI$13])-[.$B$8])^2+([.$C$10]*COS([.BI$13])-[.$B$9])^2-[.$C20]^2" office:value-type="float" office:value="-0.00349231881797346" calcext:value-type="float">
            <text:p>-0,003</text:p>
          </table:table-cell>
          <table:table-cell table:style-name="ce3" table:formula="of:=([.$C$10]*SIN([.BJ$13])-[.$B$8])^2+([.$C$10]*COS([.BJ$13])-[.$B$9])^2-[.$C20]^2" office:value-type="float" office:value="-0.00622621995284983" calcext:value-type="float">
            <text:p>-0,006</text:p>
          </table:table-cell>
          <table:table-cell table:style-name="ce3" table:formula="of:=([.$C$10]*SIN([.BK$13])-[.$B$8])^2+([.$C$10]*COS([.BK$13])-[.$B$9])^2-[.$C20]^2" office:value-type="float" office:value="-0.00893063676146036" calcext:value-type="float">
            <text:p>-0,009</text:p>
          </table:table-cell>
          <table:table-cell table:style-name="ce3" table:formula="of:=([.$C$10]*SIN([.BL$13])-[.$B$8])^2+([.$C$10]*COS([.BL$13])-[.$B$9])^2-[.$C20]^2" office:value-type="float" office:value="-0.011604745452247" calcext:value-type="float">
            <text:p>-0,012</text:p>
          </table:table-cell>
          <table:table-cell table:style-name="ce3" table:formula="of:=([.$C$10]*SIN([.BM$13])-[.$B$8])^2+([.$C$10]*COS([.BM$13])-[.$B$9])^2-[.$C20]^2" office:value-type="float" office:value="-0.0142477314657977" calcext:value-type="float">
            <text:p>-0,014</text:p>
          </table:table-cell>
          <table:table-cell table:style-name="ce3" table:formula="of:=([.$C$10]*SIN([.BN$13])-[.$B$8])^2+([.$C$10]*COS([.BN$13])-[.$B$9])^2-[.$C20]^2" office:value-type="float" office:value="-0.0168587897229697" calcext:value-type="float">
            <text:p>-0,017</text:p>
          </table:table-cell>
          <table:table-cell table:style-name="ce3" table:formula="of:=([.$C$10]*SIN([.BO$13])-[.$B$8])^2+([.$C$10]*COS([.BO$13])-[.$B$9])^2-[.$C20]^2" office:value-type="float" office:value="-0.0194371248701238" calcext:value-type="float">
            <text:p>-0,019</text:p>
          </table:table-cell>
          <table:table-cell table:style-name="ce3" table:formula="of:=([.$C$10]*SIN([.BP$13])-[.$B$8])^2+([.$C$10]*COS([.BP$13])-[.$B$9])^2-[.$C20]^2" office:value-type="float" office:value="-0.0219819515213975" calcext:value-type="float">
            <text:p>-0,022</text:p>
          </table:table-cell>
          <table:table-cell table:style-name="ce3" table:formula="of:=([.$C$10]*SIN([.BQ$13])-[.$B$8])^2+([.$C$10]*COS([.BQ$13])-[.$B$9])^2-[.$C20]^2" office:value-type="float" office:value="-0.0244924944979405" calcext:value-type="float">
            <text:p>-0,024</text:p>
          </table:table-cell>
          <table:table-cell table:style-name="ce3" table:formula="of:=([.$C$10]*SIN([.BR$13])-[.$B$8])^2+([.$C$10]*COS([.BR$13])-[.$B$9])^2-[.$C20]^2" office:value-type="float" office:value="-0.0269679890640417" calcext:value-type="float">
            <text:p>-0,027</text:p>
          </table:table-cell>
          <table:table-cell table:style-name="ce3" table:formula="of:=([.$C$10]*SIN([.BS$13])-[.$B$8])^2+([.$C$10]*COS([.BS$13])-[.$B$9])^2-[.$C20]^2" office:value-type="float" office:value="-0.029407681160076" calcext:value-type="float">
            <text:p>-0,029</text:p>
          </table:table-cell>
          <table:table-cell table:style-name="ce3" table:formula="of:=([.$C$10]*SIN([.BT$13])-[.$B$8])^2+([.$C$10]*COS([.BT$13])-[.$B$9])^2-[.$C20]^2" office:value-type="float" office:value="-0.0318108276321969" calcext:value-type="float">
            <text:p>-0,032</text:p>
          </table:table-cell>
          <table:table-cell table:style-name="ce3" table:formula="of:=([.$C$10]*SIN([.BU$13])-[.$B$8])^2+([.$C$10]*COS([.BU$13])-[.$B$9])^2-[.$C20]^2" office:value-type="float" office:value="-0.0341766964587092" calcext:value-type="float">
            <text:p>-0,034</text:p>
          </table:table-cell>
          <table:table-cell table:style-name="ce3" table:formula="of:=([.$C$10]*SIN([.BV$13])-[.$B$8])^2+([.$C$10]*COS([.BV$13])-[.$B$9])^2-[.$C20]^2" office:value-type="float" office:value="-0.0365045669730495" calcext:value-type="float">
            <text:p>-0,037</text:p>
          </table:table-cell>
          <table:table-cell table:style-name="ce3" table:formula="of:=([.$C$10]*SIN([.BW$13])-[.$B$8])^2+([.$C$10]*COS([.BW$13])-[.$B$9])^2-[.$C20]^2" office:value-type="float" office:value="-0.038793730083309" calcext:value-type="float">
            <text:p>-0,039</text:p>
          </table:table-cell>
          <table:table-cell table:style-name="ce3" table:formula="of:=([.$C$10]*SIN([.BX$13])-[.$B$8])^2+([.$C$10]*COS([.BX$13])-[.$B$9])^2-[.$C20]^2" office:value-type="float" office:value="-0.0410434884882282" calcext:value-type="float">
            <text:p>-0,041</text:p>
          </table:table-cell>
          <table:table-cell table:style-name="ce3" table:formula="of:=([.$C$10]*SIN([.BY$13])-[.$B$8])^2+([.$C$10]*COS([.BY$13])-[.$B$9])^2-[.$C20]^2" office:value-type="float" office:value="-0.0432531568896034" calcext:value-type="float">
            <text:p>-0,043</text:p>
          </table:table-cell>
          <table:table-cell table:style-name="ce3" table:formula="of:=([.$C$10]*SIN([.BZ$13])-[.$B$8])^2+([.$C$10]*COS([.BZ$13])-[.$B$9])^2-[.$C20]^2" office:value-type="float" office:value="-0.0454220622010338" calcext:value-type="float">
            <text:p>-0,045</text:p>
          </table:table-cell>
          <table:table-cell table:style-name="ce3" table:formula="of:=([.$C$10]*SIN([.CA$13])-[.$B$8])^2+([.$C$10]*COS([.CA$13])-[.$B$9])^2-[.$C20]^2" office:value-type="float" office:value="-0.0475495437529511" calcext:value-type="float">
            <text:p>-0,048</text:p>
          </table:table-cell>
          <table:table-cell table:style-name="ce3" table:formula="of:=([.$C$10]*SIN([.CB$13])-[.$B$8])^2+([.$C$10]*COS([.CB$13])-[.$B$9])^2-[.$C20]^2" office:value-type="float" office:value="-0.0496349534938649" calcext:value-type="float">
            <text:p>-0,050</text:p>
          </table:table-cell>
          <table:table-cell table:style-name="ce3" table:formula="of:=([.$C$10]*SIN([.CC$13])-[.$B$8])^2+([.$C$10]*COS([.CC$13])-[.$B$9])^2-[.$C20]^2" office:value-type="float" office:value="-0.0516776561877666" calcext:value-type="float">
            <text:p>-0,052</text:p>
          </table:table-cell>
          <table:table-cell table:style-name="ce3" table:formula="of:=([.$C$10]*SIN([.CD$13])-[.$B$8])^2+([.$C$10]*COS([.CD$13])-[.$B$9])^2-[.$C20]^2" office:value-type="float" office:value="-0.0536770296076274" calcext:value-type="float">
            <text:p>-0,054</text:p>
          </table:table-cell>
          <table:table-cell table:style-name="ce3" table:formula="of:=([.$C$10]*SIN([.CE$13])-[.$B$8])^2+([.$C$10]*COS([.CE$13])-[.$B$9])^2-[.$C20]^2" office:value-type="float" office:value="-0.0556324647249352" calcext:value-type="float">
            <text:p>-0,056</text:p>
          </table:table-cell>
          <table:table-cell table:style-name="ce3" table:formula="of:=([.$C$10]*SIN([.CF$13])-[.$B$8])^2+([.$C$10]*COS([.CF$13])-[.$B$9])^2-[.$C20]^2" office:value-type="float" office:value="-0.0575433658952106" calcext:value-type="float">
            <text:p>-0,058</text:p>
          </table:table-cell>
          <table:table-cell table:style-name="ce3" table:formula="of:=([.$C$10]*SIN([.CG$13])-[.$B$8])^2+([.$C$10]*COS([.CG$13])-[.$B$9])^2-[.$C20]^2" office:value-type="float" office:value="-0.0594091510394458" calcext:value-type="float">
            <text:p>-0,059</text:p>
          </table:table-cell>
          <table:table-cell table:style-name="ce3" table:formula="of:=([.$C$10]*SIN([.CH$13])-[.$B$8])^2+([.$C$10]*COS([.CH$13])-[.$B$9])^2-[.$C20]^2" office:value-type="float" office:value="-0.0612292518214116" calcext:value-type="float">
            <text:p>-0,061</text:p>
          </table:table-cell>
          <table:table-cell table:style-name="ce3" table:formula="of:=([.$C$10]*SIN([.CI$13])-[.$B$8])^2+([.$C$10]*COS([.CI$13])-[.$B$9])^2-[.$C20]^2" office:value-type="float" office:value="-0.0630031138207781" calcext:value-type="float">
            <text:p>-0,063</text:p>
          </table:table-cell>
          <table:table-cell table:style-name="ce3" table:formula="of:=([.$C$10]*SIN([.CJ$13])-[.$B$8])^2+([.$C$10]*COS([.CJ$13])-[.$B$9])^2-[.$C20]^2" office:value-type="float" office:value="-0.0647301967019966" calcext:value-type="float">
            <text:p>-0,065</text:p>
          </table:table-cell>
          <table:table-cell table:style-name="ce3" table:formula="of:=([.$C$10]*SIN([.CK$13])-[.$B$8])^2+([.$C$10]*COS([.CK$13])-[.$B$9])^2-[.$C20]^2" office:value-type="float" office:value="-0.0664099743788908" calcext:value-type="float">
            <text:p>-0,066</text:p>
          </table:table-cell>
          <table:table-cell table:style-name="ce3" table:formula="of:=([.$C$10]*SIN([.CL$13])-[.$B$8])^2+([.$C$10]*COS([.CL$13])-[.$B$9])^2-[.$C20]^2" office:value-type="float" office:value="-0.0680419351749078" calcext:value-type="float">
            <text:p>-0,068</text:p>
          </table:table-cell>
          <table:table-cell table:style-name="ce3" table:formula="of:=([.$C$10]*SIN([.CM$13])-[.$B$8])^2+([.$C$10]*COS([.CM$13])-[.$B$9])^2-[.$C20]^2" office:value-type="float" office:value="-0.0696255819789801" calcext:value-type="float">
            <text:p>-0,070</text:p>
          </table:table-cell>
          <table:table-cell table:style-name="ce3" table:formula="of:=([.$C$10]*SIN([.CN$13])-[.$B$8])^2+([.$C$10]*COS([.CN$13])-[.$B$9])^2-[.$C20]^2" office:value-type="float" office:value="-0.0711604323969501" calcext:value-type="float">
            <text:p>-0,071</text:p>
          </table:table-cell>
          <table:table-cell table:style-name="ce3" table:formula="of:=([.$C$10]*SIN([.CO$13])-[.$B$8])^2+([.$C$10]*COS([.CO$13])-[.$B$9])^2-[.$C20]^2" office:value-type="float" office:value="-0.072646018898512" calcext:value-type="float">
            <text:p>-0,073</text:p>
          </table:table-cell>
          <table:table-cell table:style-name="ce3" table:formula="of:=([.$C$10]*SIN([.CP$13])-[.$B$8])^2+([.$C$10]*COS([.CP$13])-[.$B$9])^2-[.$C20]^2" office:value-type="float" office:value="-0.0740818889596261" calcext:value-type="float">
            <text:p>-0,074</text:p>
          </table:table-cell>
          <table:table-cell table:style-name="ce3" table:formula="of:=([.$C$10]*SIN([.CQ$13])-[.$B$8])^2+([.$C$10]*COS([.CQ$13])-[.$B$9])^2-[.$C20]^2" office:value-type="float" office:value="-0.0754676052003624" calcext:value-type="float">
            <text:p>-0,075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table:formula="of:=[.C$11]+[.A21]" office:value-type="float" office:value="0.490744258309011" calcext:value-type="float">
            <text:p>0,491</text:p>
          </table:table-cell>
          <table:table-cell table:style-name="ce3" table:formula="of:=([.$B$7]^2+[.B21]^2)^0.5" office:value-type="float" office:value="0.493816693787545" calcext:value-type="float">
            <text:p>0,494</text:p>
          </table:table-cell>
          <table:table-cell/>
          <table:table-cell table:style-name="ce3" table:formula="of:=([.$C$10]*SIN([.E$13])-[.$B$8])^2+([.$C$10]*COS([.E$13])-[.$B$9])^2-[.$C21]^2" office:value-type="float" office:value="0.158803441634219" calcext:value-type="float">
            <text:p>0,159</text:p>
          </table:table-cell>
          <table:table-cell table:style-name="ce3" table:formula="of:=([.$C$10]*SIN([.F$13])-[.$B$8])^2+([.$C$10]*COS([.F$13])-[.$B$9])^2-[.$C21]^2" office:value-type="float" office:value="0.155893855985483" calcext:value-type="float">
            <text:p>0,156</text:p>
          </table:table-cell>
          <table:table-cell table:style-name="ce3" table:formula="of:=([.$C$10]*SIN([.G$13])-[.$B$8])^2+([.$C$10]*COS([.G$13])-[.$B$9])^2-[.$C21]^2" office:value-type="float" office:value="0.152961412069257" calcext:value-type="float">
            <text:p>0,153</text:p>
          </table:table-cell>
          <table:table-cell table:style-name="ce3" table:formula="of:=([.$C$10]*SIN([.H$13])-[.$B$8])^2+([.$C$10]*COS([.H$13])-[.$B$9])^2-[.$C21]^2" office:value-type="float" office:value="0.150007003136366" calcext:value-type="float">
            <text:p>0,150</text:p>
          </table:table-cell>
          <table:table-cell table:style-name="ce3" table:formula="of:=([.$C$10]*SIN([.I$13])-[.$B$8])^2+([.$C$10]*COS([.I$13])-[.$B$9])^2-[.$C21]^2" office:value-type="float" office:value="0.147031529128391" calcext:value-type="float">
            <text:p>0,147</text:p>
          </table:table-cell>
          <table:table-cell table:style-name="ce3" table:formula="of:=([.$C$10]*SIN([.J$13])-[.$B$8])^2+([.$C$10]*COS([.J$13])-[.$B$9])^2-[.$C21]^2" office:value-type="float" office:value="0.144035896403538" calcext:value-type="float">
            <text:p>0,144</text:p>
          </table:table-cell>
          <table:table-cell table:style-name="ce3" table:formula="of:=([.$C$10]*SIN([.K$13])-[.$B$8])^2+([.$C$10]*COS([.K$13])-[.$B$9])^2-[.$C21]^2" office:value-type="float" office:value="0.141021017460556" calcext:value-type="float">
            <text:p>0,141</text:p>
          </table:table-cell>
          <table:table-cell table:style-name="ce3" table:formula="of:=([.$C$10]*SIN([.L$13])-[.$B$8])^2+([.$C$10]*COS([.L$13])-[.$B$9])^2-[.$C21]^2" office:value-type="float" office:value="0.137987810660775" calcext:value-type="float">
            <text:p>0,138</text:p>
          </table:table-cell>
          <table:table-cell table:style-name="ce3" table:formula="of:=([.$C$10]*SIN([.M$13])-[.$B$8])^2+([.$C$10]*COS([.M$13])-[.$B$9])^2-[.$C21]^2" office:value-type="float" office:value="0.134937199948371" calcext:value-type="float">
            <text:p>0,135</text:p>
          </table:table-cell>
          <table:table-cell table:style-name="ce3" table:formula="of:=([.$C$10]*SIN([.N$13])-[.$B$8])^2+([.$C$10]*COS([.N$13])-[.$B$9])^2-[.$C21]^2" office:value-type="float" office:value="0.131870114568917" calcext:value-type="float">
            <text:p>0,132</text:p>
          </table:table-cell>
          <table:table-cell table:style-name="ce3" table:formula="of:=([.$C$10]*SIN([.O$13])-[.$B$8])^2+([.$C$10]*COS([.O$13])-[.$B$9])^2-[.$C21]^2" office:value-type="float" office:value="0.128787488786334" calcext:value-type="float">
            <text:p>0,129</text:p>
          </table:table-cell>
          <table:table-cell table:style-name="ce3" table:formula="of:=([.$C$10]*SIN([.P$13])-[.$B$8])^2+([.$C$10]*COS([.P$13])-[.$B$9])^2-[.$C21]^2" office:value-type="float" office:value="0.125690261598295" calcext:value-type="float">
            <text:p>0,126</text:p>
          </table:table-cell>
          <table:table-cell table:style-name="ce3" table:formula="of:=([.$C$10]*SIN([.Q$13])-[.$B$8])^2+([.$C$10]*COS([.Q$13])-[.$B$9])^2-[.$C21]^2" office:value-type="float" office:value="0.122579376450206" calcext:value-type="float">
            <text:p>0,123</text:p>
          </table:table-cell>
          <table:table-cell table:style-name="ce3" table:formula="of:=([.$C$10]*SIN([.R$13])-[.$B$8])^2+([.$C$10]*COS([.R$13])-[.$B$9])^2-[.$C21]^2" office:value-type="float" office:value="0.119455780947819" calcext:value-type="float">
            <text:p>0,119</text:p>
          </table:table-cell>
          <table:table-cell table:style-name="ce3" table:formula="of:=([.$C$10]*SIN([.S$13])-[.$B$8])^2+([.$C$10]*COS([.S$13])-[.$B$9])^2-[.$C21]^2" office:value-type="float" office:value="0.116320426568582" calcext:value-type="float">
            <text:p>0,116</text:p>
          </table:table-cell>
          <table:table-cell table:style-name="ce3" table:formula="of:=([.$C$10]*SIN([.T$13])-[.$B$8])^2+([.$C$10]*COS([.T$13])-[.$B$9])^2-[.$C21]^2" office:value-type="float" office:value="0.113174268371813" calcext:value-type="float">
            <text:p>0,113</text:p>
          </table:table-cell>
          <table:table-cell table:style-name="ce3" table:formula="of:=([.$C$10]*SIN([.U$13])-[.$B$8])^2+([.$C$10]*COS([.U$13])-[.$B$9])^2-[.$C21]^2" office:value-type="float" office:value="0.110018264707776" calcext:value-type="float">
            <text:p>0,110</text:p>
          </table:table-cell>
          <table:table-cell table:style-name="ce3" table:formula="of:=([.$C$10]*SIN([.V$13])-[.$B$8])^2+([.$C$10]*COS([.V$13])-[.$B$9])^2-[.$C21]^2" office:value-type="float" office:value="0.10685337692576" calcext:value-type="float">
            <text:p>0,107</text:p>
          </table:table-cell>
          <table:table-cell table:style-name="ce3" table:formula="of:=([.$C$10]*SIN([.W$13])-[.$B$8])^2+([.$C$10]*COS([.W$13])-[.$B$9])^2-[.$C21]^2" office:value-type="float" office:value="0.103680569081241" calcext:value-type="float">
            <text:p>0,104</text:p>
          </table:table-cell>
          <table:table-cell table:style-name="ce3" table:formula="of:=([.$C$10]*SIN([.X$13])-[.$B$8])^2+([.$C$10]*COS([.X$13])-[.$B$9])^2-[.$C21]^2" office:value-type="float" office:value="0.100500807642226" calcext:value-type="float">
            <text:p>0,101</text:p>
          </table:table-cell>
          <table:table-cell table:style-name="ce3" table:formula="of:=([.$C$10]*SIN([.Y$13])-[.$B$8])^2+([.$C$10]*COS([.Y$13])-[.$B$9])^2-[.$C21]^2" office:value-type="float" office:value="0.0973150611948519" calcext:value-type="float">
            <text:p>0,097</text:p>
          </table:table-cell>
          <table:table-cell table:style-name="ce3" table:formula="of:=([.$C$10]*SIN([.Z$13])-[.$B$8])^2+([.$C$10]*COS([.Z$13])-[.$B$9])^2-[.$C21]^2" office:value-type="float" office:value="0.0941243001483467" calcext:value-type="float">
            <text:p>0,094</text:p>
          </table:table-cell>
          <table:table-cell table:style-name="ce3" table:formula="of:=([.$C$10]*SIN([.AA$13])-[.$B$8])^2+([.$C$10]*COS([.AA$13])-[.$B$9])^2-[.$C21]^2" office:value-type="float" office:value="0.0909294964394354" calcext:value-type="float">
            <text:p>0,091</text:p>
          </table:table-cell>
          <table:table-cell table:style-name="ce3" table:formula="of:=([.$C$10]*SIN([.AB$13])-[.$B$8])^2+([.$C$10]*COS([.AB$13])-[.$B$9])^2-[.$C21]^2" office:value-type="float" office:value="0.0877316232362764" calcext:value-type="float">
            <text:p>0,088</text:p>
          </table:table-cell>
          <table:table-cell table:style-name="ce3" table:formula="of:=([.$C$10]*SIN([.AC$13])-[.$B$8])^2+([.$C$10]*COS([.AC$13])-[.$B$9])^2-[.$C21]^2" office:value-type="float" office:value="0.084531654642026" calcext:value-type="float">
            <text:p>0,085</text:p>
          </table:table-cell>
          <table:table-cell table:style-name="ce3" table:formula="of:=([.$C$10]*SIN([.AD$13])-[.$B$8])^2+([.$C$10]*COS([.AD$13])-[.$B$9])^2-[.$C21]^2" office:value-type="float" office:value="0.0813305653981166" calcext:value-type="float">
            <text:p>0,081</text:p>
          </table:table-cell>
          <table:table-cell table:style-name="ce3" table:formula="of:=([.$C$10]*SIN([.AE$13])-[.$B$8])^2+([.$C$10]*COS([.AE$13])-[.$B$9])^2-[.$C21]^2" office:value-type="float" office:value="0.0781293305873416" calcext:value-type="float">
            <text:p>0,078</text:p>
          </table:table-cell>
          <table:table-cell table:style-name="ce3" table:formula="of:=([.$C$10]*SIN([.AF$13])-[.$B$8])^2+([.$C$10]*COS([.AF$13])-[.$B$9])^2-[.$C21]^2" office:value-type="float" office:value="0.0749289253368357" calcext:value-type="float">
            <text:p>0,075</text:p>
          </table:table-cell>
          <table:table-cell table:style-name="ce3" table:formula="of:=([.$C$10]*SIN([.AG$13])-[.$B$8])^2+([.$C$10]*COS([.AG$13])-[.$B$9])^2-[.$C21]^2" office:value-type="float" office:value="0.0717303245210407" calcext:value-type="float">
            <text:p>0,072</text:p>
          </table:table-cell>
          <table:table-cell table:style-name="ce3" table:formula="of:=([.$C$10]*SIN([.AH$13])-[.$B$8])^2+([.$C$10]*COS([.AH$13])-[.$B$9])^2-[.$C21]^2" office:value-type="float" office:value="0.068534502464751" calcext:value-type="float">
            <text:p>0,069</text:p>
          </table:table-cell>
          <table:table-cell table:style-name="ce3" table:formula="of:=([.$C$10]*SIN([.AI$13])-[.$B$8])^2+([.$C$10]*COS([.AI$13])-[.$B$9])^2-[.$C21]^2" office:value-type="float" office:value="0.0653424326463235" calcext:value-type="float">
            <text:p>0,065</text:p>
          </table:table-cell>
          <table:table-cell table:style-name="ce3" table:formula="of:=([.$C$10]*SIN([.AJ$13])-[.$B$8])^2+([.$C$10]*COS([.AJ$13])-[.$B$9])^2-[.$C21]^2" office:value-type="float" office:value="0.0621550874011471" calcext:value-type="float">
            <text:p>0,062</text:p>
          </table:table-cell>
          <table:table-cell table:style-name="ce3" table:formula="of:=([.$C$10]*SIN([.AK$13])-[.$B$8])^2+([.$C$10]*COS([.AK$13])-[.$B$9])^2-[.$C21]^2" office:value-type="float" office:value="0.0589734376254601" calcext:value-type="float">
            <text:p>0,059</text:p>
          </table:table-cell>
          <table:table-cell table:style-name="ce3" table:formula="of:=([.$C$10]*SIN([.AL$13])-[.$B$8])^2+([.$C$10]*COS([.AL$13])-[.$B$9])^2-[.$C21]^2" office:value-type="float" office:value="0.0557984524806055" calcext:value-type="float">
            <text:p>0,056</text:p>
          </table:table-cell>
          <table:table-cell table:style-name="ce3" table:formula="of:=([.$C$10]*SIN([.AM$13])-[.$B$8])^2+([.$C$10]*COS([.AM$13])-[.$B$9])^2-[.$C21]^2" office:value-type="float" office:value="0.0526310990978152" calcext:value-type="float">
            <text:p>0,053</text:p>
          </table:table-cell>
          <table:table-cell table:style-name="ce3" table:formula="of:=([.$C$10]*SIN([.AN$13])-[.$B$8])^2+([.$C$10]*COS([.AN$13])-[.$B$9])^2-[.$C21]^2" office:value-type="float" office:value="0.0494723422836123" calcext:value-type="float">
            <text:p>0,049</text:p>
          </table:table-cell>
          <table:table-cell table:style-name="ce3" table:formula="of:=([.$C$10]*SIN([.AO$13])-[.$B$8])^2+([.$C$10]*COS([.AO$13])-[.$B$9])^2-[.$C21]^2" office:value-type="float" office:value="0.046323144225922" calcext:value-type="float">
            <text:p>0,046</text:p>
          </table:table-cell>
          <table:table-cell table:style-name="ce3" table:formula="of:=([.$C$10]*SIN([.AP$13])-[.$B$8])^2+([.$C$10]*COS([.AP$13])-[.$B$9])^2-[.$C21]^2" office:value-type="float" office:value="0.0431844642009796" calcext:value-type="float">
            <text:p>0,043</text:p>
          </table:table-cell>
          <table:table-cell table:style-name="ce3" table:formula="of:=([.$C$10]*SIN([.AQ$13])-[.$B$8])^2+([.$C$10]*COS([.AQ$13])-[.$B$9])^2-[.$C21]^2" office:value-type="float" office:value="0.040057258281126" calcext:value-type="float">
            <text:p>0,040</text:p>
          </table:table-cell>
          <table:table-cell table:style-name="ce3" table:formula="of:=([.$C$10]*SIN([.AR$13])-[.$B$8])^2+([.$C$10]*COS([.AR$13])-[.$B$9])^2-[.$C21]^2" office:value-type="float" office:value="0.0369424790435783" calcext:value-type="float">
            <text:p>0,037</text:p>
          </table:table-cell>
          <table:table-cell table:style-name="ce3" table:formula="of:=([.$C$10]*SIN([.AS$13])-[.$B$8])^2+([.$C$10]*COS([.AS$13])-[.$B$9])^2-[.$C21]^2" office:value-type="float" office:value="0.0338410752802656" calcext:value-type="float">
            <text:p>0,034</text:p>
          </table:table-cell>
          <table:table-cell table:style-name="ce3" table:formula="of:=([.$C$10]*SIN([.AT$13])-[.$B$8])^2+([.$C$10]*COS([.AT$13])-[.$B$9])^2-[.$C21]^2" office:value-type="float" office:value="0.030753991708818" calcext:value-type="float">
            <text:p>0,031</text:p>
          </table:table-cell>
          <table:table-cell table:style-name="ce3" table:formula="of:=([.$C$10]*SIN([.AU$13])-[.$B$8])^2+([.$C$10]*COS([.AU$13])-[.$B$9])^2-[.$C21]^2" office:value-type="float" office:value="0.0276821686847971" calcext:value-type="float">
            <text:p>0,028</text:p>
          </table:table-cell>
          <table:table-cell table:style-name="ce3" table:formula="of:=([.$C$10]*SIN([.AV$13])-[.$B$8])^2+([.$C$10]*COS([.AV$13])-[.$B$9])^2-[.$C21]^2" office:value-type="float" office:value="0.0246265419152532" calcext:value-type="float">
            <text:p>0,025</text:p>
          </table:table-cell>
          <table:table-cell table:style-name="ce3" table:formula="of:=([.$C$10]*SIN([.AW$13])-[.$B$8])^2+([.$C$10]*COS([.AW$13])-[.$B$9])^2-[.$C21]^2" office:value-type="float" office:value="0.0215880421737007" calcext:value-type="float">
            <text:p>0,022</text:p>
          </table:table-cell>
          <table:table-cell table:style-name="ce3" table:formula="of:=([.$C$10]*SIN([.AX$13])-[.$B$8])^2+([.$C$10]*COS([.AX$13])-[.$B$9])^2-[.$C21]^2" office:value-type="float" office:value="0.0185675950165958" calcext:value-type="float">
            <text:p>0,019</text:p>
          </table:table-cell>
          <table:table-cell table:style-name="ce3" table:formula="of:=([.$C$10]*SIN([.AY$13])-[.$B$8])^2+([.$C$10]*COS([.AY$13])-[.$B$9])^2-[.$C21]^2" office:value-type="float" office:value="0.015566120501402" calcext:value-type="float">
            <text:p>0,016</text:p>
          </table:table-cell>
          <table:table-cell table:style-name="ce3" table:formula="of:=([.$C$10]*SIN([.AZ$13])-[.$B$8])^2+([.$C$10]*COS([.AZ$13])-[.$B$9])^2-[.$C21]^2" office:value-type="float" office:value="0.0125845329063326" calcext:value-type="float">
            <text:p>0,013</text:p>
          </table:table-cell>
          <table:table-cell table:style-name="ce3" table:formula="of:=([.$C$10]*SIN([.BA$13])-[.$B$8])^2+([.$C$10]*COS([.BA$13])-[.$B$9])^2-[.$C21]^2" office:value-type="float" office:value="0.00962374045185252" calcext:value-type="float">
            <text:p>0,010</text:p>
          </table:table-cell>
          <table:table-cell table:style-name="ce3" table:formula="of:=([.$C$10]*SIN([.BB$13])-[.$B$8])^2+([.$C$10]*COS([.BB$13])-[.$B$9])^2-[.$C21]^2" office:value-type="float" office:value="0.00668464502402508" calcext:value-type="float">
            <text:p>0,007</text:p>
          </table:table-cell>
          <table:table-cell table:style-name="ce3" table:formula="of:=([.$C$10]*SIN([.BC$13])-[.$B$8])^2+([.$C$10]*COS([.BC$13])-[.$B$9])^2-[.$C21]^2" office:value-type="float" office:value="0.00376814189978919" calcext:value-type="float">
            <text:p>0,004</text:p>
          </table:table-cell>
          <table:table-cell table:style-name="ce3" table:formula="of:=([.$C$10]*SIN([.BD$13])-[.$B$8])^2+([.$C$10]*COS([.BD$13])-[.$B$9])^2-[.$C21]^2" office:value-type="float" office:value="0.000875119474249564" calcext:value-type="float">
            <text:p>0,001</text:p>
          </table:table-cell>
          <table:table-cell table:style-name="ce3" table:formula="of:=([.$C$10]*SIN([.BE$13])-[.$B$8])^2+([.$C$10]*COS([.BE$13])-[.$B$9])^2-[.$C21]^2" office:value-type="float" office:value="-0.00199354100993798" calcext:value-type="float">
            <text:p>-0,002</text:p>
          </table:table-cell>
          <table:table-cell table:style-name="ce3" table:formula="of:=([.$C$10]*SIN([.BF$13])-[.$B$8])^2+([.$C$10]*COS([.BF$13])-[.$B$9])^2-[.$C21]^2" office:value-type="float" office:value="-0.00483696573100034" calcext:value-type="float">
            <text:p>-0,005</text:p>
          </table:table-cell>
          <table:table-cell table:style-name="ce3" table:formula="of:=([.$C$10]*SIN([.BG$13])-[.$B$8])^2+([.$C$10]*COS([.BG$13])-[.$B$9])^2-[.$C21]^2" office:value-type="float" office:value="-0.0076542885542227" calcext:value-type="float">
            <text:p>-0,008</text:p>
          </table:table-cell>
          <table:table-cell table:style-name="ce3" table:formula="of:=([.$C$10]*SIN([.BH$13])-[.$B$8])^2+([.$C$10]*COS([.BH$13])-[.$B$9])^2-[.$C21]^2" office:value-type="float" office:value="-0.0104446512957812" calcext:value-type="float">
            <text:p>-0,010</text:p>
          </table:table-cell>
          <table:table-cell table:style-name="ce3" table:formula="of:=([.$C$10]*SIN([.BI$13])-[.$B$8])^2+([.$C$10]*COS([.BI$13])-[.$B$9])^2-[.$C21]^2" office:value-type="float" office:value="-0.0132072039841537" calcext:value-type="float">
            <text:p>-0,013</text:p>
          </table:table-cell>
          <table:table-cell table:style-name="ce3" table:formula="of:=([.$C$10]*SIN([.BJ$13])-[.$B$8])^2+([.$C$10]*COS([.BJ$13])-[.$B$9])^2-[.$C21]^2" office:value-type="float" office:value="-0.01594110511903" calcext:value-type="float">
            <text:p>-0,016</text:p>
          </table:table-cell>
          <table:table-cell table:style-name="ce3" table:formula="of:=([.$C$10]*SIN([.BK$13])-[.$B$8])^2+([.$C$10]*COS([.BK$13])-[.$B$9])^2-[.$C21]^2" office:value-type="float" office:value="-0.0186455219276406" calcext:value-type="float">
            <text:p>-0,019</text:p>
          </table:table-cell>
          <table:table-cell table:style-name="ce3" table:formula="of:=([.$C$10]*SIN([.BL$13])-[.$B$8])^2+([.$C$10]*COS([.BL$13])-[.$B$9])^2-[.$C21]^2" office:value-type="float" office:value="-0.0213196306184272" calcext:value-type="float">
            <text:p>-0,021</text:p>
          </table:table-cell>
          <table:table-cell table:style-name="ce3" table:formula="of:=([.$C$10]*SIN([.BM$13])-[.$B$8])^2+([.$C$10]*COS([.BM$13])-[.$B$9])^2-[.$C21]^2" office:value-type="float" office:value="-0.0239626166319779" calcext:value-type="float">
            <text:p>-0,024</text:p>
          </table:table-cell>
          <table:table-cell table:style-name="ce3" table:formula="of:=([.$C$10]*SIN([.BN$13])-[.$B$8])^2+([.$C$10]*COS([.BN$13])-[.$B$9])^2-[.$C21]^2" office:value-type="float" office:value="-0.0265736748891499" calcext:value-type="float">
            <text:p>-0,027</text:p>
          </table:table-cell>
          <table:table-cell table:style-name="ce3" table:formula="of:=([.$C$10]*SIN([.BO$13])-[.$B$8])^2+([.$C$10]*COS([.BO$13])-[.$B$9])^2-[.$C21]^2" office:value-type="float" office:value="-0.029152010036304" calcext:value-type="float">
            <text:p>-0,029</text:p>
          </table:table-cell>
          <table:table-cell table:style-name="ce3" table:formula="of:=([.$C$10]*SIN([.BP$13])-[.$B$8])^2+([.$C$10]*COS([.BP$13])-[.$B$9])^2-[.$C21]^2" office:value-type="float" office:value="-0.0316968366875777" calcext:value-type="float">
            <text:p>-0,032</text:p>
          </table:table-cell>
          <table:table-cell table:style-name="ce3" table:formula="of:=([.$C$10]*SIN([.BQ$13])-[.$B$8])^2+([.$C$10]*COS([.BQ$13])-[.$B$9])^2-[.$C21]^2" office:value-type="float" office:value="-0.0342073796641207" calcext:value-type="float">
            <text:p>-0,034</text:p>
          </table:table-cell>
          <table:table-cell table:style-name="ce3" table:formula="of:=([.$C$10]*SIN([.BR$13])-[.$B$8])^2+([.$C$10]*COS([.BR$13])-[.$B$9])^2-[.$C21]^2" office:value-type="float" office:value="-0.036682874230222" calcext:value-type="float">
            <text:p>-0,037</text:p>
          </table:table-cell>
          <table:table-cell table:style-name="ce3" table:formula="of:=([.$C$10]*SIN([.BS$13])-[.$B$8])^2+([.$C$10]*COS([.BS$13])-[.$B$9])^2-[.$C21]^2" office:value-type="float" office:value="-0.0391225663262562" calcext:value-type="float">
            <text:p>-0,039</text:p>
          </table:table-cell>
          <table:table-cell table:style-name="ce3" table:formula="of:=([.$C$10]*SIN([.BT$13])-[.$B$8])^2+([.$C$10]*COS([.BT$13])-[.$B$9])^2-[.$C21]^2" office:value-type="float" office:value="-0.0415257127983771" calcext:value-type="float">
            <text:p>-0,042</text:p>
          </table:table-cell>
          <table:table-cell table:style-name="ce3" table:formula="of:=([.$C$10]*SIN([.BU$13])-[.$B$8])^2+([.$C$10]*COS([.BU$13])-[.$B$9])^2-[.$C21]^2" office:value-type="float" office:value="-0.0438915816248894" calcext:value-type="float">
            <text:p>-0,044</text:p>
          </table:table-cell>
          <table:table-cell table:style-name="ce3" table:formula="of:=([.$C$10]*SIN([.BV$13])-[.$B$8])^2+([.$C$10]*COS([.BV$13])-[.$B$9])^2-[.$C21]^2" office:value-type="float" office:value="-0.0462194521392298" calcext:value-type="float">
            <text:p>-0,046</text:p>
          </table:table-cell>
          <table:table-cell table:style-name="ce3" table:formula="of:=([.$C$10]*SIN([.BW$13])-[.$B$8])^2+([.$C$10]*COS([.BW$13])-[.$B$9])^2-[.$C21]^2" office:value-type="float" office:value="-0.0485086152494892" calcext:value-type="float">
            <text:p>-0,049</text:p>
          </table:table-cell>
          <table:table-cell table:style-name="ce3" table:formula="of:=([.$C$10]*SIN([.BX$13])-[.$B$8])^2+([.$C$10]*COS([.BX$13])-[.$B$9])^2-[.$C21]^2" office:value-type="float" office:value="-0.0507583736544084" calcext:value-type="float">
            <text:p>-0,051</text:p>
          </table:table-cell>
          <table:table-cell table:style-name="ce3" table:formula="of:=([.$C$10]*SIN([.BY$13])-[.$B$8])^2+([.$C$10]*COS([.BY$13])-[.$B$9])^2-[.$C21]^2" office:value-type="float" office:value="-0.0529680420557836" calcext:value-type="float">
            <text:p>-0,053</text:p>
          </table:table-cell>
          <table:table-cell table:style-name="ce3" table:formula="of:=([.$C$10]*SIN([.BZ$13])-[.$B$8])^2+([.$C$10]*COS([.BZ$13])-[.$B$9])^2-[.$C21]^2" office:value-type="float" office:value="-0.0551369473672141" calcext:value-type="float">
            <text:p>-0,055</text:p>
          </table:table-cell>
          <table:table-cell table:style-name="ce3" table:formula="of:=([.$C$10]*SIN([.CA$13])-[.$B$8])^2+([.$C$10]*COS([.CA$13])-[.$B$9])^2-[.$C21]^2" office:value-type="float" office:value="-0.0572644289191313" calcext:value-type="float">
            <text:p>-0,057</text:p>
          </table:table-cell>
          <table:table-cell table:style-name="ce3" table:formula="of:=([.$C$10]*SIN([.CB$13])-[.$B$8])^2+([.$C$10]*COS([.CB$13])-[.$B$9])^2-[.$C21]^2" office:value-type="float" office:value="-0.0593498386600451" calcext:value-type="float">
            <text:p>-0,059</text:p>
          </table:table-cell>
          <table:table-cell table:style-name="ce3" table:formula="of:=([.$C$10]*SIN([.CC$13])-[.$B$8])^2+([.$C$10]*COS([.CC$13])-[.$B$9])^2-[.$C21]^2" office:value-type="float" office:value="-0.0613925413539468" calcext:value-type="float">
            <text:p>-0,061</text:p>
          </table:table-cell>
          <table:table-cell table:style-name="ce3" table:formula="of:=([.$C$10]*SIN([.CD$13])-[.$B$8])^2+([.$C$10]*COS([.CD$13])-[.$B$9])^2-[.$C21]^2" office:value-type="float" office:value="-0.0633919147738076" calcext:value-type="float">
            <text:p>-0,063</text:p>
          </table:table-cell>
          <table:table-cell table:style-name="ce3" table:formula="of:=([.$C$10]*SIN([.CE$13])-[.$B$8])^2+([.$C$10]*COS([.CE$13])-[.$B$9])^2-[.$C21]^2" office:value-type="float" office:value="-0.0653473498911154" calcext:value-type="float">
            <text:p>-0,065</text:p>
          </table:table-cell>
          <table:table-cell table:style-name="ce3" table:formula="of:=([.$C$10]*SIN([.CF$13])-[.$B$8])^2+([.$C$10]*COS([.CF$13])-[.$B$9])^2-[.$C21]^2" office:value-type="float" office:value="-0.0672582510613908" calcext:value-type="float">
            <text:p>-0,067</text:p>
          </table:table-cell>
          <table:table-cell table:style-name="ce3" table:formula="of:=([.$C$10]*SIN([.CG$13])-[.$B$8])^2+([.$C$10]*COS([.CG$13])-[.$B$9])^2-[.$C21]^2" office:value-type="float" office:value="-0.069124036205626" calcext:value-type="float">
            <text:p>-0,069</text:p>
          </table:table-cell>
          <table:table-cell table:style-name="ce3" table:formula="of:=([.$C$10]*SIN([.CH$13])-[.$B$8])^2+([.$C$10]*COS([.CH$13])-[.$B$9])^2-[.$C21]^2" office:value-type="float" office:value="-0.0709441369875918" calcext:value-type="float">
            <text:p>-0,071</text:p>
          </table:table-cell>
          <table:table-cell table:style-name="ce3" table:formula="of:=([.$C$10]*SIN([.CI$13])-[.$B$8])^2+([.$C$10]*COS([.CI$13])-[.$B$9])^2-[.$C21]^2" office:value-type="float" office:value="-0.0727179989869583" calcext:value-type="float">
            <text:p>-0,073</text:p>
          </table:table-cell>
          <table:table-cell table:style-name="ce3" table:formula="of:=([.$C$10]*SIN([.CJ$13])-[.$B$8])^2+([.$C$10]*COS([.CJ$13])-[.$B$9])^2-[.$C21]^2" office:value-type="float" office:value="-0.0744450818681769" calcext:value-type="float">
            <text:p>-0,074</text:p>
          </table:table-cell>
          <table:table-cell table:style-name="ce3" table:formula="of:=([.$C$10]*SIN([.CK$13])-[.$B$8])^2+([.$C$10]*COS([.CK$13])-[.$B$9])^2-[.$C21]^2" office:value-type="float" office:value="-0.076124859545071" calcext:value-type="float">
            <text:p>-0,076</text:p>
          </table:table-cell>
          <table:table-cell table:style-name="ce3" table:formula="of:=([.$C$10]*SIN([.CL$13])-[.$B$8])^2+([.$C$10]*COS([.CL$13])-[.$B$9])^2-[.$C21]^2" office:value-type="float" office:value="-0.077756820341088" calcext:value-type="float">
            <text:p>-0,078</text:p>
          </table:table-cell>
          <table:table-cell table:style-name="ce3" table:formula="of:=([.$C$10]*SIN([.CM$13])-[.$B$8])^2+([.$C$10]*COS([.CM$13])-[.$B$9])^2-[.$C21]^2" office:value-type="float" office:value="-0.0793404671451603" calcext:value-type="float">
            <text:p>-0,079</text:p>
          </table:table-cell>
          <table:table-cell table:style-name="ce3" table:formula="of:=([.$C$10]*SIN([.CN$13])-[.$B$8])^2+([.$C$10]*COS([.CN$13])-[.$B$9])^2-[.$C21]^2" office:value-type="float" office:value="-0.0808753175631303" calcext:value-type="float">
            <text:p>-0,081</text:p>
          </table:table-cell>
          <table:table-cell table:style-name="ce3" table:formula="of:=([.$C$10]*SIN([.CO$13])-[.$B$8])^2+([.$C$10]*COS([.CO$13])-[.$B$9])^2-[.$C21]^2" office:value-type="float" office:value="-0.0823609040646922" calcext:value-type="float">
            <text:p>-0,082</text:p>
          </table:table-cell>
          <table:table-cell table:style-name="ce3" table:formula="of:=([.$C$10]*SIN([.CP$13])-[.$B$8])^2+([.$C$10]*COS([.CP$13])-[.$B$9])^2-[.$C21]^2" office:value-type="float" office:value="-0.0837967741258063" calcext:value-type="float">
            <text:p>-0,084</text:p>
          </table:table-cell>
          <table:table-cell table:style-name="ce3" table:formula="of:=([.$C$10]*SIN([.CQ$13])-[.$B$8])^2+([.$C$10]*COS([.CQ$13])-[.$B$9])^2-[.$C21]^2" office:value-type="float" office:value="-0.0851824903665426" calcext:value-type="float">
            <text:p>-0,085</text:p>
          </table:table-cell>
        </table:table-row>
        <table:table-row table:style-name="ro1">
          <table:table-cell office:value-type="float" office:value="0.08" calcext:value-type="float">
            <text:p>0,08</text:p>
          </table:table-cell>
          <table:table-cell table:formula="of:=[.C$11]+[.A22]" office:value-type="float" office:value="0.500744258309011" calcext:value-type="float">
            <text:p>0,501</text:p>
          </table:table-cell>
          <table:table-cell table:style-name="ce3" table:formula="of:=([.$B$7]^2+[.B22]^2)^0.5" office:value-type="float" office:value="0.503755706895159" calcext:value-type="float">
            <text:p>0,504</text:p>
          </table:table-cell>
          <table:table-cell/>
          <table:table-cell table:style-name="ce3" table:formula="of:=([.$C$10]*SIN([.E$13])-[.$B$8])^2+([.$C$10]*COS([.E$13])-[.$B$9])^2-[.$C22]^2" office:value-type="float" office:value="0.148888556468039" calcext:value-type="float">
            <text:p>0,149</text:p>
          </table:table-cell>
          <table:table-cell table:style-name="ce3" table:formula="of:=([.$C$10]*SIN([.F$13])-[.$B$8])^2+([.$C$10]*COS([.F$13])-[.$B$9])^2-[.$C22]^2" office:value-type="float" office:value="0.145978970819302" calcext:value-type="float">
            <text:p>0,146</text:p>
          </table:table-cell>
          <table:table-cell table:style-name="ce3" table:formula="of:=([.$C$10]*SIN([.G$13])-[.$B$8])^2+([.$C$10]*COS([.G$13])-[.$B$9])^2-[.$C22]^2" office:value-type="float" office:value="0.143046526903077" calcext:value-type="float">
            <text:p>0,143</text:p>
          </table:table-cell>
          <table:table-cell table:style-name="ce3" table:formula="of:=([.$C$10]*SIN([.H$13])-[.$B$8])^2+([.$C$10]*COS([.H$13])-[.$B$9])^2-[.$C22]^2" office:value-type="float" office:value="0.140092117970186" calcext:value-type="float">
            <text:p>0,140</text:p>
          </table:table-cell>
          <table:table-cell table:style-name="ce3" table:formula="of:=([.$C$10]*SIN([.I$13])-[.$B$8])^2+([.$C$10]*COS([.I$13])-[.$B$9])^2-[.$C22]^2" office:value-type="float" office:value="0.13711664396221" calcext:value-type="float">
            <text:p>0,137</text:p>
          </table:table-cell>
          <table:table-cell table:style-name="ce3" table:formula="of:=([.$C$10]*SIN([.J$13])-[.$B$8])^2+([.$C$10]*COS([.J$13])-[.$B$9])^2-[.$C22]^2" office:value-type="float" office:value="0.134121011237358" calcext:value-type="float">
            <text:p>0,134</text:p>
          </table:table-cell>
          <table:table-cell table:style-name="ce3" table:formula="of:=([.$C$10]*SIN([.K$13])-[.$B$8])^2+([.$C$10]*COS([.K$13])-[.$B$9])^2-[.$C22]^2" office:value-type="float" office:value="0.131106132294375" calcext:value-type="float">
            <text:p>0,131</text:p>
          </table:table-cell>
          <table:table-cell table:style-name="ce3" table:formula="of:=([.$C$10]*SIN([.L$13])-[.$B$8])^2+([.$C$10]*COS([.L$13])-[.$B$9])^2-[.$C22]^2" office:value-type="float" office:value="0.128072925494595" calcext:value-type="float">
            <text:p>0,128</text:p>
          </table:table-cell>
          <table:table-cell table:style-name="ce3" table:formula="of:=([.$C$10]*SIN([.M$13])-[.$B$8])^2+([.$C$10]*COS([.M$13])-[.$B$9])^2-[.$C22]^2" office:value-type="float" office:value="0.12502231478219" calcext:value-type="float">
            <text:p>0,125</text:p>
          </table:table-cell>
          <table:table-cell table:style-name="ce3" table:formula="of:=([.$C$10]*SIN([.N$13])-[.$B$8])^2+([.$C$10]*COS([.N$13])-[.$B$9])^2-[.$C22]^2" office:value-type="float" office:value="0.121955229402737" calcext:value-type="float">
            <text:p>0,122</text:p>
          </table:table-cell>
          <table:table-cell table:style-name="ce3" table:formula="of:=([.$C$10]*SIN([.O$13])-[.$B$8])^2+([.$C$10]*COS([.O$13])-[.$B$9])^2-[.$C22]^2" office:value-type="float" office:value="0.118872603620154" calcext:value-type="float">
            <text:p>0,119</text:p>
          </table:table-cell>
          <table:table-cell table:style-name="ce3" table:formula="of:=([.$C$10]*SIN([.P$13])-[.$B$8])^2+([.$C$10]*COS([.P$13])-[.$B$9])^2-[.$C22]^2" office:value-type="float" office:value="0.115775376432115" calcext:value-type="float">
            <text:p>0,116</text:p>
          </table:table-cell>
          <table:table-cell table:style-name="ce3" table:formula="of:=([.$C$10]*SIN([.Q$13])-[.$B$8])^2+([.$C$10]*COS([.Q$13])-[.$B$9])^2-[.$C22]^2" office:value-type="float" office:value="0.112664491284026" calcext:value-type="float">
            <text:p>0,113</text:p>
          </table:table-cell>
          <table:table-cell table:style-name="ce3" table:formula="of:=([.$C$10]*SIN([.R$13])-[.$B$8])^2+([.$C$10]*COS([.R$13])-[.$B$9])^2-[.$C22]^2" office:value-type="float" office:value="0.109540895781639" calcext:value-type="float">
            <text:p>0,110</text:p>
          </table:table-cell>
          <table:table-cell table:style-name="ce3" table:formula="of:=([.$C$10]*SIN([.S$13])-[.$B$8])^2+([.$C$10]*COS([.S$13])-[.$B$9])^2-[.$C22]^2" office:value-type="float" office:value="0.106405541402402" calcext:value-type="float">
            <text:p>0,106</text:p>
          </table:table-cell>
          <table:table-cell table:style-name="ce3" table:formula="of:=([.$C$10]*SIN([.T$13])-[.$B$8])^2+([.$C$10]*COS([.T$13])-[.$B$9])^2-[.$C22]^2" office:value-type="float" office:value="0.103259383205633" calcext:value-type="float">
            <text:p>0,103</text:p>
          </table:table-cell>
          <table:table-cell table:style-name="ce3" table:formula="of:=([.$C$10]*SIN([.U$13])-[.$B$8])^2+([.$C$10]*COS([.U$13])-[.$B$9])^2-[.$C22]^2" office:value-type="float" office:value="0.100103379541596" calcext:value-type="float">
            <text:p>0,100</text:p>
          </table:table-cell>
          <table:table-cell table:style-name="ce3" table:formula="of:=([.$C$10]*SIN([.V$13])-[.$B$8])^2+([.$C$10]*COS([.V$13])-[.$B$9])^2-[.$C22]^2" office:value-type="float" office:value="0.0969384917595795" calcext:value-type="float">
            <text:p>0,097</text:p>
          </table:table-cell>
          <table:table-cell table:style-name="ce3" table:formula="of:=([.$C$10]*SIN([.W$13])-[.$B$8])^2+([.$C$10]*COS([.W$13])-[.$B$9])^2-[.$C22]^2" office:value-type="float" office:value="0.0937656839150612" calcext:value-type="float">
            <text:p>0,094</text:p>
          </table:table-cell>
          <table:table-cell table:style-name="ce3" table:formula="of:=([.$C$10]*SIN([.X$13])-[.$B$8])^2+([.$C$10]*COS([.X$13])-[.$B$9])^2-[.$C22]^2" office:value-type="float" office:value="0.0905859224760461" calcext:value-type="float">
            <text:p>0,091</text:p>
          </table:table-cell>
          <table:table-cell table:style-name="ce3" table:formula="of:=([.$C$10]*SIN([.Y$13])-[.$B$8])^2+([.$C$10]*COS([.Y$13])-[.$B$9])^2-[.$C22]^2" office:value-type="float" office:value="0.0874001760286716" calcext:value-type="float">
            <text:p>0,087</text:p>
          </table:table-cell>
          <table:table-cell table:style-name="ce3" table:formula="of:=([.$C$10]*SIN([.Z$13])-[.$B$8])^2+([.$C$10]*COS([.Z$13])-[.$B$9])^2-[.$C22]^2" office:value-type="float" office:value="0.0842094149821664" calcext:value-type="float">
            <text:p>0,084</text:p>
          </table:table-cell>
          <table:table-cell table:style-name="ce3" table:formula="of:=([.$C$10]*SIN([.AA$13])-[.$B$8])^2+([.$C$10]*COS([.AA$13])-[.$B$9])^2-[.$C22]^2" office:value-type="float" office:value="0.0810146112732552" calcext:value-type="float">
            <text:p>0,081</text:p>
          </table:table-cell>
          <table:table-cell table:style-name="ce3" table:formula="of:=([.$C$10]*SIN([.AB$13])-[.$B$8])^2+([.$C$10]*COS([.AB$13])-[.$B$9])^2-[.$C22]^2" office:value-type="float" office:value="0.0778167380700961" calcext:value-type="float">
            <text:p>0,078</text:p>
          </table:table-cell>
          <table:table-cell table:style-name="ce3" table:formula="of:=([.$C$10]*SIN([.AC$13])-[.$B$8])^2+([.$C$10]*COS([.AC$13])-[.$B$9])^2-[.$C22]^2" office:value-type="float" office:value="0.0746167694758457" calcext:value-type="float">
            <text:p>0,075</text:p>
          </table:table-cell>
          <table:table-cell table:style-name="ce3" table:formula="of:=([.$C$10]*SIN([.AD$13])-[.$B$8])^2+([.$C$10]*COS([.AD$13])-[.$B$9])^2-[.$C22]^2" office:value-type="float" office:value="0.0714156802319363" calcext:value-type="float">
            <text:p>0,071</text:p>
          </table:table-cell>
          <table:table-cell table:style-name="ce3" table:formula="of:=([.$C$10]*SIN([.AE$13])-[.$B$8])^2+([.$C$10]*COS([.AE$13])-[.$B$9])^2-[.$C22]^2" office:value-type="float" office:value="0.0682144454211614" calcext:value-type="float">
            <text:p>0,068</text:p>
          </table:table-cell>
          <table:table-cell table:style-name="ce3" table:formula="of:=([.$C$10]*SIN([.AF$13])-[.$B$8])^2+([.$C$10]*COS([.AF$13])-[.$B$9])^2-[.$C22]^2" office:value-type="float" office:value="0.0650140401706554" calcext:value-type="float">
            <text:p>0,065</text:p>
          </table:table-cell>
          <table:table-cell table:style-name="ce3" table:formula="of:=([.$C$10]*SIN([.AG$13])-[.$B$8])^2+([.$C$10]*COS([.AG$13])-[.$B$9])^2-[.$C22]^2" office:value-type="float" office:value="0.0618154393548604" calcext:value-type="float">
            <text:p>0,062</text:p>
          </table:table-cell>
          <table:table-cell table:style-name="ce3" table:formula="of:=([.$C$10]*SIN([.AH$13])-[.$B$8])^2+([.$C$10]*COS([.AH$13])-[.$B$9])^2-[.$C22]^2" office:value-type="float" office:value="0.0586196172985708" calcext:value-type="float">
            <text:p>0,059</text:p>
          </table:table-cell>
          <table:table-cell table:style-name="ce3" table:formula="of:=([.$C$10]*SIN([.AI$13])-[.$B$8])^2+([.$C$10]*COS([.AI$13])-[.$B$9])^2-[.$C22]^2" office:value-type="float" office:value="0.0554275474801432" calcext:value-type="float">
            <text:p>0,055</text:p>
          </table:table-cell>
          <table:table-cell table:style-name="ce3" table:formula="of:=([.$C$10]*SIN([.AJ$13])-[.$B$8])^2+([.$C$10]*COS([.AJ$13])-[.$B$9])^2-[.$C22]^2" office:value-type="float" office:value="0.0522402022349669" calcext:value-type="float">
            <text:p>0,052</text:p>
          </table:table-cell>
          <table:table-cell table:style-name="ce3" table:formula="of:=([.$C$10]*SIN([.AK$13])-[.$B$8])^2+([.$C$10]*COS([.AK$13])-[.$B$9])^2-[.$C22]^2" office:value-type="float" office:value="0.0490585524592799" calcext:value-type="float">
            <text:p>0,049</text:p>
          </table:table-cell>
          <table:table-cell table:style-name="ce3" table:formula="of:=([.$C$10]*SIN([.AL$13])-[.$B$8])^2+([.$C$10]*COS([.AL$13])-[.$B$9])^2-[.$C22]^2" office:value-type="float" office:value="0.0458835673144253" calcext:value-type="float">
            <text:p>0,046</text:p>
          </table:table-cell>
          <table:table-cell table:style-name="ce3" table:formula="of:=([.$C$10]*SIN([.AM$13])-[.$B$8])^2+([.$C$10]*COS([.AM$13])-[.$B$9])^2-[.$C22]^2" office:value-type="float" office:value="0.0427162139316349" calcext:value-type="float">
            <text:p>0,043</text:p>
          </table:table-cell>
          <table:table-cell table:style-name="ce3" table:formula="of:=([.$C$10]*SIN([.AN$13])-[.$B$8])^2+([.$C$10]*COS([.AN$13])-[.$B$9])^2-[.$C22]^2" office:value-type="float" office:value="0.039557457117432" calcext:value-type="float">
            <text:p>0,040</text:p>
          </table:table-cell>
          <table:table-cell table:style-name="ce3" table:formula="of:=([.$C$10]*SIN([.AO$13])-[.$B$8])^2+([.$C$10]*COS([.AO$13])-[.$B$9])^2-[.$C22]^2" office:value-type="float" office:value="0.0364082590597417" calcext:value-type="float">
            <text:p>0,036</text:p>
          </table:table-cell>
          <table:table-cell table:style-name="ce3" table:formula="of:=([.$C$10]*SIN([.AP$13])-[.$B$8])^2+([.$C$10]*COS([.AP$13])-[.$B$9])^2-[.$C22]^2" office:value-type="float" office:value="0.0332695790347994" calcext:value-type="float">
            <text:p>0,033</text:p>
          </table:table-cell>
          <table:table-cell table:style-name="ce3" table:formula="of:=([.$C$10]*SIN([.AQ$13])-[.$B$8])^2+([.$C$10]*COS([.AQ$13])-[.$B$9])^2-[.$C22]^2" office:value-type="float" office:value="0.0301423731149458" calcext:value-type="float">
            <text:p>0,030</text:p>
          </table:table-cell>
          <table:table-cell table:style-name="ce3" table:formula="of:=([.$C$10]*SIN([.AR$13])-[.$B$8])^2+([.$C$10]*COS([.AR$13])-[.$B$9])^2-[.$C22]^2" office:value-type="float" office:value="0.027027593877398" calcext:value-type="float">
            <text:p>0,027</text:p>
          </table:table-cell>
          <table:table-cell table:style-name="ce3" table:formula="of:=([.$C$10]*SIN([.AS$13])-[.$B$8])^2+([.$C$10]*COS([.AS$13])-[.$B$9])^2-[.$C22]^2" office:value-type="float" office:value="0.0239261901140853" calcext:value-type="float">
            <text:p>0,024</text:p>
          </table:table-cell>
          <table:table-cell table:style-name="ce3" table:formula="of:=([.$C$10]*SIN([.AT$13])-[.$B$8])^2+([.$C$10]*COS([.AT$13])-[.$B$9])^2-[.$C22]^2" office:value-type="float" office:value="0.0208391065426378" calcext:value-type="float">
            <text:p>0,021</text:p>
          </table:table-cell>
          <table:table-cell table:style-name="ce3" table:formula="of:=([.$C$10]*SIN([.AU$13])-[.$B$8])^2+([.$C$10]*COS([.AU$13])-[.$B$9])^2-[.$C22]^2" office:value-type="float" office:value="0.0177672835186169" calcext:value-type="float">
            <text:p>0,018</text:p>
          </table:table-cell>
          <table:table-cell table:style-name="ce3" table:formula="of:=([.$C$10]*SIN([.AV$13])-[.$B$8])^2+([.$C$10]*COS([.AV$13])-[.$B$9])^2-[.$C22]^2" office:value-type="float" office:value="0.0147116567490729" calcext:value-type="float">
            <text:p>0,015</text:p>
          </table:table-cell>
          <table:table-cell table:style-name="ce3" table:formula="of:=([.$C$10]*SIN([.AW$13])-[.$B$8])^2+([.$C$10]*COS([.AW$13])-[.$B$9])^2-[.$C22]^2" office:value-type="float" office:value="0.0116731570075205" calcext:value-type="float">
            <text:p>0,012</text:p>
          </table:table-cell>
          <table:table-cell table:style-name="ce3" table:formula="of:=([.$C$10]*SIN([.AX$13])-[.$B$8])^2+([.$C$10]*COS([.AX$13])-[.$B$9])^2-[.$C22]^2" office:value-type="float" office:value="0.00865270985041555" calcext:value-type="float">
            <text:p>0,009</text:p>
          </table:table-cell>
          <table:table-cell table:style-name="ce3" table:formula="of:=([.$C$10]*SIN([.AY$13])-[.$B$8])^2+([.$C$10]*COS([.AY$13])-[.$B$9])^2-[.$C22]^2" office:value-type="float" office:value="0.00565123533522172" calcext:value-type="float">
            <text:p>0,006</text:p>
          </table:table-cell>
          <table:table-cell table:style-name="ce3" table:formula="of:=([.$C$10]*SIN([.AZ$13])-[.$B$8])^2+([.$C$10]*COS([.AZ$13])-[.$B$9])^2-[.$C22]^2" office:value-type="float" office:value="0.00266964774015238" calcext:value-type="float">
            <text:p>0,003</text:p>
          </table:table-cell>
          <table:table-cell table:style-name="ce3" table:formula="of:=([.$C$10]*SIN([.BA$13])-[.$B$8])^2+([.$C$10]*COS([.BA$13])-[.$B$9])^2-[.$C22]^2" office:value-type="float" office:value="-0.000291144714327729" calcext:value-type="float">
            <text:p>0,000</text:p>
          </table:table-cell>
          <table:table-cell table:style-name="ce3" table:formula="of:=([.$C$10]*SIN([.BB$13])-[.$B$8])^2+([.$C$10]*COS([.BB$13])-[.$B$9])^2-[.$C22]^2" office:value-type="float" office:value="-0.00323024014215517" calcext:value-type="float">
            <text:p>-0,003</text:p>
          </table:table-cell>
          <table:table-cell table:style-name="ce3" table:formula="of:=([.$C$10]*SIN([.BC$13])-[.$B$8])^2+([.$C$10]*COS([.BC$13])-[.$B$9])^2-[.$C22]^2" office:value-type="float" office:value="-0.00614674326639106" calcext:value-type="float">
            <text:p>-0,006</text:p>
          </table:table-cell>
          <table:table-cell table:style-name="ce3" table:formula="of:=([.$C$10]*SIN([.BD$13])-[.$B$8])^2+([.$C$10]*COS([.BD$13])-[.$B$9])^2-[.$C22]^2" office:value-type="float" office:value="-0.00903976569193068" calcext:value-type="float">
            <text:p>-0,009</text:p>
          </table:table-cell>
          <table:table-cell table:style-name="ce3" table:formula="of:=([.$C$10]*SIN([.BE$13])-[.$B$8])^2+([.$C$10]*COS([.BE$13])-[.$B$9])^2-[.$C22]^2" office:value-type="float" office:value="-0.0119084261761182" calcext:value-type="float">
            <text:p>-0,012</text:p>
          </table:table-cell>
          <table:table-cell table:style-name="ce3" table:formula="of:=([.$C$10]*SIN([.BF$13])-[.$B$8])^2+([.$C$10]*COS([.BF$13])-[.$B$9])^2-[.$C22]^2" office:value-type="float" office:value="-0.0147518508971806" calcext:value-type="float">
            <text:p>-0,015</text:p>
          </table:table-cell>
          <table:table-cell table:style-name="ce3" table:formula="of:=([.$C$10]*SIN([.BG$13])-[.$B$8])^2+([.$C$10]*COS([.BG$13])-[.$B$9])^2-[.$C22]^2" office:value-type="float" office:value="-0.017569173720403" calcext:value-type="float">
            <text:p>-0,018</text:p>
          </table:table-cell>
          <table:table-cell table:style-name="ce3" table:formula="of:=([.$C$10]*SIN([.BH$13])-[.$B$8])^2+([.$C$10]*COS([.BH$13])-[.$B$9])^2-[.$C22]^2" office:value-type="float" office:value="-0.0203595364619614" calcext:value-type="float">
            <text:p>-0,020</text:p>
          </table:table-cell>
          <table:table-cell table:style-name="ce3" table:formula="of:=([.$C$10]*SIN([.BI$13])-[.$B$8])^2+([.$C$10]*COS([.BI$13])-[.$B$9])^2-[.$C22]^2" office:value-type="float" office:value="-0.0231220891503339" calcext:value-type="float">
            <text:p>-0,023</text:p>
          </table:table-cell>
          <table:table-cell table:style-name="ce3" table:formula="of:=([.$C$10]*SIN([.BJ$13])-[.$B$8])^2+([.$C$10]*COS([.BJ$13])-[.$B$9])^2-[.$C22]^2" office:value-type="float" office:value="-0.0258559902852103" calcext:value-type="float">
            <text:p>-0,026</text:p>
          </table:table-cell>
          <table:table-cell table:style-name="ce3" table:formula="of:=([.$C$10]*SIN([.BK$13])-[.$B$8])^2+([.$C$10]*COS([.BK$13])-[.$B$9])^2-[.$C22]^2" office:value-type="float" office:value="-0.0285604070938208" calcext:value-type="float">
            <text:p>-0,029</text:p>
          </table:table-cell>
          <table:table-cell table:style-name="ce3" table:formula="of:=([.$C$10]*SIN([.BL$13])-[.$B$8])^2+([.$C$10]*COS([.BL$13])-[.$B$9])^2-[.$C22]^2" office:value-type="float" office:value="-0.0312345157846075" calcext:value-type="float">
            <text:p>-0,031</text:p>
          </table:table-cell>
          <table:table-cell table:style-name="ce3" table:formula="of:=([.$C$10]*SIN([.BM$13])-[.$B$8])^2+([.$C$10]*COS([.BM$13])-[.$B$9])^2-[.$C22]^2" office:value-type="float" office:value="-0.0338775017981581" calcext:value-type="float">
            <text:p>-0,034</text:p>
          </table:table-cell>
          <table:table-cell table:style-name="ce3" table:formula="of:=([.$C$10]*SIN([.BN$13])-[.$B$8])^2+([.$C$10]*COS([.BN$13])-[.$B$9])^2-[.$C22]^2" office:value-type="float" office:value="-0.0364885600553302" calcext:value-type="float">
            <text:p>-0,036</text:p>
          </table:table-cell>
          <table:table-cell table:style-name="ce3" table:formula="of:=([.$C$10]*SIN([.BO$13])-[.$B$8])^2+([.$C$10]*COS([.BO$13])-[.$B$9])^2-[.$C22]^2" office:value-type="float" office:value="-0.0390668952024843" calcext:value-type="float">
            <text:p>-0,039</text:p>
          </table:table-cell>
          <table:table-cell table:style-name="ce3" table:formula="of:=([.$C$10]*SIN([.BP$13])-[.$B$8])^2+([.$C$10]*COS([.BP$13])-[.$B$9])^2-[.$C22]^2" office:value-type="float" office:value="-0.0416117218537579" calcext:value-type="float">
            <text:p>-0,042</text:p>
          </table:table-cell>
          <table:table-cell table:style-name="ce3" table:formula="of:=([.$C$10]*SIN([.BQ$13])-[.$B$8])^2+([.$C$10]*COS([.BQ$13])-[.$B$9])^2-[.$C22]^2" office:value-type="float" office:value="-0.044122264830301" calcext:value-type="float">
            <text:p>-0,044</text:p>
          </table:table-cell>
          <table:table-cell table:style-name="ce3" table:formula="of:=([.$C$10]*SIN([.BR$13])-[.$B$8])^2+([.$C$10]*COS([.BR$13])-[.$B$9])^2-[.$C22]^2" office:value-type="float" office:value="-0.0465977593964022" calcext:value-type="float">
            <text:p>-0,047</text:p>
          </table:table-cell>
          <table:table-cell table:style-name="ce3" table:formula="of:=([.$C$10]*SIN([.BS$13])-[.$B$8])^2+([.$C$10]*COS([.BS$13])-[.$B$9])^2-[.$C22]^2" office:value-type="float" office:value="-0.0490374514924365" calcext:value-type="float">
            <text:p>-0,049</text:p>
          </table:table-cell>
          <table:table-cell table:style-name="ce3" table:formula="of:=([.$C$10]*SIN([.BT$13])-[.$B$8])^2+([.$C$10]*COS([.BT$13])-[.$B$9])^2-[.$C22]^2" office:value-type="float" office:value="-0.0514405979645573" calcext:value-type="float">
            <text:p>-0,051</text:p>
          </table:table-cell>
          <table:table-cell table:style-name="ce3" table:formula="of:=([.$C$10]*SIN([.BU$13])-[.$B$8])^2+([.$C$10]*COS([.BU$13])-[.$B$9])^2-[.$C22]^2" office:value-type="float" office:value="-0.0538064667910696" calcext:value-type="float">
            <text:p>-0,054</text:p>
          </table:table-cell>
          <table:table-cell table:style-name="ce3" table:formula="of:=([.$C$10]*SIN([.BV$13])-[.$B$8])^2+([.$C$10]*COS([.BV$13])-[.$B$9])^2-[.$C22]^2" office:value-type="float" office:value="-0.05613433730541" calcext:value-type="float">
            <text:p>-0,056</text:p>
          </table:table-cell>
          <table:table-cell table:style-name="ce3" table:formula="of:=([.$C$10]*SIN([.BW$13])-[.$B$8])^2+([.$C$10]*COS([.BW$13])-[.$B$9])^2-[.$C22]^2" office:value-type="float" office:value="-0.0584235004156694" calcext:value-type="float">
            <text:p>-0,058</text:p>
          </table:table-cell>
          <table:table-cell table:style-name="ce3" table:formula="of:=([.$C$10]*SIN([.BX$13])-[.$B$8])^2+([.$C$10]*COS([.BX$13])-[.$B$9])^2-[.$C22]^2" office:value-type="float" office:value="-0.0606732588205887" calcext:value-type="float">
            <text:p>-0,061</text:p>
          </table:table-cell>
          <table:table-cell table:style-name="ce3" table:formula="of:=([.$C$10]*SIN([.BY$13])-[.$B$8])^2+([.$C$10]*COS([.BY$13])-[.$B$9])^2-[.$C22]^2" office:value-type="float" office:value="-0.0628829272219638" calcext:value-type="float">
            <text:p>-0,063</text:p>
          </table:table-cell>
          <table:table-cell table:style-name="ce3" table:formula="of:=([.$C$10]*SIN([.BZ$13])-[.$B$8])^2+([.$C$10]*COS([.BZ$13])-[.$B$9])^2-[.$C22]^2" office:value-type="float" office:value="-0.0650518325333943" calcext:value-type="float">
            <text:p>-0,065</text:p>
          </table:table-cell>
          <table:table-cell table:style-name="ce3" table:formula="of:=([.$C$10]*SIN([.CA$13])-[.$B$8])^2+([.$C$10]*COS([.CA$13])-[.$B$9])^2-[.$C22]^2" office:value-type="float" office:value="-0.0671793140853115" calcext:value-type="float">
            <text:p>-0,067</text:p>
          </table:table-cell>
          <table:table-cell table:style-name="ce3" table:formula="of:=([.$C$10]*SIN([.CB$13])-[.$B$8])^2+([.$C$10]*COS([.CB$13])-[.$B$9])^2-[.$C22]^2" office:value-type="float" office:value="-0.0692647238262254" calcext:value-type="float">
            <text:p>-0,069</text:p>
          </table:table-cell>
          <table:table-cell table:style-name="ce3" table:formula="of:=([.$C$10]*SIN([.CC$13])-[.$B$8])^2+([.$C$10]*COS([.CC$13])-[.$B$9])^2-[.$C22]^2" office:value-type="float" office:value="-0.0713074265201271" calcext:value-type="float">
            <text:p>-0,071</text:p>
          </table:table-cell>
          <table:table-cell table:style-name="ce3" table:formula="of:=([.$C$10]*SIN([.CD$13])-[.$B$8])^2+([.$C$10]*COS([.CD$13])-[.$B$9])^2-[.$C22]^2" office:value-type="float" office:value="-0.0733067999399878" calcext:value-type="float">
            <text:p>-0,073</text:p>
          </table:table-cell>
          <table:table-cell table:style-name="ce3" table:formula="of:=([.$C$10]*SIN([.CE$13])-[.$B$8])^2+([.$C$10]*COS([.CE$13])-[.$B$9])^2-[.$C22]^2" office:value-type="float" office:value="-0.0752622350572957" calcext:value-type="float">
            <text:p>-0,075</text:p>
          </table:table-cell>
          <table:table-cell table:style-name="ce3" table:formula="of:=([.$C$10]*SIN([.CF$13])-[.$B$8])^2+([.$C$10]*COS([.CF$13])-[.$B$9])^2-[.$C22]^2" office:value-type="float" office:value="-0.0771731362275711" calcext:value-type="float">
            <text:p>-0,077</text:p>
          </table:table-cell>
          <table:table-cell table:style-name="ce3" table:formula="of:=([.$C$10]*SIN([.CG$13])-[.$B$8])^2+([.$C$10]*COS([.CG$13])-[.$B$9])^2-[.$C22]^2" office:value-type="float" office:value="-0.0790389213718062" calcext:value-type="float">
            <text:p>-0,079</text:p>
          </table:table-cell>
          <table:table-cell table:style-name="ce3" table:formula="of:=([.$C$10]*SIN([.CH$13])-[.$B$8])^2+([.$C$10]*COS([.CH$13])-[.$B$9])^2-[.$C22]^2" office:value-type="float" office:value="-0.0808590221537721" calcext:value-type="float">
            <text:p>-0,081</text:p>
          </table:table-cell>
          <table:table-cell table:style-name="ce3" table:formula="of:=([.$C$10]*SIN([.CI$13])-[.$B$8])^2+([.$C$10]*COS([.CI$13])-[.$B$9])^2-[.$C22]^2" office:value-type="float" office:value="-0.0826328841531386" calcext:value-type="float">
            <text:p>-0,083</text:p>
          </table:table-cell>
          <table:table-cell table:style-name="ce3" table:formula="of:=([.$C$10]*SIN([.CJ$13])-[.$B$8])^2+([.$C$10]*COS([.CJ$13])-[.$B$9])^2-[.$C22]^2" office:value-type="float" office:value="-0.0843599670343571" calcext:value-type="float">
            <text:p>-0,084</text:p>
          </table:table-cell>
          <table:table-cell table:style-name="ce3" table:formula="of:=([.$C$10]*SIN([.CK$13])-[.$B$8])^2+([.$C$10]*COS([.CK$13])-[.$B$9])^2-[.$C22]^2" office:value-type="float" office:value="-0.0860397447112512" calcext:value-type="float">
            <text:p>-0,086</text:p>
          </table:table-cell>
          <table:table-cell table:style-name="ce3" table:formula="of:=([.$C$10]*SIN([.CL$13])-[.$B$8])^2+([.$C$10]*COS([.CL$13])-[.$B$9])^2-[.$C22]^2" office:value-type="float" office:value="-0.0876717055072682" calcext:value-type="float">
            <text:p>-0,088</text:p>
          </table:table-cell>
          <table:table-cell table:style-name="ce3" table:formula="of:=([.$C$10]*SIN([.CM$13])-[.$B$8])^2+([.$C$10]*COS([.CM$13])-[.$B$9])^2-[.$C22]^2" office:value-type="float" office:value="-0.0892553523113406" calcext:value-type="float">
            <text:p>-0,089</text:p>
          </table:table-cell>
          <table:table-cell table:style-name="ce3" table:formula="of:=([.$C$10]*SIN([.CN$13])-[.$B$8])^2+([.$C$10]*COS([.CN$13])-[.$B$9])^2-[.$C22]^2" office:value-type="float" office:value="-0.0907902027293106" calcext:value-type="float">
            <text:p>-0,091</text:p>
          </table:table-cell>
          <table:table-cell table:style-name="ce3" table:formula="of:=([.$C$10]*SIN([.CO$13])-[.$B$8])^2+([.$C$10]*COS([.CO$13])-[.$B$9])^2-[.$C22]^2" office:value-type="float" office:value="-0.0922757892308724" calcext:value-type="float">
            <text:p>-0,092</text:p>
          </table:table-cell>
          <table:table-cell table:style-name="ce3" table:formula="of:=([.$C$10]*SIN([.CP$13])-[.$B$8])^2+([.$C$10]*COS([.CP$13])-[.$B$9])^2-[.$C22]^2" office:value-type="float" office:value="-0.0937116592919866" calcext:value-type="float">
            <text:p>-0,094</text:p>
          </table:table-cell>
          <table:table-cell table:style-name="ce3" table:formula="of:=([.$C$10]*SIN([.CQ$13])-[.$B$8])^2+([.$C$10]*COS([.CQ$13])-[.$B$9])^2-[.$C22]^2" office:value-type="float" office:value="-0.0950973755327228" calcext:value-type="float">
            <text:p>-0,095</text:p>
          </table:table-cell>
        </table:table-row>
        <table:table-row table:style-name="ro1">
          <table:table-cell office:value-type="float" office:value="0.09" calcext:value-type="float">
            <text:p>0,09</text:p>
          </table:table-cell>
          <table:table-cell table:formula="of:=[.C$11]+[.A23]" office:value-type="float" office:value="0.510744258309011" calcext:value-type="float">
            <text:p>0,511</text:p>
          </table:table-cell>
          <table:table-cell table:style-name="ce3" table:formula="of:=([.$B$7]^2+[.B23]^2)^0.5" office:value-type="float" office:value="0.513697087197915" calcext:value-type="float">
            <text:p>0,514</text:p>
          </table:table-cell>
          <table:table-cell/>
          <table:table-cell table:style-name="ce3" table:formula="of:=([.$C$10]*SIN([.E$13])-[.$B$8])^2+([.$C$10]*COS([.E$13])-[.$B$9])^2-[.$C23]^2" office:value-type="float" office:value="0.138773671301859" calcext:value-type="float">
            <text:p>0,139</text:p>
          </table:table-cell>
          <table:table-cell table:style-name="ce3" table:formula="of:=([.$C$10]*SIN([.F$13])-[.$B$8])^2+([.$C$10]*COS([.F$13])-[.$B$9])^2-[.$C23]^2" office:value-type="float" office:value="0.135864085653122" calcext:value-type="float">
            <text:p>0,136</text:p>
          </table:table-cell>
          <table:table-cell table:style-name="ce3" table:formula="of:=([.$C$10]*SIN([.G$13])-[.$B$8])^2+([.$C$10]*COS([.G$13])-[.$B$9])^2-[.$C23]^2" office:value-type="float" office:value="0.132931641736896" calcext:value-type="float">
            <text:p>0,133</text:p>
          </table:table-cell>
          <table:table-cell table:style-name="ce3" table:formula="of:=([.$C$10]*SIN([.H$13])-[.$B$8])^2+([.$C$10]*COS([.H$13])-[.$B$9])^2-[.$C23]^2" office:value-type="float" office:value="0.129977232804005" calcext:value-type="float">
            <text:p>0,130</text:p>
          </table:table-cell>
          <table:table-cell table:style-name="ce3" table:formula="of:=([.$C$10]*SIN([.I$13])-[.$B$8])^2+([.$C$10]*COS([.I$13])-[.$B$9])^2-[.$C23]^2" office:value-type="float" office:value="0.12700175879603" calcext:value-type="float">
            <text:p>0,127</text:p>
          </table:table-cell>
          <table:table-cell table:style-name="ce3" table:formula="of:=([.$C$10]*SIN([.J$13])-[.$B$8])^2+([.$C$10]*COS([.J$13])-[.$B$9])^2-[.$C23]^2" office:value-type="float" office:value="0.124006126071178" calcext:value-type="float">
            <text:p>0,124</text:p>
          </table:table-cell>
          <table:table-cell table:style-name="ce3" table:formula="of:=([.$C$10]*SIN([.K$13])-[.$B$8])^2+([.$C$10]*COS([.K$13])-[.$B$9])^2-[.$C23]^2" office:value-type="float" office:value="0.120991247128195" calcext:value-type="float">
            <text:p>0,121</text:p>
          </table:table-cell>
          <table:table-cell table:style-name="ce3" table:formula="of:=([.$C$10]*SIN([.L$13])-[.$B$8])^2+([.$C$10]*COS([.L$13])-[.$B$9])^2-[.$C23]^2" office:value-type="float" office:value="0.117958040328414" calcext:value-type="float">
            <text:p>0,118</text:p>
          </table:table-cell>
          <table:table-cell table:style-name="ce3" table:formula="of:=([.$C$10]*SIN([.M$13])-[.$B$8])^2+([.$C$10]*COS([.M$13])-[.$B$9])^2-[.$C23]^2" office:value-type="float" office:value="0.11490742961601" calcext:value-type="float">
            <text:p>0,115</text:p>
          </table:table-cell>
          <table:table-cell table:style-name="ce3" table:formula="of:=([.$C$10]*SIN([.N$13])-[.$B$8])^2+([.$C$10]*COS([.N$13])-[.$B$9])^2-[.$C23]^2" office:value-type="float" office:value="0.111840344236557" calcext:value-type="float">
            <text:p>0,112</text:p>
          </table:table-cell>
          <table:table-cell table:style-name="ce3" table:formula="of:=([.$C$10]*SIN([.O$13])-[.$B$8])^2+([.$C$10]*COS([.O$13])-[.$B$9])^2-[.$C23]^2" office:value-type="float" office:value="0.108757718453973" calcext:value-type="float">
            <text:p>0,109</text:p>
          </table:table-cell>
          <table:table-cell table:style-name="ce3" table:formula="of:=([.$C$10]*SIN([.P$13])-[.$B$8])^2+([.$C$10]*COS([.P$13])-[.$B$9])^2-[.$C23]^2" office:value-type="float" office:value="0.105660491265935" calcext:value-type="float">
            <text:p>0,106</text:p>
          </table:table-cell>
          <table:table-cell table:style-name="ce3" table:formula="of:=([.$C$10]*SIN([.Q$13])-[.$B$8])^2+([.$C$10]*COS([.Q$13])-[.$B$9])^2-[.$C23]^2" office:value-type="float" office:value="0.102549606117846" calcext:value-type="float">
            <text:p>0,103</text:p>
          </table:table-cell>
          <table:table-cell table:style-name="ce3" table:formula="of:=([.$C$10]*SIN([.R$13])-[.$B$8])^2+([.$C$10]*COS([.R$13])-[.$B$9])^2-[.$C23]^2" office:value-type="float" office:value="0.0994260106154584" calcext:value-type="float">
            <text:p>0,099</text:p>
          </table:table-cell>
          <table:table-cell table:style-name="ce3" table:formula="of:=([.$C$10]*SIN([.S$13])-[.$B$8])^2+([.$C$10]*COS([.S$13])-[.$B$9])^2-[.$C23]^2" office:value-type="float" office:value="0.0962906562362218" calcext:value-type="float">
            <text:p>0,096</text:p>
          </table:table-cell>
          <table:table-cell table:style-name="ce3" table:formula="of:=([.$C$10]*SIN([.T$13])-[.$B$8])^2+([.$C$10]*COS([.T$13])-[.$B$9])^2-[.$C23]^2" office:value-type="float" office:value="0.093144498039453" calcext:value-type="float">
            <text:p>0,093</text:p>
          </table:table-cell>
          <table:table-cell table:style-name="ce3" table:formula="of:=([.$C$10]*SIN([.U$13])-[.$B$8])^2+([.$C$10]*COS([.U$13])-[.$B$9])^2-[.$C23]^2" office:value-type="float" office:value="0.0899884943754158" calcext:value-type="float">
            <text:p>0,090</text:p>
          </table:table-cell>
          <table:table-cell table:style-name="ce3" table:formula="of:=([.$C$10]*SIN([.V$13])-[.$B$8])^2+([.$C$10]*COS([.V$13])-[.$B$9])^2-[.$C23]^2" office:value-type="float" office:value="0.0868236065933993" calcext:value-type="float">
            <text:p>0,087</text:p>
          </table:table-cell>
          <table:table-cell table:style-name="ce3" table:formula="of:=([.$C$10]*SIN([.W$13])-[.$B$8])^2+([.$C$10]*COS([.W$13])-[.$B$9])^2-[.$C23]^2" office:value-type="float" office:value="0.083650798748881" calcext:value-type="float">
            <text:p>0,084</text:p>
          </table:table-cell>
          <table:table-cell table:style-name="ce3" table:formula="of:=([.$C$10]*SIN([.X$13])-[.$B$8])^2+([.$C$10]*COS([.X$13])-[.$B$9])^2-[.$C23]^2" office:value-type="float" office:value="0.0804710373098659" calcext:value-type="float">
            <text:p>0,080</text:p>
          </table:table-cell>
          <table:table-cell table:style-name="ce3" table:formula="of:=([.$C$10]*SIN([.Y$13])-[.$B$8])^2+([.$C$10]*COS([.Y$13])-[.$B$9])^2-[.$C23]^2" office:value-type="float" office:value="0.0772852908624914" calcext:value-type="float">
            <text:p>0,077</text:p>
          </table:table-cell>
          <table:table-cell table:style-name="ce3" table:formula="of:=([.$C$10]*SIN([.Z$13])-[.$B$8])^2+([.$C$10]*COS([.Z$13])-[.$B$9])^2-[.$C23]^2" office:value-type="float" office:value="0.0740945298159862" calcext:value-type="float">
            <text:p>0,074</text:p>
          </table:table-cell>
          <table:table-cell table:style-name="ce3" table:formula="of:=([.$C$10]*SIN([.AA$13])-[.$B$8])^2+([.$C$10]*COS([.AA$13])-[.$B$9])^2-[.$C23]^2" office:value-type="float" office:value="0.070899726107075" calcext:value-type="float">
            <text:p>0,071</text:p>
          </table:table-cell>
          <table:table-cell table:style-name="ce3" table:formula="of:=([.$C$10]*SIN([.AB$13])-[.$B$8])^2+([.$C$10]*COS([.AB$13])-[.$B$9])^2-[.$C23]^2" office:value-type="float" office:value="0.067701852903916" calcext:value-type="float">
            <text:p>0,068</text:p>
          </table:table-cell>
          <table:table-cell table:style-name="ce3" table:formula="of:=([.$C$10]*SIN([.AC$13])-[.$B$8])^2+([.$C$10]*COS([.AC$13])-[.$B$9])^2-[.$C23]^2" office:value-type="float" office:value="0.0645018843096655" calcext:value-type="float">
            <text:p>0,065</text:p>
          </table:table-cell>
          <table:table-cell table:style-name="ce3" table:formula="of:=([.$C$10]*SIN([.AD$13])-[.$B$8])^2+([.$C$10]*COS([.AD$13])-[.$B$9])^2-[.$C23]^2" office:value-type="float" office:value="0.0613007950657561" calcext:value-type="float">
            <text:p>0,061</text:p>
          </table:table-cell>
          <table:table-cell table:style-name="ce3" table:formula="of:=([.$C$10]*SIN([.AE$13])-[.$B$8])^2+([.$C$10]*COS([.AE$13])-[.$B$9])^2-[.$C23]^2" office:value-type="float" office:value="0.0580995602549812" calcext:value-type="float">
            <text:p>0,058</text:p>
          </table:table-cell>
          <table:table-cell table:style-name="ce3" table:formula="of:=([.$C$10]*SIN([.AF$13])-[.$B$8])^2+([.$C$10]*COS([.AF$13])-[.$B$9])^2-[.$C23]^2" office:value-type="float" office:value="0.0548991550044752" calcext:value-type="float">
            <text:p>0,055</text:p>
          </table:table-cell>
          <table:table-cell table:style-name="ce3" table:formula="of:=([.$C$10]*SIN([.AG$13])-[.$B$8])^2+([.$C$10]*COS([.AG$13])-[.$B$9])^2-[.$C23]^2" office:value-type="float" office:value="0.0517005541886802" calcext:value-type="float">
            <text:p>0,052</text:p>
          </table:table-cell>
          <table:table-cell table:style-name="ce3" table:formula="of:=([.$C$10]*SIN([.AH$13])-[.$B$8])^2+([.$C$10]*COS([.AH$13])-[.$B$9])^2-[.$C23]^2" office:value-type="float" office:value="0.0485047321323906" calcext:value-type="float">
            <text:p>0,049</text:p>
          </table:table-cell>
          <table:table-cell table:style-name="ce3" table:formula="of:=([.$C$10]*SIN([.AI$13])-[.$B$8])^2+([.$C$10]*COS([.AI$13])-[.$B$9])^2-[.$C23]^2" office:value-type="float" office:value="0.045312662313963" calcext:value-type="float">
            <text:p>0,045</text:p>
          </table:table-cell>
          <table:table-cell table:style-name="ce3" table:formula="of:=([.$C$10]*SIN([.AJ$13])-[.$B$8])^2+([.$C$10]*COS([.AJ$13])-[.$B$9])^2-[.$C23]^2" office:value-type="float" office:value="0.0421253170687867" calcext:value-type="float">
            <text:p>0,042</text:p>
          </table:table-cell>
          <table:table-cell table:style-name="ce3" table:formula="of:=([.$C$10]*SIN([.AK$13])-[.$B$8])^2+([.$C$10]*COS([.AK$13])-[.$B$9])^2-[.$C23]^2" office:value-type="float" office:value="0.0389436672930997" calcext:value-type="float">
            <text:p>0,039</text:p>
          </table:table-cell>
          <table:table-cell table:style-name="ce3" table:formula="of:=([.$C$10]*SIN([.AL$13])-[.$B$8])^2+([.$C$10]*COS([.AL$13])-[.$B$9])^2-[.$C23]^2" office:value-type="float" office:value="0.0357686821482451" calcext:value-type="float">
            <text:p>0,036</text:p>
          </table:table-cell>
          <table:table-cell table:style-name="ce3" table:formula="of:=([.$C$10]*SIN([.AM$13])-[.$B$8])^2+([.$C$10]*COS([.AM$13])-[.$B$9])^2-[.$C23]^2" office:value-type="float" office:value="0.0326013287654547" calcext:value-type="float">
            <text:p>0,033</text:p>
          </table:table-cell>
          <table:table-cell table:style-name="ce3" table:formula="of:=([.$C$10]*SIN([.AN$13])-[.$B$8])^2+([.$C$10]*COS([.AN$13])-[.$B$9])^2-[.$C23]^2" office:value-type="float" office:value="0.0294425719512518" calcext:value-type="float">
            <text:p>0,029</text:p>
          </table:table-cell>
          <table:table-cell table:style-name="ce3" table:formula="of:=([.$C$10]*SIN([.AO$13])-[.$B$8])^2+([.$C$10]*COS([.AO$13])-[.$B$9])^2-[.$C23]^2" office:value-type="float" office:value="0.0262933738935615" calcext:value-type="float">
            <text:p>0,026</text:p>
          </table:table-cell>
          <table:table-cell table:style-name="ce3" table:formula="of:=([.$C$10]*SIN([.AP$13])-[.$B$8])^2+([.$C$10]*COS([.AP$13])-[.$B$9])^2-[.$C23]^2" office:value-type="float" office:value="0.0231546938686192" calcext:value-type="float">
            <text:p>0,023</text:p>
          </table:table-cell>
          <table:table-cell table:style-name="ce3" table:formula="of:=([.$C$10]*SIN([.AQ$13])-[.$B$8])^2+([.$C$10]*COS([.AQ$13])-[.$B$9])^2-[.$C23]^2" office:value-type="float" office:value="0.0200274879487656" calcext:value-type="float">
            <text:p>0,020</text:p>
          </table:table-cell>
          <table:table-cell table:style-name="ce3" table:formula="of:=([.$C$10]*SIN([.AR$13])-[.$B$8])^2+([.$C$10]*COS([.AR$13])-[.$B$9])^2-[.$C23]^2" office:value-type="float" office:value="0.0169127087112178" calcext:value-type="float">
            <text:p>0,017</text:p>
          </table:table-cell>
          <table:table-cell table:style-name="ce3" table:formula="of:=([.$C$10]*SIN([.AS$13])-[.$B$8])^2+([.$C$10]*COS([.AS$13])-[.$B$9])^2-[.$C23]^2" office:value-type="float" office:value="0.0138113049479051" calcext:value-type="float">
            <text:p>0,014</text:p>
          </table:table-cell>
          <table:table-cell table:style-name="ce3" table:formula="of:=([.$C$10]*SIN([.AT$13])-[.$B$8])^2+([.$C$10]*COS([.AT$13])-[.$B$9])^2-[.$C23]^2" office:value-type="float" office:value="0.0107242213764576" calcext:value-type="float">
            <text:p>0,011</text:p>
          </table:table-cell>
          <table:table-cell table:style-name="ce3" table:formula="of:=([.$C$10]*SIN([.AU$13])-[.$B$8])^2+([.$C$10]*COS([.AU$13])-[.$B$9])^2-[.$C23]^2" office:value-type="float" office:value="0.0076523983524367" calcext:value-type="float">
            <text:p>0,008</text:p>
          </table:table-cell>
          <table:table-cell table:style-name="ce3" table:formula="of:=([.$C$10]*SIN([.AV$13])-[.$B$8])^2+([.$C$10]*COS([.AV$13])-[.$B$9])^2-[.$C23]^2" office:value-type="float" office:value="0.00459677158289273" calcext:value-type="float">
            <text:p>0,005</text:p>
          </table:table-cell>
          <table:table-cell table:style-name="ce3" table:formula="of:=([.$C$10]*SIN([.AW$13])-[.$B$8])^2+([.$C$10]*COS([.AW$13])-[.$B$9])^2-[.$C23]^2" office:value-type="float" office:value="0.00155827184134028" calcext:value-type="float">
            <text:p>0,002</text:p>
          </table:table-cell>
          <table:table-cell table:style-name="ce3" table:formula="of:=([.$C$10]*SIN([.AX$13])-[.$B$8])^2+([.$C$10]*COS([.AX$13])-[.$B$9])^2-[.$C23]^2" office:value-type="float" office:value="-0.00146217531576465" calcext:value-type="float">
            <text:p>-0,001</text:p>
          </table:table-cell>
          <table:table-cell table:style-name="ce3" table:formula="of:=([.$C$10]*SIN([.AY$13])-[.$B$8])^2+([.$C$10]*COS([.AY$13])-[.$B$9])^2-[.$C23]^2" office:value-type="float" office:value="-0.00446364983095848" calcext:value-type="float">
            <text:p>-0,004</text:p>
          </table:table-cell>
          <table:table-cell table:style-name="ce3" table:formula="of:=([.$C$10]*SIN([.AZ$13])-[.$B$8])^2+([.$C$10]*COS([.AZ$13])-[.$B$9])^2-[.$C23]^2" office:value-type="float" office:value="-0.00744523742602782" calcext:value-type="float">
            <text:p>-0,007</text:p>
          </table:table-cell>
          <table:table-cell table:style-name="ce3" table:formula="of:=([.$C$10]*SIN([.BA$13])-[.$B$8])^2+([.$C$10]*COS([.BA$13])-[.$B$9])^2-[.$C23]^2" office:value-type="float" office:value="-0.0104060298805079" calcext:value-type="float">
            <text:p>-0,010</text:p>
          </table:table-cell>
          <table:table-cell table:style-name="ce3" table:formula="of:=([.$C$10]*SIN([.BB$13])-[.$B$8])^2+([.$C$10]*COS([.BB$13])-[.$B$9])^2-[.$C23]^2" office:value-type="float" office:value="-0.0133451253083354" calcext:value-type="float">
            <text:p>-0,013</text:p>
          </table:table-cell>
          <table:table-cell table:style-name="ce3" table:formula="of:=([.$C$10]*SIN([.BC$13])-[.$B$8])^2+([.$C$10]*COS([.BC$13])-[.$B$9])^2-[.$C23]^2" office:value-type="float" office:value="-0.0162616284325713" calcext:value-type="float">
            <text:p>-0,016</text:p>
          </table:table-cell>
          <table:table-cell table:style-name="ce3" table:formula="of:=([.$C$10]*SIN([.BD$13])-[.$B$8])^2+([.$C$10]*COS([.BD$13])-[.$B$9])^2-[.$C23]^2" office:value-type="float" office:value="-0.0191546508581109" calcext:value-type="float">
            <text:p>-0,019</text:p>
          </table:table-cell>
          <table:table-cell table:style-name="ce3" table:formula="of:=([.$C$10]*SIN([.BE$13])-[.$B$8])^2+([.$C$10]*COS([.BE$13])-[.$B$9])^2-[.$C23]^2" office:value-type="float" office:value="-0.0220233113422984" calcext:value-type="float">
            <text:p>-0,022</text:p>
          </table:table-cell>
          <table:table-cell table:style-name="ce3" table:formula="of:=([.$C$10]*SIN([.BF$13])-[.$B$8])^2+([.$C$10]*COS([.BF$13])-[.$B$9])^2-[.$C23]^2" office:value-type="float" office:value="-0.0248667360633608" calcext:value-type="float">
            <text:p>-0,025</text:p>
          </table:table-cell>
          <table:table-cell table:style-name="ce3" table:formula="of:=([.$C$10]*SIN([.BG$13])-[.$B$8])^2+([.$C$10]*COS([.BG$13])-[.$B$9])^2-[.$C23]^2" office:value-type="float" office:value="-0.0276840588865831" calcext:value-type="float">
            <text:p>-0,028</text:p>
          </table:table-cell>
          <table:table-cell table:style-name="ce3" table:formula="of:=([.$C$10]*SIN([.BH$13])-[.$B$8])^2+([.$C$10]*COS([.BH$13])-[.$B$9])^2-[.$C23]^2" office:value-type="float" office:value="-0.0304744216281416" calcext:value-type="float">
            <text:p>-0,030</text:p>
          </table:table-cell>
          <table:table-cell table:style-name="ce3" table:formula="of:=([.$C$10]*SIN([.BI$13])-[.$B$8])^2+([.$C$10]*COS([.BI$13])-[.$B$9])^2-[.$C23]^2" office:value-type="float" office:value="-0.0332369743165141" calcext:value-type="float">
            <text:p>-0,033</text:p>
          </table:table-cell>
          <table:table-cell table:style-name="ce3" table:formula="of:=([.$C$10]*SIN([.BJ$13])-[.$B$8])^2+([.$C$10]*COS([.BJ$13])-[.$B$9])^2-[.$C23]^2" office:value-type="float" office:value="-0.0359708754513905" calcext:value-type="float">
            <text:p>-0,036</text:p>
          </table:table-cell>
          <table:table-cell table:style-name="ce3" table:formula="of:=([.$C$10]*SIN([.BK$13])-[.$B$8])^2+([.$C$10]*COS([.BK$13])-[.$B$9])^2-[.$C23]^2" office:value-type="float" office:value="-0.038675292260001" calcext:value-type="float">
            <text:p>-0,039</text:p>
          </table:table-cell>
          <table:table-cell table:style-name="ce3" table:formula="of:=([.$C$10]*SIN([.BL$13])-[.$B$8])^2+([.$C$10]*COS([.BL$13])-[.$B$9])^2-[.$C23]^2" office:value-type="float" office:value="-0.0413494009507877" calcext:value-type="float">
            <text:p>-0,041</text:p>
          </table:table-cell>
          <table:table-cell table:style-name="ce3" table:formula="of:=([.$C$10]*SIN([.BM$13])-[.$B$8])^2+([.$C$10]*COS([.BM$13])-[.$B$9])^2-[.$C23]^2" office:value-type="float" office:value="-0.0439923869643383" calcext:value-type="float">
            <text:p>-0,044</text:p>
          </table:table-cell>
          <table:table-cell table:style-name="ce3" table:formula="of:=([.$C$10]*SIN([.BN$13])-[.$B$8])^2+([.$C$10]*COS([.BN$13])-[.$B$9])^2-[.$C23]^2" office:value-type="float" office:value="-0.0466034452215104" calcext:value-type="float">
            <text:p>-0,047</text:p>
          </table:table-cell>
          <table:table-cell table:style-name="ce3" table:formula="of:=([.$C$10]*SIN([.BO$13])-[.$B$8])^2+([.$C$10]*COS([.BO$13])-[.$B$9])^2-[.$C23]^2" office:value-type="float" office:value="-0.0491817803686645" calcext:value-type="float">
            <text:p>-0,049</text:p>
          </table:table-cell>
          <table:table-cell table:style-name="ce3" table:formula="of:=([.$C$10]*SIN([.BP$13])-[.$B$8])^2+([.$C$10]*COS([.BP$13])-[.$B$9])^2-[.$C23]^2" office:value-type="float" office:value="-0.0517266070199381" calcext:value-type="float">
            <text:p>-0,052</text:p>
          </table:table-cell>
          <table:table-cell table:style-name="ce3" table:formula="of:=([.$C$10]*SIN([.BQ$13])-[.$B$8])^2+([.$C$10]*COS([.BQ$13])-[.$B$9])^2-[.$C23]^2" office:value-type="float" office:value="-0.0542371499964812" calcext:value-type="float">
            <text:p>-0,054</text:p>
          </table:table-cell>
          <table:table-cell table:style-name="ce3" table:formula="of:=([.$C$10]*SIN([.BR$13])-[.$B$8])^2+([.$C$10]*COS([.BR$13])-[.$B$9])^2-[.$C23]^2" office:value-type="float" office:value="-0.0567126445625824" calcext:value-type="float">
            <text:p>-0,057</text:p>
          </table:table-cell>
          <table:table-cell table:style-name="ce3" table:formula="of:=([.$C$10]*SIN([.BS$13])-[.$B$8])^2+([.$C$10]*COS([.BS$13])-[.$B$9])^2-[.$C23]^2" office:value-type="float" office:value="-0.0591523366586167" calcext:value-type="float">
            <text:p>-0,059</text:p>
          </table:table-cell>
          <table:table-cell table:style-name="ce3" table:formula="of:=([.$C$10]*SIN([.BT$13])-[.$B$8])^2+([.$C$10]*COS([.BT$13])-[.$B$9])^2-[.$C23]^2" office:value-type="float" office:value="-0.0615554831307375" calcext:value-type="float">
            <text:p>-0,062</text:p>
          </table:table-cell>
          <table:table-cell table:style-name="ce3" table:formula="of:=([.$C$10]*SIN([.BU$13])-[.$B$8])^2+([.$C$10]*COS([.BU$13])-[.$B$9])^2-[.$C23]^2" office:value-type="float" office:value="-0.0639213519572498" calcext:value-type="float">
            <text:p>-0,064</text:p>
          </table:table-cell>
          <table:table-cell table:style-name="ce3" table:formula="of:=([.$C$10]*SIN([.BV$13])-[.$B$8])^2+([.$C$10]*COS([.BV$13])-[.$B$9])^2-[.$C23]^2" office:value-type="float" office:value="-0.0662492224715902" calcext:value-type="float">
            <text:p>-0,066</text:p>
          </table:table-cell>
          <table:table-cell table:style-name="ce3" table:formula="of:=([.$C$10]*SIN([.BW$13])-[.$B$8])^2+([.$C$10]*COS([.BW$13])-[.$B$9])^2-[.$C23]^2" office:value-type="float" office:value="-0.0685383855818496" calcext:value-type="float">
            <text:p>-0,069</text:p>
          </table:table-cell>
          <table:table-cell table:style-name="ce3" table:formula="of:=([.$C$10]*SIN([.BX$13])-[.$B$8])^2+([.$C$10]*COS([.BX$13])-[.$B$9])^2-[.$C23]^2" office:value-type="float" office:value="-0.0707881439867689" calcext:value-type="float">
            <text:p>-0,071</text:p>
          </table:table-cell>
          <table:table-cell table:style-name="ce3" table:formula="of:=([.$C$10]*SIN([.BY$13])-[.$B$8])^2+([.$C$10]*COS([.BY$13])-[.$B$9])^2-[.$C23]^2" office:value-type="float" office:value="-0.072997812388144" calcext:value-type="float">
            <text:p>-0,073</text:p>
          </table:table-cell>
          <table:table-cell table:style-name="ce3" table:formula="of:=([.$C$10]*SIN([.BZ$13])-[.$B$8])^2+([.$C$10]*COS([.BZ$13])-[.$B$9])^2-[.$C23]^2" office:value-type="float" office:value="-0.0751667176995745" calcext:value-type="float">
            <text:p>-0,075</text:p>
          </table:table-cell>
          <table:table-cell table:style-name="ce3" table:formula="of:=([.$C$10]*SIN([.CA$13])-[.$B$8])^2+([.$C$10]*COS([.CA$13])-[.$B$9])^2-[.$C23]^2" office:value-type="float" office:value="-0.0772941992514917" calcext:value-type="float">
            <text:p>-0,077</text:p>
          </table:table-cell>
          <table:table-cell table:style-name="ce3" table:formula="of:=([.$C$10]*SIN([.CB$13])-[.$B$8])^2+([.$C$10]*COS([.CB$13])-[.$B$9])^2-[.$C23]^2" office:value-type="float" office:value="-0.0793796089924056" calcext:value-type="float">
            <text:p>-0,079</text:p>
          </table:table-cell>
          <table:table-cell table:style-name="ce3" table:formula="of:=([.$C$10]*SIN([.CC$13])-[.$B$8])^2+([.$C$10]*COS([.CC$13])-[.$B$9])^2-[.$C23]^2" office:value-type="float" office:value="-0.0814223116863073" calcext:value-type="float">
            <text:p>-0,081</text:p>
          </table:table-cell>
          <table:table-cell table:style-name="ce3" table:formula="of:=([.$C$10]*SIN([.CD$13])-[.$B$8])^2+([.$C$10]*COS([.CD$13])-[.$B$9])^2-[.$C23]^2" office:value-type="float" office:value="-0.0834216851061681" calcext:value-type="float">
            <text:p>-0,083</text:p>
          </table:table-cell>
          <table:table-cell table:style-name="ce3" table:formula="of:=([.$C$10]*SIN([.CE$13])-[.$B$8])^2+([.$C$10]*COS([.CE$13])-[.$B$9])^2-[.$C23]^2" office:value-type="float" office:value="-0.0853771202234758" calcext:value-type="float">
            <text:p>-0,085</text:p>
          </table:table-cell>
          <table:table-cell table:style-name="ce3" table:formula="of:=([.$C$10]*SIN([.CF$13])-[.$B$8])^2+([.$C$10]*COS([.CF$13])-[.$B$9])^2-[.$C23]^2" office:value-type="float" office:value="-0.0872880213937513" calcext:value-type="float">
            <text:p>-0,087</text:p>
          </table:table-cell>
          <table:table-cell table:style-name="ce3" table:formula="of:=([.$C$10]*SIN([.CG$13])-[.$B$8])^2+([.$C$10]*COS([.CG$13])-[.$B$9])^2-[.$C23]^2" office:value-type="float" office:value="-0.0891538065379864" calcext:value-type="float">
            <text:p>-0,089</text:p>
          </table:table-cell>
          <table:table-cell table:style-name="ce3" table:formula="of:=([.$C$10]*SIN([.CH$13])-[.$B$8])^2+([.$C$10]*COS([.CH$13])-[.$B$9])^2-[.$C23]^2" office:value-type="float" office:value="-0.0909739073199522" calcext:value-type="float">
            <text:p>-0,091</text:p>
          </table:table-cell>
          <table:table-cell table:style-name="ce3" table:formula="of:=([.$C$10]*SIN([.CI$13])-[.$B$8])^2+([.$C$10]*COS([.CI$13])-[.$B$9])^2-[.$C23]^2" office:value-type="float" office:value="-0.0927477693193188" calcext:value-type="float">
            <text:p>-0,093</text:p>
          </table:table-cell>
          <table:table-cell table:style-name="ce3" table:formula="of:=([.$C$10]*SIN([.CJ$13])-[.$B$8])^2+([.$C$10]*COS([.CJ$13])-[.$B$9])^2-[.$C23]^2" office:value-type="float" office:value="-0.0944748522005373" calcext:value-type="float">
            <text:p>-0,094</text:p>
          </table:table-cell>
          <table:table-cell table:style-name="ce3" table:formula="of:=([.$C$10]*SIN([.CK$13])-[.$B$8])^2+([.$C$10]*COS([.CK$13])-[.$B$9])^2-[.$C23]^2" office:value-type="float" office:value="-0.0961546298774314" calcext:value-type="float">
            <text:p>-0,096</text:p>
          </table:table-cell>
          <table:table-cell table:style-name="ce3" table:formula="of:=([.$C$10]*SIN([.CL$13])-[.$B$8])^2+([.$C$10]*COS([.CL$13])-[.$B$9])^2-[.$C23]^2" office:value-type="float" office:value="-0.0977865906734484" calcext:value-type="float">
            <text:p>-0,098</text:p>
          </table:table-cell>
          <table:table-cell table:style-name="ce3" table:formula="of:=([.$C$10]*SIN([.CM$13])-[.$B$8])^2+([.$C$10]*COS([.CM$13])-[.$B$9])^2-[.$C23]^2" office:value-type="float" office:value="-0.0993702374775208" calcext:value-type="float">
            <text:p>-0,099</text:p>
          </table:table-cell>
          <table:table-cell table:style-name="ce3" table:formula="of:=([.$C$10]*SIN([.CN$13])-[.$B$8])^2+([.$C$10]*COS([.CN$13])-[.$B$9])^2-[.$C23]^2" office:value-type="float" office:value="-0.100905087895491" calcext:value-type="float">
            <text:p>-0,101</text:p>
          </table:table-cell>
          <table:table-cell table:style-name="ce3" table:formula="of:=([.$C$10]*SIN([.CO$13])-[.$B$8])^2+([.$C$10]*COS([.CO$13])-[.$B$9])^2-[.$C23]^2" office:value-type="float" office:value="-0.102390674397053" calcext:value-type="float">
            <text:p>-0,102</text:p>
          </table:table-cell>
          <table:table-cell table:style-name="ce3" table:formula="of:=([.$C$10]*SIN([.CP$13])-[.$B$8])^2+([.$C$10]*COS([.CP$13])-[.$B$9])^2-[.$C23]^2" office:value-type="float" office:value="-0.103826544458167" calcext:value-type="float">
            <text:p>-0,104</text:p>
          </table:table-cell>
          <table:table-cell table:style-name="ce3" table:formula="of:=([.$C$10]*SIN([.CQ$13])-[.$B$8])^2+([.$C$10]*COS([.CQ$13])-[.$B$9])^2-[.$C23]^2" office:value-type="float" office:value="-0.105212260698903" calcext:value-type="float">
            <text:p>-0,105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C$11]+[.A24]" office:value-type="float" office:value="0.520744258309011" calcext:value-type="float">
            <text:p>0,521</text:p>
          </table:table-cell>
          <table:table-cell table:style-name="ce3" table:formula="of:=([.$B$7]^2+[.B24]^2)^0.5" office:value-type="float" office:value="0.523640699871393" calcext:value-type="float">
            <text:p>0,524</text:p>
          </table:table-cell>
          <table:table-cell/>
          <table:table-cell table:style-name="ce3" table:formula="of:=([.$C$10]*SIN([.E$13])-[.$B$8])^2+([.$C$10]*COS([.E$13])-[.$B$9])^2-[.$C24]^2" office:value-type="float" office:value="0.128458786135679" calcext:value-type="float">
            <text:p>0,128</text:p>
          </table:table-cell>
          <table:table-cell table:style-name="ce3" table:formula="of:=([.$C$10]*SIN([.F$13])-[.$B$8])^2+([.$C$10]*COS([.F$13])-[.$B$9])^2-[.$C24]^2" office:value-type="float" office:value="0.125549200486942" calcext:value-type="float">
            <text:p>0,126</text:p>
          </table:table-cell>
          <table:table-cell table:style-name="ce3" table:formula="of:=([.$C$10]*SIN([.G$13])-[.$B$8])^2+([.$C$10]*COS([.G$13])-[.$B$9])^2-[.$C24]^2" office:value-type="float" office:value="0.122616756570716" calcext:value-type="float">
            <text:p>0,123</text:p>
          </table:table-cell>
          <table:table-cell table:style-name="ce3" table:formula="of:=([.$C$10]*SIN([.H$13])-[.$B$8])^2+([.$C$10]*COS([.H$13])-[.$B$9])^2-[.$C24]^2" office:value-type="float" office:value="0.119662347637825" calcext:value-type="float">
            <text:p>0,120</text:p>
          </table:table-cell>
          <table:table-cell table:style-name="ce3" table:formula="of:=([.$C$10]*SIN([.I$13])-[.$B$8])^2+([.$C$10]*COS([.I$13])-[.$B$9])^2-[.$C24]^2" office:value-type="float" office:value="0.11668687362985" calcext:value-type="float">
            <text:p>0,117</text:p>
          </table:table-cell>
          <table:table-cell table:style-name="ce3" table:formula="of:=([.$C$10]*SIN([.J$13])-[.$B$8])^2+([.$C$10]*COS([.J$13])-[.$B$9])^2-[.$C24]^2" office:value-type="float" office:value="0.113691240904997" calcext:value-type="float">
            <text:p>0,114</text:p>
          </table:table-cell>
          <table:table-cell table:style-name="ce3" table:formula="of:=([.$C$10]*SIN([.K$13])-[.$B$8])^2+([.$C$10]*COS([.K$13])-[.$B$9])^2-[.$C24]^2" office:value-type="float" office:value="0.110676361962015" calcext:value-type="float">
            <text:p>0,111</text:p>
          </table:table-cell>
          <table:table-cell table:style-name="ce3" table:formula="of:=([.$C$10]*SIN([.L$13])-[.$B$8])^2+([.$C$10]*COS([.L$13])-[.$B$9])^2-[.$C24]^2" office:value-type="float" office:value="0.107643155162234" calcext:value-type="float">
            <text:p>0,108</text:p>
          </table:table-cell>
          <table:table-cell table:style-name="ce3" table:formula="of:=([.$C$10]*SIN([.M$13])-[.$B$8])^2+([.$C$10]*COS([.M$13])-[.$B$9])^2-[.$C24]^2" office:value-type="float" office:value="0.10459254444983" calcext:value-type="float">
            <text:p>0,105</text:p>
          </table:table-cell>
          <table:table-cell table:style-name="ce3" table:formula="of:=([.$C$10]*SIN([.N$13])-[.$B$8])^2+([.$C$10]*COS([.N$13])-[.$B$9])^2-[.$C24]^2" office:value-type="float" office:value="0.101525459070377" calcext:value-type="float">
            <text:p>0,102</text:p>
          </table:table-cell>
          <table:table-cell table:style-name="ce3" table:formula="of:=([.$C$10]*SIN([.O$13])-[.$B$8])^2+([.$C$10]*COS([.O$13])-[.$B$9])^2-[.$C24]^2" office:value-type="float" office:value="0.0984428332877931" calcext:value-type="float">
            <text:p>0,098</text:p>
          </table:table-cell>
          <table:table-cell table:style-name="ce3" table:formula="of:=([.$C$10]*SIN([.P$13])-[.$B$8])^2+([.$C$10]*COS([.P$13])-[.$B$9])^2-[.$C24]^2" office:value-type="float" office:value="0.0953456060997543" calcext:value-type="float">
            <text:p>0,095</text:p>
          </table:table-cell>
          <table:table-cell table:style-name="ce3" table:formula="of:=([.$C$10]*SIN([.Q$13])-[.$B$8])^2+([.$C$10]*COS([.Q$13])-[.$B$9])^2-[.$C24]^2" office:value-type="float" office:value="0.0922347209516654" calcext:value-type="float">
            <text:p>0,092</text:p>
          </table:table-cell>
          <table:table-cell table:style-name="ce3" table:formula="of:=([.$C$10]*SIN([.R$13])-[.$B$8])^2+([.$C$10]*COS([.R$13])-[.$B$9])^2-[.$C24]^2" office:value-type="float" office:value="0.0891111254492782" calcext:value-type="float">
            <text:p>0,089</text:p>
          </table:table-cell>
          <table:table-cell table:style-name="ce3" table:formula="of:=([.$C$10]*SIN([.S$13])-[.$B$8])^2+([.$C$10]*COS([.S$13])-[.$B$9])^2-[.$C24]^2" office:value-type="float" office:value="0.0859757710700416" calcext:value-type="float">
            <text:p>0,086</text:p>
          </table:table-cell>
          <table:table-cell table:style-name="ce3" table:formula="of:=([.$C$10]*SIN([.T$13])-[.$B$8])^2+([.$C$10]*COS([.T$13])-[.$B$9])^2-[.$C24]^2" office:value-type="float" office:value="0.0828296128732728" calcext:value-type="float">
            <text:p>0,083</text:p>
          </table:table-cell>
          <table:table-cell table:style-name="ce3" table:formula="of:=([.$C$10]*SIN([.U$13])-[.$B$8])^2+([.$C$10]*COS([.U$13])-[.$B$9])^2-[.$C24]^2" office:value-type="float" office:value="0.0796736092092357" calcext:value-type="float">
            <text:p>0,080</text:p>
          </table:table-cell>
          <table:table-cell table:style-name="ce3" table:formula="of:=([.$C$10]*SIN([.V$13])-[.$B$8])^2+([.$C$10]*COS([.V$13])-[.$B$9])^2-[.$C24]^2" office:value-type="float" office:value="0.0765087214272191" calcext:value-type="float">
            <text:p>0,077</text:p>
          </table:table-cell>
          <table:table-cell table:style-name="ce3" table:formula="of:=([.$C$10]*SIN([.W$13])-[.$B$8])^2+([.$C$10]*COS([.W$13])-[.$B$9])^2-[.$C24]^2" office:value-type="float" office:value="0.0733359135827009" calcext:value-type="float">
            <text:p>0,073</text:p>
          </table:table-cell>
          <table:table-cell table:style-name="ce3" table:formula="of:=([.$C$10]*SIN([.X$13])-[.$B$8])^2+([.$C$10]*COS([.X$13])-[.$B$9])^2-[.$C24]^2" office:value-type="float" office:value="0.0701561521436858" calcext:value-type="float">
            <text:p>0,070</text:p>
          </table:table-cell>
          <table:table-cell table:style-name="ce3" table:formula="of:=([.$C$10]*SIN([.Y$13])-[.$B$8])^2+([.$C$10]*COS([.Y$13])-[.$B$9])^2-[.$C24]^2" office:value-type="float" office:value="0.0669704056963112" calcext:value-type="float">
            <text:p>0,067</text:p>
          </table:table-cell>
          <table:table-cell table:style-name="ce3" table:formula="of:=([.$C$10]*SIN([.Z$13])-[.$B$8])^2+([.$C$10]*COS([.Z$13])-[.$B$9])^2-[.$C24]^2" office:value-type="float" office:value="0.0637796446498061" calcext:value-type="float">
            <text:p>0,064</text:p>
          </table:table-cell>
          <table:table-cell table:style-name="ce3" table:formula="of:=([.$C$10]*SIN([.AA$13])-[.$B$8])^2+([.$C$10]*COS([.AA$13])-[.$B$9])^2-[.$C24]^2" office:value-type="float" office:value="0.0605848409408948" calcext:value-type="float">
            <text:p>0,061</text:p>
          </table:table-cell>
          <table:table-cell table:style-name="ce3" table:formula="of:=([.$C$10]*SIN([.AB$13])-[.$B$8])^2+([.$C$10]*COS([.AB$13])-[.$B$9])^2-[.$C24]^2" office:value-type="float" office:value="0.0573869677377358" calcext:value-type="float">
            <text:p>0,057</text:p>
          </table:table-cell>
          <table:table-cell table:style-name="ce3" table:formula="of:=([.$C$10]*SIN([.AC$13])-[.$B$8])^2+([.$C$10]*COS([.AC$13])-[.$B$9])^2-[.$C24]^2" office:value-type="float" office:value="0.0541869991434854" calcext:value-type="float">
            <text:p>0,054</text:p>
          </table:table-cell>
          <table:table-cell table:style-name="ce3" table:formula="of:=([.$C$10]*SIN([.AD$13])-[.$B$8])^2+([.$C$10]*COS([.AD$13])-[.$B$9])^2-[.$C24]^2" office:value-type="float" office:value="0.050985909899576" calcext:value-type="float">
            <text:p>0,051</text:p>
          </table:table-cell>
          <table:table-cell table:style-name="ce3" table:formula="of:=([.$C$10]*SIN([.AE$13])-[.$B$8])^2+([.$C$10]*COS([.AE$13])-[.$B$9])^2-[.$C24]^2" office:value-type="float" office:value="0.047784675088801" calcext:value-type="float">
            <text:p>0,048</text:p>
          </table:table-cell>
          <table:table-cell table:style-name="ce3" table:formula="of:=([.$C$10]*SIN([.AF$13])-[.$B$8])^2+([.$C$10]*COS([.AF$13])-[.$B$9])^2-[.$C24]^2" office:value-type="float" office:value="0.0445842698382951" calcext:value-type="float">
            <text:p>0,045</text:p>
          </table:table-cell>
          <table:table-cell table:style-name="ce3" table:formula="of:=([.$C$10]*SIN([.AG$13])-[.$B$8])^2+([.$C$10]*COS([.AG$13])-[.$B$9])^2-[.$C24]^2" office:value-type="float" office:value="0.0413856690225001" calcext:value-type="float">
            <text:p>0,041</text:p>
          </table:table-cell>
          <table:table-cell table:style-name="ce3" table:formula="of:=([.$C$10]*SIN([.AH$13])-[.$B$8])^2+([.$C$10]*COS([.AH$13])-[.$B$9])^2-[.$C24]^2" office:value-type="float" office:value="0.0381898469662104" calcext:value-type="float">
            <text:p>0,038</text:p>
          </table:table-cell>
          <table:table-cell table:style-name="ce3" table:formula="of:=([.$C$10]*SIN([.AI$13])-[.$B$8])^2+([.$C$10]*COS([.AI$13])-[.$B$9])^2-[.$C24]^2" office:value-type="float" office:value="0.0349977771477828" calcext:value-type="float">
            <text:p>0,035</text:p>
          </table:table-cell>
          <table:table-cell table:style-name="ce3" table:formula="of:=([.$C$10]*SIN([.AJ$13])-[.$B$8])^2+([.$C$10]*COS([.AJ$13])-[.$B$9])^2-[.$C24]^2" office:value-type="float" office:value="0.0318104319026065" calcext:value-type="float">
            <text:p>0,032</text:p>
          </table:table-cell>
          <table:table-cell table:style-name="ce3" table:formula="of:=([.$C$10]*SIN([.AK$13])-[.$B$8])^2+([.$C$10]*COS([.AK$13])-[.$B$9])^2-[.$C24]^2" office:value-type="float" office:value="0.0286287821269195" calcext:value-type="float">
            <text:p>0,029</text:p>
          </table:table-cell>
          <table:table-cell table:style-name="ce3" table:formula="of:=([.$C$10]*SIN([.AL$13])-[.$B$8])^2+([.$C$10]*COS([.AL$13])-[.$B$9])^2-[.$C24]^2" office:value-type="float" office:value="0.0254537969820649" calcext:value-type="float">
            <text:p>0,025</text:p>
          </table:table-cell>
          <table:table-cell table:style-name="ce3" table:formula="of:=([.$C$10]*SIN([.AM$13])-[.$B$8])^2+([.$C$10]*COS([.AM$13])-[.$B$9])^2-[.$C24]^2" office:value-type="float" office:value="0.0222864435992746" calcext:value-type="float">
            <text:p>0,022</text:p>
          </table:table-cell>
          <table:table-cell table:style-name="ce3" table:formula="of:=([.$C$10]*SIN([.AN$13])-[.$B$8])^2+([.$C$10]*COS([.AN$13])-[.$B$9])^2-[.$C24]^2" office:value-type="float" office:value="0.0191276867850717" calcext:value-type="float">
            <text:p>0,019</text:p>
          </table:table-cell>
          <table:table-cell table:style-name="ce3" table:formula="of:=([.$C$10]*SIN([.AO$13])-[.$B$8])^2+([.$C$10]*COS([.AO$13])-[.$B$9])^2-[.$C24]^2" office:value-type="float" office:value="0.0159784887273813" calcext:value-type="float">
            <text:p>0,016</text:p>
          </table:table-cell>
          <table:table-cell table:style-name="ce3" table:formula="of:=([.$C$10]*SIN([.AP$13])-[.$B$8])^2+([.$C$10]*COS([.AP$13])-[.$B$9])^2-[.$C24]^2" office:value-type="float" office:value="0.012839808702439" calcext:value-type="float">
            <text:p>0,013</text:p>
          </table:table-cell>
          <table:table-cell table:style-name="ce3" table:formula="of:=([.$C$10]*SIN([.AQ$13])-[.$B$8])^2+([.$C$10]*COS([.AQ$13])-[.$B$9])^2-[.$C24]^2" office:value-type="float" office:value="0.0097126027825854" calcext:value-type="float">
            <text:p>0,010</text:p>
          </table:table-cell>
          <table:table-cell table:style-name="ce3" table:formula="of:=([.$C$10]*SIN([.AR$13])-[.$B$8])^2+([.$C$10]*COS([.AR$13])-[.$B$9])^2-[.$C24]^2" office:value-type="float" office:value="0.00659782354503763" calcext:value-type="float">
            <text:p>0,007</text:p>
          </table:table-cell>
          <table:table-cell table:style-name="ce3" table:formula="of:=([.$C$10]*SIN([.AS$13])-[.$B$8])^2+([.$C$10]*COS([.AS$13])-[.$B$9])^2-[.$C24]^2" office:value-type="float" office:value="0.00349641978172494" calcext:value-type="float">
            <text:p>0,003</text:p>
          </table:table-cell>
          <table:table-cell table:style-name="ce3" table:formula="of:=([.$C$10]*SIN([.AT$13])-[.$B$8])^2+([.$C$10]*COS([.AT$13])-[.$B$9])^2-[.$C24]^2" office:value-type="float" office:value="0.000409336210277389" calcext:value-type="float">
            <text:p>0,000</text:p>
          </table:table-cell>
          <table:table-cell table:style-name="ce3" table:formula="of:=([.$C$10]*SIN([.AU$13])-[.$B$8])^2+([.$C$10]*COS([.AU$13])-[.$B$9])^2-[.$C24]^2" office:value-type="float" office:value="-0.00266248681374348" calcext:value-type="float">
            <text:p>-0,003</text:p>
          </table:table-cell>
          <table:table-cell table:style-name="ce3" table:formula="of:=([.$C$10]*SIN([.AV$13])-[.$B$8])^2+([.$C$10]*COS([.AV$13])-[.$B$9])^2-[.$C24]^2" office:value-type="float" office:value="-0.00571811358328744" calcext:value-type="float">
            <text:p>-0,006</text:p>
          </table:table-cell>
          <table:table-cell table:style-name="ce3" table:formula="of:=([.$C$10]*SIN([.AW$13])-[.$B$8])^2+([.$C$10]*COS([.AW$13])-[.$B$9])^2-[.$C24]^2" office:value-type="float" office:value="-0.0087566133248399" calcext:value-type="float">
            <text:p>-0,009</text:p>
          </table:table-cell>
          <table:table-cell table:style-name="ce3" table:formula="of:=([.$C$10]*SIN([.AX$13])-[.$B$8])^2+([.$C$10]*COS([.AX$13])-[.$B$9])^2-[.$C24]^2" office:value-type="float" office:value="-0.0117770604819448" calcext:value-type="float">
            <text:p>-0,012</text:p>
          </table:table-cell>
          <table:table-cell table:style-name="ce3" table:formula="of:=([.$C$10]*SIN([.AY$13])-[.$B$8])^2+([.$C$10]*COS([.AY$13])-[.$B$9])^2-[.$C24]^2" office:value-type="float" office:value="-0.0147785349971387" calcext:value-type="float">
            <text:p>-0,015</text:p>
          </table:table-cell>
          <table:table-cell table:style-name="ce3" table:formula="of:=([.$C$10]*SIN([.AZ$13])-[.$B$8])^2+([.$C$10]*COS([.AZ$13])-[.$B$9])^2-[.$C24]^2" office:value-type="float" office:value="-0.017760122592208" calcext:value-type="float">
            <text:p>-0,018</text:p>
          </table:table-cell>
          <table:table-cell table:style-name="ce3" table:formula="of:=([.$C$10]*SIN([.BA$13])-[.$B$8])^2+([.$C$10]*COS([.BA$13])-[.$B$9])^2-[.$C24]^2" office:value-type="float" office:value="-0.0207209150466881" calcext:value-type="float">
            <text:p>-0,021</text:p>
          </table:table-cell>
          <table:table-cell table:style-name="ce3" table:formula="of:=([.$C$10]*SIN([.BB$13])-[.$B$8])^2+([.$C$10]*COS([.BB$13])-[.$B$9])^2-[.$C24]^2" office:value-type="float" office:value="-0.0236600104745155" calcext:value-type="float">
            <text:p>-0,024</text:p>
          </table:table-cell>
          <table:table-cell table:style-name="ce3" table:formula="of:=([.$C$10]*SIN([.BC$13])-[.$B$8])^2+([.$C$10]*COS([.BC$13])-[.$B$9])^2-[.$C24]^2" office:value-type="float" office:value="-0.0265765135987514" calcext:value-type="float">
            <text:p>-0,027</text:p>
          </table:table-cell>
          <table:table-cell table:style-name="ce3" table:formula="of:=([.$C$10]*SIN([.BD$13])-[.$B$8])^2+([.$C$10]*COS([.BD$13])-[.$B$9])^2-[.$C24]^2" office:value-type="float" office:value="-0.0294695360242911" calcext:value-type="float">
            <text:p>-0,029</text:p>
          </table:table-cell>
          <table:table-cell table:style-name="ce3" table:formula="of:=([.$C$10]*SIN([.BE$13])-[.$B$8])^2+([.$C$10]*COS([.BE$13])-[.$B$9])^2-[.$C24]^2" office:value-type="float" office:value="-0.0323381965084786" calcext:value-type="float">
            <text:p>-0,032</text:p>
          </table:table-cell>
          <table:table-cell table:style-name="ce3" table:formula="of:=([.$C$10]*SIN([.BF$13])-[.$B$8])^2+([.$C$10]*COS([.BF$13])-[.$B$9])^2-[.$C24]^2" office:value-type="float" office:value="-0.035181621229541" calcext:value-type="float">
            <text:p>-0,035</text:p>
          </table:table-cell>
          <table:table-cell table:style-name="ce3" table:formula="of:=([.$C$10]*SIN([.BG$13])-[.$B$8])^2+([.$C$10]*COS([.BG$13])-[.$B$9])^2-[.$C24]^2" office:value-type="float" office:value="-0.0379989440527633" calcext:value-type="float">
            <text:p>-0,038</text:p>
          </table:table-cell>
          <table:table-cell table:style-name="ce3" table:formula="of:=([.$C$10]*SIN([.BH$13])-[.$B$8])^2+([.$C$10]*COS([.BH$13])-[.$B$9])^2-[.$C24]^2" office:value-type="float" office:value="-0.0407893067943218" calcext:value-type="float">
            <text:p>-0,041</text:p>
          </table:table-cell>
          <table:table-cell table:style-name="ce3" table:formula="of:=([.$C$10]*SIN([.BI$13])-[.$B$8])^2+([.$C$10]*COS([.BI$13])-[.$B$9])^2-[.$C24]^2" office:value-type="float" office:value="-0.0435518594826943" calcext:value-type="float">
            <text:p>-0,044</text:p>
          </table:table-cell>
          <table:table-cell table:style-name="ce3" table:formula="of:=([.$C$10]*SIN([.BJ$13])-[.$B$8])^2+([.$C$10]*COS([.BJ$13])-[.$B$9])^2-[.$C24]^2" office:value-type="float" office:value="-0.0462857606175707" calcext:value-type="float">
            <text:p>-0,046</text:p>
          </table:table-cell>
          <table:table-cell table:style-name="ce3" table:formula="of:=([.$C$10]*SIN([.BK$13])-[.$B$8])^2+([.$C$10]*COS([.BK$13])-[.$B$9])^2-[.$C24]^2" office:value-type="float" office:value="-0.0489901774261812" calcext:value-type="float">
            <text:p>-0,049</text:p>
          </table:table-cell>
          <table:table-cell table:style-name="ce3" table:formula="of:=([.$C$10]*SIN([.BL$13])-[.$B$8])^2+([.$C$10]*COS([.BL$13])-[.$B$9])^2-[.$C24]^2" office:value-type="float" office:value="-0.0516642861169678" calcext:value-type="float">
            <text:p>-0,052</text:p>
          </table:table-cell>
          <table:table-cell table:style-name="ce3" table:formula="of:=([.$C$10]*SIN([.BM$13])-[.$B$8])^2+([.$C$10]*COS([.BM$13])-[.$B$9])^2-[.$C24]^2" office:value-type="float" office:value="-0.0543072721305185" calcext:value-type="float">
            <text:p>-0,054</text:p>
          </table:table-cell>
          <table:table-cell table:style-name="ce3" table:formula="of:=([.$C$10]*SIN([.BN$13])-[.$B$8])^2+([.$C$10]*COS([.BN$13])-[.$B$9])^2-[.$C24]^2" office:value-type="float" office:value="-0.0569183303876906" calcext:value-type="float">
            <text:p>-0,057</text:p>
          </table:table-cell>
          <table:table-cell table:style-name="ce3" table:formula="of:=([.$C$10]*SIN([.BO$13])-[.$B$8])^2+([.$C$10]*COS([.BO$13])-[.$B$9])^2-[.$C24]^2" office:value-type="float" office:value="-0.0594966655348447" calcext:value-type="float">
            <text:p>-0,059</text:p>
          </table:table-cell>
          <table:table-cell table:style-name="ce3" table:formula="of:=([.$C$10]*SIN([.BP$13])-[.$B$8])^2+([.$C$10]*COS([.BP$13])-[.$B$9])^2-[.$C24]^2" office:value-type="float" office:value="-0.0620414921861183" calcext:value-type="float">
            <text:p>-0,062</text:p>
          </table:table-cell>
          <table:table-cell table:style-name="ce3" table:formula="of:=([.$C$10]*SIN([.BQ$13])-[.$B$8])^2+([.$C$10]*COS([.BQ$13])-[.$B$9])^2-[.$C24]^2" office:value-type="float" office:value="-0.0645520351626613" calcext:value-type="float">
            <text:p>-0,065</text:p>
          </table:table-cell>
          <table:table-cell table:style-name="ce3" table:formula="of:=([.$C$10]*SIN([.BR$13])-[.$B$8])^2+([.$C$10]*COS([.BR$13])-[.$B$9])^2-[.$C24]^2" office:value-type="float" office:value="-0.0670275297287626" calcext:value-type="float">
            <text:p>-0,067</text:p>
          </table:table-cell>
          <table:table-cell table:style-name="ce3" table:formula="of:=([.$C$10]*SIN([.BS$13])-[.$B$8])^2+([.$C$10]*COS([.BS$13])-[.$B$9])^2-[.$C24]^2" office:value-type="float" office:value="-0.0694672218247968" calcext:value-type="float">
            <text:p>-0,069</text:p>
          </table:table-cell>
          <table:table-cell table:style-name="ce3" table:formula="of:=([.$C$10]*SIN([.BT$13])-[.$B$8])^2+([.$C$10]*COS([.BT$13])-[.$B$9])^2-[.$C24]^2" office:value-type="float" office:value="-0.0718703682969177" calcext:value-type="float">
            <text:p>-0,072</text:p>
          </table:table-cell>
          <table:table-cell table:style-name="ce3" table:formula="of:=([.$C$10]*SIN([.BU$13])-[.$B$8])^2+([.$C$10]*COS([.BU$13])-[.$B$9])^2-[.$C24]^2" office:value-type="float" office:value="-0.07423623712343" calcext:value-type="float">
            <text:p>-0,074</text:p>
          </table:table-cell>
          <table:table-cell table:style-name="ce3" table:formula="of:=([.$C$10]*SIN([.BV$13])-[.$B$8])^2+([.$C$10]*COS([.BV$13])-[.$B$9])^2-[.$C24]^2" office:value-type="float" office:value="-0.0765641076377704" calcext:value-type="float">
            <text:p>-0,077</text:p>
          </table:table-cell>
          <table:table-cell table:style-name="ce3" table:formula="of:=([.$C$10]*SIN([.BW$13])-[.$B$8])^2+([.$C$10]*COS([.BW$13])-[.$B$9])^2-[.$C24]^2" office:value-type="float" office:value="-0.0788532707480298" calcext:value-type="float">
            <text:p>-0,079</text:p>
          </table:table-cell>
          <table:table-cell table:style-name="ce3" table:formula="of:=([.$C$10]*SIN([.BX$13])-[.$B$8])^2+([.$C$10]*COS([.BX$13])-[.$B$9])^2-[.$C24]^2" office:value-type="float" office:value="-0.0811030291529491" calcext:value-type="float">
            <text:p>-0,081</text:p>
          </table:table-cell>
          <table:table-cell table:style-name="ce3" table:formula="of:=([.$C$10]*SIN([.BY$13])-[.$B$8])^2+([.$C$10]*COS([.BY$13])-[.$B$9])^2-[.$C24]^2" office:value-type="float" office:value="-0.0833126975543242" calcext:value-type="float">
            <text:p>-0,083</text:p>
          </table:table-cell>
          <table:table-cell table:style-name="ce3" table:formula="of:=([.$C$10]*SIN([.BZ$13])-[.$B$8])^2+([.$C$10]*COS([.BZ$13])-[.$B$9])^2-[.$C24]^2" office:value-type="float" office:value="-0.0854816028657547" calcext:value-type="float">
            <text:p>-0,085</text:p>
          </table:table-cell>
          <table:table-cell table:style-name="ce3" table:formula="of:=([.$C$10]*SIN([.CA$13])-[.$B$8])^2+([.$C$10]*COS([.CA$13])-[.$B$9])^2-[.$C24]^2" office:value-type="float" office:value="-0.0876090844176719" calcext:value-type="float">
            <text:p>-0,088</text:p>
          </table:table-cell>
          <table:table-cell table:style-name="ce3" table:formula="of:=([.$C$10]*SIN([.CB$13])-[.$B$8])^2+([.$C$10]*COS([.CB$13])-[.$B$9])^2-[.$C24]^2" office:value-type="float" office:value="-0.0896944941585858" calcext:value-type="float">
            <text:p>-0,090</text:p>
          </table:table-cell>
          <table:table-cell table:style-name="ce3" table:formula="of:=([.$C$10]*SIN([.CC$13])-[.$B$8])^2+([.$C$10]*COS([.CC$13])-[.$B$9])^2-[.$C24]^2" office:value-type="float" office:value="-0.0917371968524875" calcext:value-type="float">
            <text:p>-0,092</text:p>
          </table:table-cell>
          <table:table-cell table:style-name="ce3" table:formula="of:=([.$C$10]*SIN([.CD$13])-[.$B$8])^2+([.$C$10]*COS([.CD$13])-[.$B$9])^2-[.$C24]^2" office:value-type="float" office:value="-0.0937365702723482" calcext:value-type="float">
            <text:p>-0,094</text:p>
          </table:table-cell>
          <table:table-cell table:style-name="ce3" table:formula="of:=([.$C$10]*SIN([.CE$13])-[.$B$8])^2+([.$C$10]*COS([.CE$13])-[.$B$9])^2-[.$C24]^2" office:value-type="float" office:value="-0.095692005389656" calcext:value-type="float">
            <text:p>-0,096</text:p>
          </table:table-cell>
          <table:table-cell table:style-name="ce3" table:formula="of:=([.$C$10]*SIN([.CF$13])-[.$B$8])^2+([.$C$10]*COS([.CF$13])-[.$B$9])^2-[.$C24]^2" office:value-type="float" office:value="-0.0976029065599315" calcext:value-type="float">
            <text:p>-0,098</text:p>
          </table:table-cell>
          <table:table-cell table:style-name="ce3" table:formula="of:=([.$C$10]*SIN([.CG$13])-[.$B$8])^2+([.$C$10]*COS([.CG$13])-[.$B$9])^2-[.$C24]^2" office:value-type="float" office:value="-0.0994686917041666" calcext:value-type="float">
            <text:p>-0,099</text:p>
          </table:table-cell>
          <table:table-cell table:style-name="ce3" table:formula="of:=([.$C$10]*SIN([.CH$13])-[.$B$8])^2+([.$C$10]*COS([.CH$13])-[.$B$9])^2-[.$C24]^2" office:value-type="float" office:value="-0.101288792486132" calcext:value-type="float">
            <text:p>-0,101</text:p>
          </table:table-cell>
          <table:table-cell table:style-name="ce3" table:formula="of:=([.$C$10]*SIN([.CI$13])-[.$B$8])^2+([.$C$10]*COS([.CI$13])-[.$B$9])^2-[.$C24]^2" office:value-type="float" office:value="-0.103062654485499" calcext:value-type="float">
            <text:p>-0,103</text:p>
          </table:table-cell>
          <table:table-cell table:style-name="ce3" table:formula="of:=([.$C$10]*SIN([.CJ$13])-[.$B$8])^2+([.$C$10]*COS([.CJ$13])-[.$B$9])^2-[.$C24]^2" office:value-type="float" office:value="-0.104789737366717" calcext:value-type="float">
            <text:p>-0,105</text:p>
          </table:table-cell>
          <table:table-cell table:style-name="ce3" table:formula="of:=([.$C$10]*SIN([.CK$13])-[.$B$8])^2+([.$C$10]*COS([.CK$13])-[.$B$9])^2-[.$C24]^2" office:value-type="float" office:value="-0.106469515043612" calcext:value-type="float">
            <text:p>-0,106</text:p>
          </table:table-cell>
          <table:table-cell table:style-name="ce3" table:formula="of:=([.$C$10]*SIN([.CL$13])-[.$B$8])^2+([.$C$10]*COS([.CL$13])-[.$B$9])^2-[.$C24]^2" office:value-type="float" office:value="-0.108101475839629" calcext:value-type="float">
            <text:p>-0,108</text:p>
          </table:table-cell>
          <table:table-cell table:style-name="ce3" table:formula="of:=([.$C$10]*SIN([.CM$13])-[.$B$8])^2+([.$C$10]*COS([.CM$13])-[.$B$9])^2-[.$C24]^2" office:value-type="float" office:value="-0.109685122643701" calcext:value-type="float">
            <text:p>-0,110</text:p>
          </table:table-cell>
          <table:table-cell table:style-name="ce3" table:formula="of:=([.$C$10]*SIN([.CN$13])-[.$B$8])^2+([.$C$10]*COS([.CN$13])-[.$B$9])^2-[.$C24]^2" office:value-type="float" office:value="-0.111219973061671" calcext:value-type="float">
            <text:p>-0,111</text:p>
          </table:table-cell>
          <table:table-cell table:style-name="ce3" table:formula="of:=([.$C$10]*SIN([.CO$13])-[.$B$8])^2+([.$C$10]*COS([.CO$13])-[.$B$9])^2-[.$C24]^2" office:value-type="float" office:value="-0.112705559563233" calcext:value-type="float">
            <text:p>-0,113</text:p>
          </table:table-cell>
          <table:table-cell table:style-name="ce3" table:formula="of:=([.$C$10]*SIN([.CP$13])-[.$B$8])^2+([.$C$10]*COS([.CP$13])-[.$B$9])^2-[.$C24]^2" office:value-type="float" office:value="-0.114141429624347" calcext:value-type="float">
            <text:p>-0,114</text:p>
          </table:table-cell>
          <table:table-cell table:style-name="ce3" table:formula="of:=([.$C$10]*SIN([.CQ$13])-[.$B$8])^2+([.$C$10]*COS([.CQ$13])-[.$B$9])^2-[.$C24]^2" office:value-type="float" office:value="-0.115527145865083" calcext:value-type="float">
            <text:p>-0,116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table:formula="of:=[.C$11]+[.A25]" office:value-type="float" office:value="0.530744258309011" calcext:value-type="float">
            <text:p>0,531</text:p>
          </table:table-cell>
          <table:table-cell table:style-name="ce3" table:formula="of:=([.$B$7]^2+[.B25]^2)^0.5" office:value-type="float" office:value="0.53358642011204" calcext:value-type="float">
            <text:p>0,534</text:p>
          </table:table-cell>
          <table:table-cell/>
          <table:table-cell table:style-name="ce3" table:formula="of:=([.$C$10]*SIN([.E$13])-[.$B$8])^2+([.$C$10]*COS([.E$13])-[.$B$9])^2-[.$C25]^2" office:value-type="float" office:value="0.117943900969498" calcext:value-type="float">
            <text:p>0,118</text:p>
          </table:table-cell>
          <table:table-cell table:style-name="ce3" table:formula="of:=([.$C$10]*SIN([.F$13])-[.$B$8])^2+([.$C$10]*COS([.F$13])-[.$B$9])^2-[.$C25]^2" office:value-type="float" office:value="0.115034315320762" calcext:value-type="float">
            <text:p>0,115</text:p>
          </table:table-cell>
          <table:table-cell table:style-name="ce3" table:formula="of:=([.$C$10]*SIN([.G$13])-[.$B$8])^2+([.$C$10]*COS([.G$13])-[.$B$9])^2-[.$C25]^2" office:value-type="float" office:value="0.112101871404536" calcext:value-type="float">
            <text:p>0,112</text:p>
          </table:table-cell>
          <table:table-cell table:style-name="ce3" table:formula="of:=([.$C$10]*SIN([.H$13])-[.$B$8])^2+([.$C$10]*COS([.H$13])-[.$B$9])^2-[.$C25]^2" office:value-type="float" office:value="0.109147462471645" calcext:value-type="float">
            <text:p>0,109</text:p>
          </table:table-cell>
          <table:table-cell table:style-name="ce3" table:formula="of:=([.$C$10]*SIN([.I$13])-[.$B$8])^2+([.$C$10]*COS([.I$13])-[.$B$9])^2-[.$C25]^2" office:value-type="float" office:value="0.10617198846367" calcext:value-type="float">
            <text:p>0,106</text:p>
          </table:table-cell>
          <table:table-cell table:style-name="ce3" table:formula="of:=([.$C$10]*SIN([.J$13])-[.$B$8])^2+([.$C$10]*COS([.J$13])-[.$B$9])^2-[.$C25]^2" office:value-type="float" office:value="0.103176355738817" calcext:value-type="float">
            <text:p>0,103</text:p>
          </table:table-cell>
          <table:table-cell table:style-name="ce3" table:formula="of:=([.$C$10]*SIN([.K$13])-[.$B$8])^2+([.$C$10]*COS([.K$13])-[.$B$9])^2-[.$C25]^2" office:value-type="float" office:value="0.100161476795835" calcext:value-type="float">
            <text:p>0,100</text:p>
          </table:table-cell>
          <table:table-cell table:style-name="ce3" table:formula="of:=([.$C$10]*SIN([.L$13])-[.$B$8])^2+([.$C$10]*COS([.L$13])-[.$B$9])^2-[.$C25]^2" office:value-type="float" office:value="0.097128269996054" calcext:value-type="float">
            <text:p>0,097</text:p>
          </table:table-cell>
          <table:table-cell table:style-name="ce3" table:formula="of:=([.$C$10]*SIN([.M$13])-[.$B$8])^2+([.$C$10]*COS([.M$13])-[.$B$9])^2-[.$C25]^2" office:value-type="float" office:value="0.0940776592836496" calcext:value-type="float">
            <text:p>0,094</text:p>
          </table:table-cell>
          <table:table-cell table:style-name="ce3" table:formula="of:=([.$C$10]*SIN([.N$13])-[.$B$8])^2+([.$C$10]*COS([.N$13])-[.$B$9])^2-[.$C25]^2" office:value-type="float" office:value="0.0910105739041965" calcext:value-type="float">
            <text:p>0,091</text:p>
          </table:table-cell>
          <table:table-cell table:style-name="ce3" table:formula="of:=([.$C$10]*SIN([.O$13])-[.$B$8])^2+([.$C$10]*COS([.O$13])-[.$B$9])^2-[.$C25]^2" office:value-type="float" office:value="0.0879279481216129" calcext:value-type="float">
            <text:p>0,088</text:p>
          </table:table-cell>
          <table:table-cell table:style-name="ce3" table:formula="of:=([.$C$10]*SIN([.P$13])-[.$B$8])^2+([.$C$10]*COS([.P$13])-[.$B$9])^2-[.$C25]^2" office:value-type="float" office:value="0.0848307209335741" calcext:value-type="float">
            <text:p>0,085</text:p>
          </table:table-cell>
          <table:table-cell table:style-name="ce3" table:formula="of:=([.$C$10]*SIN([.Q$13])-[.$B$8])^2+([.$C$10]*COS([.Q$13])-[.$B$9])^2-[.$C25]^2" office:value-type="float" office:value="0.0817198357854851" calcext:value-type="float">
            <text:p>0,082</text:p>
          </table:table-cell>
          <table:table-cell table:style-name="ce3" table:formula="of:=([.$C$10]*SIN([.R$13])-[.$B$8])^2+([.$C$10]*COS([.R$13])-[.$B$9])^2-[.$C25]^2" office:value-type="float" office:value="0.0785962402830979" calcext:value-type="float">
            <text:p>0,079</text:p>
          </table:table-cell>
          <table:table-cell table:style-name="ce3" table:formula="of:=([.$C$10]*SIN([.S$13])-[.$B$8])^2+([.$C$10]*COS([.S$13])-[.$B$9])^2-[.$C25]^2" office:value-type="float" office:value="0.0754608859038614" calcext:value-type="float">
            <text:p>0,075</text:p>
          </table:table-cell>
          <table:table-cell table:style-name="ce3" table:formula="of:=([.$C$10]*SIN([.T$13])-[.$B$8])^2+([.$C$10]*COS([.T$13])-[.$B$9])^2-[.$C25]^2" office:value-type="float" office:value="0.0723147277070925" calcext:value-type="float">
            <text:p>0,072</text:p>
          </table:table-cell>
          <table:table-cell table:style-name="ce3" table:formula="of:=([.$C$10]*SIN([.U$13])-[.$B$8])^2+([.$C$10]*COS([.U$13])-[.$B$9])^2-[.$C25]^2" office:value-type="float" office:value="0.0691587240430554" calcext:value-type="float">
            <text:p>0,069</text:p>
          </table:table-cell>
          <table:table-cell table:style-name="ce3" table:formula="of:=([.$C$10]*SIN([.V$13])-[.$B$8])^2+([.$C$10]*COS([.V$13])-[.$B$9])^2-[.$C25]^2" office:value-type="float" office:value="0.0659938362610388" calcext:value-type="float">
            <text:p>0,066</text:p>
          </table:table-cell>
          <table:table-cell table:style-name="ce3" table:formula="of:=([.$C$10]*SIN([.W$13])-[.$B$8])^2+([.$C$10]*COS([.W$13])-[.$B$9])^2-[.$C25]^2" office:value-type="float" office:value="0.0628210284165206" calcext:value-type="float">
            <text:p>0,063</text:p>
          </table:table-cell>
          <table:table-cell table:style-name="ce3" table:formula="of:=([.$C$10]*SIN([.X$13])-[.$B$8])^2+([.$C$10]*COS([.X$13])-[.$B$9])^2-[.$C25]^2" office:value-type="float" office:value="0.0596412669775055" calcext:value-type="float">
            <text:p>0,060</text:p>
          </table:table-cell>
          <table:table-cell table:style-name="ce3" table:formula="of:=([.$C$10]*SIN([.Y$13])-[.$B$8])^2+([.$C$10]*COS([.Y$13])-[.$B$9])^2-[.$C25]^2" office:value-type="float" office:value="0.056455520530131" calcext:value-type="float">
            <text:p>0,056</text:p>
          </table:table-cell>
          <table:table-cell table:style-name="ce3" table:formula="of:=([.$C$10]*SIN([.Z$13])-[.$B$8])^2+([.$C$10]*COS([.Z$13])-[.$B$9])^2-[.$C25]^2" office:value-type="float" office:value="0.0532647594836258" calcext:value-type="float">
            <text:p>0,053</text:p>
          </table:table-cell>
          <table:table-cell table:style-name="ce3" table:formula="of:=([.$C$10]*SIN([.AA$13])-[.$B$8])^2+([.$C$10]*COS([.AA$13])-[.$B$9])^2-[.$C25]^2" office:value-type="float" office:value="0.0500699557747145" calcext:value-type="float">
            <text:p>0,050</text:p>
          </table:table-cell>
          <table:table-cell table:style-name="ce3" table:formula="of:=([.$C$10]*SIN([.AB$13])-[.$B$8])^2+([.$C$10]*COS([.AB$13])-[.$B$9])^2-[.$C25]^2" office:value-type="float" office:value="0.0468720825715555" calcext:value-type="float">
            <text:p>0,047</text:p>
          </table:table-cell>
          <table:table-cell table:style-name="ce3" table:formula="of:=([.$C$10]*SIN([.AC$13])-[.$B$8])^2+([.$C$10]*COS([.AC$13])-[.$B$9])^2-[.$C25]^2" office:value-type="float" office:value="0.0436721139773051" calcext:value-type="float">
            <text:p>0,044</text:p>
          </table:table-cell>
          <table:table-cell table:style-name="ce3" table:formula="of:=([.$C$10]*SIN([.AD$13])-[.$B$8])^2+([.$C$10]*COS([.AD$13])-[.$B$9])^2-[.$C25]^2" office:value-type="float" office:value="0.0404710247333957" calcext:value-type="float">
            <text:p>0,040</text:p>
          </table:table-cell>
          <table:table-cell table:style-name="ce3" table:formula="of:=([.$C$10]*SIN([.AE$13])-[.$B$8])^2+([.$C$10]*COS([.AE$13])-[.$B$9])^2-[.$C25]^2" office:value-type="float" office:value="0.0372697899226208" calcext:value-type="float">
            <text:p>0,037</text:p>
          </table:table-cell>
          <table:table-cell table:style-name="ce3" table:formula="of:=([.$C$10]*SIN([.AF$13])-[.$B$8])^2+([.$C$10]*COS([.AF$13])-[.$B$9])^2-[.$C25]^2" office:value-type="float" office:value="0.0340693846721148" calcext:value-type="float">
            <text:p>0,034</text:p>
          </table:table-cell>
          <table:table-cell table:style-name="ce3" table:formula="of:=([.$C$10]*SIN([.AG$13])-[.$B$8])^2+([.$C$10]*COS([.AG$13])-[.$B$9])^2-[.$C25]^2" office:value-type="float" office:value="0.0308707838563198" calcext:value-type="float">
            <text:p>0,031</text:p>
          </table:table-cell>
          <table:table-cell table:style-name="ce3" table:formula="of:=([.$C$10]*SIN([.AH$13])-[.$B$8])^2+([.$C$10]*COS([.AH$13])-[.$B$9])^2-[.$C25]^2" office:value-type="float" office:value="0.0276749618000302" calcext:value-type="float">
            <text:p>0,028</text:p>
          </table:table-cell>
          <table:table-cell table:style-name="ce3" table:formula="of:=([.$C$10]*SIN([.AI$13])-[.$B$8])^2+([.$C$10]*COS([.AI$13])-[.$B$9])^2-[.$C25]^2" office:value-type="float" office:value="0.0244828919816026" calcext:value-type="float">
            <text:p>0,024</text:p>
          </table:table-cell>
          <table:table-cell table:style-name="ce3" table:formula="of:=([.$C$10]*SIN([.AJ$13])-[.$B$8])^2+([.$C$10]*COS([.AJ$13])-[.$B$9])^2-[.$C25]^2" office:value-type="float" office:value="0.0212955467364262" calcext:value-type="float">
            <text:p>0,021</text:p>
          </table:table-cell>
          <table:table-cell table:style-name="ce3" table:formula="of:=([.$C$10]*SIN([.AK$13])-[.$B$8])^2+([.$C$10]*COS([.AK$13])-[.$B$9])^2-[.$C25]^2" office:value-type="float" office:value="0.0181138969607392" calcext:value-type="float">
            <text:p>0,018</text:p>
          </table:table-cell>
          <table:table-cell table:style-name="ce3" table:formula="of:=([.$C$10]*SIN([.AL$13])-[.$B$8])^2+([.$C$10]*COS([.AL$13])-[.$B$9])^2-[.$C25]^2" office:value-type="float" office:value="0.0149389118158846" calcext:value-type="float">
            <text:p>0,015</text:p>
          </table:table-cell>
          <table:table-cell table:style-name="ce3" table:formula="of:=([.$C$10]*SIN([.AM$13])-[.$B$8])^2+([.$C$10]*COS([.AM$13])-[.$B$9])^2-[.$C25]^2" office:value-type="float" office:value="0.0117715584330943" calcext:value-type="float">
            <text:p>0,012</text:p>
          </table:table-cell>
          <table:table-cell table:style-name="ce3" table:formula="of:=([.$C$10]*SIN([.AN$13])-[.$B$8])^2+([.$C$10]*COS([.AN$13])-[.$B$9])^2-[.$C25]^2" office:value-type="float" office:value="0.00861280161889139" calcext:value-type="float">
            <text:p>0,009</text:p>
          </table:table-cell>
          <table:table-cell table:style-name="ce3" table:formula="of:=([.$C$10]*SIN([.AO$13])-[.$B$8])^2+([.$C$10]*COS([.AO$13])-[.$B$9])^2-[.$C25]^2" office:value-type="float" office:value="0.00546360356120107" calcext:value-type="float">
            <text:p>0,005</text:p>
          </table:table-cell>
          <table:table-cell table:style-name="ce3" table:formula="of:=([.$C$10]*SIN([.AP$13])-[.$B$8])^2+([.$C$10]*COS([.AP$13])-[.$B$9])^2-[.$C25]^2" office:value-type="float" office:value="0.00232492353625874" calcext:value-type="float">
            <text:p>0,002</text:p>
          </table:table-cell>
          <table:table-cell table:style-name="ce3" table:formula="of:=([.$C$10]*SIN([.AQ$13])-[.$B$8])^2+([.$C$10]*COS([.AQ$13])-[.$B$9])^2-[.$C25]^2" office:value-type="float" office:value="-0.000802282383594866" calcext:value-type="float">
            <text:p>-0,001</text:p>
          </table:table-cell>
          <table:table-cell table:style-name="ce3" table:formula="of:=([.$C$10]*SIN([.AR$13])-[.$B$8])^2+([.$C$10]*COS([.AR$13])-[.$B$9])^2-[.$C25]^2" office:value-type="float" office:value="-0.00391706162114264" calcext:value-type="float">
            <text:p>-0,004</text:p>
          </table:table-cell>
          <table:table-cell table:style-name="ce3" table:formula="of:=([.$C$10]*SIN([.AS$13])-[.$B$8])^2+([.$C$10]*COS([.AS$13])-[.$B$9])^2-[.$C25]^2" office:value-type="float" office:value="-0.00701846538445533" calcext:value-type="float">
            <text:p>-0,007</text:p>
          </table:table-cell>
          <table:table-cell table:style-name="ce3" table:formula="of:=([.$C$10]*SIN([.AT$13])-[.$B$8])^2+([.$C$10]*COS([.AT$13])-[.$B$9])^2-[.$C25]^2" office:value-type="float" office:value="-0.0101055489559029" calcext:value-type="float">
            <text:p>-0,010</text:p>
          </table:table-cell>
          <table:table-cell table:style-name="ce3" table:formula="of:=([.$C$10]*SIN([.AU$13])-[.$B$8])^2+([.$C$10]*COS([.AU$13])-[.$B$9])^2-[.$C25]^2" office:value-type="float" office:value="-0.0131773719799237" calcext:value-type="float">
            <text:p>-0,013</text:p>
          </table:table-cell>
          <table:table-cell table:style-name="ce3" table:formula="of:=([.$C$10]*SIN([.AV$13])-[.$B$8])^2+([.$C$10]*COS([.AV$13])-[.$B$9])^2-[.$C25]^2" office:value-type="float" office:value="-0.0162329987494677" calcext:value-type="float">
            <text:p>-0,016</text:p>
          </table:table-cell>
          <table:table-cell table:style-name="ce3" table:formula="of:=([.$C$10]*SIN([.AW$13])-[.$B$8])^2+([.$C$10]*COS([.AW$13])-[.$B$9])^2-[.$C25]^2" office:value-type="float" office:value="-0.0192714984910202" calcext:value-type="float">
            <text:p>-0,019</text:p>
          </table:table-cell>
          <table:table-cell table:style-name="ce3" table:formula="of:=([.$C$10]*SIN([.AX$13])-[.$B$8])^2+([.$C$10]*COS([.AX$13])-[.$B$9])^2-[.$C25]^2" office:value-type="float" office:value="-0.0222919456481251" calcext:value-type="float">
            <text:p>-0,022</text:p>
          </table:table-cell>
          <table:table-cell table:style-name="ce3" table:formula="of:=([.$C$10]*SIN([.AY$13])-[.$B$8])^2+([.$C$10]*COS([.AY$13])-[.$B$9])^2-[.$C25]^2" office:value-type="float" office:value="-0.0252934201633189" calcext:value-type="float">
            <text:p>-0,025</text:p>
          </table:table-cell>
          <table:table-cell table:style-name="ce3" table:formula="of:=([.$C$10]*SIN([.AZ$13])-[.$B$8])^2+([.$C$10]*COS([.AZ$13])-[.$B$9])^2-[.$C25]^2" office:value-type="float" office:value="-0.0282750077583883" calcext:value-type="float">
            <text:p>-0,028</text:p>
          </table:table-cell>
          <table:table-cell table:style-name="ce3" table:formula="of:=([.$C$10]*SIN([.BA$13])-[.$B$8])^2+([.$C$10]*COS([.BA$13])-[.$B$9])^2-[.$C25]^2" office:value-type="float" office:value="-0.0312358002128684" calcext:value-type="float">
            <text:p>-0,031</text:p>
          </table:table-cell>
          <table:table-cell table:style-name="ce3" table:formula="of:=([.$C$10]*SIN([.BB$13])-[.$B$8])^2+([.$C$10]*COS([.BB$13])-[.$B$9])^2-[.$C25]^2" office:value-type="float" office:value="-0.0341748956406958" calcext:value-type="float">
            <text:p>-0,034</text:p>
          </table:table-cell>
          <table:table-cell table:style-name="ce3" table:formula="of:=([.$C$10]*SIN([.BC$13])-[.$B$8])^2+([.$C$10]*COS([.BC$13])-[.$B$9])^2-[.$C25]^2" office:value-type="float" office:value="-0.0370913987649317" calcext:value-type="float">
            <text:p>-0,037</text:p>
          </table:table-cell>
          <table:table-cell table:style-name="ce3" table:formula="of:=([.$C$10]*SIN([.BD$13])-[.$B$8])^2+([.$C$10]*COS([.BD$13])-[.$B$9])^2-[.$C25]^2" office:value-type="float" office:value="-0.0399844211904713" calcext:value-type="float">
            <text:p>-0,040</text:p>
          </table:table-cell>
          <table:table-cell table:style-name="ce3" table:formula="of:=([.$C$10]*SIN([.BE$13])-[.$B$8])^2+([.$C$10]*COS([.BE$13])-[.$B$9])^2-[.$C25]^2" office:value-type="float" office:value="-0.0428530816746589" calcext:value-type="float">
            <text:p>-0,043</text:p>
          </table:table-cell>
          <table:table-cell table:style-name="ce3" table:formula="of:=([.$C$10]*SIN([.BF$13])-[.$B$8])^2+([.$C$10]*COS([.BF$13])-[.$B$9])^2-[.$C25]^2" office:value-type="float" office:value="-0.0456965063957212" calcext:value-type="float">
            <text:p>-0,046</text:p>
          </table:table-cell>
          <table:table-cell table:style-name="ce3" table:formula="of:=([.$C$10]*SIN([.BG$13])-[.$B$8])^2+([.$C$10]*COS([.BG$13])-[.$B$9])^2-[.$C25]^2" office:value-type="float" office:value="-0.0485138292189436" calcext:value-type="float">
            <text:p>-0,049</text:p>
          </table:table-cell>
          <table:table-cell table:style-name="ce3" table:formula="of:=([.$C$10]*SIN([.BH$13])-[.$B$8])^2+([.$C$10]*COS([.BH$13])-[.$B$9])^2-[.$C25]^2" office:value-type="float" office:value="-0.0513041919605021" calcext:value-type="float">
            <text:p>-0,051</text:p>
          </table:table-cell>
          <table:table-cell table:style-name="ce3" table:formula="of:=([.$C$10]*SIN([.BI$13])-[.$B$8])^2+([.$C$10]*COS([.BI$13])-[.$B$9])^2-[.$C25]^2" office:value-type="float" office:value="-0.0540667446488746" calcext:value-type="float">
            <text:p>-0,054</text:p>
          </table:table-cell>
          <table:table-cell table:style-name="ce3" table:formula="of:=([.$C$10]*SIN([.BJ$13])-[.$B$8])^2+([.$C$10]*COS([.BJ$13])-[.$B$9])^2-[.$C25]^2" office:value-type="float" office:value="-0.0568006457837509" calcext:value-type="float">
            <text:p>-0,057</text:p>
          </table:table-cell>
          <table:table-cell table:style-name="ce3" table:formula="of:=([.$C$10]*SIN([.BK$13])-[.$B$8])^2+([.$C$10]*COS([.BK$13])-[.$B$9])^2-[.$C25]^2" office:value-type="float" office:value="-0.0595050625923615" calcext:value-type="float">
            <text:p>-0,060</text:p>
          </table:table-cell>
          <table:table-cell table:style-name="ce3" table:formula="of:=([.$C$10]*SIN([.BL$13])-[.$B$8])^2+([.$C$10]*COS([.BL$13])-[.$B$9])^2-[.$C25]^2" office:value-type="float" office:value="-0.0621791712831481" calcext:value-type="float">
            <text:p>-0,062</text:p>
          </table:table-cell>
          <table:table-cell table:style-name="ce3" table:formula="of:=([.$C$10]*SIN([.BM$13])-[.$B$8])^2+([.$C$10]*COS([.BM$13])-[.$B$9])^2-[.$C25]^2" office:value-type="float" office:value="-0.0648221572966988" calcext:value-type="float">
            <text:p>-0,065</text:p>
          </table:table-cell>
          <table:table-cell table:style-name="ce3" table:formula="of:=([.$C$10]*SIN([.BN$13])-[.$B$8])^2+([.$C$10]*COS([.BN$13])-[.$B$9])^2-[.$C25]^2" office:value-type="float" office:value="-0.0674332155538708" calcext:value-type="float">
            <text:p>-0,067</text:p>
          </table:table-cell>
          <table:table-cell table:style-name="ce3" table:formula="of:=([.$C$10]*SIN([.BO$13])-[.$B$8])^2+([.$C$10]*COS([.BO$13])-[.$B$9])^2-[.$C25]^2" office:value-type="float" office:value="-0.0700115507010249" calcext:value-type="float">
            <text:p>-0,070</text:p>
          </table:table-cell>
          <table:table-cell table:style-name="ce3" table:formula="of:=([.$C$10]*SIN([.BP$13])-[.$B$8])^2+([.$C$10]*COS([.BP$13])-[.$B$9])^2-[.$C25]^2" office:value-type="float" office:value="-0.0725563773522986" calcext:value-type="float">
            <text:p>-0,073</text:p>
          </table:table-cell>
          <table:table-cell table:style-name="ce3" table:formula="of:=([.$C$10]*SIN([.BQ$13])-[.$B$8])^2+([.$C$10]*COS([.BQ$13])-[.$B$9])^2-[.$C25]^2" office:value-type="float" office:value="-0.0750669203288416" calcext:value-type="float">
            <text:p>-0,075</text:p>
          </table:table-cell>
          <table:table-cell table:style-name="ce3" table:formula="of:=([.$C$10]*SIN([.BR$13])-[.$B$8])^2+([.$C$10]*COS([.BR$13])-[.$B$9])^2-[.$C25]^2" office:value-type="float" office:value="-0.0775424148949428" calcext:value-type="float">
            <text:p>-0,078</text:p>
          </table:table-cell>
          <table:table-cell table:style-name="ce3" table:formula="of:=([.$C$10]*SIN([.BS$13])-[.$B$8])^2+([.$C$10]*COS([.BS$13])-[.$B$9])^2-[.$C25]^2" office:value-type="float" office:value="-0.0799821069909771" calcext:value-type="float">
            <text:p>-0,080</text:p>
          </table:table-cell>
          <table:table-cell table:style-name="ce3" table:formula="of:=([.$C$10]*SIN([.BT$13])-[.$B$8])^2+([.$C$10]*COS([.BT$13])-[.$B$9])^2-[.$C25]^2" office:value-type="float" office:value="-0.082385253463098" calcext:value-type="float">
            <text:p>-0,082</text:p>
          </table:table-cell>
          <table:table-cell table:style-name="ce3" table:formula="of:=([.$C$10]*SIN([.BU$13])-[.$B$8])^2+([.$C$10]*COS([.BU$13])-[.$B$9])^2-[.$C25]^2" office:value-type="float" office:value="-0.0847511222896103" calcext:value-type="float">
            <text:p>-0,085</text:p>
          </table:table-cell>
          <table:table-cell table:style-name="ce3" table:formula="of:=([.$C$10]*SIN([.BV$13])-[.$B$8])^2+([.$C$10]*COS([.BV$13])-[.$B$9])^2-[.$C25]^2" office:value-type="float" office:value="-0.0870789928039507" calcext:value-type="float">
            <text:p>-0,087</text:p>
          </table:table-cell>
          <table:table-cell table:style-name="ce3" table:formula="of:=([.$C$10]*SIN([.BW$13])-[.$B$8])^2+([.$C$10]*COS([.BW$13])-[.$B$9])^2-[.$C25]^2" office:value-type="float" office:value="-0.0893681559142101" calcext:value-type="float">
            <text:p>-0,089</text:p>
          </table:table-cell>
          <table:table-cell table:style-name="ce3" table:formula="of:=([.$C$10]*SIN([.BX$13])-[.$B$8])^2+([.$C$10]*COS([.BX$13])-[.$B$9])^2-[.$C25]^2" office:value-type="float" office:value="-0.0916179143191293" calcext:value-type="float">
            <text:p>-0,092</text:p>
          </table:table-cell>
          <table:table-cell table:style-name="ce3" table:formula="of:=([.$C$10]*SIN([.BY$13])-[.$B$8])^2+([.$C$10]*COS([.BY$13])-[.$B$9])^2-[.$C25]^2" office:value-type="float" office:value="-0.0938275827205045" calcext:value-type="float">
            <text:p>-0,094</text:p>
          </table:table-cell>
          <table:table-cell table:style-name="ce3" table:formula="of:=([.$C$10]*SIN([.BZ$13])-[.$B$8])^2+([.$C$10]*COS([.BZ$13])-[.$B$9])^2-[.$C25]^2" office:value-type="float" office:value="-0.0959964880319349" calcext:value-type="float">
            <text:p>-0,096</text:p>
          </table:table-cell>
          <table:table-cell table:style-name="ce3" table:formula="of:=([.$C$10]*SIN([.CA$13])-[.$B$8])^2+([.$C$10]*COS([.CA$13])-[.$B$9])^2-[.$C25]^2" office:value-type="float" office:value="-0.0981239695838522" calcext:value-type="float">
            <text:p>-0,098</text:p>
          </table:table-cell>
          <table:table-cell table:style-name="ce3" table:formula="of:=([.$C$10]*SIN([.CB$13])-[.$B$8])^2+([.$C$10]*COS([.CB$13])-[.$B$9])^2-[.$C25]^2" office:value-type="float" office:value="-0.100209379324766" calcext:value-type="float">
            <text:p>-0,100</text:p>
          </table:table-cell>
          <table:table-cell table:style-name="ce3" table:formula="of:=([.$C$10]*SIN([.CC$13])-[.$B$8])^2+([.$C$10]*COS([.CC$13])-[.$B$9])^2-[.$C25]^2" office:value-type="float" office:value="-0.102252082018668" calcext:value-type="float">
            <text:p>-0,102</text:p>
          </table:table-cell>
          <table:table-cell table:style-name="ce3" table:formula="of:=([.$C$10]*SIN([.CD$13])-[.$B$8])^2+([.$C$10]*COS([.CD$13])-[.$B$9])^2-[.$C25]^2" office:value-type="float" office:value="-0.104251455438528" calcext:value-type="float">
            <text:p>-0,104</text:p>
          </table:table-cell>
          <table:table-cell table:style-name="ce3" table:formula="of:=([.$C$10]*SIN([.CE$13])-[.$B$8])^2+([.$C$10]*COS([.CE$13])-[.$B$9])^2-[.$C25]^2" office:value-type="float" office:value="-0.106206890555836" calcext:value-type="float">
            <text:p>-0,106</text:p>
          </table:table-cell>
          <table:table-cell table:style-name="ce3" table:formula="of:=([.$C$10]*SIN([.CF$13])-[.$B$8])^2+([.$C$10]*COS([.CF$13])-[.$B$9])^2-[.$C25]^2" office:value-type="float" office:value="-0.108117791726112" calcext:value-type="float">
            <text:p>-0,108</text:p>
          </table:table-cell>
          <table:table-cell table:style-name="ce3" table:formula="of:=([.$C$10]*SIN([.CG$13])-[.$B$8])^2+([.$C$10]*COS([.CG$13])-[.$B$9])^2-[.$C25]^2" office:value-type="float" office:value="-0.109983576870347" calcext:value-type="float">
            <text:p>-0,110</text:p>
          </table:table-cell>
          <table:table-cell table:style-name="ce3" table:formula="of:=([.$C$10]*SIN([.CH$13])-[.$B$8])^2+([.$C$10]*COS([.CH$13])-[.$B$9])^2-[.$C25]^2" office:value-type="float" office:value="-0.111803677652313" calcext:value-type="float">
            <text:p>-0,112</text:p>
          </table:table-cell>
          <table:table-cell table:style-name="ce3" table:formula="of:=([.$C$10]*SIN([.CI$13])-[.$B$8])^2+([.$C$10]*COS([.CI$13])-[.$B$9])^2-[.$C25]^2" office:value-type="float" office:value="-0.113577539651679" calcext:value-type="float">
            <text:p>-0,114</text:p>
          </table:table-cell>
          <table:table-cell table:style-name="ce3" table:formula="of:=([.$C$10]*SIN([.CJ$13])-[.$B$8])^2+([.$C$10]*COS([.CJ$13])-[.$B$9])^2-[.$C25]^2" office:value-type="float" office:value="-0.115304622532898" calcext:value-type="float">
            <text:p>-0,115</text:p>
          </table:table-cell>
          <table:table-cell table:style-name="ce3" table:formula="of:=([.$C$10]*SIN([.CK$13])-[.$B$8])^2+([.$C$10]*COS([.CK$13])-[.$B$9])^2-[.$C25]^2" office:value-type="float" office:value="-0.116984400209792" calcext:value-type="float">
            <text:p>-0,117</text:p>
          </table:table-cell>
          <table:table-cell table:style-name="ce3" table:formula="of:=([.$C$10]*SIN([.CL$13])-[.$B$8])^2+([.$C$10]*COS([.CL$13])-[.$B$9])^2-[.$C25]^2" office:value-type="float" office:value="-0.118616361005809" calcext:value-type="float">
            <text:p>-0,119</text:p>
          </table:table-cell>
          <table:table-cell table:style-name="ce3" table:formula="of:=([.$C$10]*SIN([.CM$13])-[.$B$8])^2+([.$C$10]*COS([.CM$13])-[.$B$9])^2-[.$C25]^2" office:value-type="float" office:value="-0.120200007809881" calcext:value-type="float">
            <text:p>-0,120</text:p>
          </table:table-cell>
          <table:table-cell table:style-name="ce3" table:formula="of:=([.$C$10]*SIN([.CN$13])-[.$B$8])^2+([.$C$10]*COS([.CN$13])-[.$B$9])^2-[.$C25]^2" office:value-type="float" office:value="-0.121734858227851" calcext:value-type="float">
            <text:p>-0,122</text:p>
          </table:table-cell>
          <table:table-cell table:style-name="ce3" table:formula="of:=([.$C$10]*SIN([.CO$13])-[.$B$8])^2+([.$C$10]*COS([.CO$13])-[.$B$9])^2-[.$C25]^2" office:value-type="float" office:value="-0.123220444729413" calcext:value-type="float">
            <text:p>-0,123</text:p>
          </table:table-cell>
          <table:table-cell table:style-name="ce3" table:formula="of:=([.$C$10]*SIN([.CP$13])-[.$B$8])^2+([.$C$10]*COS([.CP$13])-[.$B$9])^2-[.$C25]^2" office:value-type="float" office:value="-0.124656314790527" calcext:value-type="float">
            <text:p>-0,125</text:p>
          </table:table-cell>
          <table:table-cell table:style-name="ce3" table:formula="of:=([.$C$10]*SIN([.CQ$13])-[.$B$8])^2+([.$C$10]*COS([.CQ$13])-[.$B$9])^2-[.$C25]^2" office:value-type="float" office:value="-0.126042031031263" calcext:value-type="float">
            <text:p>-0,126</text:p>
          </table:table-cell>
        </table:table-row>
        <table:table-row table:style-name="ro1">
          <table:table-cell office:value-type="float" office:value="0.12" calcext:value-type="float">
            <text:p>0,12</text:p>
          </table:table-cell>
          <table:table-cell table:formula="of:=[.C$11]+[.A26]" office:value-type="float" office:value="0.540744258309011" calcext:value-type="float">
            <text:p>0,541</text:p>
          </table:table-cell>
          <table:table-cell table:style-name="ce3" table:formula="of:=([.$B$7]^2+[.B26]^2)^0.5" office:value-type="float" office:value="0.543534132225533" calcext:value-type="float">
            <text:p>0,544</text:p>
          </table:table-cell>
          <table:table-cell/>
          <table:table-cell table:style-name="ce3" table:formula="of:=([.$C$10]*SIN([.E$13])-[.$B$8])^2+([.$C$10]*COS([.E$13])-[.$B$9])^2-[.$C26]^2" office:value-type="float" office:value="0.107229015803318" calcext:value-type="float">
            <text:p>0,107</text:p>
          </table:table-cell>
          <table:table-cell table:style-name="ce3" table:formula="of:=([.$C$10]*SIN([.F$13])-[.$B$8])^2+([.$C$10]*COS([.F$13])-[.$B$9])^2-[.$C26]^2" office:value-type="float" office:value="0.104319430154581" calcext:value-type="float">
            <text:p>0,104</text:p>
          </table:table-cell>
          <table:table-cell table:style-name="ce3" table:formula="of:=([.$C$10]*SIN([.G$13])-[.$B$8])^2+([.$C$10]*COS([.G$13])-[.$B$9])^2-[.$C26]^2" office:value-type="float" office:value="0.101386986238356" calcext:value-type="float">
            <text:p>0,101</text:p>
          </table:table-cell>
          <table:table-cell table:style-name="ce3" table:formula="of:=([.$C$10]*SIN([.H$13])-[.$B$8])^2+([.$C$10]*COS([.H$13])-[.$B$9])^2-[.$C26]^2" office:value-type="float" office:value="0.0984325773054646" calcext:value-type="float">
            <text:p>0,098</text:p>
          </table:table-cell>
          <table:table-cell table:style-name="ce3" table:formula="of:=([.$C$10]*SIN([.I$13])-[.$B$8])^2+([.$C$10]*COS([.I$13])-[.$B$9])^2-[.$C26]^2" office:value-type="float" office:value="0.0954571032974895" calcext:value-type="float">
            <text:p>0,095</text:p>
          </table:table-cell>
          <table:table-cell table:style-name="ce3" table:formula="of:=([.$C$10]*SIN([.J$13])-[.$B$8])^2+([.$C$10]*COS([.J$13])-[.$B$9])^2-[.$C26]^2" office:value-type="float" office:value="0.0924614705726369" calcext:value-type="float">
            <text:p>0,092</text:p>
          </table:table-cell>
          <table:table-cell table:style-name="ce3" table:formula="of:=([.$C$10]*SIN([.K$13])-[.$B$8])^2+([.$C$10]*COS([.K$13])-[.$B$9])^2-[.$C26]^2" office:value-type="float" office:value="0.0894465916296543" calcext:value-type="float">
            <text:p>0,089</text:p>
          </table:table-cell>
          <table:table-cell table:style-name="ce3" table:formula="of:=([.$C$10]*SIN([.L$13])-[.$B$8])^2+([.$C$10]*COS([.L$13])-[.$B$9])^2-[.$C26]^2" office:value-type="float" office:value="0.0864133848298737" calcext:value-type="float">
            <text:p>0,086</text:p>
          </table:table-cell>
          <table:table-cell table:style-name="ce3" table:formula="of:=([.$C$10]*SIN([.M$13])-[.$B$8])^2+([.$C$10]*COS([.M$13])-[.$B$9])^2-[.$C26]^2" office:value-type="float" office:value="0.0833627741174693" calcext:value-type="float">
            <text:p>0,083</text:p>
          </table:table-cell>
          <table:table-cell table:style-name="ce3" table:formula="of:=([.$C$10]*SIN([.N$13])-[.$B$8])^2+([.$C$10]*COS([.N$13])-[.$B$9])^2-[.$C26]^2" office:value-type="float" office:value="0.0802956887380162" calcext:value-type="float">
            <text:p>0,080</text:p>
          </table:table-cell>
          <table:table-cell table:style-name="ce3" table:formula="of:=([.$C$10]*SIN([.O$13])-[.$B$8])^2+([.$C$10]*COS([.O$13])-[.$B$9])^2-[.$C26]^2" office:value-type="float" office:value="0.0772130629554326" calcext:value-type="float">
            <text:p>0,077</text:p>
          </table:table-cell>
          <table:table-cell table:style-name="ce3" table:formula="of:=([.$C$10]*SIN([.P$13])-[.$B$8])^2+([.$C$10]*COS([.P$13])-[.$B$9])^2-[.$C26]^2" office:value-type="float" office:value="0.0741158357673938" calcext:value-type="float">
            <text:p>0,074</text:p>
          </table:table-cell>
          <table:table-cell table:style-name="ce3" table:formula="of:=([.$C$10]*SIN([.Q$13])-[.$B$8])^2+([.$C$10]*COS([.Q$13])-[.$B$9])^2-[.$C26]^2" office:value-type="float" office:value="0.0710049506193048" calcext:value-type="float">
            <text:p>0,071</text:p>
          </table:table-cell>
          <table:table-cell table:style-name="ce3" table:formula="of:=([.$C$10]*SIN([.R$13])-[.$B$8])^2+([.$C$10]*COS([.R$13])-[.$B$9])^2-[.$C26]^2" office:value-type="float" office:value="0.0678813551169176" calcext:value-type="float">
            <text:p>0,068</text:p>
          </table:table-cell>
          <table:table-cell table:style-name="ce3" table:formula="of:=([.$C$10]*SIN([.S$13])-[.$B$8])^2+([.$C$10]*COS([.S$13])-[.$B$9])^2-[.$C26]^2" office:value-type="float" office:value="0.0647460007376811" calcext:value-type="float">
            <text:p>0,065</text:p>
          </table:table-cell>
          <table:table-cell table:style-name="ce3" table:formula="of:=([.$C$10]*SIN([.T$13])-[.$B$8])^2+([.$C$10]*COS([.T$13])-[.$B$9])^2-[.$C26]^2" office:value-type="float" office:value="0.0615998425409122" calcext:value-type="float">
            <text:p>0,062</text:p>
          </table:table-cell>
          <table:table-cell table:style-name="ce3" table:formula="of:=([.$C$10]*SIN([.U$13])-[.$B$8])^2+([.$C$10]*COS([.U$13])-[.$B$9])^2-[.$C26]^2" office:value-type="float" office:value="0.0584438388768751" calcext:value-type="float">
            <text:p>0,058</text:p>
          </table:table-cell>
          <table:table-cell table:style-name="ce3" table:formula="of:=([.$C$10]*SIN([.V$13])-[.$B$8])^2+([.$C$10]*COS([.V$13])-[.$B$9])^2-[.$C26]^2" office:value-type="float" office:value="0.0552789510948585" calcext:value-type="float">
            <text:p>0,055</text:p>
          </table:table-cell>
          <table:table-cell table:style-name="ce3" table:formula="of:=([.$C$10]*SIN([.W$13])-[.$B$8])^2+([.$C$10]*COS([.W$13])-[.$B$9])^2-[.$C26]^2" office:value-type="float" office:value="0.0521061432503403" calcext:value-type="float">
            <text:p>0,052</text:p>
          </table:table-cell>
          <table:table-cell table:style-name="ce3" table:formula="of:=([.$C$10]*SIN([.X$13])-[.$B$8])^2+([.$C$10]*COS([.X$13])-[.$B$9])^2-[.$C26]^2" office:value-type="float" office:value="0.0489263818113252" calcext:value-type="float">
            <text:p>0,049</text:p>
          </table:table-cell>
          <table:table-cell table:style-name="ce3" table:formula="of:=([.$C$10]*SIN([.Y$13])-[.$B$8])^2+([.$C$10]*COS([.Y$13])-[.$B$9])^2-[.$C26]^2" office:value-type="float" office:value="0.0457406353639507" calcext:value-type="float">
            <text:p>0,046</text:p>
          </table:table-cell>
          <table:table-cell table:style-name="ce3" table:formula="of:=([.$C$10]*SIN([.Z$13])-[.$B$8])^2+([.$C$10]*COS([.Z$13])-[.$B$9])^2-[.$C26]^2" office:value-type="float" office:value="0.0425498743174455" calcext:value-type="float">
            <text:p>0,043</text:p>
          </table:table-cell>
          <table:table-cell table:style-name="ce3" table:formula="of:=([.$C$10]*SIN([.AA$13])-[.$B$8])^2+([.$C$10]*COS([.AA$13])-[.$B$9])^2-[.$C26]^2" office:value-type="float" office:value="0.0393550706085342" calcext:value-type="float">
            <text:p>0,039</text:p>
          </table:table-cell>
          <table:table-cell table:style-name="ce3" table:formula="of:=([.$C$10]*SIN([.AB$13])-[.$B$8])^2+([.$C$10]*COS([.AB$13])-[.$B$9])^2-[.$C26]^2" office:value-type="float" office:value="0.0361571974053752" calcext:value-type="float">
            <text:p>0,036</text:p>
          </table:table-cell>
          <table:table-cell table:style-name="ce3" table:formula="of:=([.$C$10]*SIN([.AC$13])-[.$B$8])^2+([.$C$10]*COS([.AC$13])-[.$B$9])^2-[.$C26]^2" office:value-type="float" office:value="0.0329572288111248" calcext:value-type="float">
            <text:p>0,033</text:p>
          </table:table-cell>
          <table:table-cell table:style-name="ce3" table:formula="of:=([.$C$10]*SIN([.AD$13])-[.$B$8])^2+([.$C$10]*COS([.AD$13])-[.$B$9])^2-[.$C26]^2" office:value-type="float" office:value="0.0297561395672154" calcext:value-type="float">
            <text:p>0,030</text:p>
          </table:table-cell>
          <table:table-cell table:style-name="ce3" table:formula="of:=([.$C$10]*SIN([.AE$13])-[.$B$8])^2+([.$C$10]*COS([.AE$13])-[.$B$9])^2-[.$C26]^2" office:value-type="float" office:value="0.0265549047564405" calcext:value-type="float">
            <text:p>0,027</text:p>
          </table:table-cell>
          <table:table-cell table:style-name="ce3" table:formula="of:=([.$C$10]*SIN([.AF$13])-[.$B$8])^2+([.$C$10]*COS([.AF$13])-[.$B$9])^2-[.$C26]^2" office:value-type="float" office:value="0.0233544995059345" calcext:value-type="float">
            <text:p>0,023</text:p>
          </table:table-cell>
          <table:table-cell table:style-name="ce3" table:formula="of:=([.$C$10]*SIN([.AG$13])-[.$B$8])^2+([.$C$10]*COS([.AG$13])-[.$B$9])^2-[.$C26]^2" office:value-type="float" office:value="0.0201558986901395" calcext:value-type="float">
            <text:p>0,020</text:p>
          </table:table-cell>
          <table:table-cell table:style-name="ce3" table:formula="of:=([.$C$10]*SIN([.AH$13])-[.$B$8])^2+([.$C$10]*COS([.AH$13])-[.$B$9])^2-[.$C26]^2" office:value-type="float" office:value="0.0169600766338499" calcext:value-type="float">
            <text:p>0,017</text:p>
          </table:table-cell>
          <table:table-cell table:style-name="ce3" table:formula="of:=([.$C$10]*SIN([.AI$13])-[.$B$8])^2+([.$C$10]*COS([.AI$13])-[.$B$9])^2-[.$C26]^2" office:value-type="float" office:value="0.0137680068154223" calcext:value-type="float">
            <text:p>0,014</text:p>
          </table:table-cell>
          <table:table-cell table:style-name="ce3" table:formula="of:=([.$C$10]*SIN([.AJ$13])-[.$B$8])^2+([.$C$10]*COS([.AJ$13])-[.$B$9])^2-[.$C26]^2" office:value-type="float" office:value="0.010580661570246" calcext:value-type="float">
            <text:p>0,011</text:p>
          </table:table-cell>
          <table:table-cell table:style-name="ce3" table:formula="of:=([.$C$10]*SIN([.AK$13])-[.$B$8])^2+([.$C$10]*COS([.AK$13])-[.$B$9])^2-[.$C26]^2" office:value-type="float" office:value="0.00739901179455893" calcext:value-type="float">
            <text:p>0,007</text:p>
          </table:table-cell>
          <table:table-cell table:style-name="ce3" table:formula="of:=([.$C$10]*SIN([.AL$13])-[.$B$8])^2+([.$C$10]*COS([.AL$13])-[.$B$9])^2-[.$C26]^2" office:value-type="float" office:value="0.00422402664970434" calcext:value-type="float">
            <text:p>0,004</text:p>
          </table:table-cell>
          <table:table-cell table:style-name="ce3" table:formula="of:=([.$C$10]*SIN([.AM$13])-[.$B$8])^2+([.$C$10]*COS([.AM$13])-[.$B$9])^2-[.$C26]^2" office:value-type="float" office:value="0.001056673266914" calcext:value-type="float">
            <text:p>0,001</text:p>
          </table:table-cell>
          <table:table-cell table:style-name="ce3" table:formula="of:=([.$C$10]*SIN([.AN$13])-[.$B$8])^2+([.$C$10]*COS([.AN$13])-[.$B$9])^2-[.$C26]^2" office:value-type="float" office:value="-0.00210208354728891" calcext:value-type="float">
            <text:p>-0,002</text:p>
          </table:table-cell>
          <table:table-cell table:style-name="ce3" table:formula="of:=([.$C$10]*SIN([.AO$13])-[.$B$8])^2+([.$C$10]*COS([.AO$13])-[.$B$9])^2-[.$C26]^2" office:value-type="float" office:value="-0.00525128160497923" calcext:value-type="float">
            <text:p>-0,005</text:p>
          </table:table-cell>
          <table:table-cell table:style-name="ce3" table:formula="of:=([.$C$10]*SIN([.AP$13])-[.$B$8])^2+([.$C$10]*COS([.AP$13])-[.$B$9])^2-[.$C26]^2" office:value-type="float" office:value="-0.00838996162992156" calcext:value-type="float">
            <text:p>-0,008</text:p>
          </table:table-cell>
          <table:table-cell table:style-name="ce3" table:formula="of:=([.$C$10]*SIN([.AQ$13])-[.$B$8])^2+([.$C$10]*COS([.AQ$13])-[.$B$9])^2-[.$C26]^2" office:value-type="float" office:value="-0.0115171675497752" calcext:value-type="float">
            <text:p>-0,012</text:p>
          </table:table-cell>
          <table:table-cell table:style-name="ce3" table:formula="of:=([.$C$10]*SIN([.AR$13])-[.$B$8])^2+([.$C$10]*COS([.AR$13])-[.$B$9])^2-[.$C26]^2" office:value-type="float" office:value="-0.0146319467873229" calcext:value-type="float">
            <text:p>-0,015</text:p>
          </table:table-cell>
          <table:table-cell table:style-name="ce3" table:formula="of:=([.$C$10]*SIN([.AS$13])-[.$B$8])^2+([.$C$10]*COS([.AS$13])-[.$B$9])^2-[.$C26]^2" office:value-type="float" office:value="-0.0177333505506356" calcext:value-type="float">
            <text:p>-0,018</text:p>
          </table:table-cell>
          <table:table-cell table:style-name="ce3" table:formula="of:=([.$C$10]*SIN([.AT$13])-[.$B$8])^2+([.$C$10]*COS([.AT$13])-[.$B$9])^2-[.$C26]^2" office:value-type="float" office:value="-0.0208204341220832" calcext:value-type="float">
            <text:p>-0,021</text:p>
          </table:table-cell>
          <table:table-cell table:style-name="ce3" table:formula="of:=([.$C$10]*SIN([.AU$13])-[.$B$8])^2+([.$C$10]*COS([.AU$13])-[.$B$9])^2-[.$C26]^2" office:value-type="float" office:value="-0.023892257146104" calcext:value-type="float">
            <text:p>-0,024</text:p>
          </table:table-cell>
          <table:table-cell table:style-name="ce3" table:formula="of:=([.$C$10]*SIN([.AV$13])-[.$B$8])^2+([.$C$10]*COS([.AV$13])-[.$B$9])^2-[.$C26]^2" office:value-type="float" office:value="-0.026947883915648" calcext:value-type="float">
            <text:p>-0,027</text:p>
          </table:table-cell>
          <table:table-cell table:style-name="ce3" table:formula="of:=([.$C$10]*SIN([.AW$13])-[.$B$8])^2+([.$C$10]*COS([.AW$13])-[.$B$9])^2-[.$C26]^2" office:value-type="float" office:value="-0.0299863836572005" calcext:value-type="float">
            <text:p>-0,030</text:p>
          </table:table-cell>
          <table:table-cell table:style-name="ce3" table:formula="of:=([.$C$10]*SIN([.AX$13])-[.$B$8])^2+([.$C$10]*COS([.AX$13])-[.$B$9])^2-[.$C26]^2" office:value-type="float" office:value="-0.0330068308143054" calcext:value-type="float">
            <text:p>-0,033</text:p>
          </table:table-cell>
          <table:table-cell table:style-name="ce3" table:formula="of:=([.$C$10]*SIN([.AY$13])-[.$B$8])^2+([.$C$10]*COS([.AY$13])-[.$B$9])^2-[.$C26]^2" office:value-type="float" office:value="-0.0360083053294992" calcext:value-type="float">
            <text:p>-0,036</text:p>
          </table:table-cell>
          <table:table-cell table:style-name="ce3" table:formula="of:=([.$C$10]*SIN([.AZ$13])-[.$B$8])^2+([.$C$10]*COS([.AZ$13])-[.$B$9])^2-[.$C26]^2" office:value-type="float" office:value="-0.0389898929245686" calcext:value-type="float">
            <text:p>-0,039</text:p>
          </table:table-cell>
          <table:table-cell table:style-name="ce3" table:formula="of:=([.$C$10]*SIN([.BA$13])-[.$B$8])^2+([.$C$10]*COS([.BA$13])-[.$B$9])^2-[.$C26]^2" office:value-type="float" office:value="-0.0419506853790487" calcext:value-type="float">
            <text:p>-0,042</text:p>
          </table:table-cell>
          <table:table-cell table:style-name="ce3" table:formula="of:=([.$C$10]*SIN([.BB$13])-[.$B$8])^2+([.$C$10]*COS([.BB$13])-[.$B$9])^2-[.$C26]^2" office:value-type="float" office:value="-0.0448897808068761" calcext:value-type="float">
            <text:p>-0,045</text:p>
          </table:table-cell>
          <table:table-cell table:style-name="ce3" table:formula="of:=([.$C$10]*SIN([.BC$13])-[.$B$8])^2+([.$C$10]*COS([.BC$13])-[.$B$9])^2-[.$C26]^2" office:value-type="float" office:value="-0.047806283931112" calcext:value-type="float">
            <text:p>-0,048</text:p>
          </table:table-cell>
          <table:table-cell table:style-name="ce3" table:formula="of:=([.$C$10]*SIN([.BD$13])-[.$B$8])^2+([.$C$10]*COS([.BD$13])-[.$B$9])^2-[.$C26]^2" office:value-type="float" office:value="-0.0506993063566516" calcext:value-type="float">
            <text:p>-0,051</text:p>
          </table:table-cell>
          <table:table-cell table:style-name="ce3" table:formula="of:=([.$C$10]*SIN([.BE$13])-[.$B$8])^2+([.$C$10]*COS([.BE$13])-[.$B$9])^2-[.$C26]^2" office:value-type="float" office:value="-0.0535679668408392" calcext:value-type="float">
            <text:p>-0,054</text:p>
          </table:table-cell>
          <table:table-cell table:style-name="ce3" table:formula="of:=([.$C$10]*SIN([.BF$13])-[.$B$8])^2+([.$C$10]*COS([.BF$13])-[.$B$9])^2-[.$C26]^2" office:value-type="float" office:value="-0.0564113915619015" calcext:value-type="float">
            <text:p>-0,056</text:p>
          </table:table-cell>
          <table:table-cell table:style-name="ce3" table:formula="of:=([.$C$10]*SIN([.BG$13])-[.$B$8])^2+([.$C$10]*COS([.BG$13])-[.$B$9])^2-[.$C26]^2" office:value-type="float" office:value="-0.0592287143851239" calcext:value-type="float">
            <text:p>-0,059</text:p>
          </table:table-cell>
          <table:table-cell table:style-name="ce3" table:formula="of:=([.$C$10]*SIN([.BH$13])-[.$B$8])^2+([.$C$10]*COS([.BH$13])-[.$B$9])^2-[.$C26]^2" office:value-type="float" office:value="-0.0620190771266824" calcext:value-type="float">
            <text:p>-0,062</text:p>
          </table:table-cell>
          <table:table-cell table:style-name="ce3" table:formula="of:=([.$C$10]*SIN([.BI$13])-[.$B$8])^2+([.$C$10]*COS([.BI$13])-[.$B$9])^2-[.$C26]^2" office:value-type="float" office:value="-0.0647816298150549" calcext:value-type="float">
            <text:p>-0,065</text:p>
          </table:table-cell>
          <table:table-cell table:style-name="ce3" table:formula="of:=([.$C$10]*SIN([.BJ$13])-[.$B$8])^2+([.$C$10]*COS([.BJ$13])-[.$B$9])^2-[.$C26]^2" office:value-type="float" office:value="-0.0675155309499312" calcext:value-type="float">
            <text:p>-0,068</text:p>
          </table:table-cell>
          <table:table-cell table:style-name="ce3" table:formula="of:=([.$C$10]*SIN([.BK$13])-[.$B$8])^2+([.$C$10]*COS([.BK$13])-[.$B$9])^2-[.$C26]^2" office:value-type="float" office:value="-0.0702199477585418" calcext:value-type="float">
            <text:p>-0,070</text:p>
          </table:table-cell>
          <table:table-cell table:style-name="ce3" table:formula="of:=([.$C$10]*SIN([.BL$13])-[.$B$8])^2+([.$C$10]*COS([.BL$13])-[.$B$9])^2-[.$C26]^2" office:value-type="float" office:value="-0.0728940564493284" calcext:value-type="float">
            <text:p>-0,073</text:p>
          </table:table-cell>
          <table:table-cell table:style-name="ce3" table:formula="of:=([.$C$10]*SIN([.BM$13])-[.$B$8])^2+([.$C$10]*COS([.BM$13])-[.$B$9])^2-[.$C26]^2" office:value-type="float" office:value="-0.0755370424628791" calcext:value-type="float">
            <text:p>-0,076</text:p>
          </table:table-cell>
          <table:table-cell table:style-name="ce3" table:formula="of:=([.$C$10]*SIN([.BN$13])-[.$B$8])^2+([.$C$10]*COS([.BN$13])-[.$B$9])^2-[.$C26]^2" office:value-type="float" office:value="-0.0781481007200511" calcext:value-type="float">
            <text:p>-0,078</text:p>
          </table:table-cell>
          <table:table-cell table:style-name="ce3" table:formula="of:=([.$C$10]*SIN([.BO$13])-[.$B$8])^2+([.$C$10]*COS([.BO$13])-[.$B$9])^2-[.$C26]^2" office:value-type="float" office:value="-0.0807264358672052" calcext:value-type="float">
            <text:p>-0,081</text:p>
          </table:table-cell>
          <table:table-cell table:style-name="ce3" table:formula="of:=([.$C$10]*SIN([.BP$13])-[.$B$8])^2+([.$C$10]*COS([.BP$13])-[.$B$9])^2-[.$C26]^2" office:value-type="float" office:value="-0.0832712625184789" calcext:value-type="float">
            <text:p>-0,083</text:p>
          </table:table-cell>
          <table:table-cell table:style-name="ce3" table:formula="of:=([.$C$10]*SIN([.BQ$13])-[.$B$8])^2+([.$C$10]*COS([.BQ$13])-[.$B$9])^2-[.$C26]^2" office:value-type="float" office:value="-0.0857818054950219" calcext:value-type="float">
            <text:p>-0,086</text:p>
          </table:table-cell>
          <table:table-cell table:style-name="ce3" table:formula="of:=([.$C$10]*SIN([.BR$13])-[.$B$8])^2+([.$C$10]*COS([.BR$13])-[.$B$9])^2-[.$C26]^2" office:value-type="float" office:value="-0.0882573000611231" calcext:value-type="float">
            <text:p>-0,088</text:p>
          </table:table-cell>
          <table:table-cell table:style-name="ce3" table:formula="of:=([.$C$10]*SIN([.BS$13])-[.$B$8])^2+([.$C$10]*COS([.BS$13])-[.$B$9])^2-[.$C26]^2" office:value-type="float" office:value="-0.0906969921571574" calcext:value-type="float">
            <text:p>-0,091</text:p>
          </table:table-cell>
          <table:table-cell table:style-name="ce3" table:formula="of:=([.$C$10]*SIN([.BT$13])-[.$B$8])^2+([.$C$10]*COS([.BT$13])-[.$B$9])^2-[.$C26]^2" office:value-type="float" office:value="-0.0931001386292783" calcext:value-type="float">
            <text:p>-0,093</text:p>
          </table:table-cell>
          <table:table-cell table:style-name="ce3" table:formula="of:=([.$C$10]*SIN([.BU$13])-[.$B$8])^2+([.$C$10]*COS([.BU$13])-[.$B$9])^2-[.$C26]^2" office:value-type="float" office:value="-0.0954660074557906" calcext:value-type="float">
            <text:p>-0,095</text:p>
          </table:table-cell>
          <table:table-cell table:style-name="ce3" table:formula="of:=([.$C$10]*SIN([.BV$13])-[.$B$8])^2+([.$C$10]*COS([.BV$13])-[.$B$9])^2-[.$C26]^2" office:value-type="float" office:value="-0.097793877970131" calcext:value-type="float">
            <text:p>-0,098</text:p>
          </table:table-cell>
          <table:table-cell table:style-name="ce3" table:formula="of:=([.$C$10]*SIN([.BW$13])-[.$B$8])^2+([.$C$10]*COS([.BW$13])-[.$B$9])^2-[.$C26]^2" office:value-type="float" office:value="-0.10008304108039" calcext:value-type="float">
            <text:p>-0,100</text:p>
          </table:table-cell>
          <table:table-cell table:style-name="ce3" table:formula="of:=([.$C$10]*SIN([.BX$13])-[.$B$8])^2+([.$C$10]*COS([.BX$13])-[.$B$9])^2-[.$C26]^2" office:value-type="float" office:value="-0.10233279948531" calcext:value-type="float">
            <text:p>-0,102</text:p>
          </table:table-cell>
          <table:table-cell table:style-name="ce3" table:formula="of:=([.$C$10]*SIN([.BY$13])-[.$B$8])^2+([.$C$10]*COS([.BY$13])-[.$B$9])^2-[.$C26]^2" office:value-type="float" office:value="-0.104542467886685" calcext:value-type="float">
            <text:p>-0,105</text:p>
          </table:table-cell>
          <table:table-cell table:style-name="ce3" table:formula="of:=([.$C$10]*SIN([.BZ$13])-[.$B$8])^2+([.$C$10]*COS([.BZ$13])-[.$B$9])^2-[.$C26]^2" office:value-type="float" office:value="-0.106711373198115" calcext:value-type="float">
            <text:p>-0,107</text:p>
          </table:table-cell>
          <table:table-cell table:style-name="ce3" table:formula="of:=([.$C$10]*SIN([.CA$13])-[.$B$8])^2+([.$C$10]*COS([.CA$13])-[.$B$9])^2-[.$C26]^2" office:value-type="float" office:value="-0.108838854750032" calcext:value-type="float">
            <text:p>-0,109</text:p>
          </table:table-cell>
          <table:table-cell table:style-name="ce3" table:formula="of:=([.$C$10]*SIN([.CB$13])-[.$B$8])^2+([.$C$10]*COS([.CB$13])-[.$B$9])^2-[.$C26]^2" office:value-type="float" office:value="-0.110924264490946" calcext:value-type="float">
            <text:p>-0,111</text:p>
          </table:table-cell>
          <table:table-cell table:style-name="ce3" table:formula="of:=([.$C$10]*SIN([.CC$13])-[.$B$8])^2+([.$C$10]*COS([.CC$13])-[.$B$9])^2-[.$C26]^2" office:value-type="float" office:value="-0.112966967184848" calcext:value-type="float">
            <text:p>-0,113</text:p>
          </table:table-cell>
          <table:table-cell table:style-name="ce3" table:formula="of:=([.$C$10]*SIN([.CD$13])-[.$B$8])^2+([.$C$10]*COS([.CD$13])-[.$B$9])^2-[.$C26]^2" office:value-type="float" office:value="-0.114966340604709" calcext:value-type="float">
            <text:p>-0,115</text:p>
          </table:table-cell>
          <table:table-cell table:style-name="ce3" table:formula="of:=([.$C$10]*SIN([.CE$13])-[.$B$8])^2+([.$C$10]*COS([.CE$13])-[.$B$9])^2-[.$C26]^2" office:value-type="float" office:value="-0.116921775722017" calcext:value-type="float">
            <text:p>-0,117</text:p>
          </table:table-cell>
          <table:table-cell table:style-name="ce3" table:formula="of:=([.$C$10]*SIN([.CF$13])-[.$B$8])^2+([.$C$10]*COS([.CF$13])-[.$B$9])^2-[.$C26]^2" office:value-type="float" office:value="-0.118832676892292" calcext:value-type="float">
            <text:p>-0,119</text:p>
          </table:table-cell>
          <table:table-cell table:style-name="ce3" table:formula="of:=([.$C$10]*SIN([.CG$13])-[.$B$8])^2+([.$C$10]*COS([.CG$13])-[.$B$9])^2-[.$C26]^2" office:value-type="float" office:value="-0.120698462036527" calcext:value-type="float">
            <text:p>-0,121</text:p>
          </table:table-cell>
          <table:table-cell table:style-name="ce3" table:formula="of:=([.$C$10]*SIN([.CH$13])-[.$B$8])^2+([.$C$10]*COS([.CH$13])-[.$B$9])^2-[.$C26]^2" office:value-type="float" office:value="-0.122518562818493" calcext:value-type="float">
            <text:p>-0,123</text:p>
          </table:table-cell>
          <table:table-cell table:style-name="ce3" table:formula="of:=([.$C$10]*SIN([.CI$13])-[.$B$8])^2+([.$C$10]*COS([.CI$13])-[.$B$9])^2-[.$C26]^2" office:value-type="float" office:value="-0.12429242481786" calcext:value-type="float">
            <text:p>-0,124</text:p>
          </table:table-cell>
          <table:table-cell table:style-name="ce3" table:formula="of:=([.$C$10]*SIN([.CJ$13])-[.$B$8])^2+([.$C$10]*COS([.CJ$13])-[.$B$9])^2-[.$C26]^2" office:value-type="float" office:value="-0.126019507699078" calcext:value-type="float">
            <text:p>-0,126</text:p>
          </table:table-cell>
          <table:table-cell table:style-name="ce3" table:formula="of:=([.$C$10]*SIN([.CK$13])-[.$B$8])^2+([.$C$10]*COS([.CK$13])-[.$B$9])^2-[.$C26]^2" office:value-type="float" office:value="-0.127699285375972" calcext:value-type="float">
            <text:p>-0,128</text:p>
          </table:table-cell>
          <table:table-cell table:style-name="ce3" table:formula="of:=([.$C$10]*SIN([.CL$13])-[.$B$8])^2+([.$C$10]*COS([.CL$13])-[.$B$9])^2-[.$C26]^2" office:value-type="float" office:value="-0.129331246171989" calcext:value-type="float">
            <text:p>-0,129</text:p>
          </table:table-cell>
          <table:table-cell table:style-name="ce3" table:formula="of:=([.$C$10]*SIN([.CM$13])-[.$B$8])^2+([.$C$10]*COS([.CM$13])-[.$B$9])^2-[.$C26]^2" office:value-type="float" office:value="-0.130914892976062" calcext:value-type="float">
            <text:p>-0,131</text:p>
          </table:table-cell>
          <table:table-cell table:style-name="ce3" table:formula="of:=([.$C$10]*SIN([.CN$13])-[.$B$8])^2+([.$C$10]*COS([.CN$13])-[.$B$9])^2-[.$C26]^2" office:value-type="float" office:value="-0.132449743394032" calcext:value-type="float">
            <text:p>-0,132</text:p>
          </table:table-cell>
          <table:table-cell table:style-name="ce3" table:formula="of:=([.$C$10]*SIN([.CO$13])-[.$B$8])^2+([.$C$10]*COS([.CO$13])-[.$B$9])^2-[.$C26]^2" office:value-type="float" office:value="-0.133935329895593" calcext:value-type="float">
            <text:p>-0,134</text:p>
          </table:table-cell>
          <table:table-cell table:style-name="ce3" table:formula="of:=([.$C$10]*SIN([.CP$13])-[.$B$8])^2+([.$C$10]*COS([.CP$13])-[.$B$9])^2-[.$C26]^2" office:value-type="float" office:value="-0.135371199956708" calcext:value-type="float">
            <text:p>-0,135</text:p>
          </table:table-cell>
          <table:table-cell table:style-name="ce3" table:formula="of:=([.$C$10]*SIN([.CQ$13])-[.$B$8])^2+([.$C$10]*COS([.CQ$13])-[.$B$9])^2-[.$C26]^2" office:value-type="float" office:value="-0.136756916197444" calcext:value-type="float">
            <text:p>-0,137</text:p>
          </table:table-cell>
        </table:table-row>
        <table:table-row table:style-name="ro1">
          <table:table-cell office:value-type="float" office:value="0.13" calcext:value-type="float">
            <text:p>0,13</text:p>
          </table:table-cell>
          <table:table-cell table:formula="of:=[.C$11]+[.A27]" office:value-type="float" office:value="0.550744258309011" calcext:value-type="float">
            <text:p>0,551</text:p>
          </table:table-cell>
          <table:table-cell table:style-name="ce3" table:formula="of:=([.$B$7]^2+[.B27]^2)^0.5" office:value-type="float" office:value="0.553483728812639" calcext:value-type="float">
            <text:p>0,553</text:p>
          </table:table-cell>
          <table:table-cell/>
          <table:table-cell table:style-name="ce3" table:formula="of:=([.$C$10]*SIN([.E$13])-[.$B$8])^2+([.$C$10]*COS([.E$13])-[.$B$9])^2-[.$C27]^2" office:value-type="float" office:value="0.0963141306371377" calcext:value-type="float">
            <text:p>0,096</text:p>
          </table:table-cell>
          <table:table-cell table:style-name="ce3" table:formula="of:=([.$C$10]*SIN([.F$13])-[.$B$8])^2+([.$C$10]*COS([.F$13])-[.$B$9])^2-[.$C27]^2" office:value-type="float" office:value="0.0934045449884012" calcext:value-type="float">
            <text:p>0,093</text:p>
          </table:table-cell>
          <table:table-cell table:style-name="ce3" table:formula="of:=([.$C$10]*SIN([.G$13])-[.$B$8])^2+([.$C$10]*COS([.G$13])-[.$B$9])^2-[.$C27]^2" office:value-type="float" office:value="0.0904721010721755" calcext:value-type="float">
            <text:p>0,090</text:p>
          </table:table-cell>
          <table:table-cell table:style-name="ce3" table:formula="of:=([.$C$10]*SIN([.H$13])-[.$B$8])^2+([.$C$10]*COS([.H$13])-[.$B$9])^2-[.$C27]^2" office:value-type="float" office:value="0.0875176921392844" calcext:value-type="float">
            <text:p>0,088</text:p>
          </table:table-cell>
          <table:table-cell table:style-name="ce3" table:formula="of:=([.$C$10]*SIN([.I$13])-[.$B$8])^2+([.$C$10]*COS([.I$13])-[.$B$9])^2-[.$C27]^2" office:value-type="float" office:value="0.0845422181313093" calcext:value-type="float">
            <text:p>0,085</text:p>
          </table:table-cell>
          <table:table-cell table:style-name="ce3" table:formula="of:=([.$C$10]*SIN([.J$13])-[.$B$8])^2+([.$C$10]*COS([.J$13])-[.$B$9])^2-[.$C27]^2" office:value-type="float" office:value="0.0815465854064566" calcext:value-type="float">
            <text:p>0,082</text:p>
          </table:table-cell>
          <table:table-cell table:style-name="ce3" table:formula="of:=([.$C$10]*SIN([.K$13])-[.$B$8])^2+([.$C$10]*COS([.K$13])-[.$B$9])^2-[.$C27]^2" office:value-type="float" office:value="0.0785317064634741" calcext:value-type="float">
            <text:p>0,079</text:p>
          </table:table-cell>
          <table:table-cell table:style-name="ce3" table:formula="of:=([.$C$10]*SIN([.L$13])-[.$B$8])^2+([.$C$10]*COS([.L$13])-[.$B$9])^2-[.$C27]^2" office:value-type="float" office:value="0.0754984996636935" calcext:value-type="float">
            <text:p>0,075</text:p>
          </table:table-cell>
          <table:table-cell table:style-name="ce3" table:formula="of:=([.$C$10]*SIN([.M$13])-[.$B$8])^2+([.$C$10]*COS([.M$13])-[.$B$9])^2-[.$C27]^2" office:value-type="float" office:value="0.0724478889512891" calcext:value-type="float">
            <text:p>0,072</text:p>
          </table:table-cell>
          <table:table-cell table:style-name="ce3" table:formula="of:=([.$C$10]*SIN([.N$13])-[.$B$8])^2+([.$C$10]*COS([.N$13])-[.$B$9])^2-[.$C27]^2" office:value-type="float" office:value="0.069380803571836" calcext:value-type="float">
            <text:p>0,069</text:p>
          </table:table-cell>
          <table:table-cell table:style-name="ce3" table:formula="of:=([.$C$10]*SIN([.O$13])-[.$B$8])^2+([.$C$10]*COS([.O$13])-[.$B$9])^2-[.$C27]^2" office:value-type="float" office:value="0.0662981777892523" calcext:value-type="float">
            <text:p>0,066</text:p>
          </table:table-cell>
          <table:table-cell table:style-name="ce3" table:formula="of:=([.$C$10]*SIN([.P$13])-[.$B$8])^2+([.$C$10]*COS([.P$13])-[.$B$9])^2-[.$C27]^2" office:value-type="float" office:value="0.0632009506012136" calcext:value-type="float">
            <text:p>0,063</text:p>
          </table:table-cell>
          <table:table-cell table:style-name="ce3" table:formula="of:=([.$C$10]*SIN([.Q$13])-[.$B$8])^2+([.$C$10]*COS([.Q$13])-[.$B$9])^2-[.$C27]^2" office:value-type="float" office:value="0.0600900654531246" calcext:value-type="float">
            <text:p>0,060</text:p>
          </table:table-cell>
          <table:table-cell table:style-name="ce3" table:formula="of:=([.$C$10]*SIN([.R$13])-[.$B$8])^2+([.$C$10]*COS([.R$13])-[.$B$9])^2-[.$C27]^2" office:value-type="float" office:value="0.0569664699507374" calcext:value-type="float">
            <text:p>0,057</text:p>
          </table:table-cell>
          <table:table-cell table:style-name="ce3" table:formula="of:=([.$C$10]*SIN([.S$13])-[.$B$8])^2+([.$C$10]*COS([.S$13])-[.$B$9])^2-[.$C27]^2" office:value-type="float" office:value="0.0538311155715008" calcext:value-type="float">
            <text:p>0,054</text:p>
          </table:table-cell>
          <table:table-cell table:style-name="ce3" table:formula="of:=([.$C$10]*SIN([.T$13])-[.$B$8])^2+([.$C$10]*COS([.T$13])-[.$B$9])^2-[.$C27]^2" office:value-type="float" office:value="0.050684957374732" calcext:value-type="float">
            <text:p>0,051</text:p>
          </table:table-cell>
          <table:table-cell table:style-name="ce3" table:formula="of:=([.$C$10]*SIN([.U$13])-[.$B$8])^2+([.$C$10]*COS([.U$13])-[.$B$9])^2-[.$C27]^2" office:value-type="float" office:value="0.0475289537106949" calcext:value-type="float">
            <text:p>0,048</text:p>
          </table:table-cell>
          <table:table-cell table:style-name="ce3" table:formula="of:=([.$C$10]*SIN([.V$13])-[.$B$8])^2+([.$C$10]*COS([.V$13])-[.$B$9])^2-[.$C27]^2" office:value-type="float" office:value="0.0443640659286783" calcext:value-type="float">
            <text:p>0,044</text:p>
          </table:table-cell>
          <table:table-cell table:style-name="ce3" table:formula="of:=([.$C$10]*SIN([.W$13])-[.$B$8])^2+([.$C$10]*COS([.W$13])-[.$B$9])^2-[.$C27]^2" office:value-type="float" office:value="0.0411912580841601" calcext:value-type="float">
            <text:p>0,041</text:p>
          </table:table-cell>
          <table:table-cell table:style-name="ce3" table:formula="of:=([.$C$10]*SIN([.X$13])-[.$B$8])^2+([.$C$10]*COS([.X$13])-[.$B$9])^2-[.$C27]^2" office:value-type="float" office:value="0.038011496645145" calcext:value-type="float">
            <text:p>0,038</text:p>
          </table:table-cell>
          <table:table-cell table:style-name="ce3" table:formula="of:=([.$C$10]*SIN([.Y$13])-[.$B$8])^2+([.$C$10]*COS([.Y$13])-[.$B$9])^2-[.$C27]^2" office:value-type="float" office:value="0.0348257501977705" calcext:value-type="float">
            <text:p>0,035</text:p>
          </table:table-cell>
          <table:table-cell table:style-name="ce3" table:formula="of:=([.$C$10]*SIN([.Z$13])-[.$B$8])^2+([.$C$10]*COS([.Z$13])-[.$B$9])^2-[.$C27]^2" office:value-type="float" office:value="0.0316349891512653" calcext:value-type="float">
            <text:p>0,032</text:p>
          </table:table-cell>
          <table:table-cell table:style-name="ce3" table:formula="of:=([.$C$10]*SIN([.AA$13])-[.$B$8])^2+([.$C$10]*COS([.AA$13])-[.$B$9])^2-[.$C27]^2" office:value-type="float" office:value="0.028440185442354" calcext:value-type="float">
            <text:p>0,028</text:p>
          </table:table-cell>
          <table:table-cell table:style-name="ce3" table:formula="of:=([.$C$10]*SIN([.AB$13])-[.$B$8])^2+([.$C$10]*COS([.AB$13])-[.$B$9])^2-[.$C27]^2" office:value-type="float" office:value="0.025242312239195" calcext:value-type="float">
            <text:p>0,025</text:p>
          </table:table-cell>
          <table:table-cell table:style-name="ce3" table:formula="of:=([.$C$10]*SIN([.AC$13])-[.$B$8])^2+([.$C$10]*COS([.AC$13])-[.$B$9])^2-[.$C27]^2" office:value-type="float" office:value="0.0220423436449446" calcext:value-type="float">
            <text:p>0,022</text:p>
          </table:table-cell>
          <table:table-cell table:style-name="ce3" table:formula="of:=([.$C$10]*SIN([.AD$13])-[.$B$8])^2+([.$C$10]*COS([.AD$13])-[.$B$9])^2-[.$C27]^2" office:value-type="float" office:value="0.0188412544010352" calcext:value-type="float">
            <text:p>0,019</text:p>
          </table:table-cell>
          <table:table-cell table:style-name="ce3" table:formula="of:=([.$C$10]*SIN([.AE$13])-[.$B$8])^2+([.$C$10]*COS([.AE$13])-[.$B$9])^2-[.$C27]^2" office:value-type="float" office:value="0.0156400195902602" calcext:value-type="float">
            <text:p>0,016</text:p>
          </table:table-cell>
          <table:table-cell table:style-name="ce3" table:formula="of:=([.$C$10]*SIN([.AF$13])-[.$B$8])^2+([.$C$10]*COS([.AF$13])-[.$B$9])^2-[.$C27]^2" office:value-type="float" office:value="0.0124396143397543" calcext:value-type="float">
            <text:p>0,012</text:p>
          </table:table-cell>
          <table:table-cell table:style-name="ce3" table:formula="of:=([.$C$10]*SIN([.AG$13])-[.$B$8])^2+([.$C$10]*COS([.AG$13])-[.$B$9])^2-[.$C27]^2" office:value-type="float" office:value="0.00924101352395929" calcext:value-type="float">
            <text:p>0,009</text:p>
          </table:table-cell>
          <table:table-cell table:style-name="ce3" table:formula="of:=([.$C$10]*SIN([.AH$13])-[.$B$8])^2+([.$C$10]*COS([.AH$13])-[.$B$9])^2-[.$C27]^2" office:value-type="float" office:value="0.00604519146766963" calcext:value-type="float">
            <text:p>0,006</text:p>
          </table:table-cell>
          <table:table-cell table:style-name="ce3" table:formula="of:=([.$C$10]*SIN([.AI$13])-[.$B$8])^2+([.$C$10]*COS([.AI$13])-[.$B$9])^2-[.$C27]^2" office:value-type="float" office:value="0.00285312164924206" calcext:value-type="float">
            <text:p>0,003</text:p>
          </table:table-cell>
          <table:table-cell table:style-name="ce3" table:formula="of:=([.$C$10]*SIN([.AJ$13])-[.$B$8])^2+([.$C$10]*COS([.AJ$13])-[.$B$9])^2-[.$C27]^2" office:value-type="float" office:value="-0.000334223595934269" calcext:value-type="float">
            <text:p>0,000</text:p>
          </table:table-cell>
          <table:table-cell table:style-name="ce3" table:formula="of:=([.$C$10]*SIN([.AK$13])-[.$B$8])^2+([.$C$10]*COS([.AK$13])-[.$B$9])^2-[.$C27]^2" office:value-type="float" office:value="-0.00351587337162129" calcext:value-type="float">
            <text:p>-0,004</text:p>
          </table:table-cell>
          <table:table-cell table:style-name="ce3" table:formula="of:=([.$C$10]*SIN([.AL$13])-[.$B$8])^2+([.$C$10]*COS([.AL$13])-[.$B$9])^2-[.$C27]^2" office:value-type="float" office:value="-0.00669085851647588" calcext:value-type="float">
            <text:p>-0,007</text:p>
          </table:table-cell>
          <table:table-cell table:style-name="ce3" table:formula="of:=([.$C$10]*SIN([.AM$13])-[.$B$8])^2+([.$C$10]*COS([.AM$13])-[.$B$9])^2-[.$C27]^2" office:value-type="float" office:value="-0.00985821189926622" calcext:value-type="float">
            <text:p>-0,010</text:p>
          </table:table-cell>
          <table:table-cell table:style-name="ce3" table:formula="of:=([.$C$10]*SIN([.AN$13])-[.$B$8])^2+([.$C$10]*COS([.AN$13])-[.$B$9])^2-[.$C27]^2" office:value-type="float" office:value="-0.0130169687134691" calcext:value-type="float">
            <text:p>-0,013</text:p>
          </table:table-cell>
          <table:table-cell table:style-name="ce3" table:formula="of:=([.$C$10]*SIN([.AO$13])-[.$B$8])^2+([.$C$10]*COS([.AO$13])-[.$B$9])^2-[.$C27]^2" office:value-type="float" office:value="-0.0161661667711595" calcext:value-type="float">
            <text:p>-0,016</text:p>
          </table:table-cell>
          <table:table-cell table:style-name="ce3" table:formula="of:=([.$C$10]*SIN([.AP$13])-[.$B$8])^2+([.$C$10]*COS([.AP$13])-[.$B$9])^2-[.$C27]^2" office:value-type="float" office:value="-0.0193048467961018" calcext:value-type="float">
            <text:p>-0,019</text:p>
          </table:table-cell>
          <table:table-cell table:style-name="ce3" table:formula="of:=([.$C$10]*SIN([.AQ$13])-[.$B$8])^2+([.$C$10]*COS([.AQ$13])-[.$B$9])^2-[.$C27]^2" office:value-type="float" office:value="-0.0224320527159554" calcext:value-type="float">
            <text:p>-0,022</text:p>
          </table:table-cell>
          <table:table-cell table:style-name="ce3" table:formula="of:=([.$C$10]*SIN([.AR$13])-[.$B$8])^2+([.$C$10]*COS([.AR$13])-[.$B$9])^2-[.$C27]^2" office:value-type="float" office:value="-0.0255468319535032" calcext:value-type="float">
            <text:p>-0,026</text:p>
          </table:table-cell>
          <table:table-cell table:style-name="ce3" table:formula="of:=([.$C$10]*SIN([.AS$13])-[.$B$8])^2+([.$C$10]*COS([.AS$13])-[.$B$9])^2-[.$C27]^2" office:value-type="float" office:value="-0.0286482357168159" calcext:value-type="float">
            <text:p>-0,029</text:p>
          </table:table-cell>
          <table:table-cell table:style-name="ce3" table:formula="of:=([.$C$10]*SIN([.AT$13])-[.$B$8])^2+([.$C$10]*COS([.AT$13])-[.$B$9])^2-[.$C27]^2" office:value-type="float" office:value="-0.0317353192882634" calcext:value-type="float">
            <text:p>-0,032</text:p>
          </table:table-cell>
          <table:table-cell table:style-name="ce3" table:formula="of:=([.$C$10]*SIN([.AU$13])-[.$B$8])^2+([.$C$10]*COS([.AU$13])-[.$B$9])^2-[.$C27]^2" office:value-type="float" office:value="-0.0348071423122843" calcext:value-type="float">
            <text:p>-0,035</text:p>
          </table:table-cell>
          <table:table-cell table:style-name="ce3" table:formula="of:=([.$C$10]*SIN([.AV$13])-[.$B$8])^2+([.$C$10]*COS([.AV$13])-[.$B$9])^2-[.$C27]^2" office:value-type="float" office:value="-0.0378627690818282" calcext:value-type="float">
            <text:p>-0,038</text:p>
          </table:table-cell>
          <table:table-cell table:style-name="ce3" table:formula="of:=([.$C$10]*SIN([.AW$13])-[.$B$8])^2+([.$C$10]*COS([.AW$13])-[.$B$9])^2-[.$C27]^2" office:value-type="float" office:value="-0.0409012688233807" calcext:value-type="float">
            <text:p>-0,041</text:p>
          </table:table-cell>
          <table:table-cell table:style-name="ce3" table:formula="of:=([.$C$10]*SIN([.AX$13])-[.$B$8])^2+([.$C$10]*COS([.AX$13])-[.$B$9])^2-[.$C27]^2" office:value-type="float" office:value="-0.0439217159804856" calcext:value-type="float">
            <text:p>-0,044</text:p>
          </table:table-cell>
          <table:table-cell table:style-name="ce3" table:formula="of:=([.$C$10]*SIN([.AY$13])-[.$B$8])^2+([.$C$10]*COS([.AY$13])-[.$B$9])^2-[.$C27]^2" office:value-type="float" office:value="-0.0469231904956795" calcext:value-type="float">
            <text:p>-0,047</text:p>
          </table:table-cell>
          <table:table-cell table:style-name="ce3" table:formula="of:=([.$C$10]*SIN([.AZ$13])-[.$B$8])^2+([.$C$10]*COS([.AZ$13])-[.$B$9])^2-[.$C27]^2" office:value-type="float" office:value="-0.0499047780907488" calcext:value-type="float">
            <text:p>-0,050</text:p>
          </table:table-cell>
          <table:table-cell table:style-name="ce3" table:formula="of:=([.$C$10]*SIN([.BA$13])-[.$B$8])^2+([.$C$10]*COS([.BA$13])-[.$B$9])^2-[.$C27]^2" office:value-type="float" office:value="-0.0528655705452289" calcext:value-type="float">
            <text:p>-0,053</text:p>
          </table:table-cell>
          <table:table-cell table:style-name="ce3" table:formula="of:=([.$C$10]*SIN([.BB$13])-[.$B$8])^2+([.$C$10]*COS([.BB$13])-[.$B$9])^2-[.$C27]^2" office:value-type="float" office:value="-0.0558046659730563" calcext:value-type="float">
            <text:p>-0,056</text:p>
          </table:table-cell>
          <table:table-cell table:style-name="ce3" table:formula="of:=([.$C$10]*SIN([.BC$13])-[.$B$8])^2+([.$C$10]*COS([.BC$13])-[.$B$9])^2-[.$C27]^2" office:value-type="float" office:value="-0.0587211690972922" calcext:value-type="float">
            <text:p>-0,059</text:p>
          </table:table-cell>
          <table:table-cell table:style-name="ce3" table:formula="of:=([.$C$10]*SIN([.BD$13])-[.$B$8])^2+([.$C$10]*COS([.BD$13])-[.$B$9])^2-[.$C27]^2" office:value-type="float" office:value="-0.0616141915228319" calcext:value-type="float">
            <text:p>-0,062</text:p>
          </table:table-cell>
          <table:table-cell table:style-name="ce3" table:formula="of:=([.$C$10]*SIN([.BE$13])-[.$B$8])^2+([.$C$10]*COS([.BE$13])-[.$B$9])^2-[.$C27]^2" office:value-type="float" office:value="-0.0644828520070194" calcext:value-type="float">
            <text:p>-0,064</text:p>
          </table:table-cell>
          <table:table-cell table:style-name="ce3" table:formula="of:=([.$C$10]*SIN([.BF$13])-[.$B$8])^2+([.$C$10]*COS([.BF$13])-[.$B$9])^2-[.$C27]^2" office:value-type="float" office:value="-0.0673262767280818" calcext:value-type="float">
            <text:p>-0,067</text:p>
          </table:table-cell>
          <table:table-cell table:style-name="ce3" table:formula="of:=([.$C$10]*SIN([.BG$13])-[.$B$8])^2+([.$C$10]*COS([.BG$13])-[.$B$9])^2-[.$C27]^2" office:value-type="float" office:value="-0.0701435995513041" calcext:value-type="float">
            <text:p>-0,070</text:p>
          </table:table-cell>
          <table:table-cell table:style-name="ce3" table:formula="of:=([.$C$10]*SIN([.BH$13])-[.$B$8])^2+([.$C$10]*COS([.BH$13])-[.$B$9])^2-[.$C27]^2" office:value-type="float" office:value="-0.0729339622928626" calcext:value-type="float">
            <text:p>-0,073</text:p>
          </table:table-cell>
          <table:table-cell table:style-name="ce3" table:formula="of:=([.$C$10]*SIN([.BI$13])-[.$B$8])^2+([.$C$10]*COS([.BI$13])-[.$B$9])^2-[.$C27]^2" office:value-type="float" office:value="-0.0756965149812351" calcext:value-type="float">
            <text:p>-0,076</text:p>
          </table:table-cell>
          <table:table-cell table:style-name="ce3" table:formula="of:=([.$C$10]*SIN([.BJ$13])-[.$B$8])^2+([.$C$10]*COS([.BJ$13])-[.$B$9])^2-[.$C27]^2" office:value-type="float" office:value="-0.0784304161161115" calcext:value-type="float">
            <text:p>-0,078</text:p>
          </table:table-cell>
          <table:table-cell table:style-name="ce3" table:formula="of:=([.$C$10]*SIN([.BK$13])-[.$B$8])^2+([.$C$10]*COS([.BK$13])-[.$B$9])^2-[.$C27]^2" office:value-type="float" office:value="-0.081134832924722" calcext:value-type="float">
            <text:p>-0,081</text:p>
          </table:table-cell>
          <table:table-cell table:style-name="ce3" table:formula="of:=([.$C$10]*SIN([.BL$13])-[.$B$8])^2+([.$C$10]*COS([.BL$13])-[.$B$9])^2-[.$C27]^2" office:value-type="float" office:value="-0.0838089416155086" calcext:value-type="float">
            <text:p>-0,084</text:p>
          </table:table-cell>
          <table:table-cell table:style-name="ce3" table:formula="of:=([.$C$10]*SIN([.BM$13])-[.$B$8])^2+([.$C$10]*COS([.BM$13])-[.$B$9])^2-[.$C27]^2" office:value-type="float" office:value="-0.0864519276290593" calcext:value-type="float">
            <text:p>-0,086</text:p>
          </table:table-cell>
          <table:table-cell table:style-name="ce3" table:formula="of:=([.$C$10]*SIN([.BN$13])-[.$B$8])^2+([.$C$10]*COS([.BN$13])-[.$B$9])^2-[.$C27]^2" office:value-type="float" office:value="-0.0890629858862314" calcext:value-type="float">
            <text:p>-0,089</text:p>
          </table:table-cell>
          <table:table-cell table:style-name="ce3" table:formula="of:=([.$C$10]*SIN([.BO$13])-[.$B$8])^2+([.$C$10]*COS([.BO$13])-[.$B$9])^2-[.$C27]^2" office:value-type="float" office:value="-0.0916413210333855" calcext:value-type="float">
            <text:p>-0,092</text:p>
          </table:table-cell>
          <table:table-cell table:style-name="ce3" table:formula="of:=([.$C$10]*SIN([.BP$13])-[.$B$8])^2+([.$C$10]*COS([.BP$13])-[.$B$9])^2-[.$C27]^2" office:value-type="float" office:value="-0.0941861476846591" calcext:value-type="float">
            <text:p>-0,094</text:p>
          </table:table-cell>
          <table:table-cell table:style-name="ce3" table:formula="of:=([.$C$10]*SIN([.BQ$13])-[.$B$8])^2+([.$C$10]*COS([.BQ$13])-[.$B$9])^2-[.$C27]^2" office:value-type="float" office:value="-0.0966966906612021" calcext:value-type="float">
            <text:p>-0,097</text:p>
          </table:table-cell>
          <table:table-cell table:style-name="ce3" table:formula="of:=([.$C$10]*SIN([.BR$13])-[.$B$8])^2+([.$C$10]*COS([.BR$13])-[.$B$9])^2-[.$C27]^2" office:value-type="float" office:value="-0.0991721852273034" calcext:value-type="float">
            <text:p>-0,099</text:p>
          </table:table-cell>
          <table:table-cell table:style-name="ce3" table:formula="of:=([.$C$10]*SIN([.BS$13])-[.$B$8])^2+([.$C$10]*COS([.BS$13])-[.$B$9])^2-[.$C27]^2" office:value-type="float" office:value="-0.101611877323338" calcext:value-type="float">
            <text:p>-0,102</text:p>
          </table:table-cell>
          <table:table-cell table:style-name="ce3" table:formula="of:=([.$C$10]*SIN([.BT$13])-[.$B$8])^2+([.$C$10]*COS([.BT$13])-[.$B$9])^2-[.$C27]^2" office:value-type="float" office:value="-0.104015023795458" calcext:value-type="float">
            <text:p>-0,104</text:p>
          </table:table-cell>
          <table:table-cell table:style-name="ce3" table:formula="of:=([.$C$10]*SIN([.BU$13])-[.$B$8])^2+([.$C$10]*COS([.BU$13])-[.$B$9])^2-[.$C27]^2" office:value-type="float" office:value="-0.106380892621971" calcext:value-type="float">
            <text:p>-0,106</text:p>
          </table:table-cell>
          <table:table-cell table:style-name="ce3" table:formula="of:=([.$C$10]*SIN([.BV$13])-[.$B$8])^2+([.$C$10]*COS([.BV$13])-[.$B$9])^2-[.$C27]^2" office:value-type="float" office:value="-0.108708763136311" calcext:value-type="float">
            <text:p>-0,109</text:p>
          </table:table-cell>
          <table:table-cell table:style-name="ce3" table:formula="of:=([.$C$10]*SIN([.BW$13])-[.$B$8])^2+([.$C$10]*COS([.BW$13])-[.$B$9])^2-[.$C27]^2" office:value-type="float" office:value="-0.110997926246571" calcext:value-type="float">
            <text:p>-0,111</text:p>
          </table:table-cell>
          <table:table-cell table:style-name="ce3" table:formula="of:=([.$C$10]*SIN([.BX$13])-[.$B$8])^2+([.$C$10]*COS([.BX$13])-[.$B$9])^2-[.$C27]^2" office:value-type="float" office:value="-0.11324768465149" calcext:value-type="float">
            <text:p>-0,113</text:p>
          </table:table-cell>
          <table:table-cell table:style-name="ce3" table:formula="of:=([.$C$10]*SIN([.BY$13])-[.$B$8])^2+([.$C$10]*COS([.BY$13])-[.$B$9])^2-[.$C27]^2" office:value-type="float" office:value="-0.115457353052865" calcext:value-type="float">
            <text:p>-0,115</text:p>
          </table:table-cell>
          <table:table-cell table:style-name="ce3" table:formula="of:=([.$C$10]*SIN([.BZ$13])-[.$B$8])^2+([.$C$10]*COS([.BZ$13])-[.$B$9])^2-[.$C27]^2" office:value-type="float" office:value="-0.117626258364295" calcext:value-type="float">
            <text:p>-0,118</text:p>
          </table:table-cell>
          <table:table-cell table:style-name="ce3" table:formula="of:=([.$C$10]*SIN([.CA$13])-[.$B$8])^2+([.$C$10]*COS([.CA$13])-[.$B$9])^2-[.$C27]^2" office:value-type="float" office:value="-0.119753739916213" calcext:value-type="float">
            <text:p>-0,120</text:p>
          </table:table-cell>
          <table:table-cell table:style-name="ce3" table:formula="of:=([.$C$10]*SIN([.CB$13])-[.$B$8])^2+([.$C$10]*COS([.CB$13])-[.$B$9])^2-[.$C27]^2" office:value-type="float" office:value="-0.121839149657127" calcext:value-type="float">
            <text:p>-0,122</text:p>
          </table:table-cell>
          <table:table-cell table:style-name="ce3" table:formula="of:=([.$C$10]*SIN([.CC$13])-[.$B$8])^2+([.$C$10]*COS([.CC$13])-[.$B$9])^2-[.$C27]^2" office:value-type="float" office:value="-0.123881852351028" calcext:value-type="float">
            <text:p>-0,124</text:p>
          </table:table-cell>
          <table:table-cell table:style-name="ce3" table:formula="of:=([.$C$10]*SIN([.CD$13])-[.$B$8])^2+([.$C$10]*COS([.CD$13])-[.$B$9])^2-[.$C27]^2" office:value-type="float" office:value="-0.125881225770889" calcext:value-type="float">
            <text:p>-0,126</text:p>
          </table:table-cell>
          <table:table-cell table:style-name="ce3" table:formula="of:=([.$C$10]*SIN([.CE$13])-[.$B$8])^2+([.$C$10]*COS([.CE$13])-[.$B$9])^2-[.$C27]^2" office:value-type="float" office:value="-0.127836660888197" calcext:value-type="float">
            <text:p>-0,128</text:p>
          </table:table-cell>
          <table:table-cell table:style-name="ce3" table:formula="of:=([.$C$10]*SIN([.CF$13])-[.$B$8])^2+([.$C$10]*COS([.CF$13])-[.$B$9])^2-[.$C27]^2" office:value-type="float" office:value="-0.129747562058472" calcext:value-type="float">
            <text:p>-0,130</text:p>
          </table:table-cell>
          <table:table-cell table:style-name="ce3" table:formula="of:=([.$C$10]*SIN([.CG$13])-[.$B$8])^2+([.$C$10]*COS([.CG$13])-[.$B$9])^2-[.$C27]^2" office:value-type="float" office:value="-0.131613347202707" calcext:value-type="float">
            <text:p>-0,132</text:p>
          </table:table-cell>
          <table:table-cell table:style-name="ce3" table:formula="of:=([.$C$10]*SIN([.CH$13])-[.$B$8])^2+([.$C$10]*COS([.CH$13])-[.$B$9])^2-[.$C27]^2" office:value-type="float" office:value="-0.133433447984673" calcext:value-type="float">
            <text:p>-0,133</text:p>
          </table:table-cell>
          <table:table-cell table:style-name="ce3" table:formula="of:=([.$C$10]*SIN([.CI$13])-[.$B$8])^2+([.$C$10]*COS([.CI$13])-[.$B$9])^2-[.$C27]^2" office:value-type="float" office:value="-0.13520730998404" calcext:value-type="float">
            <text:p>-0,135</text:p>
          </table:table-cell>
          <table:table-cell table:style-name="ce3" table:formula="of:=([.$C$10]*SIN([.CJ$13])-[.$B$8])^2+([.$C$10]*COS([.CJ$13])-[.$B$9])^2-[.$C27]^2" office:value-type="float" office:value="-0.136934392865258" calcext:value-type="float">
            <text:p>-0,137</text:p>
          </table:table-cell>
          <table:table-cell table:style-name="ce3" table:formula="of:=([.$C$10]*SIN([.CK$13])-[.$B$8])^2+([.$C$10]*COS([.CK$13])-[.$B$9])^2-[.$C27]^2" office:value-type="float" office:value="-0.138614170542152" calcext:value-type="float">
            <text:p>-0,139</text:p>
          </table:table-cell>
          <table:table-cell table:style-name="ce3" table:formula="of:=([.$C$10]*SIN([.CL$13])-[.$B$8])^2+([.$C$10]*COS([.CL$13])-[.$B$9])^2-[.$C27]^2" office:value-type="float" office:value="-0.140246131338169" calcext:value-type="float">
            <text:p>-0,140</text:p>
          </table:table-cell>
          <table:table-cell table:style-name="ce3" table:formula="of:=([.$C$10]*SIN([.CM$13])-[.$B$8])^2+([.$C$10]*COS([.CM$13])-[.$B$9])^2-[.$C27]^2" office:value-type="float" office:value="-0.141829778142242" calcext:value-type="float">
            <text:p>-0,142</text:p>
          </table:table-cell>
          <table:table-cell table:style-name="ce3" table:formula="of:=([.$C$10]*SIN([.CN$13])-[.$B$8])^2+([.$C$10]*COS([.CN$13])-[.$B$9])^2-[.$C27]^2" office:value-type="float" office:value="-0.143364628560212" calcext:value-type="float">
            <text:p>-0,143</text:p>
          </table:table-cell>
          <table:table-cell table:style-name="ce3" table:formula="of:=([.$C$10]*SIN([.CO$13])-[.$B$8])^2+([.$C$10]*COS([.CO$13])-[.$B$9])^2-[.$C27]^2" office:value-type="float" office:value="-0.144850215061774" calcext:value-type="float">
            <text:p>-0,145</text:p>
          </table:table-cell>
          <table:table-cell table:style-name="ce3" table:formula="of:=([.$C$10]*SIN([.CP$13])-[.$B$8])^2+([.$C$10]*COS([.CP$13])-[.$B$9])^2-[.$C27]^2" office:value-type="float" office:value="-0.146286085122888" calcext:value-type="float">
            <text:p>-0,146</text:p>
          </table:table-cell>
          <table:table-cell table:style-name="ce3" table:formula="of:=([.$C$10]*SIN([.CQ$13])-[.$B$8])^2+([.$C$10]*COS([.CQ$13])-[.$B$9])^2-[.$C27]^2" office:value-type="float" office:value="-0.147671801363624" calcext:value-type="float">
            <text:p>-0,148</text:p>
          </table:table-cell>
        </table:table-row>
        <table:table-row table:style-name="ro1">
          <table:table-cell office:value-type="float" office:value="0.14" calcext:value-type="float">
            <text:p>0,14</text:p>
          </table:table-cell>
          <table:table-cell table:formula="of:=[.C$11]+[.A28]" office:value-type="float" office:value="0.560744258309011" calcext:value-type="float">
            <text:p>0,561</text:p>
          </table:table-cell>
          <table:table-cell table:style-name="ce3" table:formula="of:=([.$B$7]^2+[.B28]^2)^0.5" office:value-type="float" office:value="0.563435110040653" calcext:value-type="float">
            <text:p>0,563</text:p>
          </table:table-cell>
          <table:table-cell/>
          <table:table-cell table:style-name="ce3" table:formula="of:=([.$C$10]*SIN([.E$13])-[.$B$8])^2+([.$C$10]*COS([.E$13])-[.$B$9])^2-[.$C28]^2" office:value-type="float" office:value="0.0851992454709575" calcext:value-type="float">
            <text:p>0,085</text:p>
          </table:table-cell>
          <table:table-cell table:style-name="ce3" table:formula="of:=([.$C$10]*SIN([.F$13])-[.$B$8])^2+([.$C$10]*COS([.F$13])-[.$B$9])^2-[.$C28]^2" office:value-type="float" office:value="0.082289659822221" calcext:value-type="float">
            <text:p>0,082</text:p>
          </table:table-cell>
          <table:table-cell table:style-name="ce3" table:formula="of:=([.$C$10]*SIN([.G$13])-[.$B$8])^2+([.$C$10]*COS([.G$13])-[.$B$9])^2-[.$C28]^2" office:value-type="float" office:value="0.0793572159059953" calcext:value-type="float">
            <text:p>0,079</text:p>
          </table:table-cell>
          <table:table-cell table:style-name="ce3" table:formula="of:=([.$C$10]*SIN([.H$13])-[.$B$8])^2+([.$C$10]*COS([.H$13])-[.$B$9])^2-[.$C28]^2" office:value-type="float" office:value="0.0764028069731042" calcext:value-type="float">
            <text:p>0,076</text:p>
          </table:table-cell>
          <table:table-cell table:style-name="ce3" table:formula="of:=([.$C$10]*SIN([.I$13])-[.$B$8])^2+([.$C$10]*COS([.I$13])-[.$B$9])^2-[.$C28]^2" office:value-type="float" office:value="0.0734273329651291" calcext:value-type="float">
            <text:p>0,073</text:p>
          </table:table-cell>
          <table:table-cell table:style-name="ce3" table:formula="of:=([.$C$10]*SIN([.J$13])-[.$B$8])^2+([.$C$10]*COS([.J$13])-[.$B$9])^2-[.$C28]^2" office:value-type="float" office:value="0.0704317002402765" calcext:value-type="float">
            <text:p>0,070</text:p>
          </table:table-cell>
          <table:table-cell table:style-name="ce3" table:formula="of:=([.$C$10]*SIN([.K$13])-[.$B$8])^2+([.$C$10]*COS([.K$13])-[.$B$9])^2-[.$C28]^2" office:value-type="float" office:value="0.0674168212972939" calcext:value-type="float">
            <text:p>0,067</text:p>
          </table:table-cell>
          <table:table-cell table:style-name="ce3" table:formula="of:=([.$C$10]*SIN([.L$13])-[.$B$8])^2+([.$C$10]*COS([.L$13])-[.$B$9])^2-[.$C28]^2" office:value-type="float" office:value="0.0643836144975133" calcext:value-type="float">
            <text:p>0,064</text:p>
          </table:table-cell>
          <table:table-cell table:style-name="ce3" table:formula="of:=([.$C$10]*SIN([.M$13])-[.$B$8])^2+([.$C$10]*COS([.M$13])-[.$B$9])^2-[.$C28]^2" office:value-type="float" office:value="0.0613330037851089" calcext:value-type="float">
            <text:p>0,061</text:p>
          </table:table-cell>
          <table:table-cell table:style-name="ce3" table:formula="of:=([.$C$10]*SIN([.N$13])-[.$B$8])^2+([.$C$10]*COS([.N$13])-[.$B$9])^2-[.$C28]^2" office:value-type="float" office:value="0.0582659184056558" calcext:value-type="float">
            <text:p>0,058</text:p>
          </table:table-cell>
          <table:table-cell table:style-name="ce3" table:formula="of:=([.$C$10]*SIN([.O$13])-[.$B$8])^2+([.$C$10]*COS([.O$13])-[.$B$9])^2-[.$C28]^2" office:value-type="float" office:value="0.0551832926230721" calcext:value-type="float">
            <text:p>0,055</text:p>
          </table:table-cell>
          <table:table-cell table:style-name="ce3" table:formula="of:=([.$C$10]*SIN([.P$13])-[.$B$8])^2+([.$C$10]*COS([.P$13])-[.$B$9])^2-[.$C28]^2" office:value-type="float" office:value="0.0520860654350334" calcext:value-type="float">
            <text:p>0,052</text:p>
          </table:table-cell>
          <table:table-cell table:style-name="ce3" table:formula="of:=([.$C$10]*SIN([.Q$13])-[.$B$8])^2+([.$C$10]*COS([.Q$13])-[.$B$9])^2-[.$C28]^2" office:value-type="float" office:value="0.0489751802869444" calcext:value-type="float">
            <text:p>0,049</text:p>
          </table:table-cell>
          <table:table-cell table:style-name="ce3" table:formula="of:=([.$C$10]*SIN([.R$13])-[.$B$8])^2+([.$C$10]*COS([.R$13])-[.$B$9])^2-[.$C28]^2" office:value-type="float" office:value="0.0458515847845572" calcext:value-type="float">
            <text:p>0,046</text:p>
          </table:table-cell>
          <table:table-cell table:style-name="ce3" table:formula="of:=([.$C$10]*SIN([.S$13])-[.$B$8])^2+([.$C$10]*COS([.S$13])-[.$B$9])^2-[.$C28]^2" office:value-type="float" office:value="0.0427162304053206" calcext:value-type="float">
            <text:p>0,043</text:p>
          </table:table-cell>
          <table:table-cell table:style-name="ce3" table:formula="of:=([.$C$10]*SIN([.T$13])-[.$B$8])^2+([.$C$10]*COS([.T$13])-[.$B$9])^2-[.$C28]^2" office:value-type="float" office:value="0.0395700722085518" calcext:value-type="float">
            <text:p>0,040</text:p>
          </table:table-cell>
          <table:table-cell table:style-name="ce3" table:formula="of:=([.$C$10]*SIN([.U$13])-[.$B$8])^2+([.$C$10]*COS([.U$13])-[.$B$9])^2-[.$C28]^2" office:value-type="float" office:value="0.0364140685445147" calcext:value-type="float">
            <text:p>0,036</text:p>
          </table:table-cell>
          <table:table-cell table:style-name="ce3" table:formula="of:=([.$C$10]*SIN([.V$13])-[.$B$8])^2+([.$C$10]*COS([.V$13])-[.$B$9])^2-[.$C28]^2" office:value-type="float" office:value="0.0332491807624981" calcext:value-type="float">
            <text:p>0,033</text:p>
          </table:table-cell>
          <table:table-cell table:style-name="ce3" table:formula="of:=([.$C$10]*SIN([.W$13])-[.$B$8])^2+([.$C$10]*COS([.W$13])-[.$B$9])^2-[.$C28]^2" office:value-type="float" office:value="0.0300763729179799" calcext:value-type="float">
            <text:p>0,030</text:p>
          </table:table-cell>
          <table:table-cell table:style-name="ce3" table:formula="of:=([.$C$10]*SIN([.X$13])-[.$B$8])^2+([.$C$10]*COS([.X$13])-[.$B$9])^2-[.$C28]^2" office:value-type="float" office:value="0.0268966114789648" calcext:value-type="float">
            <text:p>0,027</text:p>
          </table:table-cell>
          <table:table-cell table:style-name="ce3" table:formula="of:=([.$C$10]*SIN([.Y$13])-[.$B$8])^2+([.$C$10]*COS([.Y$13])-[.$B$9])^2-[.$C28]^2" office:value-type="float" office:value="0.0237108650315903" calcext:value-type="float">
            <text:p>0,024</text:p>
          </table:table-cell>
          <table:table-cell table:style-name="ce3" table:formula="of:=([.$C$10]*SIN([.Z$13])-[.$B$8])^2+([.$C$10]*COS([.Z$13])-[.$B$9])^2-[.$C28]^2" office:value-type="float" office:value="0.0205201039850851" calcext:value-type="float">
            <text:p>0,021</text:p>
          </table:table-cell>
          <table:table-cell table:style-name="ce3" table:formula="of:=([.$C$10]*SIN([.AA$13])-[.$B$8])^2+([.$C$10]*COS([.AA$13])-[.$B$9])^2-[.$C28]^2" office:value-type="float" office:value="0.0173253002761738" calcext:value-type="float">
            <text:p>0,017</text:p>
          </table:table-cell>
          <table:table-cell table:style-name="ce3" table:formula="of:=([.$C$10]*SIN([.AB$13])-[.$B$8])^2+([.$C$10]*COS([.AB$13])-[.$B$9])^2-[.$C28]^2" office:value-type="float" office:value="0.0141274270730148" calcext:value-type="float">
            <text:p>0,014</text:p>
          </table:table-cell>
          <table:table-cell table:style-name="ce3" table:formula="of:=([.$C$10]*SIN([.AC$13])-[.$B$8])^2+([.$C$10]*COS([.AC$13])-[.$B$9])^2-[.$C28]^2" office:value-type="float" office:value="0.0109274584787644" calcext:value-type="float">
            <text:p>0,011</text:p>
          </table:table-cell>
          <table:table-cell table:style-name="ce3" table:formula="of:=([.$C$10]*SIN([.AD$13])-[.$B$8])^2+([.$C$10]*COS([.AD$13])-[.$B$9])^2-[.$C28]^2" office:value-type="float" office:value="0.00772636923485498" calcext:value-type="float">
            <text:p>0,008</text:p>
          </table:table-cell>
          <table:table-cell table:style-name="ce3" table:formula="of:=([.$C$10]*SIN([.AE$13])-[.$B$8])^2+([.$C$10]*COS([.AE$13])-[.$B$9])^2-[.$C28]^2" office:value-type="float" office:value="0.00452513442408003" calcext:value-type="float">
            <text:p>0,005</text:p>
          </table:table-cell>
          <table:table-cell table:style-name="ce3" table:formula="of:=([.$C$10]*SIN([.AF$13])-[.$B$8])^2+([.$C$10]*COS([.AF$13])-[.$B$9])^2-[.$C28]^2" office:value-type="float" office:value="0.00132472917357407" calcext:value-type="float">
            <text:p>0,001</text:p>
          </table:table-cell>
          <table:table-cell table:style-name="ce3" table:formula="of:=([.$C$10]*SIN([.AG$13])-[.$B$8])^2+([.$C$10]*COS([.AG$13])-[.$B$9])^2-[.$C28]^2" office:value-type="float" office:value="-0.00187387164222091" calcext:value-type="float">
            <text:p>-0,002</text:p>
          </table:table-cell>
          <table:table-cell table:style-name="ce3" table:formula="of:=([.$C$10]*SIN([.AH$13])-[.$B$8])^2+([.$C$10]*COS([.AH$13])-[.$B$9])^2-[.$C28]^2" office:value-type="float" office:value="-0.00506969369851057" calcext:value-type="float">
            <text:p>-0,005</text:p>
          </table:table-cell>
          <table:table-cell table:style-name="ce3" table:formula="of:=([.$C$10]*SIN([.AI$13])-[.$B$8])^2+([.$C$10]*COS([.AI$13])-[.$B$9])^2-[.$C28]^2" office:value-type="float" office:value="-0.00826176351693814" calcext:value-type="float">
            <text:p>-0,008</text:p>
          </table:table-cell>
          <table:table-cell table:style-name="ce3" table:formula="of:=([.$C$10]*SIN([.AJ$13])-[.$B$8])^2+([.$C$10]*COS([.AJ$13])-[.$B$9])^2-[.$C28]^2" office:value-type="float" office:value="-0.0114491087621145" calcext:value-type="float">
            <text:p>-0,011</text:p>
          </table:table-cell>
          <table:table-cell table:style-name="ce3" table:formula="of:=([.$C$10]*SIN([.AK$13])-[.$B$8])^2+([.$C$10]*COS([.AK$13])-[.$B$9])^2-[.$C28]^2" office:value-type="float" office:value="-0.0146307585378015" calcext:value-type="float">
            <text:p>-0,015</text:p>
          </table:table-cell>
          <table:table-cell table:style-name="ce3" table:formula="of:=([.$C$10]*SIN([.AL$13])-[.$B$8])^2+([.$C$10]*COS([.AL$13])-[.$B$9])^2-[.$C28]^2" office:value-type="float" office:value="-0.0178057436826561" calcext:value-type="float">
            <text:p>-0,018</text:p>
          </table:table-cell>
          <table:table-cell table:style-name="ce3" table:formula="of:=([.$C$10]*SIN([.AM$13])-[.$B$8])^2+([.$C$10]*COS([.AM$13])-[.$B$9])^2-[.$C28]^2" office:value-type="float" office:value="-0.0209730970654464" calcext:value-type="float">
            <text:p>-0,021</text:p>
          </table:table-cell>
          <table:table-cell table:style-name="ce3" table:formula="of:=([.$C$10]*SIN([.AN$13])-[.$B$8])^2+([.$C$10]*COS([.AN$13])-[.$B$9])^2-[.$C28]^2" office:value-type="float" office:value="-0.0241318538796493" calcext:value-type="float">
            <text:p>-0,024</text:p>
          </table:table-cell>
          <table:table-cell table:style-name="ce3" table:formula="of:=([.$C$10]*SIN([.AO$13])-[.$B$8])^2+([.$C$10]*COS([.AO$13])-[.$B$9])^2-[.$C28]^2" office:value-type="float" office:value="-0.0272810519373396" calcext:value-type="float">
            <text:p>-0,027</text:p>
          </table:table-cell>
          <table:table-cell table:style-name="ce3" table:formula="of:=([.$C$10]*SIN([.AP$13])-[.$B$8])^2+([.$C$10]*COS([.AP$13])-[.$B$9])^2-[.$C28]^2" office:value-type="float" office:value="-0.030419731962282" calcext:value-type="float">
            <text:p>-0,030</text:p>
          </table:table-cell>
          <table:table-cell table:style-name="ce3" table:formula="of:=([.$C$10]*SIN([.AQ$13])-[.$B$8])^2+([.$C$10]*COS([.AQ$13])-[.$B$9])^2-[.$C28]^2" office:value-type="float" office:value="-0.0335469378821356" calcext:value-type="float">
            <text:p>-0,034</text:p>
          </table:table-cell>
          <table:table-cell table:style-name="ce3" table:formula="of:=([.$C$10]*SIN([.AR$13])-[.$B$8])^2+([.$C$10]*COS([.AR$13])-[.$B$9])^2-[.$C28]^2" office:value-type="float" office:value="-0.0366617171196834" calcext:value-type="float">
            <text:p>-0,037</text:p>
          </table:table-cell>
          <table:table-cell table:style-name="ce3" table:formula="of:=([.$C$10]*SIN([.AS$13])-[.$B$8])^2+([.$C$10]*COS([.AS$13])-[.$B$9])^2-[.$C28]^2" office:value-type="float" office:value="-0.039763120882996" calcext:value-type="float">
            <text:p>-0,040</text:p>
          </table:table-cell>
          <table:table-cell table:style-name="ce3" table:formula="of:=([.$C$10]*SIN([.AT$13])-[.$B$8])^2+([.$C$10]*COS([.AT$13])-[.$B$9])^2-[.$C28]^2" office:value-type="float" office:value="-0.0428502044544436" calcext:value-type="float">
            <text:p>-0,043</text:p>
          </table:table-cell>
          <table:table-cell table:style-name="ce3" table:formula="of:=([.$C$10]*SIN([.AU$13])-[.$B$8])^2+([.$C$10]*COS([.AU$13])-[.$B$9])^2-[.$C28]^2" office:value-type="float" office:value="-0.0459220274784645" calcext:value-type="float">
            <text:p>-0,046</text:p>
          </table:table-cell>
          <table:table-cell table:style-name="ce3" table:formula="of:=([.$C$10]*SIN([.AV$13])-[.$B$8])^2+([.$C$10]*COS([.AV$13])-[.$B$9])^2-[.$C28]^2" office:value-type="float" office:value="-0.0489776542480084" calcext:value-type="float">
            <text:p>-0,049</text:p>
          </table:table-cell>
          <table:table-cell table:style-name="ce3" table:formula="of:=([.$C$10]*SIN([.AW$13])-[.$B$8])^2+([.$C$10]*COS([.AW$13])-[.$B$9])^2-[.$C28]^2" office:value-type="float" office:value="-0.0520161539895609" calcext:value-type="float">
            <text:p>-0,052</text:p>
          </table:table-cell>
          <table:table-cell table:style-name="ce3" table:formula="of:=([.$C$10]*SIN([.AX$13])-[.$B$8])^2+([.$C$10]*COS([.AX$13])-[.$B$9])^2-[.$C28]^2" office:value-type="float" office:value="-0.0550366011466658" calcext:value-type="float">
            <text:p>-0,055</text:p>
          </table:table-cell>
          <table:table-cell table:style-name="ce3" table:formula="of:=([.$C$10]*SIN([.AY$13])-[.$B$8])^2+([.$C$10]*COS([.AY$13])-[.$B$9])^2-[.$C28]^2" office:value-type="float" office:value="-0.0580380756618597" calcext:value-type="float">
            <text:p>-0,058</text:p>
          </table:table-cell>
          <table:table-cell table:style-name="ce3" table:formula="of:=([.$C$10]*SIN([.AZ$13])-[.$B$8])^2+([.$C$10]*COS([.AZ$13])-[.$B$9])^2-[.$C28]^2" office:value-type="float" office:value="-0.061019663256929" calcext:value-type="float">
            <text:p>-0,061</text:p>
          </table:table-cell>
          <table:table-cell table:style-name="ce3" table:formula="of:=([.$C$10]*SIN([.BA$13])-[.$B$8])^2+([.$C$10]*COS([.BA$13])-[.$B$9])^2-[.$C28]^2" office:value-type="float" office:value="-0.0639804557114091" calcext:value-type="float">
            <text:p>-0,064</text:p>
          </table:table-cell>
          <table:table-cell table:style-name="ce3" table:formula="of:=([.$C$10]*SIN([.BB$13])-[.$B$8])^2+([.$C$10]*COS([.BB$13])-[.$B$9])^2-[.$C28]^2" office:value-type="float" office:value="-0.0669195511392365" calcext:value-type="float">
            <text:p>-0,067</text:p>
          </table:table-cell>
          <table:table-cell table:style-name="ce3" table:formula="of:=([.$C$10]*SIN([.BC$13])-[.$B$8])^2+([.$C$10]*COS([.BC$13])-[.$B$9])^2-[.$C28]^2" office:value-type="float" office:value="-0.0698360542634724" calcext:value-type="float">
            <text:p>-0,070</text:p>
          </table:table-cell>
          <table:table-cell table:style-name="ce3" table:formula="of:=([.$C$10]*SIN([.BD$13])-[.$B$8])^2+([.$C$10]*COS([.BD$13])-[.$B$9])^2-[.$C28]^2" office:value-type="float" office:value="-0.072729076689012" calcext:value-type="float">
            <text:p>-0,073</text:p>
          </table:table-cell>
          <table:table-cell table:style-name="ce3" table:formula="of:=([.$C$10]*SIN([.BE$13])-[.$B$8])^2+([.$C$10]*COS([.BE$13])-[.$B$9])^2-[.$C28]^2" office:value-type="float" office:value="-0.0755977371731996" calcext:value-type="float">
            <text:p>-0,076</text:p>
          </table:table-cell>
          <table:table-cell table:style-name="ce3" table:formula="of:=([.$C$10]*SIN([.BF$13])-[.$B$8])^2+([.$C$10]*COS([.BF$13])-[.$B$9])^2-[.$C28]^2" office:value-type="float" office:value="-0.078441161894262" calcext:value-type="float">
            <text:p>-0,078</text:p>
          </table:table-cell>
          <table:table-cell table:style-name="ce3" table:formula="of:=([.$C$10]*SIN([.BG$13])-[.$B$8])^2+([.$C$10]*COS([.BG$13])-[.$B$9])^2-[.$C28]^2" office:value-type="float" office:value="-0.0812584847174843" calcext:value-type="float">
            <text:p>-0,081</text:p>
          </table:table-cell>
          <table:table-cell table:style-name="ce3" table:formula="of:=([.$C$10]*SIN([.BH$13])-[.$B$8])^2+([.$C$10]*COS([.BH$13])-[.$B$9])^2-[.$C28]^2" office:value-type="float" office:value="-0.0840488474590428" calcext:value-type="float">
            <text:p>-0,084</text:p>
          </table:table-cell>
          <table:table-cell table:style-name="ce3" table:formula="of:=([.$C$10]*SIN([.BI$13])-[.$B$8])^2+([.$C$10]*COS([.BI$13])-[.$B$9])^2-[.$C28]^2" office:value-type="float" office:value="-0.0868114001474153" calcext:value-type="float">
            <text:p>-0,087</text:p>
          </table:table-cell>
          <table:table-cell table:style-name="ce3" table:formula="of:=([.$C$10]*SIN([.BJ$13])-[.$B$8])^2+([.$C$10]*COS([.BJ$13])-[.$B$9])^2-[.$C28]^2" office:value-type="float" office:value="-0.0895453012822917" calcext:value-type="float">
            <text:p>-0,090</text:p>
          </table:table-cell>
          <table:table-cell table:style-name="ce3" table:formula="of:=([.$C$10]*SIN([.BK$13])-[.$B$8])^2+([.$C$10]*COS([.BK$13])-[.$B$9])^2-[.$C28]^2" office:value-type="float" office:value="-0.0922497180909022" calcext:value-type="float">
            <text:p>-0,092</text:p>
          </table:table-cell>
          <table:table-cell table:style-name="ce3" table:formula="of:=([.$C$10]*SIN([.BL$13])-[.$B$8])^2+([.$C$10]*COS([.BL$13])-[.$B$9])^2-[.$C28]^2" office:value-type="float" office:value="-0.0949238267816888" calcext:value-type="float">
            <text:p>-0,095</text:p>
          </table:table-cell>
          <table:table-cell table:style-name="ce3" table:formula="of:=([.$C$10]*SIN([.BM$13])-[.$B$8])^2+([.$C$10]*COS([.BM$13])-[.$B$9])^2-[.$C28]^2" office:value-type="float" office:value="-0.0975668127952395" calcext:value-type="float">
            <text:p>-0,098</text:p>
          </table:table-cell>
          <table:table-cell table:style-name="ce3" table:formula="of:=([.$C$10]*SIN([.BN$13])-[.$B$8])^2+([.$C$10]*COS([.BN$13])-[.$B$9])^2-[.$C28]^2" office:value-type="float" office:value="-0.100177871052412" calcext:value-type="float">
            <text:p>-0,100</text:p>
          </table:table-cell>
          <table:table-cell table:style-name="ce3" table:formula="of:=([.$C$10]*SIN([.BO$13])-[.$B$8])^2+([.$C$10]*COS([.BO$13])-[.$B$9])^2-[.$C28]^2" office:value-type="float" office:value="-0.102756206199566" calcext:value-type="float">
            <text:p>-0,103</text:p>
          </table:table-cell>
          <table:table-cell table:style-name="ce3" table:formula="of:=([.$C$10]*SIN([.BP$13])-[.$B$8])^2+([.$C$10]*COS([.BP$13])-[.$B$9])^2-[.$C28]^2" office:value-type="float" office:value="-0.105301032850839" calcext:value-type="float">
            <text:p>-0,105</text:p>
          </table:table-cell>
          <table:table-cell table:style-name="ce3" table:formula="of:=([.$C$10]*SIN([.BQ$13])-[.$B$8])^2+([.$C$10]*COS([.BQ$13])-[.$B$9])^2-[.$C28]^2" office:value-type="float" office:value="-0.107811575827382" calcext:value-type="float">
            <text:p>-0,108</text:p>
          </table:table-cell>
          <table:table-cell table:style-name="ce3" table:formula="of:=([.$C$10]*SIN([.BR$13])-[.$B$8])^2+([.$C$10]*COS([.BR$13])-[.$B$9])^2-[.$C28]^2" office:value-type="float" office:value="-0.110287070393484" calcext:value-type="float">
            <text:p>-0,110</text:p>
          </table:table-cell>
          <table:table-cell table:style-name="ce3" table:formula="of:=([.$C$10]*SIN([.BS$13])-[.$B$8])^2+([.$C$10]*COS([.BS$13])-[.$B$9])^2-[.$C28]^2" office:value-type="float" office:value="-0.112726762489518" calcext:value-type="float">
            <text:p>-0,113</text:p>
          </table:table-cell>
          <table:table-cell table:style-name="ce3" table:formula="of:=([.$C$10]*SIN([.BT$13])-[.$B$8])^2+([.$C$10]*COS([.BT$13])-[.$B$9])^2-[.$C28]^2" office:value-type="float" office:value="-0.115129908961639" calcext:value-type="float">
            <text:p>-0,115</text:p>
          </table:table-cell>
          <table:table-cell table:style-name="ce3" table:formula="of:=([.$C$10]*SIN([.BU$13])-[.$B$8])^2+([.$C$10]*COS([.BU$13])-[.$B$9])^2-[.$C28]^2" office:value-type="float" office:value="-0.117495777788151" calcext:value-type="float">
            <text:p>-0,117</text:p>
          </table:table-cell>
          <table:table-cell table:style-name="ce3" table:formula="of:=([.$C$10]*SIN([.BV$13])-[.$B$8])^2+([.$C$10]*COS([.BV$13])-[.$B$9])^2-[.$C28]^2" office:value-type="float" office:value="-0.119823648302491" calcext:value-type="float">
            <text:p>-0,120</text:p>
          </table:table-cell>
          <table:table-cell table:style-name="ce3" table:formula="of:=([.$C$10]*SIN([.BW$13])-[.$B$8])^2+([.$C$10]*COS([.BW$13])-[.$B$9])^2-[.$C28]^2" office:value-type="float" office:value="-0.122112811412751" calcext:value-type="float">
            <text:p>-0,122</text:p>
          </table:table-cell>
          <table:table-cell table:style-name="ce3" table:formula="of:=([.$C$10]*SIN([.BX$13])-[.$B$8])^2+([.$C$10]*COS([.BX$13])-[.$B$9])^2-[.$C28]^2" office:value-type="float" office:value="-0.12436256981767" calcext:value-type="float">
            <text:p>-0,124</text:p>
          </table:table-cell>
          <table:table-cell table:style-name="ce3" table:formula="of:=([.$C$10]*SIN([.BY$13])-[.$B$8])^2+([.$C$10]*COS([.BY$13])-[.$B$9])^2-[.$C28]^2" office:value-type="float" office:value="-0.126572238219045" calcext:value-type="float">
            <text:p>-0,127</text:p>
          </table:table-cell>
          <table:table-cell table:style-name="ce3" table:formula="of:=([.$C$10]*SIN([.BZ$13])-[.$B$8])^2+([.$C$10]*COS([.BZ$13])-[.$B$9])^2-[.$C28]^2" office:value-type="float" office:value="-0.128741143530476" calcext:value-type="float">
            <text:p>-0,129</text:p>
          </table:table-cell>
          <table:table-cell table:style-name="ce3" table:formula="of:=([.$C$10]*SIN([.CA$13])-[.$B$8])^2+([.$C$10]*COS([.CA$13])-[.$B$9])^2-[.$C28]^2" office:value-type="float" office:value="-0.130868625082393" calcext:value-type="float">
            <text:p>-0,131</text:p>
          </table:table-cell>
          <table:table-cell table:style-name="ce3" table:formula="of:=([.$C$10]*SIN([.CB$13])-[.$B$8])^2+([.$C$10]*COS([.CB$13])-[.$B$9])^2-[.$C28]^2" office:value-type="float" office:value="-0.132954034823307" calcext:value-type="float">
            <text:p>-0,133</text:p>
          </table:table-cell>
          <table:table-cell table:style-name="ce3" table:formula="of:=([.$C$10]*SIN([.CC$13])-[.$B$8])^2+([.$C$10]*COS([.CC$13])-[.$B$9])^2-[.$C28]^2" office:value-type="float" office:value="-0.134996737517208" calcext:value-type="float">
            <text:p>-0,135</text:p>
          </table:table-cell>
          <table:table-cell table:style-name="ce3" table:formula="of:=([.$C$10]*SIN([.CD$13])-[.$B$8])^2+([.$C$10]*COS([.CD$13])-[.$B$9])^2-[.$C28]^2" office:value-type="float" office:value="-0.136996110937069" calcext:value-type="float">
            <text:p>-0,137</text:p>
          </table:table-cell>
          <table:table-cell table:style-name="ce3" table:formula="of:=([.$C$10]*SIN([.CE$13])-[.$B$8])^2+([.$C$10]*COS([.CE$13])-[.$B$9])^2-[.$C28]^2" office:value-type="float" office:value="-0.138951546054377" calcext:value-type="float">
            <text:p>-0,139</text:p>
          </table:table-cell>
          <table:table-cell table:style-name="ce3" table:formula="of:=([.$C$10]*SIN([.CF$13])-[.$B$8])^2+([.$C$10]*COS([.CF$13])-[.$B$9])^2-[.$C28]^2" office:value-type="float" office:value="-0.140862447224652" calcext:value-type="float">
            <text:p>-0,141</text:p>
          </table:table-cell>
          <table:table-cell table:style-name="ce3" table:formula="of:=([.$C$10]*SIN([.CG$13])-[.$B$8])^2+([.$C$10]*COS([.CG$13])-[.$B$9])^2-[.$C28]^2" office:value-type="float" office:value="-0.142728232368888" calcext:value-type="float">
            <text:p>-0,143</text:p>
          </table:table-cell>
          <table:table-cell table:style-name="ce3" table:formula="of:=([.$C$10]*SIN([.CH$13])-[.$B$8])^2+([.$C$10]*COS([.CH$13])-[.$B$9])^2-[.$C28]^2" office:value-type="float" office:value="-0.144548333150853" calcext:value-type="float">
            <text:p>-0,145</text:p>
          </table:table-cell>
          <table:table-cell table:style-name="ce3" table:formula="of:=([.$C$10]*SIN([.CI$13])-[.$B$8])^2+([.$C$10]*COS([.CI$13])-[.$B$9])^2-[.$C28]^2" office:value-type="float" office:value="-0.14632219515022" calcext:value-type="float">
            <text:p>-0,146</text:p>
          </table:table-cell>
          <table:table-cell table:style-name="ce3" table:formula="of:=([.$C$10]*SIN([.CJ$13])-[.$B$8])^2+([.$C$10]*COS([.CJ$13])-[.$B$9])^2-[.$C28]^2" office:value-type="float" office:value="-0.148049278031438" calcext:value-type="float">
            <text:p>-0,148</text:p>
          </table:table-cell>
          <table:table-cell table:style-name="ce3" table:formula="of:=([.$C$10]*SIN([.CK$13])-[.$B$8])^2+([.$C$10]*COS([.CK$13])-[.$B$9])^2-[.$C28]^2" office:value-type="float" office:value="-0.149729055708333" calcext:value-type="float">
            <text:p>-0,150</text:p>
          </table:table-cell>
          <table:table-cell table:style-name="ce3" table:formula="of:=([.$C$10]*SIN([.CL$13])-[.$B$8])^2+([.$C$10]*COS([.CL$13])-[.$B$9])^2-[.$C28]^2" office:value-type="float" office:value="-0.15136101650435" calcext:value-type="float">
            <text:p>-0,151</text:p>
          </table:table-cell>
          <table:table-cell table:style-name="ce3" table:formula="of:=([.$C$10]*SIN([.CM$13])-[.$B$8])^2+([.$C$10]*COS([.CM$13])-[.$B$9])^2-[.$C28]^2" office:value-type="float" office:value="-0.152944663308422" calcext:value-type="float">
            <text:p>-0,153</text:p>
          </table:table-cell>
          <table:table-cell table:style-name="ce3" table:formula="of:=([.$C$10]*SIN([.CN$13])-[.$B$8])^2+([.$C$10]*COS([.CN$13])-[.$B$9])^2-[.$C28]^2" office:value-type="float" office:value="-0.154479513726392" calcext:value-type="float">
            <text:p>-0,154</text:p>
          </table:table-cell>
          <table:table-cell table:style-name="ce3" table:formula="of:=([.$C$10]*SIN([.CO$13])-[.$B$8])^2+([.$C$10]*COS([.CO$13])-[.$B$9])^2-[.$C28]^2" office:value-type="float" office:value="-0.155965100227954" calcext:value-type="float">
            <text:p>-0,156</text:p>
          </table:table-cell>
          <table:table-cell table:style-name="ce3" table:formula="of:=([.$C$10]*SIN([.CP$13])-[.$B$8])^2+([.$C$10]*COS([.CP$13])-[.$B$9])^2-[.$C28]^2" office:value-type="float" office:value="-0.157400970289068" calcext:value-type="float">
            <text:p>-0,157</text:p>
          </table:table-cell>
          <table:table-cell table:style-name="ce3" table:formula="of:=([.$C$10]*SIN([.CQ$13])-[.$B$8])^2+([.$C$10]*COS([.CQ$13])-[.$B$9])^2-[.$C28]^2" office:value-type="float" office:value="-0.158786686529804" calcext:value-type="float">
            <text:p>-0,159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table:formula="of:=[.C$11]+[.A29]" office:value-type="float" office:value="0.570744258309011" calcext:value-type="float">
            <text:p>0,571</text:p>
          </table:table-cell>
          <table:table-cell table:style-name="ce3" table:formula="of:=([.$B$7]^2+[.B29]^2)^0.5" office:value-type="float" office:value="0.573388182990113" calcext:value-type="float">
            <text:p>0,573</text:p>
          </table:table-cell>
          <table:table-cell/>
          <table:table-cell table:style-name="ce3" table:formula="of:=([.$C$10]*SIN([.E$13])-[.$B$8])^2+([.$C$10]*COS([.E$13])-[.$B$9])^2-[.$C29]^2" office:value-type="float" office:value="0.0738843603047774" calcext:value-type="float">
            <text:p>0,074</text:p>
          </table:table-cell>
          <table:table-cell table:style-name="ce3" table:formula="of:=([.$C$10]*SIN([.F$13])-[.$B$8])^2+([.$C$10]*COS([.F$13])-[.$B$9])^2-[.$C29]^2" office:value-type="float" office:value="0.0709747746560408" calcext:value-type="float">
            <text:p>0,071</text:p>
          </table:table-cell>
          <table:table-cell table:style-name="ce3" table:formula="of:=([.$C$10]*SIN([.G$13])-[.$B$8])^2+([.$C$10]*COS([.G$13])-[.$B$9])^2-[.$C29]^2" office:value-type="float" office:value="0.0680423307398151" calcext:value-type="float">
            <text:p>0,068</text:p>
          </table:table-cell>
          <table:table-cell table:style-name="ce3" table:formula="of:=([.$C$10]*SIN([.H$13])-[.$B$8])^2+([.$C$10]*COS([.H$13])-[.$B$9])^2-[.$C29]^2" office:value-type="float" office:value="0.065087921806924" calcext:value-type="float">
            <text:p>0,065</text:p>
          </table:table-cell>
          <table:table-cell table:style-name="ce3" table:formula="of:=([.$C$10]*SIN([.I$13])-[.$B$8])^2+([.$C$10]*COS([.I$13])-[.$B$9])^2-[.$C29]^2" office:value-type="float" office:value="0.0621124477989489" calcext:value-type="float">
            <text:p>0,062</text:p>
          </table:table-cell>
          <table:table-cell table:style-name="ce3" table:formula="of:=([.$C$10]*SIN([.J$13])-[.$B$8])^2+([.$C$10]*COS([.J$13])-[.$B$9])^2-[.$C29]^2" office:value-type="float" office:value="0.0591168150740963" calcext:value-type="float">
            <text:p>0,059</text:p>
          </table:table-cell>
          <table:table-cell table:style-name="ce3" table:formula="of:=([.$C$10]*SIN([.K$13])-[.$B$8])^2+([.$C$10]*COS([.K$13])-[.$B$9])^2-[.$C29]^2" office:value-type="float" office:value="0.0561019361311138" calcext:value-type="float">
            <text:p>0,056</text:p>
          </table:table-cell>
          <table:table-cell table:style-name="ce3" table:formula="of:=([.$C$10]*SIN([.L$13])-[.$B$8])^2+([.$C$10]*COS([.L$13])-[.$B$9])^2-[.$C29]^2" office:value-type="float" office:value="0.0530687293313331" calcext:value-type="float">
            <text:p>0,053</text:p>
          </table:table-cell>
          <table:table-cell table:style-name="ce3" table:formula="of:=([.$C$10]*SIN([.M$13])-[.$B$8])^2+([.$C$10]*COS([.M$13])-[.$B$9])^2-[.$C29]^2" office:value-type="float" office:value="0.0500181186189287" calcext:value-type="float">
            <text:p>0,050</text:p>
          </table:table-cell>
          <table:table-cell table:style-name="ce3" table:formula="of:=([.$C$10]*SIN([.N$13])-[.$B$8])^2+([.$C$10]*COS([.N$13])-[.$B$9])^2-[.$C29]^2" office:value-type="float" office:value="0.0469510332394756" calcext:value-type="float">
            <text:p>0,047</text:p>
          </table:table-cell>
          <table:table-cell table:style-name="ce3" table:formula="of:=([.$C$10]*SIN([.O$13])-[.$B$8])^2+([.$C$10]*COS([.O$13])-[.$B$9])^2-[.$C29]^2" office:value-type="float" office:value="0.043868407456892" calcext:value-type="float">
            <text:p>0,044</text:p>
          </table:table-cell>
          <table:table-cell table:style-name="ce3" table:formula="of:=([.$C$10]*SIN([.P$13])-[.$B$8])^2+([.$C$10]*COS([.P$13])-[.$B$9])^2-[.$C29]^2" office:value-type="float" office:value="0.0407711802688532" calcext:value-type="float">
            <text:p>0,041</text:p>
          </table:table-cell>
          <table:table-cell table:style-name="ce3" table:formula="of:=([.$C$10]*SIN([.Q$13])-[.$B$8])^2+([.$C$10]*COS([.Q$13])-[.$B$9])^2-[.$C29]^2" office:value-type="float" office:value="0.0376602951207642" calcext:value-type="float">
            <text:p>0,038</text:p>
          </table:table-cell>
          <table:table-cell table:style-name="ce3" table:formula="of:=([.$C$10]*SIN([.R$13])-[.$B$8])^2+([.$C$10]*COS([.R$13])-[.$B$9])^2-[.$C29]^2" office:value-type="float" office:value="0.034536699618377" calcext:value-type="float">
            <text:p>0,035</text:p>
          </table:table-cell>
          <table:table-cell table:style-name="ce3" table:formula="of:=([.$C$10]*SIN([.S$13])-[.$B$8])^2+([.$C$10]*COS([.S$13])-[.$B$9])^2-[.$C29]^2" office:value-type="float" office:value="0.0314013452391405" calcext:value-type="float">
            <text:p>0,031</text:p>
          </table:table-cell>
          <table:table-cell table:style-name="ce3" table:formula="of:=([.$C$10]*SIN([.T$13])-[.$B$8])^2+([.$C$10]*COS([.T$13])-[.$B$9])^2-[.$C29]^2" office:value-type="float" office:value="0.0282551870423716" calcext:value-type="float">
            <text:p>0,028</text:p>
          </table:table-cell>
          <table:table-cell table:style-name="ce3" table:formula="of:=([.$C$10]*SIN([.U$13])-[.$B$8])^2+([.$C$10]*COS([.U$13])-[.$B$9])^2-[.$C29]^2" office:value-type="float" office:value="0.0250991833783345" calcext:value-type="float">
            <text:p>0,025</text:p>
          </table:table-cell>
          <table:table-cell table:style-name="ce3" table:formula="of:=([.$C$10]*SIN([.V$13])-[.$B$8])^2+([.$C$10]*COS([.V$13])-[.$B$9])^2-[.$C29]^2" office:value-type="float" office:value="0.0219342955963179" calcext:value-type="float">
            <text:p>0,022</text:p>
          </table:table-cell>
          <table:table-cell table:style-name="ce3" table:formula="of:=([.$C$10]*SIN([.W$13])-[.$B$8])^2+([.$C$10]*COS([.W$13])-[.$B$9])^2-[.$C29]^2" office:value-type="float" office:value="0.0187614877517997" calcext:value-type="float">
            <text:p>0,019</text:p>
          </table:table-cell>
          <table:table-cell table:style-name="ce3" table:formula="of:=([.$C$10]*SIN([.X$13])-[.$B$8])^2+([.$C$10]*COS([.X$13])-[.$B$9])^2-[.$C29]^2" office:value-type="float" office:value="0.0155817263127846" calcext:value-type="float">
            <text:p>0,016</text:p>
          </table:table-cell>
          <table:table-cell table:style-name="ce3" table:formula="of:=([.$C$10]*SIN([.Y$13])-[.$B$8])^2+([.$C$10]*COS([.Y$13])-[.$B$9])^2-[.$C29]^2" office:value-type="float" office:value="0.0123959798654101" calcext:value-type="float">
            <text:p>0,012</text:p>
          </table:table-cell>
          <table:table-cell table:style-name="ce3" table:formula="of:=([.$C$10]*SIN([.Z$13])-[.$B$8])^2+([.$C$10]*COS([.Z$13])-[.$B$9])^2-[.$C29]^2" office:value-type="float" office:value="0.0092052188189049" calcext:value-type="float">
            <text:p>0,009</text:p>
          </table:table-cell>
          <table:table-cell table:style-name="ce3" table:formula="of:=([.$C$10]*SIN([.AA$13])-[.$B$8])^2+([.$C$10]*COS([.AA$13])-[.$B$9])^2-[.$C29]^2" office:value-type="float" office:value="0.00601041510999362" calcext:value-type="float">
            <text:p>0,006</text:p>
          </table:table-cell>
          <table:table-cell table:style-name="ce3" table:formula="of:=([.$C$10]*SIN([.AB$13])-[.$B$8])^2+([.$C$10]*COS([.AB$13])-[.$B$9])^2-[.$C29]^2" office:value-type="float" office:value="0.00281254190683461" calcext:value-type="float">
            <text:p>0,003</text:p>
          </table:table-cell>
          <table:table-cell table:style-name="ce3" table:formula="of:=([.$C$10]*SIN([.AC$13])-[.$B$8])^2+([.$C$10]*COS([.AC$13])-[.$B$9])^2-[.$C29]^2" office:value-type="float" office:value="-0.000387426687415815" calcext:value-type="float">
            <text:p>0,000</text:p>
          </table:table-cell>
          <table:table-cell table:style-name="ce3" table:formula="of:=([.$C$10]*SIN([.AD$13])-[.$B$8])^2+([.$C$10]*COS([.AD$13])-[.$B$9])^2-[.$C29]^2" office:value-type="float" office:value="-0.0035885159313252" calcext:value-type="float">
            <text:p>-0,004</text:p>
          </table:table-cell>
          <table:table-cell table:style-name="ce3" table:formula="of:=([.$C$10]*SIN([.AE$13])-[.$B$8])^2+([.$C$10]*COS([.AE$13])-[.$B$9])^2-[.$C29]^2" office:value-type="float" office:value="-0.00678975074210014" calcext:value-type="float">
            <text:p>-0,007</text:p>
          </table:table-cell>
          <table:table-cell table:style-name="ce3" table:formula="of:=([.$C$10]*SIN([.AF$13])-[.$B$8])^2+([.$C$10]*COS([.AF$13])-[.$B$9])^2-[.$C29]^2" office:value-type="float" office:value="-0.00999015599260611" calcext:value-type="float">
            <text:p>-0,010</text:p>
          </table:table-cell>
          <table:table-cell table:style-name="ce3" table:formula="of:=([.$C$10]*SIN([.AG$13])-[.$B$8])^2+([.$C$10]*COS([.AG$13])-[.$B$9])^2-[.$C29]^2" office:value-type="float" office:value="-0.0131887568084011" calcext:value-type="float">
            <text:p>-0,013</text:p>
          </table:table-cell>
          <table:table-cell table:style-name="ce3" table:formula="of:=([.$C$10]*SIN([.AH$13])-[.$B$8])^2+([.$C$10]*COS([.AH$13])-[.$B$9])^2-[.$C29]^2" office:value-type="float" office:value="-0.0163845788646907" calcext:value-type="float">
            <text:p>-0,016</text:p>
          </table:table-cell>
          <table:table-cell table:style-name="ce3" table:formula="of:=([.$C$10]*SIN([.AI$13])-[.$B$8])^2+([.$C$10]*COS([.AI$13])-[.$B$9])^2-[.$C29]^2" office:value-type="float" office:value="-0.0195766486831183" calcext:value-type="float">
            <text:p>-0,020</text:p>
          </table:table-cell>
          <table:table-cell table:style-name="ce3" table:formula="of:=([.$C$10]*SIN([.AJ$13])-[.$B$8])^2+([.$C$10]*COS([.AJ$13])-[.$B$9])^2-[.$C29]^2" office:value-type="float" office:value="-0.0227639939282946" calcext:value-type="float">
            <text:p>-0,023</text:p>
          </table:table-cell>
          <table:table-cell table:style-name="ce3" table:formula="of:=([.$C$10]*SIN([.AK$13])-[.$B$8])^2+([.$C$10]*COS([.AK$13])-[.$B$9])^2-[.$C29]^2" office:value-type="float" office:value="-0.0259456437039817" calcext:value-type="float">
            <text:p>-0,026</text:p>
          </table:table-cell>
          <table:table-cell table:style-name="ce3" table:formula="of:=([.$C$10]*SIN([.AL$13])-[.$B$8])^2+([.$C$10]*COS([.AL$13])-[.$B$9])^2-[.$C29]^2" office:value-type="float" office:value="-0.0291206288488363" calcext:value-type="float">
            <text:p>-0,029</text:p>
          </table:table-cell>
          <table:table-cell table:style-name="ce3" table:formula="of:=([.$C$10]*SIN([.AM$13])-[.$B$8])^2+([.$C$10]*COS([.AM$13])-[.$B$9])^2-[.$C29]^2" office:value-type="float" office:value="-0.0322879822316266" calcext:value-type="float">
            <text:p>-0,032</text:p>
          </table:table-cell>
          <table:table-cell table:style-name="ce3" table:formula="of:=([.$C$10]*SIN([.AN$13])-[.$B$8])^2+([.$C$10]*COS([.AN$13])-[.$B$9])^2-[.$C29]^2" office:value-type="float" office:value="-0.0354467390458295" calcext:value-type="float">
            <text:p>-0,035</text:p>
          </table:table-cell>
          <table:table-cell table:style-name="ce3" table:formula="of:=([.$C$10]*SIN([.AO$13])-[.$B$8])^2+([.$C$10]*COS([.AO$13])-[.$B$9])^2-[.$C29]^2" office:value-type="float" office:value="-0.0385959371035198" calcext:value-type="float">
            <text:p>-0,039</text:p>
          </table:table-cell>
          <table:table-cell table:style-name="ce3" table:formula="of:=([.$C$10]*SIN([.AP$13])-[.$B$8])^2+([.$C$10]*COS([.AP$13])-[.$B$9])^2-[.$C29]^2" office:value-type="float" office:value="-0.0417346171284622" calcext:value-type="float">
            <text:p>-0,042</text:p>
          </table:table-cell>
          <table:table-cell table:style-name="ce3" table:formula="of:=([.$C$10]*SIN([.AQ$13])-[.$B$8])^2+([.$C$10]*COS([.AQ$13])-[.$B$9])^2-[.$C29]^2" office:value-type="float" office:value="-0.0448618230483158" calcext:value-type="float">
            <text:p>-0,045</text:p>
          </table:table-cell>
          <table:table-cell table:style-name="ce3" table:formula="of:=([.$C$10]*SIN([.AR$13])-[.$B$8])^2+([.$C$10]*COS([.AR$13])-[.$B$9])^2-[.$C29]^2" office:value-type="float" office:value="-0.0479766022858635" calcext:value-type="float">
            <text:p>-0,048</text:p>
          </table:table-cell>
          <table:table-cell table:style-name="ce3" table:formula="of:=([.$C$10]*SIN([.AS$13])-[.$B$8])^2+([.$C$10]*COS([.AS$13])-[.$B$9])^2-[.$C29]^2" office:value-type="float" office:value="-0.0510780060491762" calcext:value-type="float">
            <text:p>-0,051</text:p>
          </table:table-cell>
          <table:table-cell table:style-name="ce3" table:formula="of:=([.$C$10]*SIN([.AT$13])-[.$B$8])^2+([.$C$10]*COS([.AT$13])-[.$B$9])^2-[.$C29]^2" office:value-type="float" office:value="-0.0541650896206238" calcext:value-type="float">
            <text:p>-0,054</text:p>
          </table:table-cell>
          <table:table-cell table:style-name="ce3" table:formula="of:=([.$C$10]*SIN([.AU$13])-[.$B$8])^2+([.$C$10]*COS([.AU$13])-[.$B$9])^2-[.$C29]^2" office:value-type="float" office:value="-0.0572369126446446" calcext:value-type="float">
            <text:p>-0,057</text:p>
          </table:table-cell>
          <table:table-cell table:style-name="ce3" table:formula="of:=([.$C$10]*SIN([.AV$13])-[.$B$8])^2+([.$C$10]*COS([.AV$13])-[.$B$9])^2-[.$C29]^2" office:value-type="float" office:value="-0.0602925394141886" calcext:value-type="float">
            <text:p>-0,060</text:p>
          </table:table-cell>
          <table:table-cell table:style-name="ce3" table:formula="of:=([.$C$10]*SIN([.AW$13])-[.$B$8])^2+([.$C$10]*COS([.AW$13])-[.$B$9])^2-[.$C29]^2" office:value-type="float" office:value="-0.0633310391557411" calcext:value-type="float">
            <text:p>-0,063</text:p>
          </table:table-cell>
          <table:table-cell table:style-name="ce3" table:formula="of:=([.$C$10]*SIN([.AX$13])-[.$B$8])^2+([.$C$10]*COS([.AX$13])-[.$B$9])^2-[.$C29]^2" office:value-type="float" office:value="-0.066351486312846" calcext:value-type="float">
            <text:p>-0,066</text:p>
          </table:table-cell>
          <table:table-cell table:style-name="ce3" table:formula="of:=([.$C$10]*SIN([.AY$13])-[.$B$8])^2+([.$C$10]*COS([.AY$13])-[.$B$9])^2-[.$C29]^2" office:value-type="float" office:value="-0.0693529608280398" calcext:value-type="float">
            <text:p>-0,069</text:p>
          </table:table-cell>
          <table:table-cell table:style-name="ce3" table:formula="of:=([.$C$10]*SIN([.AZ$13])-[.$B$8])^2+([.$C$10]*COS([.AZ$13])-[.$B$9])^2-[.$C29]^2" office:value-type="float" office:value="-0.0723345484231092" calcext:value-type="float">
            <text:p>-0,072</text:p>
          </table:table-cell>
          <table:table-cell table:style-name="ce3" table:formula="of:=([.$C$10]*SIN([.BA$13])-[.$B$8])^2+([.$C$10]*COS([.BA$13])-[.$B$9])^2-[.$C29]^2" office:value-type="float" office:value="-0.0752953408775893" calcext:value-type="float">
            <text:p>-0,075</text:p>
          </table:table-cell>
          <table:table-cell table:style-name="ce3" table:formula="of:=([.$C$10]*SIN([.BB$13])-[.$B$8])^2+([.$C$10]*COS([.BB$13])-[.$B$9])^2-[.$C29]^2" office:value-type="float" office:value="-0.0782344363054167" calcext:value-type="float">
            <text:p>-0,078</text:p>
          </table:table-cell>
          <table:table-cell table:style-name="ce3" table:formula="of:=([.$C$10]*SIN([.BC$13])-[.$B$8])^2+([.$C$10]*COS([.BC$13])-[.$B$9])^2-[.$C29]^2" office:value-type="float" office:value="-0.0811509394296526" calcext:value-type="float">
            <text:p>-0,081</text:p>
          </table:table-cell>
          <table:table-cell table:style-name="ce3" table:formula="of:=([.$C$10]*SIN([.BD$13])-[.$B$8])^2+([.$C$10]*COS([.BD$13])-[.$B$9])^2-[.$C29]^2" office:value-type="float" office:value="-0.0840439618551922" calcext:value-type="float">
            <text:p>-0,084</text:p>
          </table:table-cell>
          <table:table-cell table:style-name="ce3" table:formula="of:=([.$C$10]*SIN([.BE$13])-[.$B$8])^2+([.$C$10]*COS([.BE$13])-[.$B$9])^2-[.$C29]^2" office:value-type="float" office:value="-0.0869126223393798" calcext:value-type="float">
            <text:p>-0,087</text:p>
          </table:table-cell>
          <table:table-cell table:style-name="ce3" table:formula="of:=([.$C$10]*SIN([.BF$13])-[.$B$8])^2+([.$C$10]*COS([.BF$13])-[.$B$9])^2-[.$C29]^2" office:value-type="float" office:value="-0.0897560470604421" calcext:value-type="float">
            <text:p>-0,090</text:p>
          </table:table-cell>
          <table:table-cell table:style-name="ce3" table:formula="of:=([.$C$10]*SIN([.BG$13])-[.$B$8])^2+([.$C$10]*COS([.BG$13])-[.$B$9])^2-[.$C29]^2" office:value-type="float" office:value="-0.0925733698836645" calcext:value-type="float">
            <text:p>-0,093</text:p>
          </table:table-cell>
          <table:table-cell table:style-name="ce3" table:formula="of:=([.$C$10]*SIN([.BH$13])-[.$B$8])^2+([.$C$10]*COS([.BH$13])-[.$B$9])^2-[.$C29]^2" office:value-type="float" office:value="-0.095363732625223" calcext:value-type="float">
            <text:p>-0,095</text:p>
          </table:table-cell>
          <table:table-cell table:style-name="ce3" table:formula="of:=([.$C$10]*SIN([.BI$13])-[.$B$8])^2+([.$C$10]*COS([.BI$13])-[.$B$9])^2-[.$C29]^2" office:value-type="float" office:value="-0.0981262853135955" calcext:value-type="float">
            <text:p>-0,098</text:p>
          </table:table-cell>
          <table:table-cell table:style-name="ce3" table:formula="of:=([.$C$10]*SIN([.BJ$13])-[.$B$8])^2+([.$C$10]*COS([.BJ$13])-[.$B$9])^2-[.$C29]^2" office:value-type="float" office:value="-0.100860186448472" calcext:value-type="float">
            <text:p>-0,101</text:p>
          </table:table-cell>
          <table:table-cell table:style-name="ce3" table:formula="of:=([.$C$10]*SIN([.BK$13])-[.$B$8])^2+([.$C$10]*COS([.BK$13])-[.$B$9])^2-[.$C29]^2" office:value-type="float" office:value="-0.103564603257082" calcext:value-type="float">
            <text:p>-0,104</text:p>
          </table:table-cell>
          <table:table-cell table:style-name="ce3" table:formula="of:=([.$C$10]*SIN([.BL$13])-[.$B$8])^2+([.$C$10]*COS([.BL$13])-[.$B$9])^2-[.$C29]^2" office:value-type="float" office:value="-0.106238711947869" calcext:value-type="float">
            <text:p>-0,106</text:p>
          </table:table-cell>
          <table:table-cell table:style-name="ce3" table:formula="of:=([.$C$10]*SIN([.BM$13])-[.$B$8])^2+([.$C$10]*COS([.BM$13])-[.$B$9])^2-[.$C29]^2" office:value-type="float" office:value="-0.10888169796142" calcext:value-type="float">
            <text:p>-0,109</text:p>
          </table:table-cell>
          <table:table-cell table:style-name="ce3" table:formula="of:=([.$C$10]*SIN([.BN$13])-[.$B$8])^2+([.$C$10]*COS([.BN$13])-[.$B$9])^2-[.$C29]^2" office:value-type="float" office:value="-0.111492756218592" calcext:value-type="float">
            <text:p>-0,111</text:p>
          </table:table-cell>
          <table:table-cell table:style-name="ce3" table:formula="of:=([.$C$10]*SIN([.BO$13])-[.$B$8])^2+([.$C$10]*COS([.BO$13])-[.$B$9])^2-[.$C29]^2" office:value-type="float" office:value="-0.114071091365746" calcext:value-type="float">
            <text:p>-0,114</text:p>
          </table:table-cell>
          <table:table-cell table:style-name="ce3" table:formula="of:=([.$C$10]*SIN([.BP$13])-[.$B$8])^2+([.$C$10]*COS([.BP$13])-[.$B$9])^2-[.$C29]^2" office:value-type="float" office:value="-0.116615918017019" calcext:value-type="float">
            <text:p>-0,117</text:p>
          </table:table-cell>
          <table:table-cell table:style-name="ce3" table:formula="of:=([.$C$10]*SIN([.BQ$13])-[.$B$8])^2+([.$C$10]*COS([.BQ$13])-[.$B$9])^2-[.$C29]^2" office:value-type="float" office:value="-0.119126460993563" calcext:value-type="float">
            <text:p>-0,119</text:p>
          </table:table-cell>
          <table:table-cell table:style-name="ce3" table:formula="of:=([.$C$10]*SIN([.BR$13])-[.$B$8])^2+([.$C$10]*COS([.BR$13])-[.$B$9])^2-[.$C29]^2" office:value-type="float" office:value="-0.121601955559664" calcext:value-type="float">
            <text:p>-0,122</text:p>
          </table:table-cell>
          <table:table-cell table:style-name="ce3" table:formula="of:=([.$C$10]*SIN([.BS$13])-[.$B$8])^2+([.$C$10]*COS([.BS$13])-[.$B$9])^2-[.$C29]^2" office:value-type="float" office:value="-0.124041647655698" calcext:value-type="float">
            <text:p>-0,124</text:p>
          </table:table-cell>
          <table:table-cell table:style-name="ce3" table:formula="of:=([.$C$10]*SIN([.BT$13])-[.$B$8])^2+([.$C$10]*COS([.BT$13])-[.$B$9])^2-[.$C29]^2" office:value-type="float" office:value="-0.126444794127819" calcext:value-type="float">
            <text:p>-0,126</text:p>
          </table:table-cell>
          <table:table-cell table:style-name="ce3" table:formula="of:=([.$C$10]*SIN([.BU$13])-[.$B$8])^2+([.$C$10]*COS([.BU$13])-[.$B$9])^2-[.$C29]^2" office:value-type="float" office:value="-0.128810662954331" calcext:value-type="float">
            <text:p>-0,129</text:p>
          </table:table-cell>
          <table:table-cell table:style-name="ce3" table:formula="of:=([.$C$10]*SIN([.BV$13])-[.$B$8])^2+([.$C$10]*COS([.BV$13])-[.$B$9])^2-[.$C29]^2" office:value-type="float" office:value="-0.131138533468672" calcext:value-type="float">
            <text:p>-0,131</text:p>
          </table:table-cell>
          <table:table-cell table:style-name="ce3" table:formula="of:=([.$C$10]*SIN([.BW$13])-[.$B$8])^2+([.$C$10]*COS([.BW$13])-[.$B$9])^2-[.$C29]^2" office:value-type="float" office:value="-0.133427696578931" calcext:value-type="float">
            <text:p>-0,133</text:p>
          </table:table-cell>
          <table:table-cell table:style-name="ce3" table:formula="of:=([.$C$10]*SIN([.BX$13])-[.$B$8])^2+([.$C$10]*COS([.BX$13])-[.$B$9])^2-[.$C29]^2" office:value-type="float" office:value="-0.13567745498385" calcext:value-type="float">
            <text:p>-0,136</text:p>
          </table:table-cell>
          <table:table-cell table:style-name="ce3" table:formula="of:=([.$C$10]*SIN([.BY$13])-[.$B$8])^2+([.$C$10]*COS([.BY$13])-[.$B$9])^2-[.$C29]^2" office:value-type="float" office:value="-0.137887123385225" calcext:value-type="float">
            <text:p>-0,138</text:p>
          </table:table-cell>
          <table:table-cell table:style-name="ce3" table:formula="of:=([.$C$10]*SIN([.BZ$13])-[.$B$8])^2+([.$C$10]*COS([.BZ$13])-[.$B$9])^2-[.$C29]^2" office:value-type="float" office:value="-0.140056028696656" calcext:value-type="float">
            <text:p>-0,140</text:p>
          </table:table-cell>
          <table:table-cell table:style-name="ce3" table:formula="of:=([.$C$10]*SIN([.CA$13])-[.$B$8])^2+([.$C$10]*COS([.CA$13])-[.$B$9])^2-[.$C29]^2" office:value-type="float" office:value="-0.142183510248573" calcext:value-type="float">
            <text:p>-0,142</text:p>
          </table:table-cell>
          <table:table-cell table:style-name="ce3" table:formula="of:=([.$C$10]*SIN([.CB$13])-[.$B$8])^2+([.$C$10]*COS([.CB$13])-[.$B$9])^2-[.$C29]^2" office:value-type="float" office:value="-0.144268919989487" calcext:value-type="float">
            <text:p>-0,144</text:p>
          </table:table-cell>
          <table:table-cell table:style-name="ce3" table:formula="of:=([.$C$10]*SIN([.CC$13])-[.$B$8])^2+([.$C$10]*COS([.CC$13])-[.$B$9])^2-[.$C29]^2" office:value-type="float" office:value="-0.146311622683389" calcext:value-type="float">
            <text:p>-0,146</text:p>
          </table:table-cell>
          <table:table-cell table:style-name="ce3" table:formula="of:=([.$C$10]*SIN([.CD$13])-[.$B$8])^2+([.$C$10]*COS([.CD$13])-[.$B$9])^2-[.$C29]^2" office:value-type="float" office:value="-0.148310996103249" calcext:value-type="float">
            <text:p>-0,148</text:p>
          </table:table-cell>
          <table:table-cell table:style-name="ce3" table:formula="of:=([.$C$10]*SIN([.CE$13])-[.$B$8])^2+([.$C$10]*COS([.CE$13])-[.$B$9])^2-[.$C29]^2" office:value-type="float" office:value="-0.150266431220557" calcext:value-type="float">
            <text:p>-0,150</text:p>
          </table:table-cell>
          <table:table-cell table:style-name="ce3" table:formula="of:=([.$C$10]*SIN([.CF$13])-[.$B$8])^2+([.$C$10]*COS([.CF$13])-[.$B$9])^2-[.$C29]^2" office:value-type="float" office:value="-0.152177332390833" calcext:value-type="float">
            <text:p>-0,152</text:p>
          </table:table-cell>
          <table:table-cell table:style-name="ce3" table:formula="of:=([.$C$10]*SIN([.CG$13])-[.$B$8])^2+([.$C$10]*COS([.CG$13])-[.$B$9])^2-[.$C29]^2" office:value-type="float" office:value="-0.154043117535068" calcext:value-type="float">
            <text:p>-0,154</text:p>
          </table:table-cell>
          <table:table-cell table:style-name="ce3" table:formula="of:=([.$C$10]*SIN([.CH$13])-[.$B$8])^2+([.$C$10]*COS([.CH$13])-[.$B$9])^2-[.$C29]^2" office:value-type="float" office:value="-0.155863218317034" calcext:value-type="float">
            <text:p>-0,156</text:p>
          </table:table-cell>
          <table:table-cell table:style-name="ce3" table:formula="of:=([.$C$10]*SIN([.CI$13])-[.$B$8])^2+([.$C$10]*COS([.CI$13])-[.$B$9])^2-[.$C29]^2" office:value-type="float" office:value="-0.1576370803164" calcext:value-type="float">
            <text:p>-0,158</text:p>
          </table:table-cell>
          <table:table-cell table:style-name="ce3" table:formula="of:=([.$C$10]*SIN([.CJ$13])-[.$B$8])^2+([.$C$10]*COS([.CJ$13])-[.$B$9])^2-[.$C29]^2" office:value-type="float" office:value="-0.159364163197619" calcext:value-type="float">
            <text:p>-0,159</text:p>
          </table:table-cell>
          <table:table-cell table:style-name="ce3" table:formula="of:=([.$C$10]*SIN([.CK$13])-[.$B$8])^2+([.$C$10]*COS([.CK$13])-[.$B$9])^2-[.$C29]^2" office:value-type="float" office:value="-0.161043940874513" calcext:value-type="float">
            <text:p>-0,161</text:p>
          </table:table-cell>
          <table:table-cell table:style-name="ce3" table:formula="of:=([.$C$10]*SIN([.CL$13])-[.$B$8])^2+([.$C$10]*COS([.CL$13])-[.$B$9])^2-[.$C29]^2" office:value-type="float" office:value="-0.16267590167053" calcext:value-type="float">
            <text:p>-0,163</text:p>
          </table:table-cell>
          <table:table-cell table:style-name="ce3" table:formula="of:=([.$C$10]*SIN([.CM$13])-[.$B$8])^2+([.$C$10]*COS([.CM$13])-[.$B$9])^2-[.$C29]^2" office:value-type="float" office:value="-0.164259548474602" calcext:value-type="float">
            <text:p>-0,164</text:p>
          </table:table-cell>
          <table:table-cell table:style-name="ce3" table:formula="of:=([.$C$10]*SIN([.CN$13])-[.$B$8])^2+([.$C$10]*COS([.CN$13])-[.$B$9])^2-[.$C29]^2" office:value-type="float" office:value="-0.165794398892572" calcext:value-type="float">
            <text:p>-0,166</text:p>
          </table:table-cell>
          <table:table-cell table:style-name="ce3" table:formula="of:=([.$C$10]*SIN([.CO$13])-[.$B$8])^2+([.$C$10]*COS([.CO$13])-[.$B$9])^2-[.$C29]^2" office:value-type="float" office:value="-0.167279985394134" calcext:value-type="float">
            <text:p>-0,167</text:p>
          </table:table-cell>
          <table:table-cell table:style-name="ce3" table:formula="of:=([.$C$10]*SIN([.CP$13])-[.$B$8])^2+([.$C$10]*COS([.CP$13])-[.$B$9])^2-[.$C29]^2" office:value-type="float" office:value="-0.168715855455248" calcext:value-type="float">
            <text:p>-0,169</text:p>
          </table:table-cell>
          <table:table-cell table:style-name="ce3" table:formula="of:=([.$C$10]*SIN([.CQ$13])-[.$B$8])^2+([.$C$10]*COS([.CQ$13])-[.$B$9])^2-[.$C29]^2" office:value-type="float" office:value="-0.170101571695984" calcext:value-type="float">
            <text:p>-0,170</text:p>
          </table:table-cell>
        </table:table-row>
        <table:table-row table:style-name="ro1">
          <table:table-cell office:value-type="float" office:value="0.16" calcext:value-type="float">
            <text:p>0,16</text:p>
          </table:table-cell>
          <table:table-cell table:formula="of:=[.C$11]+[.A30]" office:value-type="float" office:value="0.580744258309011" calcext:value-type="float">
            <text:p>0,581</text:p>
          </table:table-cell>
          <table:table-cell table:style-name="ce3" table:formula="of:=([.$B$7]^2+[.B30]^2)^0.5" office:value-type="float" office:value="0.5833428610679" calcext:value-type="float">
            <text:p>0,583</text:p>
          </table:table-cell>
          <table:table-cell/>
          <table:table-cell table:style-name="ce3" table:formula="of:=([.$C$10]*SIN([.E$13])-[.$B$8])^2+([.$C$10]*COS([.E$13])-[.$B$9])^2-[.$C30]^2" office:value-type="float" office:value="0.062369475138597" calcext:value-type="float">
            <text:p>0,062</text:p>
          </table:table-cell>
          <table:table-cell table:style-name="ce3" table:formula="of:=([.$C$10]*SIN([.F$13])-[.$B$8])^2+([.$C$10]*COS([.F$13])-[.$B$9])^2-[.$C30]^2" office:value-type="float" office:value="0.0594598894898605" calcext:value-type="float">
            <text:p>0,059</text:p>
          </table:table-cell>
          <table:table-cell table:style-name="ce3" table:formula="of:=([.$C$10]*SIN([.G$13])-[.$B$8])^2+([.$C$10]*COS([.G$13])-[.$B$9])^2-[.$C30]^2" office:value-type="float" office:value="0.0565274455736348" calcext:value-type="float">
            <text:p>0,057</text:p>
          </table:table-cell>
          <table:table-cell table:style-name="ce3" table:formula="of:=([.$C$10]*SIN([.H$13])-[.$B$8])^2+([.$C$10]*COS([.H$13])-[.$B$9])^2-[.$C30]^2" office:value-type="float" office:value="0.0535730366407437" calcext:value-type="float">
            <text:p>0,054</text:p>
          </table:table-cell>
          <table:table-cell table:style-name="ce3" table:formula="of:=([.$C$10]*SIN([.I$13])-[.$B$8])^2+([.$C$10]*COS([.I$13])-[.$B$9])^2-[.$C30]^2" office:value-type="float" office:value="0.0505975626327686" calcext:value-type="float">
            <text:p>0,051</text:p>
          </table:table-cell>
          <table:table-cell table:style-name="ce3" table:formula="of:=([.$C$10]*SIN([.J$13])-[.$B$8])^2+([.$C$10]*COS([.J$13])-[.$B$9])^2-[.$C30]^2" office:value-type="float" office:value="0.047601929907916" calcext:value-type="float">
            <text:p>0,048</text:p>
          </table:table-cell>
          <table:table-cell table:style-name="ce3" table:formula="of:=([.$C$10]*SIN([.K$13])-[.$B$8])^2+([.$C$10]*COS([.K$13])-[.$B$9])^2-[.$C30]^2" office:value-type="float" office:value="0.0445870509649334" calcext:value-type="float">
            <text:p>0,045</text:p>
          </table:table-cell>
          <table:table-cell table:style-name="ce3" table:formula="of:=([.$C$10]*SIN([.L$13])-[.$B$8])^2+([.$C$10]*COS([.L$13])-[.$B$9])^2-[.$C30]^2" office:value-type="float" office:value="0.0415538441651528" calcext:value-type="float">
            <text:p>0,042</text:p>
          </table:table-cell>
          <table:table-cell table:style-name="ce3" table:formula="of:=([.$C$10]*SIN([.M$13])-[.$B$8])^2+([.$C$10]*COS([.M$13])-[.$B$9])^2-[.$C30]^2" office:value-type="float" office:value="0.0385032334527484" calcext:value-type="float">
            <text:p>0,039</text:p>
          </table:table-cell>
          <table:table-cell table:style-name="ce3" table:formula="of:=([.$C$10]*SIN([.N$13])-[.$B$8])^2+([.$C$10]*COS([.N$13])-[.$B$9])^2-[.$C30]^2" office:value-type="float" office:value="0.0354361480732953" calcext:value-type="float">
            <text:p>0,035</text:p>
          </table:table-cell>
          <table:table-cell table:style-name="ce3" table:formula="of:=([.$C$10]*SIN([.O$13])-[.$B$8])^2+([.$C$10]*COS([.O$13])-[.$B$9])^2-[.$C30]^2" office:value-type="float" office:value="0.0323535222907116" calcext:value-type="float">
            <text:p>0,032</text:p>
          </table:table-cell>
          <table:table-cell table:style-name="ce3" table:formula="of:=([.$C$10]*SIN([.P$13])-[.$B$8])^2+([.$C$10]*COS([.P$13])-[.$B$9])^2-[.$C30]^2" office:value-type="float" office:value="0.0292562951026729" calcext:value-type="float">
            <text:p>0,029</text:p>
          </table:table-cell>
          <table:table-cell table:style-name="ce3" table:formula="of:=([.$C$10]*SIN([.Q$13])-[.$B$8])^2+([.$C$10]*COS([.Q$13])-[.$B$9])^2-[.$C30]^2" office:value-type="float" office:value="0.0261454099545839" calcext:value-type="float">
            <text:p>0,026</text:p>
          </table:table-cell>
          <table:table-cell table:style-name="ce3" table:formula="of:=([.$C$10]*SIN([.R$13])-[.$B$8])^2+([.$C$10]*COS([.R$13])-[.$B$9])^2-[.$C30]^2" office:value-type="float" office:value="0.0230218144521967" calcext:value-type="float">
            <text:p>0,023</text:p>
          </table:table-cell>
          <table:table-cell table:style-name="ce3" table:formula="of:=([.$C$10]*SIN([.S$13])-[.$B$8])^2+([.$C$10]*COS([.S$13])-[.$B$9])^2-[.$C30]^2" office:value-type="float" office:value="0.0198864600729601" calcext:value-type="float">
            <text:p>0,020</text:p>
          </table:table-cell>
          <table:table-cell table:style-name="ce3" table:formula="of:=([.$C$10]*SIN([.T$13])-[.$B$8])^2+([.$C$10]*COS([.T$13])-[.$B$9])^2-[.$C30]^2" office:value-type="float" office:value="0.0167403018761913" calcext:value-type="float">
            <text:p>0,017</text:p>
          </table:table-cell>
          <table:table-cell table:style-name="ce3" table:formula="of:=([.$C$10]*SIN([.U$13])-[.$B$8])^2+([.$C$10]*COS([.U$13])-[.$B$9])^2-[.$C30]^2" office:value-type="float" office:value="0.0135842982121542" calcext:value-type="float">
            <text:p>0,014</text:p>
          </table:table-cell>
          <table:table-cell table:style-name="ce3" table:formula="of:=([.$C$10]*SIN([.V$13])-[.$B$8])^2+([.$C$10]*COS([.V$13])-[.$B$9])^2-[.$C30]^2" office:value-type="float" office:value="0.0104194104301376" calcext:value-type="float">
            <text:p>0,010</text:p>
          </table:table-cell>
          <table:table-cell table:style-name="ce3" table:formula="of:=([.$C$10]*SIN([.W$13])-[.$B$8])^2+([.$C$10]*COS([.W$13])-[.$B$9])^2-[.$C30]^2" office:value-type="float" office:value="0.00724660258561938" calcext:value-type="float">
            <text:p>0,007</text:p>
          </table:table-cell>
          <table:table-cell table:style-name="ce3" table:formula="of:=([.$C$10]*SIN([.X$13])-[.$B$8])^2+([.$C$10]*COS([.X$13])-[.$B$9])^2-[.$C30]^2" office:value-type="float" office:value="0.00406684114660427" calcext:value-type="float">
            <text:p>0,004</text:p>
          </table:table-cell>
          <table:table-cell table:style-name="ce3" table:formula="of:=([.$C$10]*SIN([.Y$13])-[.$B$8])^2+([.$C$10]*COS([.Y$13])-[.$B$9])^2-[.$C30]^2" office:value-type="float" office:value="0.000881094699229756" calcext:value-type="float">
            <text:p>0,001</text:p>
          </table:table-cell>
          <table:table-cell table:style-name="ce3" table:formula="of:=([.$C$10]*SIN([.Z$13])-[.$B$8])^2+([.$C$10]*COS([.Z$13])-[.$B$9])^2-[.$C30]^2" office:value-type="float" office:value="-0.00230966634727542" calcext:value-type="float">
            <text:p>-0,002</text:p>
          </table:table-cell>
          <table:table-cell table:style-name="ce3" table:formula="of:=([.$C$10]*SIN([.AA$13])-[.$B$8])^2+([.$C$10]*COS([.AA$13])-[.$B$9])^2-[.$C30]^2" office:value-type="float" office:value="-0.00550447005618671" calcext:value-type="float">
            <text:p>-0,006</text:p>
          </table:table-cell>
          <table:table-cell table:style-name="ce3" table:formula="of:=([.$C$10]*SIN([.AB$13])-[.$B$8])^2+([.$C$10]*COS([.AB$13])-[.$B$9])^2-[.$C30]^2" office:value-type="float" office:value="-0.00870234325934571" calcext:value-type="float">
            <text:p>-0,009</text:p>
          </table:table-cell>
          <table:table-cell table:style-name="ce3" table:formula="of:=([.$C$10]*SIN([.AC$13])-[.$B$8])^2+([.$C$10]*COS([.AC$13])-[.$B$9])^2-[.$C30]^2" office:value-type="float" office:value="-0.0119023118535961" calcext:value-type="float">
            <text:p>-0,012</text:p>
          </table:table-cell>
          <table:table-cell table:style-name="ce3" table:formula="of:=([.$C$10]*SIN([.AD$13])-[.$B$8])^2+([.$C$10]*COS([.AD$13])-[.$B$9])^2-[.$C30]^2" office:value-type="float" office:value="-0.0151034010975055" calcext:value-type="float">
            <text:p>-0,015</text:p>
          </table:table-cell>
          <table:table-cell table:style-name="ce3" table:formula="of:=([.$C$10]*SIN([.AE$13])-[.$B$8])^2+([.$C$10]*COS([.AE$13])-[.$B$9])^2-[.$C30]^2" office:value-type="float" office:value="-0.0183046359082805" calcext:value-type="float">
            <text:p>-0,018</text:p>
          </table:table-cell>
          <table:table-cell table:style-name="ce3" table:formula="of:=([.$C$10]*SIN([.AF$13])-[.$B$8])^2+([.$C$10]*COS([.AF$13])-[.$B$9])^2-[.$C30]^2" office:value-type="float" office:value="-0.0215050411587864" calcext:value-type="float">
            <text:p>-0,022</text:p>
          </table:table-cell>
          <table:table-cell table:style-name="ce3" table:formula="of:=([.$C$10]*SIN([.AG$13])-[.$B$8])^2+([.$C$10]*COS([.AG$13])-[.$B$9])^2-[.$C30]^2" office:value-type="float" office:value="-0.0247036419745814" calcext:value-type="float">
            <text:p>-0,025</text:p>
          </table:table-cell>
          <table:table-cell table:style-name="ce3" table:formula="of:=([.$C$10]*SIN([.AH$13])-[.$B$8])^2+([.$C$10]*COS([.AH$13])-[.$B$9])^2-[.$C30]^2" office:value-type="float" office:value="-0.0278994640308711" calcext:value-type="float">
            <text:p>-0,028</text:p>
          </table:table-cell>
          <table:table-cell table:style-name="ce3" table:formula="of:=([.$C$10]*SIN([.AI$13])-[.$B$8])^2+([.$C$10]*COS([.AI$13])-[.$B$9])^2-[.$C30]^2" office:value-type="float" office:value="-0.0310915338492986" calcext:value-type="float">
            <text:p>-0,031</text:p>
          </table:table-cell>
          <table:table-cell table:style-name="ce3" table:formula="of:=([.$C$10]*SIN([.AJ$13])-[.$B$8])^2+([.$C$10]*COS([.AJ$13])-[.$B$9])^2-[.$C30]^2" office:value-type="float" office:value="-0.034278879094475" calcext:value-type="float">
            <text:p>-0,034</text:p>
          </table:table-cell>
          <table:table-cell table:style-name="ce3" table:formula="of:=([.$C$10]*SIN([.AK$13])-[.$B$8])^2+([.$C$10]*COS([.AK$13])-[.$B$9])^2-[.$C30]^2" office:value-type="float" office:value="-0.037460528870162" calcext:value-type="float">
            <text:p>-0,037</text:p>
          </table:table-cell>
          <table:table-cell table:style-name="ce3" table:formula="of:=([.$C$10]*SIN([.AL$13])-[.$B$8])^2+([.$C$10]*COS([.AL$13])-[.$B$9])^2-[.$C30]^2" office:value-type="float" office:value="-0.0406355140150166" calcext:value-type="float">
            <text:p>-0,041</text:p>
          </table:table-cell>
          <table:table-cell table:style-name="ce3" table:formula="of:=([.$C$10]*SIN([.AM$13])-[.$B$8])^2+([.$C$10]*COS([.AM$13])-[.$B$9])^2-[.$C30]^2" office:value-type="float" office:value="-0.0438028673978069" calcext:value-type="float">
            <text:p>-0,044</text:p>
          </table:table-cell>
          <table:table-cell table:style-name="ce3" table:formula="of:=([.$C$10]*SIN([.AN$13])-[.$B$8])^2+([.$C$10]*COS([.AN$13])-[.$B$9])^2-[.$C30]^2" office:value-type="float" office:value="-0.0469616242120098" calcext:value-type="float">
            <text:p>-0,047</text:p>
          </table:table-cell>
          <table:table-cell table:style-name="ce3" table:formula="of:=([.$C$10]*SIN([.AO$13])-[.$B$8])^2+([.$C$10]*COS([.AO$13])-[.$B$9])^2-[.$C30]^2" office:value-type="float" office:value="-0.0501108222697002" calcext:value-type="float">
            <text:p>-0,050</text:p>
          </table:table-cell>
          <table:table-cell table:style-name="ce3" table:formula="of:=([.$C$10]*SIN([.AP$13])-[.$B$8])^2+([.$C$10]*COS([.AP$13])-[.$B$9])^2-[.$C30]^2" office:value-type="float" office:value="-0.0532495022946425" calcext:value-type="float">
            <text:p>-0,053</text:p>
          </table:table-cell>
          <table:table-cell table:style-name="ce3" table:formula="of:=([.$C$10]*SIN([.AQ$13])-[.$B$8])^2+([.$C$10]*COS([.AQ$13])-[.$B$9])^2-[.$C30]^2" office:value-type="float" office:value="-0.0563767082144961" calcext:value-type="float">
            <text:p>-0,056</text:p>
          </table:table-cell>
          <table:table-cell table:style-name="ce3" table:formula="of:=([.$C$10]*SIN([.AR$13])-[.$B$8])^2+([.$C$10]*COS([.AR$13])-[.$B$9])^2-[.$C30]^2" office:value-type="float" office:value="-0.0594914874520439" calcext:value-type="float">
            <text:p>-0,059</text:p>
          </table:table-cell>
          <table:table-cell table:style-name="ce3" table:formula="of:=([.$C$10]*SIN([.AS$13])-[.$B$8])^2+([.$C$10]*COS([.AS$13])-[.$B$9])^2-[.$C30]^2" office:value-type="float" office:value="-0.0625928912153566" calcext:value-type="float">
            <text:p>-0,063</text:p>
          </table:table-cell>
          <table:table-cell table:style-name="ce3" table:formula="of:=([.$C$10]*SIN([.AT$13])-[.$B$8])^2+([.$C$10]*COS([.AT$13])-[.$B$9])^2-[.$C30]^2" office:value-type="float" office:value="-0.0656799747868041" calcext:value-type="float">
            <text:p>-0,066</text:p>
          </table:table-cell>
          <table:table-cell table:style-name="ce3" table:formula="of:=([.$C$10]*SIN([.AU$13])-[.$B$8])^2+([.$C$10]*COS([.AU$13])-[.$B$9])^2-[.$C30]^2" office:value-type="float" office:value="-0.068751797810825" calcext:value-type="float">
            <text:p>-0,069</text:p>
          </table:table-cell>
          <table:table-cell table:style-name="ce3" table:formula="of:=([.$C$10]*SIN([.AV$13])-[.$B$8])^2+([.$C$10]*COS([.AV$13])-[.$B$9])^2-[.$C30]^2" office:value-type="float" office:value="-0.0718074245803689" calcext:value-type="float">
            <text:p>-0,072</text:p>
          </table:table-cell>
          <table:table-cell table:style-name="ce3" table:formula="of:=([.$C$10]*SIN([.AW$13])-[.$B$8])^2+([.$C$10]*COS([.AW$13])-[.$B$9])^2-[.$C30]^2" office:value-type="float" office:value="-0.0748459243219214" calcext:value-type="float">
            <text:p>-0,075</text:p>
          </table:table-cell>
          <table:table-cell table:style-name="ce3" table:formula="of:=([.$C$10]*SIN([.AX$13])-[.$B$8])^2+([.$C$10]*COS([.AX$13])-[.$B$9])^2-[.$C30]^2" office:value-type="float" office:value="-0.0778663714790263" calcext:value-type="float">
            <text:p>-0,078</text:p>
          </table:table-cell>
          <table:table-cell table:style-name="ce3" table:formula="of:=([.$C$10]*SIN([.AY$13])-[.$B$8])^2+([.$C$10]*COS([.AY$13])-[.$B$9])^2-[.$C30]^2" office:value-type="float" office:value="-0.0808678459942201" calcext:value-type="float">
            <text:p>-0,081</text:p>
          </table:table-cell>
          <table:table-cell table:style-name="ce3" table:formula="of:=([.$C$10]*SIN([.AZ$13])-[.$B$8])^2+([.$C$10]*COS([.AZ$13])-[.$B$9])^2-[.$C30]^2" office:value-type="float" office:value="-0.0838494335892895" calcext:value-type="float">
            <text:p>-0,084</text:p>
          </table:table-cell>
          <table:table-cell table:style-name="ce3" table:formula="of:=([.$C$10]*SIN([.BA$13])-[.$B$8])^2+([.$C$10]*COS([.BA$13])-[.$B$9])^2-[.$C30]^2" office:value-type="float" office:value="-0.0868102260437696" calcext:value-type="float">
            <text:p>-0,087</text:p>
          </table:table-cell>
          <table:table-cell table:style-name="ce3" table:formula="of:=([.$C$10]*SIN([.BB$13])-[.$B$8])^2+([.$C$10]*COS([.BB$13])-[.$B$9])^2-[.$C30]^2" office:value-type="float" office:value="-0.089749321471597" calcext:value-type="float">
            <text:p>-0,090</text:p>
          </table:table-cell>
          <table:table-cell table:style-name="ce3" table:formula="of:=([.$C$10]*SIN([.BC$13])-[.$B$8])^2+([.$C$10]*COS([.BC$13])-[.$B$9])^2-[.$C30]^2" office:value-type="float" office:value="-0.0926658245958329" calcext:value-type="float">
            <text:p>-0,093</text:p>
          </table:table-cell>
          <table:table-cell table:style-name="ce3" table:formula="of:=([.$C$10]*SIN([.BD$13])-[.$B$8])^2+([.$C$10]*COS([.BD$13])-[.$B$9])^2-[.$C30]^2" office:value-type="float" office:value="-0.0955588470213725" calcext:value-type="float">
            <text:p>-0,096</text:p>
          </table:table-cell>
          <table:table-cell table:style-name="ce3" table:formula="of:=([.$C$10]*SIN([.BE$13])-[.$B$8])^2+([.$C$10]*COS([.BE$13])-[.$B$9])^2-[.$C30]^2" office:value-type="float" office:value="-0.0984275075055601" calcext:value-type="float">
            <text:p>-0,098</text:p>
          </table:table-cell>
          <table:table-cell table:style-name="ce3" table:formula="of:=([.$C$10]*SIN([.BF$13])-[.$B$8])^2+([.$C$10]*COS([.BF$13])-[.$B$9])^2-[.$C30]^2" office:value-type="float" office:value="-0.101270932226622" calcext:value-type="float">
            <text:p>-0,101</text:p>
          </table:table-cell>
          <table:table-cell table:style-name="ce3" table:formula="of:=([.$C$10]*SIN([.BG$13])-[.$B$8])^2+([.$C$10]*COS([.BG$13])-[.$B$9])^2-[.$C30]^2" office:value-type="float" office:value="-0.104088255049845" calcext:value-type="float">
            <text:p>-0,104</text:p>
          </table:table-cell>
          <table:table-cell table:style-name="ce3" table:formula="of:=([.$C$10]*SIN([.BH$13])-[.$B$8])^2+([.$C$10]*COS([.BH$13])-[.$B$9])^2-[.$C30]^2" office:value-type="float" office:value="-0.106878617791403" calcext:value-type="float">
            <text:p>-0,107</text:p>
          </table:table-cell>
          <table:table-cell table:style-name="ce3" table:formula="of:=([.$C$10]*SIN([.BI$13])-[.$B$8])^2+([.$C$10]*COS([.BI$13])-[.$B$9])^2-[.$C30]^2" office:value-type="float" office:value="-0.109641170479776" calcext:value-type="float">
            <text:p>-0,110</text:p>
          </table:table-cell>
          <table:table-cell table:style-name="ce3" table:formula="of:=([.$C$10]*SIN([.BJ$13])-[.$B$8])^2+([.$C$10]*COS([.BJ$13])-[.$B$9])^2-[.$C30]^2" office:value-type="float" office:value="-0.112375071614652" calcext:value-type="float">
            <text:p>-0,112</text:p>
          </table:table-cell>
          <table:table-cell table:style-name="ce3" table:formula="of:=([.$C$10]*SIN([.BK$13])-[.$B$8])^2+([.$C$10]*COS([.BK$13])-[.$B$9])^2-[.$C30]^2" office:value-type="float" office:value="-0.115079488423263" calcext:value-type="float">
            <text:p>-0,115</text:p>
          </table:table-cell>
          <table:table-cell table:style-name="ce3" table:formula="of:=([.$C$10]*SIN([.BL$13])-[.$B$8])^2+([.$C$10]*COS([.BL$13])-[.$B$9])^2-[.$C30]^2" office:value-type="float" office:value="-0.117753597114049" calcext:value-type="float">
            <text:p>-0,118</text:p>
          </table:table-cell>
          <table:table-cell table:style-name="ce3" table:formula="of:=([.$C$10]*SIN([.BM$13])-[.$B$8])^2+([.$C$10]*COS([.BM$13])-[.$B$9])^2-[.$C30]^2" office:value-type="float" office:value="-0.1203965831276" calcext:value-type="float">
            <text:p>-0,120</text:p>
          </table:table-cell>
          <table:table-cell table:style-name="ce3" table:formula="of:=([.$C$10]*SIN([.BN$13])-[.$B$8])^2+([.$C$10]*COS([.BN$13])-[.$B$9])^2-[.$C30]^2" office:value-type="float" office:value="-0.123007641384772" calcext:value-type="float">
            <text:p>-0,123</text:p>
          </table:table-cell>
          <table:table-cell table:style-name="ce3" table:formula="of:=([.$C$10]*SIN([.BO$13])-[.$B$8])^2+([.$C$10]*COS([.BO$13])-[.$B$9])^2-[.$C30]^2" office:value-type="float" office:value="-0.125585976531926" calcext:value-type="float">
            <text:p>-0,126</text:p>
          </table:table-cell>
          <table:table-cell table:style-name="ce3" table:formula="of:=([.$C$10]*SIN([.BP$13])-[.$B$8])^2+([.$C$10]*COS([.BP$13])-[.$B$9])^2-[.$C30]^2" office:value-type="float" office:value="-0.1281308031832" calcext:value-type="float">
            <text:p>-0,128</text:p>
          </table:table-cell>
          <table:table-cell table:style-name="ce3" table:formula="of:=([.$C$10]*SIN([.BQ$13])-[.$B$8])^2+([.$C$10]*COS([.BQ$13])-[.$B$9])^2-[.$C30]^2" office:value-type="float" office:value="-0.130641346159743" calcext:value-type="float">
            <text:p>-0,131</text:p>
          </table:table-cell>
          <table:table-cell table:style-name="ce3" table:formula="of:=([.$C$10]*SIN([.BR$13])-[.$B$8])^2+([.$C$10]*COS([.BR$13])-[.$B$9])^2-[.$C30]^2" office:value-type="float" office:value="-0.133116840725844" calcext:value-type="float">
            <text:p>-0,133</text:p>
          </table:table-cell>
          <table:table-cell table:style-name="ce3" table:formula="of:=([.$C$10]*SIN([.BS$13])-[.$B$8])^2+([.$C$10]*COS([.BS$13])-[.$B$9])^2-[.$C30]^2" office:value-type="float" office:value="-0.135556532821878" calcext:value-type="float">
            <text:p>-0,136</text:p>
          </table:table-cell>
          <table:table-cell table:style-name="ce3" table:formula="of:=([.$C$10]*SIN([.BT$13])-[.$B$8])^2+([.$C$10]*COS([.BT$13])-[.$B$9])^2-[.$C30]^2" office:value-type="float" office:value="-0.137959679293999" calcext:value-type="float">
            <text:p>-0,138</text:p>
          </table:table-cell>
          <table:table-cell table:style-name="ce3" table:formula="of:=([.$C$10]*SIN([.BU$13])-[.$B$8])^2+([.$C$10]*COS([.BU$13])-[.$B$9])^2-[.$C30]^2" office:value-type="float" office:value="-0.140325548120511" calcext:value-type="float">
            <text:p>-0,140</text:p>
          </table:table-cell>
          <table:table-cell table:style-name="ce3" table:formula="of:=([.$C$10]*SIN([.BV$13])-[.$B$8])^2+([.$C$10]*COS([.BV$13])-[.$B$9])^2-[.$C30]^2" office:value-type="float" office:value="-0.142653418634852" calcext:value-type="float">
            <text:p>-0,143</text:p>
          </table:table-cell>
          <table:table-cell table:style-name="ce3" table:formula="of:=([.$C$10]*SIN([.BW$13])-[.$B$8])^2+([.$C$10]*COS([.BW$13])-[.$B$9])^2-[.$C30]^2" office:value-type="float" office:value="-0.144942581745111" calcext:value-type="float">
            <text:p>-0,145</text:p>
          </table:table-cell>
          <table:table-cell table:style-name="ce3" table:formula="of:=([.$C$10]*SIN([.BX$13])-[.$B$8])^2+([.$C$10]*COS([.BX$13])-[.$B$9])^2-[.$C30]^2" office:value-type="float" office:value="-0.147192340150031" calcext:value-type="float">
            <text:p>-0,147</text:p>
          </table:table-cell>
          <table:table-cell table:style-name="ce3" table:formula="of:=([.$C$10]*SIN([.BY$13])-[.$B$8])^2+([.$C$10]*COS([.BY$13])-[.$B$9])^2-[.$C30]^2" office:value-type="float" office:value="-0.149402008551406" calcext:value-type="float">
            <text:p>-0,149</text:p>
          </table:table-cell>
          <table:table-cell table:style-name="ce3" table:formula="of:=([.$C$10]*SIN([.BZ$13])-[.$B$8])^2+([.$C$10]*COS([.BZ$13])-[.$B$9])^2-[.$C30]^2" office:value-type="float" office:value="-0.151570913862836" calcext:value-type="float">
            <text:p>-0,152</text:p>
          </table:table-cell>
          <table:table-cell table:style-name="ce3" table:formula="of:=([.$C$10]*SIN([.CA$13])-[.$B$8])^2+([.$C$10]*COS([.CA$13])-[.$B$9])^2-[.$C30]^2" office:value-type="float" office:value="-0.153698395414753" calcext:value-type="float">
            <text:p>-0,154</text:p>
          </table:table-cell>
          <table:table-cell table:style-name="ce3" table:formula="of:=([.$C$10]*SIN([.CB$13])-[.$B$8])^2+([.$C$10]*COS([.CB$13])-[.$B$9])^2-[.$C30]^2" office:value-type="float" office:value="-0.155783805155667" calcext:value-type="float">
            <text:p>-0,156</text:p>
          </table:table-cell>
          <table:table-cell table:style-name="ce3" table:formula="of:=([.$C$10]*SIN([.CC$13])-[.$B$8])^2+([.$C$10]*COS([.CC$13])-[.$B$9])^2-[.$C30]^2" office:value-type="float" office:value="-0.157826507849569" calcext:value-type="float">
            <text:p>-0,158</text:p>
          </table:table-cell>
          <table:table-cell table:style-name="ce3" table:formula="of:=([.$C$10]*SIN([.CD$13])-[.$B$8])^2+([.$C$10]*COS([.CD$13])-[.$B$9])^2-[.$C30]^2" office:value-type="float" office:value="-0.15982588126943" calcext:value-type="float">
            <text:p>-0,160</text:p>
          </table:table-cell>
          <table:table-cell table:style-name="ce3" table:formula="of:=([.$C$10]*SIN([.CE$13])-[.$B$8])^2+([.$C$10]*COS([.CE$13])-[.$B$9])^2-[.$C30]^2" office:value-type="float" office:value="-0.161781316386738" calcext:value-type="float">
            <text:p>-0,162</text:p>
          </table:table-cell>
          <table:table-cell table:style-name="ce3" table:formula="of:=([.$C$10]*SIN([.CF$13])-[.$B$8])^2+([.$C$10]*COS([.CF$13])-[.$B$9])^2-[.$C30]^2" office:value-type="float" office:value="-0.163692217557013" calcext:value-type="float">
            <text:p>-0,164</text:p>
          </table:table-cell>
          <table:table-cell table:style-name="ce3" table:formula="of:=([.$C$10]*SIN([.CG$13])-[.$B$8])^2+([.$C$10]*COS([.CG$13])-[.$B$9])^2-[.$C30]^2" office:value-type="float" office:value="-0.165558002701248" calcext:value-type="float">
            <text:p>-0,166</text:p>
          </table:table-cell>
          <table:table-cell table:style-name="ce3" table:formula="of:=([.$C$10]*SIN([.CH$13])-[.$B$8])^2+([.$C$10]*COS([.CH$13])-[.$B$9])^2-[.$C30]^2" office:value-type="float" office:value="-0.167378103483214" calcext:value-type="float">
            <text:p>-0,167</text:p>
          </table:table-cell>
          <table:table-cell table:style-name="ce3" table:formula="of:=([.$C$10]*SIN([.CI$13])-[.$B$8])^2+([.$C$10]*COS([.CI$13])-[.$B$9])^2-[.$C30]^2" office:value-type="float" office:value="-0.16915196548258" calcext:value-type="float">
            <text:p>-0,169</text:p>
          </table:table-cell>
          <table:table-cell table:style-name="ce3" table:formula="of:=([.$C$10]*SIN([.CJ$13])-[.$B$8])^2+([.$C$10]*COS([.CJ$13])-[.$B$9])^2-[.$C30]^2" office:value-type="float" office:value="-0.170879048363799" calcext:value-type="float">
            <text:p>-0,171</text:p>
          </table:table-cell>
          <table:table-cell table:style-name="ce3" table:formula="of:=([.$C$10]*SIN([.CK$13])-[.$B$8])^2+([.$C$10]*COS([.CK$13])-[.$B$9])^2-[.$C30]^2" office:value-type="float" office:value="-0.172558826040693" calcext:value-type="float">
            <text:p>-0,173</text:p>
          </table:table-cell>
          <table:table-cell table:style-name="ce3" table:formula="of:=([.$C$10]*SIN([.CL$13])-[.$B$8])^2+([.$C$10]*COS([.CL$13])-[.$B$9])^2-[.$C30]^2" office:value-type="float" office:value="-0.17419078683671" calcext:value-type="float">
            <text:p>-0,174</text:p>
          </table:table-cell>
          <table:table-cell table:style-name="ce3" table:formula="of:=([.$C$10]*SIN([.CM$13])-[.$B$8])^2+([.$C$10]*COS([.CM$13])-[.$B$9])^2-[.$C30]^2" office:value-type="float" office:value="-0.175774433640782" calcext:value-type="float">
            <text:p>-0,176</text:p>
          </table:table-cell>
          <table:table-cell table:style-name="ce3" table:formula="of:=([.$C$10]*SIN([.CN$13])-[.$B$8])^2+([.$C$10]*COS([.CN$13])-[.$B$9])^2-[.$C30]^2" office:value-type="float" office:value="-0.177309284058752" calcext:value-type="float">
            <text:p>-0,177</text:p>
          </table:table-cell>
          <table:table-cell table:style-name="ce3" table:formula="of:=([.$C$10]*SIN([.CO$13])-[.$B$8])^2+([.$C$10]*COS([.CO$13])-[.$B$9])^2-[.$C30]^2" office:value-type="float" office:value="-0.178794870560314" calcext:value-type="float">
            <text:p>-0,179</text:p>
          </table:table-cell>
          <table:table-cell table:style-name="ce3" table:formula="of:=([.$C$10]*SIN([.CP$13])-[.$B$8])^2+([.$C$10]*COS([.CP$13])-[.$B$9])^2-[.$C30]^2" office:value-type="float" office:value="-0.180230740621428" calcext:value-type="float">
            <text:p>-0,180</text:p>
          </table:table-cell>
          <table:table-cell table:style-name="ce3" table:formula="of:=([.$C$10]*SIN([.CQ$13])-[.$B$8])^2+([.$C$10]*COS([.CQ$13])-[.$B$9])^2-[.$C30]^2" office:value-type="float" office:value="-0.181616456862165" calcext:value-type="float">
            <text:p>-0,182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 table:formula="of:=[.C$11]+[.A31]" office:value-type="float" office:value="0.590744258309011" calcext:value-type="float">
            <text:p>0,591</text:p>
          </table:table-cell>
          <table:table-cell table:style-name="ce3" table:formula="of:=([.$B$7]^2+[.B31]^2)^0.5" office:value-type="float" office:value="0.593299063479005" calcext:value-type="float">
            <text:p>0,593</text:p>
          </table:table-cell>
          <table:table-cell/>
          <table:table-cell table:style-name="ce3" table:formula="of:=([.$C$10]*SIN([.E$13])-[.$B$8])^2+([.$C$10]*COS([.E$13])-[.$B$9])^2-[.$C31]^2" office:value-type="float" office:value="0.0506545899724169" calcext:value-type="float">
            <text:p>0,051</text:p>
          </table:table-cell>
          <table:table-cell table:style-name="ce3" table:formula="of:=([.$C$10]*SIN([.F$13])-[.$B$8])^2+([.$C$10]*COS([.F$13])-[.$B$9])^2-[.$C31]^2" office:value-type="float" office:value="0.0477450043236803" calcext:value-type="float">
            <text:p>0,048</text:p>
          </table:table-cell>
          <table:table-cell table:style-name="ce3" table:formula="of:=([.$C$10]*SIN([.G$13])-[.$B$8])^2+([.$C$10]*COS([.G$13])-[.$B$9])^2-[.$C31]^2" office:value-type="float" office:value="0.0448125604074547" calcext:value-type="float">
            <text:p>0,045</text:p>
          </table:table-cell>
          <table:table-cell table:style-name="ce3" table:formula="of:=([.$C$10]*SIN([.H$13])-[.$B$8])^2+([.$C$10]*COS([.H$13])-[.$B$9])^2-[.$C31]^2" office:value-type="float" office:value="0.0418581514745636" calcext:value-type="float">
            <text:p>0,042</text:p>
          </table:table-cell>
          <table:table-cell table:style-name="ce3" table:formula="of:=([.$C$10]*SIN([.I$13])-[.$B$8])^2+([.$C$10]*COS([.I$13])-[.$B$9])^2-[.$C31]^2" office:value-type="float" office:value="0.0388826774665885" calcext:value-type="float">
            <text:p>0,039</text:p>
          </table:table-cell>
          <table:table-cell table:style-name="ce3" table:formula="of:=([.$C$10]*SIN([.J$13])-[.$B$8])^2+([.$C$10]*COS([.J$13])-[.$B$9])^2-[.$C31]^2" office:value-type="float" office:value="0.0358870447417358" calcext:value-type="float">
            <text:p>0,036</text:p>
          </table:table-cell>
          <table:table-cell table:style-name="ce3" table:formula="of:=([.$C$10]*SIN([.K$13])-[.$B$8])^2+([.$C$10]*COS([.K$13])-[.$B$9])^2-[.$C31]^2" office:value-type="float" office:value="0.0328721657987533" calcext:value-type="float">
            <text:p>0,033</text:p>
          </table:table-cell>
          <table:table-cell table:style-name="ce3" table:formula="of:=([.$C$10]*SIN([.L$13])-[.$B$8])^2+([.$C$10]*COS([.L$13])-[.$B$9])^2-[.$C31]^2" office:value-type="float" office:value="0.0298389589989726" calcext:value-type="float">
            <text:p>0,030</text:p>
          </table:table-cell>
          <table:table-cell table:style-name="ce3" table:formula="of:=([.$C$10]*SIN([.M$13])-[.$B$8])^2+([.$C$10]*COS([.M$13])-[.$B$9])^2-[.$C31]^2" office:value-type="float" office:value="0.0267883482865683" calcext:value-type="float">
            <text:p>0,027</text:p>
          </table:table-cell>
          <table:table-cell table:style-name="ce3" table:formula="of:=([.$C$10]*SIN([.N$13])-[.$B$8])^2+([.$C$10]*COS([.N$13])-[.$B$9])^2-[.$C31]^2" office:value-type="float" office:value="0.0237212629071152" calcext:value-type="float">
            <text:p>0,024</text:p>
          </table:table-cell>
          <table:table-cell table:style-name="ce3" table:formula="of:=([.$C$10]*SIN([.O$13])-[.$B$8])^2+([.$C$10]*COS([.O$13])-[.$B$9])^2-[.$C31]^2" office:value-type="float" office:value="0.0206386371245315" calcext:value-type="float">
            <text:p>0,021</text:p>
          </table:table-cell>
          <table:table-cell table:style-name="ce3" table:formula="of:=([.$C$10]*SIN([.P$13])-[.$B$8])^2+([.$C$10]*COS([.P$13])-[.$B$9])^2-[.$C31]^2" office:value-type="float" office:value="0.0175414099364927" calcext:value-type="float">
            <text:p>0,018</text:p>
          </table:table-cell>
          <table:table-cell table:style-name="ce3" table:formula="of:=([.$C$10]*SIN([.Q$13])-[.$B$8])^2+([.$C$10]*COS([.Q$13])-[.$B$9])^2-[.$C31]^2" office:value-type="float" office:value="0.0144305247884037" calcext:value-type="float">
            <text:p>0,014</text:p>
          </table:table-cell>
          <table:table-cell table:style-name="ce3" table:formula="of:=([.$C$10]*SIN([.R$13])-[.$B$8])^2+([.$C$10]*COS([.R$13])-[.$B$9])^2-[.$C31]^2" office:value-type="float" office:value="0.0113069292860166" calcext:value-type="float">
            <text:p>0,011</text:p>
          </table:table-cell>
          <table:table-cell table:style-name="ce3" table:formula="of:=([.$C$10]*SIN([.S$13])-[.$B$8])^2+([.$C$10]*COS([.S$13])-[.$B$9])^2-[.$C31]^2" office:value-type="float" office:value="0.00817157490678" calcext:value-type="float">
            <text:p>0,008</text:p>
          </table:table-cell>
          <table:table-cell table:style-name="ce3" table:formula="of:=([.$C$10]*SIN([.T$13])-[.$B$8])^2+([.$C$10]*COS([.T$13])-[.$B$9])^2-[.$C31]^2" office:value-type="float" office:value="0.00502541671001117" calcext:value-type="float">
            <text:p>0,005</text:p>
          </table:table-cell>
          <table:table-cell table:style-name="ce3" table:formula="of:=([.$C$10]*SIN([.U$13])-[.$B$8])^2+([.$C$10]*COS([.U$13])-[.$B$9])^2-[.$C31]^2" office:value-type="float" office:value="0.00186941304597404" calcext:value-type="float">
            <text:p>0,002</text:p>
          </table:table-cell>
          <table:table-cell table:style-name="ce3" table:formula="of:=([.$C$10]*SIN([.V$13])-[.$B$8])^2+([.$C$10]*COS([.V$13])-[.$B$9])^2-[.$C31]^2" office:value-type="float" office:value="-0.00129547473604252" calcext:value-type="float">
            <text:p>-0,001</text:p>
          </table:table-cell>
          <table:table-cell table:style-name="ce3" table:formula="of:=([.$C$10]*SIN([.W$13])-[.$B$8])^2+([.$C$10]*COS([.W$13])-[.$B$9])^2-[.$C31]^2" office:value-type="float" office:value="-0.00446828258056076" calcext:value-type="float">
            <text:p>-0,004</text:p>
          </table:table-cell>
          <table:table-cell table:style-name="ce3" table:formula="of:=([.$C$10]*SIN([.X$13])-[.$B$8])^2+([.$C$10]*COS([.X$13])-[.$B$9])^2-[.$C31]^2" office:value-type="float" office:value="-0.00764804401957586" calcext:value-type="float">
            <text:p>-0,008</text:p>
          </table:table-cell>
          <table:table-cell table:style-name="ce3" table:formula="of:=([.$C$10]*SIN([.Y$13])-[.$B$8])^2+([.$C$10]*COS([.Y$13])-[.$B$9])^2-[.$C31]^2" office:value-type="float" office:value="-0.0108337904669504" calcext:value-type="float">
            <text:p>-0,011</text:p>
          </table:table-cell>
          <table:table-cell table:style-name="ce3" table:formula="of:=([.$C$10]*SIN([.Z$13])-[.$B$8])^2+([.$C$10]*COS([.Z$13])-[.$B$9])^2-[.$C31]^2" office:value-type="float" office:value="-0.0140245515134556" calcext:value-type="float">
            <text:p>-0,014</text:p>
          </table:table-cell>
          <table:table-cell table:style-name="ce3" table:formula="of:=([.$C$10]*SIN([.AA$13])-[.$B$8])^2+([.$C$10]*COS([.AA$13])-[.$B$9])^2-[.$C31]^2" office:value-type="float" office:value="-0.0172193552223668" calcext:value-type="float">
            <text:p>-0,017</text:p>
          </table:table-cell>
          <table:table-cell table:style-name="ce3" table:formula="of:=([.$C$10]*SIN([.AB$13])-[.$B$8])^2+([.$C$10]*COS([.AB$13])-[.$B$9])^2-[.$C31]^2" office:value-type="float" office:value="-0.0204172284255258" calcext:value-type="float">
            <text:p>-0,020</text:p>
          </table:table-cell>
          <table:table-cell table:style-name="ce3" table:formula="of:=([.$C$10]*SIN([.AC$13])-[.$B$8])^2+([.$C$10]*COS([.AC$13])-[.$B$9])^2-[.$C31]^2" office:value-type="float" office:value="-0.0236171970197763" calcext:value-type="float">
            <text:p>-0,024</text:p>
          </table:table-cell>
          <table:table-cell table:style-name="ce3" table:formula="of:=([.$C$10]*SIN([.AD$13])-[.$B$8])^2+([.$C$10]*COS([.AD$13])-[.$B$9])^2-[.$C31]^2" office:value-type="float" office:value="-0.0268182862636857" calcext:value-type="float">
            <text:p>-0,027</text:p>
          </table:table-cell>
          <table:table-cell table:style-name="ce3" table:formula="of:=([.$C$10]*SIN([.AE$13])-[.$B$8])^2+([.$C$10]*COS([.AE$13])-[.$B$9])^2-[.$C31]^2" office:value-type="float" office:value="-0.0300195210744606" calcext:value-type="float">
            <text:p>-0,030</text:p>
          </table:table-cell>
          <table:table-cell table:style-name="ce3" table:formula="of:=([.$C$10]*SIN([.AF$13])-[.$B$8])^2+([.$C$10]*COS([.AF$13])-[.$B$9])^2-[.$C31]^2" office:value-type="float" office:value="-0.0332199263249666" calcext:value-type="float">
            <text:p>-0,033</text:p>
          </table:table-cell>
          <table:table-cell table:style-name="ce3" table:formula="of:=([.$C$10]*SIN([.AG$13])-[.$B$8])^2+([.$C$10]*COS([.AG$13])-[.$B$9])^2-[.$C31]^2" office:value-type="float" office:value="-0.0364185271407615" calcext:value-type="float">
            <text:p>-0,036</text:p>
          </table:table-cell>
          <table:table-cell table:style-name="ce3" table:formula="of:=([.$C$10]*SIN([.AH$13])-[.$B$8])^2+([.$C$10]*COS([.AH$13])-[.$B$9])^2-[.$C31]^2" office:value-type="float" office:value="-0.0396143491970512" calcext:value-type="float">
            <text:p>-0,040</text:p>
          </table:table-cell>
          <table:table-cell table:style-name="ce3" table:formula="of:=([.$C$10]*SIN([.AI$13])-[.$B$8])^2+([.$C$10]*COS([.AI$13])-[.$B$9])^2-[.$C31]^2" office:value-type="float" office:value="-0.0428064190154788" calcext:value-type="float">
            <text:p>-0,043</text:p>
          </table:table-cell>
          <table:table-cell table:style-name="ce3" table:formula="of:=([.$C$10]*SIN([.AJ$13])-[.$B$8])^2+([.$C$10]*COS([.AJ$13])-[.$B$9])^2-[.$C31]^2" office:value-type="float" office:value="-0.0459937642606551" calcext:value-type="float">
            <text:p>-0,046</text:p>
          </table:table-cell>
          <table:table-cell table:style-name="ce3" table:formula="of:=([.$C$10]*SIN([.AK$13])-[.$B$8])^2+([.$C$10]*COS([.AK$13])-[.$B$9])^2-[.$C31]^2" office:value-type="float" office:value="-0.0491754140363421" calcext:value-type="float">
            <text:p>-0,049</text:p>
          </table:table-cell>
          <table:table-cell table:style-name="ce3" table:formula="of:=([.$C$10]*SIN([.AL$13])-[.$B$8])^2+([.$C$10]*COS([.AL$13])-[.$B$9])^2-[.$C31]^2" office:value-type="float" office:value="-0.0523503991811967" calcext:value-type="float">
            <text:p>-0,052</text:p>
          </table:table-cell>
          <table:table-cell table:style-name="ce3" table:formula="of:=([.$C$10]*SIN([.AM$13])-[.$B$8])^2+([.$C$10]*COS([.AM$13])-[.$B$9])^2-[.$C31]^2" office:value-type="float" office:value="-0.0555177525639871" calcext:value-type="float">
            <text:p>-0,056</text:p>
          </table:table-cell>
          <table:table-cell table:style-name="ce3" table:formula="of:=([.$C$10]*SIN([.AN$13])-[.$B$8])^2+([.$C$10]*COS([.AN$13])-[.$B$9])^2-[.$C31]^2" office:value-type="float" office:value="-0.05867650937819" calcext:value-type="float">
            <text:p>-0,059</text:p>
          </table:table-cell>
          <table:table-cell table:style-name="ce3" table:formula="of:=([.$C$10]*SIN([.AO$13])-[.$B$8])^2+([.$C$10]*COS([.AO$13])-[.$B$9])^2-[.$C31]^2" office:value-type="float" office:value="-0.0618257074358803" calcext:value-type="float">
            <text:p>-0,062</text:p>
          </table:table-cell>
          <table:table-cell table:style-name="ce3" table:formula="of:=([.$C$10]*SIN([.AP$13])-[.$B$8])^2+([.$C$10]*COS([.AP$13])-[.$B$9])^2-[.$C31]^2" office:value-type="float" office:value="-0.0649643874608226" calcext:value-type="float">
            <text:p>-0,065</text:p>
          </table:table-cell>
          <table:table-cell table:style-name="ce3" table:formula="of:=([.$C$10]*SIN([.AQ$13])-[.$B$8])^2+([.$C$10]*COS([.AQ$13])-[.$B$9])^2-[.$C31]^2" office:value-type="float" office:value="-0.0680915933806762" calcext:value-type="float">
            <text:p>-0,068</text:p>
          </table:table-cell>
          <table:table-cell table:style-name="ce3" table:formula="of:=([.$C$10]*SIN([.AR$13])-[.$B$8])^2+([.$C$10]*COS([.AR$13])-[.$B$9])^2-[.$C31]^2" office:value-type="float" office:value="-0.071206372618224" calcext:value-type="float">
            <text:p>-0,071</text:p>
          </table:table-cell>
          <table:table-cell table:style-name="ce3" table:formula="of:=([.$C$10]*SIN([.AS$13])-[.$B$8])^2+([.$C$10]*COS([.AS$13])-[.$B$9])^2-[.$C31]^2" office:value-type="float" office:value="-0.0743077763815367" calcext:value-type="float">
            <text:p>-0,074</text:p>
          </table:table-cell>
          <table:table-cell table:style-name="ce3" table:formula="of:=([.$C$10]*SIN([.AT$13])-[.$B$8])^2+([.$C$10]*COS([.AT$13])-[.$B$9])^2-[.$C31]^2" office:value-type="float" office:value="-0.0773948599529842" calcext:value-type="float">
            <text:p>-0,077</text:p>
          </table:table-cell>
          <table:table-cell table:style-name="ce3" table:formula="of:=([.$C$10]*SIN([.AU$13])-[.$B$8])^2+([.$C$10]*COS([.AU$13])-[.$B$9])^2-[.$C31]^2" office:value-type="float" office:value="-0.0804666829770051" calcext:value-type="float">
            <text:p>-0,080</text:p>
          </table:table-cell>
          <table:table-cell table:style-name="ce3" table:formula="of:=([.$C$10]*SIN([.AV$13])-[.$B$8])^2+([.$C$10]*COS([.AV$13])-[.$B$9])^2-[.$C31]^2" office:value-type="float" office:value="-0.0835223097465491" calcext:value-type="float">
            <text:p>-0,084</text:p>
          </table:table-cell>
          <table:table-cell table:style-name="ce3" table:formula="of:=([.$C$10]*SIN([.AW$13])-[.$B$8])^2+([.$C$10]*COS([.AW$13])-[.$B$9])^2-[.$C31]^2" office:value-type="float" office:value="-0.0865608094881015" calcext:value-type="float">
            <text:p>-0,087</text:p>
          </table:table-cell>
          <table:table-cell table:style-name="ce3" table:formula="of:=([.$C$10]*SIN([.AX$13])-[.$B$8])^2+([.$C$10]*COS([.AX$13])-[.$B$9])^2-[.$C31]^2" office:value-type="float" office:value="-0.0895812566452064" calcext:value-type="float">
            <text:p>-0,090</text:p>
          </table:table-cell>
          <table:table-cell table:style-name="ce3" table:formula="of:=([.$C$10]*SIN([.AY$13])-[.$B$8])^2+([.$C$10]*COS([.AY$13])-[.$B$9])^2-[.$C31]^2" office:value-type="float" office:value="-0.0925827311604003" calcext:value-type="float">
            <text:p>-0,093</text:p>
          </table:table-cell>
          <table:table-cell table:style-name="ce3" table:formula="of:=([.$C$10]*SIN([.AZ$13])-[.$B$8])^2+([.$C$10]*COS([.AZ$13])-[.$B$9])^2-[.$C31]^2" office:value-type="float" office:value="-0.0955643187554696" calcext:value-type="float">
            <text:p>-0,096</text:p>
          </table:table-cell>
          <table:table-cell table:style-name="ce3" table:formula="of:=([.$C$10]*SIN([.BA$13])-[.$B$8])^2+([.$C$10]*COS([.BA$13])-[.$B$9])^2-[.$C31]^2" office:value-type="float" office:value="-0.0985251112099497" calcext:value-type="float">
            <text:p>-0,099</text:p>
          </table:table-cell>
          <table:table-cell table:style-name="ce3" table:formula="of:=([.$C$10]*SIN([.BB$13])-[.$B$8])^2+([.$C$10]*COS([.BB$13])-[.$B$9])^2-[.$C31]^2" office:value-type="float" office:value="-0.101464206637777" calcext:value-type="float">
            <text:p>-0,101</text:p>
          </table:table-cell>
          <table:table-cell table:style-name="ce3" table:formula="of:=([.$C$10]*SIN([.BC$13])-[.$B$8])^2+([.$C$10]*COS([.BC$13])-[.$B$9])^2-[.$C31]^2" office:value-type="float" office:value="-0.104380709762013" calcext:value-type="float">
            <text:p>-0,104</text:p>
          </table:table-cell>
          <table:table-cell table:style-name="ce3" table:formula="of:=([.$C$10]*SIN([.BD$13])-[.$B$8])^2+([.$C$10]*COS([.BD$13])-[.$B$9])^2-[.$C31]^2" office:value-type="float" office:value="-0.107273732187553" calcext:value-type="float">
            <text:p>-0,107</text:p>
          </table:table-cell>
          <table:table-cell table:style-name="ce3" table:formula="of:=([.$C$10]*SIN([.BE$13])-[.$B$8])^2+([.$C$10]*COS([.BE$13])-[.$B$9])^2-[.$C31]^2" office:value-type="float" office:value="-0.11014239267174" calcext:value-type="float">
            <text:p>-0,110</text:p>
          </table:table-cell>
          <table:table-cell table:style-name="ce3" table:formula="of:=([.$C$10]*SIN([.BF$13])-[.$B$8])^2+([.$C$10]*COS([.BF$13])-[.$B$9])^2-[.$C31]^2" office:value-type="float" office:value="-0.112985817392803" calcext:value-type="float">
            <text:p>-0,113</text:p>
          </table:table-cell>
          <table:table-cell table:style-name="ce3" table:formula="of:=([.$C$10]*SIN([.BG$13])-[.$B$8])^2+([.$C$10]*COS([.BG$13])-[.$B$9])^2-[.$C31]^2" office:value-type="float" office:value="-0.115803140216025" calcext:value-type="float">
            <text:p>-0,116</text:p>
          </table:table-cell>
          <table:table-cell table:style-name="ce3" table:formula="of:=([.$C$10]*SIN([.BH$13])-[.$B$8])^2+([.$C$10]*COS([.BH$13])-[.$B$9])^2-[.$C31]^2" office:value-type="float" office:value="-0.118593502957583" calcext:value-type="float">
            <text:p>-0,119</text:p>
          </table:table-cell>
          <table:table-cell table:style-name="ce3" table:formula="of:=([.$C$10]*SIN([.BI$13])-[.$B$8])^2+([.$C$10]*COS([.BI$13])-[.$B$9])^2-[.$C31]^2" office:value-type="float" office:value="-0.121356055645956" calcext:value-type="float">
            <text:p>-0,121</text:p>
          </table:table-cell>
          <table:table-cell table:style-name="ce3" table:formula="of:=([.$C$10]*SIN([.BJ$13])-[.$B$8])^2+([.$C$10]*COS([.BJ$13])-[.$B$9])^2-[.$C31]^2" office:value-type="float" office:value="-0.124089956780832" calcext:value-type="float">
            <text:p>-0,124</text:p>
          </table:table-cell>
          <table:table-cell table:style-name="ce3" table:formula="of:=([.$C$10]*SIN([.BK$13])-[.$B$8])^2+([.$C$10]*COS([.BK$13])-[.$B$9])^2-[.$C31]^2" office:value-type="float" office:value="-0.126794373589443" calcext:value-type="float">
            <text:p>-0,127</text:p>
          </table:table-cell>
          <table:table-cell table:style-name="ce3" table:formula="of:=([.$C$10]*SIN([.BL$13])-[.$B$8])^2+([.$C$10]*COS([.BL$13])-[.$B$9])^2-[.$C31]^2" office:value-type="float" office:value="-0.129468482280229" calcext:value-type="float">
            <text:p>-0,129</text:p>
          </table:table-cell>
          <table:table-cell table:style-name="ce3" table:formula="of:=([.$C$10]*SIN([.BM$13])-[.$B$8])^2+([.$C$10]*COS([.BM$13])-[.$B$9])^2-[.$C31]^2" office:value-type="float" office:value="-0.13211146829378" calcext:value-type="float">
            <text:p>-0,132</text:p>
          </table:table-cell>
          <table:table-cell table:style-name="ce3" table:formula="of:=([.$C$10]*SIN([.BN$13])-[.$B$8])^2+([.$C$10]*COS([.BN$13])-[.$B$9])^2-[.$C31]^2" office:value-type="float" office:value="-0.134722526550952" calcext:value-type="float">
            <text:p>-0,135</text:p>
          </table:table-cell>
          <table:table-cell table:style-name="ce3" table:formula="of:=([.$C$10]*SIN([.BO$13])-[.$B$8])^2+([.$C$10]*COS([.BO$13])-[.$B$9])^2-[.$C31]^2" office:value-type="float" office:value="-0.137300861698106" calcext:value-type="float">
            <text:p>-0,137</text:p>
          </table:table-cell>
          <table:table-cell table:style-name="ce3" table:formula="of:=([.$C$10]*SIN([.BP$13])-[.$B$8])^2+([.$C$10]*COS([.BP$13])-[.$B$9])^2-[.$C31]^2" office:value-type="float" office:value="-0.13984568834938" calcext:value-type="float">
            <text:p>-0,140</text:p>
          </table:table-cell>
          <table:table-cell table:style-name="ce3" table:formula="of:=([.$C$10]*SIN([.BQ$13])-[.$B$8])^2+([.$C$10]*COS([.BQ$13])-[.$B$9])^2-[.$C31]^2" office:value-type="float" office:value="-0.142356231325923" calcext:value-type="float">
            <text:p>-0,142</text:p>
          </table:table-cell>
          <table:table-cell table:style-name="ce3" table:formula="of:=([.$C$10]*SIN([.BR$13])-[.$B$8])^2+([.$C$10]*COS([.BR$13])-[.$B$9])^2-[.$C31]^2" office:value-type="float" office:value="-0.144831725892024" calcext:value-type="float">
            <text:p>-0,145</text:p>
          </table:table-cell>
          <table:table-cell table:style-name="ce3" table:formula="of:=([.$C$10]*SIN([.BS$13])-[.$B$8])^2+([.$C$10]*COS([.BS$13])-[.$B$9])^2-[.$C31]^2" office:value-type="float" office:value="-0.147271417988058" calcext:value-type="float">
            <text:p>-0,147</text:p>
          </table:table-cell>
          <table:table-cell table:style-name="ce3" table:formula="of:=([.$C$10]*SIN([.BT$13])-[.$B$8])^2+([.$C$10]*COS([.BT$13])-[.$B$9])^2-[.$C31]^2" office:value-type="float" office:value="-0.149674564460179" calcext:value-type="float">
            <text:p>-0,150</text:p>
          </table:table-cell>
          <table:table-cell table:style-name="ce3" table:formula="of:=([.$C$10]*SIN([.BU$13])-[.$B$8])^2+([.$C$10]*COS([.BU$13])-[.$B$9])^2-[.$C31]^2" office:value-type="float" office:value="-0.152040433286692" calcext:value-type="float">
            <text:p>-0,152</text:p>
          </table:table-cell>
          <table:table-cell table:style-name="ce3" table:formula="of:=([.$C$10]*SIN([.BV$13])-[.$B$8])^2+([.$C$10]*COS([.BV$13])-[.$B$9])^2-[.$C31]^2" office:value-type="float" office:value="-0.154368303801032" calcext:value-type="float">
            <text:p>-0,154</text:p>
          </table:table-cell>
          <table:table-cell table:style-name="ce3" table:formula="of:=([.$C$10]*SIN([.BW$13])-[.$B$8])^2+([.$C$10]*COS([.BW$13])-[.$B$9])^2-[.$C31]^2" office:value-type="float" office:value="-0.156657466911291" calcext:value-type="float">
            <text:p>-0,157</text:p>
          </table:table-cell>
          <table:table-cell table:style-name="ce3" table:formula="of:=([.$C$10]*SIN([.BX$13])-[.$B$8])^2+([.$C$10]*COS([.BX$13])-[.$B$9])^2-[.$C31]^2" office:value-type="float" office:value="-0.158907225316211" calcext:value-type="float">
            <text:p>-0,159</text:p>
          </table:table-cell>
          <table:table-cell table:style-name="ce3" table:formula="of:=([.$C$10]*SIN([.BY$13])-[.$B$8])^2+([.$C$10]*COS([.BY$13])-[.$B$9])^2-[.$C31]^2" office:value-type="float" office:value="-0.161116893717586" calcext:value-type="float">
            <text:p>-0,161</text:p>
          </table:table-cell>
          <table:table-cell table:style-name="ce3" table:formula="of:=([.$C$10]*SIN([.BZ$13])-[.$B$8])^2+([.$C$10]*COS([.BZ$13])-[.$B$9])^2-[.$C31]^2" office:value-type="float" office:value="-0.163285799029016" calcext:value-type="float">
            <text:p>-0,163</text:p>
          </table:table-cell>
          <table:table-cell table:style-name="ce3" table:formula="of:=([.$C$10]*SIN([.CA$13])-[.$B$8])^2+([.$C$10]*COS([.CA$13])-[.$B$9])^2-[.$C31]^2" office:value-type="float" office:value="-0.165413280580934" calcext:value-type="float">
            <text:p>-0,165</text:p>
          </table:table-cell>
          <table:table-cell table:style-name="ce3" table:formula="of:=([.$C$10]*SIN([.CB$13])-[.$B$8])^2+([.$C$10]*COS([.CB$13])-[.$B$9])^2-[.$C31]^2" office:value-type="float" office:value="-0.167498690321847" calcext:value-type="float">
            <text:p>-0,167</text:p>
          </table:table-cell>
          <table:table-cell table:style-name="ce3" table:formula="of:=([.$C$10]*SIN([.CC$13])-[.$B$8])^2+([.$C$10]*COS([.CC$13])-[.$B$9])^2-[.$C31]^2" office:value-type="float" office:value="-0.169541393015749" calcext:value-type="float">
            <text:p>-0,170</text:p>
          </table:table-cell>
          <table:table-cell table:style-name="ce3" table:formula="of:=([.$C$10]*SIN([.CD$13])-[.$B$8])^2+([.$C$10]*COS([.CD$13])-[.$B$9])^2-[.$C31]^2" office:value-type="float" office:value="-0.17154076643561" calcext:value-type="float">
            <text:p>-0,172</text:p>
          </table:table-cell>
          <table:table-cell table:style-name="ce3" table:formula="of:=([.$C$10]*SIN([.CE$13])-[.$B$8])^2+([.$C$10]*COS([.CE$13])-[.$B$9])^2-[.$C31]^2" office:value-type="float" office:value="-0.173496201552918" calcext:value-type="float">
            <text:p>-0,173</text:p>
          </table:table-cell>
          <table:table-cell table:style-name="ce3" table:formula="of:=([.$C$10]*SIN([.CF$13])-[.$B$8])^2+([.$C$10]*COS([.CF$13])-[.$B$9])^2-[.$C31]^2" office:value-type="float" office:value="-0.175407102723193" calcext:value-type="float">
            <text:p>-0,175</text:p>
          </table:table-cell>
          <table:table-cell table:style-name="ce3" table:formula="of:=([.$C$10]*SIN([.CG$13])-[.$B$8])^2+([.$C$10]*COS([.CG$13])-[.$B$9])^2-[.$C31]^2" office:value-type="float" office:value="-0.177272887867428" calcext:value-type="float">
            <text:p>-0,177</text:p>
          </table:table-cell>
          <table:table-cell table:style-name="ce3" table:formula="of:=([.$C$10]*SIN([.CH$13])-[.$B$8])^2+([.$C$10]*COS([.CH$13])-[.$B$9])^2-[.$C31]^2" office:value-type="float" office:value="-0.179092988649394" calcext:value-type="float">
            <text:p>-0,179</text:p>
          </table:table-cell>
          <table:table-cell table:style-name="ce3" table:formula="of:=([.$C$10]*SIN([.CI$13])-[.$B$8])^2+([.$C$10]*COS([.CI$13])-[.$B$9])^2-[.$C31]^2" office:value-type="float" office:value="-0.180866850648761" calcext:value-type="float">
            <text:p>-0,181</text:p>
          </table:table-cell>
          <table:table-cell table:style-name="ce3" table:formula="of:=([.$C$10]*SIN([.CJ$13])-[.$B$8])^2+([.$C$10]*COS([.CJ$13])-[.$B$9])^2-[.$C31]^2" office:value-type="float" office:value="-0.182593933529979" calcext:value-type="float">
            <text:p>-0,183</text:p>
          </table:table-cell>
          <table:table-cell table:style-name="ce3" table:formula="of:=([.$C$10]*SIN([.CK$13])-[.$B$8])^2+([.$C$10]*COS([.CK$13])-[.$B$9])^2-[.$C31]^2" office:value-type="float" office:value="-0.184273711206873" calcext:value-type="float">
            <text:p>-0,184</text:p>
          </table:table-cell>
          <table:table-cell table:style-name="ce3" table:formula="of:=([.$C$10]*SIN([.CL$13])-[.$B$8])^2+([.$C$10]*COS([.CL$13])-[.$B$9])^2-[.$C31]^2" office:value-type="float" office:value="-0.18590567200289" calcext:value-type="float">
            <text:p>-0,186</text:p>
          </table:table-cell>
          <table:table-cell table:style-name="ce3" table:formula="of:=([.$C$10]*SIN([.CM$13])-[.$B$8])^2+([.$C$10]*COS([.CM$13])-[.$B$9])^2-[.$C31]^2" office:value-type="float" office:value="-0.187489318806963" calcext:value-type="float">
            <text:p>-0,187</text:p>
          </table:table-cell>
          <table:table-cell table:style-name="ce3" table:formula="of:=([.$C$10]*SIN([.CN$13])-[.$B$8])^2+([.$C$10]*COS([.CN$13])-[.$B$9])^2-[.$C31]^2" office:value-type="float" office:value="-0.189024169224933" calcext:value-type="float">
            <text:p>-0,189</text:p>
          </table:table-cell>
          <table:table-cell table:style-name="ce3" table:formula="of:=([.$C$10]*SIN([.CO$13])-[.$B$8])^2+([.$C$10]*COS([.CO$13])-[.$B$9])^2-[.$C31]^2" office:value-type="float" office:value="-0.190509755726494" calcext:value-type="float">
            <text:p>-0,191</text:p>
          </table:table-cell>
          <table:table-cell table:style-name="ce3" table:formula="of:=([.$C$10]*SIN([.CP$13])-[.$B$8])^2+([.$C$10]*COS([.CP$13])-[.$B$9])^2-[.$C31]^2" office:value-type="float" office:value="-0.191945625787609" calcext:value-type="float">
            <text:p>-0,192</text:p>
          </table:table-cell>
          <table:table-cell table:style-name="ce3" table:formula="of:=([.$C$10]*SIN([.CQ$13])-[.$B$8])^2+([.$C$10]*COS([.CQ$13])-[.$B$9])^2-[.$C31]^2" office:value-type="float" office:value="-0.193331342028345" calcext:value-type="float">
            <text:p>-0,193</text:p>
          </table:table-cell>
        </table:table-row>
        <table:table-row table:style-name="ro1">
          <table:table-cell office:value-type="float" office:value="0.18" calcext:value-type="float">
            <text:p>0,18</text:p>
          </table:table-cell>
          <table:table-cell table:formula="of:=[.C$11]+[.A32]" office:value-type="float" office:value="0.600744258309011" calcext:value-type="float">
            <text:p>0,601</text:p>
          </table:table-cell>
          <table:table-cell table:style-name="ce3" table:formula="of:=([.$B$7]^2+[.B32]^2)^0.5" office:value-type="float" office:value="0.603256714750233" calcext:value-type="float">
            <text:p>0,603</text:p>
          </table:table-cell>
          <table:table-cell/>
          <table:table-cell table:style-name="ce3" table:formula="of:=([.$C$10]*SIN([.E$13])-[.$B$8])^2+([.$C$10]*COS([.E$13])-[.$B$9])^2-[.$C32]^2" office:value-type="float" office:value="0.0387397048062367" calcext:value-type="float">
            <text:p>0,039</text:p>
          </table:table-cell>
          <table:table-cell table:style-name="ce3" table:formula="of:=([.$C$10]*SIN([.F$13])-[.$B$8])^2+([.$C$10]*COS([.F$13])-[.$B$9])^2-[.$C32]^2" office:value-type="float" office:value="0.0358301191575002" calcext:value-type="float">
            <text:p>0,036</text:p>
          </table:table-cell>
          <table:table-cell table:style-name="ce3" table:formula="of:=([.$C$10]*SIN([.G$13])-[.$B$8])^2+([.$C$10]*COS([.G$13])-[.$B$9])^2-[.$C32]^2" office:value-type="float" office:value="0.0328976752412745" calcext:value-type="float">
            <text:p>0,033</text:p>
          </table:table-cell>
          <table:table-cell table:style-name="ce3" table:formula="of:=([.$C$10]*SIN([.H$13])-[.$B$8])^2+([.$C$10]*COS([.H$13])-[.$B$9])^2-[.$C32]^2" office:value-type="float" office:value="0.0299432663083834" calcext:value-type="float">
            <text:p>0,030</text:p>
          </table:table-cell>
          <table:table-cell table:style-name="ce3" table:formula="of:=([.$C$10]*SIN([.I$13])-[.$B$8])^2+([.$C$10]*COS([.I$13])-[.$B$9])^2-[.$C32]^2" office:value-type="float" office:value="0.0269677923004083" calcext:value-type="float">
            <text:p>0,027</text:p>
          </table:table-cell>
          <table:table-cell table:style-name="ce3" table:formula="of:=([.$C$10]*SIN([.J$13])-[.$B$8])^2+([.$C$10]*COS([.J$13])-[.$B$9])^2-[.$C32]^2" office:value-type="float" office:value="0.0239721595755557" calcext:value-type="float">
            <text:p>0,024</text:p>
          </table:table-cell>
          <table:table-cell table:style-name="ce3" table:formula="of:=([.$C$10]*SIN([.K$13])-[.$B$8])^2+([.$C$10]*COS([.K$13])-[.$B$9])^2-[.$C32]^2" office:value-type="float" office:value="0.0209572806325731" calcext:value-type="float">
            <text:p>0,021</text:p>
          </table:table-cell>
          <table:table-cell table:style-name="ce3" table:formula="of:=([.$C$10]*SIN([.L$13])-[.$B$8])^2+([.$C$10]*COS([.L$13])-[.$B$9])^2-[.$C32]^2" office:value-type="float" office:value="0.0179240738327925" calcext:value-type="float">
            <text:p>0,018</text:p>
          </table:table-cell>
          <table:table-cell table:style-name="ce3" table:formula="of:=([.$C$10]*SIN([.M$13])-[.$B$8])^2+([.$C$10]*COS([.M$13])-[.$B$9])^2-[.$C32]^2" office:value-type="float" office:value="0.0148734631203881" calcext:value-type="float">
            <text:p>0,015</text:p>
          </table:table-cell>
          <table:table-cell table:style-name="ce3" table:formula="of:=([.$C$10]*SIN([.N$13])-[.$B$8])^2+([.$C$10]*COS([.N$13])-[.$B$9])^2-[.$C32]^2" office:value-type="float" office:value="0.011806377740935" calcext:value-type="float">
            <text:p>0,012</text:p>
          </table:table-cell>
          <table:table-cell table:style-name="ce3" table:formula="of:=([.$C$10]*SIN([.O$13])-[.$B$8])^2+([.$C$10]*COS([.O$13])-[.$B$9])^2-[.$C32]^2" office:value-type="float" office:value="0.00872375195835135" calcext:value-type="float">
            <text:p>0,009</text:p>
          </table:table-cell>
          <table:table-cell table:style-name="ce3" table:formula="of:=([.$C$10]*SIN([.P$13])-[.$B$8])^2+([.$C$10]*COS([.P$13])-[.$B$9])^2-[.$C32]^2" office:value-type="float" office:value="0.00562652477031256" calcext:value-type="float">
            <text:p>0,006</text:p>
          </table:table-cell>
          <table:table-cell table:style-name="ce3" table:formula="of:=([.$C$10]*SIN([.Q$13])-[.$B$8])^2+([.$C$10]*COS([.Q$13])-[.$B$9])^2-[.$C32]^2" office:value-type="float" office:value="0.00251563962222356" calcext:value-type="float">
            <text:p>0,003</text:p>
          </table:table-cell>
          <table:table-cell table:style-name="ce3" table:formula="of:=([.$C$10]*SIN([.R$13])-[.$B$8])^2+([.$C$10]*COS([.R$13])-[.$B$9])^2-[.$C32]^2" office:value-type="float" office:value="-0.000607955880163602" calcext:value-type="float">
            <text:p>-0,001</text:p>
          </table:table-cell>
          <table:table-cell table:style-name="ce3" table:formula="of:=([.$C$10]*SIN([.S$13])-[.$B$8])^2+([.$C$10]*COS([.S$13])-[.$B$9])^2-[.$C32]^2" office:value-type="float" office:value="-0.00374331025940017" calcext:value-type="float">
            <text:p>-0,004</text:p>
          </table:table-cell>
          <table:table-cell table:style-name="ce3" table:formula="of:=([.$C$10]*SIN([.T$13])-[.$B$8])^2+([.$C$10]*COS([.T$13])-[.$B$9])^2-[.$C32]^2" office:value-type="float" office:value="-0.006889468456169" calcext:value-type="float">
            <text:p>-0,007</text:p>
          </table:table-cell>
          <table:table-cell table:style-name="ce3" table:formula="of:=([.$C$10]*SIN([.U$13])-[.$B$8])^2+([.$C$10]*COS([.U$13])-[.$B$9])^2-[.$C32]^2" office:value-type="float" office:value="-0.0100454721202061" calcext:value-type="float">
            <text:p>-0,010</text:p>
          </table:table-cell>
          <table:table-cell table:style-name="ce3" table:formula="of:=([.$C$10]*SIN([.V$13])-[.$B$8])^2+([.$C$10]*COS([.V$13])-[.$B$9])^2-[.$C32]^2" office:value-type="float" office:value="-0.0132103599022227" calcext:value-type="float">
            <text:p>-0,013</text:p>
          </table:table-cell>
          <table:table-cell table:style-name="ce3" table:formula="of:=([.$C$10]*SIN([.W$13])-[.$B$8])^2+([.$C$10]*COS([.W$13])-[.$B$9])^2-[.$C32]^2" office:value-type="float" office:value="-0.0163831677467409" calcext:value-type="float">
            <text:p>-0,016</text:p>
          </table:table-cell>
          <table:table-cell table:style-name="ce3" table:formula="of:=([.$C$10]*SIN([.X$13])-[.$B$8])^2+([.$C$10]*COS([.X$13])-[.$B$9])^2-[.$C32]^2" office:value-type="float" office:value="-0.019562929185756" calcext:value-type="float">
            <text:p>-0,020</text:p>
          </table:table-cell>
          <table:table-cell table:style-name="ce3" table:formula="of:=([.$C$10]*SIN([.Y$13])-[.$B$8])^2+([.$C$10]*COS([.Y$13])-[.$B$9])^2-[.$C32]^2" office:value-type="float" office:value="-0.0227486756331305" calcext:value-type="float">
            <text:p>-0,023</text:p>
          </table:table-cell>
          <table:table-cell table:style-name="ce3" table:formula="of:=([.$C$10]*SIN([.Z$13])-[.$B$8])^2+([.$C$10]*COS([.Z$13])-[.$B$9])^2-[.$C32]^2" office:value-type="float" office:value="-0.0259394366796357" calcext:value-type="float">
            <text:p>-0,026</text:p>
          </table:table-cell>
          <table:table-cell table:style-name="ce3" table:formula="of:=([.$C$10]*SIN([.AA$13])-[.$B$8])^2+([.$C$10]*COS([.AA$13])-[.$B$9])^2-[.$C32]^2" office:value-type="float" office:value="-0.029134240388547" calcext:value-type="float">
            <text:p>-0,029</text:p>
          </table:table-cell>
          <table:table-cell table:style-name="ce3" table:formula="of:=([.$C$10]*SIN([.AB$13])-[.$B$8])^2+([.$C$10]*COS([.AB$13])-[.$B$9])^2-[.$C32]^2" office:value-type="float" office:value="-0.032332113591706" calcext:value-type="float">
            <text:p>-0,032</text:p>
          </table:table-cell>
          <table:table-cell table:style-name="ce3" table:formula="of:=([.$C$10]*SIN([.AC$13])-[.$B$8])^2+([.$C$10]*COS([.AC$13])-[.$B$9])^2-[.$C32]^2" office:value-type="float" office:value="-0.0355320821859564" calcext:value-type="float">
            <text:p>-0,036</text:p>
          </table:table-cell>
          <table:table-cell table:style-name="ce3" table:formula="of:=([.$C$10]*SIN([.AD$13])-[.$B$8])^2+([.$C$10]*COS([.AD$13])-[.$B$9])^2-[.$C32]^2" office:value-type="float" office:value="-0.0387331714298658" calcext:value-type="float">
            <text:p>-0,039</text:p>
          </table:table-cell>
          <table:table-cell table:style-name="ce3" table:formula="of:=([.$C$10]*SIN([.AE$13])-[.$B$8])^2+([.$C$10]*COS([.AE$13])-[.$B$9])^2-[.$C32]^2" office:value-type="float" office:value="-0.0419344062406408" calcext:value-type="float">
            <text:p>-0,042</text:p>
          </table:table-cell>
          <table:table-cell table:style-name="ce3" table:formula="of:=([.$C$10]*SIN([.AF$13])-[.$B$8])^2+([.$C$10]*COS([.AF$13])-[.$B$9])^2-[.$C32]^2" office:value-type="float" office:value="-0.0451348114911467" calcext:value-type="float">
            <text:p>-0,045</text:p>
          </table:table-cell>
          <table:table-cell table:style-name="ce3" table:formula="of:=([.$C$10]*SIN([.AG$13])-[.$B$8])^2+([.$C$10]*COS([.AG$13])-[.$B$9])^2-[.$C32]^2" office:value-type="float" office:value="-0.0483334123069417" calcext:value-type="float">
            <text:p>-0,048</text:p>
          </table:table-cell>
          <table:table-cell table:style-name="ce3" table:formula="of:=([.$C$10]*SIN([.AH$13])-[.$B$8])^2+([.$C$10]*COS([.AH$13])-[.$B$9])^2-[.$C32]^2" office:value-type="float" office:value="-0.0515292343632314" calcext:value-type="float">
            <text:p>-0,052</text:p>
          </table:table-cell>
          <table:table-cell table:style-name="ce3" table:formula="of:=([.$C$10]*SIN([.AI$13])-[.$B$8])^2+([.$C$10]*COS([.AI$13])-[.$B$9])^2-[.$C32]^2" office:value-type="float" office:value="-0.0547213041816589" calcext:value-type="float">
            <text:p>-0,055</text:p>
          </table:table-cell>
          <table:table-cell table:style-name="ce3" table:formula="of:=([.$C$10]*SIN([.AJ$13])-[.$B$8])^2+([.$C$10]*COS([.AJ$13])-[.$B$9])^2-[.$C32]^2" office:value-type="float" office:value="-0.0579086494268353" calcext:value-type="float">
            <text:p>-0,058</text:p>
          </table:table-cell>
          <table:table-cell table:style-name="ce3" table:formula="of:=([.$C$10]*SIN([.AK$13])-[.$B$8])^2+([.$C$10]*COS([.AK$13])-[.$B$9])^2-[.$C32]^2" office:value-type="float" office:value="-0.0610902992025223" calcext:value-type="float">
            <text:p>-0,061</text:p>
          </table:table-cell>
          <table:table-cell table:style-name="ce3" table:formula="of:=([.$C$10]*SIN([.AL$13])-[.$B$8])^2+([.$C$10]*COS([.AL$13])-[.$B$9])^2-[.$C32]^2" office:value-type="float" office:value="-0.0642652843473769" calcext:value-type="float">
            <text:p>-0,064</text:p>
          </table:table-cell>
          <table:table-cell table:style-name="ce3" table:formula="of:=([.$C$10]*SIN([.AM$13])-[.$B$8])^2+([.$C$10]*COS([.AM$13])-[.$B$9])^2-[.$C32]^2" office:value-type="float" office:value="-0.0674326377301672" calcext:value-type="float">
            <text:p>-0,067</text:p>
          </table:table-cell>
          <table:table-cell table:style-name="ce3" table:formula="of:=([.$C$10]*SIN([.AN$13])-[.$B$8])^2+([.$C$10]*COS([.AN$13])-[.$B$9])^2-[.$C32]^2" office:value-type="float" office:value="-0.0705913945443701" calcext:value-type="float">
            <text:p>-0,071</text:p>
          </table:table-cell>
          <table:table-cell table:style-name="ce3" table:formula="of:=([.$C$10]*SIN([.AO$13])-[.$B$8])^2+([.$C$10]*COS([.AO$13])-[.$B$9])^2-[.$C32]^2" office:value-type="float" office:value="-0.0737405926020605" calcext:value-type="float">
            <text:p>-0,074</text:p>
          </table:table-cell>
          <table:table-cell table:style-name="ce3" table:formula="of:=([.$C$10]*SIN([.AP$13])-[.$B$8])^2+([.$C$10]*COS([.AP$13])-[.$B$9])^2-[.$C32]^2" office:value-type="float" office:value="-0.0768792726270028" calcext:value-type="float">
            <text:p>-0,077</text:p>
          </table:table-cell>
          <table:table-cell table:style-name="ce3" table:formula="of:=([.$C$10]*SIN([.AQ$13])-[.$B$8])^2+([.$C$10]*COS([.AQ$13])-[.$B$9])^2-[.$C32]^2" office:value-type="float" office:value="-0.0800064785468564" calcext:value-type="float">
            <text:p>-0,080</text:p>
          </table:table-cell>
          <table:table-cell table:style-name="ce3" table:formula="of:=([.$C$10]*SIN([.AR$13])-[.$B$8])^2+([.$C$10]*COS([.AR$13])-[.$B$9])^2-[.$C32]^2" office:value-type="float" office:value="-0.0831212577844042" calcext:value-type="float">
            <text:p>-0,083</text:p>
          </table:table-cell>
          <table:table-cell table:style-name="ce3" table:formula="of:=([.$C$10]*SIN([.AS$13])-[.$B$8])^2+([.$C$10]*COS([.AS$13])-[.$B$9])^2-[.$C32]^2" office:value-type="float" office:value="-0.0862226615477169" calcext:value-type="float">
            <text:p>-0,086</text:p>
          </table:table-cell>
          <table:table-cell table:style-name="ce3" table:formula="of:=([.$C$10]*SIN([.AT$13])-[.$B$8])^2+([.$C$10]*COS([.AT$13])-[.$B$9])^2-[.$C32]^2" office:value-type="float" office:value="-0.0893097451191644" calcext:value-type="float">
            <text:p>-0,089</text:p>
          </table:table-cell>
          <table:table-cell table:style-name="ce3" table:formula="of:=([.$C$10]*SIN([.AU$13])-[.$B$8])^2+([.$C$10]*COS([.AU$13])-[.$B$9])^2-[.$C32]^2" office:value-type="float" office:value="-0.0923815681431853" calcext:value-type="float">
            <text:p>-0,092</text:p>
          </table:table-cell>
          <table:table-cell table:style-name="ce3" table:formula="of:=([.$C$10]*SIN([.AV$13])-[.$B$8])^2+([.$C$10]*COS([.AV$13])-[.$B$9])^2-[.$C32]^2" office:value-type="float" office:value="-0.0954371949127292" calcext:value-type="float">
            <text:p>-0,095</text:p>
          </table:table-cell>
          <table:table-cell table:style-name="ce3" table:formula="of:=([.$C$10]*SIN([.AW$13])-[.$B$8])^2+([.$C$10]*COS([.AW$13])-[.$B$9])^2-[.$C32]^2" office:value-type="float" office:value="-0.0984756946542817" calcext:value-type="float">
            <text:p>-0,098</text:p>
          </table:table-cell>
          <table:table-cell table:style-name="ce3" table:formula="of:=([.$C$10]*SIN([.AX$13])-[.$B$8])^2+([.$C$10]*COS([.AX$13])-[.$B$9])^2-[.$C32]^2" office:value-type="float" office:value="-0.101496141811387" calcext:value-type="float">
            <text:p>-0,101</text:p>
          </table:table-cell>
          <table:table-cell table:style-name="ce3" table:formula="of:=([.$C$10]*SIN([.AY$13])-[.$B$8])^2+([.$C$10]*COS([.AY$13])-[.$B$9])^2-[.$C32]^2" office:value-type="float" office:value="-0.10449761632658" calcext:value-type="float">
            <text:p>-0,104</text:p>
          </table:table-cell>
          <table:table-cell table:style-name="ce3" table:formula="of:=([.$C$10]*SIN([.AZ$13])-[.$B$8])^2+([.$C$10]*COS([.AZ$13])-[.$B$9])^2-[.$C32]^2" office:value-type="float" office:value="-0.10747920392165" calcext:value-type="float">
            <text:p>-0,107</text:p>
          </table:table-cell>
          <table:table-cell table:style-name="ce3" table:formula="of:=([.$C$10]*SIN([.BA$13])-[.$B$8])^2+([.$C$10]*COS([.BA$13])-[.$B$9])^2-[.$C32]^2" office:value-type="float" office:value="-0.11043999637613" calcext:value-type="float">
            <text:p>-0,110</text:p>
          </table:table-cell>
          <table:table-cell table:style-name="ce3" table:formula="of:=([.$C$10]*SIN([.BB$13])-[.$B$8])^2+([.$C$10]*COS([.BB$13])-[.$B$9])^2-[.$C32]^2" office:value-type="float" office:value="-0.113379091803957" calcext:value-type="float">
            <text:p>-0,113</text:p>
          </table:table-cell>
          <table:table-cell table:style-name="ce3" table:formula="of:=([.$C$10]*SIN([.BC$13])-[.$B$8])^2+([.$C$10]*COS([.BC$13])-[.$B$9])^2-[.$C32]^2" office:value-type="float" office:value="-0.116295594928193" calcext:value-type="float">
            <text:p>-0,116</text:p>
          </table:table-cell>
          <table:table-cell table:style-name="ce3" table:formula="of:=([.$C$10]*SIN([.BD$13])-[.$B$8])^2+([.$C$10]*COS([.BD$13])-[.$B$9])^2-[.$C32]^2" office:value-type="float" office:value="-0.119188617353733" calcext:value-type="float">
            <text:p>-0,119</text:p>
          </table:table-cell>
          <table:table-cell table:style-name="ce3" table:formula="of:=([.$C$10]*SIN([.BE$13])-[.$B$8])^2+([.$C$10]*COS([.BE$13])-[.$B$9])^2-[.$C32]^2" office:value-type="float" office:value="-0.12205727783792" calcext:value-type="float">
            <text:p>-0,122</text:p>
          </table:table-cell>
          <table:table-cell table:style-name="ce3" table:formula="of:=([.$C$10]*SIN([.BF$13])-[.$B$8])^2+([.$C$10]*COS([.BF$13])-[.$B$9])^2-[.$C32]^2" office:value-type="float" office:value="-0.124900702558983" calcext:value-type="float">
            <text:p>-0,125</text:p>
          </table:table-cell>
          <table:table-cell table:style-name="ce3" table:formula="of:=([.$C$10]*SIN([.BG$13])-[.$B$8])^2+([.$C$10]*COS([.BG$13])-[.$B$9])^2-[.$C32]^2" office:value-type="float" office:value="-0.127718025382205" calcext:value-type="float">
            <text:p>-0,128</text:p>
          </table:table-cell>
          <table:table-cell table:style-name="ce3" table:formula="of:=([.$C$10]*SIN([.BH$13])-[.$B$8])^2+([.$C$10]*COS([.BH$13])-[.$B$9])^2-[.$C32]^2" office:value-type="float" office:value="-0.130508388123764" calcext:value-type="float">
            <text:p>-0,131</text:p>
          </table:table-cell>
          <table:table-cell table:style-name="ce3" table:formula="of:=([.$C$10]*SIN([.BI$13])-[.$B$8])^2+([.$C$10]*COS([.BI$13])-[.$B$9])^2-[.$C32]^2" office:value-type="float" office:value="-0.133270940812136" calcext:value-type="float">
            <text:p>-0,133</text:p>
          </table:table-cell>
          <table:table-cell table:style-name="ce3" table:formula="of:=([.$C$10]*SIN([.BJ$13])-[.$B$8])^2+([.$C$10]*COS([.BJ$13])-[.$B$9])^2-[.$C32]^2" office:value-type="float" office:value="-0.136004841947012" calcext:value-type="float">
            <text:p>-0,136</text:p>
          </table:table-cell>
          <table:table-cell table:style-name="ce3" table:formula="of:=([.$C$10]*SIN([.BK$13])-[.$B$8])^2+([.$C$10]*COS([.BK$13])-[.$B$9])^2-[.$C32]^2" office:value-type="float" office:value="-0.138709258755623" calcext:value-type="float">
            <text:p>-0,139</text:p>
          </table:table-cell>
          <table:table-cell table:style-name="ce3" table:formula="of:=([.$C$10]*SIN([.BL$13])-[.$B$8])^2+([.$C$10]*COS([.BL$13])-[.$B$9])^2-[.$C32]^2" office:value-type="float" office:value="-0.14138336744641" calcext:value-type="float">
            <text:p>-0,141</text:p>
          </table:table-cell>
          <table:table-cell table:style-name="ce3" table:formula="of:=([.$C$10]*SIN([.BM$13])-[.$B$8])^2+([.$C$10]*COS([.BM$13])-[.$B$9])^2-[.$C32]^2" office:value-type="float" office:value="-0.14402635345996" calcext:value-type="float">
            <text:p>-0,144</text:p>
          </table:table-cell>
          <table:table-cell table:style-name="ce3" table:formula="of:=([.$C$10]*SIN([.BN$13])-[.$B$8])^2+([.$C$10]*COS([.BN$13])-[.$B$9])^2-[.$C32]^2" office:value-type="float" office:value="-0.146637411717132" calcext:value-type="float">
            <text:p>-0,147</text:p>
          </table:table-cell>
          <table:table-cell table:style-name="ce3" table:formula="of:=([.$C$10]*SIN([.BO$13])-[.$B$8])^2+([.$C$10]*COS([.BO$13])-[.$B$9])^2-[.$C32]^2" office:value-type="float" office:value="-0.149215746864286" calcext:value-type="float">
            <text:p>-0,149</text:p>
          </table:table-cell>
          <table:table-cell table:style-name="ce3" table:formula="of:=([.$C$10]*SIN([.BP$13])-[.$B$8])^2+([.$C$10]*COS([.BP$13])-[.$B$9])^2-[.$C32]^2" office:value-type="float" office:value="-0.15176057351556" calcext:value-type="float">
            <text:p>-0,152</text:p>
          </table:table-cell>
          <table:table-cell table:style-name="ce3" table:formula="of:=([.$C$10]*SIN([.BQ$13])-[.$B$8])^2+([.$C$10]*COS([.BQ$13])-[.$B$9])^2-[.$C32]^2" office:value-type="float" office:value="-0.154271116492103" calcext:value-type="float">
            <text:p>-0,154</text:p>
          </table:table-cell>
          <table:table-cell table:style-name="ce3" table:formula="of:=([.$C$10]*SIN([.BR$13])-[.$B$8])^2+([.$C$10]*COS([.BR$13])-[.$B$9])^2-[.$C32]^2" office:value-type="float" office:value="-0.156746611058204" calcext:value-type="float">
            <text:p>-0,157</text:p>
          </table:table-cell>
          <table:table-cell table:style-name="ce3" table:formula="of:=([.$C$10]*SIN([.BS$13])-[.$B$8])^2+([.$C$10]*COS([.BS$13])-[.$B$9])^2-[.$C32]^2" office:value-type="float" office:value="-0.159186303154239" calcext:value-type="float">
            <text:p>-0,159</text:p>
          </table:table-cell>
          <table:table-cell table:style-name="ce3" table:formula="of:=([.$C$10]*SIN([.BT$13])-[.$B$8])^2+([.$C$10]*COS([.BT$13])-[.$B$9])^2-[.$C32]^2" office:value-type="float" office:value="-0.161589449626359" calcext:value-type="float">
            <text:p>-0,162</text:p>
          </table:table-cell>
          <table:table-cell table:style-name="ce3" table:formula="of:=([.$C$10]*SIN([.BU$13])-[.$B$8])^2+([.$C$10]*COS([.BU$13])-[.$B$9])^2-[.$C32]^2" office:value-type="float" office:value="-0.163955318452872" calcext:value-type="float">
            <text:p>-0,164</text:p>
          </table:table-cell>
          <table:table-cell table:style-name="ce3" table:formula="of:=([.$C$10]*SIN([.BV$13])-[.$B$8])^2+([.$C$10]*COS([.BV$13])-[.$B$9])^2-[.$C32]^2" office:value-type="float" office:value="-0.166283188967212" calcext:value-type="float">
            <text:p>-0,166</text:p>
          </table:table-cell>
          <table:table-cell table:style-name="ce3" table:formula="of:=([.$C$10]*SIN([.BW$13])-[.$B$8])^2+([.$C$10]*COS([.BW$13])-[.$B$9])^2-[.$C32]^2" office:value-type="float" office:value="-0.168572352077472" calcext:value-type="float">
            <text:p>-0,169</text:p>
          </table:table-cell>
          <table:table-cell table:style-name="ce3" table:formula="of:=([.$C$10]*SIN([.BX$13])-[.$B$8])^2+([.$C$10]*COS([.BX$13])-[.$B$9])^2-[.$C32]^2" office:value-type="float" office:value="-0.170822110482391" calcext:value-type="float">
            <text:p>-0,171</text:p>
          </table:table-cell>
          <table:table-cell table:style-name="ce3" table:formula="of:=([.$C$10]*SIN([.BY$13])-[.$B$8])^2+([.$C$10]*COS([.BY$13])-[.$B$9])^2-[.$C32]^2" office:value-type="float" office:value="-0.173031778883766" calcext:value-type="float">
            <text:p>-0,173</text:p>
          </table:table-cell>
          <table:table-cell table:style-name="ce3" table:formula="of:=([.$C$10]*SIN([.BZ$13])-[.$B$8])^2+([.$C$10]*COS([.BZ$13])-[.$B$9])^2-[.$C32]^2" office:value-type="float" office:value="-0.175200684195196" calcext:value-type="float">
            <text:p>-0,175</text:p>
          </table:table-cell>
          <table:table-cell table:style-name="ce3" table:formula="of:=([.$C$10]*SIN([.CA$13])-[.$B$8])^2+([.$C$10]*COS([.CA$13])-[.$B$9])^2-[.$C32]^2" office:value-type="float" office:value="-0.177328165747114" calcext:value-type="float">
            <text:p>-0,177</text:p>
          </table:table-cell>
          <table:table-cell table:style-name="ce3" table:formula="of:=([.$C$10]*SIN([.CB$13])-[.$B$8])^2+([.$C$10]*COS([.CB$13])-[.$B$9])^2-[.$C32]^2" office:value-type="float" office:value="-0.179413575488028" calcext:value-type="float">
            <text:p>-0,179</text:p>
          </table:table-cell>
          <table:table-cell table:style-name="ce3" table:formula="of:=([.$C$10]*SIN([.CC$13])-[.$B$8])^2+([.$C$10]*COS([.CC$13])-[.$B$9])^2-[.$C32]^2" office:value-type="float" office:value="-0.181456278181929" calcext:value-type="float">
            <text:p>-0,181</text:p>
          </table:table-cell>
          <table:table-cell table:style-name="ce3" table:formula="of:=([.$C$10]*SIN([.CD$13])-[.$B$8])^2+([.$C$10]*COS([.CD$13])-[.$B$9])^2-[.$C32]^2" office:value-type="float" office:value="-0.18345565160179" calcext:value-type="float">
            <text:p>-0,183</text:p>
          </table:table-cell>
          <table:table-cell table:style-name="ce3" table:formula="of:=([.$C$10]*SIN([.CE$13])-[.$B$8])^2+([.$C$10]*COS([.CE$13])-[.$B$9])^2-[.$C32]^2" office:value-type="float" office:value="-0.185411086719098" calcext:value-type="float">
            <text:p>-0,185</text:p>
          </table:table-cell>
          <table:table-cell table:style-name="ce3" table:formula="of:=([.$C$10]*SIN([.CF$13])-[.$B$8])^2+([.$C$10]*COS([.CF$13])-[.$B$9])^2-[.$C32]^2" office:value-type="float" office:value="-0.187321987889373" calcext:value-type="float">
            <text:p>-0,187</text:p>
          </table:table-cell>
          <table:table-cell table:style-name="ce3" table:formula="of:=([.$C$10]*SIN([.CG$13])-[.$B$8])^2+([.$C$10]*COS([.CG$13])-[.$B$9])^2-[.$C32]^2" office:value-type="float" office:value="-0.189187773033608" calcext:value-type="float">
            <text:p>-0,189</text:p>
          </table:table-cell>
          <table:table-cell table:style-name="ce3" table:formula="of:=([.$C$10]*SIN([.CH$13])-[.$B$8])^2+([.$C$10]*COS([.CH$13])-[.$B$9])^2-[.$C32]^2" office:value-type="float" office:value="-0.191007873815574" calcext:value-type="float">
            <text:p>-0,191</text:p>
          </table:table-cell>
          <table:table-cell table:style-name="ce3" table:formula="of:=([.$C$10]*SIN([.CI$13])-[.$B$8])^2+([.$C$10]*COS([.CI$13])-[.$B$9])^2-[.$C32]^2" office:value-type="float" office:value="-0.192781735814941" calcext:value-type="float">
            <text:p>-0,193</text:p>
          </table:table-cell>
          <table:table-cell table:style-name="ce3" table:formula="of:=([.$C$10]*SIN([.CJ$13])-[.$B$8])^2+([.$C$10]*COS([.CJ$13])-[.$B$9])^2-[.$C32]^2" office:value-type="float" office:value="-0.194508818696159" calcext:value-type="float">
            <text:p>-0,195</text:p>
          </table:table-cell>
          <table:table-cell table:style-name="ce3" table:formula="of:=([.$C$10]*SIN([.CK$13])-[.$B$8])^2+([.$C$10]*COS([.CK$13])-[.$B$9])^2-[.$C32]^2" office:value-type="float" office:value="-0.196188596373053" calcext:value-type="float">
            <text:p>-0,196</text:p>
          </table:table-cell>
          <table:table-cell table:style-name="ce3" table:formula="of:=([.$C$10]*SIN([.CL$13])-[.$B$8])^2+([.$C$10]*COS([.CL$13])-[.$B$9])^2-[.$C32]^2" office:value-type="float" office:value="-0.19782055716907" calcext:value-type="float">
            <text:p>-0,198</text:p>
          </table:table-cell>
          <table:table-cell table:style-name="ce3" table:formula="of:=([.$C$10]*SIN([.CM$13])-[.$B$8])^2+([.$C$10]*COS([.CM$13])-[.$B$9])^2-[.$C32]^2" office:value-type="float" office:value="-0.199404203973143" calcext:value-type="float">
            <text:p>-0,199</text:p>
          </table:table-cell>
          <table:table-cell table:style-name="ce3" table:formula="of:=([.$C$10]*SIN([.CN$13])-[.$B$8])^2+([.$C$10]*COS([.CN$13])-[.$B$9])^2-[.$C32]^2" office:value-type="float" office:value="-0.200939054391113" calcext:value-type="float">
            <text:p>-0,201</text:p>
          </table:table-cell>
          <table:table-cell table:style-name="ce3" table:formula="of:=([.$C$10]*SIN([.CO$13])-[.$B$8])^2+([.$C$10]*COS([.CO$13])-[.$B$9])^2-[.$C32]^2" office:value-type="float" office:value="-0.202424640892675" calcext:value-type="float">
            <text:p>-0,202</text:p>
          </table:table-cell>
          <table:table-cell table:style-name="ce3" table:formula="of:=([.$C$10]*SIN([.CP$13])-[.$B$8])^2+([.$C$10]*COS([.CP$13])-[.$B$9])^2-[.$C32]^2" office:value-type="float" office:value="-0.203860510953789" calcext:value-type="float">
            <text:p>-0,204</text:p>
          </table:table-cell>
          <table:table-cell table:style-name="ce3" table:formula="of:=([.$C$10]*SIN([.CQ$13])-[.$B$8])^2+([.$C$10]*COS([.CQ$13])-[.$B$9])^2-[.$C32]^2" office:value-type="float" office:value="-0.205246227194525" calcext:value-type="float">
            <text:p>-0,205</text:p>
          </table:table-cell>
        </table:table-row>
        <table:table-row table:style-name="ro1">
          <table:table-cell office:value-type="float" office:value="0.19" calcext:value-type="float">
            <text:p>0,19</text:p>
          </table:table-cell>
          <table:table-cell table:formula="of:=[.C$11]+[.A33]" office:value-type="float" office:value="0.610744258309011" calcext:value-type="float">
            <text:p>0,611</text:p>
          </table:table-cell>
          <table:table-cell table:style-name="ce3" table:formula="of:=([.$B$7]^2+[.B33]^2)^0.5" office:value-type="float" office:value="0.613215744300017" calcext:value-type="float">
            <text:p>0,613</text:p>
          </table:table-cell>
          <table:table-cell/>
          <table:table-cell table:style-name="ce3" table:formula="of:=([.$C$10]*SIN([.E$13])-[.$B$8])^2+([.$C$10]*COS([.E$13])-[.$B$9])^2-[.$C33]^2" office:value-type="float" office:value="0.0266248196400565" calcext:value-type="float">
            <text:p>0,027</text:p>
          </table:table-cell>
          <table:table-cell table:style-name="ce3" table:formula="of:=([.$C$10]*SIN([.F$13])-[.$B$8])^2+([.$C$10]*COS([.F$13])-[.$B$9])^2-[.$C33]^2" office:value-type="float" office:value="0.0237152339913199" calcext:value-type="float">
            <text:p>0,024</text:p>
          </table:table-cell>
          <table:table-cell table:style-name="ce3" table:formula="of:=([.$C$10]*SIN([.G$13])-[.$B$8])^2+([.$C$10]*COS([.G$13])-[.$B$9])^2-[.$C33]^2" office:value-type="float" office:value="0.0207827900750943" calcext:value-type="float">
            <text:p>0,021</text:p>
          </table:table-cell>
          <table:table-cell table:style-name="ce3" table:formula="of:=([.$C$10]*SIN([.H$13])-[.$B$8])^2+([.$C$10]*COS([.H$13])-[.$B$9])^2-[.$C33]^2" office:value-type="float" office:value="0.0178283811422031" calcext:value-type="float">
            <text:p>0,018</text:p>
          </table:table-cell>
          <table:table-cell table:style-name="ce3" table:formula="of:=([.$C$10]*SIN([.I$13])-[.$B$8])^2+([.$C$10]*COS([.I$13])-[.$B$9])^2-[.$C33]^2" office:value-type="float" office:value="0.014852907134228" calcext:value-type="float">
            <text:p>0,015</text:p>
          </table:table-cell>
          <table:table-cell table:style-name="ce3" table:formula="of:=([.$C$10]*SIN([.J$13])-[.$B$8])^2+([.$C$10]*COS([.J$13])-[.$B$9])^2-[.$C33]^2" office:value-type="float" office:value="0.0118572744093754" calcext:value-type="float">
            <text:p>0,012</text:p>
          </table:table-cell>
          <table:table-cell table:style-name="ce3" table:formula="of:=([.$C$10]*SIN([.K$13])-[.$B$8])^2+([.$C$10]*COS([.K$13])-[.$B$9])^2-[.$C33]^2" office:value-type="float" office:value="0.00884239546639287" calcext:value-type="float">
            <text:p>0,009</text:p>
          </table:table-cell>
          <table:table-cell table:style-name="ce3" table:formula="of:=([.$C$10]*SIN([.L$13])-[.$B$8])^2+([.$C$10]*COS([.L$13])-[.$B$9])^2-[.$C33]^2" office:value-type="float" office:value="0.00580918866661223" calcext:value-type="float">
            <text:p>0,006</text:p>
          </table:table-cell>
          <table:table-cell table:style-name="ce3" table:formula="of:=([.$C$10]*SIN([.M$13])-[.$B$8])^2+([.$C$10]*COS([.M$13])-[.$B$9])^2-[.$C33]^2" office:value-type="float" office:value="0.00275857795420786" calcext:value-type="float">
            <text:p>0,003</text:p>
          </table:table-cell>
          <table:table-cell table:style-name="ce3" table:formula="of:=([.$C$10]*SIN([.N$13])-[.$B$8])^2+([.$C$10]*COS([.N$13])-[.$B$9])^2-[.$C33]^2" office:value-type="float" office:value="-0.000308507425245241" calcext:value-type="float">
            <text:p>0,000</text:p>
          </table:table-cell>
          <table:table-cell table:style-name="ce3" table:formula="of:=([.$C$10]*SIN([.O$13])-[.$B$8])^2+([.$C$10]*COS([.O$13])-[.$B$9])^2-[.$C33]^2" office:value-type="float" office:value="-0.00339113320782891" calcext:value-type="float">
            <text:p>-0,003</text:p>
          </table:table-cell>
          <table:table-cell table:style-name="ce3" table:formula="of:=([.$C$10]*SIN([.P$13])-[.$B$8])^2+([.$C$10]*COS([.P$13])-[.$B$9])^2-[.$C33]^2" office:value-type="float" office:value="-0.0064883603958677" calcext:value-type="float">
            <text:p>-0,006</text:p>
          </table:table-cell>
          <table:table-cell table:style-name="ce3" table:formula="of:=([.$C$10]*SIN([.Q$13])-[.$B$8])^2+([.$C$10]*COS([.Q$13])-[.$B$9])^2-[.$C33]^2" office:value-type="float" office:value="-0.00959924554395669" calcext:value-type="float">
            <text:p>-0,010</text:p>
          </table:table-cell>
          <table:table-cell table:style-name="ce3" table:formula="of:=([.$C$10]*SIN([.R$13])-[.$B$8])^2+([.$C$10]*COS([.R$13])-[.$B$9])^2-[.$C33]^2" office:value-type="float" office:value="-0.0127228410463439" calcext:value-type="float">
            <text:p>-0,013</text:p>
          </table:table-cell>
          <table:table-cell table:style-name="ce3" table:formula="of:=([.$C$10]*SIN([.S$13])-[.$B$8])^2+([.$C$10]*COS([.S$13])-[.$B$9])^2-[.$C33]^2" office:value-type="float" office:value="-0.0158581954255804" calcext:value-type="float">
            <text:p>-0,016</text:p>
          </table:table-cell>
          <table:table-cell table:style-name="ce3" table:formula="of:=([.$C$10]*SIN([.T$13])-[.$B$8])^2+([.$C$10]*COS([.T$13])-[.$B$9])^2-[.$C33]^2" office:value-type="float" office:value="-0.0190043536223493" calcext:value-type="float">
            <text:p>-0,019</text:p>
          </table:table-cell>
          <table:table-cell table:style-name="ce3" table:formula="of:=([.$C$10]*SIN([.U$13])-[.$B$8])^2+([.$C$10]*COS([.U$13])-[.$B$9])^2-[.$C33]^2" office:value-type="float" office:value="-0.0221603572863864" calcext:value-type="float">
            <text:p>-0,022</text:p>
          </table:table-cell>
          <table:table-cell table:style-name="ce3" table:formula="of:=([.$C$10]*SIN([.V$13])-[.$B$8])^2+([.$C$10]*COS([.V$13])-[.$B$9])^2-[.$C33]^2" office:value-type="float" office:value="-0.0253252450684029" calcext:value-type="float">
            <text:p>-0,025</text:p>
          </table:table-cell>
          <table:table-cell table:style-name="ce3" table:formula="of:=([.$C$10]*SIN([.W$13])-[.$B$8])^2+([.$C$10]*COS([.W$13])-[.$B$9])^2-[.$C33]^2" office:value-type="float" office:value="-0.0284980529129212" calcext:value-type="float">
            <text:p>-0,028</text:p>
          </table:table-cell>
          <table:table-cell table:style-name="ce3" table:formula="of:=([.$C$10]*SIN([.X$13])-[.$B$8])^2+([.$C$10]*COS([.X$13])-[.$B$9])^2-[.$C33]^2" office:value-type="float" office:value="-0.0316778143519363" calcext:value-type="float">
            <text:p>-0,032</text:p>
          </table:table-cell>
          <table:table-cell table:style-name="ce3" table:formula="of:=([.$C$10]*SIN([.Y$13])-[.$B$8])^2+([.$C$10]*COS([.Y$13])-[.$B$9])^2-[.$C33]^2" office:value-type="float" office:value="-0.0348635607993108" calcext:value-type="float">
            <text:p>-0,035</text:p>
          </table:table-cell>
          <table:table-cell table:style-name="ce3" table:formula="of:=([.$C$10]*SIN([.Z$13])-[.$B$8])^2+([.$C$10]*COS([.Z$13])-[.$B$9])^2-[.$C33]^2" office:value-type="float" office:value="-0.038054321845816" calcext:value-type="float">
            <text:p>-0,038</text:p>
          </table:table-cell>
          <table:table-cell table:style-name="ce3" table:formula="of:=([.$C$10]*SIN([.AA$13])-[.$B$8])^2+([.$C$10]*COS([.AA$13])-[.$B$9])^2-[.$C33]^2" office:value-type="float" office:value="-0.0412491255547273" calcext:value-type="float">
            <text:p>-0,041</text:p>
          </table:table-cell>
          <table:table-cell table:style-name="ce3" table:formula="of:=([.$C$10]*SIN([.AB$13])-[.$B$8])^2+([.$C$10]*COS([.AB$13])-[.$B$9])^2-[.$C33]^2" office:value-type="float" office:value="-0.0444469987578863" calcext:value-type="float">
            <text:p>-0,044</text:p>
          </table:table-cell>
          <table:table-cell table:style-name="ce3" table:formula="of:=([.$C$10]*SIN([.AC$13])-[.$B$8])^2+([.$C$10]*COS([.AC$13])-[.$B$9])^2-[.$C33]^2" office:value-type="float" office:value="-0.0476469673521367" calcext:value-type="float">
            <text:p>-0,048</text:p>
          </table:table-cell>
          <table:table-cell table:style-name="ce3" table:formula="of:=([.$C$10]*SIN([.AD$13])-[.$B$8])^2+([.$C$10]*COS([.AD$13])-[.$B$9])^2-[.$C33]^2" office:value-type="float" office:value="-0.0508480565960461" calcext:value-type="float">
            <text:p>-0,051</text:p>
          </table:table-cell>
          <table:table-cell table:style-name="ce3" table:formula="of:=([.$C$10]*SIN([.AE$13])-[.$B$8])^2+([.$C$10]*COS([.AE$13])-[.$B$9])^2-[.$C33]^2" office:value-type="float" office:value="-0.054049291406821" calcext:value-type="float">
            <text:p>-0,054</text:p>
          </table:table-cell>
          <table:table-cell table:style-name="ce3" table:formula="of:=([.$C$10]*SIN([.AF$13])-[.$B$8])^2+([.$C$10]*COS([.AF$13])-[.$B$9])^2-[.$C33]^2" office:value-type="float" office:value="-0.057249696657327" calcext:value-type="float">
            <text:p>-0,057</text:p>
          </table:table-cell>
          <table:table-cell table:style-name="ce3" table:formula="of:=([.$C$10]*SIN([.AG$13])-[.$B$8])^2+([.$C$10]*COS([.AG$13])-[.$B$9])^2-[.$C33]^2" office:value-type="float" office:value="-0.060448297473122" calcext:value-type="float">
            <text:p>-0,060</text:p>
          </table:table-cell>
          <table:table-cell table:style-name="ce3" table:formula="of:=([.$C$10]*SIN([.AH$13])-[.$B$8])^2+([.$C$10]*COS([.AH$13])-[.$B$9])^2-[.$C33]^2" office:value-type="float" office:value="-0.0636441195294116" calcext:value-type="float">
            <text:p>-0,064</text:p>
          </table:table-cell>
          <table:table-cell table:style-name="ce3" table:formula="of:=([.$C$10]*SIN([.AI$13])-[.$B$8])^2+([.$C$10]*COS([.AI$13])-[.$B$9])^2-[.$C33]^2" office:value-type="float" office:value="-0.0668361893478392" calcext:value-type="float">
            <text:p>-0,067</text:p>
          </table:table-cell>
          <table:table-cell table:style-name="ce3" table:formula="of:=([.$C$10]*SIN([.AJ$13])-[.$B$8])^2+([.$C$10]*COS([.AJ$13])-[.$B$9])^2-[.$C33]^2" office:value-type="float" office:value="-0.0700235345930155" calcext:value-type="float">
            <text:p>-0,070</text:p>
          </table:table-cell>
          <table:table-cell table:style-name="ce3" table:formula="of:=([.$C$10]*SIN([.AK$13])-[.$B$8])^2+([.$C$10]*COS([.AK$13])-[.$B$9])^2-[.$C33]^2" office:value-type="float" office:value="-0.0732051843687025" calcext:value-type="float">
            <text:p>-0,073</text:p>
          </table:table-cell>
          <table:table-cell table:style-name="ce3" table:formula="of:=([.$C$10]*SIN([.AL$13])-[.$B$8])^2+([.$C$10]*COS([.AL$13])-[.$B$9])^2-[.$C33]^2" office:value-type="float" office:value="-0.0763801695135571" calcext:value-type="float">
            <text:p>-0,076</text:p>
          </table:table-cell>
          <table:table-cell table:style-name="ce3" table:formula="of:=([.$C$10]*SIN([.AM$13])-[.$B$8])^2+([.$C$10]*COS([.AM$13])-[.$B$9])^2-[.$C33]^2" office:value-type="float" office:value="-0.0795475228963475" calcext:value-type="float">
            <text:p>-0,080</text:p>
          </table:table-cell>
          <table:table-cell table:style-name="ce3" table:formula="of:=([.$C$10]*SIN([.AN$13])-[.$B$8])^2+([.$C$10]*COS([.AN$13])-[.$B$9])^2-[.$C33]^2" office:value-type="float" office:value="-0.0827062797105504" calcext:value-type="float">
            <text:p>-0,083</text:p>
          </table:table-cell>
          <table:table-cell table:style-name="ce3" table:formula="of:=([.$C$10]*SIN([.AO$13])-[.$B$8])^2+([.$C$10]*COS([.AO$13])-[.$B$9])^2-[.$C33]^2" office:value-type="float" office:value="-0.0858554777682407" calcext:value-type="float">
            <text:p>-0,086</text:p>
          </table:table-cell>
          <table:table-cell table:style-name="ce3" table:formula="of:=([.$C$10]*SIN([.AP$13])-[.$B$8])^2+([.$C$10]*COS([.AP$13])-[.$B$9])^2-[.$C33]^2" office:value-type="float" office:value="-0.088994157793183" calcext:value-type="float">
            <text:p>-0,089</text:p>
          </table:table-cell>
          <table:table-cell table:style-name="ce3" table:formula="of:=([.$C$10]*SIN([.AQ$13])-[.$B$8])^2+([.$C$10]*COS([.AQ$13])-[.$B$9])^2-[.$C33]^2" office:value-type="float" office:value="-0.0921213637130366" calcext:value-type="float">
            <text:p>-0,092</text:p>
          </table:table-cell>
          <table:table-cell table:style-name="ce3" table:formula="of:=([.$C$10]*SIN([.AR$13])-[.$B$8])^2+([.$C$10]*COS([.AR$13])-[.$B$9])^2-[.$C33]^2" office:value-type="float" office:value="-0.0952361429505844" calcext:value-type="float">
            <text:p>-0,095</text:p>
          </table:table-cell>
          <table:table-cell table:style-name="ce3" table:formula="of:=([.$C$10]*SIN([.AS$13])-[.$B$8])^2+([.$C$10]*COS([.AS$13])-[.$B$9])^2-[.$C33]^2" office:value-type="float" office:value="-0.0983375467138971" calcext:value-type="float">
            <text:p>-0,098</text:p>
          </table:table-cell>
          <table:table-cell table:style-name="ce3" table:formula="of:=([.$C$10]*SIN([.AT$13])-[.$B$8])^2+([.$C$10]*COS([.AT$13])-[.$B$9])^2-[.$C33]^2" office:value-type="float" office:value="-0.101424630285345" calcext:value-type="float">
            <text:p>-0,101</text:p>
          </table:table-cell>
          <table:table-cell table:style-name="ce3" table:formula="of:=([.$C$10]*SIN([.AU$13])-[.$B$8])^2+([.$C$10]*COS([.AU$13])-[.$B$9])^2-[.$C33]^2" office:value-type="float" office:value="-0.104496453309366" calcext:value-type="float">
            <text:p>-0,104</text:p>
          </table:table-cell>
          <table:table-cell table:style-name="ce3" table:formula="of:=([.$C$10]*SIN([.AV$13])-[.$B$8])^2+([.$C$10]*COS([.AV$13])-[.$B$9])^2-[.$C33]^2" office:value-type="float" office:value="-0.107552080078909" calcext:value-type="float">
            <text:p>-0,108</text:p>
          </table:table-cell>
          <table:table-cell table:style-name="ce3" table:formula="of:=([.$C$10]*SIN([.AW$13])-[.$B$8])^2+([.$C$10]*COS([.AW$13])-[.$B$9])^2-[.$C33]^2" office:value-type="float" office:value="-0.110590579820462" calcext:value-type="float">
            <text:p>-0,111</text:p>
          </table:table-cell>
          <table:table-cell table:style-name="ce3" table:formula="of:=([.$C$10]*SIN([.AX$13])-[.$B$8])^2+([.$C$10]*COS([.AX$13])-[.$B$9])^2-[.$C33]^2" office:value-type="float" office:value="-0.113611026977567" calcext:value-type="float">
            <text:p>-0,114</text:p>
          </table:table-cell>
          <table:table-cell table:style-name="ce3" table:formula="of:=([.$C$10]*SIN([.AY$13])-[.$B$8])^2+([.$C$10]*COS([.AY$13])-[.$B$9])^2-[.$C33]^2" office:value-type="float" office:value="-0.116612501492761" calcext:value-type="float">
            <text:p>-0,117</text:p>
          </table:table-cell>
          <table:table-cell table:style-name="ce3" table:formula="of:=([.$C$10]*SIN([.AZ$13])-[.$B$8])^2+([.$C$10]*COS([.AZ$13])-[.$B$9])^2-[.$C33]^2" office:value-type="float" office:value="-0.11959408908783" calcext:value-type="float">
            <text:p>-0,120</text:p>
          </table:table-cell>
          <table:table-cell table:style-name="ce3" table:formula="of:=([.$C$10]*SIN([.BA$13])-[.$B$8])^2+([.$C$10]*COS([.BA$13])-[.$B$9])^2-[.$C33]^2" office:value-type="float" office:value="-0.12255488154231" calcext:value-type="float">
            <text:p>-0,123</text:p>
          </table:table-cell>
          <table:table-cell table:style-name="ce3" table:formula="of:=([.$C$10]*SIN([.BB$13])-[.$B$8])^2+([.$C$10]*COS([.BB$13])-[.$B$9])^2-[.$C33]^2" office:value-type="float" office:value="-0.125493976970138" calcext:value-type="float">
            <text:p>-0,125</text:p>
          </table:table-cell>
          <table:table-cell table:style-name="ce3" table:formula="of:=([.$C$10]*SIN([.BC$13])-[.$B$8])^2+([.$C$10]*COS([.BC$13])-[.$B$9])^2-[.$C33]^2" office:value-type="float" office:value="-0.128410480094373" calcext:value-type="float">
            <text:p>-0,128</text:p>
          </table:table-cell>
          <table:table-cell table:style-name="ce3" table:formula="of:=([.$C$10]*SIN([.BD$13])-[.$B$8])^2+([.$C$10]*COS([.BD$13])-[.$B$9])^2-[.$C33]^2" office:value-type="float" office:value="-0.131303502519913" calcext:value-type="float">
            <text:p>-0,131</text:p>
          </table:table-cell>
          <table:table-cell table:style-name="ce3" table:formula="of:=([.$C$10]*SIN([.BE$13])-[.$B$8])^2+([.$C$10]*COS([.BE$13])-[.$B$9])^2-[.$C33]^2" office:value-type="float" office:value="-0.134172163004101" calcext:value-type="float">
            <text:p>-0,134</text:p>
          </table:table-cell>
          <table:table-cell table:style-name="ce3" table:formula="of:=([.$C$10]*SIN([.BF$13])-[.$B$8])^2+([.$C$10]*COS([.BF$13])-[.$B$9])^2-[.$C33]^2" office:value-type="float" office:value="-0.137015587725163" calcext:value-type="float">
            <text:p>-0,137</text:p>
          </table:table-cell>
          <table:table-cell table:style-name="ce3" table:formula="of:=([.$C$10]*SIN([.BG$13])-[.$B$8])^2+([.$C$10]*COS([.BG$13])-[.$B$9])^2-[.$C33]^2" office:value-type="float" office:value="-0.139832910548385" calcext:value-type="float">
            <text:p>-0,140</text:p>
          </table:table-cell>
          <table:table-cell table:style-name="ce3" table:formula="of:=([.$C$10]*SIN([.BH$13])-[.$B$8])^2+([.$C$10]*COS([.BH$13])-[.$B$9])^2-[.$C33]^2" office:value-type="float" office:value="-0.142623273289944" calcext:value-type="float">
            <text:p>-0,143</text:p>
          </table:table-cell>
          <table:table-cell table:style-name="ce3" table:formula="of:=([.$C$10]*SIN([.BI$13])-[.$B$8])^2+([.$C$10]*COS([.BI$13])-[.$B$9])^2-[.$C33]^2" office:value-type="float" office:value="-0.145385825978316" calcext:value-type="float">
            <text:p>-0,145</text:p>
          </table:table-cell>
          <table:table-cell table:style-name="ce3" table:formula="of:=([.$C$10]*SIN([.BJ$13])-[.$B$8])^2+([.$C$10]*COS([.BJ$13])-[.$B$9])^2-[.$C33]^2" office:value-type="float" office:value="-0.148119727113193" calcext:value-type="float">
            <text:p>-0,148</text:p>
          </table:table-cell>
          <table:table-cell table:style-name="ce3" table:formula="of:=([.$C$10]*SIN([.BK$13])-[.$B$8])^2+([.$C$10]*COS([.BK$13])-[.$B$9])^2-[.$C33]^2" office:value-type="float" office:value="-0.150824143921803" calcext:value-type="float">
            <text:p>-0,151</text:p>
          </table:table-cell>
          <table:table-cell table:style-name="ce3" table:formula="of:=([.$C$10]*SIN([.BL$13])-[.$B$8])^2+([.$C$10]*COS([.BL$13])-[.$B$9])^2-[.$C33]^2" office:value-type="float" office:value="-0.15349825261259" calcext:value-type="float">
            <text:p>-0,153</text:p>
          </table:table-cell>
          <table:table-cell table:style-name="ce3" table:formula="of:=([.$C$10]*SIN([.BM$13])-[.$B$8])^2+([.$C$10]*COS([.BM$13])-[.$B$9])^2-[.$C33]^2" office:value-type="float" office:value="-0.156141238626141" calcext:value-type="float">
            <text:p>-0,156</text:p>
          </table:table-cell>
          <table:table-cell table:style-name="ce3" table:formula="of:=([.$C$10]*SIN([.BN$13])-[.$B$8])^2+([.$C$10]*COS([.BN$13])-[.$B$9])^2-[.$C33]^2" office:value-type="float" office:value="-0.158752296883313" calcext:value-type="float">
            <text:p>-0,159</text:p>
          </table:table-cell>
          <table:table-cell table:style-name="ce3" table:formula="of:=([.$C$10]*SIN([.BO$13])-[.$B$8])^2+([.$C$10]*COS([.BO$13])-[.$B$9])^2-[.$C33]^2" office:value-type="float" office:value="-0.161330632030467" calcext:value-type="float">
            <text:p>-0,161</text:p>
          </table:table-cell>
          <table:table-cell table:style-name="ce3" table:formula="of:=([.$C$10]*SIN([.BP$13])-[.$B$8])^2+([.$C$10]*COS([.BP$13])-[.$B$9])^2-[.$C33]^2" office:value-type="float" office:value="-0.16387545868174" calcext:value-type="float">
            <text:p>-0,164</text:p>
          </table:table-cell>
          <table:table-cell table:style-name="ce3" table:formula="of:=([.$C$10]*SIN([.BQ$13])-[.$B$8])^2+([.$C$10]*COS([.BQ$13])-[.$B$9])^2-[.$C33]^2" office:value-type="float" office:value="-0.166386001658283" calcext:value-type="float">
            <text:p>-0,166</text:p>
          </table:table-cell>
          <table:table-cell table:style-name="ce3" table:formula="of:=([.$C$10]*SIN([.BR$13])-[.$B$8])^2+([.$C$10]*COS([.BR$13])-[.$B$9])^2-[.$C33]^2" office:value-type="float" office:value="-0.168861496224385" calcext:value-type="float">
            <text:p>-0,169</text:p>
          </table:table-cell>
          <table:table-cell table:style-name="ce3" table:formula="of:=([.$C$10]*SIN([.BS$13])-[.$B$8])^2+([.$C$10]*COS([.BS$13])-[.$B$9])^2-[.$C33]^2" office:value-type="float" office:value="-0.171301188320419" calcext:value-type="float">
            <text:p>-0,171</text:p>
          </table:table-cell>
          <table:table-cell table:style-name="ce3" table:formula="of:=([.$C$10]*SIN([.BT$13])-[.$B$8])^2+([.$C$10]*COS([.BT$13])-[.$B$9])^2-[.$C33]^2" office:value-type="float" office:value="-0.17370433479254" calcext:value-type="float">
            <text:p>-0,174</text:p>
          </table:table-cell>
          <table:table-cell table:style-name="ce3" table:formula="of:=([.$C$10]*SIN([.BU$13])-[.$B$8])^2+([.$C$10]*COS([.BU$13])-[.$B$9])^2-[.$C33]^2" office:value-type="float" office:value="-0.176070203619052" calcext:value-type="float">
            <text:p>-0,176</text:p>
          </table:table-cell>
          <table:table-cell table:style-name="ce3" table:formula="of:=([.$C$10]*SIN([.BV$13])-[.$B$8])^2+([.$C$10]*COS([.BV$13])-[.$B$9])^2-[.$C33]^2" office:value-type="float" office:value="-0.178398074133392" calcext:value-type="float">
            <text:p>-0,178</text:p>
          </table:table-cell>
          <table:table-cell table:style-name="ce3" table:formula="of:=([.$C$10]*SIN([.BW$13])-[.$B$8])^2+([.$C$10]*COS([.BW$13])-[.$B$9])^2-[.$C33]^2" office:value-type="float" office:value="-0.180687237243652" calcext:value-type="float">
            <text:p>-0,181</text:p>
          </table:table-cell>
          <table:table-cell table:style-name="ce3" table:formula="of:=([.$C$10]*SIN([.BX$13])-[.$B$8])^2+([.$C$10]*COS([.BX$13])-[.$B$9])^2-[.$C33]^2" office:value-type="float" office:value="-0.182936995648571" calcext:value-type="float">
            <text:p>-0,183</text:p>
          </table:table-cell>
          <table:table-cell table:style-name="ce3" table:formula="of:=([.$C$10]*SIN([.BY$13])-[.$B$8])^2+([.$C$10]*COS([.BY$13])-[.$B$9])^2-[.$C33]^2" office:value-type="float" office:value="-0.185146664049946" calcext:value-type="float">
            <text:p>-0,185</text:p>
          </table:table-cell>
          <table:table-cell table:style-name="ce3" table:formula="of:=([.$C$10]*SIN([.BZ$13])-[.$B$8])^2+([.$C$10]*COS([.BZ$13])-[.$B$9])^2-[.$C33]^2" office:value-type="float" office:value="-0.187315569361377" calcext:value-type="float">
            <text:p>-0,187</text:p>
          </table:table-cell>
          <table:table-cell table:style-name="ce3" table:formula="of:=([.$C$10]*SIN([.CA$13])-[.$B$8])^2+([.$C$10]*COS([.CA$13])-[.$B$9])^2-[.$C33]^2" office:value-type="float" office:value="-0.189443050913294" calcext:value-type="float">
            <text:p>-0,189</text:p>
          </table:table-cell>
          <table:table-cell table:style-name="ce3" table:formula="of:=([.$C$10]*SIN([.CB$13])-[.$B$8])^2+([.$C$10]*COS([.CB$13])-[.$B$9])^2-[.$C33]^2" office:value-type="float" office:value="-0.191528460654208" calcext:value-type="float">
            <text:p>-0,192</text:p>
          </table:table-cell>
          <table:table-cell table:style-name="ce3" table:formula="of:=([.$C$10]*SIN([.CC$13])-[.$B$8])^2+([.$C$10]*COS([.CC$13])-[.$B$9])^2-[.$C33]^2" office:value-type="float" office:value="-0.193571163348109" calcext:value-type="float">
            <text:p>-0,194</text:p>
          </table:table-cell>
          <table:table-cell table:style-name="ce3" table:formula="of:=([.$C$10]*SIN([.CD$13])-[.$B$8])^2+([.$C$10]*COS([.CD$13])-[.$B$9])^2-[.$C33]^2" office:value-type="float" office:value="-0.19557053676797" calcext:value-type="float">
            <text:p>-0,196</text:p>
          </table:table-cell>
          <table:table-cell table:style-name="ce3" table:formula="of:=([.$C$10]*SIN([.CE$13])-[.$B$8])^2+([.$C$10]*COS([.CE$13])-[.$B$9])^2-[.$C33]^2" office:value-type="float" office:value="-0.197525971885278" calcext:value-type="float">
            <text:p>-0,198</text:p>
          </table:table-cell>
          <table:table-cell table:style-name="ce3" table:formula="of:=([.$C$10]*SIN([.CF$13])-[.$B$8])^2+([.$C$10]*COS([.CF$13])-[.$B$9])^2-[.$C33]^2" office:value-type="float" office:value="-0.199436873055554" calcext:value-type="float">
            <text:p>-0,199</text:p>
          </table:table-cell>
          <table:table-cell table:style-name="ce3" table:formula="of:=([.$C$10]*SIN([.CG$13])-[.$B$8])^2+([.$C$10]*COS([.CG$13])-[.$B$9])^2-[.$C33]^2" office:value-type="float" office:value="-0.201302658199789" calcext:value-type="float">
            <text:p>-0,201</text:p>
          </table:table-cell>
          <table:table-cell table:style-name="ce3" table:formula="of:=([.$C$10]*SIN([.CH$13])-[.$B$8])^2+([.$C$10]*COS([.CH$13])-[.$B$9])^2-[.$C33]^2" office:value-type="float" office:value="-0.203122758981754" calcext:value-type="float">
            <text:p>-0,203</text:p>
          </table:table-cell>
          <table:table-cell table:style-name="ce3" table:formula="of:=([.$C$10]*SIN([.CI$13])-[.$B$8])^2+([.$C$10]*COS([.CI$13])-[.$B$9])^2-[.$C33]^2" office:value-type="float" office:value="-0.204896620981121" calcext:value-type="float">
            <text:p>-0,205</text:p>
          </table:table-cell>
          <table:table-cell table:style-name="ce3" table:formula="of:=([.$C$10]*SIN([.CJ$13])-[.$B$8])^2+([.$C$10]*COS([.CJ$13])-[.$B$9])^2-[.$C33]^2" office:value-type="float" office:value="-0.20662370386234" calcext:value-type="float">
            <text:p>-0,207</text:p>
          </table:table-cell>
          <table:table-cell table:style-name="ce3" table:formula="of:=([.$C$10]*SIN([.CK$13])-[.$B$8])^2+([.$C$10]*COS([.CK$13])-[.$B$9])^2-[.$C33]^2" office:value-type="float" office:value="-0.208303481539234" calcext:value-type="float">
            <text:p>-0,208</text:p>
          </table:table-cell>
          <table:table-cell table:style-name="ce3" table:formula="of:=([.$C$10]*SIN([.CL$13])-[.$B$8])^2+([.$C$10]*COS([.CL$13])-[.$B$9])^2-[.$C33]^2" office:value-type="float" office:value="-0.209935442335251" calcext:value-type="float">
            <text:p>-0,210</text:p>
          </table:table-cell>
          <table:table-cell table:style-name="ce3" table:formula="of:=([.$C$10]*SIN([.CM$13])-[.$B$8])^2+([.$C$10]*COS([.CM$13])-[.$B$9])^2-[.$C33]^2" office:value-type="float" office:value="-0.211519089139323" calcext:value-type="float">
            <text:p>-0,212</text:p>
          </table:table-cell>
          <table:table-cell table:style-name="ce3" table:formula="of:=([.$C$10]*SIN([.CN$13])-[.$B$8])^2+([.$C$10]*COS([.CN$13])-[.$B$9])^2-[.$C33]^2" office:value-type="float" office:value="-0.213053939557293" calcext:value-type="float">
            <text:p>-0,213</text:p>
          </table:table-cell>
          <table:table-cell table:style-name="ce3" table:formula="of:=([.$C$10]*SIN([.CO$13])-[.$B$8])^2+([.$C$10]*COS([.CO$13])-[.$B$9])^2-[.$C33]^2" office:value-type="float" office:value="-0.214539526058855" calcext:value-type="float">
            <text:p>-0,215</text:p>
          </table:table-cell>
          <table:table-cell table:style-name="ce3" table:formula="of:=([.$C$10]*SIN([.CP$13])-[.$B$8])^2+([.$C$10]*COS([.CP$13])-[.$B$9])^2-[.$C33]^2" office:value-type="float" office:value="-0.215975396119969" calcext:value-type="float">
            <text:p>-0,216</text:p>
          </table:table-cell>
          <table:table-cell table:style-name="ce3" table:formula="of:=([.$C$10]*SIN([.CQ$13])-[.$B$8])^2+([.$C$10]*COS([.CQ$13])-[.$B$9])^2-[.$C33]^2" office:value-type="float" office:value="-0.217361112360705" calcext:value-type="float">
            <text:p>-0,217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[.C$11]+[.A34]" office:value-type="float" office:value="0.620744258309011" calcext:value-type="float">
            <text:p>0,621</text:p>
          </table:table-cell>
          <table:table-cell table:style-name="ce3" table:formula="of:=([.$B$7]^2+[.B34]^2)^0.5" office:value-type="float" office:value="0.623176086049204" calcext:value-type="float">
            <text:p>0,623</text:p>
          </table:table-cell>
          <table:table-cell/>
          <table:table-cell table:style-name="ce3" table:formula="of:=([.$C$10]*SIN([.E$13])-[.$B$8])^2+([.$C$10]*COS([.E$13])-[.$B$9])^2-[.$C34]^2" office:value-type="float" office:value="0.0143099344738762" calcext:value-type="float">
            <text:p>0,014</text:p>
          </table:table-cell>
          <table:table-cell table:style-name="ce3" table:formula="of:=([.$C$10]*SIN([.F$13])-[.$B$8])^2+([.$C$10]*COS([.F$13])-[.$B$9])^2-[.$C34]^2" office:value-type="float" office:value="0.0114003488251396" calcext:value-type="float">
            <text:p>0,011</text:p>
          </table:table-cell>
          <table:table-cell table:style-name="ce3" table:formula="of:=([.$C$10]*SIN([.G$13])-[.$B$8])^2+([.$C$10]*COS([.G$13])-[.$B$9])^2-[.$C34]^2" office:value-type="float" office:value="0.00846790490891397" calcext:value-type="float">
            <text:p>0,008</text:p>
          </table:table-cell>
          <table:table-cell table:style-name="ce3" table:formula="of:=([.$C$10]*SIN([.H$13])-[.$B$8])^2+([.$C$10]*COS([.H$13])-[.$B$9])^2-[.$C34]^2" office:value-type="float" office:value="0.00551349597602285" calcext:value-type="float">
            <text:p>0,006</text:p>
          </table:table-cell>
          <table:table-cell table:style-name="ce3" table:formula="of:=([.$C$10]*SIN([.I$13])-[.$B$8])^2+([.$C$10]*COS([.I$13])-[.$B$9])^2-[.$C34]^2" office:value-type="float" office:value="0.00253802196804775" calcext:value-type="float">
            <text:p>0,003</text:p>
          </table:table-cell>
          <table:table-cell table:style-name="ce3" table:formula="of:=([.$C$10]*SIN([.J$13])-[.$B$8])^2+([.$C$10]*COS([.J$13])-[.$B$9])^2-[.$C34]^2" office:value-type="float" office:value="-0.000457610756804894" calcext:value-type="float">
            <text:p>0,000</text:p>
          </table:table-cell>
          <table:table-cell table:style-name="ce3" table:formula="of:=([.$C$10]*SIN([.K$13])-[.$B$8])^2+([.$C$10]*COS([.K$13])-[.$B$9])^2-[.$C34]^2" office:value-type="float" office:value="-0.00347248969978742" calcext:value-type="float">
            <text:p>-0,003</text:p>
          </table:table-cell>
          <table:table-cell table:style-name="ce3" table:formula="of:=([.$C$10]*SIN([.L$13])-[.$B$8])^2+([.$C$10]*COS([.L$13])-[.$B$9])^2-[.$C34]^2" office:value-type="float" office:value="-0.00650569649956806" calcext:value-type="float">
            <text:p>-0,007</text:p>
          </table:table-cell>
          <table:table-cell table:style-name="ce3" table:formula="of:=([.$C$10]*SIN([.M$13])-[.$B$8])^2+([.$C$10]*COS([.M$13])-[.$B$9])^2-[.$C34]^2" office:value-type="float" office:value="-0.00955630721197243" calcext:value-type="float">
            <text:p>-0,010</text:p>
          </table:table-cell>
          <table:table-cell table:style-name="ce3" table:formula="of:=([.$C$10]*SIN([.N$13])-[.$B$8])^2+([.$C$10]*COS([.N$13])-[.$B$9])^2-[.$C34]^2" office:value-type="float" office:value="-0.0126233925914255" calcext:value-type="float">
            <text:p>-0,013</text:p>
          </table:table-cell>
          <table:table-cell table:style-name="ce3" table:formula="of:=([.$C$10]*SIN([.O$13])-[.$B$8])^2+([.$C$10]*COS([.O$13])-[.$B$9])^2-[.$C34]^2" office:value-type="float" office:value="-0.0157060183740092" calcext:value-type="float">
            <text:p>-0,016</text:p>
          </table:table-cell>
          <table:table-cell table:style-name="ce3" table:formula="of:=([.$C$10]*SIN([.P$13])-[.$B$8])^2+([.$C$10]*COS([.P$13])-[.$B$9])^2-[.$C34]^2" office:value-type="float" office:value="-0.018803245562048" calcext:value-type="float">
            <text:p>-0,019</text:p>
          </table:table-cell>
          <table:table-cell table:style-name="ce3" table:formula="of:=([.$C$10]*SIN([.Q$13])-[.$B$8])^2+([.$C$10]*COS([.Q$13])-[.$B$9])^2-[.$C34]^2" office:value-type="float" office:value="-0.021914130710137" calcext:value-type="float">
            <text:p>-0,022</text:p>
          </table:table-cell>
          <table:table-cell table:style-name="ce3" table:formula="of:=([.$C$10]*SIN([.R$13])-[.$B$8])^2+([.$C$10]*COS([.R$13])-[.$B$9])^2-[.$C34]^2" office:value-type="float" office:value="-0.0250377262125241" calcext:value-type="float">
            <text:p>-0,025</text:p>
          </table:table-cell>
          <table:table-cell table:style-name="ce3" table:formula="of:=([.$C$10]*SIN([.S$13])-[.$B$8])^2+([.$C$10]*COS([.S$13])-[.$B$9])^2-[.$C34]^2" office:value-type="float" office:value="-0.0281730805917607" calcext:value-type="float">
            <text:p>-0,028</text:p>
          </table:table-cell>
          <table:table-cell table:style-name="ce3" table:formula="of:=([.$C$10]*SIN([.T$13])-[.$B$8])^2+([.$C$10]*COS([.T$13])-[.$B$9])^2-[.$C34]^2" office:value-type="float" office:value="-0.0313192387885295" calcext:value-type="float">
            <text:p>-0,031</text:p>
          </table:table-cell>
          <table:table-cell table:style-name="ce3" table:formula="of:=([.$C$10]*SIN([.U$13])-[.$B$8])^2+([.$C$10]*COS([.U$13])-[.$B$9])^2-[.$C34]^2" office:value-type="float" office:value="-0.0344752424525667" calcext:value-type="float">
            <text:p>-0,034</text:p>
          </table:table-cell>
          <table:table-cell table:style-name="ce3" table:formula="of:=([.$C$10]*SIN([.V$13])-[.$B$8])^2+([.$C$10]*COS([.V$13])-[.$B$9])^2-[.$C34]^2" office:value-type="float" office:value="-0.0376401302345832" calcext:value-type="float">
            <text:p>-0,038</text:p>
          </table:table-cell>
          <table:table-cell table:style-name="ce3" table:formula="of:=([.$C$10]*SIN([.W$13])-[.$B$8])^2+([.$C$10]*COS([.W$13])-[.$B$9])^2-[.$C34]^2" office:value-type="float" office:value="-0.0408129380791015" calcext:value-type="float">
            <text:p>-0,041</text:p>
          </table:table-cell>
          <table:table-cell table:style-name="ce3" table:formula="of:=([.$C$10]*SIN([.X$13])-[.$B$8])^2+([.$C$10]*COS([.X$13])-[.$B$9])^2-[.$C34]^2" office:value-type="float" office:value="-0.0439926995181166" calcext:value-type="float">
            <text:p>-0,044</text:p>
          </table:table-cell>
          <table:table-cell table:style-name="ce3" table:formula="of:=([.$C$10]*SIN([.Y$13])-[.$B$8])^2+([.$C$10]*COS([.Y$13])-[.$B$9])^2-[.$C34]^2" office:value-type="float" office:value="-0.0471784459654911" calcext:value-type="float">
            <text:p>-0,047</text:p>
          </table:table-cell>
          <table:table-cell table:style-name="ce3" table:formula="of:=([.$C$10]*SIN([.Z$13])-[.$B$8])^2+([.$C$10]*COS([.Z$13])-[.$B$9])^2-[.$C34]^2" office:value-type="float" office:value="-0.0503692070119963" calcext:value-type="float">
            <text:p>-0,050</text:p>
          </table:table-cell>
          <table:table-cell table:style-name="ce3" table:formula="of:=([.$C$10]*SIN([.AA$13])-[.$B$8])^2+([.$C$10]*COS([.AA$13])-[.$B$9])^2-[.$C34]^2" office:value-type="float" office:value="-0.0535640107209075" calcext:value-type="float">
            <text:p>-0,054</text:p>
          </table:table-cell>
          <table:table-cell table:style-name="ce3" table:formula="of:=([.$C$10]*SIN([.AB$13])-[.$B$8])^2+([.$C$10]*COS([.AB$13])-[.$B$9])^2-[.$C34]^2" office:value-type="float" office:value="-0.0567618839240666" calcext:value-type="float">
            <text:p>-0,057</text:p>
          </table:table-cell>
          <table:table-cell table:style-name="ce3" table:formula="of:=([.$C$10]*SIN([.AC$13])-[.$B$8])^2+([.$C$10]*COS([.AC$13])-[.$B$9])^2-[.$C34]^2" office:value-type="float" office:value="-0.059961852518317" calcext:value-type="float">
            <text:p>-0,060</text:p>
          </table:table-cell>
          <table:table-cell table:style-name="ce3" table:formula="of:=([.$C$10]*SIN([.AD$13])-[.$B$8])^2+([.$C$10]*COS([.AD$13])-[.$B$9])^2-[.$C34]^2" office:value-type="float" office:value="-0.0631629417622264" calcext:value-type="float">
            <text:p>-0,063</text:p>
          </table:table-cell>
          <table:table-cell table:style-name="ce3" table:formula="of:=([.$C$10]*SIN([.AE$13])-[.$B$8])^2+([.$C$10]*COS([.AE$13])-[.$B$9])^2-[.$C34]^2" office:value-type="float" office:value="-0.0663641765730013" calcext:value-type="float">
            <text:p>-0,066</text:p>
          </table:table-cell>
          <table:table-cell table:style-name="ce3" table:formula="of:=([.$C$10]*SIN([.AF$13])-[.$B$8])^2+([.$C$10]*COS([.AF$13])-[.$B$9])^2-[.$C34]^2" office:value-type="float" office:value="-0.0695645818235073" calcext:value-type="float">
            <text:p>-0,070</text:p>
          </table:table-cell>
          <table:table-cell table:style-name="ce3" table:formula="of:=([.$C$10]*SIN([.AG$13])-[.$B$8])^2+([.$C$10]*COS([.AG$13])-[.$B$9])^2-[.$C34]^2" office:value-type="float" office:value="-0.0727631826393023" calcext:value-type="float">
            <text:p>-0,073</text:p>
          </table:table-cell>
          <table:table-cell table:style-name="ce3" table:formula="of:=([.$C$10]*SIN([.AH$13])-[.$B$8])^2+([.$C$10]*COS([.AH$13])-[.$B$9])^2-[.$C34]^2" office:value-type="float" office:value="-0.0759590046955919" calcext:value-type="float">
            <text:p>-0,076</text:p>
          </table:table-cell>
          <table:table-cell table:style-name="ce3" table:formula="of:=([.$C$10]*SIN([.AI$13])-[.$B$8])^2+([.$C$10]*COS([.AI$13])-[.$B$9])^2-[.$C34]^2" office:value-type="float" office:value="-0.0791510745140195" calcext:value-type="float">
            <text:p>-0,079</text:p>
          </table:table-cell>
          <table:table-cell table:style-name="ce3" table:formula="of:=([.$C$10]*SIN([.AJ$13])-[.$B$8])^2+([.$C$10]*COS([.AJ$13])-[.$B$9])^2-[.$C34]^2" office:value-type="float" office:value="-0.0823384197591958" calcext:value-type="float">
            <text:p>-0,082</text:p>
          </table:table-cell>
          <table:table-cell table:style-name="ce3" table:formula="of:=([.$C$10]*SIN([.AK$13])-[.$B$8])^2+([.$C$10]*COS([.AK$13])-[.$B$9])^2-[.$C34]^2" office:value-type="float" office:value="-0.0855200695348828" calcext:value-type="float">
            <text:p>-0,086</text:p>
          </table:table-cell>
          <table:table-cell table:style-name="ce3" table:formula="of:=([.$C$10]*SIN([.AL$13])-[.$B$8])^2+([.$C$10]*COS([.AL$13])-[.$B$9])^2-[.$C34]^2" office:value-type="float" office:value="-0.0886950546797374" calcext:value-type="float">
            <text:p>-0,089</text:p>
          </table:table-cell>
          <table:table-cell table:style-name="ce3" table:formula="of:=([.$C$10]*SIN([.AM$13])-[.$B$8])^2+([.$C$10]*COS([.AM$13])-[.$B$9])^2-[.$C34]^2" office:value-type="float" office:value="-0.0918624080625278" calcext:value-type="float">
            <text:p>-0,092</text:p>
          </table:table-cell>
          <table:table-cell table:style-name="ce3" table:formula="of:=([.$C$10]*SIN([.AN$13])-[.$B$8])^2+([.$C$10]*COS([.AN$13])-[.$B$9])^2-[.$C34]^2" office:value-type="float" office:value="-0.0950211648767307" calcext:value-type="float">
            <text:p>-0,095</text:p>
          </table:table-cell>
          <table:table-cell table:style-name="ce3" table:formula="of:=([.$C$10]*SIN([.AO$13])-[.$B$8])^2+([.$C$10]*COS([.AO$13])-[.$B$9])^2-[.$C34]^2" office:value-type="float" office:value="-0.098170362934421" calcext:value-type="float">
            <text:p>-0,098</text:p>
          </table:table-cell>
          <table:table-cell table:style-name="ce3" table:formula="of:=([.$C$10]*SIN([.AP$13])-[.$B$8])^2+([.$C$10]*COS([.AP$13])-[.$B$9])^2-[.$C34]^2" office:value-type="float" office:value="-0.101309042959363" calcext:value-type="float">
            <text:p>-0,101</text:p>
          </table:table-cell>
          <table:table-cell table:style-name="ce3" table:formula="of:=([.$C$10]*SIN([.AQ$13])-[.$B$8])^2+([.$C$10]*COS([.AQ$13])-[.$B$9])^2-[.$C34]^2" office:value-type="float" office:value="-0.104436248879217" calcext:value-type="float">
            <text:p>-0,104</text:p>
          </table:table-cell>
          <table:table-cell table:style-name="ce3" table:formula="of:=([.$C$10]*SIN([.AR$13])-[.$B$8])^2+([.$C$10]*COS([.AR$13])-[.$B$9])^2-[.$C34]^2" office:value-type="float" office:value="-0.107551028116765" calcext:value-type="float">
            <text:p>-0,108</text:p>
          </table:table-cell>
          <table:table-cell table:style-name="ce3" table:formula="of:=([.$C$10]*SIN([.AS$13])-[.$B$8])^2+([.$C$10]*COS([.AS$13])-[.$B$9])^2-[.$C34]^2" office:value-type="float" office:value="-0.110652431880077" calcext:value-type="float">
            <text:p>-0,111</text:p>
          </table:table-cell>
          <table:table-cell table:style-name="ce3" table:formula="of:=([.$C$10]*SIN([.AT$13])-[.$B$8])^2+([.$C$10]*COS([.AT$13])-[.$B$9])^2-[.$C34]^2" office:value-type="float" office:value="-0.113739515451525" calcext:value-type="float">
            <text:p>-0,114</text:p>
          </table:table-cell>
          <table:table-cell table:style-name="ce3" table:formula="of:=([.$C$10]*SIN([.AU$13])-[.$B$8])^2+([.$C$10]*COS([.AU$13])-[.$B$9])^2-[.$C34]^2" office:value-type="float" office:value="-0.116811338475546" calcext:value-type="float">
            <text:p>-0,117</text:p>
          </table:table-cell>
          <table:table-cell table:style-name="ce3" table:formula="of:=([.$C$10]*SIN([.AV$13])-[.$B$8])^2+([.$C$10]*COS([.AV$13])-[.$B$9])^2-[.$C34]^2" office:value-type="float" office:value="-0.11986696524509" calcext:value-type="float">
            <text:p>-0,120</text:p>
          </table:table-cell>
          <table:table-cell table:style-name="ce3" table:formula="of:=([.$C$10]*SIN([.AW$13])-[.$B$8])^2+([.$C$10]*COS([.AW$13])-[.$B$9])^2-[.$C34]^2" office:value-type="float" office:value="-0.122905464986642" calcext:value-type="float">
            <text:p>-0,123</text:p>
          </table:table-cell>
          <table:table-cell table:style-name="ce3" table:formula="of:=([.$C$10]*SIN([.AX$13])-[.$B$8])^2+([.$C$10]*COS([.AX$13])-[.$B$9])^2-[.$C34]^2" office:value-type="float" office:value="-0.125925912143747" calcext:value-type="float">
            <text:p>-0,126</text:p>
          </table:table-cell>
          <table:table-cell table:style-name="ce3" table:formula="of:=([.$C$10]*SIN([.AY$13])-[.$B$8])^2+([.$C$10]*COS([.AY$13])-[.$B$9])^2-[.$C34]^2" office:value-type="float" office:value="-0.128927386658941" calcext:value-type="float">
            <text:p>-0,129</text:p>
          </table:table-cell>
          <table:table-cell table:style-name="ce3" table:formula="of:=([.$C$10]*SIN([.AZ$13])-[.$B$8])^2+([.$C$10]*COS([.AZ$13])-[.$B$9])^2-[.$C34]^2" office:value-type="float" office:value="-0.13190897425401" calcext:value-type="float">
            <text:p>-0,132</text:p>
          </table:table-cell>
          <table:table-cell table:style-name="ce3" table:formula="of:=([.$C$10]*SIN([.BA$13])-[.$B$8])^2+([.$C$10]*COS([.BA$13])-[.$B$9])^2-[.$C34]^2" office:value-type="float" office:value="-0.13486976670849" calcext:value-type="float">
            <text:p>-0,135</text:p>
          </table:table-cell>
          <table:table-cell table:style-name="ce3" table:formula="of:=([.$C$10]*SIN([.BB$13])-[.$B$8])^2+([.$C$10]*COS([.BB$13])-[.$B$9])^2-[.$C34]^2" office:value-type="float" office:value="-0.137808862136318" calcext:value-type="float">
            <text:p>-0,138</text:p>
          </table:table-cell>
          <table:table-cell table:style-name="ce3" table:formula="of:=([.$C$10]*SIN([.BC$13])-[.$B$8])^2+([.$C$10]*COS([.BC$13])-[.$B$9])^2-[.$C34]^2" office:value-type="float" office:value="-0.140725365260554" calcext:value-type="float">
            <text:p>-0,141</text:p>
          </table:table-cell>
          <table:table-cell table:style-name="ce3" table:formula="of:=([.$C$10]*SIN([.BD$13])-[.$B$8])^2+([.$C$10]*COS([.BD$13])-[.$B$9])^2-[.$C34]^2" office:value-type="float" office:value="-0.143618387686093" calcext:value-type="float">
            <text:p>-0,144</text:p>
          </table:table-cell>
          <table:table-cell table:style-name="ce3" table:formula="of:=([.$C$10]*SIN([.BE$13])-[.$B$8])^2+([.$C$10]*COS([.BE$13])-[.$B$9])^2-[.$C34]^2" office:value-type="float" office:value="-0.146487048170281" calcext:value-type="float">
            <text:p>-0,146</text:p>
          </table:table-cell>
          <table:table-cell table:style-name="ce3" table:formula="of:=([.$C$10]*SIN([.BF$13])-[.$B$8])^2+([.$C$10]*COS([.BF$13])-[.$B$9])^2-[.$C34]^2" office:value-type="float" office:value="-0.149330472891343" calcext:value-type="float">
            <text:p>-0,149</text:p>
          </table:table-cell>
          <table:table-cell table:style-name="ce3" table:formula="of:=([.$C$10]*SIN([.BG$13])-[.$B$8])^2+([.$C$10]*COS([.BG$13])-[.$B$9])^2-[.$C34]^2" office:value-type="float" office:value="-0.152147795714566" calcext:value-type="float">
            <text:p>-0,152</text:p>
          </table:table-cell>
          <table:table-cell table:style-name="ce3" table:formula="of:=([.$C$10]*SIN([.BH$13])-[.$B$8])^2+([.$C$10]*COS([.BH$13])-[.$B$9])^2-[.$C34]^2" office:value-type="float" office:value="-0.154938158456124" calcext:value-type="float">
            <text:p>-0,155</text:p>
          </table:table-cell>
          <table:table-cell table:style-name="ce3" table:formula="of:=([.$C$10]*SIN([.BI$13])-[.$B$8])^2+([.$C$10]*COS([.BI$13])-[.$B$9])^2-[.$C34]^2" office:value-type="float" office:value="-0.157700711144497" calcext:value-type="float">
            <text:p>-0,158</text:p>
          </table:table-cell>
          <table:table-cell table:style-name="ce3" table:formula="of:=([.$C$10]*SIN([.BJ$13])-[.$B$8])^2+([.$C$10]*COS([.BJ$13])-[.$B$9])^2-[.$C34]^2" office:value-type="float" office:value="-0.160434612279373" calcext:value-type="float">
            <text:p>-0,160</text:p>
          </table:table-cell>
          <table:table-cell table:style-name="ce3" table:formula="of:=([.$C$10]*SIN([.BK$13])-[.$B$8])^2+([.$C$10]*COS([.BK$13])-[.$B$9])^2-[.$C34]^2" office:value-type="float" office:value="-0.163139029087984" calcext:value-type="float">
            <text:p>-0,163</text:p>
          </table:table-cell>
          <table:table-cell table:style-name="ce3" table:formula="of:=([.$C$10]*SIN([.BL$13])-[.$B$8])^2+([.$C$10]*COS([.BL$13])-[.$B$9])^2-[.$C34]^2" office:value-type="float" office:value="-0.16581313777877" calcext:value-type="float">
            <text:p>-0,166</text:p>
          </table:table-cell>
          <table:table-cell table:style-name="ce3" table:formula="of:=([.$C$10]*SIN([.BM$13])-[.$B$8])^2+([.$C$10]*COS([.BM$13])-[.$B$9])^2-[.$C34]^2" office:value-type="float" office:value="-0.168456123792321" calcext:value-type="float">
            <text:p>-0,168</text:p>
          </table:table-cell>
          <table:table-cell table:style-name="ce3" table:formula="of:=([.$C$10]*SIN([.BN$13])-[.$B$8])^2+([.$C$10]*COS([.BN$13])-[.$B$9])^2-[.$C34]^2" office:value-type="float" office:value="-0.171067182049493" calcext:value-type="float">
            <text:p>-0,171</text:p>
          </table:table-cell>
          <table:table-cell table:style-name="ce3" table:formula="of:=([.$C$10]*SIN([.BO$13])-[.$B$8])^2+([.$C$10]*COS([.BO$13])-[.$B$9])^2-[.$C34]^2" office:value-type="float" office:value="-0.173645517196647" calcext:value-type="float">
            <text:p>-0,174</text:p>
          </table:table-cell>
          <table:table-cell table:style-name="ce3" table:formula="of:=([.$C$10]*SIN([.BP$13])-[.$B$8])^2+([.$C$10]*COS([.BP$13])-[.$B$9])^2-[.$C34]^2" office:value-type="float" office:value="-0.176190343847921" calcext:value-type="float">
            <text:p>-0,176</text:p>
          </table:table-cell>
          <table:table-cell table:style-name="ce3" table:formula="of:=([.$C$10]*SIN([.BQ$13])-[.$B$8])^2+([.$C$10]*COS([.BQ$13])-[.$B$9])^2-[.$C34]^2" office:value-type="float" office:value="-0.178700886824464" calcext:value-type="float">
            <text:p>-0,179</text:p>
          </table:table-cell>
          <table:table-cell table:style-name="ce3" table:formula="of:=([.$C$10]*SIN([.BR$13])-[.$B$8])^2+([.$C$10]*COS([.BR$13])-[.$B$9])^2-[.$C34]^2" office:value-type="float" office:value="-0.181176381390565" calcext:value-type="float">
            <text:p>-0,181</text:p>
          </table:table-cell>
          <table:table-cell table:style-name="ce3" table:formula="of:=([.$C$10]*SIN([.BS$13])-[.$B$8])^2+([.$C$10]*COS([.BS$13])-[.$B$9])^2-[.$C34]^2" office:value-type="float" office:value="-0.183616073486599" calcext:value-type="float">
            <text:p>-0,184</text:p>
          </table:table-cell>
          <table:table-cell table:style-name="ce3" table:formula="of:=([.$C$10]*SIN([.BT$13])-[.$B$8])^2+([.$C$10]*COS([.BT$13])-[.$B$9])^2-[.$C34]^2" office:value-type="float" office:value="-0.18601921995872" calcext:value-type="float">
            <text:p>-0,186</text:p>
          </table:table-cell>
          <table:table-cell table:style-name="ce3" table:formula="of:=([.$C$10]*SIN([.BU$13])-[.$B$8])^2+([.$C$10]*COS([.BU$13])-[.$B$9])^2-[.$C34]^2" office:value-type="float" office:value="-0.188385088785232" calcext:value-type="float">
            <text:p>-0,188</text:p>
          </table:table-cell>
          <table:table-cell table:style-name="ce3" table:formula="of:=([.$C$10]*SIN([.BV$13])-[.$B$8])^2+([.$C$10]*COS([.BV$13])-[.$B$9])^2-[.$C34]^2" office:value-type="float" office:value="-0.190712959299573" calcext:value-type="float">
            <text:p>-0,191</text:p>
          </table:table-cell>
          <table:table-cell table:style-name="ce3" table:formula="of:=([.$C$10]*SIN([.BW$13])-[.$B$8])^2+([.$C$10]*COS([.BW$13])-[.$B$9])^2-[.$C34]^2" office:value-type="float" office:value="-0.193002122409832" calcext:value-type="float">
            <text:p>-0,193</text:p>
          </table:table-cell>
          <table:table-cell table:style-name="ce3" table:formula="of:=([.$C$10]*SIN([.BX$13])-[.$B$8])^2+([.$C$10]*COS([.BX$13])-[.$B$9])^2-[.$C34]^2" office:value-type="float" office:value="-0.195251880814751" calcext:value-type="float">
            <text:p>-0,195</text:p>
          </table:table-cell>
          <table:table-cell table:style-name="ce3" table:formula="of:=([.$C$10]*SIN([.BY$13])-[.$B$8])^2+([.$C$10]*COS([.BY$13])-[.$B$9])^2-[.$C34]^2" office:value-type="float" office:value="-0.197461549216127" calcext:value-type="float">
            <text:p>-0,197</text:p>
          </table:table-cell>
          <table:table-cell table:style-name="ce3" table:formula="of:=([.$C$10]*SIN([.BZ$13])-[.$B$8])^2+([.$C$10]*COS([.BZ$13])-[.$B$9])^2-[.$C34]^2" office:value-type="float" office:value="-0.199630454527557" calcext:value-type="float">
            <text:p>-0,200</text:p>
          </table:table-cell>
          <table:table-cell table:style-name="ce3" table:formula="of:=([.$C$10]*SIN([.CA$13])-[.$B$8])^2+([.$C$10]*COS([.CA$13])-[.$B$9])^2-[.$C34]^2" office:value-type="float" office:value="-0.201757936079474" calcext:value-type="float">
            <text:p>-0,202</text:p>
          </table:table-cell>
          <table:table-cell table:style-name="ce3" table:formula="of:=([.$C$10]*SIN([.CB$13])-[.$B$8])^2+([.$C$10]*COS([.CB$13])-[.$B$9])^2-[.$C34]^2" office:value-type="float" office:value="-0.203843345820388" calcext:value-type="float">
            <text:p>-0,204</text:p>
          </table:table-cell>
          <table:table-cell table:style-name="ce3" table:formula="of:=([.$C$10]*SIN([.CC$13])-[.$B$8])^2+([.$C$10]*COS([.CC$13])-[.$B$9])^2-[.$C34]^2" office:value-type="float" office:value="-0.20588604851429" calcext:value-type="float">
            <text:p>-0,206</text:p>
          </table:table-cell>
          <table:table-cell table:style-name="ce3" table:formula="of:=([.$C$10]*SIN([.CD$13])-[.$B$8])^2+([.$C$10]*COS([.CD$13])-[.$B$9])^2-[.$C34]^2" office:value-type="float" office:value="-0.207885421934151" calcext:value-type="float">
            <text:p>-0,208</text:p>
          </table:table-cell>
          <table:table-cell table:style-name="ce3" table:formula="of:=([.$C$10]*SIN([.CE$13])-[.$B$8])^2+([.$C$10]*COS([.CE$13])-[.$B$9])^2-[.$C34]^2" office:value-type="float" office:value="-0.209840857051458" calcext:value-type="float">
            <text:p>-0,210</text:p>
          </table:table-cell>
          <table:table-cell table:style-name="ce3" table:formula="of:=([.$C$10]*SIN([.CF$13])-[.$B$8])^2+([.$C$10]*COS([.CF$13])-[.$B$9])^2-[.$C34]^2" office:value-type="float" office:value="-0.211751758221734" calcext:value-type="float">
            <text:p>-0,212</text:p>
          </table:table-cell>
          <table:table-cell table:style-name="ce3" table:formula="of:=([.$C$10]*SIN([.CG$13])-[.$B$8])^2+([.$C$10]*COS([.CG$13])-[.$B$9])^2-[.$C34]^2" office:value-type="float" office:value="-0.213617543365969" calcext:value-type="float">
            <text:p>-0,214</text:p>
          </table:table-cell>
          <table:table-cell table:style-name="ce3" table:formula="of:=([.$C$10]*SIN([.CH$13])-[.$B$8])^2+([.$C$10]*COS([.CH$13])-[.$B$9])^2-[.$C34]^2" office:value-type="float" office:value="-0.215437644147935" calcext:value-type="float">
            <text:p>-0,215</text:p>
          </table:table-cell>
          <table:table-cell table:style-name="ce3" table:formula="of:=([.$C$10]*SIN([.CI$13])-[.$B$8])^2+([.$C$10]*COS([.CI$13])-[.$B$9])^2-[.$C34]^2" office:value-type="float" office:value="-0.217211506147301" calcext:value-type="float">
            <text:p>-0,217</text:p>
          </table:table-cell>
          <table:table-cell table:style-name="ce3" table:formula="of:=([.$C$10]*SIN([.CJ$13])-[.$B$8])^2+([.$C$10]*COS([.CJ$13])-[.$B$9])^2-[.$C34]^2" office:value-type="float" office:value="-0.21893858902852" calcext:value-type="float">
            <text:p>-0,219</text:p>
          </table:table-cell>
          <table:table-cell table:style-name="ce3" table:formula="of:=([.$C$10]*SIN([.CK$13])-[.$B$8])^2+([.$C$10]*COS([.CK$13])-[.$B$9])^2-[.$C34]^2" office:value-type="float" office:value="-0.220618366705414" calcext:value-type="float">
            <text:p>-0,221</text:p>
          </table:table-cell>
          <table:table-cell table:style-name="ce3" table:formula="of:=([.$C$10]*SIN([.CL$13])-[.$B$8])^2+([.$C$10]*COS([.CL$13])-[.$B$9])^2-[.$C34]^2" office:value-type="float" office:value="-0.222250327501431" calcext:value-type="float">
            <text:p>-0,222</text:p>
          </table:table-cell>
          <table:table-cell table:style-name="ce3" table:formula="of:=([.$C$10]*SIN([.CM$13])-[.$B$8])^2+([.$C$10]*COS([.CM$13])-[.$B$9])^2-[.$C34]^2" office:value-type="float" office:value="-0.223833974305503" calcext:value-type="float">
            <text:p>-0,224</text:p>
          </table:table-cell>
          <table:table-cell table:style-name="ce3" table:formula="of:=([.$C$10]*SIN([.CN$13])-[.$B$8])^2+([.$C$10]*COS([.CN$13])-[.$B$9])^2-[.$C34]^2" office:value-type="float" office:value="-0.225368824723473" calcext:value-type="float">
            <text:p>-0,225</text:p>
          </table:table-cell>
          <table:table-cell table:style-name="ce3" table:formula="of:=([.$C$10]*SIN([.CO$13])-[.$B$8])^2+([.$C$10]*COS([.CO$13])-[.$B$9])^2-[.$C34]^2" office:value-type="float" office:value="-0.226854411225035" calcext:value-type="float">
            <text:p>-0,227</text:p>
          </table:table-cell>
          <table:table-cell table:style-name="ce3" table:formula="of:=([.$C$10]*SIN([.CP$13])-[.$B$8])^2+([.$C$10]*COS([.CP$13])-[.$B$9])^2-[.$C34]^2" office:value-type="float" office:value="-0.228290281286149" calcext:value-type="float">
            <text:p>-0,228</text:p>
          </table:table-cell>
          <table:table-cell table:style-name="ce3" table:formula="of:=([.$C$10]*SIN([.CQ$13])-[.$B$8])^2+([.$C$10]*COS([.CQ$13])-[.$B$9])^2-[.$C34]^2" office:value-type="float" office:value="-0.229675997526886" calcext:value-type="float">
            <text:p>-0,230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 table:formula="of:=[.C$11]+[.A35]" office:value-type="float" office:value="0.630744258309011" calcext:value-type="float">
            <text:p>0,631</text:p>
          </table:table-cell>
          <table:table-cell table:style-name="ce3" table:formula="of:=([.$B$7]^2+[.B35]^2)^0.5" office:value-type="float" office:value="0.633137678068352" calcext:value-type="float">
            <text:p>0,633</text:p>
          </table:table-cell>
          <table:table-cell/>
          <table:table-cell table:style-name="ce3" table:formula="of:=([.$C$10]*SIN([.E$13])-[.$B$8])^2+([.$C$10]*COS([.E$13])-[.$B$9])^2-[.$C35]^2" office:value-type="float" office:value="0.00179504930769608" calcext:value-type="float">
            <text:p>0,002</text:p>
          </table:table-cell>
          <table:table-cell table:style-name="ce3" table:formula="of:=([.$C$10]*SIN([.F$13])-[.$B$8])^2+([.$C$10]*COS([.F$13])-[.$B$9])^2-[.$C35]^2" office:value-type="float" office:value="-0.00111453634104047" calcext:value-type="float">
            <text:p>-0,001</text:p>
          </table:table-cell>
          <table:table-cell table:style-name="ce3" table:formula="of:=([.$C$10]*SIN([.G$13])-[.$B$8])^2+([.$C$10]*COS([.G$13])-[.$B$9])^2-[.$C35]^2" office:value-type="float" office:value="-0.00404698025726613" calcext:value-type="float">
            <text:p>-0,004</text:p>
          </table:table-cell>
          <table:table-cell table:style-name="ce3" table:formula="of:=([.$C$10]*SIN([.H$13])-[.$B$8])^2+([.$C$10]*COS([.H$13])-[.$B$9])^2-[.$C35]^2" office:value-type="float" office:value="-0.00700138919015725" calcext:value-type="float">
            <text:p>-0,007</text:p>
          </table:table-cell>
          <table:table-cell table:style-name="ce3" table:formula="of:=([.$C$10]*SIN([.I$13])-[.$B$8])^2+([.$C$10]*COS([.I$13])-[.$B$9])^2-[.$C35]^2" office:value-type="float" office:value="-0.00997686319813235" calcext:value-type="float">
            <text:p>-0,010</text:p>
          </table:table-cell>
          <table:table-cell table:style-name="ce3" table:formula="of:=([.$C$10]*SIN([.J$13])-[.$B$8])^2+([.$C$10]*COS([.J$13])-[.$B$9])^2-[.$C35]^2" office:value-type="float" office:value="-0.012972495922985" calcext:value-type="float">
            <text:p>-0,013</text:p>
          </table:table-cell>
          <table:table-cell table:style-name="ce3" table:formula="of:=([.$C$10]*SIN([.K$13])-[.$B$8])^2+([.$C$10]*COS([.K$13])-[.$B$9])^2-[.$C35]^2" office:value-type="float" office:value="-0.0159873748659675" calcext:value-type="float">
            <text:p>-0,016</text:p>
          </table:table-cell>
          <table:table-cell table:style-name="ce3" table:formula="of:=([.$C$10]*SIN([.L$13])-[.$B$8])^2+([.$C$10]*COS([.L$13])-[.$B$9])^2-[.$C35]^2" office:value-type="float" office:value="-0.0190205816657482" calcext:value-type="float">
            <text:p>-0,019</text:p>
          </table:table-cell>
          <table:table-cell table:style-name="ce3" table:formula="of:=([.$C$10]*SIN([.M$13])-[.$B$8])^2+([.$C$10]*COS([.M$13])-[.$B$9])^2-[.$C35]^2" office:value-type="float" office:value="-0.0220711923781525" calcext:value-type="float">
            <text:p>-0,022</text:p>
          </table:table-cell>
          <table:table-cell table:style-name="ce3" table:formula="of:=([.$C$10]*SIN([.N$13])-[.$B$8])^2+([.$C$10]*COS([.N$13])-[.$B$9])^2-[.$C35]^2" office:value-type="float" office:value="-0.0251382777576056" calcext:value-type="float">
            <text:p>-0,025</text:p>
          </table:table-cell>
          <table:table-cell table:style-name="ce3" table:formula="of:=([.$C$10]*SIN([.O$13])-[.$B$8])^2+([.$C$10]*COS([.O$13])-[.$B$9])^2-[.$C35]^2" office:value-type="float" office:value="-0.0282209035401893" calcext:value-type="float">
            <text:p>-0,028</text:p>
          </table:table-cell>
          <table:table-cell table:style-name="ce3" table:formula="of:=([.$C$10]*SIN([.P$13])-[.$B$8])^2+([.$C$10]*COS([.P$13])-[.$B$9])^2-[.$C35]^2" office:value-type="float" office:value="-0.0313181307282281" calcext:value-type="float">
            <text:p>-0,031</text:p>
          </table:table-cell>
          <table:table-cell table:style-name="ce3" table:formula="of:=([.$C$10]*SIN([.Q$13])-[.$B$8])^2+([.$C$10]*COS([.Q$13])-[.$B$9])^2-[.$C35]^2" office:value-type="float" office:value="-0.0344290158763171" calcext:value-type="float">
            <text:p>-0,034</text:p>
          </table:table-cell>
          <table:table-cell table:style-name="ce3" table:formula="of:=([.$C$10]*SIN([.R$13])-[.$B$8])^2+([.$C$10]*COS([.R$13])-[.$B$9])^2-[.$C35]^2" office:value-type="float" office:value="-0.0375526113787042" calcext:value-type="float">
            <text:p>-0,038</text:p>
          </table:table-cell>
          <table:table-cell table:style-name="ce3" table:formula="of:=([.$C$10]*SIN([.S$13])-[.$B$8])^2+([.$C$10]*COS([.S$13])-[.$B$9])^2-[.$C35]^2" office:value-type="float" office:value="-0.0406879657579408" calcext:value-type="float">
            <text:p>-0,041</text:p>
          </table:table-cell>
          <table:table-cell table:style-name="ce3" table:formula="of:=([.$C$10]*SIN([.T$13])-[.$B$8])^2+([.$C$10]*COS([.T$13])-[.$B$9])^2-[.$C35]^2" office:value-type="float" office:value="-0.0438341239547096" calcext:value-type="float">
            <text:p>-0,044</text:p>
          </table:table-cell>
          <table:table-cell table:style-name="ce3" table:formula="of:=([.$C$10]*SIN([.U$13])-[.$B$8])^2+([.$C$10]*COS([.U$13])-[.$B$9])^2-[.$C35]^2" office:value-type="float" office:value="-0.0469901276187468" calcext:value-type="float">
            <text:p>-0,047</text:p>
          </table:table-cell>
          <table:table-cell table:style-name="ce3" table:formula="of:=([.$C$10]*SIN([.V$13])-[.$B$8])^2+([.$C$10]*COS([.V$13])-[.$B$9])^2-[.$C35]^2" office:value-type="float" office:value="-0.0501550154007633" calcext:value-type="float">
            <text:p>-0,050</text:p>
          </table:table-cell>
          <table:table-cell table:style-name="ce3" table:formula="of:=([.$C$10]*SIN([.W$13])-[.$B$8])^2+([.$C$10]*COS([.W$13])-[.$B$9])^2-[.$C35]^2" office:value-type="float" office:value="-0.0533278232452816" calcext:value-type="float">
            <text:p>-0,053</text:p>
          </table:table-cell>
          <table:table-cell table:style-name="ce3" table:formula="of:=([.$C$10]*SIN([.X$13])-[.$B$8])^2+([.$C$10]*COS([.X$13])-[.$B$9])^2-[.$C35]^2" office:value-type="float" office:value="-0.0565075846842967" calcext:value-type="float">
            <text:p>-0,057</text:p>
          </table:table-cell>
          <table:table-cell table:style-name="ce3" table:formula="of:=([.$C$10]*SIN([.Y$13])-[.$B$8])^2+([.$C$10]*COS([.Y$13])-[.$B$9])^2-[.$C35]^2" office:value-type="float" office:value="-0.0596933311316712" calcext:value-type="float">
            <text:p>-0,060</text:p>
          </table:table-cell>
          <table:table-cell table:style-name="ce3" table:formula="of:=([.$C$10]*SIN([.Z$13])-[.$B$8])^2+([.$C$10]*COS([.Z$13])-[.$B$9])^2-[.$C35]^2" office:value-type="float" office:value="-0.0628840921781764" calcext:value-type="float">
            <text:p>-0,063</text:p>
          </table:table-cell>
          <table:table-cell table:style-name="ce3" table:formula="of:=([.$C$10]*SIN([.AA$13])-[.$B$8])^2+([.$C$10]*COS([.AA$13])-[.$B$9])^2-[.$C35]^2" office:value-type="float" office:value="-0.0660788958870877" calcext:value-type="float">
            <text:p>-0,066</text:p>
          </table:table-cell>
          <table:table-cell table:style-name="ce3" table:formula="of:=([.$C$10]*SIN([.AB$13])-[.$B$8])^2+([.$C$10]*COS([.AB$13])-[.$B$9])^2-[.$C35]^2" office:value-type="float" office:value="-0.0692767690902467" calcext:value-type="float">
            <text:p>-0,069</text:p>
          </table:table-cell>
          <table:table-cell table:style-name="ce3" table:formula="of:=([.$C$10]*SIN([.AC$13])-[.$B$8])^2+([.$C$10]*COS([.AC$13])-[.$B$9])^2-[.$C35]^2" office:value-type="float" office:value="-0.0724767376844971" calcext:value-type="float">
            <text:p>-0,072</text:p>
          </table:table-cell>
          <table:table-cell table:style-name="ce3" table:formula="of:=([.$C$10]*SIN([.AD$13])-[.$B$8])^2+([.$C$10]*COS([.AD$13])-[.$B$9])^2-[.$C35]^2" office:value-type="float" office:value="-0.0756778269284065" calcext:value-type="float">
            <text:p>-0,076</text:p>
          </table:table-cell>
          <table:table-cell table:style-name="ce3" table:formula="of:=([.$C$10]*SIN([.AE$13])-[.$B$8])^2+([.$C$10]*COS([.AE$13])-[.$B$9])^2-[.$C35]^2" office:value-type="float" office:value="-0.0788790617391814" calcext:value-type="float">
            <text:p>-0,079</text:p>
          </table:table-cell>
          <table:table-cell table:style-name="ce3" table:formula="of:=([.$C$10]*SIN([.AF$13])-[.$B$8])^2+([.$C$10]*COS([.AF$13])-[.$B$9])^2-[.$C35]^2" office:value-type="float" office:value="-0.0820794669896874" calcext:value-type="float">
            <text:p>-0,082</text:p>
          </table:table-cell>
          <table:table-cell table:style-name="ce3" table:formula="of:=([.$C$10]*SIN([.AG$13])-[.$B$8])^2+([.$C$10]*COS([.AG$13])-[.$B$9])^2-[.$C35]^2" office:value-type="float" office:value="-0.0852780678054824" calcext:value-type="float">
            <text:p>-0,085</text:p>
          </table:table-cell>
          <table:table-cell table:style-name="ce3" table:formula="of:=([.$C$10]*SIN([.AH$13])-[.$B$8])^2+([.$C$10]*COS([.AH$13])-[.$B$9])^2-[.$C35]^2" office:value-type="float" office:value="-0.088473889861772" calcext:value-type="float">
            <text:p>-0,088</text:p>
          </table:table-cell>
          <table:table-cell table:style-name="ce3" table:formula="of:=([.$C$10]*SIN([.AI$13])-[.$B$8])^2+([.$C$10]*COS([.AI$13])-[.$B$9])^2-[.$C35]^2" office:value-type="float" office:value="-0.0916659596801996" calcext:value-type="float">
            <text:p>-0,092</text:p>
          </table:table-cell>
          <table:table-cell table:style-name="ce3" table:formula="of:=([.$C$10]*SIN([.AJ$13])-[.$B$8])^2+([.$C$10]*COS([.AJ$13])-[.$B$9])^2-[.$C35]^2" office:value-type="float" office:value="-0.0948533049253759" calcext:value-type="float">
            <text:p>-0,095</text:p>
          </table:table-cell>
          <table:table-cell table:style-name="ce3" table:formula="of:=([.$C$10]*SIN([.AK$13])-[.$B$8])^2+([.$C$10]*COS([.AK$13])-[.$B$9])^2-[.$C35]^2" office:value-type="float" office:value="-0.0980349547010629" calcext:value-type="float">
            <text:p>-0,098</text:p>
          </table:table-cell>
          <table:table-cell table:style-name="ce3" table:formula="of:=([.$C$10]*SIN([.AL$13])-[.$B$8])^2+([.$C$10]*COS([.AL$13])-[.$B$9])^2-[.$C35]^2" office:value-type="float" office:value="-0.101209939845918" calcext:value-type="float">
            <text:p>-0,101</text:p>
          </table:table-cell>
          <table:table-cell table:style-name="ce3" table:formula="of:=([.$C$10]*SIN([.AM$13])-[.$B$8])^2+([.$C$10]*COS([.AM$13])-[.$B$9])^2-[.$C35]^2" office:value-type="float" office:value="-0.104377293228708" calcext:value-type="float">
            <text:p>-0,104</text:p>
          </table:table-cell>
          <table:table-cell table:style-name="ce3" table:formula="of:=([.$C$10]*SIN([.AN$13])-[.$B$8])^2+([.$C$10]*COS([.AN$13])-[.$B$9])^2-[.$C35]^2" office:value-type="float" office:value="-0.107536050042911" calcext:value-type="float">
            <text:p>-0,108</text:p>
          </table:table-cell>
          <table:table-cell table:style-name="ce3" table:formula="of:=([.$C$10]*SIN([.AO$13])-[.$B$8])^2+([.$C$10]*COS([.AO$13])-[.$B$9])^2-[.$C35]^2" office:value-type="float" office:value="-0.110685248100601" calcext:value-type="float">
            <text:p>-0,111</text:p>
          </table:table-cell>
          <table:table-cell table:style-name="ce3" table:formula="of:=([.$C$10]*SIN([.AP$13])-[.$B$8])^2+([.$C$10]*COS([.AP$13])-[.$B$9])^2-[.$C35]^2" office:value-type="float" office:value="-0.113823928125543" calcext:value-type="float">
            <text:p>-0,114</text:p>
          </table:table-cell>
          <table:table-cell table:style-name="ce3" table:formula="of:=([.$C$10]*SIN([.AQ$13])-[.$B$8])^2+([.$C$10]*COS([.AQ$13])-[.$B$9])^2-[.$C35]^2" office:value-type="float" office:value="-0.116951134045397" calcext:value-type="float">
            <text:p>-0,117</text:p>
          </table:table-cell>
          <table:table-cell table:style-name="ce3" table:formula="of:=([.$C$10]*SIN([.AR$13])-[.$B$8])^2+([.$C$10]*COS([.AR$13])-[.$B$9])^2-[.$C35]^2" office:value-type="float" office:value="-0.120065913282945" calcext:value-type="float">
            <text:p>-0,120</text:p>
          </table:table-cell>
          <table:table-cell table:style-name="ce3" table:formula="of:=([.$C$10]*SIN([.AS$13])-[.$B$8])^2+([.$C$10]*COS([.AS$13])-[.$B$9])^2-[.$C35]^2" office:value-type="float" office:value="-0.123167317046258" calcext:value-type="float">
            <text:p>-0,123</text:p>
          </table:table-cell>
          <table:table-cell table:style-name="ce3" table:formula="of:=([.$C$10]*SIN([.AT$13])-[.$B$8])^2+([.$C$10]*COS([.AT$13])-[.$B$9])^2-[.$C35]^2" office:value-type="float" office:value="-0.126254400617705" calcext:value-type="float">
            <text:p>-0,126</text:p>
          </table:table-cell>
          <table:table-cell table:style-name="ce3" table:formula="of:=([.$C$10]*SIN([.AU$13])-[.$B$8])^2+([.$C$10]*COS([.AU$13])-[.$B$9])^2-[.$C35]^2" office:value-type="float" office:value="-0.129326223641726" calcext:value-type="float">
            <text:p>-0,129</text:p>
          </table:table-cell>
          <table:table-cell table:style-name="ce3" table:formula="of:=([.$C$10]*SIN([.AV$13])-[.$B$8])^2+([.$C$10]*COS([.AV$13])-[.$B$9])^2-[.$C35]^2" office:value-type="float" office:value="-0.13238185041127" calcext:value-type="float">
            <text:p>-0,132</text:p>
          </table:table-cell>
          <table:table-cell table:style-name="ce3" table:formula="of:=([.$C$10]*SIN([.AW$13])-[.$B$8])^2+([.$C$10]*COS([.AW$13])-[.$B$9])^2-[.$C35]^2" office:value-type="float" office:value="-0.135420350152822" calcext:value-type="float">
            <text:p>-0,135</text:p>
          </table:table-cell>
          <table:table-cell table:style-name="ce3" table:formula="of:=([.$C$10]*SIN([.AX$13])-[.$B$8])^2+([.$C$10]*COS([.AX$13])-[.$B$9])^2-[.$C35]^2" office:value-type="float" office:value="-0.138440797309927" calcext:value-type="float">
            <text:p>-0,138</text:p>
          </table:table-cell>
          <table:table-cell table:style-name="ce3" table:formula="of:=([.$C$10]*SIN([.AY$13])-[.$B$8])^2+([.$C$10]*COS([.AY$13])-[.$B$9])^2-[.$C35]^2" office:value-type="float" office:value="-0.141442271825121" calcext:value-type="float">
            <text:p>-0,141</text:p>
          </table:table-cell>
          <table:table-cell table:style-name="ce3" table:formula="of:=([.$C$10]*SIN([.AZ$13])-[.$B$8])^2+([.$C$10]*COS([.AZ$13])-[.$B$9])^2-[.$C35]^2" office:value-type="float" office:value="-0.14442385942019" calcext:value-type="float">
            <text:p>-0,144</text:p>
          </table:table-cell>
          <table:table-cell table:style-name="ce3" table:formula="of:=([.$C$10]*SIN([.BA$13])-[.$B$8])^2+([.$C$10]*COS([.BA$13])-[.$B$9])^2-[.$C35]^2" office:value-type="float" office:value="-0.147384651874671" calcext:value-type="float">
            <text:p>-0,147</text:p>
          </table:table-cell>
          <table:table-cell table:style-name="ce3" table:formula="of:=([.$C$10]*SIN([.BB$13])-[.$B$8])^2+([.$C$10]*COS([.BB$13])-[.$B$9])^2-[.$C35]^2" office:value-type="float" office:value="-0.150323747302498" calcext:value-type="float">
            <text:p>-0,150</text:p>
          </table:table-cell>
          <table:table-cell table:style-name="ce3" table:formula="of:=([.$C$10]*SIN([.BC$13])-[.$B$8])^2+([.$C$10]*COS([.BC$13])-[.$B$9])^2-[.$C35]^2" office:value-type="float" office:value="-0.153240250426734" calcext:value-type="float">
            <text:p>-0,153</text:p>
          </table:table-cell>
          <table:table-cell table:style-name="ce3" table:formula="of:=([.$C$10]*SIN([.BD$13])-[.$B$8])^2+([.$C$10]*COS([.BD$13])-[.$B$9])^2-[.$C35]^2" office:value-type="float" office:value="-0.156133272852273" calcext:value-type="float">
            <text:p>-0,156</text:p>
          </table:table-cell>
          <table:table-cell table:style-name="ce3" table:formula="of:=([.$C$10]*SIN([.BE$13])-[.$B$8])^2+([.$C$10]*COS([.BE$13])-[.$B$9])^2-[.$C35]^2" office:value-type="float" office:value="-0.159001933336461" calcext:value-type="float">
            <text:p>-0,159</text:p>
          </table:table-cell>
          <table:table-cell table:style-name="ce3" table:formula="of:=([.$C$10]*SIN([.BF$13])-[.$B$8])^2+([.$C$10]*COS([.BF$13])-[.$B$9])^2-[.$C35]^2" office:value-type="float" office:value="-0.161845358057523" calcext:value-type="float">
            <text:p>-0,162</text:p>
          </table:table-cell>
          <table:table-cell table:style-name="ce3" table:formula="of:=([.$C$10]*SIN([.BG$13])-[.$B$8])^2+([.$C$10]*COS([.BG$13])-[.$B$9])^2-[.$C35]^2" office:value-type="float" office:value="-0.164662680880746" calcext:value-type="float">
            <text:p>-0,165</text:p>
          </table:table-cell>
          <table:table-cell table:style-name="ce3" table:formula="of:=([.$C$10]*SIN([.BH$13])-[.$B$8])^2+([.$C$10]*COS([.BH$13])-[.$B$9])^2-[.$C35]^2" office:value-type="float" office:value="-0.167453043622304" calcext:value-type="float">
            <text:p>-0,167</text:p>
          </table:table-cell>
          <table:table-cell table:style-name="ce3" table:formula="of:=([.$C$10]*SIN([.BI$13])-[.$B$8])^2+([.$C$10]*COS([.BI$13])-[.$B$9])^2-[.$C35]^2" office:value-type="float" office:value="-0.170215596310677" calcext:value-type="float">
            <text:p>-0,170</text:p>
          </table:table-cell>
          <table:table-cell table:style-name="ce3" table:formula="of:=([.$C$10]*SIN([.BJ$13])-[.$B$8])^2+([.$C$10]*COS([.BJ$13])-[.$B$9])^2-[.$C35]^2" office:value-type="float" office:value="-0.172949497445553" calcext:value-type="float">
            <text:p>-0,173</text:p>
          </table:table-cell>
          <table:table-cell table:style-name="ce3" table:formula="of:=([.$C$10]*SIN([.BK$13])-[.$B$8])^2+([.$C$10]*COS([.BK$13])-[.$B$9])^2-[.$C35]^2" office:value-type="float" office:value="-0.175653914254164" calcext:value-type="float">
            <text:p>-0,176</text:p>
          </table:table-cell>
          <table:table-cell table:style-name="ce3" table:formula="of:=([.$C$10]*SIN([.BL$13])-[.$B$8])^2+([.$C$10]*COS([.BL$13])-[.$B$9])^2-[.$C35]^2" office:value-type="float" office:value="-0.17832802294495" calcext:value-type="float">
            <text:p>-0,178</text:p>
          </table:table-cell>
          <table:table-cell table:style-name="ce3" table:formula="of:=([.$C$10]*SIN([.BM$13])-[.$B$8])^2+([.$C$10]*COS([.BM$13])-[.$B$9])^2-[.$C35]^2" office:value-type="float" office:value="-0.180971008958501" calcext:value-type="float">
            <text:p>-0,181</text:p>
          </table:table-cell>
          <table:table-cell table:style-name="ce3" table:formula="of:=([.$C$10]*SIN([.BN$13])-[.$B$8])^2+([.$C$10]*COS([.BN$13])-[.$B$9])^2-[.$C35]^2" office:value-type="float" office:value="-0.183582067215673" calcext:value-type="float">
            <text:p>-0,184</text:p>
          </table:table-cell>
          <table:table-cell table:style-name="ce3" table:formula="of:=([.$C$10]*SIN([.BO$13])-[.$B$8])^2+([.$C$10]*COS([.BO$13])-[.$B$9])^2-[.$C35]^2" office:value-type="float" office:value="-0.186160402362827" calcext:value-type="float">
            <text:p>-0,186</text:p>
          </table:table-cell>
          <table:table-cell table:style-name="ce3" table:formula="of:=([.$C$10]*SIN([.BP$13])-[.$B$8])^2+([.$C$10]*COS([.BP$13])-[.$B$9])^2-[.$C35]^2" office:value-type="float" office:value="-0.188705229014101" calcext:value-type="float">
            <text:p>-0,189</text:p>
          </table:table-cell>
          <table:table-cell table:style-name="ce3" table:formula="of:=([.$C$10]*SIN([.BQ$13])-[.$B$8])^2+([.$C$10]*COS([.BQ$13])-[.$B$9])^2-[.$C35]^2" office:value-type="float" office:value="-0.191215771990644" calcext:value-type="float">
            <text:p>-0,191</text:p>
          </table:table-cell>
          <table:table-cell table:style-name="ce3" table:formula="of:=([.$C$10]*SIN([.BR$13])-[.$B$8])^2+([.$C$10]*COS([.BR$13])-[.$B$9])^2-[.$C35]^2" office:value-type="float" office:value="-0.193691266556745" calcext:value-type="float">
            <text:p>-0,194</text:p>
          </table:table-cell>
          <table:table-cell table:style-name="ce3" table:formula="of:=([.$C$10]*SIN([.BS$13])-[.$B$8])^2+([.$C$10]*COS([.BS$13])-[.$B$9])^2-[.$C35]^2" office:value-type="float" office:value="-0.196130958652779" calcext:value-type="float">
            <text:p>-0,196</text:p>
          </table:table-cell>
          <table:table-cell table:style-name="ce3" table:formula="of:=([.$C$10]*SIN([.BT$13])-[.$B$8])^2+([.$C$10]*COS([.BT$13])-[.$B$9])^2-[.$C35]^2" office:value-type="float" office:value="-0.1985341051249" calcext:value-type="float">
            <text:p>-0,199</text:p>
          </table:table-cell>
          <table:table-cell table:style-name="ce3" table:formula="of:=([.$C$10]*SIN([.BU$13])-[.$B$8])^2+([.$C$10]*COS([.BU$13])-[.$B$9])^2-[.$C35]^2" office:value-type="float" office:value="-0.200899973951412" calcext:value-type="float">
            <text:p>-0,201</text:p>
          </table:table-cell>
          <table:table-cell table:style-name="ce3" table:formula="of:=([.$C$10]*SIN([.BV$13])-[.$B$8])^2+([.$C$10]*COS([.BV$13])-[.$B$9])^2-[.$C35]^2" office:value-type="float" office:value="-0.203227844465753" calcext:value-type="float">
            <text:p>-0,203</text:p>
          </table:table-cell>
          <table:table-cell table:style-name="ce3" table:formula="of:=([.$C$10]*SIN([.BW$13])-[.$B$8])^2+([.$C$10]*COS([.BW$13])-[.$B$9])^2-[.$C35]^2" office:value-type="float" office:value="-0.205517007576012" calcext:value-type="float">
            <text:p>-0,206</text:p>
          </table:table-cell>
          <table:table-cell table:style-name="ce3" table:formula="of:=([.$C$10]*SIN([.BX$13])-[.$B$8])^2+([.$C$10]*COS([.BX$13])-[.$B$9])^2-[.$C35]^2" office:value-type="float" office:value="-0.207766765980931" calcext:value-type="float">
            <text:p>-0,208</text:p>
          </table:table-cell>
          <table:table-cell table:style-name="ce3" table:formula="of:=([.$C$10]*SIN([.BY$13])-[.$B$8])^2+([.$C$10]*COS([.BY$13])-[.$B$9])^2-[.$C35]^2" office:value-type="float" office:value="-0.209976434382307" calcext:value-type="float">
            <text:p>-0,210</text:p>
          </table:table-cell>
          <table:table-cell table:style-name="ce3" table:formula="of:=([.$C$10]*SIN([.BZ$13])-[.$B$8])^2+([.$C$10]*COS([.BZ$13])-[.$B$9])^2-[.$C35]^2" office:value-type="float" office:value="-0.212145339693737" calcext:value-type="float">
            <text:p>-0,212</text:p>
          </table:table-cell>
          <table:table-cell table:style-name="ce3" table:formula="of:=([.$C$10]*SIN([.CA$13])-[.$B$8])^2+([.$C$10]*COS([.CA$13])-[.$B$9])^2-[.$C35]^2" office:value-type="float" office:value="-0.214272821245654" calcext:value-type="float">
            <text:p>-0,214</text:p>
          </table:table-cell>
          <table:table-cell table:style-name="ce3" table:formula="of:=([.$C$10]*SIN([.CB$13])-[.$B$8])^2+([.$C$10]*COS([.CB$13])-[.$B$9])^2-[.$C35]^2" office:value-type="float" office:value="-0.216358230986568" calcext:value-type="float">
            <text:p>-0,216</text:p>
          </table:table-cell>
          <table:table-cell table:style-name="ce3" table:formula="of:=([.$C$10]*SIN([.CC$13])-[.$B$8])^2+([.$C$10]*COS([.CC$13])-[.$B$9])^2-[.$C35]^2" office:value-type="float" office:value="-0.21840093368047" calcext:value-type="float">
            <text:p>-0,218</text:p>
          </table:table-cell>
          <table:table-cell table:style-name="ce3" table:formula="of:=([.$C$10]*SIN([.CD$13])-[.$B$8])^2+([.$C$10]*COS([.CD$13])-[.$B$9])^2-[.$C35]^2" office:value-type="float" office:value="-0.220400307100331" calcext:value-type="float">
            <text:p>-0,220</text:p>
          </table:table-cell>
          <table:table-cell table:style-name="ce3" table:formula="of:=([.$C$10]*SIN([.CE$13])-[.$B$8])^2+([.$C$10]*COS([.CE$13])-[.$B$9])^2-[.$C35]^2" office:value-type="float" office:value="-0.222355742217638" calcext:value-type="float">
            <text:p>-0,222</text:p>
          </table:table-cell>
          <table:table-cell table:style-name="ce3" table:formula="of:=([.$C$10]*SIN([.CF$13])-[.$B$8])^2+([.$C$10]*COS([.CF$13])-[.$B$9])^2-[.$C35]^2" office:value-type="float" office:value="-0.224266643387914" calcext:value-type="float">
            <text:p>-0,224</text:p>
          </table:table-cell>
          <table:table-cell table:style-name="ce3" table:formula="of:=([.$C$10]*SIN([.CG$13])-[.$B$8])^2+([.$C$10]*COS([.CG$13])-[.$B$9])^2-[.$C35]^2" office:value-type="float" office:value="-0.226132428532149" calcext:value-type="float">
            <text:p>-0,226</text:p>
          </table:table-cell>
          <table:table-cell table:style-name="ce3" table:formula="of:=([.$C$10]*SIN([.CH$13])-[.$B$8])^2+([.$C$10]*COS([.CH$13])-[.$B$9])^2-[.$C35]^2" office:value-type="float" office:value="-0.227952529314115" calcext:value-type="float">
            <text:p>-0,228</text:p>
          </table:table-cell>
          <table:table-cell table:style-name="ce3" table:formula="of:=([.$C$10]*SIN([.CI$13])-[.$B$8])^2+([.$C$10]*COS([.CI$13])-[.$B$9])^2-[.$C35]^2" office:value-type="float" office:value="-0.229726391313481" calcext:value-type="float">
            <text:p>-0,230</text:p>
          </table:table-cell>
          <table:table-cell table:style-name="ce3" table:formula="of:=([.$C$10]*SIN([.CJ$13])-[.$B$8])^2+([.$C$10]*COS([.CJ$13])-[.$B$9])^2-[.$C35]^2" office:value-type="float" office:value="-0.2314534741947" calcext:value-type="float">
            <text:p>-0,231</text:p>
          </table:table-cell>
          <table:table-cell table:style-name="ce3" table:formula="of:=([.$C$10]*SIN([.CK$13])-[.$B$8])^2+([.$C$10]*COS([.CK$13])-[.$B$9])^2-[.$C35]^2" office:value-type="float" office:value="-0.233133251871594" calcext:value-type="float">
            <text:p>-0,233</text:p>
          </table:table-cell>
          <table:table-cell table:style-name="ce3" table:formula="of:=([.$C$10]*SIN([.CL$13])-[.$B$8])^2+([.$C$10]*COS([.CL$13])-[.$B$9])^2-[.$C35]^2" office:value-type="float" office:value="-0.234765212667611" calcext:value-type="float">
            <text:p>-0,235</text:p>
          </table:table-cell>
          <table:table-cell table:style-name="ce3" table:formula="of:=([.$C$10]*SIN([.CM$13])-[.$B$8])^2+([.$C$10]*COS([.CM$13])-[.$B$9])^2-[.$C35]^2" office:value-type="float" office:value="-0.236348859471683" calcext:value-type="float">
            <text:p>-0,236</text:p>
          </table:table-cell>
          <table:table-cell table:style-name="ce3" table:formula="of:=([.$C$10]*SIN([.CN$13])-[.$B$8])^2+([.$C$10]*COS([.CN$13])-[.$B$9])^2-[.$C35]^2" office:value-type="float" office:value="-0.237883709889653" calcext:value-type="float">
            <text:p>-0,238</text:p>
          </table:table-cell>
          <table:table-cell table:style-name="ce3" table:formula="of:=([.$C$10]*SIN([.CO$13])-[.$B$8])^2+([.$C$10]*COS([.CO$13])-[.$B$9])^2-[.$C35]^2" office:value-type="float" office:value="-0.239369296391215" calcext:value-type="float">
            <text:p>-0,239</text:p>
          </table:table-cell>
          <table:table-cell table:style-name="ce3" table:formula="of:=([.$C$10]*SIN([.CP$13])-[.$B$8])^2+([.$C$10]*COS([.CP$13])-[.$B$9])^2-[.$C35]^2" office:value-type="float" office:value="-0.240805166452329" calcext:value-type="float">
            <text:p>-0,241</text:p>
          </table:table-cell>
          <table:table-cell table:style-name="ce3" table:formula="of:=([.$C$10]*SIN([.CQ$13])-[.$B$8])^2+([.$C$10]*COS([.CQ$13])-[.$B$9])^2-[.$C35]^2" office:value-type="float" office:value="-0.242190882693066" calcext:value-type="float">
            <text:p>-0,242</text:p>
          </table:table-cell>
        </table:table-row>
        <table:table-row table:style-name="ro1">
          <table:table-cell office:value-type="string" calcext:value-type="string">
            <text:p>Delta L</text:p>
          </table:table-cell>
          <table:table-cell/>
          <table:table-cell office:value-type="string" calcext:value-type="string">
            <text:p>Deg</text:p>
          </table:table-cell>
          <table:table-cell office:value-type="float" office:value="226" calcext:value-type="float">
            <text:p>226</text:p>
          </table:table-cell>
          <table:table-cell table:number-columns-repeated="91"/>
        </table:table-row>
        <table:table-row table:style-name="ro1">
          <table:table-cell table:style-name="ce1" table:formula="of:=[.A14]" office:value-type="float" office:value="0" calcext:value-type="float">
            <text:p>0</text:p>
          </table:table-cell>
          <table:table-cell table:style-name="ce4" table:formula="of:=[.A37]*1/0.21" office:value-type="float" office:value="0" calcext:value-type="float">
            <text:p>0,000</text:p>
          </table:table-cell>
          <table:table-cell table:style-name="ce1" table:formula="of:=MAX([.E37:.CQ37])" office:value-type="float" office:value="226" calcext:value-type="float">
            <text:p>226</text:p>
          </table:table-cell>
          <table:table-cell table:style-name="ce1" table:formula="of:=[.C37]-[.D$36]" office:value-type="float" office:value="0" calcext:value-type="float">
            <text:p>0</text:p>
          </table:table-cell>
          <table:table-cell table:formula="of:=IF(AND([.E14]&gt;0;[.F14]&lt;0);[.E$12];&quot;&quot;)">
            <text:p/>
          </table:table-cell>
          <table:table-cell table:formula="of:=IF(AND([.F14]&gt;0;[.G14]&lt;0);[.F$12];&quot;&quot;)">
            <text:p/>
          </table:table-cell>
          <table:table-cell table:formula="of:=IF(AND([.G14]&gt;0;[.H14]&lt;0);[.G$12];&quot;&quot;)">
            <text:p/>
          </table:table-cell>
          <table:table-cell table:formula="of:=IF(AND([.H14]&gt;0;[.I14]&lt;0);[.H$12];&quot;&quot;)">
            <text:p/>
          </table:table-cell>
          <table:table-cell table:formula="of:=IF(AND([.I14]&gt;0;[.J14]&lt;0);[.I$12];&quot;&quot;)">
            <text:p/>
          </table:table-cell>
          <table:table-cell table:formula="of:=IF(AND([.J14]&gt;0;[.K14]&lt;0);[.J$12];&quot;&quot;)">
            <text:p/>
          </table:table-cell>
          <table:table-cell table:formula="of:=IF(AND([.K14]&gt;0;[.L14]&lt;0);[.K$12];&quot;&quot;)">
            <text:p/>
          </table:table-cell>
          <table:table-cell table:formula="of:=IF(AND([.L14]&gt;0;[.M14]&lt;0);[.L$12];&quot;&quot;)">
            <text:p/>
          </table:table-cell>
          <table:table-cell table:formula="of:=IF(AND([.M14]&gt;0;[.N14]&lt;0);[.M$12];&quot;&quot;)">
            <text:p/>
          </table:table-cell>
          <table:table-cell table:formula="of:=IF(AND([.N14]&gt;0;[.O14]&lt;0);[.N$12];&quot;&quot;)">
            <text:p/>
          </table:table-cell>
          <table:table-cell table:formula="of:=IF(AND([.O14]&gt;0;[.P14]&lt;0);[.O$12];&quot;&quot;)">
            <text:p/>
          </table:table-cell>
          <table:table-cell table:formula="of:=IF(AND([.P14]&gt;0;[.Q14]&lt;0);[.P$12];&quot;&quot;)">
            <text:p/>
          </table:table-cell>
          <table:table-cell table:formula="of:=IF(AND([.Q14]&gt;0;[.R14]&lt;0);[.Q$12];&quot;&quot;)">
            <text:p/>
          </table:table-cell>
          <table:table-cell table:formula="of:=IF(AND([.R14]&gt;0;[.S14]&lt;0);[.R$12];&quot;&quot;)">
            <text:p/>
          </table:table-cell>
          <table:table-cell table:formula="of:=IF(AND([.S14]&gt;0;[.T14]&lt;0);[.S$12];&quot;&quot;)">
            <text:p/>
          </table:table-cell>
          <table:table-cell table:formula="of:=IF(AND([.T14]&gt;0;[.U14]&lt;0);[.T$12];&quot;&quot;)">
            <text:p/>
          </table:table-cell>
          <table:table-cell table:formula="of:=IF(AND([.U14]&gt;0;[.V14]&lt;0);[.U$12];&quot;&quot;)">
            <text:p/>
          </table:table-cell>
          <table:table-cell table:formula="of:=IF(AND([.V14]&gt;0;[.W14]&lt;0);[.V$12];&quot;&quot;)">
            <text:p/>
          </table:table-cell>
          <table:table-cell table:formula="of:=IF(AND([.W14]&gt;0;[.X14]&lt;0);[.W$12];&quot;&quot;)">
            <text:p/>
          </table:table-cell>
          <table:table-cell table:formula="of:=IF(AND([.X14]&gt;0;[.Y14]&lt;0);[.X$12];&quot;&quot;)">
            <text:p/>
          </table:table-cell>
          <table:table-cell table:formula="of:=IF(AND([.Y14]&gt;0;[.Z14]&lt;0);[.Y$12];&quot;&quot;)">
            <text:p/>
          </table:table-cell>
          <table:table-cell table:formula="of:=IF(AND([.Z14]&gt;0;[.AA14]&lt;0);[.Z$12];&quot;&quot;)">
            <text:p/>
          </table:table-cell>
          <table:table-cell table:formula="of:=IF(AND([.AA14]&gt;0;[.AB14]&lt;0);[.AA$12];&quot;&quot;)">
            <text:p/>
          </table:table-cell>
          <table:table-cell table:formula="of:=IF(AND([.AB14]&gt;0;[.AC14]&lt;0);[.AB$12];&quot;&quot;)">
            <text:p/>
          </table:table-cell>
          <table:table-cell table:formula="of:=IF(AND([.AC14]&gt;0;[.AD14]&lt;0);[.AC$12];&quot;&quot;)">
            <text:p/>
          </table:table-cell>
          <table:table-cell table:formula="of:=IF(AND([.AD14]&gt;0;[.AE14]&lt;0);[.AD$12];&quot;&quot;)">
            <text:p/>
          </table:table-cell>
          <table:table-cell table:formula="of:=IF(AND([.AE14]&gt;0;[.AF14]&lt;0);[.AE$12];&quot;&quot;)">
            <text:p/>
          </table:table-cell>
          <table:table-cell table:formula="of:=IF(AND([.AF14]&gt;0;[.AG14]&lt;0);[.AF$12];&quot;&quot;)">
            <text:p/>
          </table:table-cell>
          <table:table-cell table:formula="of:=IF(AND([.AG14]&gt;0;[.AH14]&lt;0);[.AG$12];&quot;&quot;)">
            <text:p/>
          </table:table-cell>
          <table:table-cell table:formula="of:=IF(AND([.AH14]&gt;0;[.AI14]&lt;0);[.AH$12];&quot;&quot;)">
            <text:p/>
          </table:table-cell>
          <table:table-cell table:formula="of:=IF(AND([.AI14]&gt;0;[.AJ14]&lt;0);[.AI$12];&quot;&quot;)">
            <text:p/>
          </table:table-cell>
          <table:table-cell table:formula="of:=IF(AND([.AJ14]&gt;0;[.AK14]&lt;0);[.AJ$12];&quot;&quot;)">
            <text:p/>
          </table:table-cell>
          <table:table-cell table:formula="of:=IF(AND([.AK14]&gt;0;[.AL14]&lt;0);[.AK$12];&quot;&quot;)">
            <text:p/>
          </table:table-cell>
          <table:table-cell table:formula="of:=IF(AND([.AL14]&gt;0;[.AM14]&lt;0);[.AL$12];&quot;&quot;)">
            <text:p/>
          </table:table-cell>
          <table:table-cell table:formula="of:=IF(AND([.AM14]&gt;0;[.AN14]&lt;0);[.AM$12];&quot;&quot;)">
            <text:p/>
          </table:table-cell>
          <table:table-cell table:formula="of:=IF(AND([.AN14]&gt;0;[.AO14]&lt;0);[.AN$12];&quot;&quot;)">
            <text:p/>
          </table:table-cell>
          <table:table-cell table:formula="of:=IF(AND([.AO14]&gt;0;[.AP14]&lt;0);[.AO$12];&quot;&quot;)">
            <text:p/>
          </table:table-cell>
          <table:table-cell table:formula="of:=IF(AND([.AP14]&gt;0;[.AQ14]&lt;0);[.AP$12];&quot;&quot;)">
            <text:p/>
          </table:table-cell>
          <table:table-cell table:formula="of:=IF(AND([.AQ14]&gt;0;[.AR14]&lt;0);[.AQ$12];&quot;&quot;)">
            <text:p/>
          </table:table-cell>
          <table:table-cell table:formula="of:=IF(AND([.AR14]&gt;0;[.AS14]&lt;0);[.AR$12];&quot;&quot;)">
            <text:p/>
          </table:table-cell>
          <table:table-cell table:formula="of:=IF(AND([.AS14]&gt;0;[.AT14]&lt;0);[.AS$12];&quot;&quot;)">
            <text:p/>
          </table:table-cell>
          <table:table-cell table:formula="of:=IF(AND([.AT14]&gt;0;[.AU14]&lt;0);[.AT$12];&quot;&quot;)">
            <text:p/>
          </table:table-cell>
          <table:table-cell table:formula="of:=IF(AND([.AU14]&gt;0;[.AV14]&lt;0);[.AU$12];&quot;&quot;)">
            <text:p/>
          </table:table-cell>
          <table:table-cell table:formula="of:=IF(AND([.AV14]&gt;0;[.AW14]&lt;0);[.AV$12];&quot;&quot;)">
            <text:p/>
          </table:table-cell>
          <table:table-cell table:formula="of:=IF(AND([.AW14]&gt;0;[.AX14]&lt;0);[.AW$12];&quot;&quot;)">
            <text:p/>
          </table:table-cell>
          <table:table-cell table:formula="of:=IF(AND([.AX14]&gt;0;[.AY14]&lt;0);[.AX$12];&quot;&quot;)">
            <text:p/>
          </table:table-cell>
          <table:table-cell table:formula="of:=IF(AND([.AY14]&gt;0;[.AZ14]&lt;0);[.AY$12];&quot;&quot;)">
            <text:p/>
          </table:table-cell>
          <table:table-cell table:formula="of:=IF(AND([.AZ14]&gt;0;[.BA14]&lt;0);[.AZ$12];&quot;&quot;)">
            <text:p/>
          </table:table-cell>
          <table:table-cell table:formula="of:=IF(AND([.BA14]&gt;0;[.BB14]&lt;0);[.BA$12];&quot;&quot;)">
            <text:p/>
          </table:table-cell>
          <table:table-cell table:formula="of:=IF(AND([.BB14]&gt;0;[.BC14]&lt;0);[.BB$12];&quot;&quot;)">
            <text:p/>
          </table:table-cell>
          <table:table-cell table:formula="of:=IF(AND([.BC14]&gt;0;[.BD14]&lt;0);[.BC$12];&quot;&quot;)">
            <text:p/>
          </table:table-cell>
          <table:table-cell table:formula="of:=IF(AND([.BD14]&gt;0;[.BE14]&lt;0);[.BD$12];&quot;&quot;)">
            <text:p/>
          </table:table-cell>
          <table:table-cell table:formula="of:=IF(AND([.BE14]&gt;0;[.BF14]&lt;0);[.BE$12];&quot;&quot;)">
            <text:p/>
          </table:table-cell>
          <table:table-cell table:formula="of:=IF(AND([.BF14]&gt;0;[.BG14]&lt;0);[.BF$12];&quot;&quot;)">
            <text:p/>
          </table:table-cell>
          <table:table-cell table:formula="of:=IF(AND([.BG14]&gt;0;[.BH14]&lt;0);[.BG$12];&quot;&quot;)">
            <text:p/>
          </table:table-cell>
          <table:table-cell table:formula="of:=IF(AND([.BH14]&gt;0;[.BI14]&lt;0);[.BH$12];&quot;&quot;)">
            <text:p/>
          </table:table-cell>
          <table:table-cell table:formula="of:=IF(AND([.BI14]&gt;0;[.BJ14]&lt;0);[.BI$12];&quot;&quot;)">
            <text:p/>
          </table:table-cell>
          <table:table-cell table:formula="of:=IF(AND([.BJ14]&gt;0;[.BK14]&lt;0);[.BJ$12];&quot;&quot;)">
            <text:p/>
          </table:table-cell>
          <table:table-cell table:formula="of:=IF(AND([.BK14]&gt;0;[.BL14]&lt;0);[.BK$12];&quot;&quot;)">
            <text:p/>
          </table:table-cell>
          <table:table-cell table:formula="of:=IF(AND([.BL14]&gt;0;[.BM14]&lt;0);[.BL$12];&quot;&quot;)">
            <text:p/>
          </table:table-cell>
          <table:table-cell table:formula="of:=IF(AND([.BM14]&gt;0;[.BN14]&lt;0);[.BM$12];&quot;&quot;)">
            <text:p/>
          </table:table-cell>
          <table:table-cell table:formula="of:=IF(AND([.BN14]&gt;0;[.BO14]&lt;0);[.BN$12];&quot;&quot;)">
            <text:p/>
          </table:table-cell>
          <table:table-cell table:formula="of:=IF(AND([.BO14]&gt;0;[.BP14]&lt;0);[.BO$12];&quot;&quot;)">
            <text:p/>
          </table:table-cell>
          <table:table-cell table:formula="of:=IF(AND([.BP14]&gt;0;[.BQ14]&lt;0);[.BP$12];&quot;&quot;)">
            <text:p/>
          </table:table-cell>
          <table:table-cell table:formula="of:=IF(AND([.BQ14]&gt;0;[.BR14]&lt;0);[.BQ$12];&quot;&quot;)">
            <text:p/>
          </table:table-cell>
          <table:table-cell table:formula="of:=IF(AND([.BR14]&gt;0;[.BS14]&lt;0);[.BR$12];&quot;&quot;)">
            <text:p/>
          </table:table-cell>
          <table:table-cell table:formula="of:=IF(AND([.BS14]&gt;0;[.BT14]&lt;0);[.BS$12];&quot;&quot;)">
            <text:p/>
          </table:table-cell>
          <table:table-cell table:formula="of:=IF(AND([.BT14]&gt;0;[.BU14]&lt;0);[.BT$12];&quot;&quot;)">
            <text:p/>
          </table:table-cell>
          <table:table-cell table:formula="of:=IF(AND([.BU14]&gt;0;[.BV14]&lt;0);[.BU$12];&quot;&quot;)">
            <text:p/>
          </table:table-cell>
          <table:table-cell table:formula="of:=IF(AND([.BV14]&gt;0;[.BW14]&lt;0);[.BV$12];&quot;&quot;)">
            <text:p/>
          </table:table-cell>
          <table:table-cell table:formula="of:=IF(AND([.BW14]&gt;0;[.BX14]&lt;0);[.BW$12];&quot;&quot;)">
            <text:p/>
          </table:table-cell>
          <table:table-cell table:formula="of:=IF(AND([.BX14]&gt;0;[.BY14]&lt;0);[.BX$12];&quot;&quot;)">
            <text:p/>
          </table:table-cell>
          <table:table-cell table:formula="of:=IF(AND([.BY14]&gt;0;[.BZ14]&lt;0);[.BY$12];&quot;&quot;)">
            <text:p/>
          </table:table-cell>
          <table:table-cell table:formula="of:=IF(AND([.BZ14]&gt;0;[.CA14]&lt;0);[.BZ$12];&quot;&quot;)">
            <text:p/>
          </table:table-cell>
          <table:table-cell table:formula="of:=IF(AND([.CA14]&gt;0;[.CB14]&lt;0);[.CA$12];&quot;&quot;)">
            <text:p/>
          </table:table-cell>
          <table:table-cell table:formula="of:=IF(AND([.CB14]&gt;0;[.CC14]&lt;0);[.CB$12];&quot;&quot;)">
            <text:p/>
          </table:table-cell>
          <table:table-cell table:style-name="ce8" table:formula="of:=IF(AND([.CC14]&gt;0;[.CD14]&lt;0);[.CC$12];&quot;&quot;)">
            <text:p/>
          </table:table-cell>
          <table:table-cell table:style-name="ce8" table:formula="of:=IF(AND([.CD14]&gt;0;[.CE14]&lt;0);[.CD$12];&quot;&quot;)" office:value-type="float" office:value="226" calcext:value-type="float">
            <text:p>226</text:p>
          </table:table-cell>
          <table:table-cell table:style-name="ce8" table:formula="of:=IF(AND([.CE14]&gt;0;[.CF14]&lt;0);[.CE$12];&quot;&quot;)">
            <text:p/>
          </table:table-cell>
          <table:table-cell table:style-name="ce8" table:formula="of:=IF(AND([.CF14]&gt;0;[.CG14]&lt;0);[.CF$12];&quot;&quot;)">
            <text:p/>
          </table:table-cell>
          <table:table-cell table:formula="of:=IF(AND([.CG14]&gt;0;[.CH14]&lt;0);[.CG$12];&quot;&quot;)">
            <text:p/>
          </table:table-cell>
          <table:table-cell table:style-name="ce8" table:formula="of:=IF(AND([.CH14]&gt;0;[.CI14]&lt;0);[.CH$12];&quot;&quot;)">
            <text:p/>
          </table:table-cell>
          <table:table-cell table:formula="of:=IF(AND([.CI14]&gt;0;[.CJ14]&lt;0);[.CI$12];&quot;&quot;)">
            <text:p/>
          </table:table-cell>
          <table:table-cell table:formula="of:=IF(AND([.CJ14]&gt;0;[.CK14]&lt;0);[.CJ$12];&quot;&quot;)">
            <text:p/>
          </table:table-cell>
          <table:table-cell table:formula="of:=IF(AND([.CK14]&gt;0;[.CL14]&lt;0);[.CK$12];&quot;&quot;)">
            <text:p/>
          </table:table-cell>
          <table:table-cell table:formula="of:=IF(AND([.CL14]&gt;0;[.CM14]&lt;0);[.CL$12];&quot;&quot;)">
            <text:p/>
          </table:table-cell>
          <table:table-cell table:style-name="ce8" table:formula="of:=IF(AND([.CM14]&gt;0;[.CN14]&lt;0);[.CM$12];&quot;&quot;)">
            <text:p/>
          </table:table-cell>
          <table:table-cell table:formula="of:=IF(AND([.CN14]&gt;0;[.CO14]&lt;0);[.CN$12];&quot;&quot;)">
            <text:p/>
          </table:table-cell>
          <table:table-cell table:style-name="ce8" table:formula="of:=IF(AND([.CO14]&gt;0;[.CP14]&lt;0);[.CO$12];&quot;&quot;)">
            <text:p/>
          </table:table-cell>
          <table:table-cell table:formula="of:=IF(AND([.CP14]&gt;0;[.CQ14]&lt;0);[.CP$12];&quot;&quot;)">
            <text:p/>
          </table:table-cell>
          <table:table-cell table:formula="of:=IF(AND([.CQ14]&gt;0;[.CR14]&lt;0);[.CQ$12];&quot;&quot;)">
            <text:p/>
          </table:table-cell>
        </table:table-row>
        <table:table-row table:style-name="ro1">
          <table:table-cell table:style-name="ce1" table:formula="of:=[.A15]" office:value-type="float" office:value="0.01" calcext:value-type="float">
            <text:p>0,01</text:p>
          </table:table-cell>
          <table:table-cell table:style-name="ce4" table:formula="of:=[.A38]*1/0.21" office:value-type="float" office:value="0.0476190476190476" calcext:value-type="float">
            <text:p>0,048</text:p>
          </table:table-cell>
          <table:table-cell table:style-name="ce1" table:formula="of:=MAX([.E38:.CQ38])" office:value-type="float" office:value="222" calcext:value-type="float">
            <text:p>222</text:p>
          </table:table-cell>
          <table:table-cell table:style-name="ce1" table:formula="of:=[.C38]-[.D$36]" office:value-type="float" office:value="-4" calcext:value-type="float">
            <text:p>-4</text:p>
          </table:table-cell>
          <table:table-cell table:formula="of:=IF(AND([.E15]&gt;0;[.F15]&lt;0);[.E$12];&quot;&quot;)">
            <text:p/>
          </table:table-cell>
          <table:table-cell table:formula="of:=IF(AND([.F15]&gt;0;[.G15]&lt;0);[.F$12];&quot;&quot;)">
            <text:p/>
          </table:table-cell>
          <table:table-cell table:formula="of:=IF(AND([.G15]&gt;0;[.H15]&lt;0);[.G$12];&quot;&quot;)">
            <text:p/>
          </table:table-cell>
          <table:table-cell table:formula="of:=IF(AND([.H15]&gt;0;[.I15]&lt;0);[.H$12];&quot;&quot;)">
            <text:p/>
          </table:table-cell>
          <table:table-cell table:formula="of:=IF(AND([.I15]&gt;0;[.J15]&lt;0);[.I$12];&quot;&quot;)">
            <text:p/>
          </table:table-cell>
          <table:table-cell table:formula="of:=IF(AND([.J15]&gt;0;[.K15]&lt;0);[.J$12];&quot;&quot;)">
            <text:p/>
          </table:table-cell>
          <table:table-cell table:formula="of:=IF(AND([.K15]&gt;0;[.L15]&lt;0);[.K$12];&quot;&quot;)">
            <text:p/>
          </table:table-cell>
          <table:table-cell table:formula="of:=IF(AND([.L15]&gt;0;[.M15]&lt;0);[.L$12];&quot;&quot;)">
            <text:p/>
          </table:table-cell>
          <table:table-cell table:formula="of:=IF(AND([.M15]&gt;0;[.N15]&lt;0);[.M$12];&quot;&quot;)">
            <text:p/>
          </table:table-cell>
          <table:table-cell table:formula="of:=IF(AND([.N15]&gt;0;[.O15]&lt;0);[.N$12];&quot;&quot;)">
            <text:p/>
          </table:table-cell>
          <table:table-cell table:formula="of:=IF(AND([.O15]&gt;0;[.P15]&lt;0);[.O$12];&quot;&quot;)">
            <text:p/>
          </table:table-cell>
          <table:table-cell table:formula="of:=IF(AND([.P15]&gt;0;[.Q15]&lt;0);[.P$12];&quot;&quot;)">
            <text:p/>
          </table:table-cell>
          <table:table-cell table:formula="of:=IF(AND([.Q15]&gt;0;[.R15]&lt;0);[.Q$12];&quot;&quot;)">
            <text:p/>
          </table:table-cell>
          <table:table-cell table:formula="of:=IF(AND([.R15]&gt;0;[.S15]&lt;0);[.R$12];&quot;&quot;)">
            <text:p/>
          </table:table-cell>
          <table:table-cell table:formula="of:=IF(AND([.S15]&gt;0;[.T15]&lt;0);[.S$12];&quot;&quot;)">
            <text:p/>
          </table:table-cell>
          <table:table-cell table:formula="of:=IF(AND([.T15]&gt;0;[.U15]&lt;0);[.T$12];&quot;&quot;)">
            <text:p/>
          </table:table-cell>
          <table:table-cell table:formula="of:=IF(AND([.U15]&gt;0;[.V15]&lt;0);[.U$12];&quot;&quot;)">
            <text:p/>
          </table:table-cell>
          <table:table-cell table:formula="of:=IF(AND([.V15]&gt;0;[.W15]&lt;0);[.V$12];&quot;&quot;)">
            <text:p/>
          </table:table-cell>
          <table:table-cell table:formula="of:=IF(AND([.W15]&gt;0;[.X15]&lt;0);[.W$12];&quot;&quot;)">
            <text:p/>
          </table:table-cell>
          <table:table-cell table:formula="of:=IF(AND([.X15]&gt;0;[.Y15]&lt;0);[.X$12];&quot;&quot;)">
            <text:p/>
          </table:table-cell>
          <table:table-cell table:formula="of:=IF(AND([.Y15]&gt;0;[.Z15]&lt;0);[.Y$12];&quot;&quot;)">
            <text:p/>
          </table:table-cell>
          <table:table-cell table:formula="of:=IF(AND([.Z15]&gt;0;[.AA15]&lt;0);[.Z$12];&quot;&quot;)">
            <text:p/>
          </table:table-cell>
          <table:table-cell table:formula="of:=IF(AND([.AA15]&gt;0;[.AB15]&lt;0);[.AA$12];&quot;&quot;)">
            <text:p/>
          </table:table-cell>
          <table:table-cell table:formula="of:=IF(AND([.AB15]&gt;0;[.AC15]&lt;0);[.AB$12];&quot;&quot;)">
            <text:p/>
          </table:table-cell>
          <table:table-cell table:formula="of:=IF(AND([.AC15]&gt;0;[.AD15]&lt;0);[.AC$12];&quot;&quot;)">
            <text:p/>
          </table:table-cell>
          <table:table-cell table:formula="of:=IF(AND([.AD15]&gt;0;[.AE15]&lt;0);[.AD$12];&quot;&quot;)">
            <text:p/>
          </table:table-cell>
          <table:table-cell table:formula="of:=IF(AND([.AE15]&gt;0;[.AF15]&lt;0);[.AE$12];&quot;&quot;)">
            <text:p/>
          </table:table-cell>
          <table:table-cell table:formula="of:=IF(AND([.AF15]&gt;0;[.AG15]&lt;0);[.AF$12];&quot;&quot;)">
            <text:p/>
          </table:table-cell>
          <table:table-cell table:formula="of:=IF(AND([.AG15]&gt;0;[.AH15]&lt;0);[.AG$12];&quot;&quot;)">
            <text:p/>
          </table:table-cell>
          <table:table-cell table:formula="of:=IF(AND([.AH15]&gt;0;[.AI15]&lt;0);[.AH$12];&quot;&quot;)">
            <text:p/>
          </table:table-cell>
          <table:table-cell table:formula="of:=IF(AND([.AI15]&gt;0;[.AJ15]&lt;0);[.AI$12];&quot;&quot;)">
            <text:p/>
          </table:table-cell>
          <table:table-cell table:formula="of:=IF(AND([.AJ15]&gt;0;[.AK15]&lt;0);[.AJ$12];&quot;&quot;)">
            <text:p/>
          </table:table-cell>
          <table:table-cell table:formula="of:=IF(AND([.AK15]&gt;0;[.AL15]&lt;0);[.AK$12];&quot;&quot;)">
            <text:p/>
          </table:table-cell>
          <table:table-cell table:formula="of:=IF(AND([.AL15]&gt;0;[.AM15]&lt;0);[.AL$12];&quot;&quot;)">
            <text:p/>
          </table:table-cell>
          <table:table-cell table:formula="of:=IF(AND([.AM15]&gt;0;[.AN15]&lt;0);[.AM$12];&quot;&quot;)">
            <text:p/>
          </table:table-cell>
          <table:table-cell table:formula="of:=IF(AND([.AN15]&gt;0;[.AO15]&lt;0);[.AN$12];&quot;&quot;)">
            <text:p/>
          </table:table-cell>
          <table:table-cell table:formula="of:=IF(AND([.AO15]&gt;0;[.AP15]&lt;0);[.AO$12];&quot;&quot;)">
            <text:p/>
          </table:table-cell>
          <table:table-cell table:formula="of:=IF(AND([.AP15]&gt;0;[.AQ15]&lt;0);[.AP$12];&quot;&quot;)">
            <text:p/>
          </table:table-cell>
          <table:table-cell table:formula="of:=IF(AND([.AQ15]&gt;0;[.AR15]&lt;0);[.AQ$12];&quot;&quot;)">
            <text:p/>
          </table:table-cell>
          <table:table-cell table:formula="of:=IF(AND([.AR15]&gt;0;[.AS15]&lt;0);[.AR$12];&quot;&quot;)">
            <text:p/>
          </table:table-cell>
          <table:table-cell table:formula="of:=IF(AND([.AS15]&gt;0;[.AT15]&lt;0);[.AS$12];&quot;&quot;)">
            <text:p/>
          </table:table-cell>
          <table:table-cell table:formula="of:=IF(AND([.AT15]&gt;0;[.AU15]&lt;0);[.AT$12];&quot;&quot;)">
            <text:p/>
          </table:table-cell>
          <table:table-cell table:formula="of:=IF(AND([.AU15]&gt;0;[.AV15]&lt;0);[.AU$12];&quot;&quot;)">
            <text:p/>
          </table:table-cell>
          <table:table-cell table:formula="of:=IF(AND([.AV15]&gt;0;[.AW15]&lt;0);[.AV$12];&quot;&quot;)">
            <text:p/>
          </table:table-cell>
          <table:table-cell table:formula="of:=IF(AND([.AW15]&gt;0;[.AX15]&lt;0);[.AW$12];&quot;&quot;)">
            <text:p/>
          </table:table-cell>
          <table:table-cell table:formula="of:=IF(AND([.AX15]&gt;0;[.AY15]&lt;0);[.AX$12];&quot;&quot;)">
            <text:p/>
          </table:table-cell>
          <table:table-cell table:formula="of:=IF(AND([.AY15]&gt;0;[.AZ15]&lt;0);[.AY$12];&quot;&quot;)">
            <text:p/>
          </table:table-cell>
          <table:table-cell table:formula="of:=IF(AND([.AZ15]&gt;0;[.BA15]&lt;0);[.AZ$12];&quot;&quot;)">
            <text:p/>
          </table:table-cell>
          <table:table-cell table:formula="of:=IF(AND([.BA15]&gt;0;[.BB15]&lt;0);[.BA$12];&quot;&quot;)">
            <text:p/>
          </table:table-cell>
          <table:table-cell table:formula="of:=IF(AND([.BB15]&gt;0;[.BC15]&lt;0);[.BB$12];&quot;&quot;)">
            <text:p/>
          </table:table-cell>
          <table:table-cell table:formula="of:=IF(AND([.BC15]&gt;0;[.BD15]&lt;0);[.BC$12];&quot;&quot;)">
            <text:p/>
          </table:table-cell>
          <table:table-cell table:formula="of:=IF(AND([.BD15]&gt;0;[.BE15]&lt;0);[.BD$12];&quot;&quot;)">
            <text:p/>
          </table:table-cell>
          <table:table-cell table:formula="of:=IF(AND([.BE15]&gt;0;[.BF15]&lt;0);[.BE$12];&quot;&quot;)">
            <text:p/>
          </table:table-cell>
          <table:table-cell table:formula="of:=IF(AND([.BF15]&gt;0;[.BG15]&lt;0);[.BF$12];&quot;&quot;)">
            <text:p/>
          </table:table-cell>
          <table:table-cell table:formula="of:=IF(AND([.BG15]&gt;0;[.BH15]&lt;0);[.BG$12];&quot;&quot;)">
            <text:p/>
          </table:table-cell>
          <table:table-cell table:formula="of:=IF(AND([.BH15]&gt;0;[.BI15]&lt;0);[.BH$12];&quot;&quot;)">
            <text:p/>
          </table:table-cell>
          <table:table-cell table:formula="of:=IF(AND([.BI15]&gt;0;[.BJ15]&lt;0);[.BI$12];&quot;&quot;)">
            <text:p/>
          </table:table-cell>
          <table:table-cell table:formula="of:=IF(AND([.BJ15]&gt;0;[.BK15]&lt;0);[.BJ$12];&quot;&quot;)">
            <text:p/>
          </table:table-cell>
          <table:table-cell table:formula="of:=IF(AND([.BK15]&gt;0;[.BL15]&lt;0);[.BK$12];&quot;&quot;)">
            <text:p/>
          </table:table-cell>
          <table:table-cell table:formula="of:=IF(AND([.BL15]&gt;0;[.BM15]&lt;0);[.BL$12];&quot;&quot;)">
            <text:p/>
          </table:table-cell>
          <table:table-cell table:formula="of:=IF(AND([.BM15]&gt;0;[.BN15]&lt;0);[.BM$12];&quot;&quot;)">
            <text:p/>
          </table:table-cell>
          <table:table-cell table:formula="of:=IF(AND([.BN15]&gt;0;[.BO15]&lt;0);[.BN$12];&quot;&quot;)">
            <text:p/>
          </table:table-cell>
          <table:table-cell table:formula="of:=IF(AND([.BO15]&gt;0;[.BP15]&lt;0);[.BO$12];&quot;&quot;)">
            <text:p/>
          </table:table-cell>
          <table:table-cell table:formula="of:=IF(AND([.BP15]&gt;0;[.BQ15]&lt;0);[.BP$12];&quot;&quot;)">
            <text:p/>
          </table:table-cell>
          <table:table-cell table:formula="of:=IF(AND([.BQ15]&gt;0;[.BR15]&lt;0);[.BQ$12];&quot;&quot;)">
            <text:p/>
          </table:table-cell>
          <table:table-cell table:formula="of:=IF(AND([.BR15]&gt;0;[.BS15]&lt;0);[.BR$12];&quot;&quot;)">
            <text:p/>
          </table:table-cell>
          <table:table-cell table:formula="of:=IF(AND([.BS15]&gt;0;[.BT15]&lt;0);[.BS$12];&quot;&quot;)">
            <text:p/>
          </table:table-cell>
          <table:table-cell table:formula="of:=IF(AND([.BT15]&gt;0;[.BU15]&lt;0);[.BT$12];&quot;&quot;)">
            <text:p/>
          </table:table-cell>
          <table:table-cell table:formula="of:=IF(AND([.BU15]&gt;0;[.BV15]&lt;0);[.BU$12];&quot;&quot;)">
            <text:p/>
          </table:table-cell>
          <table:table-cell table:formula="of:=IF(AND([.BV15]&gt;0;[.BW15]&lt;0);[.BV$12];&quot;&quot;)">
            <text:p/>
          </table:table-cell>
          <table:table-cell table:formula="of:=IF(AND([.BW15]&gt;0;[.BX15]&lt;0);[.BW$12];&quot;&quot;)">
            <text:p/>
          </table:table-cell>
          <table:table-cell table:formula="of:=IF(AND([.BX15]&gt;0;[.BY15]&lt;0);[.BX$12];&quot;&quot;)">
            <text:p/>
          </table:table-cell>
          <table:table-cell table:style-name="ce8" table:formula="of:=IF(AND([.BY15]&gt;0;[.BZ15]&lt;0);[.BY$12];&quot;&quot;)">
            <text:p/>
          </table:table-cell>
          <table:table-cell table:style-name="ce8" table:formula="of:=IF(AND([.BZ15]&gt;0;[.CA15]&lt;0);[.BZ$12];&quot;&quot;)" office:value-type="float" office:value="222" calcext:value-type="float">
            <text:p>222</text:p>
          </table:table-cell>
          <table:table-cell table:style-name="ce8" table:formula="of:=IF(AND([.CA15]&gt;0;[.CB15]&lt;0);[.CA$12];&quot;&quot;)">
            <text:p/>
          </table:table-cell>
          <table:table-cell table:style-name="ce8" table:formula="of:=IF(AND([.CB15]&gt;0;[.CC15]&lt;0);[.CB$12];&quot;&quot;)">
            <text:p/>
          </table:table-cell>
          <table:table-cell table:formula="of:=IF(AND([.CC15]&gt;0;[.CD15]&lt;0);[.CC$12];&quot;&quot;)">
            <text:p/>
          </table:table-cell>
          <table:table-cell table:style-name="ce8" table:formula="of:=IF(AND([.CD15]&gt;0;[.CE15]&lt;0);[.CD$12];&quot;&quot;)">
            <text:p/>
          </table:table-cell>
          <table:table-cell table:formula="of:=IF(AND([.CE15]&gt;0;[.CF15]&lt;0);[.CE$12];&quot;&quot;)">
            <text:p/>
          </table:table-cell>
          <table:table-cell table:formula="of:=IF(AND([.CF15]&gt;0;[.CG15]&lt;0);[.CF$12];&quot;&quot;)">
            <text:p/>
          </table:table-cell>
          <table:table-cell table:formula="of:=IF(AND([.CG15]&gt;0;[.CH15]&lt;0);[.CG$12];&quot;&quot;)">
            <text:p/>
          </table:table-cell>
          <table:table-cell table:formula="of:=IF(AND([.CH15]&gt;0;[.CI15]&lt;0);[.CH$12];&quot;&quot;)">
            <text:p/>
          </table:table-cell>
          <table:table-cell table:style-name="ce8" table:formula="of:=IF(AND([.CI15]&gt;0;[.CJ15]&lt;0);[.CI$12];&quot;&quot;)">
            <text:p/>
          </table:table-cell>
          <table:table-cell table:formula="of:=IF(AND([.CJ15]&gt;0;[.CK15]&lt;0);[.CJ$12];&quot;&quot;)">
            <text:p/>
          </table:table-cell>
          <table:table-cell table:style-name="ce8" table:formula="of:=IF(AND([.CK15]&gt;0;[.CL15]&lt;0);[.CK$12];&quot;&quot;)">
            <text:p/>
          </table:table-cell>
          <table:table-cell table:formula="of:=IF(AND([.CL15]&gt;0;[.CM15]&lt;0);[.CL$12];&quot;&quot;)">
            <text:p/>
          </table:table-cell>
          <table:table-cell table:style-name="ce8" table:formula="of:=IF(AND([.CM15]&gt;0;[.CN15]&lt;0);[.CM$12];&quot;&quot;)">
            <text:p/>
          </table:table-cell>
          <table:table-cell table:style-name="ce8" table:formula="of:=IF(AND([.CN15]&gt;0;[.CO15]&lt;0);[.CN$12];&quot;&quot;)">
            <text:p/>
          </table:table-cell>
          <table:table-cell table:style-name="ce8" table:formula="of:=IF(AND([.CO15]&gt;0;[.CP15]&lt;0);[.CO$12];&quot;&quot;)">
            <text:p/>
          </table:table-cell>
          <table:table-cell table:style-name="ce8" table:formula="of:=IF(AND([.CP15]&gt;0;[.CQ15]&lt;0);[.CP$12];&quot;&quot;)">
            <text:p/>
          </table:table-cell>
          <table:table-cell table:formula="of:=IF(AND([.CQ15]&gt;0;[.CR15]&lt;0);[.CQ$12];&quot;&quot;)">
            <text:p/>
          </table:table-cell>
        </table:table-row>
        <table:table-row table:style-name="ro1">
          <table:table-cell table:style-name="ce1" table:formula="of:=[.A16]" office:value-type="float" office:value="0.02" calcext:value-type="float">
            <text:p>0,02</text:p>
          </table:table-cell>
          <table:table-cell table:style-name="ce4" table:formula="of:=[.A39]*1/0.21" office:value-type="float" office:value="0.0952380952380952" calcext:value-type="float">
            <text:p>0,095</text:p>
          </table:table-cell>
          <table:table-cell table:style-name="ce1" table:formula="of:=MAX([.E39:.CQ39])" office:value-type="float" office:value="218" calcext:value-type="float">
            <text:p>218</text:p>
          </table:table-cell>
          <table:table-cell table:style-name="ce1" table:formula="of:=[.C39]-[.D$36]" office:value-type="float" office:value="-8" calcext:value-type="float">
            <text:p>-8</text:p>
          </table:table-cell>
          <table:table-cell table:formula="of:=IF(AND([.E16]&gt;0;[.F16]&lt;0);[.E$12];&quot;&quot;)">
            <text:p/>
          </table:table-cell>
          <table:table-cell table:formula="of:=IF(AND([.F16]&gt;0;[.G16]&lt;0);[.F$12];&quot;&quot;)">
            <text:p/>
          </table:table-cell>
          <table:table-cell table:formula="of:=IF(AND([.G16]&gt;0;[.H16]&lt;0);[.G$12];&quot;&quot;)">
            <text:p/>
          </table:table-cell>
          <table:table-cell table:formula="of:=IF(AND([.H16]&gt;0;[.I16]&lt;0);[.H$12];&quot;&quot;)">
            <text:p/>
          </table:table-cell>
          <table:table-cell table:formula="of:=IF(AND([.I16]&gt;0;[.J16]&lt;0);[.I$12];&quot;&quot;)">
            <text:p/>
          </table:table-cell>
          <table:table-cell table:formula="of:=IF(AND([.J16]&gt;0;[.K16]&lt;0);[.J$12];&quot;&quot;)">
            <text:p/>
          </table:table-cell>
          <table:table-cell table:formula="of:=IF(AND([.K16]&gt;0;[.L16]&lt;0);[.K$12];&quot;&quot;)">
            <text:p/>
          </table:table-cell>
          <table:table-cell table:formula="of:=IF(AND([.L16]&gt;0;[.M16]&lt;0);[.L$12];&quot;&quot;)">
            <text:p/>
          </table:table-cell>
          <table:table-cell table:formula="of:=IF(AND([.M16]&gt;0;[.N16]&lt;0);[.M$12];&quot;&quot;)">
            <text:p/>
          </table:table-cell>
          <table:table-cell table:formula="of:=IF(AND([.N16]&gt;0;[.O16]&lt;0);[.N$12];&quot;&quot;)">
            <text:p/>
          </table:table-cell>
          <table:table-cell table:formula="of:=IF(AND([.O16]&gt;0;[.P16]&lt;0);[.O$12];&quot;&quot;)">
            <text:p/>
          </table:table-cell>
          <table:table-cell table:formula="of:=IF(AND([.P16]&gt;0;[.Q16]&lt;0);[.P$12];&quot;&quot;)">
            <text:p/>
          </table:table-cell>
          <table:table-cell table:formula="of:=IF(AND([.Q16]&gt;0;[.R16]&lt;0);[.Q$12];&quot;&quot;)">
            <text:p/>
          </table:table-cell>
          <table:table-cell table:formula="of:=IF(AND([.R16]&gt;0;[.S16]&lt;0);[.R$12];&quot;&quot;)">
            <text:p/>
          </table:table-cell>
          <table:table-cell table:formula="of:=IF(AND([.S16]&gt;0;[.T16]&lt;0);[.S$12];&quot;&quot;)">
            <text:p/>
          </table:table-cell>
          <table:table-cell table:formula="of:=IF(AND([.T16]&gt;0;[.U16]&lt;0);[.T$12];&quot;&quot;)">
            <text:p/>
          </table:table-cell>
          <table:table-cell table:formula="of:=IF(AND([.U16]&gt;0;[.V16]&lt;0);[.U$12];&quot;&quot;)">
            <text:p/>
          </table:table-cell>
          <table:table-cell table:formula="of:=IF(AND([.V16]&gt;0;[.W16]&lt;0);[.V$12];&quot;&quot;)">
            <text:p/>
          </table:table-cell>
          <table:table-cell table:formula="of:=IF(AND([.W16]&gt;0;[.X16]&lt;0);[.W$12];&quot;&quot;)">
            <text:p/>
          </table:table-cell>
          <table:table-cell table:formula="of:=IF(AND([.X16]&gt;0;[.Y16]&lt;0);[.X$12];&quot;&quot;)">
            <text:p/>
          </table:table-cell>
          <table:table-cell table:formula="of:=IF(AND([.Y16]&gt;0;[.Z16]&lt;0);[.Y$12];&quot;&quot;)">
            <text:p/>
          </table:table-cell>
          <table:table-cell table:formula="of:=IF(AND([.Z16]&gt;0;[.AA16]&lt;0);[.Z$12];&quot;&quot;)">
            <text:p/>
          </table:table-cell>
          <table:table-cell table:formula="of:=IF(AND([.AA16]&gt;0;[.AB16]&lt;0);[.AA$12];&quot;&quot;)">
            <text:p/>
          </table:table-cell>
          <table:table-cell table:formula="of:=IF(AND([.AB16]&gt;0;[.AC16]&lt;0);[.AB$12];&quot;&quot;)">
            <text:p/>
          </table:table-cell>
          <table:table-cell table:formula="of:=IF(AND([.AC16]&gt;0;[.AD16]&lt;0);[.AC$12];&quot;&quot;)">
            <text:p/>
          </table:table-cell>
          <table:table-cell table:formula="of:=IF(AND([.AD16]&gt;0;[.AE16]&lt;0);[.AD$12];&quot;&quot;)">
            <text:p/>
          </table:table-cell>
          <table:table-cell table:formula="of:=IF(AND([.AE16]&gt;0;[.AF16]&lt;0);[.AE$12];&quot;&quot;)">
            <text:p/>
          </table:table-cell>
          <table:table-cell table:formula="of:=IF(AND([.AF16]&gt;0;[.AG16]&lt;0);[.AF$12];&quot;&quot;)">
            <text:p/>
          </table:table-cell>
          <table:table-cell table:formula="of:=IF(AND([.AG16]&gt;0;[.AH16]&lt;0);[.AG$12];&quot;&quot;)">
            <text:p/>
          </table:table-cell>
          <table:table-cell table:formula="of:=IF(AND([.AH16]&gt;0;[.AI16]&lt;0);[.AH$12];&quot;&quot;)">
            <text:p/>
          </table:table-cell>
          <table:table-cell table:formula="of:=IF(AND([.AI16]&gt;0;[.AJ16]&lt;0);[.AI$12];&quot;&quot;)">
            <text:p/>
          </table:table-cell>
          <table:table-cell table:formula="of:=IF(AND([.AJ16]&gt;0;[.AK16]&lt;0);[.AJ$12];&quot;&quot;)">
            <text:p/>
          </table:table-cell>
          <table:table-cell table:formula="of:=IF(AND([.AK16]&gt;0;[.AL16]&lt;0);[.AK$12];&quot;&quot;)">
            <text:p/>
          </table:table-cell>
          <table:table-cell table:formula="of:=IF(AND([.AL16]&gt;0;[.AM16]&lt;0);[.AL$12];&quot;&quot;)">
            <text:p/>
          </table:table-cell>
          <table:table-cell table:formula="of:=IF(AND([.AM16]&gt;0;[.AN16]&lt;0);[.AM$12];&quot;&quot;)">
            <text:p/>
          </table:table-cell>
          <table:table-cell table:formula="of:=IF(AND([.AN16]&gt;0;[.AO16]&lt;0);[.AN$12];&quot;&quot;)">
            <text:p/>
          </table:table-cell>
          <table:table-cell table:formula="of:=IF(AND([.AO16]&gt;0;[.AP16]&lt;0);[.AO$12];&quot;&quot;)">
            <text:p/>
          </table:table-cell>
          <table:table-cell table:formula="of:=IF(AND([.AP16]&gt;0;[.AQ16]&lt;0);[.AP$12];&quot;&quot;)">
            <text:p/>
          </table:table-cell>
          <table:table-cell table:formula="of:=IF(AND([.AQ16]&gt;0;[.AR16]&lt;0);[.AQ$12];&quot;&quot;)">
            <text:p/>
          </table:table-cell>
          <table:table-cell table:formula="of:=IF(AND([.AR16]&gt;0;[.AS16]&lt;0);[.AR$12];&quot;&quot;)">
            <text:p/>
          </table:table-cell>
          <table:table-cell table:formula="of:=IF(AND([.AS16]&gt;0;[.AT16]&lt;0);[.AS$12];&quot;&quot;)">
            <text:p/>
          </table:table-cell>
          <table:table-cell table:formula="of:=IF(AND([.AT16]&gt;0;[.AU16]&lt;0);[.AT$12];&quot;&quot;)">
            <text:p/>
          </table:table-cell>
          <table:table-cell table:formula="of:=IF(AND([.AU16]&gt;0;[.AV16]&lt;0);[.AU$12];&quot;&quot;)">
            <text:p/>
          </table:table-cell>
          <table:table-cell table:formula="of:=IF(AND([.AV16]&gt;0;[.AW16]&lt;0);[.AV$12];&quot;&quot;)">
            <text:p/>
          </table:table-cell>
          <table:table-cell table:formula="of:=IF(AND([.AW16]&gt;0;[.AX16]&lt;0);[.AW$12];&quot;&quot;)">
            <text:p/>
          </table:table-cell>
          <table:table-cell table:formula="of:=IF(AND([.AX16]&gt;0;[.AY16]&lt;0);[.AX$12];&quot;&quot;)">
            <text:p/>
          </table:table-cell>
          <table:table-cell table:formula="of:=IF(AND([.AY16]&gt;0;[.AZ16]&lt;0);[.AY$12];&quot;&quot;)">
            <text:p/>
          </table:table-cell>
          <table:table-cell table:formula="of:=IF(AND([.AZ16]&gt;0;[.BA16]&lt;0);[.AZ$12];&quot;&quot;)">
            <text:p/>
          </table:table-cell>
          <table:table-cell table:formula="of:=IF(AND([.BA16]&gt;0;[.BB16]&lt;0);[.BA$12];&quot;&quot;)">
            <text:p/>
          </table:table-cell>
          <table:table-cell table:formula="of:=IF(AND([.BB16]&gt;0;[.BC16]&lt;0);[.BB$12];&quot;&quot;)">
            <text:p/>
          </table:table-cell>
          <table:table-cell table:formula="of:=IF(AND([.BC16]&gt;0;[.BD16]&lt;0);[.BC$12];&quot;&quot;)">
            <text:p/>
          </table:table-cell>
          <table:table-cell table:formula="of:=IF(AND([.BD16]&gt;0;[.BE16]&lt;0);[.BD$12];&quot;&quot;)">
            <text:p/>
          </table:table-cell>
          <table:table-cell table:formula="of:=IF(AND([.BE16]&gt;0;[.BF16]&lt;0);[.BE$12];&quot;&quot;)">
            <text:p/>
          </table:table-cell>
          <table:table-cell table:formula="of:=IF(AND([.BF16]&gt;0;[.BG16]&lt;0);[.BF$12];&quot;&quot;)">
            <text:p/>
          </table:table-cell>
          <table:table-cell table:formula="of:=IF(AND([.BG16]&gt;0;[.BH16]&lt;0);[.BG$12];&quot;&quot;)">
            <text:p/>
          </table:table-cell>
          <table:table-cell table:formula="of:=IF(AND([.BH16]&gt;0;[.BI16]&lt;0);[.BH$12];&quot;&quot;)">
            <text:p/>
          </table:table-cell>
          <table:table-cell table:formula="of:=IF(AND([.BI16]&gt;0;[.BJ16]&lt;0);[.BI$12];&quot;&quot;)">
            <text:p/>
          </table:table-cell>
          <table:table-cell table:formula="of:=IF(AND([.BJ16]&gt;0;[.BK16]&lt;0);[.BJ$12];&quot;&quot;)">
            <text:p/>
          </table:table-cell>
          <table:table-cell table:formula="of:=IF(AND([.BK16]&gt;0;[.BL16]&lt;0);[.BK$12];&quot;&quot;)">
            <text:p/>
          </table:table-cell>
          <table:table-cell table:formula="of:=IF(AND([.BL16]&gt;0;[.BM16]&lt;0);[.BL$12];&quot;&quot;)">
            <text:p/>
          </table:table-cell>
          <table:table-cell table:formula="of:=IF(AND([.BM16]&gt;0;[.BN16]&lt;0);[.BM$12];&quot;&quot;)">
            <text:p/>
          </table:table-cell>
          <table:table-cell table:formula="of:=IF(AND([.BN16]&gt;0;[.BO16]&lt;0);[.BN$12];&quot;&quot;)">
            <text:p/>
          </table:table-cell>
          <table:table-cell table:formula="of:=IF(AND([.BO16]&gt;0;[.BP16]&lt;0);[.BO$12];&quot;&quot;)">
            <text:p/>
          </table:table-cell>
          <table:table-cell table:formula="of:=IF(AND([.BP16]&gt;0;[.BQ16]&lt;0);[.BP$12];&quot;&quot;)">
            <text:p/>
          </table:table-cell>
          <table:table-cell table:formula="of:=IF(AND([.BQ16]&gt;0;[.BR16]&lt;0);[.BQ$12];&quot;&quot;)">
            <text:p/>
          </table:table-cell>
          <table:table-cell table:formula="of:=IF(AND([.BR16]&gt;0;[.BS16]&lt;0);[.BR$12];&quot;&quot;)">
            <text:p/>
          </table:table-cell>
          <table:table-cell table:formula="of:=IF(AND([.BS16]&gt;0;[.BT16]&lt;0);[.BS$12];&quot;&quot;)">
            <text:p/>
          </table:table-cell>
          <table:table-cell table:formula="of:=IF(AND([.BT16]&gt;0;[.BU16]&lt;0);[.BT$12];&quot;&quot;)">
            <text:p/>
          </table:table-cell>
          <table:table-cell table:style-name="ce8" table:formula="of:=IF(AND([.BU16]&gt;0;[.BV16]&lt;0);[.BU$12];&quot;&quot;)">
            <text:p/>
          </table:table-cell>
          <table:table-cell table:style-name="ce8" table:formula="of:=IF(AND([.BV16]&gt;0;[.BW16]&lt;0);[.BV$12];&quot;&quot;)" office:value-type="float" office:value="218" calcext:value-type="float">
            <text:p>218</text:p>
          </table:table-cell>
          <table:table-cell table:style-name="ce8" table:formula="of:=IF(AND([.BW16]&gt;0;[.BX16]&lt;0);[.BW$12];&quot;&quot;)">
            <text:p/>
          </table:table-cell>
          <table:table-cell table:style-name="ce8" table:formula="of:=IF(AND([.BX16]&gt;0;[.BY16]&lt;0);[.BX$12];&quot;&quot;)">
            <text:p/>
          </table:table-cell>
          <table:table-cell table:formula="of:=IF(AND([.BY16]&gt;0;[.BZ16]&lt;0);[.BY$12];&quot;&quot;)">
            <text:p/>
          </table:table-cell>
          <table:table-cell table:style-name="ce8" table:formula="of:=IF(AND([.BZ16]&gt;0;[.CA16]&lt;0);[.BZ$12];&quot;&quot;)">
            <text:p/>
          </table:table-cell>
          <table:table-cell table:formula="of:=IF(AND([.CA16]&gt;0;[.CB16]&lt;0);[.CA$12];&quot;&quot;)">
            <text:p/>
          </table:table-cell>
          <table:table-cell table:formula="of:=IF(AND([.CB16]&gt;0;[.CC16]&lt;0);[.CB$12];&quot;&quot;)">
            <text:p/>
          </table:table-cell>
          <table:table-cell table:formula="of:=IF(AND([.CC16]&gt;0;[.CD16]&lt;0);[.CC$12];&quot;&quot;)">
            <text:p/>
          </table:table-cell>
          <table:table-cell table:formula="of:=IF(AND([.CD16]&gt;0;[.CE16]&lt;0);[.CD$12];&quot;&quot;)">
            <text:p/>
          </table:table-cell>
          <table:table-cell table:style-name="ce8" table:formula="of:=IF(AND([.CE16]&gt;0;[.CF16]&lt;0);[.CE$12];&quot;&quot;)">
            <text:p/>
          </table:table-cell>
          <table:table-cell table:formula="of:=IF(AND([.CF16]&gt;0;[.CG16]&lt;0);[.CF$12];&quot;&quot;)">
            <text:p/>
          </table:table-cell>
          <table:table-cell table:style-name="ce8" table:formula="of:=IF(AND([.CG16]&gt;0;[.CH16]&lt;0);[.CG$12];&quot;&quot;)">
            <text:p/>
          </table:table-cell>
          <table:table-cell table:formula="of:=IF(AND([.CH16]&gt;0;[.CI16]&lt;0);[.CH$12];&quot;&quot;)">
            <text:p/>
          </table:table-cell>
          <table:table-cell table:style-name="ce8" table:formula="of:=IF(AND([.CI16]&gt;0;[.CJ16]&lt;0);[.CI$12];&quot;&quot;)">
            <text:p/>
          </table:table-cell>
          <table:table-cell table:style-name="ce8" table:formula="of:=IF(AND([.CJ16]&gt;0;[.CK16]&lt;0);[.CJ$12];&quot;&quot;)">
            <text:p/>
          </table:table-cell>
          <table:table-cell table:style-name="ce8" table:formula="of:=IF(AND([.CK16]&gt;0;[.CL16]&lt;0);[.CK$12];&quot;&quot;)">
            <text:p/>
          </table:table-cell>
          <table:table-cell table:style-name="ce8" table:formula="of:=IF(AND([.CL16]&gt;0;[.CM16]&lt;0);[.CL$12];&quot;&quot;)">
            <text:p/>
          </table:table-cell>
          <table:table-cell table:formula="of:=IF(AND([.CM16]&gt;0;[.CN16]&lt;0);[.CM$12];&quot;&quot;)">
            <text:p/>
          </table:table-cell>
          <table:table-cell table:style-name="ce8" table:formula="of:=IF(AND([.CN16]&gt;0;[.CO16]&lt;0);[.CN$12];&quot;&quot;)">
            <text:p/>
          </table:table-cell>
          <table:table-cell table:style-name="ce8" table:formula="of:=IF(AND([.CO16]&gt;0;[.CP16]&lt;0);[.CO$12];&quot;&quot;)">
            <text:p/>
          </table:table-cell>
          <table:table-cell table:formula="of:=IF(AND([.CP16]&gt;0;[.CQ16]&lt;0);[.CP$12];&quot;&quot;)">
            <text:p/>
          </table:table-cell>
          <table:table-cell table:formula="of:=IF(AND([.CQ16]&gt;0;[.CR16]&lt;0);[.CQ$12];&quot;&quot;)">
            <text:p/>
          </table:table-cell>
        </table:table-row>
        <table:table-row table:style-name="ro1">
          <table:table-cell table:style-name="ce1" table:formula="of:=[.A17]" office:value-type="float" office:value="0.03" calcext:value-type="float">
            <text:p>0,03</text:p>
          </table:table-cell>
          <table:table-cell table:style-name="ce4" table:formula="of:=[.A40]*1/0.21" office:value-type="float" office:value="0.142857142857143" calcext:value-type="float">
            <text:p>0,143</text:p>
          </table:table-cell>
          <table:table-cell table:style-name="ce1" table:formula="of:=MAX([.E40:.CQ40])" office:value-type="float" office:value="214" calcext:value-type="float">
            <text:p>214</text:p>
          </table:table-cell>
          <table:table-cell table:style-name="ce1" table:formula="of:=[.C40]-[.D$36]" office:value-type="float" office:value="-12" calcext:value-type="float">
            <text:p>-12</text:p>
          </table:table-cell>
          <table:table-cell table:formula="of:=IF(AND([.E17]&gt;0;[.F17]&lt;0);[.E$12];&quot;&quot;)">
            <text:p/>
          </table:table-cell>
          <table:table-cell table:formula="of:=IF(AND([.F17]&gt;0;[.G17]&lt;0);[.F$12];&quot;&quot;)">
            <text:p/>
          </table:table-cell>
          <table:table-cell table:formula="of:=IF(AND([.G17]&gt;0;[.H17]&lt;0);[.G$12];&quot;&quot;)">
            <text:p/>
          </table:table-cell>
          <table:table-cell table:formula="of:=IF(AND([.H17]&gt;0;[.I17]&lt;0);[.H$12];&quot;&quot;)">
            <text:p/>
          </table:table-cell>
          <table:table-cell table:formula="of:=IF(AND([.I17]&gt;0;[.J17]&lt;0);[.I$12];&quot;&quot;)">
            <text:p/>
          </table:table-cell>
          <table:table-cell table:formula="of:=IF(AND([.J17]&gt;0;[.K17]&lt;0);[.J$12];&quot;&quot;)">
            <text:p/>
          </table:table-cell>
          <table:table-cell table:formula="of:=IF(AND([.K17]&gt;0;[.L17]&lt;0);[.K$12];&quot;&quot;)">
            <text:p/>
          </table:table-cell>
          <table:table-cell table:formula="of:=IF(AND([.L17]&gt;0;[.M17]&lt;0);[.L$12];&quot;&quot;)">
            <text:p/>
          </table:table-cell>
          <table:table-cell table:formula="of:=IF(AND([.M17]&gt;0;[.N17]&lt;0);[.M$12];&quot;&quot;)">
            <text:p/>
          </table:table-cell>
          <table:table-cell table:formula="of:=IF(AND([.N17]&gt;0;[.O17]&lt;0);[.N$12];&quot;&quot;)">
            <text:p/>
          </table:table-cell>
          <table:table-cell table:formula="of:=IF(AND([.O17]&gt;0;[.P17]&lt;0);[.O$12];&quot;&quot;)">
            <text:p/>
          </table:table-cell>
          <table:table-cell table:formula="of:=IF(AND([.P17]&gt;0;[.Q17]&lt;0);[.P$12];&quot;&quot;)">
            <text:p/>
          </table:table-cell>
          <table:table-cell table:formula="of:=IF(AND([.Q17]&gt;0;[.R17]&lt;0);[.Q$12];&quot;&quot;)">
            <text:p/>
          </table:table-cell>
          <table:table-cell table:formula="of:=IF(AND([.R17]&gt;0;[.S17]&lt;0);[.R$12];&quot;&quot;)">
            <text:p/>
          </table:table-cell>
          <table:table-cell table:formula="of:=IF(AND([.S17]&gt;0;[.T17]&lt;0);[.S$12];&quot;&quot;)">
            <text:p/>
          </table:table-cell>
          <table:table-cell table:formula="of:=IF(AND([.T17]&gt;0;[.U17]&lt;0);[.T$12];&quot;&quot;)">
            <text:p/>
          </table:table-cell>
          <table:table-cell table:formula="of:=IF(AND([.U17]&gt;0;[.V17]&lt;0);[.U$12];&quot;&quot;)">
            <text:p/>
          </table:table-cell>
          <table:table-cell table:formula="of:=IF(AND([.V17]&gt;0;[.W17]&lt;0);[.V$12];&quot;&quot;)">
            <text:p/>
          </table:table-cell>
          <table:table-cell table:formula="of:=IF(AND([.W17]&gt;0;[.X17]&lt;0);[.W$12];&quot;&quot;)">
            <text:p/>
          </table:table-cell>
          <table:table-cell table:formula="of:=IF(AND([.X17]&gt;0;[.Y17]&lt;0);[.X$12];&quot;&quot;)">
            <text:p/>
          </table:table-cell>
          <table:table-cell table:formula="of:=IF(AND([.Y17]&gt;0;[.Z17]&lt;0);[.Y$12];&quot;&quot;)">
            <text:p/>
          </table:table-cell>
          <table:table-cell table:formula="of:=IF(AND([.Z17]&gt;0;[.AA17]&lt;0);[.Z$12];&quot;&quot;)">
            <text:p/>
          </table:table-cell>
          <table:table-cell table:formula="of:=IF(AND([.AA17]&gt;0;[.AB17]&lt;0);[.AA$12];&quot;&quot;)">
            <text:p/>
          </table:table-cell>
          <table:table-cell table:formula="of:=IF(AND([.AB17]&gt;0;[.AC17]&lt;0);[.AB$12];&quot;&quot;)">
            <text:p/>
          </table:table-cell>
          <table:table-cell table:formula="of:=IF(AND([.AC17]&gt;0;[.AD17]&lt;0);[.AC$12];&quot;&quot;)">
            <text:p/>
          </table:table-cell>
          <table:table-cell table:formula="of:=IF(AND([.AD17]&gt;0;[.AE17]&lt;0);[.AD$12];&quot;&quot;)">
            <text:p/>
          </table:table-cell>
          <table:table-cell table:formula="of:=IF(AND([.AE17]&gt;0;[.AF17]&lt;0);[.AE$12];&quot;&quot;)">
            <text:p/>
          </table:table-cell>
          <table:table-cell table:formula="of:=IF(AND([.AF17]&gt;0;[.AG17]&lt;0);[.AF$12];&quot;&quot;)">
            <text:p/>
          </table:table-cell>
          <table:table-cell table:formula="of:=IF(AND([.AG17]&gt;0;[.AH17]&lt;0);[.AG$12];&quot;&quot;)">
            <text:p/>
          </table:table-cell>
          <table:table-cell table:formula="of:=IF(AND([.AH17]&gt;0;[.AI17]&lt;0);[.AH$12];&quot;&quot;)">
            <text:p/>
          </table:table-cell>
          <table:table-cell table:formula="of:=IF(AND([.AI17]&gt;0;[.AJ17]&lt;0);[.AI$12];&quot;&quot;)">
            <text:p/>
          </table:table-cell>
          <table:table-cell table:formula="of:=IF(AND([.AJ17]&gt;0;[.AK17]&lt;0);[.AJ$12];&quot;&quot;)">
            <text:p/>
          </table:table-cell>
          <table:table-cell table:formula="of:=IF(AND([.AK17]&gt;0;[.AL17]&lt;0);[.AK$12];&quot;&quot;)">
            <text:p/>
          </table:table-cell>
          <table:table-cell table:formula="of:=IF(AND([.AL17]&gt;0;[.AM17]&lt;0);[.AL$12];&quot;&quot;)">
            <text:p/>
          </table:table-cell>
          <table:table-cell table:formula="of:=IF(AND([.AM17]&gt;0;[.AN17]&lt;0);[.AM$12];&quot;&quot;)">
            <text:p/>
          </table:table-cell>
          <table:table-cell table:formula="of:=IF(AND([.AN17]&gt;0;[.AO17]&lt;0);[.AN$12];&quot;&quot;)">
            <text:p/>
          </table:table-cell>
          <table:table-cell table:formula="of:=IF(AND([.AO17]&gt;0;[.AP17]&lt;0);[.AO$12];&quot;&quot;)">
            <text:p/>
          </table:table-cell>
          <table:table-cell table:formula="of:=IF(AND([.AP17]&gt;0;[.AQ17]&lt;0);[.AP$12];&quot;&quot;)">
            <text:p/>
          </table:table-cell>
          <table:table-cell table:formula="of:=IF(AND([.AQ17]&gt;0;[.AR17]&lt;0);[.AQ$12];&quot;&quot;)">
            <text:p/>
          </table:table-cell>
          <table:table-cell table:formula="of:=IF(AND([.AR17]&gt;0;[.AS17]&lt;0);[.AR$12];&quot;&quot;)">
            <text:p/>
          </table:table-cell>
          <table:table-cell table:formula="of:=IF(AND([.AS17]&gt;0;[.AT17]&lt;0);[.AS$12];&quot;&quot;)">
            <text:p/>
          </table:table-cell>
          <table:table-cell table:formula="of:=IF(AND([.AT17]&gt;0;[.AU17]&lt;0);[.AT$12];&quot;&quot;)">
            <text:p/>
          </table:table-cell>
          <table:table-cell table:formula="of:=IF(AND([.AU17]&gt;0;[.AV17]&lt;0);[.AU$12];&quot;&quot;)">
            <text:p/>
          </table:table-cell>
          <table:table-cell table:formula="of:=IF(AND([.AV17]&gt;0;[.AW17]&lt;0);[.AV$12];&quot;&quot;)">
            <text:p/>
          </table:table-cell>
          <table:table-cell table:formula="of:=IF(AND([.AW17]&gt;0;[.AX17]&lt;0);[.AW$12];&quot;&quot;)">
            <text:p/>
          </table:table-cell>
          <table:table-cell table:formula="of:=IF(AND([.AX17]&gt;0;[.AY17]&lt;0);[.AX$12];&quot;&quot;)">
            <text:p/>
          </table:table-cell>
          <table:table-cell table:formula="of:=IF(AND([.AY17]&gt;0;[.AZ17]&lt;0);[.AY$12];&quot;&quot;)">
            <text:p/>
          </table:table-cell>
          <table:table-cell table:formula="of:=IF(AND([.AZ17]&gt;0;[.BA17]&lt;0);[.AZ$12];&quot;&quot;)">
            <text:p/>
          </table:table-cell>
          <table:table-cell table:formula="of:=IF(AND([.BA17]&gt;0;[.BB17]&lt;0);[.BA$12];&quot;&quot;)">
            <text:p/>
          </table:table-cell>
          <table:table-cell table:formula="of:=IF(AND([.BB17]&gt;0;[.BC17]&lt;0);[.BB$12];&quot;&quot;)">
            <text:p/>
          </table:table-cell>
          <table:table-cell table:formula="of:=IF(AND([.BC17]&gt;0;[.BD17]&lt;0);[.BC$12];&quot;&quot;)">
            <text:p/>
          </table:table-cell>
          <table:table-cell table:formula="of:=IF(AND([.BD17]&gt;0;[.BE17]&lt;0);[.BD$12];&quot;&quot;)">
            <text:p/>
          </table:table-cell>
          <table:table-cell table:formula="of:=IF(AND([.BE17]&gt;0;[.BF17]&lt;0);[.BE$12];&quot;&quot;)">
            <text:p/>
          </table:table-cell>
          <table:table-cell table:formula="of:=IF(AND([.BF17]&gt;0;[.BG17]&lt;0);[.BF$12];&quot;&quot;)">
            <text:p/>
          </table:table-cell>
          <table:table-cell table:formula="of:=IF(AND([.BG17]&gt;0;[.BH17]&lt;0);[.BG$12];&quot;&quot;)">
            <text:p/>
          </table:table-cell>
          <table:table-cell table:formula="of:=IF(AND([.BH17]&gt;0;[.BI17]&lt;0);[.BH$12];&quot;&quot;)">
            <text:p/>
          </table:table-cell>
          <table:table-cell table:formula="of:=IF(AND([.BI17]&gt;0;[.BJ17]&lt;0);[.BI$12];&quot;&quot;)">
            <text:p/>
          </table:table-cell>
          <table:table-cell table:formula="of:=IF(AND([.BJ17]&gt;0;[.BK17]&lt;0);[.BJ$12];&quot;&quot;)">
            <text:p/>
          </table:table-cell>
          <table:table-cell table:formula="of:=IF(AND([.BK17]&gt;0;[.BL17]&lt;0);[.BK$12];&quot;&quot;)">
            <text:p/>
          </table:table-cell>
          <table:table-cell table:formula="of:=IF(AND([.BL17]&gt;0;[.BM17]&lt;0);[.BL$12];&quot;&quot;)">
            <text:p/>
          </table:table-cell>
          <table:table-cell table:formula="of:=IF(AND([.BM17]&gt;0;[.BN17]&lt;0);[.BM$12];&quot;&quot;)">
            <text:p/>
          </table:table-cell>
          <table:table-cell table:formula="of:=IF(AND([.BN17]&gt;0;[.BO17]&lt;0);[.BN$12];&quot;&quot;)">
            <text:p/>
          </table:table-cell>
          <table:table-cell table:formula="of:=IF(AND([.BO17]&gt;0;[.BP17]&lt;0);[.BO$12];&quot;&quot;)">
            <text:p/>
          </table:table-cell>
          <table:table-cell table:formula="of:=IF(AND([.BP17]&gt;0;[.BQ17]&lt;0);[.BP$12];&quot;&quot;)">
            <text:p/>
          </table:table-cell>
          <table:table-cell table:style-name="ce8" table:formula="of:=IF(AND([.BQ17]&gt;0;[.BR17]&lt;0);[.BQ$12];&quot;&quot;)">
            <text:p/>
          </table:table-cell>
          <table:table-cell table:style-name="ce8" table:formula="of:=IF(AND([.BR17]&gt;0;[.BS17]&lt;0);[.BR$12];&quot;&quot;)" office:value-type="float" office:value="214" calcext:value-type="float">
            <text:p>214</text:p>
          </table:table-cell>
          <table:table-cell table:style-name="ce8" table:formula="of:=IF(AND([.BS17]&gt;0;[.BT17]&lt;0);[.BS$12];&quot;&quot;)">
            <text:p/>
          </table:table-cell>
          <table:table-cell table:style-name="ce8" table:formula="of:=IF(AND([.BT17]&gt;0;[.BU17]&lt;0);[.BT$12];&quot;&quot;)">
            <text:p/>
          </table:table-cell>
          <table:table-cell table:formula="of:=IF(AND([.BU17]&gt;0;[.BV17]&lt;0);[.BU$12];&quot;&quot;)">
            <text:p/>
          </table:table-cell>
          <table:table-cell table:style-name="ce8" table:formula="of:=IF(AND([.BV17]&gt;0;[.BW17]&lt;0);[.BV$12];&quot;&quot;)">
            <text:p/>
          </table:table-cell>
          <table:table-cell table:formula="of:=IF(AND([.BW17]&gt;0;[.BX17]&lt;0);[.BW$12];&quot;&quot;)">
            <text:p/>
          </table:table-cell>
          <table:table-cell table:formula="of:=IF(AND([.BX17]&gt;0;[.BY17]&lt;0);[.BX$12];&quot;&quot;)">
            <text:p/>
          </table:table-cell>
          <table:table-cell table:formula="of:=IF(AND([.BY17]&gt;0;[.BZ17]&lt;0);[.BY$12];&quot;&quot;)">
            <text:p/>
          </table:table-cell>
          <table:table-cell table:formula="of:=IF(AND([.BZ17]&gt;0;[.CA17]&lt;0);[.BZ$12];&quot;&quot;)">
            <text:p/>
          </table:table-cell>
          <table:table-cell table:style-name="ce8" table:formula="of:=IF(AND([.CA17]&gt;0;[.CB17]&lt;0);[.CA$12];&quot;&quot;)">
            <text:p/>
          </table:table-cell>
          <table:table-cell table:formula="of:=IF(AND([.CB17]&gt;0;[.CC17]&lt;0);[.CB$12];&quot;&quot;)">
            <text:p/>
          </table:table-cell>
          <table:table-cell table:style-name="ce8" table:formula="of:=IF(AND([.CC17]&gt;0;[.CD17]&lt;0);[.CC$12];&quot;&quot;)">
            <text:p/>
          </table:table-cell>
          <table:table-cell table:formula="of:=IF(AND([.CD17]&gt;0;[.CE17]&lt;0);[.CD$12];&quot;&quot;)">
            <text:p/>
          </table:table-cell>
          <table:table-cell table:style-name="ce8" table:formula="of:=IF(AND([.CE17]&gt;0;[.CF17]&lt;0);[.CE$12];&quot;&quot;)">
            <text:p/>
          </table:table-cell>
          <table:table-cell table:style-name="ce8" table:formula="of:=IF(AND([.CF17]&gt;0;[.CG17]&lt;0);[.CF$12];&quot;&quot;)">
            <text:p/>
          </table:table-cell>
          <table:table-cell table:style-name="ce8" table:formula="of:=IF(AND([.CG17]&gt;0;[.CH17]&lt;0);[.CG$12];&quot;&quot;)">
            <text:p/>
          </table:table-cell>
          <table:table-cell table:style-name="ce8" table:formula="of:=IF(AND([.CH17]&gt;0;[.CI17]&lt;0);[.CH$12];&quot;&quot;)">
            <text:p/>
          </table:table-cell>
          <table:table-cell table:formula="of:=IF(AND([.CI17]&gt;0;[.CJ17]&lt;0);[.CI$12];&quot;&quot;)">
            <text:p/>
          </table:table-cell>
          <table:table-cell table:style-name="ce8" table:formula="of:=IF(AND([.CJ17]&gt;0;[.CK17]&lt;0);[.CJ$12];&quot;&quot;)">
            <text:p/>
          </table:table-cell>
          <table:table-cell table:style-name="ce8" table:formula="of:=IF(AND([.CK17]&gt;0;[.CL17]&lt;0);[.CK$12];&quot;&quot;)">
            <text:p/>
          </table:table-cell>
          <table:table-cell table:formula="of:=IF(AND([.CL17]&gt;0;[.CM17]&lt;0);[.CL$12];&quot;&quot;)">
            <text:p/>
          </table:table-cell>
          <table:table-cell table:formula="of:=IF(AND([.CM17]&gt;0;[.CN17]&lt;0);[.CM$12];&quot;&quot;)">
            <text:p/>
          </table:table-cell>
          <table:table-cell table:formula="of:=IF(AND([.CN17]&gt;0;[.CO17]&lt;0);[.CN$12];&quot;&quot;)">
            <text:p/>
          </table:table-cell>
          <table:table-cell table:formula="of:=IF(AND([.CO17]&gt;0;[.CP17]&lt;0);[.CO$12];&quot;&quot;)">
            <text:p/>
          </table:table-cell>
          <table:table-cell table:formula="of:=IF(AND([.CP17]&gt;0;[.CQ17]&lt;0);[.CP$12];&quot;&quot;)">
            <text:p/>
          </table:table-cell>
          <table:table-cell table:formula="of:=IF(AND([.CQ17]&gt;0;[.CR17]&lt;0);[.CQ$12];&quot;&quot;)">
            <text:p/>
          </table:table-cell>
        </table:table-row>
        <table:table-row table:style-name="ro1">
          <table:table-cell table:style-name="ce1" table:formula="of:=[.A18]" office:value-type="float" office:value="0.04" calcext:value-type="float">
            <text:p>0,04</text:p>
          </table:table-cell>
          <table:table-cell table:style-name="ce4" table:formula="of:=[.A41]*1/0.21" office:value-type="float" office:value="0.190476190476191" calcext:value-type="float">
            <text:p>0,190</text:p>
          </table:table-cell>
          <table:table-cell table:style-name="ce1" table:formula="of:=MAX([.E41:.CQ41])" office:value-type="float" office:value="210" calcext:value-type="float">
            <text:p>210</text:p>
          </table:table-cell>
          <table:table-cell table:style-name="ce1" table:formula="of:=[.C41]-[.D$36]" office:value-type="float" office:value="-16" calcext:value-type="float">
            <text:p>-16</text:p>
          </table:table-cell>
          <table:table-cell table:formula="of:=IF(AND([.E18]&gt;0;[.F18]&lt;0);[.E$12];&quot;&quot;)">
            <text:p/>
          </table:table-cell>
          <table:table-cell table:formula="of:=IF(AND([.F18]&gt;0;[.G18]&lt;0);[.F$12];&quot;&quot;)">
            <text:p/>
          </table:table-cell>
          <table:table-cell table:formula="of:=IF(AND([.G18]&gt;0;[.H18]&lt;0);[.G$12];&quot;&quot;)">
            <text:p/>
          </table:table-cell>
          <table:table-cell table:formula="of:=IF(AND([.H18]&gt;0;[.I18]&lt;0);[.H$12];&quot;&quot;)">
            <text:p/>
          </table:table-cell>
          <table:table-cell table:formula="of:=IF(AND([.I18]&gt;0;[.J18]&lt;0);[.I$12];&quot;&quot;)">
            <text:p/>
          </table:table-cell>
          <table:table-cell table:formula="of:=IF(AND([.J18]&gt;0;[.K18]&lt;0);[.J$12];&quot;&quot;)">
            <text:p/>
          </table:table-cell>
          <table:table-cell table:formula="of:=IF(AND([.K18]&gt;0;[.L18]&lt;0);[.K$12];&quot;&quot;)">
            <text:p/>
          </table:table-cell>
          <table:table-cell table:formula="of:=IF(AND([.L18]&gt;0;[.M18]&lt;0);[.L$12];&quot;&quot;)">
            <text:p/>
          </table:table-cell>
          <table:table-cell table:formula="of:=IF(AND([.M18]&gt;0;[.N18]&lt;0);[.M$12];&quot;&quot;)">
            <text:p/>
          </table:table-cell>
          <table:table-cell table:formula="of:=IF(AND([.N18]&gt;0;[.O18]&lt;0);[.N$12];&quot;&quot;)">
            <text:p/>
          </table:table-cell>
          <table:table-cell table:formula="of:=IF(AND([.O18]&gt;0;[.P18]&lt;0);[.O$12];&quot;&quot;)">
            <text:p/>
          </table:table-cell>
          <table:table-cell table:formula="of:=IF(AND([.P18]&gt;0;[.Q18]&lt;0);[.P$12];&quot;&quot;)">
            <text:p/>
          </table:table-cell>
          <table:table-cell table:formula="of:=IF(AND([.Q18]&gt;0;[.R18]&lt;0);[.Q$12];&quot;&quot;)">
            <text:p/>
          </table:table-cell>
          <table:table-cell table:formula="of:=IF(AND([.R18]&gt;0;[.S18]&lt;0);[.R$12];&quot;&quot;)">
            <text:p/>
          </table:table-cell>
          <table:table-cell table:formula="of:=IF(AND([.S18]&gt;0;[.T18]&lt;0);[.S$12];&quot;&quot;)">
            <text:p/>
          </table:table-cell>
          <table:table-cell table:formula="of:=IF(AND([.T18]&gt;0;[.U18]&lt;0);[.T$12];&quot;&quot;)">
            <text:p/>
          </table:table-cell>
          <table:table-cell table:formula="of:=IF(AND([.U18]&gt;0;[.V18]&lt;0);[.U$12];&quot;&quot;)">
            <text:p/>
          </table:table-cell>
          <table:table-cell table:formula="of:=IF(AND([.V18]&gt;0;[.W18]&lt;0);[.V$12];&quot;&quot;)">
            <text:p/>
          </table:table-cell>
          <table:table-cell table:formula="of:=IF(AND([.W18]&gt;0;[.X18]&lt;0);[.W$12];&quot;&quot;)">
            <text:p/>
          </table:table-cell>
          <table:table-cell table:formula="of:=IF(AND([.X18]&gt;0;[.Y18]&lt;0);[.X$12];&quot;&quot;)">
            <text:p/>
          </table:table-cell>
          <table:table-cell table:formula="of:=IF(AND([.Y18]&gt;0;[.Z18]&lt;0);[.Y$12];&quot;&quot;)">
            <text:p/>
          </table:table-cell>
          <table:table-cell table:formula="of:=IF(AND([.Z18]&gt;0;[.AA18]&lt;0);[.Z$12];&quot;&quot;)">
            <text:p/>
          </table:table-cell>
          <table:table-cell table:formula="of:=IF(AND([.AA18]&gt;0;[.AB18]&lt;0);[.AA$12];&quot;&quot;)">
            <text:p/>
          </table:table-cell>
          <table:table-cell table:formula="of:=IF(AND([.AB18]&gt;0;[.AC18]&lt;0);[.AB$12];&quot;&quot;)">
            <text:p/>
          </table:table-cell>
          <table:table-cell table:formula="of:=IF(AND([.AC18]&gt;0;[.AD18]&lt;0);[.AC$12];&quot;&quot;)">
            <text:p/>
          </table:table-cell>
          <table:table-cell table:formula="of:=IF(AND([.AD18]&gt;0;[.AE18]&lt;0);[.AD$12];&quot;&quot;)">
            <text:p/>
          </table:table-cell>
          <table:table-cell table:formula="of:=IF(AND([.AE18]&gt;0;[.AF18]&lt;0);[.AE$12];&quot;&quot;)">
            <text:p/>
          </table:table-cell>
          <table:table-cell table:formula="of:=IF(AND([.AF18]&gt;0;[.AG18]&lt;0);[.AF$12];&quot;&quot;)">
            <text:p/>
          </table:table-cell>
          <table:table-cell table:formula="of:=IF(AND([.AG18]&gt;0;[.AH18]&lt;0);[.AG$12];&quot;&quot;)">
            <text:p/>
          </table:table-cell>
          <table:table-cell table:formula="of:=IF(AND([.AH18]&gt;0;[.AI18]&lt;0);[.AH$12];&quot;&quot;)">
            <text:p/>
          </table:table-cell>
          <table:table-cell table:formula="of:=IF(AND([.AI18]&gt;0;[.AJ18]&lt;0);[.AI$12];&quot;&quot;)">
            <text:p/>
          </table:table-cell>
          <table:table-cell table:formula="of:=IF(AND([.AJ18]&gt;0;[.AK18]&lt;0);[.AJ$12];&quot;&quot;)">
            <text:p/>
          </table:table-cell>
          <table:table-cell table:formula="of:=IF(AND([.AK18]&gt;0;[.AL18]&lt;0);[.AK$12];&quot;&quot;)">
            <text:p/>
          </table:table-cell>
          <table:table-cell table:formula="of:=IF(AND([.AL18]&gt;0;[.AM18]&lt;0);[.AL$12];&quot;&quot;)">
            <text:p/>
          </table:table-cell>
          <table:table-cell table:formula="of:=IF(AND([.AM18]&gt;0;[.AN18]&lt;0);[.AM$12];&quot;&quot;)">
            <text:p/>
          </table:table-cell>
          <table:table-cell table:formula="of:=IF(AND([.AN18]&gt;0;[.AO18]&lt;0);[.AN$12];&quot;&quot;)">
            <text:p/>
          </table:table-cell>
          <table:table-cell table:formula="of:=IF(AND([.AO18]&gt;0;[.AP18]&lt;0);[.AO$12];&quot;&quot;)">
            <text:p/>
          </table:table-cell>
          <table:table-cell table:formula="of:=IF(AND([.AP18]&gt;0;[.AQ18]&lt;0);[.AP$12];&quot;&quot;)">
            <text:p/>
          </table:table-cell>
          <table:table-cell table:formula="of:=IF(AND([.AQ18]&gt;0;[.AR18]&lt;0);[.AQ$12];&quot;&quot;)">
            <text:p/>
          </table:table-cell>
          <table:table-cell table:formula="of:=IF(AND([.AR18]&gt;0;[.AS18]&lt;0);[.AR$12];&quot;&quot;)">
            <text:p/>
          </table:table-cell>
          <table:table-cell table:formula="of:=IF(AND([.AS18]&gt;0;[.AT18]&lt;0);[.AS$12];&quot;&quot;)">
            <text:p/>
          </table:table-cell>
          <table:table-cell table:formula="of:=IF(AND([.AT18]&gt;0;[.AU18]&lt;0);[.AT$12];&quot;&quot;)">
            <text:p/>
          </table:table-cell>
          <table:table-cell table:formula="of:=IF(AND([.AU18]&gt;0;[.AV18]&lt;0);[.AU$12];&quot;&quot;)">
            <text:p/>
          </table:table-cell>
          <table:table-cell table:formula="of:=IF(AND([.AV18]&gt;0;[.AW18]&lt;0);[.AV$12];&quot;&quot;)">
            <text:p/>
          </table:table-cell>
          <table:table-cell table:formula="of:=IF(AND([.AW18]&gt;0;[.AX18]&lt;0);[.AW$12];&quot;&quot;)">
            <text:p/>
          </table:table-cell>
          <table:table-cell table:formula="of:=IF(AND([.AX18]&gt;0;[.AY18]&lt;0);[.AX$12];&quot;&quot;)">
            <text:p/>
          </table:table-cell>
          <table:table-cell table:formula="of:=IF(AND([.AY18]&gt;0;[.AZ18]&lt;0);[.AY$12];&quot;&quot;)">
            <text:p/>
          </table:table-cell>
          <table:table-cell table:formula="of:=IF(AND([.AZ18]&gt;0;[.BA18]&lt;0);[.AZ$12];&quot;&quot;)">
            <text:p/>
          </table:table-cell>
          <table:table-cell table:formula="of:=IF(AND([.BA18]&gt;0;[.BB18]&lt;0);[.BA$12];&quot;&quot;)">
            <text:p/>
          </table:table-cell>
          <table:table-cell table:formula="of:=IF(AND([.BB18]&gt;0;[.BC18]&lt;0);[.BB$12];&quot;&quot;)">
            <text:p/>
          </table:table-cell>
          <table:table-cell table:formula="of:=IF(AND([.BC18]&gt;0;[.BD18]&lt;0);[.BC$12];&quot;&quot;)">
            <text:p/>
          </table:table-cell>
          <table:table-cell table:formula="of:=IF(AND([.BD18]&gt;0;[.BE18]&lt;0);[.BD$12];&quot;&quot;)">
            <text:p/>
          </table:table-cell>
          <table:table-cell table:formula="of:=IF(AND([.BE18]&gt;0;[.BF18]&lt;0);[.BE$12];&quot;&quot;)">
            <text:p/>
          </table:table-cell>
          <table:table-cell table:formula="of:=IF(AND([.BF18]&gt;0;[.BG18]&lt;0);[.BF$12];&quot;&quot;)">
            <text:p/>
          </table:table-cell>
          <table:table-cell table:formula="of:=IF(AND([.BG18]&gt;0;[.BH18]&lt;0);[.BG$12];&quot;&quot;)">
            <text:p/>
          </table:table-cell>
          <table:table-cell table:formula="of:=IF(AND([.BH18]&gt;0;[.BI18]&lt;0);[.BH$12];&quot;&quot;)">
            <text:p/>
          </table:table-cell>
          <table:table-cell table:formula="of:=IF(AND([.BI18]&gt;0;[.BJ18]&lt;0);[.BI$12];&quot;&quot;)">
            <text:p/>
          </table:table-cell>
          <table:table-cell table:formula="of:=IF(AND([.BJ18]&gt;0;[.BK18]&lt;0);[.BJ$12];&quot;&quot;)">
            <text:p/>
          </table:table-cell>
          <table:table-cell table:formula="of:=IF(AND([.BK18]&gt;0;[.BL18]&lt;0);[.BK$12];&quot;&quot;)">
            <text:p/>
          </table:table-cell>
          <table:table-cell table:formula="of:=IF(AND([.BL18]&gt;0;[.BM18]&lt;0);[.BL$12];&quot;&quot;)">
            <text:p/>
          </table:table-cell>
          <table:table-cell table:style-name="ce8" table:formula="of:=IF(AND([.BM18]&gt;0;[.BN18]&lt;0);[.BM$12];&quot;&quot;)">
            <text:p/>
          </table:table-cell>
          <table:table-cell table:style-name="ce8" table:formula="of:=IF(AND([.BN18]&gt;0;[.BO18]&lt;0);[.BN$12];&quot;&quot;)" office:value-type="float" office:value="210" calcext:value-type="float">
            <text:p>210</text:p>
          </table:table-cell>
          <table:table-cell table:style-name="ce8" table:formula="of:=IF(AND([.BO18]&gt;0;[.BP18]&lt;0);[.BO$12];&quot;&quot;)">
            <text:p/>
          </table:table-cell>
          <table:table-cell table:style-name="ce8" table:formula="of:=IF(AND([.BP18]&gt;0;[.BQ18]&lt;0);[.BP$12];&quot;&quot;)">
            <text:p/>
          </table:table-cell>
          <table:table-cell table:formula="of:=IF(AND([.BQ18]&gt;0;[.BR18]&lt;0);[.BQ$12];&quot;&quot;)">
            <text:p/>
          </table:table-cell>
          <table:table-cell table:style-name="ce8" table:formula="of:=IF(AND([.BR18]&gt;0;[.BS18]&lt;0);[.BR$12];&quot;&quot;)">
            <text:p/>
          </table:table-cell>
          <table:table-cell table:formula="of:=IF(AND([.BS18]&gt;0;[.BT18]&lt;0);[.BS$12];&quot;&quot;)">
            <text:p/>
          </table:table-cell>
          <table:table-cell table:formula="of:=IF(AND([.BT18]&gt;0;[.BU18]&lt;0);[.BT$12];&quot;&quot;)">
            <text:p/>
          </table:table-cell>
          <table:table-cell table:formula="of:=IF(AND([.BU18]&gt;0;[.BV18]&lt;0);[.BU$12];&quot;&quot;)">
            <text:p/>
          </table:table-cell>
          <table:table-cell table:formula="of:=IF(AND([.BV18]&gt;0;[.BW18]&lt;0);[.BV$12];&quot;&quot;)">
            <text:p/>
          </table:table-cell>
          <table:table-cell table:style-name="ce8" table:formula="of:=IF(AND([.BW18]&gt;0;[.BX18]&lt;0);[.BW$12];&quot;&quot;)">
            <text:p/>
          </table:table-cell>
          <table:table-cell table:formula="of:=IF(AND([.BX18]&gt;0;[.BY18]&lt;0);[.BX$12];&quot;&quot;)">
            <text:p/>
          </table:table-cell>
          <table:table-cell table:style-name="ce8" table:formula="of:=IF(AND([.BY18]&gt;0;[.BZ18]&lt;0);[.BY$12];&quot;&quot;)">
            <text:p/>
          </table:table-cell>
          <table:table-cell table:formula="of:=IF(AND([.BZ18]&gt;0;[.CA18]&lt;0);[.BZ$12];&quot;&quot;)">
            <text:p/>
          </table:table-cell>
          <table:table-cell table:style-name="ce8" table:formula="of:=IF(AND([.CA18]&gt;0;[.CB18]&lt;0);[.CA$12];&quot;&quot;)">
            <text:p/>
          </table:table-cell>
          <table:table-cell table:style-name="ce8" table:formula="of:=IF(AND([.CB18]&gt;0;[.CC18]&lt;0);[.CB$12];&quot;&quot;)">
            <text:p/>
          </table:table-cell>
          <table:table-cell table:style-name="ce8" table:formula="of:=IF(AND([.CC18]&gt;0;[.CD18]&lt;0);[.CC$12];&quot;&quot;)">
            <text:p/>
          </table:table-cell>
          <table:table-cell table:style-name="ce8" table:formula="of:=IF(AND([.CD18]&gt;0;[.CE18]&lt;0);[.CD$12];&quot;&quot;)">
            <text:p/>
          </table:table-cell>
          <table:table-cell table:formula="of:=IF(AND([.CE18]&gt;0;[.CF18]&lt;0);[.CE$12];&quot;&quot;)">
            <text:p/>
          </table:table-cell>
          <table:table-cell table:style-name="ce8" table:formula="of:=IF(AND([.CF18]&gt;0;[.CG18]&lt;0);[.CF$12];&quot;&quot;)">
            <text:p/>
          </table:table-cell>
          <table:table-cell table:style-name="ce8" table:formula="of:=IF(AND([.CG18]&gt;0;[.CH18]&lt;0);[.CG$12];&quot;&quot;)">
            <text:p/>
          </table:table-cell>
          <table:table-cell table:formula="of:=IF(AND([.CH18]&gt;0;[.CI18]&lt;0);[.CH$12];&quot;&quot;)">
            <text:p/>
          </table:table-cell>
          <table:table-cell table:formula="of:=IF(AND([.CI18]&gt;0;[.CJ18]&lt;0);[.CI$12];&quot;&quot;)">
            <text:p/>
          </table:table-cell>
          <table:table-cell table:formula="of:=IF(AND([.CJ18]&gt;0;[.CK18]&lt;0);[.CJ$12];&quot;&quot;)">
            <text:p/>
          </table:table-cell>
          <table:table-cell table:formula="of:=IF(AND([.CK18]&gt;0;[.CL18]&lt;0);[.CK$12];&quot;&quot;)">
            <text:p/>
          </table:table-cell>
          <table:table-cell table:formula="of:=IF(AND([.CL18]&gt;0;[.CM18]&lt;0);[.CL$12];&quot;&quot;)">
            <text:p/>
          </table:table-cell>
          <table:table-cell table:formula="of:=IF(AND([.CM18]&gt;0;[.CN18]&lt;0);[.CM$12];&quot;&quot;)">
            <text:p/>
          </table:table-cell>
          <table:table-cell table:formula="of:=IF(AND([.CN18]&gt;0;[.CO18]&lt;0);[.CN$12];&quot;&quot;)">
            <text:p/>
          </table:table-cell>
          <table:table-cell table:formula="of:=IF(AND([.CO18]&gt;0;[.CP18]&lt;0);[.CO$12];&quot;&quot;)">
            <text:p/>
          </table:table-cell>
          <table:table-cell table:formula="of:=IF(AND([.CP18]&gt;0;[.CQ18]&lt;0);[.CP$12];&quot;&quot;)">
            <text:p/>
          </table:table-cell>
          <table:table-cell table:formula="of:=IF(AND([.CQ18]&gt;0;[.CR18]&lt;0);[.CQ$12];&quot;&quot;)">
            <text:p/>
          </table:table-cell>
        </table:table-row>
        <table:table-row table:style-name="ro1">
          <table:table-cell table:style-name="ce1" table:formula="of:=[.A19]" office:value-type="float" office:value="0.05" calcext:value-type="float">
            <text:p>0,05</text:p>
          </table:table-cell>
          <table:table-cell table:style-name="ce4" table:formula="of:=[.A42]*1/0.21" office:value-type="float" office:value="0.238095238095238" calcext:value-type="float">
            <text:p>0,238</text:p>
          </table:table-cell>
          <table:table-cell table:style-name="ce1" table:formula="of:=MAX([.E42:.CQ42])" office:value-type="float" office:value="207" calcext:value-type="float">
            <text:p>207</text:p>
          </table:table-cell>
          <table:table-cell table:style-name="ce1" table:formula="of:=[.C42]-[.D$36]" office:value-type="float" office:value="-19" calcext:value-type="float">
            <text:p>-19</text:p>
          </table:table-cell>
          <table:table-cell table:formula="of:=IF(AND([.E19]&gt;0;[.F19]&lt;0);[.E$12];&quot;&quot;)">
            <text:p/>
          </table:table-cell>
          <table:table-cell table:formula="of:=IF(AND([.F19]&gt;0;[.G19]&lt;0);[.F$12];&quot;&quot;)">
            <text:p/>
          </table:table-cell>
          <table:table-cell table:formula="of:=IF(AND([.G19]&gt;0;[.H19]&lt;0);[.G$12];&quot;&quot;)">
            <text:p/>
          </table:table-cell>
          <table:table-cell table:formula="of:=IF(AND([.H19]&gt;0;[.I19]&lt;0);[.H$12];&quot;&quot;)">
            <text:p/>
          </table:table-cell>
          <table:table-cell table:formula="of:=IF(AND([.I19]&gt;0;[.J19]&lt;0);[.I$12];&quot;&quot;)">
            <text:p/>
          </table:table-cell>
          <table:table-cell table:formula="of:=IF(AND([.J19]&gt;0;[.K19]&lt;0);[.J$12];&quot;&quot;)">
            <text:p/>
          </table:table-cell>
          <table:table-cell table:formula="of:=IF(AND([.K19]&gt;0;[.L19]&lt;0);[.K$12];&quot;&quot;)">
            <text:p/>
          </table:table-cell>
          <table:table-cell table:formula="of:=IF(AND([.L19]&gt;0;[.M19]&lt;0);[.L$12];&quot;&quot;)">
            <text:p/>
          </table:table-cell>
          <table:table-cell table:formula="of:=IF(AND([.M19]&gt;0;[.N19]&lt;0);[.M$12];&quot;&quot;)">
            <text:p/>
          </table:table-cell>
          <table:table-cell table:formula="of:=IF(AND([.N19]&gt;0;[.O19]&lt;0);[.N$12];&quot;&quot;)">
            <text:p/>
          </table:table-cell>
          <table:table-cell table:formula="of:=IF(AND([.O19]&gt;0;[.P19]&lt;0);[.O$12];&quot;&quot;)">
            <text:p/>
          </table:table-cell>
          <table:table-cell table:formula="of:=IF(AND([.P19]&gt;0;[.Q19]&lt;0);[.P$12];&quot;&quot;)">
            <text:p/>
          </table:table-cell>
          <table:table-cell table:formula="of:=IF(AND([.Q19]&gt;0;[.R19]&lt;0);[.Q$12];&quot;&quot;)">
            <text:p/>
          </table:table-cell>
          <table:table-cell table:formula="of:=IF(AND([.R19]&gt;0;[.S19]&lt;0);[.R$12];&quot;&quot;)">
            <text:p/>
          </table:table-cell>
          <table:table-cell table:formula="of:=IF(AND([.S19]&gt;0;[.T19]&lt;0);[.S$12];&quot;&quot;)">
            <text:p/>
          </table:table-cell>
          <table:table-cell table:formula="of:=IF(AND([.T19]&gt;0;[.U19]&lt;0);[.T$12];&quot;&quot;)">
            <text:p/>
          </table:table-cell>
          <table:table-cell table:formula="of:=IF(AND([.U19]&gt;0;[.V19]&lt;0);[.U$12];&quot;&quot;)">
            <text:p/>
          </table:table-cell>
          <table:table-cell table:formula="of:=IF(AND([.V19]&gt;0;[.W19]&lt;0);[.V$12];&quot;&quot;)">
            <text:p/>
          </table:table-cell>
          <table:table-cell table:formula="of:=IF(AND([.W19]&gt;0;[.X19]&lt;0);[.W$12];&quot;&quot;)">
            <text:p/>
          </table:table-cell>
          <table:table-cell table:formula="of:=IF(AND([.X19]&gt;0;[.Y19]&lt;0);[.X$12];&quot;&quot;)">
            <text:p/>
          </table:table-cell>
          <table:table-cell table:formula="of:=IF(AND([.Y19]&gt;0;[.Z19]&lt;0);[.Y$12];&quot;&quot;)">
            <text:p/>
          </table:table-cell>
          <table:table-cell table:formula="of:=IF(AND([.Z19]&gt;0;[.AA19]&lt;0);[.Z$12];&quot;&quot;)">
            <text:p/>
          </table:table-cell>
          <table:table-cell table:formula="of:=IF(AND([.AA19]&gt;0;[.AB19]&lt;0);[.AA$12];&quot;&quot;)">
            <text:p/>
          </table:table-cell>
          <table:table-cell table:formula="of:=IF(AND([.AB19]&gt;0;[.AC19]&lt;0);[.AB$12];&quot;&quot;)">
            <text:p/>
          </table:table-cell>
          <table:table-cell table:formula="of:=IF(AND([.AC19]&gt;0;[.AD19]&lt;0);[.AC$12];&quot;&quot;)">
            <text:p/>
          </table:table-cell>
          <table:table-cell table:formula="of:=IF(AND([.AD19]&gt;0;[.AE19]&lt;0);[.AD$12];&quot;&quot;)">
            <text:p/>
          </table:table-cell>
          <table:table-cell table:formula="of:=IF(AND([.AE19]&gt;0;[.AF19]&lt;0);[.AE$12];&quot;&quot;)">
            <text:p/>
          </table:table-cell>
          <table:table-cell table:formula="of:=IF(AND([.AF19]&gt;0;[.AG19]&lt;0);[.AF$12];&quot;&quot;)">
            <text:p/>
          </table:table-cell>
          <table:table-cell table:formula="of:=IF(AND([.AG19]&gt;0;[.AH19]&lt;0);[.AG$12];&quot;&quot;)">
            <text:p/>
          </table:table-cell>
          <table:table-cell table:formula="of:=IF(AND([.AH19]&gt;0;[.AI19]&lt;0);[.AH$12];&quot;&quot;)">
            <text:p/>
          </table:table-cell>
          <table:table-cell table:formula="of:=IF(AND([.AI19]&gt;0;[.AJ19]&lt;0);[.AI$12];&quot;&quot;)">
            <text:p/>
          </table:table-cell>
          <table:table-cell table:formula="of:=IF(AND([.AJ19]&gt;0;[.AK19]&lt;0);[.AJ$12];&quot;&quot;)">
            <text:p/>
          </table:table-cell>
          <table:table-cell table:formula="of:=IF(AND([.AK19]&gt;0;[.AL19]&lt;0);[.AK$12];&quot;&quot;)">
            <text:p/>
          </table:table-cell>
          <table:table-cell table:formula="of:=IF(AND([.AL19]&gt;0;[.AM19]&lt;0);[.AL$12];&quot;&quot;)">
            <text:p/>
          </table:table-cell>
          <table:table-cell table:formula="of:=IF(AND([.AM19]&gt;0;[.AN19]&lt;0);[.AM$12];&quot;&quot;)">
            <text:p/>
          </table:table-cell>
          <table:table-cell table:formula="of:=IF(AND([.AN19]&gt;0;[.AO19]&lt;0);[.AN$12];&quot;&quot;)">
            <text:p/>
          </table:table-cell>
          <table:table-cell table:formula="of:=IF(AND([.AO19]&gt;0;[.AP19]&lt;0);[.AO$12];&quot;&quot;)">
            <text:p/>
          </table:table-cell>
          <table:table-cell table:formula="of:=IF(AND([.AP19]&gt;0;[.AQ19]&lt;0);[.AP$12];&quot;&quot;)">
            <text:p/>
          </table:table-cell>
          <table:table-cell table:formula="of:=IF(AND([.AQ19]&gt;0;[.AR19]&lt;0);[.AQ$12];&quot;&quot;)">
            <text:p/>
          </table:table-cell>
          <table:table-cell table:formula="of:=IF(AND([.AR19]&gt;0;[.AS19]&lt;0);[.AR$12];&quot;&quot;)">
            <text:p/>
          </table:table-cell>
          <table:table-cell table:formula="of:=IF(AND([.AS19]&gt;0;[.AT19]&lt;0);[.AS$12];&quot;&quot;)">
            <text:p/>
          </table:table-cell>
          <table:table-cell table:formula="of:=IF(AND([.AT19]&gt;0;[.AU19]&lt;0);[.AT$12];&quot;&quot;)">
            <text:p/>
          </table:table-cell>
          <table:table-cell table:formula="of:=IF(AND([.AU19]&gt;0;[.AV19]&lt;0);[.AU$12];&quot;&quot;)">
            <text:p/>
          </table:table-cell>
          <table:table-cell table:formula="of:=IF(AND([.AV19]&gt;0;[.AW19]&lt;0);[.AV$12];&quot;&quot;)">
            <text:p/>
          </table:table-cell>
          <table:table-cell table:formula="of:=IF(AND([.AW19]&gt;0;[.AX19]&lt;0);[.AW$12];&quot;&quot;)">
            <text:p/>
          </table:table-cell>
          <table:table-cell table:formula="of:=IF(AND([.AX19]&gt;0;[.AY19]&lt;0);[.AX$12];&quot;&quot;)">
            <text:p/>
          </table:table-cell>
          <table:table-cell table:formula="of:=IF(AND([.AY19]&gt;0;[.AZ19]&lt;0);[.AY$12];&quot;&quot;)">
            <text:p/>
          </table:table-cell>
          <table:table-cell table:formula="of:=IF(AND([.AZ19]&gt;0;[.BA19]&lt;0);[.AZ$12];&quot;&quot;)">
            <text:p/>
          </table:table-cell>
          <table:table-cell table:formula="of:=IF(AND([.BA19]&gt;0;[.BB19]&lt;0);[.BA$12];&quot;&quot;)">
            <text:p/>
          </table:table-cell>
          <table:table-cell table:formula="of:=IF(AND([.BB19]&gt;0;[.BC19]&lt;0);[.BB$12];&quot;&quot;)">
            <text:p/>
          </table:table-cell>
          <table:table-cell table:formula="of:=IF(AND([.BC19]&gt;0;[.BD19]&lt;0);[.BC$12];&quot;&quot;)">
            <text:p/>
          </table:table-cell>
          <table:table-cell table:formula="of:=IF(AND([.BD19]&gt;0;[.BE19]&lt;0);[.BD$12];&quot;&quot;)">
            <text:p/>
          </table:table-cell>
          <table:table-cell table:formula="of:=IF(AND([.BE19]&gt;0;[.BF19]&lt;0);[.BE$12];&quot;&quot;)">
            <text:p/>
          </table:table-cell>
          <table:table-cell table:formula="of:=IF(AND([.BF19]&gt;0;[.BG19]&lt;0);[.BF$12];&quot;&quot;)">
            <text:p/>
          </table:table-cell>
          <table:table-cell table:formula="of:=IF(AND([.BG19]&gt;0;[.BH19]&lt;0);[.BG$12];&quot;&quot;)">
            <text:p/>
          </table:table-cell>
          <table:table-cell table:formula="of:=IF(AND([.BH19]&gt;0;[.BI19]&lt;0);[.BH$12];&quot;&quot;)">
            <text:p/>
          </table:table-cell>
          <table:table-cell table:formula="of:=IF(AND([.BI19]&gt;0;[.BJ19]&lt;0);[.BI$12];&quot;&quot;)">
            <text:p/>
          </table:table-cell>
          <table:table-cell table:style-name="ce8" table:formula="of:=IF(AND([.BJ19]&gt;0;[.BK19]&lt;0);[.BJ$12];&quot;&quot;)">
            <text:p/>
          </table:table-cell>
          <table:table-cell table:style-name="ce8" table:formula="of:=IF(AND([.BK19]&gt;0;[.BL19]&lt;0);[.BK$12];&quot;&quot;)" office:value-type="float" office:value="207" calcext:value-type="float">
            <text:p>207</text:p>
          </table:table-cell>
          <table:table-cell table:style-name="ce8" table:formula="of:=IF(AND([.BL19]&gt;0;[.BM19]&lt;0);[.BL$12];&quot;&quot;)">
            <text:p/>
          </table:table-cell>
          <table:table-cell table:style-name="ce8" table:formula="of:=IF(AND([.BM19]&gt;0;[.BN19]&lt;0);[.BM$12];&quot;&quot;)">
            <text:p/>
          </table:table-cell>
          <table:table-cell table:formula="of:=IF(AND([.BN19]&gt;0;[.BO19]&lt;0);[.BN$12];&quot;&quot;)">
            <text:p/>
          </table:table-cell>
          <table:table-cell table:style-name="ce8" table:formula="of:=IF(AND([.BO19]&gt;0;[.BP19]&lt;0);[.BO$12];&quot;&quot;)">
            <text:p/>
          </table:table-cell>
          <table:table-cell table:formula="of:=IF(AND([.BP19]&gt;0;[.BQ19]&lt;0);[.BP$12];&quot;&quot;)">
            <text:p/>
          </table:table-cell>
          <table:table-cell table:formula="of:=IF(AND([.BQ19]&gt;0;[.BR19]&lt;0);[.BQ$12];&quot;&quot;)">
            <text:p/>
          </table:table-cell>
          <table:table-cell table:formula="of:=IF(AND([.BR19]&gt;0;[.BS19]&lt;0);[.BR$12];&quot;&quot;)">
            <text:p/>
          </table:table-cell>
          <table:table-cell table:formula="of:=IF(AND([.BS19]&gt;0;[.BT19]&lt;0);[.BS$12];&quot;&quot;)">
            <text:p/>
          </table:table-cell>
          <table:table-cell table:style-name="ce8" table:formula="of:=IF(AND([.BT19]&gt;0;[.BU19]&lt;0);[.BT$12];&quot;&quot;)">
            <text:p/>
          </table:table-cell>
          <table:table-cell table:formula="of:=IF(AND([.BU19]&gt;0;[.BV19]&lt;0);[.BU$12];&quot;&quot;)">
            <text:p/>
          </table:table-cell>
          <table:table-cell table:style-name="ce8" table:formula="of:=IF(AND([.BV19]&gt;0;[.BW19]&lt;0);[.BV$12];&quot;&quot;)">
            <text:p/>
          </table:table-cell>
          <table:table-cell table:formula="of:=IF(AND([.BW19]&gt;0;[.BX19]&lt;0);[.BW$12];&quot;&quot;)">
            <text:p/>
          </table:table-cell>
          <table:table-cell table:style-name="ce8" table:formula="of:=IF(AND([.BX19]&gt;0;[.BY19]&lt;0);[.BX$12];&quot;&quot;)">
            <text:p/>
          </table:table-cell>
          <table:table-cell table:style-name="ce8" table:formula="of:=IF(AND([.BY19]&gt;0;[.BZ19]&lt;0);[.BY$12];&quot;&quot;)">
            <text:p/>
          </table:table-cell>
          <table:table-cell table:style-name="ce8" table:formula="of:=IF(AND([.BZ19]&gt;0;[.CA19]&lt;0);[.BZ$12];&quot;&quot;)">
            <text:p/>
          </table:table-cell>
          <table:table-cell table:style-name="ce8" table:formula="of:=IF(AND([.CA19]&gt;0;[.CB19]&lt;0);[.CA$12];&quot;&quot;)">
            <text:p/>
          </table:table-cell>
          <table:table-cell table:formula="of:=IF(AND([.CB19]&gt;0;[.CC19]&lt;0);[.CB$12];&quot;&quot;)">
            <text:p/>
          </table:table-cell>
          <table:table-cell table:style-name="ce8" table:formula="of:=IF(AND([.CC19]&gt;0;[.CD19]&lt;0);[.CC$12];&quot;&quot;)">
            <text:p/>
          </table:table-cell>
          <table:table-cell table:style-name="ce8" table:formula="of:=IF(AND([.CD19]&gt;0;[.CE19]&lt;0);[.CD$12];&quot;&quot;)">
            <text:p/>
          </table:table-cell>
          <table:table-cell table:formula="of:=IF(AND([.CE19]&gt;0;[.CF19]&lt;0);[.CE$12];&quot;&quot;)">
            <text:p/>
          </table:table-cell>
          <table:table-cell table:formula="of:=IF(AND([.CF19]&gt;0;[.CG19]&lt;0);[.CF$12];&quot;&quot;)">
            <text:p/>
          </table:table-cell>
          <table:table-cell table:formula="of:=IF(AND([.CG19]&gt;0;[.CH19]&lt;0);[.CG$12];&quot;&quot;)">
            <text:p/>
          </table:table-cell>
          <table:table-cell table:formula="of:=IF(AND([.CH19]&gt;0;[.CI19]&lt;0);[.CH$12];&quot;&quot;)">
            <text:p/>
          </table:table-cell>
          <table:table-cell table:formula="of:=IF(AND([.CI19]&gt;0;[.CJ19]&lt;0);[.CI$12];&quot;&quot;)">
            <text:p/>
          </table:table-cell>
          <table:table-cell table:formula="of:=IF(AND([.CJ19]&gt;0;[.CK19]&lt;0);[.CJ$12];&quot;&quot;)">
            <text:p/>
          </table:table-cell>
          <table:table-cell table:formula="of:=IF(AND([.CK19]&gt;0;[.CL19]&lt;0);[.CK$12];&quot;&quot;)">
            <text:p/>
          </table:table-cell>
          <table:table-cell table:formula="of:=IF(AND([.CL19]&gt;0;[.CM19]&lt;0);[.CL$12];&quot;&quot;)">
            <text:p/>
          </table:table-cell>
          <table:table-cell table:formula="of:=IF(AND([.CM19]&gt;0;[.CN19]&lt;0);[.CM$12];&quot;&quot;)">
            <text:p/>
          </table:table-cell>
          <table:table-cell table:formula="of:=IF(AND([.CN19]&gt;0;[.CO19]&lt;0);[.CN$12];&quot;&quot;)">
            <text:p/>
          </table:table-cell>
          <table:table-cell table:formula="of:=IF(AND([.CO19]&gt;0;[.CP19]&lt;0);[.CO$12];&quot;&quot;)">
            <text:p/>
          </table:table-cell>
          <table:table-cell table:formula="of:=IF(AND([.CP19]&gt;0;[.CQ19]&lt;0);[.CP$12];&quot;&quot;)">
            <text:p/>
          </table:table-cell>
          <table:table-cell table:formula="of:=IF(AND([.CQ19]&gt;0;[.CR19]&lt;0);[.CQ$12];&quot;&quot;)">
            <text:p/>
          </table:table-cell>
        </table:table-row>
        <table:table-row table:style-name="ro1">
          <table:table-cell table:style-name="ce1" table:formula="of:=[.A20]" office:value-type="float" office:value="0.06" calcext:value-type="float">
            <text:p>0,06</text:p>
          </table:table-cell>
          <table:table-cell table:style-name="ce4" table:formula="of:=[.A43]*1/0.21" office:value-type="float" office:value="0.285714285714286" calcext:value-type="float">
            <text:p>0,286</text:p>
          </table:table-cell>
          <table:table-cell table:style-name="ce1" table:formula="of:=MAX([.E43:.CQ43])" office:value-type="float" office:value="203" calcext:value-type="float">
            <text:p>203</text:p>
          </table:table-cell>
          <table:table-cell table:style-name="ce1" table:formula="of:=[.C43]-[.D$36]" office:value-type="float" office:value="-23" calcext:value-type="float">
            <text:p>-23</text:p>
          </table:table-cell>
          <table:table-cell table:formula="of:=IF(AND([.E20]&gt;0;[.F20]&lt;0);[.E$12];&quot;&quot;)">
            <text:p/>
          </table:table-cell>
          <table:table-cell table:formula="of:=IF(AND([.F20]&gt;0;[.G20]&lt;0);[.F$12];&quot;&quot;)">
            <text:p/>
          </table:table-cell>
          <table:table-cell table:formula="of:=IF(AND([.G20]&gt;0;[.H20]&lt;0);[.G$12];&quot;&quot;)">
            <text:p/>
          </table:table-cell>
          <table:table-cell table:formula="of:=IF(AND([.H20]&gt;0;[.I20]&lt;0);[.H$12];&quot;&quot;)">
            <text:p/>
          </table:table-cell>
          <table:table-cell table:formula="of:=IF(AND([.I20]&gt;0;[.J20]&lt;0);[.I$12];&quot;&quot;)">
            <text:p/>
          </table:table-cell>
          <table:table-cell table:formula="of:=IF(AND([.J20]&gt;0;[.K20]&lt;0);[.J$12];&quot;&quot;)">
            <text:p/>
          </table:table-cell>
          <table:table-cell table:formula="of:=IF(AND([.K20]&gt;0;[.L20]&lt;0);[.K$12];&quot;&quot;)">
            <text:p/>
          </table:table-cell>
          <table:table-cell table:formula="of:=IF(AND([.L20]&gt;0;[.M20]&lt;0);[.L$12];&quot;&quot;)">
            <text:p/>
          </table:table-cell>
          <table:table-cell table:formula="of:=IF(AND([.M20]&gt;0;[.N20]&lt;0);[.M$12];&quot;&quot;)">
            <text:p/>
          </table:table-cell>
          <table:table-cell table:formula="of:=IF(AND([.N20]&gt;0;[.O20]&lt;0);[.N$12];&quot;&quot;)">
            <text:p/>
          </table:table-cell>
          <table:table-cell table:formula="of:=IF(AND([.O20]&gt;0;[.P20]&lt;0);[.O$12];&quot;&quot;)">
            <text:p/>
          </table:table-cell>
          <table:table-cell table:formula="of:=IF(AND([.P20]&gt;0;[.Q20]&lt;0);[.P$12];&quot;&quot;)">
            <text:p/>
          </table:table-cell>
          <table:table-cell table:formula="of:=IF(AND([.Q20]&gt;0;[.R20]&lt;0);[.Q$12];&quot;&quot;)">
            <text:p/>
          </table:table-cell>
          <table:table-cell table:formula="of:=IF(AND([.R20]&gt;0;[.S20]&lt;0);[.R$12];&quot;&quot;)">
            <text:p/>
          </table:table-cell>
          <table:table-cell table:formula="of:=IF(AND([.S20]&gt;0;[.T20]&lt;0);[.S$12];&quot;&quot;)">
            <text:p/>
          </table:table-cell>
          <table:table-cell table:formula="of:=IF(AND([.T20]&gt;0;[.U20]&lt;0);[.T$12];&quot;&quot;)">
            <text:p/>
          </table:table-cell>
          <table:table-cell table:formula="of:=IF(AND([.U20]&gt;0;[.V20]&lt;0);[.U$12];&quot;&quot;)">
            <text:p/>
          </table:table-cell>
          <table:table-cell table:formula="of:=IF(AND([.V20]&gt;0;[.W20]&lt;0);[.V$12];&quot;&quot;)">
            <text:p/>
          </table:table-cell>
          <table:table-cell table:formula="of:=IF(AND([.W20]&gt;0;[.X20]&lt;0);[.W$12];&quot;&quot;)">
            <text:p/>
          </table:table-cell>
          <table:table-cell table:formula="of:=IF(AND([.X20]&gt;0;[.Y20]&lt;0);[.X$12];&quot;&quot;)">
            <text:p/>
          </table:table-cell>
          <table:table-cell table:formula="of:=IF(AND([.Y20]&gt;0;[.Z20]&lt;0);[.Y$12];&quot;&quot;)">
            <text:p/>
          </table:table-cell>
          <table:table-cell table:formula="of:=IF(AND([.Z20]&gt;0;[.AA20]&lt;0);[.Z$12];&quot;&quot;)">
            <text:p/>
          </table:table-cell>
          <table:table-cell table:formula="of:=IF(AND([.AA20]&gt;0;[.AB20]&lt;0);[.AA$12];&quot;&quot;)">
            <text:p/>
          </table:table-cell>
          <table:table-cell table:formula="of:=IF(AND([.AB20]&gt;0;[.AC20]&lt;0);[.AB$12];&quot;&quot;)">
            <text:p/>
          </table:table-cell>
          <table:table-cell table:formula="of:=IF(AND([.AC20]&gt;0;[.AD20]&lt;0);[.AC$12];&quot;&quot;)">
            <text:p/>
          </table:table-cell>
          <table:table-cell table:formula="of:=IF(AND([.AD20]&gt;0;[.AE20]&lt;0);[.AD$12];&quot;&quot;)">
            <text:p/>
          </table:table-cell>
          <table:table-cell table:formula="of:=IF(AND([.AE20]&gt;0;[.AF20]&lt;0);[.AE$12];&quot;&quot;)">
            <text:p/>
          </table:table-cell>
          <table:table-cell table:formula="of:=IF(AND([.AF20]&gt;0;[.AG20]&lt;0);[.AF$12];&quot;&quot;)">
            <text:p/>
          </table:table-cell>
          <table:table-cell table:formula="of:=IF(AND([.AG20]&gt;0;[.AH20]&lt;0);[.AG$12];&quot;&quot;)">
            <text:p/>
          </table:table-cell>
          <table:table-cell table:formula="of:=IF(AND([.AH20]&gt;0;[.AI20]&lt;0);[.AH$12];&quot;&quot;)">
            <text:p/>
          </table:table-cell>
          <table:table-cell table:formula="of:=IF(AND([.AI20]&gt;0;[.AJ20]&lt;0);[.AI$12];&quot;&quot;)">
            <text:p/>
          </table:table-cell>
          <table:table-cell table:formula="of:=IF(AND([.AJ20]&gt;0;[.AK20]&lt;0);[.AJ$12];&quot;&quot;)">
            <text:p/>
          </table:table-cell>
          <table:table-cell table:formula="of:=IF(AND([.AK20]&gt;0;[.AL20]&lt;0);[.AK$12];&quot;&quot;)">
            <text:p/>
          </table:table-cell>
          <table:table-cell table:formula="of:=IF(AND([.AL20]&gt;0;[.AM20]&lt;0);[.AL$12];&quot;&quot;)">
            <text:p/>
          </table:table-cell>
          <table:table-cell table:formula="of:=IF(AND([.AM20]&gt;0;[.AN20]&lt;0);[.AM$12];&quot;&quot;)">
            <text:p/>
          </table:table-cell>
          <table:table-cell table:formula="of:=IF(AND([.AN20]&gt;0;[.AO20]&lt;0);[.AN$12];&quot;&quot;)">
            <text:p/>
          </table:table-cell>
          <table:table-cell table:formula="of:=IF(AND([.AO20]&gt;0;[.AP20]&lt;0);[.AO$12];&quot;&quot;)">
            <text:p/>
          </table:table-cell>
          <table:table-cell table:formula="of:=IF(AND([.AP20]&gt;0;[.AQ20]&lt;0);[.AP$12];&quot;&quot;)">
            <text:p/>
          </table:table-cell>
          <table:table-cell table:formula="of:=IF(AND([.AQ20]&gt;0;[.AR20]&lt;0);[.AQ$12];&quot;&quot;)">
            <text:p/>
          </table:table-cell>
          <table:table-cell table:formula="of:=IF(AND([.AR20]&gt;0;[.AS20]&lt;0);[.AR$12];&quot;&quot;)">
            <text:p/>
          </table:table-cell>
          <table:table-cell table:formula="of:=IF(AND([.AS20]&gt;0;[.AT20]&lt;0);[.AS$12];&quot;&quot;)">
            <text:p/>
          </table:table-cell>
          <table:table-cell table:formula="of:=IF(AND([.AT20]&gt;0;[.AU20]&lt;0);[.AT$12];&quot;&quot;)">
            <text:p/>
          </table:table-cell>
          <table:table-cell table:formula="of:=IF(AND([.AU20]&gt;0;[.AV20]&lt;0);[.AU$12];&quot;&quot;)">
            <text:p/>
          </table:table-cell>
          <table:table-cell table:formula="of:=IF(AND([.AV20]&gt;0;[.AW20]&lt;0);[.AV$12];&quot;&quot;)">
            <text:p/>
          </table:table-cell>
          <table:table-cell table:formula="of:=IF(AND([.AW20]&gt;0;[.AX20]&lt;0);[.AW$12];&quot;&quot;)">
            <text:p/>
          </table:table-cell>
          <table:table-cell table:formula="of:=IF(AND([.AX20]&gt;0;[.AY20]&lt;0);[.AX$12];&quot;&quot;)">
            <text:p/>
          </table:table-cell>
          <table:table-cell table:formula="of:=IF(AND([.AY20]&gt;0;[.AZ20]&lt;0);[.AY$12];&quot;&quot;)">
            <text:p/>
          </table:table-cell>
          <table:table-cell table:formula="of:=IF(AND([.AZ20]&gt;0;[.BA20]&lt;0);[.AZ$12];&quot;&quot;)">
            <text:p/>
          </table:table-cell>
          <table:table-cell table:formula="of:=IF(AND([.BA20]&gt;0;[.BB20]&lt;0);[.BA$12];&quot;&quot;)">
            <text:p/>
          </table:table-cell>
          <table:table-cell table:formula="of:=IF(AND([.BB20]&gt;0;[.BC20]&lt;0);[.BB$12];&quot;&quot;)">
            <text:p/>
          </table:table-cell>
          <table:table-cell table:formula="of:=IF(AND([.BC20]&gt;0;[.BD20]&lt;0);[.BC$12];&quot;&quot;)">
            <text:p/>
          </table:table-cell>
          <table:table-cell table:formula="of:=IF(AND([.BD20]&gt;0;[.BE20]&lt;0);[.BD$12];&quot;&quot;)">
            <text:p/>
          </table:table-cell>
          <table:table-cell table:formula="of:=IF(AND([.BE20]&gt;0;[.BF20]&lt;0);[.BE$12];&quot;&quot;)">
            <text:p/>
          </table:table-cell>
          <table:table-cell table:style-name="ce8" table:formula="of:=IF(AND([.BF20]&gt;0;[.BG20]&lt;0);[.BF$12];&quot;&quot;)">
            <text:p/>
          </table:table-cell>
          <table:table-cell table:style-name="ce8" table:formula="of:=IF(AND([.BG20]&gt;0;[.BH20]&lt;0);[.BG$12];&quot;&quot;)" office:value-type="float" office:value="203" calcext:value-type="float">
            <text:p>203</text:p>
          </table:table-cell>
          <table:table-cell table:style-name="ce8" table:formula="of:=IF(AND([.BH20]&gt;0;[.BI20]&lt;0);[.BH$12];&quot;&quot;)">
            <text:p/>
          </table:table-cell>
          <table:table-cell table:style-name="ce8" table:formula="of:=IF(AND([.BI20]&gt;0;[.BJ20]&lt;0);[.BI$12];&quot;&quot;)">
            <text:p/>
          </table:table-cell>
          <table:table-cell table:formula="of:=IF(AND([.BJ20]&gt;0;[.BK20]&lt;0);[.BJ$12];&quot;&quot;)">
            <text:p/>
          </table:table-cell>
          <table:table-cell table:style-name="ce8" table:formula="of:=IF(AND([.BK20]&gt;0;[.BL20]&lt;0);[.BK$12];&quot;&quot;)">
            <text:p/>
          </table:table-cell>
          <table:table-cell table:formula="of:=IF(AND([.BL20]&gt;0;[.BM20]&lt;0);[.BL$12];&quot;&quot;)">
            <text:p/>
          </table:table-cell>
          <table:table-cell table:formula="of:=IF(AND([.BM20]&gt;0;[.BN20]&lt;0);[.BM$12];&quot;&quot;)">
            <text:p/>
          </table:table-cell>
          <table:table-cell table:formula="of:=IF(AND([.BN20]&gt;0;[.BO20]&lt;0);[.BN$12];&quot;&quot;)">
            <text:p/>
          </table:table-cell>
          <table:table-cell table:formula="of:=IF(AND([.BO20]&gt;0;[.BP20]&lt;0);[.BO$12];&quot;&quot;)">
            <text:p/>
          </table:table-cell>
          <table:table-cell table:style-name="ce8" table:formula="of:=IF(AND([.BP20]&gt;0;[.BQ20]&lt;0);[.BP$12];&quot;&quot;)">
            <text:p/>
          </table:table-cell>
          <table:table-cell table:formula="of:=IF(AND([.BQ20]&gt;0;[.BR20]&lt;0);[.BQ$12];&quot;&quot;)">
            <text:p/>
          </table:table-cell>
          <table:table-cell table:style-name="ce8" table:formula="of:=IF(AND([.BR20]&gt;0;[.BS20]&lt;0);[.BR$12];&quot;&quot;)">
            <text:p/>
          </table:table-cell>
          <table:table-cell table:formula="of:=IF(AND([.BS20]&gt;0;[.BT20]&lt;0);[.BS$12];&quot;&quot;)">
            <text:p/>
          </table:table-cell>
          <table:table-cell table:style-name="ce8" table:formula="of:=IF(AND([.BT20]&gt;0;[.BU20]&lt;0);[.BT$12];&quot;&quot;)">
            <text:p/>
          </table:table-cell>
          <table:table-cell table:style-name="ce8" table:formula="of:=IF(AND([.BU20]&gt;0;[.BV20]&lt;0);[.BU$12];&quot;&quot;)">
            <text:p/>
          </table:table-cell>
          <table:table-cell table:style-name="ce8" table:formula="of:=IF(AND([.BV20]&gt;0;[.BW20]&lt;0);[.BV$12];&quot;&quot;)">
            <text:p/>
          </table:table-cell>
          <table:table-cell table:style-name="ce8" table:formula="of:=IF(AND([.BW20]&gt;0;[.BX20]&lt;0);[.BW$12];&quot;&quot;)">
            <text:p/>
          </table:table-cell>
          <table:table-cell table:formula="of:=IF(AND([.BX20]&gt;0;[.BY20]&lt;0);[.BX$12];&quot;&quot;)">
            <text:p/>
          </table:table-cell>
          <table:table-cell table:style-name="ce8" table:formula="of:=IF(AND([.BY20]&gt;0;[.BZ20]&lt;0);[.BY$12];&quot;&quot;)">
            <text:p/>
          </table:table-cell>
          <table:table-cell table:style-name="ce8" table:formula="of:=IF(AND([.BZ20]&gt;0;[.CA20]&lt;0);[.BZ$12];&quot;&quot;)">
            <text:p/>
          </table:table-cell>
          <table:table-cell table:formula="of:=IF(AND([.CA20]&gt;0;[.CB20]&lt;0);[.CA$12];&quot;&quot;)">
            <text:p/>
          </table:table-cell>
          <table:table-cell table:formula="of:=IF(AND([.CB20]&gt;0;[.CC20]&lt;0);[.CB$12];&quot;&quot;)">
            <text:p/>
          </table:table-cell>
          <table:table-cell table:formula="of:=IF(AND([.CC20]&gt;0;[.CD20]&lt;0);[.CC$12];&quot;&quot;)">
            <text:p/>
          </table:table-cell>
          <table:table-cell table:formula="of:=IF(AND([.CD20]&gt;0;[.CE20]&lt;0);[.CD$12];&quot;&quot;)">
            <text:p/>
          </table:table-cell>
          <table:table-cell table:formula="of:=IF(AND([.CE20]&gt;0;[.CF20]&lt;0);[.CE$12];&quot;&quot;)">
            <text:p/>
          </table:table-cell>
          <table:table-cell table:formula="of:=IF(AND([.CF20]&gt;0;[.CG20]&lt;0);[.CF$12];&quot;&quot;)">
            <text:p/>
          </table:table-cell>
          <table:table-cell table:formula="of:=IF(AND([.CG20]&gt;0;[.CH20]&lt;0);[.CG$12];&quot;&quot;)">
            <text:p/>
          </table:table-cell>
          <table:table-cell table:formula="of:=IF(AND([.CH20]&gt;0;[.CI20]&lt;0);[.CH$12];&quot;&quot;)">
            <text:p/>
          </table:table-cell>
          <table:table-cell table:formula="of:=IF(AND([.CI20]&gt;0;[.CJ20]&lt;0);[.CI$12];&quot;&quot;)">
            <text:p/>
          </table:table-cell>
          <table:table-cell table:formula="of:=IF(AND([.CJ20]&gt;0;[.CK20]&lt;0);[.CJ$12];&quot;&quot;)">
            <text:p/>
          </table:table-cell>
          <table:table-cell table:formula="of:=IF(AND([.CK20]&gt;0;[.CL20]&lt;0);[.CK$12];&quot;&quot;)">
            <text:p/>
          </table:table-cell>
          <table:table-cell table:formula="of:=IF(AND([.CL20]&gt;0;[.CM20]&lt;0);[.CL$12];&quot;&quot;)">
            <text:p/>
          </table:table-cell>
          <table:table-cell table:formula="of:=IF(AND([.CM20]&gt;0;[.CN20]&lt;0);[.CM$12];&quot;&quot;)">
            <text:p/>
          </table:table-cell>
          <table:table-cell table:formula="of:=IF(AND([.CN20]&gt;0;[.CO20]&lt;0);[.CN$12];&quot;&quot;)">
            <text:p/>
          </table:table-cell>
          <table:table-cell table:formula="of:=IF(AND([.CO20]&gt;0;[.CP20]&lt;0);[.CO$12];&quot;&quot;)">
            <text:p/>
          </table:table-cell>
          <table:table-cell table:formula="of:=IF(AND([.CP20]&gt;0;[.CQ20]&lt;0);[.CP$12];&quot;&quot;)">
            <text:p/>
          </table:table-cell>
          <table:table-cell table:formula="of:=IF(AND([.CQ20]&gt;0;[.CR20]&lt;0);[.CQ$12];&quot;&quot;)">
            <text:p/>
          </table:table-cell>
        </table:table-row>
        <table:table-row table:style-name="ro1">
          <table:table-cell table:style-name="ce1" table:formula="of:=[.A21]" office:value-type="float" office:value="0.07" calcext:value-type="float">
            <text:p>0,07</text:p>
          </table:table-cell>
          <table:table-cell table:style-name="ce4" table:formula="of:=[.A44]*1/0.21" office:value-type="float" office:value="0.333333333333333" calcext:value-type="float">
            <text:p>0,333</text:p>
          </table:table-cell>
          <table:table-cell table:style-name="ce1" table:formula="of:=MAX([.E44:.CQ44])" office:value-type="float" office:value="200" calcext:value-type="float">
            <text:p>200</text:p>
          </table:table-cell>
          <table:table-cell table:style-name="ce1" table:formula="of:=[.C44]-[.D$36]" office:value-type="float" office:value="-26" calcext:value-type="float">
            <text:p>-26</text:p>
          </table:table-cell>
          <table:table-cell table:formula="of:=IF(AND([.E21]&gt;0;[.F21]&lt;0);[.E$12];&quot;&quot;)">
            <text:p/>
          </table:table-cell>
          <table:table-cell table:formula="of:=IF(AND([.F21]&gt;0;[.G21]&lt;0);[.F$12];&quot;&quot;)">
            <text:p/>
          </table:table-cell>
          <table:table-cell table:formula="of:=IF(AND([.G21]&gt;0;[.H21]&lt;0);[.G$12];&quot;&quot;)">
            <text:p/>
          </table:table-cell>
          <table:table-cell table:formula="of:=IF(AND([.H21]&gt;0;[.I21]&lt;0);[.H$12];&quot;&quot;)">
            <text:p/>
          </table:table-cell>
          <table:table-cell table:formula="of:=IF(AND([.I21]&gt;0;[.J21]&lt;0);[.I$12];&quot;&quot;)">
            <text:p/>
          </table:table-cell>
          <table:table-cell table:formula="of:=IF(AND([.J21]&gt;0;[.K21]&lt;0);[.J$12];&quot;&quot;)">
            <text:p/>
          </table:table-cell>
          <table:table-cell table:formula="of:=IF(AND([.K21]&gt;0;[.L21]&lt;0);[.K$12];&quot;&quot;)">
            <text:p/>
          </table:table-cell>
          <table:table-cell table:formula="of:=IF(AND([.L21]&gt;0;[.M21]&lt;0);[.L$12];&quot;&quot;)">
            <text:p/>
          </table:table-cell>
          <table:table-cell table:formula="of:=IF(AND([.M21]&gt;0;[.N21]&lt;0);[.M$12];&quot;&quot;)">
            <text:p/>
          </table:table-cell>
          <table:table-cell table:formula="of:=IF(AND([.N21]&gt;0;[.O21]&lt;0);[.N$12];&quot;&quot;)">
            <text:p/>
          </table:table-cell>
          <table:table-cell table:formula="of:=IF(AND([.O21]&gt;0;[.P21]&lt;0);[.O$12];&quot;&quot;)">
            <text:p/>
          </table:table-cell>
          <table:table-cell table:formula="of:=IF(AND([.P21]&gt;0;[.Q21]&lt;0);[.P$12];&quot;&quot;)">
            <text:p/>
          </table:table-cell>
          <table:table-cell table:formula="of:=IF(AND([.Q21]&gt;0;[.R21]&lt;0);[.Q$12];&quot;&quot;)">
            <text:p/>
          </table:table-cell>
          <table:table-cell table:formula="of:=IF(AND([.R21]&gt;0;[.S21]&lt;0);[.R$12];&quot;&quot;)">
            <text:p/>
          </table:table-cell>
          <table:table-cell table:formula="of:=IF(AND([.S21]&gt;0;[.T21]&lt;0);[.S$12];&quot;&quot;)">
            <text:p/>
          </table:table-cell>
          <table:table-cell table:formula="of:=IF(AND([.T21]&gt;0;[.U21]&lt;0);[.T$12];&quot;&quot;)">
            <text:p/>
          </table:table-cell>
          <table:table-cell table:formula="of:=IF(AND([.U21]&gt;0;[.V21]&lt;0);[.U$12];&quot;&quot;)">
            <text:p/>
          </table:table-cell>
          <table:table-cell table:formula="of:=IF(AND([.V21]&gt;0;[.W21]&lt;0);[.V$12];&quot;&quot;)">
            <text:p/>
          </table:table-cell>
          <table:table-cell table:formula="of:=IF(AND([.W21]&gt;0;[.X21]&lt;0);[.W$12];&quot;&quot;)">
            <text:p/>
          </table:table-cell>
          <table:table-cell table:formula="of:=IF(AND([.X21]&gt;0;[.Y21]&lt;0);[.X$12];&quot;&quot;)">
            <text:p/>
          </table:table-cell>
          <table:table-cell table:formula="of:=IF(AND([.Y21]&gt;0;[.Z21]&lt;0);[.Y$12];&quot;&quot;)">
            <text:p/>
          </table:table-cell>
          <table:table-cell table:formula="of:=IF(AND([.Z21]&gt;0;[.AA21]&lt;0);[.Z$12];&quot;&quot;)">
            <text:p/>
          </table:table-cell>
          <table:table-cell table:formula="of:=IF(AND([.AA21]&gt;0;[.AB21]&lt;0);[.AA$12];&quot;&quot;)">
            <text:p/>
          </table:table-cell>
          <table:table-cell table:formula="of:=IF(AND([.AB21]&gt;0;[.AC21]&lt;0);[.AB$12];&quot;&quot;)">
            <text:p/>
          </table:table-cell>
          <table:table-cell table:formula="of:=IF(AND([.AC21]&gt;0;[.AD21]&lt;0);[.AC$12];&quot;&quot;)">
            <text:p/>
          </table:table-cell>
          <table:table-cell table:formula="of:=IF(AND([.AD21]&gt;0;[.AE21]&lt;0);[.AD$12];&quot;&quot;)">
            <text:p/>
          </table:table-cell>
          <table:table-cell table:formula="of:=IF(AND([.AE21]&gt;0;[.AF21]&lt;0);[.AE$12];&quot;&quot;)">
            <text:p/>
          </table:table-cell>
          <table:table-cell table:formula="of:=IF(AND([.AF21]&gt;0;[.AG21]&lt;0);[.AF$12];&quot;&quot;)">
            <text:p/>
          </table:table-cell>
          <table:table-cell table:formula="of:=IF(AND([.AG21]&gt;0;[.AH21]&lt;0);[.AG$12];&quot;&quot;)">
            <text:p/>
          </table:table-cell>
          <table:table-cell table:formula="of:=IF(AND([.AH21]&gt;0;[.AI21]&lt;0);[.AH$12];&quot;&quot;)">
            <text:p/>
          </table:table-cell>
          <table:table-cell table:formula="of:=IF(AND([.AI21]&gt;0;[.AJ21]&lt;0);[.AI$12];&quot;&quot;)">
            <text:p/>
          </table:table-cell>
          <table:table-cell table:formula="of:=IF(AND([.AJ21]&gt;0;[.AK21]&lt;0);[.AJ$12];&quot;&quot;)">
            <text:p/>
          </table:table-cell>
          <table:table-cell table:formula="of:=IF(AND([.AK21]&gt;0;[.AL21]&lt;0);[.AK$12];&quot;&quot;)">
            <text:p/>
          </table:table-cell>
          <table:table-cell table:formula="of:=IF(AND([.AL21]&gt;0;[.AM21]&lt;0);[.AL$12];&quot;&quot;)">
            <text:p/>
          </table:table-cell>
          <table:table-cell table:formula="of:=IF(AND([.AM21]&gt;0;[.AN21]&lt;0);[.AM$12];&quot;&quot;)">
            <text:p/>
          </table:table-cell>
          <table:table-cell table:formula="of:=IF(AND([.AN21]&gt;0;[.AO21]&lt;0);[.AN$12];&quot;&quot;)">
            <text:p/>
          </table:table-cell>
          <table:table-cell table:formula="of:=IF(AND([.AO21]&gt;0;[.AP21]&lt;0);[.AO$12];&quot;&quot;)">
            <text:p/>
          </table:table-cell>
          <table:table-cell table:formula="of:=IF(AND([.AP21]&gt;0;[.AQ21]&lt;0);[.AP$12];&quot;&quot;)">
            <text:p/>
          </table:table-cell>
          <table:table-cell table:formula="of:=IF(AND([.AQ21]&gt;0;[.AR21]&lt;0);[.AQ$12];&quot;&quot;)">
            <text:p/>
          </table:table-cell>
          <table:table-cell table:formula="of:=IF(AND([.AR21]&gt;0;[.AS21]&lt;0);[.AR$12];&quot;&quot;)">
            <text:p/>
          </table:table-cell>
          <table:table-cell table:formula="of:=IF(AND([.AS21]&gt;0;[.AT21]&lt;0);[.AS$12];&quot;&quot;)">
            <text:p/>
          </table:table-cell>
          <table:table-cell table:formula="of:=IF(AND([.AT21]&gt;0;[.AU21]&lt;0);[.AT$12];&quot;&quot;)">
            <text:p/>
          </table:table-cell>
          <table:table-cell table:formula="of:=IF(AND([.AU21]&gt;0;[.AV21]&lt;0);[.AU$12];&quot;&quot;)">
            <text:p/>
          </table:table-cell>
          <table:table-cell table:formula="of:=IF(AND([.AV21]&gt;0;[.AW21]&lt;0);[.AV$12];&quot;&quot;)">
            <text:p/>
          </table:table-cell>
          <table:table-cell table:formula="of:=IF(AND([.AW21]&gt;0;[.AX21]&lt;0);[.AW$12];&quot;&quot;)">
            <text:p/>
          </table:table-cell>
          <table:table-cell table:formula="of:=IF(AND([.AX21]&gt;0;[.AY21]&lt;0);[.AX$12];&quot;&quot;)">
            <text:p/>
          </table:table-cell>
          <table:table-cell table:formula="of:=IF(AND([.AY21]&gt;0;[.AZ21]&lt;0);[.AY$12];&quot;&quot;)">
            <text:p/>
          </table:table-cell>
          <table:table-cell table:formula="of:=IF(AND([.AZ21]&gt;0;[.BA21]&lt;0);[.AZ$12];&quot;&quot;)">
            <text:p/>
          </table:table-cell>
          <table:table-cell table:formula="of:=IF(AND([.BA21]&gt;0;[.BB21]&lt;0);[.BA$12];&quot;&quot;)">
            <text:p/>
          </table:table-cell>
          <table:table-cell table:formula="of:=IF(AND([.BB21]&gt;0;[.BC21]&lt;0);[.BB$12];&quot;&quot;)">
            <text:p/>
          </table:table-cell>
          <table:table-cell table:style-name="ce8" table:formula="of:=IF(AND([.BC21]&gt;0;[.BD21]&lt;0);[.BC$12];&quot;&quot;)">
            <text:p/>
          </table:table-cell>
          <table:table-cell table:style-name="ce8" table:formula="of:=IF(AND([.BD21]&gt;0;[.BE21]&lt;0);[.BD$12];&quot;&quot;)" office:value-type="float" office:value="200" calcext:value-type="float">
            <text:p>200</text:p>
          </table:table-cell>
          <table:table-cell table:style-name="ce8" table:formula="of:=IF(AND([.BE21]&gt;0;[.BF21]&lt;0);[.BE$12];&quot;&quot;)">
            <text:p/>
          </table:table-cell>
          <table:table-cell table:style-name="ce8" table:formula="of:=IF(AND([.BF21]&gt;0;[.BG21]&lt;0);[.BF$12];&quot;&quot;)">
            <text:p/>
          </table:table-cell>
          <table:table-cell table:formula="of:=IF(AND([.BG21]&gt;0;[.BH21]&lt;0);[.BG$12];&quot;&quot;)">
            <text:p/>
          </table:table-cell>
          <table:table-cell table:style-name="ce8" table:formula="of:=IF(AND([.BH21]&gt;0;[.BI21]&lt;0);[.BH$12];&quot;&quot;)">
            <text:p/>
          </table:table-cell>
          <table:table-cell table:formula="of:=IF(AND([.BI21]&gt;0;[.BJ21]&lt;0);[.BI$12];&quot;&quot;)">
            <text:p/>
          </table:table-cell>
          <table:table-cell table:formula="of:=IF(AND([.BJ21]&gt;0;[.BK21]&lt;0);[.BJ$12];&quot;&quot;)">
            <text:p/>
          </table:table-cell>
          <table:table-cell table:formula="of:=IF(AND([.BK21]&gt;0;[.BL21]&lt;0);[.BK$12];&quot;&quot;)">
            <text:p/>
          </table:table-cell>
          <table:table-cell table:formula="of:=IF(AND([.BL21]&gt;0;[.BM21]&lt;0);[.BL$12];&quot;&quot;)">
            <text:p/>
          </table:table-cell>
          <table:table-cell table:style-name="ce8" table:formula="of:=IF(AND([.BM21]&gt;0;[.BN21]&lt;0);[.BM$12];&quot;&quot;)">
            <text:p/>
          </table:table-cell>
          <table:table-cell table:formula="of:=IF(AND([.BN21]&gt;0;[.BO21]&lt;0);[.BN$12];&quot;&quot;)">
            <text:p/>
          </table:table-cell>
          <table:table-cell table:style-name="ce8" table:formula="of:=IF(AND([.BO21]&gt;0;[.BP21]&lt;0);[.BO$12];&quot;&quot;)">
            <text:p/>
          </table:table-cell>
          <table:table-cell table:formula="of:=IF(AND([.BP21]&gt;0;[.BQ21]&lt;0);[.BP$12];&quot;&quot;)">
            <text:p/>
          </table:table-cell>
          <table:table-cell table:style-name="ce8" table:formula="of:=IF(AND([.BQ21]&gt;0;[.BR21]&lt;0);[.BQ$12];&quot;&quot;)">
            <text:p/>
          </table:table-cell>
          <table:table-cell table:style-name="ce8" table:formula="of:=IF(AND([.BR21]&gt;0;[.BS21]&lt;0);[.BR$12];&quot;&quot;)">
            <text:p/>
          </table:table-cell>
          <table:table-cell table:style-name="ce8" table:formula="of:=IF(AND([.BS21]&gt;0;[.BT21]&lt;0);[.BS$12];&quot;&quot;)">
            <text:p/>
          </table:table-cell>
          <table:table-cell table:style-name="ce8" table:formula="of:=IF(AND([.BT21]&gt;0;[.BU21]&lt;0);[.BT$12];&quot;&quot;)">
            <text:p/>
          </table:table-cell>
          <table:table-cell table:formula="of:=IF(AND([.BU21]&gt;0;[.BV21]&lt;0);[.BU$12];&quot;&quot;)">
            <text:p/>
          </table:table-cell>
          <table:table-cell table:style-name="ce8" table:formula="of:=IF(AND([.BV21]&gt;0;[.BW21]&lt;0);[.BV$12];&quot;&quot;)">
            <text:p/>
          </table:table-cell>
          <table:table-cell table:style-name="ce8" table:formula="of:=IF(AND([.BW21]&gt;0;[.BX21]&lt;0);[.BW$12];&quot;&quot;)">
            <text:p/>
          </table:table-cell>
          <table:table-cell table:formula="of:=IF(AND([.BX21]&gt;0;[.BY21]&lt;0);[.BX$12];&quot;&quot;)">
            <text:p/>
          </table:table-cell>
          <table:table-cell table:formula="of:=IF(AND([.BY21]&gt;0;[.BZ21]&lt;0);[.BY$12];&quot;&quot;)">
            <text:p/>
          </table:table-cell>
          <table:table-cell table:formula="of:=IF(AND([.BZ21]&gt;0;[.CA21]&lt;0);[.BZ$12];&quot;&quot;)">
            <text:p/>
          </table:table-cell>
          <table:table-cell table:formula="of:=IF(AND([.CA21]&gt;0;[.CB21]&lt;0);[.CA$12];&quot;&quot;)">
            <text:p/>
          </table:table-cell>
          <table:table-cell table:formula="of:=IF(AND([.CB21]&gt;0;[.CC21]&lt;0);[.CB$12];&quot;&quot;)">
            <text:p/>
          </table:table-cell>
          <table:table-cell table:formula="of:=IF(AND([.CC21]&gt;0;[.CD21]&lt;0);[.CC$12];&quot;&quot;)">
            <text:p/>
          </table:table-cell>
          <table:table-cell table:formula="of:=IF(AND([.CD21]&gt;0;[.CE21]&lt;0);[.CD$12];&quot;&quot;)">
            <text:p/>
          </table:table-cell>
          <table:table-cell table:formula="of:=IF(AND([.CE21]&gt;0;[.CF21]&lt;0);[.CE$12];&quot;&quot;)">
            <text:p/>
          </table:table-cell>
          <table:table-cell table:formula="of:=IF(AND([.CF21]&gt;0;[.CG21]&lt;0);[.CF$12];&quot;&quot;)">
            <text:p/>
          </table:table-cell>
          <table:table-cell table:formula="of:=IF(AND([.CG21]&gt;0;[.CH21]&lt;0);[.CG$12];&quot;&quot;)">
            <text:p/>
          </table:table-cell>
          <table:table-cell table:formula="of:=IF(AND([.CH21]&gt;0;[.CI21]&lt;0);[.CH$12];&quot;&quot;)">
            <text:p/>
          </table:table-cell>
          <table:table-cell table:formula="of:=IF(AND([.CI21]&gt;0;[.CJ21]&lt;0);[.CI$12];&quot;&quot;)">
            <text:p/>
          </table:table-cell>
          <table:table-cell table:formula="of:=IF(AND([.CJ21]&gt;0;[.CK21]&lt;0);[.CJ$12];&quot;&quot;)">
            <text:p/>
          </table:table-cell>
          <table:table-cell table:formula="of:=IF(AND([.CK21]&gt;0;[.CL21]&lt;0);[.CK$12];&quot;&quot;)">
            <text:p/>
          </table:table-cell>
          <table:table-cell table:formula="of:=IF(AND([.CL21]&gt;0;[.CM21]&lt;0);[.CL$12];&quot;&quot;)">
            <text:p/>
          </table:table-cell>
          <table:table-cell table:formula="of:=IF(AND([.CM21]&gt;0;[.CN21]&lt;0);[.CM$12];&quot;&quot;)">
            <text:p/>
          </table:table-cell>
          <table:table-cell table:formula="of:=IF(AND([.CN21]&gt;0;[.CO21]&lt;0);[.CN$12];&quot;&quot;)">
            <text:p/>
          </table:table-cell>
          <table:table-cell table:formula="of:=IF(AND([.CO21]&gt;0;[.CP21]&lt;0);[.CO$12];&quot;&quot;)">
            <text:p/>
          </table:table-cell>
          <table:table-cell table:formula="of:=IF(AND([.CP21]&gt;0;[.CQ21]&lt;0);[.CP$12];&quot;&quot;)">
            <text:p/>
          </table:table-cell>
          <table:table-cell table:formula="of:=IF(AND([.CQ21]&gt;0;[.CR21]&lt;0);[.CQ$12];&quot;&quot;)">
            <text:p/>
          </table:table-cell>
        </table:table-row>
        <table:table-row table:style-name="ro1">
          <table:table-cell table:style-name="ce1" table:formula="of:=[.A22]" office:value-type="float" office:value="0.08" calcext:value-type="float">
            <text:p>0,08</text:p>
          </table:table-cell>
          <table:table-cell table:style-name="ce4" table:formula="of:=[.A45]*1/0.21" office:value-type="float" office:value="0.380952380952381" calcext:value-type="float">
            <text:p>0,381</text:p>
          </table:table-cell>
          <table:table-cell table:style-name="ce1" table:formula="of:=MAX([.E45:.CQ45])" office:value-type="float" office:value="196" calcext:value-type="float">
            <text:p>196</text:p>
          </table:table-cell>
          <table:table-cell table:style-name="ce1" table:formula="of:=[.C45]-[.D$36]" office:value-type="float" office:value="-30" calcext:value-type="float">
            <text:p>-30</text:p>
          </table:table-cell>
          <table:table-cell table:formula="of:=IF(AND([.E22]&gt;0;[.F22]&lt;0);[.E$12];&quot;&quot;)">
            <text:p/>
          </table:table-cell>
          <table:table-cell table:formula="of:=IF(AND([.F22]&gt;0;[.G22]&lt;0);[.F$12];&quot;&quot;)">
            <text:p/>
          </table:table-cell>
          <table:table-cell table:formula="of:=IF(AND([.G22]&gt;0;[.H22]&lt;0);[.G$12];&quot;&quot;)">
            <text:p/>
          </table:table-cell>
          <table:table-cell table:formula="of:=IF(AND([.H22]&gt;0;[.I22]&lt;0);[.H$12];&quot;&quot;)">
            <text:p/>
          </table:table-cell>
          <table:table-cell table:formula="of:=IF(AND([.I22]&gt;0;[.J22]&lt;0);[.I$12];&quot;&quot;)">
            <text:p/>
          </table:table-cell>
          <table:table-cell table:formula="of:=IF(AND([.J22]&gt;0;[.K22]&lt;0);[.J$12];&quot;&quot;)">
            <text:p/>
          </table:table-cell>
          <table:table-cell table:formula="of:=IF(AND([.K22]&gt;0;[.L22]&lt;0);[.K$12];&quot;&quot;)">
            <text:p/>
          </table:table-cell>
          <table:table-cell table:formula="of:=IF(AND([.L22]&gt;0;[.M22]&lt;0);[.L$12];&quot;&quot;)">
            <text:p/>
          </table:table-cell>
          <table:table-cell table:formula="of:=IF(AND([.M22]&gt;0;[.N22]&lt;0);[.M$12];&quot;&quot;)">
            <text:p/>
          </table:table-cell>
          <table:table-cell table:formula="of:=IF(AND([.N22]&gt;0;[.O22]&lt;0);[.N$12];&quot;&quot;)">
            <text:p/>
          </table:table-cell>
          <table:table-cell table:formula="of:=IF(AND([.O22]&gt;0;[.P22]&lt;0);[.O$12];&quot;&quot;)">
            <text:p/>
          </table:table-cell>
          <table:table-cell table:formula="of:=IF(AND([.P22]&gt;0;[.Q22]&lt;0);[.P$12];&quot;&quot;)">
            <text:p/>
          </table:table-cell>
          <table:table-cell table:formula="of:=IF(AND([.Q22]&gt;0;[.R22]&lt;0);[.Q$12];&quot;&quot;)">
            <text:p/>
          </table:table-cell>
          <table:table-cell table:formula="of:=IF(AND([.R22]&gt;0;[.S22]&lt;0);[.R$12];&quot;&quot;)">
            <text:p/>
          </table:table-cell>
          <table:table-cell table:formula="of:=IF(AND([.S22]&gt;0;[.T22]&lt;0);[.S$12];&quot;&quot;)">
            <text:p/>
          </table:table-cell>
          <table:table-cell table:formula="of:=IF(AND([.T22]&gt;0;[.U22]&lt;0);[.T$12];&quot;&quot;)">
            <text:p/>
          </table:table-cell>
          <table:table-cell table:formula="of:=IF(AND([.U22]&gt;0;[.V22]&lt;0);[.U$12];&quot;&quot;)">
            <text:p/>
          </table:table-cell>
          <table:table-cell table:formula="of:=IF(AND([.V22]&gt;0;[.W22]&lt;0);[.V$12];&quot;&quot;)">
            <text:p/>
          </table:table-cell>
          <table:table-cell table:formula="of:=IF(AND([.W22]&gt;0;[.X22]&lt;0);[.W$12];&quot;&quot;)">
            <text:p/>
          </table:table-cell>
          <table:table-cell table:formula="of:=IF(AND([.X22]&gt;0;[.Y22]&lt;0);[.X$12];&quot;&quot;)">
            <text:p/>
          </table:table-cell>
          <table:table-cell table:formula="of:=IF(AND([.Y22]&gt;0;[.Z22]&lt;0);[.Y$12];&quot;&quot;)">
            <text:p/>
          </table:table-cell>
          <table:table-cell table:formula="of:=IF(AND([.Z22]&gt;0;[.AA22]&lt;0);[.Z$12];&quot;&quot;)">
            <text:p/>
          </table:table-cell>
          <table:table-cell table:formula="of:=IF(AND([.AA22]&gt;0;[.AB22]&lt;0);[.AA$12];&quot;&quot;)">
            <text:p/>
          </table:table-cell>
          <table:table-cell table:formula="of:=IF(AND([.AB22]&gt;0;[.AC22]&lt;0);[.AB$12];&quot;&quot;)">
            <text:p/>
          </table:table-cell>
          <table:table-cell table:formula="of:=IF(AND([.AC22]&gt;0;[.AD22]&lt;0);[.AC$12];&quot;&quot;)">
            <text:p/>
          </table:table-cell>
          <table:table-cell table:formula="of:=IF(AND([.AD22]&gt;0;[.AE22]&lt;0);[.AD$12];&quot;&quot;)">
            <text:p/>
          </table:table-cell>
          <table:table-cell table:formula="of:=IF(AND([.AE22]&gt;0;[.AF22]&lt;0);[.AE$12];&quot;&quot;)">
            <text:p/>
          </table:table-cell>
          <table:table-cell table:formula="of:=IF(AND([.AF22]&gt;0;[.AG22]&lt;0);[.AF$12];&quot;&quot;)">
            <text:p/>
          </table:table-cell>
          <table:table-cell table:formula="of:=IF(AND([.AG22]&gt;0;[.AH22]&lt;0);[.AG$12];&quot;&quot;)">
            <text:p/>
          </table:table-cell>
          <table:table-cell table:formula="of:=IF(AND([.AH22]&gt;0;[.AI22]&lt;0);[.AH$12];&quot;&quot;)">
            <text:p/>
          </table:table-cell>
          <table:table-cell table:formula="of:=IF(AND([.AI22]&gt;0;[.AJ22]&lt;0);[.AI$12];&quot;&quot;)">
            <text:p/>
          </table:table-cell>
          <table:table-cell table:formula="of:=IF(AND([.AJ22]&gt;0;[.AK22]&lt;0);[.AJ$12];&quot;&quot;)">
            <text:p/>
          </table:table-cell>
          <table:table-cell table:formula="of:=IF(AND([.AK22]&gt;0;[.AL22]&lt;0);[.AK$12];&quot;&quot;)">
            <text:p/>
          </table:table-cell>
          <table:table-cell table:formula="of:=IF(AND([.AL22]&gt;0;[.AM22]&lt;0);[.AL$12];&quot;&quot;)">
            <text:p/>
          </table:table-cell>
          <table:table-cell table:formula="of:=IF(AND([.AM22]&gt;0;[.AN22]&lt;0);[.AM$12];&quot;&quot;)">
            <text:p/>
          </table:table-cell>
          <table:table-cell table:formula="of:=IF(AND([.AN22]&gt;0;[.AO22]&lt;0);[.AN$12];&quot;&quot;)">
            <text:p/>
          </table:table-cell>
          <table:table-cell table:formula="of:=IF(AND([.AO22]&gt;0;[.AP22]&lt;0);[.AO$12];&quot;&quot;)">
            <text:p/>
          </table:table-cell>
          <table:table-cell table:formula="of:=IF(AND([.AP22]&gt;0;[.AQ22]&lt;0);[.AP$12];&quot;&quot;)">
            <text:p/>
          </table:table-cell>
          <table:table-cell table:formula="of:=IF(AND([.AQ22]&gt;0;[.AR22]&lt;0);[.AQ$12];&quot;&quot;)">
            <text:p/>
          </table:table-cell>
          <table:table-cell table:formula="of:=IF(AND([.AR22]&gt;0;[.AS22]&lt;0);[.AR$12];&quot;&quot;)">
            <text:p/>
          </table:table-cell>
          <table:table-cell table:formula="of:=IF(AND([.AS22]&gt;0;[.AT22]&lt;0);[.AS$12];&quot;&quot;)">
            <text:p/>
          </table:table-cell>
          <table:table-cell table:formula="of:=IF(AND([.AT22]&gt;0;[.AU22]&lt;0);[.AT$12];&quot;&quot;)">
            <text:p/>
          </table:table-cell>
          <table:table-cell table:formula="of:=IF(AND([.AU22]&gt;0;[.AV22]&lt;0);[.AU$12];&quot;&quot;)">
            <text:p/>
          </table:table-cell>
          <table:table-cell table:formula="of:=IF(AND([.AV22]&gt;0;[.AW22]&lt;0);[.AV$12];&quot;&quot;)">
            <text:p/>
          </table:table-cell>
          <table:table-cell table:formula="of:=IF(AND([.AW22]&gt;0;[.AX22]&lt;0);[.AW$12];&quot;&quot;)">
            <text:p/>
          </table:table-cell>
          <table:table-cell table:formula="of:=IF(AND([.AX22]&gt;0;[.AY22]&lt;0);[.AX$12];&quot;&quot;)">
            <text:p/>
          </table:table-cell>
          <table:table-cell table:style-name="ce8" table:formula="of:=IF(AND([.AY22]&gt;0;[.AZ22]&lt;0);[.AY$12];&quot;&quot;)">
            <text:p/>
          </table:table-cell>
          <table:table-cell table:style-name="ce8" table:formula="of:=IF(AND([.AZ22]&gt;0;[.BA22]&lt;0);[.AZ$12];&quot;&quot;)" office:value-type="float" office:value="196" calcext:value-type="float">
            <text:p>196</text:p>
          </table:table-cell>
          <table:table-cell table:style-name="ce8" table:formula="of:=IF(AND([.BA22]&gt;0;[.BB22]&lt;0);[.BA$12];&quot;&quot;)">
            <text:p/>
          </table:table-cell>
          <table:table-cell table:style-name="ce8" table:formula="of:=IF(AND([.BB22]&gt;0;[.BC22]&lt;0);[.BB$12];&quot;&quot;)">
            <text:p/>
          </table:table-cell>
          <table:table-cell table:formula="of:=IF(AND([.BC22]&gt;0;[.BD22]&lt;0);[.BC$12];&quot;&quot;)">
            <text:p/>
          </table:table-cell>
          <table:table-cell table:style-name="ce8" table:formula="of:=IF(AND([.BD22]&gt;0;[.BE22]&lt;0);[.BD$12];&quot;&quot;)">
            <text:p/>
          </table:table-cell>
          <table:table-cell table:formula="of:=IF(AND([.BE22]&gt;0;[.BF22]&lt;0);[.BE$12];&quot;&quot;)">
            <text:p/>
          </table:table-cell>
          <table:table-cell table:formula="of:=IF(AND([.BF22]&gt;0;[.BG22]&lt;0);[.BF$12];&quot;&quot;)">
            <text:p/>
          </table:table-cell>
          <table:table-cell table:formula="of:=IF(AND([.BG22]&gt;0;[.BH22]&lt;0);[.BG$12];&quot;&quot;)">
            <text:p/>
          </table:table-cell>
          <table:table-cell table:formula="of:=IF(AND([.BH22]&gt;0;[.BI22]&lt;0);[.BH$12];&quot;&quot;)">
            <text:p/>
          </table:table-cell>
          <table:table-cell table:style-name="ce8" table:formula="of:=IF(AND([.BI22]&gt;0;[.BJ22]&lt;0);[.BI$12];&quot;&quot;)">
            <text:p/>
          </table:table-cell>
          <table:table-cell table:formula="of:=IF(AND([.BJ22]&gt;0;[.BK22]&lt;0);[.BJ$12];&quot;&quot;)">
            <text:p/>
          </table:table-cell>
          <table:table-cell table:style-name="ce8" table:formula="of:=IF(AND([.BK22]&gt;0;[.BL22]&lt;0);[.BK$12];&quot;&quot;)">
            <text:p/>
          </table:table-cell>
          <table:table-cell table:formula="of:=IF(AND([.BL22]&gt;0;[.BM22]&lt;0);[.BL$12];&quot;&quot;)">
            <text:p/>
          </table:table-cell>
          <table:table-cell table:style-name="ce8" table:formula="of:=IF(AND([.BM22]&gt;0;[.BN22]&lt;0);[.BM$12];&quot;&quot;)">
            <text:p/>
          </table:table-cell>
          <table:table-cell table:style-name="ce8" table:formula="of:=IF(AND([.BN22]&gt;0;[.BO22]&lt;0);[.BN$12];&quot;&quot;)">
            <text:p/>
          </table:table-cell>
          <table:table-cell table:style-name="ce8" table:formula="of:=IF(AND([.BO22]&gt;0;[.BP22]&lt;0);[.BO$12];&quot;&quot;)">
            <text:p/>
          </table:table-cell>
          <table:table-cell table:style-name="ce8" table:formula="of:=IF(AND([.BP22]&gt;0;[.BQ22]&lt;0);[.BP$12];&quot;&quot;)">
            <text:p/>
          </table:table-cell>
          <table:table-cell table:formula="of:=IF(AND([.BQ22]&gt;0;[.BR22]&lt;0);[.BQ$12];&quot;&quot;)">
            <text:p/>
          </table:table-cell>
          <table:table-cell table:style-name="ce8" table:formula="of:=IF(AND([.BR22]&gt;0;[.BS22]&lt;0);[.BR$12];&quot;&quot;)">
            <text:p/>
          </table:table-cell>
          <table:table-cell table:style-name="ce8" table:formula="of:=IF(AND([.BS22]&gt;0;[.BT22]&lt;0);[.BS$12];&quot;&quot;)">
            <text:p/>
          </table:table-cell>
          <table:table-cell table:formula="of:=IF(AND([.BT22]&gt;0;[.BU22]&lt;0);[.BT$12];&quot;&quot;)">
            <text:p/>
          </table:table-cell>
          <table:table-cell table:formula="of:=IF(AND([.BU22]&gt;0;[.BV22]&lt;0);[.BU$12];&quot;&quot;)">
            <text:p/>
          </table:table-cell>
          <table:table-cell table:formula="of:=IF(AND([.BV22]&gt;0;[.BW22]&lt;0);[.BV$12];&quot;&quot;)">
            <text:p/>
          </table:table-cell>
          <table:table-cell table:formula="of:=IF(AND([.BW22]&gt;0;[.BX22]&lt;0);[.BW$12];&quot;&quot;)">
            <text:p/>
          </table:table-cell>
          <table:table-cell table:formula="of:=IF(AND([.BX22]&gt;0;[.BY22]&lt;0);[.BX$12];&quot;&quot;)">
            <text:p/>
          </table:table-cell>
          <table:table-cell table:formula="of:=IF(AND([.BY22]&gt;0;[.BZ22]&lt;0);[.BY$12];&quot;&quot;)">
            <text:p/>
          </table:table-cell>
          <table:table-cell table:formula="of:=IF(AND([.BZ22]&gt;0;[.CA22]&lt;0);[.BZ$12];&quot;&quot;)">
            <text:p/>
          </table:table-cell>
          <table:table-cell table:formula="of:=IF(AND([.CA22]&gt;0;[.CB22]&lt;0);[.CA$12];&quot;&quot;)">
            <text:p/>
          </table:table-cell>
          <table:table-cell table:formula="of:=IF(AND([.CB22]&gt;0;[.CC22]&lt;0);[.CB$12];&quot;&quot;)">
            <text:p/>
          </table:table-cell>
          <table:table-cell table:formula="of:=IF(AND([.CC22]&gt;0;[.CD22]&lt;0);[.CC$12];&quot;&quot;)">
            <text:p/>
          </table:table-cell>
          <table:table-cell table:formula="of:=IF(AND([.CD22]&gt;0;[.CE22]&lt;0);[.CD$12];&quot;&quot;)">
            <text:p/>
          </table:table-cell>
          <table:table-cell table:formula="of:=IF(AND([.CE22]&gt;0;[.CF22]&lt;0);[.CE$12];&quot;&quot;)">
            <text:p/>
          </table:table-cell>
          <table:table-cell table:formula="of:=IF(AND([.CF22]&gt;0;[.CG22]&lt;0);[.CF$12];&quot;&quot;)">
            <text:p/>
          </table:table-cell>
          <table:table-cell table:formula="of:=IF(AND([.CG22]&gt;0;[.CH22]&lt;0);[.CG$12];&quot;&quot;)">
            <text:p/>
          </table:table-cell>
          <table:table-cell table:formula="of:=IF(AND([.CH22]&gt;0;[.CI22]&lt;0);[.CH$12];&quot;&quot;)">
            <text:p/>
          </table:table-cell>
          <table:table-cell table:formula="of:=IF(AND([.CI22]&gt;0;[.CJ22]&lt;0);[.CI$12];&quot;&quot;)">
            <text:p/>
          </table:table-cell>
          <table:table-cell table:formula="of:=IF(AND([.CJ22]&gt;0;[.CK22]&lt;0);[.CJ$12];&quot;&quot;)">
            <text:p/>
          </table:table-cell>
          <table:table-cell table:formula="of:=IF(AND([.CK22]&gt;0;[.CL22]&lt;0);[.CK$12];&quot;&quot;)">
            <text:p/>
          </table:table-cell>
          <table:table-cell table:formula="of:=IF(AND([.CL22]&gt;0;[.CM22]&lt;0);[.CL$12];&quot;&quot;)">
            <text:p/>
          </table:table-cell>
          <table:table-cell table:formula="of:=IF(AND([.CM22]&gt;0;[.CN22]&lt;0);[.CM$12];&quot;&quot;)">
            <text:p/>
          </table:table-cell>
          <table:table-cell table:formula="of:=IF(AND([.CN22]&gt;0;[.CO22]&lt;0);[.CN$12];&quot;&quot;)">
            <text:p/>
          </table:table-cell>
          <table:table-cell table:formula="of:=IF(AND([.CO22]&gt;0;[.CP22]&lt;0);[.CO$12];&quot;&quot;)">
            <text:p/>
          </table:table-cell>
          <table:table-cell table:formula="of:=IF(AND([.CP22]&gt;0;[.CQ22]&lt;0);[.CP$12];&quot;&quot;)">
            <text:p/>
          </table:table-cell>
          <table:table-cell table:formula="of:=IF(AND([.CQ22]&gt;0;[.CR22]&lt;0);[.CQ$12];&quot;&quot;)">
            <text:p/>
          </table:table-cell>
        </table:table-row>
        <table:table-row table:style-name="ro1">
          <table:table-cell table:style-name="ce1" table:formula="of:=[.A23]" office:value-type="float" office:value="0.09" calcext:value-type="float">
            <text:p>0,09</text:p>
          </table:table-cell>
          <table:table-cell table:style-name="ce4" table:formula="of:=[.A46]*1/0.21" office:value-type="float" office:value="0.428571428571429" calcext:value-type="float">
            <text:p>0,429</text:p>
          </table:table-cell>
          <table:table-cell table:style-name="ce1" table:formula="of:=MAX([.E46:.CQ46])" office:value-type="float" office:value="193" calcext:value-type="float">
            <text:p>193</text:p>
          </table:table-cell>
          <table:table-cell table:style-name="ce1" table:formula="of:=[.C46]-[.D$36]" office:value-type="float" office:value="-33" calcext:value-type="float">
            <text:p>-33</text:p>
          </table:table-cell>
          <table:table-cell table:formula="of:=IF(AND([.E23]&gt;0;[.F23]&lt;0);[.E$12];&quot;&quot;)">
            <text:p/>
          </table:table-cell>
          <table:table-cell table:formula="of:=IF(AND([.F23]&gt;0;[.G23]&lt;0);[.F$12];&quot;&quot;)">
            <text:p/>
          </table:table-cell>
          <table:table-cell table:formula="of:=IF(AND([.G23]&gt;0;[.H23]&lt;0);[.G$12];&quot;&quot;)">
            <text:p/>
          </table:table-cell>
          <table:table-cell table:formula="of:=IF(AND([.H23]&gt;0;[.I23]&lt;0);[.H$12];&quot;&quot;)">
            <text:p/>
          </table:table-cell>
          <table:table-cell table:formula="of:=IF(AND([.I23]&gt;0;[.J23]&lt;0);[.I$12];&quot;&quot;)">
            <text:p/>
          </table:table-cell>
          <table:table-cell table:formula="of:=IF(AND([.J23]&gt;0;[.K23]&lt;0);[.J$12];&quot;&quot;)">
            <text:p/>
          </table:table-cell>
          <table:table-cell table:formula="of:=IF(AND([.K23]&gt;0;[.L23]&lt;0);[.K$12];&quot;&quot;)">
            <text:p/>
          </table:table-cell>
          <table:table-cell table:formula="of:=IF(AND([.L23]&gt;0;[.M23]&lt;0);[.L$12];&quot;&quot;)">
            <text:p/>
          </table:table-cell>
          <table:table-cell table:formula="of:=IF(AND([.M23]&gt;0;[.N23]&lt;0);[.M$12];&quot;&quot;)">
            <text:p/>
          </table:table-cell>
          <table:table-cell table:formula="of:=IF(AND([.N23]&gt;0;[.O23]&lt;0);[.N$12];&quot;&quot;)">
            <text:p/>
          </table:table-cell>
          <table:table-cell table:formula="of:=IF(AND([.O23]&gt;0;[.P23]&lt;0);[.O$12];&quot;&quot;)">
            <text:p/>
          </table:table-cell>
          <table:table-cell table:formula="of:=IF(AND([.P23]&gt;0;[.Q23]&lt;0);[.P$12];&quot;&quot;)">
            <text:p/>
          </table:table-cell>
          <table:table-cell table:formula="of:=IF(AND([.Q23]&gt;0;[.R23]&lt;0);[.Q$12];&quot;&quot;)">
            <text:p/>
          </table:table-cell>
          <table:table-cell table:formula="of:=IF(AND([.R23]&gt;0;[.S23]&lt;0);[.R$12];&quot;&quot;)">
            <text:p/>
          </table:table-cell>
          <table:table-cell table:formula="of:=IF(AND([.S23]&gt;0;[.T23]&lt;0);[.S$12];&quot;&quot;)">
            <text:p/>
          </table:table-cell>
          <table:table-cell table:formula="of:=IF(AND([.T23]&gt;0;[.U23]&lt;0);[.T$12];&quot;&quot;)">
            <text:p/>
          </table:table-cell>
          <table:table-cell table:formula="of:=IF(AND([.U23]&gt;0;[.V23]&lt;0);[.U$12];&quot;&quot;)">
            <text:p/>
          </table:table-cell>
          <table:table-cell table:formula="of:=IF(AND([.V23]&gt;0;[.W23]&lt;0);[.V$12];&quot;&quot;)">
            <text:p/>
          </table:table-cell>
          <table:table-cell table:formula="of:=IF(AND([.W23]&gt;0;[.X23]&lt;0);[.W$12];&quot;&quot;)">
            <text:p/>
          </table:table-cell>
          <table:table-cell table:formula="of:=IF(AND([.X23]&gt;0;[.Y23]&lt;0);[.X$12];&quot;&quot;)">
            <text:p/>
          </table:table-cell>
          <table:table-cell table:formula="of:=IF(AND([.Y23]&gt;0;[.Z23]&lt;0);[.Y$12];&quot;&quot;)">
            <text:p/>
          </table:table-cell>
          <table:table-cell table:formula="of:=IF(AND([.Z23]&gt;0;[.AA23]&lt;0);[.Z$12];&quot;&quot;)">
            <text:p/>
          </table:table-cell>
          <table:table-cell table:formula="of:=IF(AND([.AA23]&gt;0;[.AB23]&lt;0);[.AA$12];&quot;&quot;)">
            <text:p/>
          </table:table-cell>
          <table:table-cell table:formula="of:=IF(AND([.AB23]&gt;0;[.AC23]&lt;0);[.AB$12];&quot;&quot;)">
            <text:p/>
          </table:table-cell>
          <table:table-cell table:formula="of:=IF(AND([.AC23]&gt;0;[.AD23]&lt;0);[.AC$12];&quot;&quot;)">
            <text:p/>
          </table:table-cell>
          <table:table-cell table:formula="of:=IF(AND([.AD23]&gt;0;[.AE23]&lt;0);[.AD$12];&quot;&quot;)">
            <text:p/>
          </table:table-cell>
          <table:table-cell table:formula="of:=IF(AND([.AE23]&gt;0;[.AF23]&lt;0);[.AE$12];&quot;&quot;)">
            <text:p/>
          </table:table-cell>
          <table:table-cell table:formula="of:=IF(AND([.AF23]&gt;0;[.AG23]&lt;0);[.AF$12];&quot;&quot;)">
            <text:p/>
          </table:table-cell>
          <table:table-cell table:formula="of:=IF(AND([.AG23]&gt;0;[.AH23]&lt;0);[.AG$12];&quot;&quot;)">
            <text:p/>
          </table:table-cell>
          <table:table-cell table:formula="of:=IF(AND([.AH23]&gt;0;[.AI23]&lt;0);[.AH$12];&quot;&quot;)">
            <text:p/>
          </table:table-cell>
          <table:table-cell table:formula="of:=IF(AND([.AI23]&gt;0;[.AJ23]&lt;0);[.AI$12];&quot;&quot;)">
            <text:p/>
          </table:table-cell>
          <table:table-cell table:formula="of:=IF(AND([.AJ23]&gt;0;[.AK23]&lt;0);[.AJ$12];&quot;&quot;)">
            <text:p/>
          </table:table-cell>
          <table:table-cell table:formula="of:=IF(AND([.AK23]&gt;0;[.AL23]&lt;0);[.AK$12];&quot;&quot;)">
            <text:p/>
          </table:table-cell>
          <table:table-cell table:formula="of:=IF(AND([.AL23]&gt;0;[.AM23]&lt;0);[.AL$12];&quot;&quot;)">
            <text:p/>
          </table:table-cell>
          <table:table-cell table:formula="of:=IF(AND([.AM23]&gt;0;[.AN23]&lt;0);[.AM$12];&quot;&quot;)">
            <text:p/>
          </table:table-cell>
          <table:table-cell table:formula="of:=IF(AND([.AN23]&gt;0;[.AO23]&lt;0);[.AN$12];&quot;&quot;)">
            <text:p/>
          </table:table-cell>
          <table:table-cell table:formula="of:=IF(AND([.AO23]&gt;0;[.AP23]&lt;0);[.AO$12];&quot;&quot;)">
            <text:p/>
          </table:table-cell>
          <table:table-cell table:formula="of:=IF(AND([.AP23]&gt;0;[.AQ23]&lt;0);[.AP$12];&quot;&quot;)">
            <text:p/>
          </table:table-cell>
          <table:table-cell table:formula="of:=IF(AND([.AQ23]&gt;0;[.AR23]&lt;0);[.AQ$12];&quot;&quot;)">
            <text:p/>
          </table:table-cell>
          <table:table-cell table:formula="of:=IF(AND([.AR23]&gt;0;[.AS23]&lt;0);[.AR$12];&quot;&quot;)">
            <text:p/>
          </table:table-cell>
          <table:table-cell table:formula="of:=IF(AND([.AS23]&gt;0;[.AT23]&lt;0);[.AS$12];&quot;&quot;)">
            <text:p/>
          </table:table-cell>
          <table:table-cell table:formula="of:=IF(AND([.AT23]&gt;0;[.AU23]&lt;0);[.AT$12];&quot;&quot;)">
            <text:p/>
          </table:table-cell>
          <table:table-cell table:formula="of:=IF(AND([.AU23]&gt;0;[.AV23]&lt;0);[.AU$12];&quot;&quot;)">
            <text:p/>
          </table:table-cell>
          <table:table-cell table:style-name="ce8" table:formula="of:=IF(AND([.AV23]&gt;0;[.AW23]&lt;0);[.AV$12];&quot;&quot;)">
            <text:p/>
          </table:table-cell>
          <table:table-cell table:style-name="ce8" table:formula="of:=IF(AND([.AW23]&gt;0;[.AX23]&lt;0);[.AW$12];&quot;&quot;)" office:value-type="float" office:value="193" calcext:value-type="float">
            <text:p>193</text:p>
          </table:table-cell>
          <table:table-cell table:style-name="ce8" table:formula="of:=IF(AND([.AX23]&gt;0;[.AY23]&lt;0);[.AX$12];&quot;&quot;)">
            <text:p/>
          </table:table-cell>
          <table:table-cell table:style-name="ce8" table:formula="of:=IF(AND([.AY23]&gt;0;[.AZ23]&lt;0);[.AY$12];&quot;&quot;)">
            <text:p/>
          </table:table-cell>
          <table:table-cell table:formula="of:=IF(AND([.AZ23]&gt;0;[.BA23]&lt;0);[.AZ$12];&quot;&quot;)">
            <text:p/>
          </table:table-cell>
          <table:table-cell table:style-name="ce8" table:formula="of:=IF(AND([.BA23]&gt;0;[.BB23]&lt;0);[.BA$12];&quot;&quot;)">
            <text:p/>
          </table:table-cell>
          <table:table-cell table:formula="of:=IF(AND([.BB23]&gt;0;[.BC23]&lt;0);[.BB$12];&quot;&quot;)">
            <text:p/>
          </table:table-cell>
          <table:table-cell table:formula="of:=IF(AND([.BC23]&gt;0;[.BD23]&lt;0);[.BC$12];&quot;&quot;)">
            <text:p/>
          </table:table-cell>
          <table:table-cell table:formula="of:=IF(AND([.BD23]&gt;0;[.BE23]&lt;0);[.BD$12];&quot;&quot;)">
            <text:p/>
          </table:table-cell>
          <table:table-cell table:formula="of:=IF(AND([.BE23]&gt;0;[.BF23]&lt;0);[.BE$12];&quot;&quot;)">
            <text:p/>
          </table:table-cell>
          <table:table-cell table:style-name="ce8" table:formula="of:=IF(AND([.BF23]&gt;0;[.BG23]&lt;0);[.BF$12];&quot;&quot;)">
            <text:p/>
          </table:table-cell>
          <table:table-cell table:formula="of:=IF(AND([.BG23]&gt;0;[.BH23]&lt;0);[.BG$12];&quot;&quot;)">
            <text:p/>
          </table:table-cell>
          <table:table-cell table:style-name="ce8" table:formula="of:=IF(AND([.BH23]&gt;0;[.BI23]&lt;0);[.BH$12];&quot;&quot;)">
            <text:p/>
          </table:table-cell>
          <table:table-cell table:formula="of:=IF(AND([.BI23]&gt;0;[.BJ23]&lt;0);[.BI$12];&quot;&quot;)">
            <text:p/>
          </table:table-cell>
          <table:table-cell table:style-name="ce8" table:formula="of:=IF(AND([.BJ23]&gt;0;[.BK23]&lt;0);[.BJ$12];&quot;&quot;)">
            <text:p/>
          </table:table-cell>
          <table:table-cell table:style-name="ce8" table:formula="of:=IF(AND([.BK23]&gt;0;[.BL23]&lt;0);[.BK$12];&quot;&quot;)">
            <text:p/>
          </table:table-cell>
          <table:table-cell table:style-name="ce8" table:formula="of:=IF(AND([.BL23]&gt;0;[.BM23]&lt;0);[.BL$12];&quot;&quot;)">
            <text:p/>
          </table:table-cell>
          <table:table-cell table:style-name="ce8" table:formula="of:=IF(AND([.BM23]&gt;0;[.BN23]&lt;0);[.BM$12];&quot;&quot;)">
            <text:p/>
          </table:table-cell>
          <table:table-cell table:formula="of:=IF(AND([.BN23]&gt;0;[.BO23]&lt;0);[.BN$12];&quot;&quot;)">
            <text:p/>
          </table:table-cell>
          <table:table-cell table:style-name="ce8" table:formula="of:=IF(AND([.BO23]&gt;0;[.BP23]&lt;0);[.BO$12];&quot;&quot;)">
            <text:p/>
          </table:table-cell>
          <table:table-cell table:style-name="ce8" table:formula="of:=IF(AND([.BP23]&gt;0;[.BQ23]&lt;0);[.BP$12];&quot;&quot;)">
            <text:p/>
          </table:table-cell>
          <table:table-cell table:formula="of:=IF(AND([.BQ23]&gt;0;[.BR23]&lt;0);[.BQ$12];&quot;&quot;)">
            <text:p/>
          </table:table-cell>
          <table:table-cell table:formula="of:=IF(AND([.BR23]&gt;0;[.BS23]&lt;0);[.BR$12];&quot;&quot;)">
            <text:p/>
          </table:table-cell>
          <table:table-cell table:formula="of:=IF(AND([.BS23]&gt;0;[.BT23]&lt;0);[.BS$12];&quot;&quot;)">
            <text:p/>
          </table:table-cell>
          <table:table-cell table:formula="of:=IF(AND([.BT23]&gt;0;[.BU23]&lt;0);[.BT$12];&quot;&quot;)">
            <text:p/>
          </table:table-cell>
          <table:table-cell table:formula="of:=IF(AND([.BU23]&gt;0;[.BV23]&lt;0);[.BU$12];&quot;&quot;)">
            <text:p/>
          </table:table-cell>
          <table:table-cell table:formula="of:=IF(AND([.BV23]&gt;0;[.BW23]&lt;0);[.BV$12];&quot;&quot;)">
            <text:p/>
          </table:table-cell>
          <table:table-cell table:formula="of:=IF(AND([.BW23]&gt;0;[.BX23]&lt;0);[.BW$12];&quot;&quot;)">
            <text:p/>
          </table:table-cell>
          <table:table-cell table:formula="of:=IF(AND([.BX23]&gt;0;[.BY23]&lt;0);[.BX$12];&quot;&quot;)">
            <text:p/>
          </table:table-cell>
          <table:table-cell table:formula="of:=IF(AND([.BY23]&gt;0;[.BZ23]&lt;0);[.BY$12];&quot;&quot;)">
            <text:p/>
          </table:table-cell>
          <table:table-cell table:formula="of:=IF(AND([.BZ23]&gt;0;[.CA23]&lt;0);[.BZ$12];&quot;&quot;)">
            <text:p/>
          </table:table-cell>
          <table:table-cell table:formula="of:=IF(AND([.CA23]&gt;0;[.CB23]&lt;0);[.CA$12];&quot;&quot;)">
            <text:p/>
          </table:table-cell>
          <table:table-cell table:formula="of:=IF(AND([.CB23]&gt;0;[.CC23]&lt;0);[.CB$12];&quot;&quot;)">
            <text:p/>
          </table:table-cell>
          <table:table-cell table:formula="of:=IF(AND([.CC23]&gt;0;[.CD23]&lt;0);[.CC$12];&quot;&quot;)">
            <text:p/>
          </table:table-cell>
          <table:table-cell table:formula="of:=IF(AND([.CD23]&gt;0;[.CE23]&lt;0);[.CD$12];&quot;&quot;)">
            <text:p/>
          </table:table-cell>
          <table:table-cell table:formula="of:=IF(AND([.CE23]&gt;0;[.CF23]&lt;0);[.CE$12];&quot;&quot;)">
            <text:p/>
          </table:table-cell>
          <table:table-cell table:formula="of:=IF(AND([.CF23]&gt;0;[.CG23]&lt;0);[.CF$12];&quot;&quot;)">
            <text:p/>
          </table:table-cell>
          <table:table-cell table:formula="of:=IF(AND([.CG23]&gt;0;[.CH23]&lt;0);[.CG$12];&quot;&quot;)">
            <text:p/>
          </table:table-cell>
          <table:table-cell table:formula="of:=IF(AND([.CH23]&gt;0;[.CI23]&lt;0);[.CH$12];&quot;&quot;)">
            <text:p/>
          </table:table-cell>
          <table:table-cell table:formula="of:=IF(AND([.CI23]&gt;0;[.CJ23]&lt;0);[.CI$12];&quot;&quot;)">
            <text:p/>
          </table:table-cell>
          <table:table-cell table:formula="of:=IF(AND([.CJ23]&gt;0;[.CK23]&lt;0);[.CJ$12];&quot;&quot;)">
            <text:p/>
          </table:table-cell>
          <table:table-cell table:formula="of:=IF(AND([.CK23]&gt;0;[.CL23]&lt;0);[.CK$12];&quot;&quot;)">
            <text:p/>
          </table:table-cell>
          <table:table-cell table:formula="of:=IF(AND([.CL23]&gt;0;[.CM23]&lt;0);[.CL$12];&quot;&quot;)">
            <text:p/>
          </table:table-cell>
          <table:table-cell table:formula="of:=IF(AND([.CM23]&gt;0;[.CN23]&lt;0);[.CM$12];&quot;&quot;)">
            <text:p/>
          </table:table-cell>
          <table:table-cell table:formula="of:=IF(AND([.CN23]&gt;0;[.CO23]&lt;0);[.CN$12];&quot;&quot;)">
            <text:p/>
          </table:table-cell>
          <table:table-cell table:formula="of:=IF(AND([.CO23]&gt;0;[.CP23]&lt;0);[.CO$12];&quot;&quot;)">
            <text:p/>
          </table:table-cell>
          <table:table-cell table:formula="of:=IF(AND([.CP23]&gt;0;[.CQ23]&lt;0);[.CP$12];&quot;&quot;)">
            <text:p/>
          </table:table-cell>
          <table:table-cell table:formula="of:=IF(AND([.CQ23]&gt;0;[.CR23]&lt;0);[.CQ$12];&quot;&quot;)">
            <text:p/>
          </table:table-cell>
        </table:table-row>
        <table:table-row table:style-name="ro1">
          <table:table-cell table:style-name="ce1" table:formula="of:=[.A24]" office:value-type="float" office:value="0.1" calcext:value-type="float">
            <text:p>0,1</text:p>
          </table:table-cell>
          <table:table-cell table:style-name="ce4" table:formula="of:=[.A47]*1/0.21" office:value-type="float" office:value="0.476190476190476" calcext:value-type="float">
            <text:p>0,476</text:p>
          </table:table-cell>
          <table:table-cell table:style-name="ce1" table:formula="of:=MAX([.E47:.CQ47])" office:value-type="float" office:value="190" calcext:value-type="float">
            <text:p>190</text:p>
          </table:table-cell>
          <table:table-cell table:style-name="ce1" table:formula="of:=[.C47]-[.D$36]" office:value-type="float" office:value="-36" calcext:value-type="float">
            <text:p>-36</text:p>
          </table:table-cell>
          <table:table-cell table:formula="of:=IF(AND([.E24]&gt;0;[.F24]&lt;0);[.E$12];&quot;&quot;)">
            <text:p/>
          </table:table-cell>
          <table:table-cell table:formula="of:=IF(AND([.F24]&gt;0;[.G24]&lt;0);[.F$12];&quot;&quot;)">
            <text:p/>
          </table:table-cell>
          <table:table-cell table:formula="of:=IF(AND([.G24]&gt;0;[.H24]&lt;0);[.G$12];&quot;&quot;)">
            <text:p/>
          </table:table-cell>
          <table:table-cell table:formula="of:=IF(AND([.H24]&gt;0;[.I24]&lt;0);[.H$12];&quot;&quot;)">
            <text:p/>
          </table:table-cell>
          <table:table-cell table:formula="of:=IF(AND([.I24]&gt;0;[.J24]&lt;0);[.I$12];&quot;&quot;)">
            <text:p/>
          </table:table-cell>
          <table:table-cell table:formula="of:=IF(AND([.J24]&gt;0;[.K24]&lt;0);[.J$12];&quot;&quot;)">
            <text:p/>
          </table:table-cell>
          <table:table-cell table:formula="of:=IF(AND([.K24]&gt;0;[.L24]&lt;0);[.K$12];&quot;&quot;)">
            <text:p/>
          </table:table-cell>
          <table:table-cell table:formula="of:=IF(AND([.L24]&gt;0;[.M24]&lt;0);[.L$12];&quot;&quot;)">
            <text:p/>
          </table:table-cell>
          <table:table-cell table:formula="of:=IF(AND([.M24]&gt;0;[.N24]&lt;0);[.M$12];&quot;&quot;)">
            <text:p/>
          </table:table-cell>
          <table:table-cell table:formula="of:=IF(AND([.N24]&gt;0;[.O24]&lt;0);[.N$12];&quot;&quot;)">
            <text:p/>
          </table:table-cell>
          <table:table-cell table:formula="of:=IF(AND([.O24]&gt;0;[.P24]&lt;0);[.O$12];&quot;&quot;)">
            <text:p/>
          </table:table-cell>
          <table:table-cell table:formula="of:=IF(AND([.P24]&gt;0;[.Q24]&lt;0);[.P$12];&quot;&quot;)">
            <text:p/>
          </table:table-cell>
          <table:table-cell table:formula="of:=IF(AND([.Q24]&gt;0;[.R24]&lt;0);[.Q$12];&quot;&quot;)">
            <text:p/>
          </table:table-cell>
          <table:table-cell table:formula="of:=IF(AND([.R24]&gt;0;[.S24]&lt;0);[.R$12];&quot;&quot;)">
            <text:p/>
          </table:table-cell>
          <table:table-cell table:formula="of:=IF(AND([.S24]&gt;0;[.T24]&lt;0);[.S$12];&quot;&quot;)">
            <text:p/>
          </table:table-cell>
          <table:table-cell table:formula="of:=IF(AND([.T24]&gt;0;[.U24]&lt;0);[.T$12];&quot;&quot;)">
            <text:p/>
          </table:table-cell>
          <table:table-cell table:formula="of:=IF(AND([.U24]&gt;0;[.V24]&lt;0);[.U$12];&quot;&quot;)">
            <text:p/>
          </table:table-cell>
          <table:table-cell table:formula="of:=IF(AND([.V24]&gt;0;[.W24]&lt;0);[.V$12];&quot;&quot;)">
            <text:p/>
          </table:table-cell>
          <table:table-cell table:formula="of:=IF(AND([.W24]&gt;0;[.X24]&lt;0);[.W$12];&quot;&quot;)">
            <text:p/>
          </table:table-cell>
          <table:table-cell table:formula="of:=IF(AND([.X24]&gt;0;[.Y24]&lt;0);[.X$12];&quot;&quot;)">
            <text:p/>
          </table:table-cell>
          <table:table-cell table:formula="of:=IF(AND([.Y24]&gt;0;[.Z24]&lt;0);[.Y$12];&quot;&quot;)">
            <text:p/>
          </table:table-cell>
          <table:table-cell table:formula="of:=IF(AND([.Z24]&gt;0;[.AA24]&lt;0);[.Z$12];&quot;&quot;)">
            <text:p/>
          </table:table-cell>
          <table:table-cell table:formula="of:=IF(AND([.AA24]&gt;0;[.AB24]&lt;0);[.AA$12];&quot;&quot;)">
            <text:p/>
          </table:table-cell>
          <table:table-cell table:formula="of:=IF(AND([.AB24]&gt;0;[.AC24]&lt;0);[.AB$12];&quot;&quot;)">
            <text:p/>
          </table:table-cell>
          <table:table-cell table:formula="of:=IF(AND([.AC24]&gt;0;[.AD24]&lt;0);[.AC$12];&quot;&quot;)">
            <text:p/>
          </table:table-cell>
          <table:table-cell table:formula="of:=IF(AND([.AD24]&gt;0;[.AE24]&lt;0);[.AD$12];&quot;&quot;)">
            <text:p/>
          </table:table-cell>
          <table:table-cell table:formula="of:=IF(AND([.AE24]&gt;0;[.AF24]&lt;0);[.AE$12];&quot;&quot;)">
            <text:p/>
          </table:table-cell>
          <table:table-cell table:formula="of:=IF(AND([.AF24]&gt;0;[.AG24]&lt;0);[.AF$12];&quot;&quot;)">
            <text:p/>
          </table:table-cell>
          <table:table-cell table:formula="of:=IF(AND([.AG24]&gt;0;[.AH24]&lt;0);[.AG$12];&quot;&quot;)">
            <text:p/>
          </table:table-cell>
          <table:table-cell table:formula="of:=IF(AND([.AH24]&gt;0;[.AI24]&lt;0);[.AH$12];&quot;&quot;)">
            <text:p/>
          </table:table-cell>
          <table:table-cell table:formula="of:=IF(AND([.AI24]&gt;0;[.AJ24]&lt;0);[.AI$12];&quot;&quot;)">
            <text:p/>
          </table:table-cell>
          <table:table-cell table:formula="of:=IF(AND([.AJ24]&gt;0;[.AK24]&lt;0);[.AJ$12];&quot;&quot;)">
            <text:p/>
          </table:table-cell>
          <table:table-cell table:formula="of:=IF(AND([.AK24]&gt;0;[.AL24]&lt;0);[.AK$12];&quot;&quot;)">
            <text:p/>
          </table:table-cell>
          <table:table-cell table:formula="of:=IF(AND([.AL24]&gt;0;[.AM24]&lt;0);[.AL$12];&quot;&quot;)">
            <text:p/>
          </table:table-cell>
          <table:table-cell table:formula="of:=IF(AND([.AM24]&gt;0;[.AN24]&lt;0);[.AM$12];&quot;&quot;)">
            <text:p/>
          </table:table-cell>
          <table:table-cell table:formula="of:=IF(AND([.AN24]&gt;0;[.AO24]&lt;0);[.AN$12];&quot;&quot;)">
            <text:p/>
          </table:table-cell>
          <table:table-cell table:formula="of:=IF(AND([.AO24]&gt;0;[.AP24]&lt;0);[.AO$12];&quot;&quot;)">
            <text:p/>
          </table:table-cell>
          <table:table-cell table:formula="of:=IF(AND([.AP24]&gt;0;[.AQ24]&lt;0);[.AP$12];&quot;&quot;)">
            <text:p/>
          </table:table-cell>
          <table:table-cell table:formula="of:=IF(AND([.AQ24]&gt;0;[.AR24]&lt;0);[.AQ$12];&quot;&quot;)">
            <text:p/>
          </table:table-cell>
          <table:table-cell table:formula="of:=IF(AND([.AR24]&gt;0;[.AS24]&lt;0);[.AR$12];&quot;&quot;)">
            <text:p/>
          </table:table-cell>
          <table:table-cell table:style-name="ce8" table:formula="of:=IF(AND([.AS24]&gt;0;[.AT24]&lt;0);[.AS$12];&quot;&quot;)">
            <text:p/>
          </table:table-cell>
          <table:table-cell table:style-name="ce8" table:formula="of:=IF(AND([.AT24]&gt;0;[.AU24]&lt;0);[.AT$12];&quot;&quot;)" office:value-type="float" office:value="190" calcext:value-type="float">
            <text:p>190</text:p>
          </table:table-cell>
          <table:table-cell table:style-name="ce8" table:formula="of:=IF(AND([.AU24]&gt;0;[.AV24]&lt;0);[.AU$12];&quot;&quot;)">
            <text:p/>
          </table:table-cell>
          <table:table-cell table:style-name="ce8" table:formula="of:=IF(AND([.AV24]&gt;0;[.AW24]&lt;0);[.AV$12];&quot;&quot;)">
            <text:p/>
          </table:table-cell>
          <table:table-cell table:formula="of:=IF(AND([.AW24]&gt;0;[.AX24]&lt;0);[.AW$12];&quot;&quot;)">
            <text:p/>
          </table:table-cell>
          <table:table-cell table:style-name="ce8" table:formula="of:=IF(AND([.AX24]&gt;0;[.AY24]&lt;0);[.AX$12];&quot;&quot;)">
            <text:p/>
          </table:table-cell>
          <table:table-cell table:formula="of:=IF(AND([.AY24]&gt;0;[.AZ24]&lt;0);[.AY$12];&quot;&quot;)">
            <text:p/>
          </table:table-cell>
          <table:table-cell table:formula="of:=IF(AND([.AZ24]&gt;0;[.BA24]&lt;0);[.AZ$12];&quot;&quot;)">
            <text:p/>
          </table:table-cell>
          <table:table-cell table:formula="of:=IF(AND([.BA24]&gt;0;[.BB24]&lt;0);[.BA$12];&quot;&quot;)">
            <text:p/>
          </table:table-cell>
          <table:table-cell table:formula="of:=IF(AND([.BB24]&gt;0;[.BC24]&lt;0);[.BB$12];&quot;&quot;)">
            <text:p/>
          </table:table-cell>
          <table:table-cell table:style-name="ce8" table:formula="of:=IF(AND([.BC24]&gt;0;[.BD24]&lt;0);[.BC$12];&quot;&quot;)">
            <text:p/>
          </table:table-cell>
          <table:table-cell table:formula="of:=IF(AND([.BD24]&gt;0;[.BE24]&lt;0);[.BD$12];&quot;&quot;)">
            <text:p/>
          </table:table-cell>
          <table:table-cell table:style-name="ce8" table:formula="of:=IF(AND([.BE24]&gt;0;[.BF24]&lt;0);[.BE$12];&quot;&quot;)">
            <text:p/>
          </table:table-cell>
          <table:table-cell table:formula="of:=IF(AND([.BF24]&gt;0;[.BG24]&lt;0);[.BF$12];&quot;&quot;)">
            <text:p/>
          </table:table-cell>
          <table:table-cell table:style-name="ce8" table:formula="of:=IF(AND([.BG24]&gt;0;[.BH24]&lt;0);[.BG$12];&quot;&quot;)">
            <text:p/>
          </table:table-cell>
          <table:table-cell table:style-name="ce8" table:formula="of:=IF(AND([.BH24]&gt;0;[.BI24]&lt;0);[.BH$12];&quot;&quot;)">
            <text:p/>
          </table:table-cell>
          <table:table-cell table:style-name="ce8" table:formula="of:=IF(AND([.BI24]&gt;0;[.BJ24]&lt;0);[.BI$12];&quot;&quot;)">
            <text:p/>
          </table:table-cell>
          <table:table-cell table:style-name="ce8" table:formula="of:=IF(AND([.BJ24]&gt;0;[.BK24]&lt;0);[.BJ$12];&quot;&quot;)">
            <text:p/>
          </table:table-cell>
          <table:table-cell table:formula="of:=IF(AND([.BK24]&gt;0;[.BL24]&lt;0);[.BK$12];&quot;&quot;)">
            <text:p/>
          </table:table-cell>
          <table:table-cell table:style-name="ce8" table:formula="of:=IF(AND([.BL24]&gt;0;[.BM24]&lt;0);[.BL$12];&quot;&quot;)">
            <text:p/>
          </table:table-cell>
          <table:table-cell table:style-name="ce8" table:formula="of:=IF(AND([.BM24]&gt;0;[.BN24]&lt;0);[.BM$12];&quot;&quot;)">
            <text:p/>
          </table:table-cell>
          <table:table-cell table:formula="of:=IF(AND([.BN24]&gt;0;[.BO24]&lt;0);[.BN$12];&quot;&quot;)">
            <text:p/>
          </table:table-cell>
          <table:table-cell table:formula="of:=IF(AND([.BO24]&gt;0;[.BP24]&lt;0);[.BO$12];&quot;&quot;)">
            <text:p/>
          </table:table-cell>
          <table:table-cell table:formula="of:=IF(AND([.BP24]&gt;0;[.BQ24]&lt;0);[.BP$12];&quot;&quot;)">
            <text:p/>
          </table:table-cell>
          <table:table-cell table:formula="of:=IF(AND([.BQ24]&gt;0;[.BR24]&lt;0);[.BQ$12];&quot;&quot;)">
            <text:p/>
          </table:table-cell>
          <table:table-cell table:formula="of:=IF(AND([.BR24]&gt;0;[.BS24]&lt;0);[.BR$12];&quot;&quot;)">
            <text:p/>
          </table:table-cell>
          <table:table-cell table:formula="of:=IF(AND([.BS24]&gt;0;[.BT24]&lt;0);[.BS$12];&quot;&quot;)">
            <text:p/>
          </table:table-cell>
          <table:table-cell table:formula="of:=IF(AND([.BT24]&gt;0;[.BU24]&lt;0);[.BT$12];&quot;&quot;)">
            <text:p/>
          </table:table-cell>
          <table:table-cell table:formula="of:=IF(AND([.BU24]&gt;0;[.BV24]&lt;0);[.BU$12];&quot;&quot;)">
            <text:p/>
          </table:table-cell>
          <table:table-cell table:formula="of:=IF(AND([.BV24]&gt;0;[.BW24]&lt;0);[.BV$12];&quot;&quot;)">
            <text:p/>
          </table:table-cell>
          <table:table-cell table:formula="of:=IF(AND([.BW24]&gt;0;[.BX24]&lt;0);[.BW$12];&quot;&quot;)">
            <text:p/>
          </table:table-cell>
          <table:table-cell table:formula="of:=IF(AND([.BX24]&gt;0;[.BY24]&lt;0);[.BX$12];&quot;&quot;)">
            <text:p/>
          </table:table-cell>
          <table:table-cell table:formula="of:=IF(AND([.BY24]&gt;0;[.BZ24]&lt;0);[.BY$12];&quot;&quot;)">
            <text:p/>
          </table:table-cell>
          <table:table-cell table:formula="of:=IF(AND([.BZ24]&gt;0;[.CA24]&lt;0);[.BZ$12];&quot;&quot;)">
            <text:p/>
          </table:table-cell>
          <table:table-cell table:formula="of:=IF(AND([.CA24]&gt;0;[.CB24]&lt;0);[.CA$12];&quot;&quot;)">
            <text:p/>
          </table:table-cell>
          <table:table-cell table:formula="of:=IF(AND([.CB24]&gt;0;[.CC24]&lt;0);[.CB$12];&quot;&quot;)">
            <text:p/>
          </table:table-cell>
          <table:table-cell table:formula="of:=IF(AND([.CC24]&gt;0;[.CD24]&lt;0);[.CC$12];&quot;&quot;)">
            <text:p/>
          </table:table-cell>
          <table:table-cell table:formula="of:=IF(AND([.CD24]&gt;0;[.CE24]&lt;0);[.CD$12];&quot;&quot;)">
            <text:p/>
          </table:table-cell>
          <table:table-cell table:formula="of:=IF(AND([.CE24]&gt;0;[.CF24]&lt;0);[.CE$12];&quot;&quot;)">
            <text:p/>
          </table:table-cell>
          <table:table-cell table:formula="of:=IF(AND([.CF24]&gt;0;[.CG24]&lt;0);[.CF$12];&quot;&quot;)">
            <text:p/>
          </table:table-cell>
          <table:table-cell table:formula="of:=IF(AND([.CG24]&gt;0;[.CH24]&lt;0);[.CG$12];&quot;&quot;)">
            <text:p/>
          </table:table-cell>
          <table:table-cell table:formula="of:=IF(AND([.CH24]&gt;0;[.CI24]&lt;0);[.CH$12];&quot;&quot;)">
            <text:p/>
          </table:table-cell>
          <table:table-cell table:formula="of:=IF(AND([.CI24]&gt;0;[.CJ24]&lt;0);[.CI$12];&quot;&quot;)">
            <text:p/>
          </table:table-cell>
          <table:table-cell table:formula="of:=IF(AND([.CJ24]&gt;0;[.CK24]&lt;0);[.CJ$12];&quot;&quot;)">
            <text:p/>
          </table:table-cell>
          <table:table-cell table:formula="of:=IF(AND([.CK24]&gt;0;[.CL24]&lt;0);[.CK$12];&quot;&quot;)">
            <text:p/>
          </table:table-cell>
          <table:table-cell table:formula="of:=IF(AND([.CL24]&gt;0;[.CM24]&lt;0);[.CL$12];&quot;&quot;)">
            <text:p/>
          </table:table-cell>
          <table:table-cell table:formula="of:=IF(AND([.CM24]&gt;0;[.CN24]&lt;0);[.CM$12];&quot;&quot;)">
            <text:p/>
          </table:table-cell>
          <table:table-cell table:formula="of:=IF(AND([.CN24]&gt;0;[.CO24]&lt;0);[.CN$12];&quot;&quot;)">
            <text:p/>
          </table:table-cell>
          <table:table-cell table:formula="of:=IF(AND([.CO24]&gt;0;[.CP24]&lt;0);[.CO$12];&quot;&quot;)">
            <text:p/>
          </table:table-cell>
          <table:table-cell table:formula="of:=IF(AND([.CP24]&gt;0;[.CQ24]&lt;0);[.CP$12];&quot;&quot;)">
            <text:p/>
          </table:table-cell>
          <table:table-cell table:formula="of:=IF(AND([.CQ24]&gt;0;[.CR24]&lt;0);[.CQ$12];&quot;&quot;)">
            <text:p/>
          </table:table-cell>
        </table:table-row>
        <table:table-row table:style-name="ro1">
          <table:table-cell table:style-name="ce1" table:formula="of:=[.A25]" office:value-type="float" office:value="0.11" calcext:value-type="float">
            <text:p>0,11</text:p>
          </table:table-cell>
          <table:table-cell table:style-name="ce4" table:formula="of:=[.A48]*1/0.21" office:value-type="float" office:value="0.523809523809524" calcext:value-type="float">
            <text:p>0,524</text:p>
          </table:table-cell>
          <table:table-cell table:style-name="ce1" table:formula="of:=MAX([.E48:.CQ48])" office:value-type="float" office:value="186" calcext:value-type="float">
            <text:p>186</text:p>
          </table:table-cell>
          <table:table-cell table:style-name="ce1" table:formula="of:=[.C48]-[.D$36]" office:value-type="float" office:value="-40" calcext:value-type="float">
            <text:p>-40</text:p>
          </table:table-cell>
          <table:table-cell table:formula="of:=IF(AND([.E25]&gt;0;[.F25]&lt;0);[.E$12];&quot;&quot;)">
            <text:p/>
          </table:table-cell>
          <table:table-cell table:formula="of:=IF(AND([.F25]&gt;0;[.G25]&lt;0);[.F$12];&quot;&quot;)">
            <text:p/>
          </table:table-cell>
          <table:table-cell table:formula="of:=IF(AND([.G25]&gt;0;[.H25]&lt;0);[.G$12];&quot;&quot;)">
            <text:p/>
          </table:table-cell>
          <table:table-cell table:formula="of:=IF(AND([.H25]&gt;0;[.I25]&lt;0);[.H$12];&quot;&quot;)">
            <text:p/>
          </table:table-cell>
          <table:table-cell table:formula="of:=IF(AND([.I25]&gt;0;[.J25]&lt;0);[.I$12];&quot;&quot;)">
            <text:p/>
          </table:table-cell>
          <table:table-cell table:formula="of:=IF(AND([.J25]&gt;0;[.K25]&lt;0);[.J$12];&quot;&quot;)">
            <text:p/>
          </table:table-cell>
          <table:table-cell table:formula="of:=IF(AND([.K25]&gt;0;[.L25]&lt;0);[.K$12];&quot;&quot;)">
            <text:p/>
          </table:table-cell>
          <table:table-cell table:formula="of:=IF(AND([.L25]&gt;0;[.M25]&lt;0);[.L$12];&quot;&quot;)">
            <text:p/>
          </table:table-cell>
          <table:table-cell table:formula="of:=IF(AND([.M25]&gt;0;[.N25]&lt;0);[.M$12];&quot;&quot;)">
            <text:p/>
          </table:table-cell>
          <table:table-cell table:formula="of:=IF(AND([.N25]&gt;0;[.O25]&lt;0);[.N$12];&quot;&quot;)">
            <text:p/>
          </table:table-cell>
          <table:table-cell table:formula="of:=IF(AND([.O25]&gt;0;[.P25]&lt;0);[.O$12];&quot;&quot;)">
            <text:p/>
          </table:table-cell>
          <table:table-cell table:formula="of:=IF(AND([.P25]&gt;0;[.Q25]&lt;0);[.P$12];&quot;&quot;)">
            <text:p/>
          </table:table-cell>
          <table:table-cell table:formula="of:=IF(AND([.Q25]&gt;0;[.R25]&lt;0);[.Q$12];&quot;&quot;)">
            <text:p/>
          </table:table-cell>
          <table:table-cell table:formula="of:=IF(AND([.R25]&gt;0;[.S25]&lt;0);[.R$12];&quot;&quot;)">
            <text:p/>
          </table:table-cell>
          <table:table-cell table:formula="of:=IF(AND([.S25]&gt;0;[.T25]&lt;0);[.S$12];&quot;&quot;)">
            <text:p/>
          </table:table-cell>
          <table:table-cell table:formula="of:=IF(AND([.T25]&gt;0;[.U25]&lt;0);[.T$12];&quot;&quot;)">
            <text:p/>
          </table:table-cell>
          <table:table-cell table:formula="of:=IF(AND([.U25]&gt;0;[.V25]&lt;0);[.U$12];&quot;&quot;)">
            <text:p/>
          </table:table-cell>
          <table:table-cell table:formula="of:=IF(AND([.V25]&gt;0;[.W25]&lt;0);[.V$12];&quot;&quot;)">
            <text:p/>
          </table:table-cell>
          <table:table-cell table:formula="of:=IF(AND([.W25]&gt;0;[.X25]&lt;0);[.W$12];&quot;&quot;)">
            <text:p/>
          </table:table-cell>
          <table:table-cell table:formula="of:=IF(AND([.X25]&gt;0;[.Y25]&lt;0);[.X$12];&quot;&quot;)">
            <text:p/>
          </table:table-cell>
          <table:table-cell table:formula="of:=IF(AND([.Y25]&gt;0;[.Z25]&lt;0);[.Y$12];&quot;&quot;)">
            <text:p/>
          </table:table-cell>
          <table:table-cell table:formula="of:=IF(AND([.Z25]&gt;0;[.AA25]&lt;0);[.Z$12];&quot;&quot;)">
            <text:p/>
          </table:table-cell>
          <table:table-cell table:formula="of:=IF(AND([.AA25]&gt;0;[.AB25]&lt;0);[.AA$12];&quot;&quot;)">
            <text:p/>
          </table:table-cell>
          <table:table-cell table:formula="of:=IF(AND([.AB25]&gt;0;[.AC25]&lt;0);[.AB$12];&quot;&quot;)">
            <text:p/>
          </table:table-cell>
          <table:table-cell table:formula="of:=IF(AND([.AC25]&gt;0;[.AD25]&lt;0);[.AC$12];&quot;&quot;)">
            <text:p/>
          </table:table-cell>
          <table:table-cell table:formula="of:=IF(AND([.AD25]&gt;0;[.AE25]&lt;0);[.AD$12];&quot;&quot;)">
            <text:p/>
          </table:table-cell>
          <table:table-cell table:formula="of:=IF(AND([.AE25]&gt;0;[.AF25]&lt;0);[.AE$12];&quot;&quot;)">
            <text:p/>
          </table:table-cell>
          <table:table-cell table:formula="of:=IF(AND([.AF25]&gt;0;[.AG25]&lt;0);[.AF$12];&quot;&quot;)">
            <text:p/>
          </table:table-cell>
          <table:table-cell table:formula="of:=IF(AND([.AG25]&gt;0;[.AH25]&lt;0);[.AG$12];&quot;&quot;)">
            <text:p/>
          </table:table-cell>
          <table:table-cell table:formula="of:=IF(AND([.AH25]&gt;0;[.AI25]&lt;0);[.AH$12];&quot;&quot;)">
            <text:p/>
          </table:table-cell>
          <table:table-cell table:formula="of:=IF(AND([.AI25]&gt;0;[.AJ25]&lt;0);[.AI$12];&quot;&quot;)">
            <text:p/>
          </table:table-cell>
          <table:table-cell table:formula="of:=IF(AND([.AJ25]&gt;0;[.AK25]&lt;0);[.AJ$12];&quot;&quot;)">
            <text:p/>
          </table:table-cell>
          <table:table-cell table:formula="of:=IF(AND([.AK25]&gt;0;[.AL25]&lt;0);[.AK$12];&quot;&quot;)">
            <text:p/>
          </table:table-cell>
          <table:table-cell table:formula="of:=IF(AND([.AL25]&gt;0;[.AM25]&lt;0);[.AL$12];&quot;&quot;)">
            <text:p/>
          </table:table-cell>
          <table:table-cell table:formula="of:=IF(AND([.AM25]&gt;0;[.AN25]&lt;0);[.AM$12];&quot;&quot;)">
            <text:p/>
          </table:table-cell>
          <table:table-cell table:formula="of:=IF(AND([.AN25]&gt;0;[.AO25]&lt;0);[.AN$12];&quot;&quot;)">
            <text:p/>
          </table:table-cell>
          <table:table-cell table:style-name="ce8" table:formula="of:=IF(AND([.AO25]&gt;0;[.AP25]&lt;0);[.AO$12];&quot;&quot;)">
            <text:p/>
          </table:table-cell>
          <table:table-cell table:style-name="ce8" table:formula="of:=IF(AND([.AP25]&gt;0;[.AQ25]&lt;0);[.AP$12];&quot;&quot;)" office:value-type="float" office:value="186" calcext:value-type="float">
            <text:p>186</text:p>
          </table:table-cell>
          <table:table-cell table:style-name="ce8" table:formula="of:=IF(AND([.AQ25]&gt;0;[.AR25]&lt;0);[.AQ$12];&quot;&quot;)">
            <text:p/>
          </table:table-cell>
          <table:table-cell table:style-name="ce8" table:formula="of:=IF(AND([.AR25]&gt;0;[.AS25]&lt;0);[.AR$12];&quot;&quot;)">
            <text:p/>
          </table:table-cell>
          <table:table-cell table:formula="of:=IF(AND([.AS25]&gt;0;[.AT25]&lt;0);[.AS$12];&quot;&quot;)">
            <text:p/>
          </table:table-cell>
          <table:table-cell table:style-name="ce8" table:formula="of:=IF(AND([.AT25]&gt;0;[.AU25]&lt;0);[.AT$12];&quot;&quot;)">
            <text:p/>
          </table:table-cell>
          <table:table-cell table:formula="of:=IF(AND([.AU25]&gt;0;[.AV25]&lt;0);[.AU$12];&quot;&quot;)">
            <text:p/>
          </table:table-cell>
          <table:table-cell table:formula="of:=IF(AND([.AV25]&gt;0;[.AW25]&lt;0);[.AV$12];&quot;&quot;)">
            <text:p/>
          </table:table-cell>
          <table:table-cell table:formula="of:=IF(AND([.AW25]&gt;0;[.AX25]&lt;0);[.AW$12];&quot;&quot;)">
            <text:p/>
          </table:table-cell>
          <table:table-cell table:formula="of:=IF(AND([.AX25]&gt;0;[.AY25]&lt;0);[.AX$12];&quot;&quot;)">
            <text:p/>
          </table:table-cell>
          <table:table-cell table:style-name="ce8" table:formula="of:=IF(AND([.AY25]&gt;0;[.AZ25]&lt;0);[.AY$12];&quot;&quot;)">
            <text:p/>
          </table:table-cell>
          <table:table-cell table:formula="of:=IF(AND([.AZ25]&gt;0;[.BA25]&lt;0);[.AZ$12];&quot;&quot;)">
            <text:p/>
          </table:table-cell>
          <table:table-cell table:style-name="ce8" table:formula="of:=IF(AND([.BA25]&gt;0;[.BB25]&lt;0);[.BA$12];&quot;&quot;)">
            <text:p/>
          </table:table-cell>
          <table:table-cell table:formula="of:=IF(AND([.BB25]&gt;0;[.BC25]&lt;0);[.BB$12];&quot;&quot;)">
            <text:p/>
          </table:table-cell>
          <table:table-cell table:style-name="ce8" table:formula="of:=IF(AND([.BC25]&gt;0;[.BD25]&lt;0);[.BC$12];&quot;&quot;)">
            <text:p/>
          </table:table-cell>
          <table:table-cell table:style-name="ce8" table:formula="of:=IF(AND([.BD25]&gt;0;[.BE25]&lt;0);[.BD$12];&quot;&quot;)">
            <text:p/>
          </table:table-cell>
          <table:table-cell table:style-name="ce8" table:formula="of:=IF(AND([.BE25]&gt;0;[.BF25]&lt;0);[.BE$12];&quot;&quot;)">
            <text:p/>
          </table:table-cell>
          <table:table-cell table:style-name="ce8" table:formula="of:=IF(AND([.BF25]&gt;0;[.BG25]&lt;0);[.BF$12];&quot;&quot;)">
            <text:p/>
          </table:table-cell>
          <table:table-cell table:formula="of:=IF(AND([.BG25]&gt;0;[.BH25]&lt;0);[.BG$12];&quot;&quot;)">
            <text:p/>
          </table:table-cell>
          <table:table-cell table:style-name="ce8" table:formula="of:=IF(AND([.BH25]&gt;0;[.BI25]&lt;0);[.BH$12];&quot;&quot;)">
            <text:p/>
          </table:table-cell>
          <table:table-cell table:style-name="ce8" table:formula="of:=IF(AND([.BI25]&gt;0;[.BJ25]&lt;0);[.BI$12];&quot;&quot;)">
            <text:p/>
          </table:table-cell>
          <table:table-cell table:formula="of:=IF(AND([.BJ25]&gt;0;[.BK25]&lt;0);[.BJ$12];&quot;&quot;)">
            <text:p/>
          </table:table-cell>
          <table:table-cell table:formula="of:=IF(AND([.BK25]&gt;0;[.BL25]&lt;0);[.BK$12];&quot;&quot;)">
            <text:p/>
          </table:table-cell>
          <table:table-cell table:formula="of:=IF(AND([.BL25]&gt;0;[.BM25]&lt;0);[.BL$12];&quot;&quot;)">
            <text:p/>
          </table:table-cell>
          <table:table-cell table:formula="of:=IF(AND([.BM25]&gt;0;[.BN25]&lt;0);[.BM$12];&quot;&quot;)">
            <text:p/>
          </table:table-cell>
          <table:table-cell table:formula="of:=IF(AND([.BN25]&gt;0;[.BO25]&lt;0);[.BN$12];&quot;&quot;)">
            <text:p/>
          </table:table-cell>
          <table:table-cell table:formula="of:=IF(AND([.BO25]&gt;0;[.BP25]&lt;0);[.BO$12];&quot;&quot;)">
            <text:p/>
          </table:table-cell>
          <table:table-cell table:formula="of:=IF(AND([.BP25]&gt;0;[.BQ25]&lt;0);[.BP$12];&quot;&quot;)">
            <text:p/>
          </table:table-cell>
          <table:table-cell table:formula="of:=IF(AND([.BQ25]&gt;0;[.BR25]&lt;0);[.BQ$12];&quot;&quot;)">
            <text:p/>
          </table:table-cell>
          <table:table-cell table:formula="of:=IF(AND([.BR25]&gt;0;[.BS25]&lt;0);[.BR$12];&quot;&quot;)">
            <text:p/>
          </table:table-cell>
          <table:table-cell table:formula="of:=IF(AND([.BS25]&gt;0;[.BT25]&lt;0);[.BS$12];&quot;&quot;)">
            <text:p/>
          </table:table-cell>
          <table:table-cell table:formula="of:=IF(AND([.BT25]&gt;0;[.BU25]&lt;0);[.BT$12];&quot;&quot;)">
            <text:p/>
          </table:table-cell>
          <table:table-cell table:formula="of:=IF(AND([.BU25]&gt;0;[.BV25]&lt;0);[.BU$12];&quot;&quot;)">
            <text:p/>
          </table:table-cell>
          <table:table-cell table:formula="of:=IF(AND([.BV25]&gt;0;[.BW25]&lt;0);[.BV$12];&quot;&quot;)">
            <text:p/>
          </table:table-cell>
          <table:table-cell table:formula="of:=IF(AND([.BW25]&gt;0;[.BX25]&lt;0);[.BW$12];&quot;&quot;)">
            <text:p/>
          </table:table-cell>
          <table:table-cell table:formula="of:=IF(AND([.BX25]&gt;0;[.BY25]&lt;0);[.BX$12];&quot;&quot;)">
            <text:p/>
          </table:table-cell>
          <table:table-cell table:formula="of:=IF(AND([.BY25]&gt;0;[.BZ25]&lt;0);[.BY$12];&quot;&quot;)">
            <text:p/>
          </table:table-cell>
          <table:table-cell table:formula="of:=IF(AND([.BZ25]&gt;0;[.CA25]&lt;0);[.BZ$12];&quot;&quot;)">
            <text:p/>
          </table:table-cell>
          <table:table-cell table:formula="of:=IF(AND([.CA25]&gt;0;[.CB25]&lt;0);[.CA$12];&quot;&quot;)">
            <text:p/>
          </table:table-cell>
          <table:table-cell table:formula="of:=IF(AND([.CB25]&gt;0;[.CC25]&lt;0);[.CB$12];&quot;&quot;)">
            <text:p/>
          </table:table-cell>
          <table:table-cell table:formula="of:=IF(AND([.CC25]&gt;0;[.CD25]&lt;0);[.CC$12];&quot;&quot;)">
            <text:p/>
          </table:table-cell>
          <table:table-cell table:formula="of:=IF(AND([.CD25]&gt;0;[.CE25]&lt;0);[.CD$12];&quot;&quot;)">
            <text:p/>
          </table:table-cell>
          <table:table-cell table:formula="of:=IF(AND([.CE25]&gt;0;[.CF25]&lt;0);[.CE$12];&quot;&quot;)">
            <text:p/>
          </table:table-cell>
          <table:table-cell table:formula="of:=IF(AND([.CF25]&gt;0;[.CG25]&lt;0);[.CF$12];&quot;&quot;)">
            <text:p/>
          </table:table-cell>
          <table:table-cell table:formula="of:=IF(AND([.CG25]&gt;0;[.CH25]&lt;0);[.CG$12];&quot;&quot;)">
            <text:p/>
          </table:table-cell>
          <table:table-cell table:formula="of:=IF(AND([.CH25]&gt;0;[.CI25]&lt;0);[.CH$12];&quot;&quot;)">
            <text:p/>
          </table:table-cell>
          <table:table-cell table:formula="of:=IF(AND([.CI25]&gt;0;[.CJ25]&lt;0);[.CI$12];&quot;&quot;)">
            <text:p/>
          </table:table-cell>
          <table:table-cell table:formula="of:=IF(AND([.CJ25]&gt;0;[.CK25]&lt;0);[.CJ$12];&quot;&quot;)">
            <text:p/>
          </table:table-cell>
          <table:table-cell table:formula="of:=IF(AND([.CK25]&gt;0;[.CL25]&lt;0);[.CK$12];&quot;&quot;)">
            <text:p/>
          </table:table-cell>
          <table:table-cell table:formula="of:=IF(AND([.CL25]&gt;0;[.CM25]&lt;0);[.CL$12];&quot;&quot;)">
            <text:p/>
          </table:table-cell>
          <table:table-cell table:formula="of:=IF(AND([.CM25]&gt;0;[.CN25]&lt;0);[.CM$12];&quot;&quot;)">
            <text:p/>
          </table:table-cell>
          <table:table-cell table:formula="of:=IF(AND([.CN25]&gt;0;[.CO25]&lt;0);[.CN$12];&quot;&quot;)">
            <text:p/>
          </table:table-cell>
          <table:table-cell table:formula="of:=IF(AND([.CO25]&gt;0;[.CP25]&lt;0);[.CO$12];&quot;&quot;)">
            <text:p/>
          </table:table-cell>
          <table:table-cell table:formula="of:=IF(AND([.CP25]&gt;0;[.CQ25]&lt;0);[.CP$12];&quot;&quot;)">
            <text:p/>
          </table:table-cell>
          <table:table-cell table:formula="of:=IF(AND([.CQ25]&gt;0;[.CR25]&lt;0);[.CQ$12];&quot;&quot;)">
            <text:p/>
          </table:table-cell>
        </table:table-row>
        <table:table-row table:style-name="ro1">
          <table:table-cell table:style-name="ce1" table:formula="of:=[.A26]" office:value-type="float" office:value="0.12" calcext:value-type="float">
            <text:p>0,12</text:p>
          </table:table-cell>
          <table:table-cell table:style-name="ce4" table:formula="of:=[.A49]*1/0.21" office:value-type="float" office:value="0.571428571428571" calcext:value-type="float">
            <text:p>0,571</text:p>
          </table:table-cell>
          <table:table-cell table:style-name="ce1" table:formula="of:=MAX([.E49:.CQ49])" office:value-type="float" office:value="183" calcext:value-type="float">
            <text:p>183</text:p>
          </table:table-cell>
          <table:table-cell table:style-name="ce1" table:formula="of:=[.C49]-[.D$36]" office:value-type="float" office:value="-43" calcext:value-type="float">
            <text:p>-43</text:p>
          </table:table-cell>
          <table:table-cell table:formula="of:=IF(AND([.E26]&gt;0;[.F26]&lt;0);[.E$12];&quot;&quot;)">
            <text:p/>
          </table:table-cell>
          <table:table-cell table:formula="of:=IF(AND([.F26]&gt;0;[.G26]&lt;0);[.F$12];&quot;&quot;)">
            <text:p/>
          </table:table-cell>
          <table:table-cell table:formula="of:=IF(AND([.G26]&gt;0;[.H26]&lt;0);[.G$12];&quot;&quot;)">
            <text:p/>
          </table:table-cell>
          <table:table-cell table:formula="of:=IF(AND([.H26]&gt;0;[.I26]&lt;0);[.H$12];&quot;&quot;)">
            <text:p/>
          </table:table-cell>
          <table:table-cell table:formula="of:=IF(AND([.I26]&gt;0;[.J26]&lt;0);[.I$12];&quot;&quot;)">
            <text:p/>
          </table:table-cell>
          <table:table-cell table:formula="of:=IF(AND([.J26]&gt;0;[.K26]&lt;0);[.J$12];&quot;&quot;)">
            <text:p/>
          </table:table-cell>
          <table:table-cell table:formula="of:=IF(AND([.K26]&gt;0;[.L26]&lt;0);[.K$12];&quot;&quot;)">
            <text:p/>
          </table:table-cell>
          <table:table-cell table:formula="of:=IF(AND([.L26]&gt;0;[.M26]&lt;0);[.L$12];&quot;&quot;)">
            <text:p/>
          </table:table-cell>
          <table:table-cell table:formula="of:=IF(AND([.M26]&gt;0;[.N26]&lt;0);[.M$12];&quot;&quot;)">
            <text:p/>
          </table:table-cell>
          <table:table-cell table:formula="of:=IF(AND([.N26]&gt;0;[.O26]&lt;0);[.N$12];&quot;&quot;)">
            <text:p/>
          </table:table-cell>
          <table:table-cell table:formula="of:=IF(AND([.O26]&gt;0;[.P26]&lt;0);[.O$12];&quot;&quot;)">
            <text:p/>
          </table:table-cell>
          <table:table-cell table:formula="of:=IF(AND([.P26]&gt;0;[.Q26]&lt;0);[.P$12];&quot;&quot;)">
            <text:p/>
          </table:table-cell>
          <table:table-cell table:formula="of:=IF(AND([.Q26]&gt;0;[.R26]&lt;0);[.Q$12];&quot;&quot;)">
            <text:p/>
          </table:table-cell>
          <table:table-cell table:formula="of:=IF(AND([.R26]&gt;0;[.S26]&lt;0);[.R$12];&quot;&quot;)">
            <text:p/>
          </table:table-cell>
          <table:table-cell table:formula="of:=IF(AND([.S26]&gt;0;[.T26]&lt;0);[.S$12];&quot;&quot;)">
            <text:p/>
          </table:table-cell>
          <table:table-cell table:formula="of:=IF(AND([.T26]&gt;0;[.U26]&lt;0);[.T$12];&quot;&quot;)">
            <text:p/>
          </table:table-cell>
          <table:table-cell table:formula="of:=IF(AND([.U26]&gt;0;[.V26]&lt;0);[.U$12];&quot;&quot;)">
            <text:p/>
          </table:table-cell>
          <table:table-cell table:formula="of:=IF(AND([.V26]&gt;0;[.W26]&lt;0);[.V$12];&quot;&quot;)">
            <text:p/>
          </table:table-cell>
          <table:table-cell table:formula="of:=IF(AND([.W26]&gt;0;[.X26]&lt;0);[.W$12];&quot;&quot;)">
            <text:p/>
          </table:table-cell>
          <table:table-cell table:formula="of:=IF(AND([.X26]&gt;0;[.Y26]&lt;0);[.X$12];&quot;&quot;)">
            <text:p/>
          </table:table-cell>
          <table:table-cell table:formula="of:=IF(AND([.Y26]&gt;0;[.Z26]&lt;0);[.Y$12];&quot;&quot;)">
            <text:p/>
          </table:table-cell>
          <table:table-cell table:formula="of:=IF(AND([.Z26]&gt;0;[.AA26]&lt;0);[.Z$12];&quot;&quot;)">
            <text:p/>
          </table:table-cell>
          <table:table-cell table:formula="of:=IF(AND([.AA26]&gt;0;[.AB26]&lt;0);[.AA$12];&quot;&quot;)">
            <text:p/>
          </table:table-cell>
          <table:table-cell table:formula="of:=IF(AND([.AB26]&gt;0;[.AC26]&lt;0);[.AB$12];&quot;&quot;)">
            <text:p/>
          </table:table-cell>
          <table:table-cell table:formula="of:=IF(AND([.AC26]&gt;0;[.AD26]&lt;0);[.AC$12];&quot;&quot;)">
            <text:p/>
          </table:table-cell>
          <table:table-cell table:formula="of:=IF(AND([.AD26]&gt;0;[.AE26]&lt;0);[.AD$12];&quot;&quot;)">
            <text:p/>
          </table:table-cell>
          <table:table-cell table:formula="of:=IF(AND([.AE26]&gt;0;[.AF26]&lt;0);[.AE$12];&quot;&quot;)">
            <text:p/>
          </table:table-cell>
          <table:table-cell table:formula="of:=IF(AND([.AF26]&gt;0;[.AG26]&lt;0);[.AF$12];&quot;&quot;)">
            <text:p/>
          </table:table-cell>
          <table:table-cell table:formula="of:=IF(AND([.AG26]&gt;0;[.AH26]&lt;0);[.AG$12];&quot;&quot;)">
            <text:p/>
          </table:table-cell>
          <table:table-cell table:formula="of:=IF(AND([.AH26]&gt;0;[.AI26]&lt;0);[.AH$12];&quot;&quot;)">
            <text:p/>
          </table:table-cell>
          <table:table-cell table:formula="of:=IF(AND([.AI26]&gt;0;[.AJ26]&lt;0);[.AI$12];&quot;&quot;)">
            <text:p/>
          </table:table-cell>
          <table:table-cell table:formula="of:=IF(AND([.AJ26]&gt;0;[.AK26]&lt;0);[.AJ$12];&quot;&quot;)">
            <text:p/>
          </table:table-cell>
          <table:table-cell table:formula="of:=IF(AND([.AK26]&gt;0;[.AL26]&lt;0);[.AK$12];&quot;&quot;)">
            <text:p/>
          </table:table-cell>
          <table:table-cell table:style-name="ce8" table:formula="of:=IF(AND([.AL26]&gt;0;[.AM26]&lt;0);[.AL$12];&quot;&quot;)">
            <text:p/>
          </table:table-cell>
          <table:table-cell table:style-name="ce8" table:formula="of:=IF(AND([.AM26]&gt;0;[.AN26]&lt;0);[.AM$12];&quot;&quot;)" office:value-type="float" office:value="183" calcext:value-type="float">
            <text:p>183</text:p>
          </table:table-cell>
          <table:table-cell table:style-name="ce8" table:formula="of:=IF(AND([.AN26]&gt;0;[.AO26]&lt;0);[.AN$12];&quot;&quot;)">
            <text:p/>
          </table:table-cell>
          <table:table-cell table:style-name="ce8" table:formula="of:=IF(AND([.AO26]&gt;0;[.AP26]&lt;0);[.AO$12];&quot;&quot;)">
            <text:p/>
          </table:table-cell>
          <table:table-cell table:formula="of:=IF(AND([.AP26]&gt;0;[.AQ26]&lt;0);[.AP$12];&quot;&quot;)">
            <text:p/>
          </table:table-cell>
          <table:table-cell table:style-name="ce8" table:formula="of:=IF(AND([.AQ26]&gt;0;[.AR26]&lt;0);[.AQ$12];&quot;&quot;)">
            <text:p/>
          </table:table-cell>
          <table:table-cell table:formula="of:=IF(AND([.AR26]&gt;0;[.AS26]&lt;0);[.AR$12];&quot;&quot;)">
            <text:p/>
          </table:table-cell>
          <table:table-cell table:formula="of:=IF(AND([.AS26]&gt;0;[.AT26]&lt;0);[.AS$12];&quot;&quot;)">
            <text:p/>
          </table:table-cell>
          <table:table-cell table:formula="of:=IF(AND([.AT26]&gt;0;[.AU26]&lt;0);[.AT$12];&quot;&quot;)">
            <text:p/>
          </table:table-cell>
          <table:table-cell table:formula="of:=IF(AND([.AU26]&gt;0;[.AV26]&lt;0);[.AU$12];&quot;&quot;)">
            <text:p/>
          </table:table-cell>
          <table:table-cell table:style-name="ce8" table:formula="of:=IF(AND([.AV26]&gt;0;[.AW26]&lt;0);[.AV$12];&quot;&quot;)">
            <text:p/>
          </table:table-cell>
          <table:table-cell table:formula="of:=IF(AND([.AW26]&gt;0;[.AX26]&lt;0);[.AW$12];&quot;&quot;)">
            <text:p/>
          </table:table-cell>
          <table:table-cell table:style-name="ce8" table:formula="of:=IF(AND([.AX26]&gt;0;[.AY26]&lt;0);[.AX$12];&quot;&quot;)">
            <text:p/>
          </table:table-cell>
          <table:table-cell table:formula="of:=IF(AND([.AY26]&gt;0;[.AZ26]&lt;0);[.AY$12];&quot;&quot;)">
            <text:p/>
          </table:table-cell>
          <table:table-cell table:style-name="ce8" table:formula="of:=IF(AND([.AZ26]&gt;0;[.BA26]&lt;0);[.AZ$12];&quot;&quot;)">
            <text:p/>
          </table:table-cell>
          <table:table-cell table:style-name="ce8" table:formula="of:=IF(AND([.BA26]&gt;0;[.BB26]&lt;0);[.BA$12];&quot;&quot;)">
            <text:p/>
          </table:table-cell>
          <table:table-cell table:style-name="ce8" table:formula="of:=IF(AND([.BB26]&gt;0;[.BC26]&lt;0);[.BB$12];&quot;&quot;)">
            <text:p/>
          </table:table-cell>
          <table:table-cell table:style-name="ce8" table:formula="of:=IF(AND([.BC26]&gt;0;[.BD26]&lt;0);[.BC$12];&quot;&quot;)">
            <text:p/>
          </table:table-cell>
          <table:table-cell table:formula="of:=IF(AND([.BD26]&gt;0;[.BE26]&lt;0);[.BD$12];&quot;&quot;)">
            <text:p/>
          </table:table-cell>
          <table:table-cell table:style-name="ce8" table:formula="of:=IF(AND([.BE26]&gt;0;[.BF26]&lt;0);[.BE$12];&quot;&quot;)">
            <text:p/>
          </table:table-cell>
          <table:table-cell table:style-name="ce8" table:formula="of:=IF(AND([.BF26]&gt;0;[.BG26]&lt;0);[.BF$12];&quot;&quot;)">
            <text:p/>
          </table:table-cell>
          <table:table-cell table:formula="of:=IF(AND([.BG26]&gt;0;[.BH26]&lt;0);[.BG$12];&quot;&quot;)">
            <text:p/>
          </table:table-cell>
          <table:table-cell table:formula="of:=IF(AND([.BH26]&gt;0;[.BI26]&lt;0);[.BH$12];&quot;&quot;)">
            <text:p/>
          </table:table-cell>
          <table:table-cell table:formula="of:=IF(AND([.BI26]&gt;0;[.BJ26]&lt;0);[.BI$12];&quot;&quot;)">
            <text:p/>
          </table:table-cell>
          <table:table-cell table:formula="of:=IF(AND([.BJ26]&gt;0;[.BK26]&lt;0);[.BJ$12];&quot;&quot;)">
            <text:p/>
          </table:table-cell>
          <table:table-cell table:formula="of:=IF(AND([.BK26]&gt;0;[.BL26]&lt;0);[.BK$12];&quot;&quot;)">
            <text:p/>
          </table:table-cell>
          <table:table-cell table:formula="of:=IF(AND([.BL26]&gt;0;[.BM26]&lt;0);[.BL$12];&quot;&quot;)">
            <text:p/>
          </table:table-cell>
          <table:table-cell table:formula="of:=IF(AND([.BM26]&gt;0;[.BN26]&lt;0);[.BM$12];&quot;&quot;)">
            <text:p/>
          </table:table-cell>
          <table:table-cell table:formula="of:=IF(AND([.BN26]&gt;0;[.BO26]&lt;0);[.BN$12];&quot;&quot;)">
            <text:p/>
          </table:table-cell>
          <table:table-cell table:formula="of:=IF(AND([.BO26]&gt;0;[.BP26]&lt;0);[.BO$12];&quot;&quot;)">
            <text:p/>
          </table:table-cell>
          <table:table-cell table:formula="of:=IF(AND([.BP26]&gt;0;[.BQ26]&lt;0);[.BP$12];&quot;&quot;)">
            <text:p/>
          </table:table-cell>
          <table:table-cell table:formula="of:=IF(AND([.BQ26]&gt;0;[.BR26]&lt;0);[.BQ$12];&quot;&quot;)">
            <text:p/>
          </table:table-cell>
          <table:table-cell table:formula="of:=IF(AND([.BR26]&gt;0;[.BS26]&lt;0);[.BR$12];&quot;&quot;)">
            <text:p/>
          </table:table-cell>
          <table:table-cell table:formula="of:=IF(AND([.BS26]&gt;0;[.BT26]&lt;0);[.BS$12];&quot;&quot;)">
            <text:p/>
          </table:table-cell>
          <table:table-cell table:formula="of:=IF(AND([.BT26]&gt;0;[.BU26]&lt;0);[.BT$12];&quot;&quot;)">
            <text:p/>
          </table:table-cell>
          <table:table-cell table:formula="of:=IF(AND([.BU26]&gt;0;[.BV26]&lt;0);[.BU$12];&quot;&quot;)">
            <text:p/>
          </table:table-cell>
          <table:table-cell table:formula="of:=IF(AND([.BV26]&gt;0;[.BW26]&lt;0);[.BV$12];&quot;&quot;)">
            <text:p/>
          </table:table-cell>
          <table:table-cell table:formula="of:=IF(AND([.BW26]&gt;0;[.BX26]&lt;0);[.BW$12];&quot;&quot;)">
            <text:p/>
          </table:table-cell>
          <table:table-cell table:formula="of:=IF(AND([.BX26]&gt;0;[.BY26]&lt;0);[.BX$12];&quot;&quot;)">
            <text:p/>
          </table:table-cell>
          <table:table-cell table:formula="of:=IF(AND([.BY26]&gt;0;[.BZ26]&lt;0);[.BY$12];&quot;&quot;)">
            <text:p/>
          </table:table-cell>
          <table:table-cell table:formula="of:=IF(AND([.BZ26]&gt;0;[.CA26]&lt;0);[.BZ$12];&quot;&quot;)">
            <text:p/>
          </table:table-cell>
          <table:table-cell table:formula="of:=IF(AND([.CA26]&gt;0;[.CB26]&lt;0);[.CA$12];&quot;&quot;)">
            <text:p/>
          </table:table-cell>
          <table:table-cell table:formula="of:=IF(AND([.CB26]&gt;0;[.CC26]&lt;0);[.CB$12];&quot;&quot;)">
            <text:p/>
          </table:table-cell>
          <table:table-cell table:formula="of:=IF(AND([.CC26]&gt;0;[.CD26]&lt;0);[.CC$12];&quot;&quot;)">
            <text:p/>
          </table:table-cell>
          <table:table-cell table:formula="of:=IF(AND([.CD26]&gt;0;[.CE26]&lt;0);[.CD$12];&quot;&quot;)">
            <text:p/>
          </table:table-cell>
          <table:table-cell table:formula="of:=IF(AND([.CE26]&gt;0;[.CF26]&lt;0);[.CE$12];&quot;&quot;)">
            <text:p/>
          </table:table-cell>
          <table:table-cell table:formula="of:=IF(AND([.CF26]&gt;0;[.CG26]&lt;0);[.CF$12];&quot;&quot;)">
            <text:p/>
          </table:table-cell>
          <table:table-cell table:formula="of:=IF(AND([.CG26]&gt;0;[.CH26]&lt;0);[.CG$12];&quot;&quot;)">
            <text:p/>
          </table:table-cell>
          <table:table-cell table:formula="of:=IF(AND([.CH26]&gt;0;[.CI26]&lt;0);[.CH$12];&quot;&quot;)">
            <text:p/>
          </table:table-cell>
          <table:table-cell table:formula="of:=IF(AND([.CI26]&gt;0;[.CJ26]&lt;0);[.CI$12];&quot;&quot;)">
            <text:p/>
          </table:table-cell>
          <table:table-cell table:formula="of:=IF(AND([.CJ26]&gt;0;[.CK26]&lt;0);[.CJ$12];&quot;&quot;)">
            <text:p/>
          </table:table-cell>
          <table:table-cell table:formula="of:=IF(AND([.CK26]&gt;0;[.CL26]&lt;0);[.CK$12];&quot;&quot;)">
            <text:p/>
          </table:table-cell>
          <table:table-cell table:formula="of:=IF(AND([.CL26]&gt;0;[.CM26]&lt;0);[.CL$12];&quot;&quot;)">
            <text:p/>
          </table:table-cell>
          <table:table-cell table:formula="of:=IF(AND([.CM26]&gt;0;[.CN26]&lt;0);[.CM$12];&quot;&quot;)">
            <text:p/>
          </table:table-cell>
          <table:table-cell table:formula="of:=IF(AND([.CN26]&gt;0;[.CO26]&lt;0);[.CN$12];&quot;&quot;)">
            <text:p/>
          </table:table-cell>
          <table:table-cell table:formula="of:=IF(AND([.CO26]&gt;0;[.CP26]&lt;0);[.CO$12];&quot;&quot;)">
            <text:p/>
          </table:table-cell>
          <table:table-cell table:formula="of:=IF(AND([.CP26]&gt;0;[.CQ26]&lt;0);[.CP$12];&quot;&quot;)">
            <text:p/>
          </table:table-cell>
          <table:table-cell table:formula="of:=IF(AND([.CQ26]&gt;0;[.CR26]&lt;0);[.CQ$12];&quot;&quot;)">
            <text:p/>
          </table:table-cell>
        </table:table-row>
        <table:table-row table:style-name="ro1">
          <table:table-cell table:style-name="ce1" table:formula="of:=[.A27]" office:value-type="float" office:value="0.13" calcext:value-type="float">
            <text:p>0,13</text:p>
          </table:table-cell>
          <table:table-cell table:style-name="ce4" table:formula="of:=[.A50]*1/0.21" office:value-type="float" office:value="0.619047619047619" calcext:value-type="float">
            <text:p>0,619</text:p>
          </table:table-cell>
          <table:table-cell table:style-name="ce1" table:formula="of:=MAX([.E50:.CQ50])" office:value-type="float" office:value="179" calcext:value-type="float">
            <text:p>179</text:p>
          </table:table-cell>
          <table:table-cell table:style-name="ce1" table:formula="of:=[.C50]-[.D$36]" office:value-type="float" office:value="-47" calcext:value-type="float">
            <text:p>-47</text:p>
          </table:table-cell>
          <table:table-cell table:formula="of:=IF(AND([.E27]&gt;0;[.F27]&lt;0);[.E$12];&quot;&quot;)">
            <text:p/>
          </table:table-cell>
          <table:table-cell table:formula="of:=IF(AND([.F27]&gt;0;[.G27]&lt;0);[.F$12];&quot;&quot;)">
            <text:p/>
          </table:table-cell>
          <table:table-cell table:formula="of:=IF(AND([.G27]&gt;0;[.H27]&lt;0);[.G$12];&quot;&quot;)">
            <text:p/>
          </table:table-cell>
          <table:table-cell table:formula="of:=IF(AND([.H27]&gt;0;[.I27]&lt;0);[.H$12];&quot;&quot;)">
            <text:p/>
          </table:table-cell>
          <table:table-cell table:formula="of:=IF(AND([.I27]&gt;0;[.J27]&lt;0);[.I$12];&quot;&quot;)">
            <text:p/>
          </table:table-cell>
          <table:table-cell table:formula="of:=IF(AND([.J27]&gt;0;[.K27]&lt;0);[.J$12];&quot;&quot;)">
            <text:p/>
          </table:table-cell>
          <table:table-cell table:formula="of:=IF(AND([.K27]&gt;0;[.L27]&lt;0);[.K$12];&quot;&quot;)">
            <text:p/>
          </table:table-cell>
          <table:table-cell table:formula="of:=IF(AND([.L27]&gt;0;[.M27]&lt;0);[.L$12];&quot;&quot;)">
            <text:p/>
          </table:table-cell>
          <table:table-cell table:formula="of:=IF(AND([.M27]&gt;0;[.N27]&lt;0);[.M$12];&quot;&quot;)">
            <text:p/>
          </table:table-cell>
          <table:table-cell table:formula="of:=IF(AND([.N27]&gt;0;[.O27]&lt;0);[.N$12];&quot;&quot;)">
            <text:p/>
          </table:table-cell>
          <table:table-cell table:formula="of:=IF(AND([.O27]&gt;0;[.P27]&lt;0);[.O$12];&quot;&quot;)">
            <text:p/>
          </table:table-cell>
          <table:table-cell table:formula="of:=IF(AND([.P27]&gt;0;[.Q27]&lt;0);[.P$12];&quot;&quot;)">
            <text:p/>
          </table:table-cell>
          <table:table-cell table:formula="of:=IF(AND([.Q27]&gt;0;[.R27]&lt;0);[.Q$12];&quot;&quot;)">
            <text:p/>
          </table:table-cell>
          <table:table-cell table:formula="of:=IF(AND([.R27]&gt;0;[.S27]&lt;0);[.R$12];&quot;&quot;)">
            <text:p/>
          </table:table-cell>
          <table:table-cell table:formula="of:=IF(AND([.S27]&gt;0;[.T27]&lt;0);[.S$12];&quot;&quot;)">
            <text:p/>
          </table:table-cell>
          <table:table-cell table:formula="of:=IF(AND([.T27]&gt;0;[.U27]&lt;0);[.T$12];&quot;&quot;)">
            <text:p/>
          </table:table-cell>
          <table:table-cell table:formula="of:=IF(AND([.U27]&gt;0;[.V27]&lt;0);[.U$12];&quot;&quot;)">
            <text:p/>
          </table:table-cell>
          <table:table-cell table:formula="of:=IF(AND([.V27]&gt;0;[.W27]&lt;0);[.V$12];&quot;&quot;)">
            <text:p/>
          </table:table-cell>
          <table:table-cell table:formula="of:=IF(AND([.W27]&gt;0;[.X27]&lt;0);[.W$12];&quot;&quot;)">
            <text:p/>
          </table:table-cell>
          <table:table-cell table:formula="of:=IF(AND([.X27]&gt;0;[.Y27]&lt;0);[.X$12];&quot;&quot;)">
            <text:p/>
          </table:table-cell>
          <table:table-cell table:formula="of:=IF(AND([.Y27]&gt;0;[.Z27]&lt;0);[.Y$12];&quot;&quot;)">
            <text:p/>
          </table:table-cell>
          <table:table-cell table:formula="of:=IF(AND([.Z27]&gt;0;[.AA27]&lt;0);[.Z$12];&quot;&quot;)">
            <text:p/>
          </table:table-cell>
          <table:table-cell table:formula="of:=IF(AND([.AA27]&gt;0;[.AB27]&lt;0);[.AA$12];&quot;&quot;)">
            <text:p/>
          </table:table-cell>
          <table:table-cell table:formula="of:=IF(AND([.AB27]&gt;0;[.AC27]&lt;0);[.AB$12];&quot;&quot;)">
            <text:p/>
          </table:table-cell>
          <table:table-cell table:formula="of:=IF(AND([.AC27]&gt;0;[.AD27]&lt;0);[.AC$12];&quot;&quot;)">
            <text:p/>
          </table:table-cell>
          <table:table-cell table:formula="of:=IF(AND([.AD27]&gt;0;[.AE27]&lt;0);[.AD$12];&quot;&quot;)">
            <text:p/>
          </table:table-cell>
          <table:table-cell table:formula="of:=IF(AND([.AE27]&gt;0;[.AF27]&lt;0);[.AE$12];&quot;&quot;)">
            <text:p/>
          </table:table-cell>
          <table:table-cell table:formula="of:=IF(AND([.AF27]&gt;0;[.AG27]&lt;0);[.AF$12];&quot;&quot;)">
            <text:p/>
          </table:table-cell>
          <table:table-cell table:formula="of:=IF(AND([.AG27]&gt;0;[.AH27]&lt;0);[.AG$12];&quot;&quot;)">
            <text:p/>
          </table:table-cell>
          <table:table-cell table:style-name="ce8" table:formula="of:=IF(AND([.AH27]&gt;0;[.AI27]&lt;0);[.AH$12];&quot;&quot;)">
            <text:p/>
          </table:table-cell>
          <table:table-cell table:style-name="ce8" table:formula="of:=IF(AND([.AI27]&gt;0;[.AJ27]&lt;0);[.AI$12];&quot;&quot;)" office:value-type="float" office:value="179" calcext:value-type="float">
            <text:p>179</text:p>
          </table:table-cell>
          <table:table-cell table:style-name="ce8" table:formula="of:=IF(AND([.AJ27]&gt;0;[.AK27]&lt;0);[.AJ$12];&quot;&quot;)">
            <text:p/>
          </table:table-cell>
          <table:table-cell table:style-name="ce8" table:formula="of:=IF(AND([.AK27]&gt;0;[.AL27]&lt;0);[.AK$12];&quot;&quot;)">
            <text:p/>
          </table:table-cell>
          <table:table-cell table:formula="of:=IF(AND([.AL27]&gt;0;[.AM27]&lt;0);[.AL$12];&quot;&quot;)">
            <text:p/>
          </table:table-cell>
          <table:table-cell table:style-name="ce8" table:formula="of:=IF(AND([.AM27]&gt;0;[.AN27]&lt;0);[.AM$12];&quot;&quot;)">
            <text:p/>
          </table:table-cell>
          <table:table-cell table:formula="of:=IF(AND([.AN27]&gt;0;[.AO27]&lt;0);[.AN$12];&quot;&quot;)">
            <text:p/>
          </table:table-cell>
          <table:table-cell table:formula="of:=IF(AND([.AO27]&gt;0;[.AP27]&lt;0);[.AO$12];&quot;&quot;)">
            <text:p/>
          </table:table-cell>
          <table:table-cell table:formula="of:=IF(AND([.AP27]&gt;0;[.AQ27]&lt;0);[.AP$12];&quot;&quot;)">
            <text:p/>
          </table:table-cell>
          <table:table-cell table:formula="of:=IF(AND([.AQ27]&gt;0;[.AR27]&lt;0);[.AQ$12];&quot;&quot;)">
            <text:p/>
          </table:table-cell>
          <table:table-cell table:style-name="ce8" table:formula="of:=IF(AND([.AR27]&gt;0;[.AS27]&lt;0);[.AR$12];&quot;&quot;)">
            <text:p/>
          </table:table-cell>
          <table:table-cell table:formula="of:=IF(AND([.AS27]&gt;0;[.AT27]&lt;0);[.AS$12];&quot;&quot;)">
            <text:p/>
          </table:table-cell>
          <table:table-cell table:style-name="ce8" table:formula="of:=IF(AND([.AT27]&gt;0;[.AU27]&lt;0);[.AT$12];&quot;&quot;)">
            <text:p/>
          </table:table-cell>
          <table:table-cell table:formula="of:=IF(AND([.AU27]&gt;0;[.AV27]&lt;0);[.AU$12];&quot;&quot;)">
            <text:p/>
          </table:table-cell>
          <table:table-cell table:style-name="ce8" table:formula="of:=IF(AND([.AV27]&gt;0;[.AW27]&lt;0);[.AV$12];&quot;&quot;)">
            <text:p/>
          </table:table-cell>
          <table:table-cell table:style-name="ce8" table:formula="of:=IF(AND([.AW27]&gt;0;[.AX27]&lt;0);[.AW$12];&quot;&quot;)">
            <text:p/>
          </table:table-cell>
          <table:table-cell table:style-name="ce8" table:formula="of:=IF(AND([.AX27]&gt;0;[.AY27]&lt;0);[.AX$12];&quot;&quot;)">
            <text:p/>
          </table:table-cell>
          <table:table-cell table:style-name="ce8" table:formula="of:=IF(AND([.AY27]&gt;0;[.AZ27]&lt;0);[.AY$12];&quot;&quot;)">
            <text:p/>
          </table:table-cell>
          <table:table-cell table:formula="of:=IF(AND([.AZ27]&gt;0;[.BA27]&lt;0);[.AZ$12];&quot;&quot;)">
            <text:p/>
          </table:table-cell>
          <table:table-cell table:style-name="ce8" table:formula="of:=IF(AND([.BA27]&gt;0;[.BB27]&lt;0);[.BA$12];&quot;&quot;)">
            <text:p/>
          </table:table-cell>
          <table:table-cell table:style-name="ce8" table:formula="of:=IF(AND([.BB27]&gt;0;[.BC27]&lt;0);[.BB$12];&quot;&quot;)">
            <text:p/>
          </table:table-cell>
          <table:table-cell table:formula="of:=IF(AND([.BC27]&gt;0;[.BD27]&lt;0);[.BC$12];&quot;&quot;)">
            <text:p/>
          </table:table-cell>
          <table:table-cell table:formula="of:=IF(AND([.BD27]&gt;0;[.BE27]&lt;0);[.BD$12];&quot;&quot;)">
            <text:p/>
          </table:table-cell>
          <table:table-cell table:formula="of:=IF(AND([.BE27]&gt;0;[.BF27]&lt;0);[.BE$12];&quot;&quot;)">
            <text:p/>
          </table:table-cell>
          <table:table-cell table:formula="of:=IF(AND([.BF27]&gt;0;[.BG27]&lt;0);[.BF$12];&quot;&quot;)">
            <text:p/>
          </table:table-cell>
          <table:table-cell table:formula="of:=IF(AND([.BG27]&gt;0;[.BH27]&lt;0);[.BG$12];&quot;&quot;)">
            <text:p/>
          </table:table-cell>
          <table:table-cell table:formula="of:=IF(AND([.BH27]&gt;0;[.BI27]&lt;0);[.BH$12];&quot;&quot;)">
            <text:p/>
          </table:table-cell>
          <table:table-cell table:formula="of:=IF(AND([.BI27]&gt;0;[.BJ27]&lt;0);[.BI$12];&quot;&quot;)">
            <text:p/>
          </table:table-cell>
          <table:table-cell table:formula="of:=IF(AND([.BJ27]&gt;0;[.BK27]&lt;0);[.BJ$12];&quot;&quot;)">
            <text:p/>
          </table:table-cell>
          <table:table-cell table:formula="of:=IF(AND([.BK27]&gt;0;[.BL27]&lt;0);[.BK$12];&quot;&quot;)">
            <text:p/>
          </table:table-cell>
          <table:table-cell table:formula="of:=IF(AND([.BL27]&gt;0;[.BM27]&lt;0);[.BL$12];&quot;&quot;)">
            <text:p/>
          </table:table-cell>
          <table:table-cell table:formula="of:=IF(AND([.BM27]&gt;0;[.BN27]&lt;0);[.BM$12];&quot;&quot;)">
            <text:p/>
          </table:table-cell>
          <table:table-cell table:formula="of:=IF(AND([.BN27]&gt;0;[.BO27]&lt;0);[.BN$12];&quot;&quot;)">
            <text:p/>
          </table:table-cell>
          <table:table-cell table:formula="of:=IF(AND([.BO27]&gt;0;[.BP27]&lt;0);[.BO$12];&quot;&quot;)">
            <text:p/>
          </table:table-cell>
          <table:table-cell table:formula="of:=IF(AND([.BP27]&gt;0;[.BQ27]&lt;0);[.BP$12];&quot;&quot;)">
            <text:p/>
          </table:table-cell>
          <table:table-cell table:formula="of:=IF(AND([.BQ27]&gt;0;[.BR27]&lt;0);[.BQ$12];&quot;&quot;)">
            <text:p/>
          </table:table-cell>
          <table:table-cell table:formula="of:=IF(AND([.BR27]&gt;0;[.BS27]&lt;0);[.BR$12];&quot;&quot;)">
            <text:p/>
          </table:table-cell>
          <table:table-cell table:formula="of:=IF(AND([.BS27]&gt;0;[.BT27]&lt;0);[.BS$12];&quot;&quot;)">
            <text:p/>
          </table:table-cell>
          <table:table-cell table:formula="of:=IF(AND([.BT27]&gt;0;[.BU27]&lt;0);[.BT$12];&quot;&quot;)">
            <text:p/>
          </table:table-cell>
          <table:table-cell table:formula="of:=IF(AND([.BU27]&gt;0;[.BV27]&lt;0);[.BU$12];&quot;&quot;)">
            <text:p/>
          </table:table-cell>
          <table:table-cell table:formula="of:=IF(AND([.BV27]&gt;0;[.BW27]&lt;0);[.BV$12];&quot;&quot;)">
            <text:p/>
          </table:table-cell>
          <table:table-cell table:formula="of:=IF(AND([.BW27]&gt;0;[.BX27]&lt;0);[.BW$12];&quot;&quot;)">
            <text:p/>
          </table:table-cell>
          <table:table-cell table:formula="of:=IF(AND([.BX27]&gt;0;[.BY27]&lt;0);[.BX$12];&quot;&quot;)">
            <text:p/>
          </table:table-cell>
          <table:table-cell table:formula="of:=IF(AND([.BY27]&gt;0;[.BZ27]&lt;0);[.BY$12];&quot;&quot;)">
            <text:p/>
          </table:table-cell>
          <table:table-cell table:formula="of:=IF(AND([.BZ27]&gt;0;[.CA27]&lt;0);[.BZ$12];&quot;&quot;)">
            <text:p/>
          </table:table-cell>
          <table:table-cell table:formula="of:=IF(AND([.CA27]&gt;0;[.CB27]&lt;0);[.CA$12];&quot;&quot;)">
            <text:p/>
          </table:table-cell>
          <table:table-cell table:formula="of:=IF(AND([.CB27]&gt;0;[.CC27]&lt;0);[.CB$12];&quot;&quot;)">
            <text:p/>
          </table:table-cell>
          <table:table-cell table:formula="of:=IF(AND([.CC27]&gt;0;[.CD27]&lt;0);[.CC$12];&quot;&quot;)">
            <text:p/>
          </table:table-cell>
          <table:table-cell table:formula="of:=IF(AND([.CD27]&gt;0;[.CE27]&lt;0);[.CD$12];&quot;&quot;)">
            <text:p/>
          </table:table-cell>
          <table:table-cell table:formula="of:=IF(AND([.CE27]&gt;0;[.CF27]&lt;0);[.CE$12];&quot;&quot;)">
            <text:p/>
          </table:table-cell>
          <table:table-cell table:formula="of:=IF(AND([.CF27]&gt;0;[.CG27]&lt;0);[.CF$12];&quot;&quot;)">
            <text:p/>
          </table:table-cell>
          <table:table-cell table:formula="of:=IF(AND([.CG27]&gt;0;[.CH27]&lt;0);[.CG$12];&quot;&quot;)">
            <text:p/>
          </table:table-cell>
          <table:table-cell table:formula="of:=IF(AND([.CH27]&gt;0;[.CI27]&lt;0);[.CH$12];&quot;&quot;)">
            <text:p/>
          </table:table-cell>
          <table:table-cell table:formula="of:=IF(AND([.CI27]&gt;0;[.CJ27]&lt;0);[.CI$12];&quot;&quot;)">
            <text:p/>
          </table:table-cell>
          <table:table-cell table:formula="of:=IF(AND([.CJ27]&gt;0;[.CK27]&lt;0);[.CJ$12];&quot;&quot;)">
            <text:p/>
          </table:table-cell>
          <table:table-cell table:formula="of:=IF(AND([.CK27]&gt;0;[.CL27]&lt;0);[.CK$12];&quot;&quot;)">
            <text:p/>
          </table:table-cell>
          <table:table-cell table:formula="of:=IF(AND([.CL27]&gt;0;[.CM27]&lt;0);[.CL$12];&quot;&quot;)">
            <text:p/>
          </table:table-cell>
          <table:table-cell table:formula="of:=IF(AND([.CM27]&gt;0;[.CN27]&lt;0);[.CM$12];&quot;&quot;)">
            <text:p/>
          </table:table-cell>
          <table:table-cell table:formula="of:=IF(AND([.CN27]&gt;0;[.CO27]&lt;0);[.CN$12];&quot;&quot;)">
            <text:p/>
          </table:table-cell>
          <table:table-cell table:formula="of:=IF(AND([.CO27]&gt;0;[.CP27]&lt;0);[.CO$12];&quot;&quot;)">
            <text:p/>
          </table:table-cell>
          <table:table-cell table:formula="of:=IF(AND([.CP27]&gt;0;[.CQ27]&lt;0);[.CP$12];&quot;&quot;)">
            <text:p/>
          </table:table-cell>
          <table:table-cell table:formula="of:=IF(AND([.CQ27]&gt;0;[.CR27]&lt;0);[.CQ$12];&quot;&quot;)">
            <text:p/>
          </table:table-cell>
        </table:table-row>
        <table:table-row table:style-name="ro1">
          <table:table-cell table:style-name="ce1" table:formula="of:=[.A28]" office:value-type="float" office:value="0.14" calcext:value-type="float">
            <text:p>0,14</text:p>
          </table:table-cell>
          <table:table-cell table:style-name="ce4" table:formula="of:=[.A51]*1/0.21" office:value-type="float" office:value="0.666666666666667" calcext:value-type="float">
            <text:p>0,667</text:p>
          </table:table-cell>
          <table:table-cell table:style-name="ce1" table:formula="of:=MAX([.E51:.CQ51])" office:value-type="float" office:value="176" calcext:value-type="float">
            <text:p>176</text:p>
          </table:table-cell>
          <table:table-cell table:style-name="ce1" table:formula="of:=[.C51]-[.D$36]" office:value-type="float" office:value="-50" calcext:value-type="float">
            <text:p>-50</text:p>
          </table:table-cell>
          <table:table-cell table:formula="of:=IF(AND([.E28]&gt;0;[.F28]&lt;0);[.E$12];&quot;&quot;)">
            <text:p/>
          </table:table-cell>
          <table:table-cell table:formula="of:=IF(AND([.F28]&gt;0;[.G28]&lt;0);[.F$12];&quot;&quot;)">
            <text:p/>
          </table:table-cell>
          <table:table-cell table:formula="of:=IF(AND([.G28]&gt;0;[.H28]&lt;0);[.G$12];&quot;&quot;)">
            <text:p/>
          </table:table-cell>
          <table:table-cell table:formula="of:=IF(AND([.H28]&gt;0;[.I28]&lt;0);[.H$12];&quot;&quot;)">
            <text:p/>
          </table:table-cell>
          <table:table-cell table:formula="of:=IF(AND([.I28]&gt;0;[.J28]&lt;0);[.I$12];&quot;&quot;)">
            <text:p/>
          </table:table-cell>
          <table:table-cell table:formula="of:=IF(AND([.J28]&gt;0;[.K28]&lt;0);[.J$12];&quot;&quot;)">
            <text:p/>
          </table:table-cell>
          <table:table-cell table:formula="of:=IF(AND([.K28]&gt;0;[.L28]&lt;0);[.K$12];&quot;&quot;)">
            <text:p/>
          </table:table-cell>
          <table:table-cell table:formula="of:=IF(AND([.L28]&gt;0;[.M28]&lt;0);[.L$12];&quot;&quot;)">
            <text:p/>
          </table:table-cell>
          <table:table-cell table:formula="of:=IF(AND([.M28]&gt;0;[.N28]&lt;0);[.M$12];&quot;&quot;)">
            <text:p/>
          </table:table-cell>
          <table:table-cell table:formula="of:=IF(AND([.N28]&gt;0;[.O28]&lt;0);[.N$12];&quot;&quot;)">
            <text:p/>
          </table:table-cell>
          <table:table-cell table:formula="of:=IF(AND([.O28]&gt;0;[.P28]&lt;0);[.O$12];&quot;&quot;)">
            <text:p/>
          </table:table-cell>
          <table:table-cell table:formula="of:=IF(AND([.P28]&gt;0;[.Q28]&lt;0);[.P$12];&quot;&quot;)">
            <text:p/>
          </table:table-cell>
          <table:table-cell table:formula="of:=IF(AND([.Q28]&gt;0;[.R28]&lt;0);[.Q$12];&quot;&quot;)">
            <text:p/>
          </table:table-cell>
          <table:table-cell table:formula="of:=IF(AND([.R28]&gt;0;[.S28]&lt;0);[.R$12];&quot;&quot;)">
            <text:p/>
          </table:table-cell>
          <table:table-cell table:formula="of:=IF(AND([.S28]&gt;0;[.T28]&lt;0);[.S$12];&quot;&quot;)">
            <text:p/>
          </table:table-cell>
          <table:table-cell table:formula="of:=IF(AND([.T28]&gt;0;[.U28]&lt;0);[.T$12];&quot;&quot;)">
            <text:p/>
          </table:table-cell>
          <table:table-cell table:formula="of:=IF(AND([.U28]&gt;0;[.V28]&lt;0);[.U$12];&quot;&quot;)">
            <text:p/>
          </table:table-cell>
          <table:table-cell table:formula="of:=IF(AND([.V28]&gt;0;[.W28]&lt;0);[.V$12];&quot;&quot;)">
            <text:p/>
          </table:table-cell>
          <table:table-cell table:formula="of:=IF(AND([.W28]&gt;0;[.X28]&lt;0);[.W$12];&quot;&quot;)">
            <text:p/>
          </table:table-cell>
          <table:table-cell table:formula="of:=IF(AND([.X28]&gt;0;[.Y28]&lt;0);[.X$12];&quot;&quot;)">
            <text:p/>
          </table:table-cell>
          <table:table-cell table:formula="of:=IF(AND([.Y28]&gt;0;[.Z28]&lt;0);[.Y$12];&quot;&quot;)">
            <text:p/>
          </table:table-cell>
          <table:table-cell table:formula="of:=IF(AND([.Z28]&gt;0;[.AA28]&lt;0);[.Z$12];&quot;&quot;)">
            <text:p/>
          </table:table-cell>
          <table:table-cell table:formula="of:=IF(AND([.AA28]&gt;0;[.AB28]&lt;0);[.AA$12];&quot;&quot;)">
            <text:p/>
          </table:table-cell>
          <table:table-cell table:formula="of:=IF(AND([.AB28]&gt;0;[.AC28]&lt;0);[.AB$12];&quot;&quot;)">
            <text:p/>
          </table:table-cell>
          <table:table-cell table:formula="of:=IF(AND([.AC28]&gt;0;[.AD28]&lt;0);[.AC$12];&quot;&quot;)">
            <text:p/>
          </table:table-cell>
          <table:table-cell table:formula="of:=IF(AND([.AD28]&gt;0;[.AE28]&lt;0);[.AD$12];&quot;&quot;)">
            <text:p/>
          </table:table-cell>
          <table:table-cell table:style-name="ce8" table:formula="of:=IF(AND([.AE28]&gt;0;[.AF28]&lt;0);[.AE$12];&quot;&quot;)">
            <text:p/>
          </table:table-cell>
          <table:table-cell table:style-name="ce8" table:formula="of:=IF(AND([.AF28]&gt;0;[.AG28]&lt;0);[.AF$12];&quot;&quot;)" office:value-type="float" office:value="176" calcext:value-type="float">
            <text:p>176</text:p>
          </table:table-cell>
          <table:table-cell table:style-name="ce8" table:formula="of:=IF(AND([.AG28]&gt;0;[.AH28]&lt;0);[.AG$12];&quot;&quot;)">
            <text:p/>
          </table:table-cell>
          <table:table-cell table:style-name="ce8" table:formula="of:=IF(AND([.AH28]&gt;0;[.AI28]&lt;0);[.AH$12];&quot;&quot;)">
            <text:p/>
          </table:table-cell>
          <table:table-cell table:formula="of:=IF(AND([.AI28]&gt;0;[.AJ28]&lt;0);[.AI$12];&quot;&quot;)">
            <text:p/>
          </table:table-cell>
          <table:table-cell table:style-name="ce8" table:formula="of:=IF(AND([.AJ28]&gt;0;[.AK28]&lt;0);[.AJ$12];&quot;&quot;)">
            <text:p/>
          </table:table-cell>
          <table:table-cell table:formula="of:=IF(AND([.AK28]&gt;0;[.AL28]&lt;0);[.AK$12];&quot;&quot;)">
            <text:p/>
          </table:table-cell>
          <table:table-cell table:formula="of:=IF(AND([.AL28]&gt;0;[.AM28]&lt;0);[.AL$12];&quot;&quot;)">
            <text:p/>
          </table:table-cell>
          <table:table-cell table:formula="of:=IF(AND([.AM28]&gt;0;[.AN28]&lt;0);[.AM$12];&quot;&quot;)">
            <text:p/>
          </table:table-cell>
          <table:table-cell table:formula="of:=IF(AND([.AN28]&gt;0;[.AO28]&lt;0);[.AN$12];&quot;&quot;)">
            <text:p/>
          </table:table-cell>
          <table:table-cell table:style-name="ce8" table:formula="of:=IF(AND([.AO28]&gt;0;[.AP28]&lt;0);[.AO$12];&quot;&quot;)">
            <text:p/>
          </table:table-cell>
          <table:table-cell table:formula="of:=IF(AND([.AP28]&gt;0;[.AQ28]&lt;0);[.AP$12];&quot;&quot;)">
            <text:p/>
          </table:table-cell>
          <table:table-cell table:style-name="ce8" table:formula="of:=IF(AND([.AQ28]&gt;0;[.AR28]&lt;0);[.AQ$12];&quot;&quot;)">
            <text:p/>
          </table:table-cell>
          <table:table-cell table:formula="of:=IF(AND([.AR28]&gt;0;[.AS28]&lt;0);[.AR$12];&quot;&quot;)">
            <text:p/>
          </table:table-cell>
          <table:table-cell table:style-name="ce8" table:formula="of:=IF(AND([.AS28]&gt;0;[.AT28]&lt;0);[.AS$12];&quot;&quot;)">
            <text:p/>
          </table:table-cell>
          <table:table-cell table:style-name="ce8" table:formula="of:=IF(AND([.AT28]&gt;0;[.AU28]&lt;0);[.AT$12];&quot;&quot;)">
            <text:p/>
          </table:table-cell>
          <table:table-cell table:style-name="ce8" table:formula="of:=IF(AND([.AU28]&gt;0;[.AV28]&lt;0);[.AU$12];&quot;&quot;)">
            <text:p/>
          </table:table-cell>
          <table:table-cell table:style-name="ce8" table:formula="of:=IF(AND([.AV28]&gt;0;[.AW28]&lt;0);[.AV$12];&quot;&quot;)">
            <text:p/>
          </table:table-cell>
          <table:table-cell table:formula="of:=IF(AND([.AW28]&gt;0;[.AX28]&lt;0);[.AW$12];&quot;&quot;)">
            <text:p/>
          </table:table-cell>
          <table:table-cell table:style-name="ce8" table:formula="of:=IF(AND([.AX28]&gt;0;[.AY28]&lt;0);[.AX$12];&quot;&quot;)">
            <text:p/>
          </table:table-cell>
          <table:table-cell table:style-name="ce8" table:formula="of:=IF(AND([.AY28]&gt;0;[.AZ28]&lt;0);[.AY$12];&quot;&quot;)">
            <text:p/>
          </table:table-cell>
          <table:table-cell table:formula="of:=IF(AND([.AZ28]&gt;0;[.BA28]&lt;0);[.AZ$12];&quot;&quot;)">
            <text:p/>
          </table:table-cell>
          <table:table-cell table:formula="of:=IF(AND([.BA28]&gt;0;[.BB28]&lt;0);[.BA$12];&quot;&quot;)">
            <text:p/>
          </table:table-cell>
          <table:table-cell table:formula="of:=IF(AND([.BB28]&gt;0;[.BC28]&lt;0);[.BB$12];&quot;&quot;)">
            <text:p/>
          </table:table-cell>
          <table:table-cell table:formula="of:=IF(AND([.BC28]&gt;0;[.BD28]&lt;0);[.BC$12];&quot;&quot;)">
            <text:p/>
          </table:table-cell>
          <table:table-cell table:formula="of:=IF(AND([.BD28]&gt;0;[.BE28]&lt;0);[.BD$12];&quot;&quot;)">
            <text:p/>
          </table:table-cell>
          <table:table-cell table:formula="of:=IF(AND([.BE28]&gt;0;[.BF28]&lt;0);[.BE$12];&quot;&quot;)">
            <text:p/>
          </table:table-cell>
          <table:table-cell table:formula="of:=IF(AND([.BF28]&gt;0;[.BG28]&lt;0);[.BF$12];&quot;&quot;)">
            <text:p/>
          </table:table-cell>
          <table:table-cell table:formula="of:=IF(AND([.BG28]&gt;0;[.BH28]&lt;0);[.BG$12];&quot;&quot;)">
            <text:p/>
          </table:table-cell>
          <table:table-cell table:formula="of:=IF(AND([.BH28]&gt;0;[.BI28]&lt;0);[.BH$12];&quot;&quot;)">
            <text:p/>
          </table:table-cell>
          <table:table-cell table:formula="of:=IF(AND([.BI28]&gt;0;[.BJ28]&lt;0);[.BI$12];&quot;&quot;)">
            <text:p/>
          </table:table-cell>
          <table:table-cell table:formula="of:=IF(AND([.BJ28]&gt;0;[.BK28]&lt;0);[.BJ$12];&quot;&quot;)">
            <text:p/>
          </table:table-cell>
          <table:table-cell table:formula="of:=IF(AND([.BK28]&gt;0;[.BL28]&lt;0);[.BK$12];&quot;&quot;)">
            <text:p/>
          </table:table-cell>
          <table:table-cell table:formula="of:=IF(AND([.BL28]&gt;0;[.BM28]&lt;0);[.BL$12];&quot;&quot;)">
            <text:p/>
          </table:table-cell>
          <table:table-cell table:formula="of:=IF(AND([.BM28]&gt;0;[.BN28]&lt;0);[.BM$12];&quot;&quot;)">
            <text:p/>
          </table:table-cell>
          <table:table-cell table:formula="of:=IF(AND([.BN28]&gt;0;[.BO28]&lt;0);[.BN$12];&quot;&quot;)">
            <text:p/>
          </table:table-cell>
          <table:table-cell table:formula="of:=IF(AND([.BO28]&gt;0;[.BP28]&lt;0);[.BO$12];&quot;&quot;)">
            <text:p/>
          </table:table-cell>
          <table:table-cell table:formula="of:=IF(AND([.BP28]&gt;0;[.BQ28]&lt;0);[.BP$12];&quot;&quot;)">
            <text:p/>
          </table:table-cell>
          <table:table-cell table:formula="of:=IF(AND([.BQ28]&gt;0;[.BR28]&lt;0);[.BQ$12];&quot;&quot;)">
            <text:p/>
          </table:table-cell>
          <table:table-cell table:formula="of:=IF(AND([.BR28]&gt;0;[.BS28]&lt;0);[.BR$12];&quot;&quot;)">
            <text:p/>
          </table:table-cell>
          <table:table-cell table:formula="of:=IF(AND([.BS28]&gt;0;[.BT28]&lt;0);[.BS$12];&quot;&quot;)">
            <text:p/>
          </table:table-cell>
          <table:table-cell table:formula="of:=IF(AND([.BT28]&gt;0;[.BU28]&lt;0);[.BT$12];&quot;&quot;)">
            <text:p/>
          </table:table-cell>
          <table:table-cell table:formula="of:=IF(AND([.BU28]&gt;0;[.BV28]&lt;0);[.BU$12];&quot;&quot;)">
            <text:p/>
          </table:table-cell>
          <table:table-cell table:formula="of:=IF(AND([.BV28]&gt;0;[.BW28]&lt;0);[.BV$12];&quot;&quot;)">
            <text:p/>
          </table:table-cell>
          <table:table-cell table:formula="of:=IF(AND([.BW28]&gt;0;[.BX28]&lt;0);[.BW$12];&quot;&quot;)">
            <text:p/>
          </table:table-cell>
          <table:table-cell table:formula="of:=IF(AND([.BX28]&gt;0;[.BY28]&lt;0);[.BX$12];&quot;&quot;)">
            <text:p/>
          </table:table-cell>
          <table:table-cell table:formula="of:=IF(AND([.BY28]&gt;0;[.BZ28]&lt;0);[.BY$12];&quot;&quot;)">
            <text:p/>
          </table:table-cell>
          <table:table-cell table:formula="of:=IF(AND([.BZ28]&gt;0;[.CA28]&lt;0);[.BZ$12];&quot;&quot;)">
            <text:p/>
          </table:table-cell>
          <table:table-cell table:formula="of:=IF(AND([.CA28]&gt;0;[.CB28]&lt;0);[.CA$12];&quot;&quot;)">
            <text:p/>
          </table:table-cell>
          <table:table-cell table:formula="of:=IF(AND([.CB28]&gt;0;[.CC28]&lt;0);[.CB$12];&quot;&quot;)">
            <text:p/>
          </table:table-cell>
          <table:table-cell table:formula="of:=IF(AND([.CC28]&gt;0;[.CD28]&lt;0);[.CC$12];&quot;&quot;)">
            <text:p/>
          </table:table-cell>
          <table:table-cell table:formula="of:=IF(AND([.CD28]&gt;0;[.CE28]&lt;0);[.CD$12];&quot;&quot;)">
            <text:p/>
          </table:table-cell>
          <table:table-cell table:formula="of:=IF(AND([.CE28]&gt;0;[.CF28]&lt;0);[.CE$12];&quot;&quot;)">
            <text:p/>
          </table:table-cell>
          <table:table-cell table:formula="of:=IF(AND([.CF28]&gt;0;[.CG28]&lt;0);[.CF$12];&quot;&quot;)">
            <text:p/>
          </table:table-cell>
          <table:table-cell table:formula="of:=IF(AND([.CG28]&gt;0;[.CH28]&lt;0);[.CG$12];&quot;&quot;)">
            <text:p/>
          </table:table-cell>
          <table:table-cell table:formula="of:=IF(AND([.CH28]&gt;0;[.CI28]&lt;0);[.CH$12];&quot;&quot;)">
            <text:p/>
          </table:table-cell>
          <table:table-cell table:formula="of:=IF(AND([.CI28]&gt;0;[.CJ28]&lt;0);[.CI$12];&quot;&quot;)">
            <text:p/>
          </table:table-cell>
          <table:table-cell table:formula="of:=IF(AND([.CJ28]&gt;0;[.CK28]&lt;0);[.CJ$12];&quot;&quot;)">
            <text:p/>
          </table:table-cell>
          <table:table-cell table:formula="of:=IF(AND([.CK28]&gt;0;[.CL28]&lt;0);[.CK$12];&quot;&quot;)">
            <text:p/>
          </table:table-cell>
          <table:table-cell table:formula="of:=IF(AND([.CL28]&gt;0;[.CM28]&lt;0);[.CL$12];&quot;&quot;)">
            <text:p/>
          </table:table-cell>
          <table:table-cell table:formula="of:=IF(AND([.CM28]&gt;0;[.CN28]&lt;0);[.CM$12];&quot;&quot;)">
            <text:p/>
          </table:table-cell>
          <table:table-cell table:formula="of:=IF(AND([.CN28]&gt;0;[.CO28]&lt;0);[.CN$12];&quot;&quot;)">
            <text:p/>
          </table:table-cell>
          <table:table-cell table:formula="of:=IF(AND([.CO28]&gt;0;[.CP28]&lt;0);[.CO$12];&quot;&quot;)">
            <text:p/>
          </table:table-cell>
          <table:table-cell table:formula="of:=IF(AND([.CP28]&gt;0;[.CQ28]&lt;0);[.CP$12];&quot;&quot;)">
            <text:p/>
          </table:table-cell>
          <table:table-cell table:formula="of:=IF(AND([.CQ28]&gt;0;[.CR28]&lt;0);[.CQ$12];&quot;&quot;)">
            <text:p/>
          </table:table-cell>
        </table:table-row>
        <table:table-row table:style-name="ro1">
          <table:table-cell table:style-name="ce1" table:formula="of:=[.A29]" office:value-type="float" office:value="0.15" calcext:value-type="float">
            <text:p>0,15</text:p>
          </table:table-cell>
          <table:table-cell table:style-name="ce4" table:formula="of:=[.A52]*1/0.21" office:value-type="float" office:value="0.714285714285714" calcext:value-type="float">
            <text:p>0,714</text:p>
          </table:table-cell>
          <table:table-cell table:style-name="ce1" table:formula="of:=MAX([.E52:.CQ52])" office:value-type="float" office:value="172" calcext:value-type="float">
            <text:p>172</text:p>
          </table:table-cell>
          <table:table-cell table:style-name="ce1" table:formula="of:=[.C52]-[.D$36]" office:value-type="float" office:value="-54" calcext:value-type="float">
            <text:p>-54</text:p>
          </table:table-cell>
          <table:table-cell table:formula="of:=IF(AND([.E29]&gt;0;[.F29]&lt;0);[.E$12];&quot;&quot;)">
            <text:p/>
          </table:table-cell>
          <table:table-cell table:formula="of:=IF(AND([.F29]&gt;0;[.G29]&lt;0);[.F$12];&quot;&quot;)">
            <text:p/>
          </table:table-cell>
          <table:table-cell table:formula="of:=IF(AND([.G29]&gt;0;[.H29]&lt;0);[.G$12];&quot;&quot;)">
            <text:p/>
          </table:table-cell>
          <table:table-cell table:formula="of:=IF(AND([.H29]&gt;0;[.I29]&lt;0);[.H$12];&quot;&quot;)">
            <text:p/>
          </table:table-cell>
          <table:table-cell table:formula="of:=IF(AND([.I29]&gt;0;[.J29]&lt;0);[.I$12];&quot;&quot;)">
            <text:p/>
          </table:table-cell>
          <table:table-cell table:formula="of:=IF(AND([.J29]&gt;0;[.K29]&lt;0);[.J$12];&quot;&quot;)">
            <text:p/>
          </table:table-cell>
          <table:table-cell table:formula="of:=IF(AND([.K29]&gt;0;[.L29]&lt;0);[.K$12];&quot;&quot;)">
            <text:p/>
          </table:table-cell>
          <table:table-cell table:formula="of:=IF(AND([.L29]&gt;0;[.M29]&lt;0);[.L$12];&quot;&quot;)">
            <text:p/>
          </table:table-cell>
          <table:table-cell table:formula="of:=IF(AND([.M29]&gt;0;[.N29]&lt;0);[.M$12];&quot;&quot;)">
            <text:p/>
          </table:table-cell>
          <table:table-cell table:formula="of:=IF(AND([.N29]&gt;0;[.O29]&lt;0);[.N$12];&quot;&quot;)">
            <text:p/>
          </table:table-cell>
          <table:table-cell table:formula="of:=IF(AND([.O29]&gt;0;[.P29]&lt;0);[.O$12];&quot;&quot;)">
            <text:p/>
          </table:table-cell>
          <table:table-cell table:formula="of:=IF(AND([.P29]&gt;0;[.Q29]&lt;0);[.P$12];&quot;&quot;)">
            <text:p/>
          </table:table-cell>
          <table:table-cell table:formula="of:=IF(AND([.Q29]&gt;0;[.R29]&lt;0);[.Q$12];&quot;&quot;)">
            <text:p/>
          </table:table-cell>
          <table:table-cell table:formula="of:=IF(AND([.R29]&gt;0;[.S29]&lt;0);[.R$12];&quot;&quot;)">
            <text:p/>
          </table:table-cell>
          <table:table-cell table:formula="of:=IF(AND([.S29]&gt;0;[.T29]&lt;0);[.S$12];&quot;&quot;)">
            <text:p/>
          </table:table-cell>
          <table:table-cell table:formula="of:=IF(AND([.T29]&gt;0;[.U29]&lt;0);[.T$12];&quot;&quot;)">
            <text:p/>
          </table:table-cell>
          <table:table-cell table:formula="of:=IF(AND([.U29]&gt;0;[.V29]&lt;0);[.U$12];&quot;&quot;)">
            <text:p/>
          </table:table-cell>
          <table:table-cell table:formula="of:=IF(AND([.V29]&gt;0;[.W29]&lt;0);[.V$12];&quot;&quot;)">
            <text:p/>
          </table:table-cell>
          <table:table-cell table:formula="of:=IF(AND([.W29]&gt;0;[.X29]&lt;0);[.W$12];&quot;&quot;)">
            <text:p/>
          </table:table-cell>
          <table:table-cell table:formula="of:=IF(AND([.X29]&gt;0;[.Y29]&lt;0);[.X$12];&quot;&quot;)">
            <text:p/>
          </table:table-cell>
          <table:table-cell table:formula="of:=IF(AND([.Y29]&gt;0;[.Z29]&lt;0);[.Y$12];&quot;&quot;)">
            <text:p/>
          </table:table-cell>
          <table:table-cell table:formula="of:=IF(AND([.Z29]&gt;0;[.AA29]&lt;0);[.Z$12];&quot;&quot;)">
            <text:p/>
          </table:table-cell>
          <table:table-cell table:style-name="ce8" table:formula="of:=IF(AND([.AA29]&gt;0;[.AB29]&lt;0);[.AA$12];&quot;&quot;)">
            <text:p/>
          </table:table-cell>
          <table:table-cell table:style-name="ce8" table:formula="of:=IF(AND([.AB29]&gt;0;[.AC29]&lt;0);[.AB$12];&quot;&quot;)" office:value-type="float" office:value="172" calcext:value-type="float">
            <text:p>172</text:p>
          </table:table-cell>
          <table:table-cell table:style-name="ce8" table:formula="of:=IF(AND([.AC29]&gt;0;[.AD29]&lt;0);[.AC$12];&quot;&quot;)">
            <text:p/>
          </table:table-cell>
          <table:table-cell table:style-name="ce8" table:formula="of:=IF(AND([.AD29]&gt;0;[.AE29]&lt;0);[.AD$12];&quot;&quot;)">
            <text:p/>
          </table:table-cell>
          <table:table-cell table:formula="of:=IF(AND([.AE29]&gt;0;[.AF29]&lt;0);[.AE$12];&quot;&quot;)">
            <text:p/>
          </table:table-cell>
          <table:table-cell table:style-name="ce8" table:formula="of:=IF(AND([.AF29]&gt;0;[.AG29]&lt;0);[.AF$12];&quot;&quot;)">
            <text:p/>
          </table:table-cell>
          <table:table-cell table:formula="of:=IF(AND([.AG29]&gt;0;[.AH29]&lt;0);[.AG$12];&quot;&quot;)">
            <text:p/>
          </table:table-cell>
          <table:table-cell table:formula="of:=IF(AND([.AH29]&gt;0;[.AI29]&lt;0);[.AH$12];&quot;&quot;)">
            <text:p/>
          </table:table-cell>
          <table:table-cell table:formula="of:=IF(AND([.AI29]&gt;0;[.AJ29]&lt;0);[.AI$12];&quot;&quot;)">
            <text:p/>
          </table:table-cell>
          <table:table-cell table:formula="of:=IF(AND([.AJ29]&gt;0;[.AK29]&lt;0);[.AJ$12];&quot;&quot;)">
            <text:p/>
          </table:table-cell>
          <table:table-cell table:style-name="ce8" table:formula="of:=IF(AND([.AK29]&gt;0;[.AL29]&lt;0);[.AK$12];&quot;&quot;)">
            <text:p/>
          </table:table-cell>
          <table:table-cell table:formula="of:=IF(AND([.AL29]&gt;0;[.AM29]&lt;0);[.AL$12];&quot;&quot;)">
            <text:p/>
          </table:table-cell>
          <table:table-cell table:style-name="ce8" table:formula="of:=IF(AND([.AM29]&gt;0;[.AN29]&lt;0);[.AM$12];&quot;&quot;)">
            <text:p/>
          </table:table-cell>
          <table:table-cell table:formula="of:=IF(AND([.AN29]&gt;0;[.AO29]&lt;0);[.AN$12];&quot;&quot;)">
            <text:p/>
          </table:table-cell>
          <table:table-cell table:style-name="ce8" table:formula="of:=IF(AND([.AO29]&gt;0;[.AP29]&lt;0);[.AO$12];&quot;&quot;)">
            <text:p/>
          </table:table-cell>
          <table:table-cell table:style-name="ce8" table:formula="of:=IF(AND([.AP29]&gt;0;[.AQ29]&lt;0);[.AP$12];&quot;&quot;)">
            <text:p/>
          </table:table-cell>
          <table:table-cell table:style-name="ce8" table:formula="of:=IF(AND([.AQ29]&gt;0;[.AR29]&lt;0);[.AQ$12];&quot;&quot;)">
            <text:p/>
          </table:table-cell>
          <table:table-cell table:style-name="ce8" table:formula="of:=IF(AND([.AR29]&gt;0;[.AS29]&lt;0);[.AR$12];&quot;&quot;)">
            <text:p/>
          </table:table-cell>
          <table:table-cell table:formula="of:=IF(AND([.AS29]&gt;0;[.AT29]&lt;0);[.AS$12];&quot;&quot;)">
            <text:p/>
          </table:table-cell>
          <table:table-cell table:style-name="ce8" table:formula="of:=IF(AND([.AT29]&gt;0;[.AU29]&lt;0);[.AT$12];&quot;&quot;)">
            <text:p/>
          </table:table-cell>
          <table:table-cell table:style-name="ce8" table:formula="of:=IF(AND([.AU29]&gt;0;[.AV29]&lt;0);[.AU$12];&quot;&quot;)">
            <text:p/>
          </table:table-cell>
          <table:table-cell table:formula="of:=IF(AND([.AV29]&gt;0;[.AW29]&lt;0);[.AV$12];&quot;&quot;)">
            <text:p/>
          </table:table-cell>
          <table:table-cell table:formula="of:=IF(AND([.AW29]&gt;0;[.AX29]&lt;0);[.AW$12];&quot;&quot;)">
            <text:p/>
          </table:table-cell>
          <table:table-cell table:formula="of:=IF(AND([.AX29]&gt;0;[.AY29]&lt;0);[.AX$12];&quot;&quot;)">
            <text:p/>
          </table:table-cell>
          <table:table-cell table:formula="of:=IF(AND([.AY29]&gt;0;[.AZ29]&lt;0);[.AY$12];&quot;&quot;)">
            <text:p/>
          </table:table-cell>
          <table:table-cell table:formula="of:=IF(AND([.AZ29]&gt;0;[.BA29]&lt;0);[.AZ$12];&quot;&quot;)">
            <text:p/>
          </table:table-cell>
          <table:table-cell table:formula="of:=IF(AND([.BA29]&gt;0;[.BB29]&lt;0);[.BA$12];&quot;&quot;)">
            <text:p/>
          </table:table-cell>
          <table:table-cell table:formula="of:=IF(AND([.BB29]&gt;0;[.BC29]&lt;0);[.BB$12];&quot;&quot;)">
            <text:p/>
          </table:table-cell>
          <table:table-cell table:formula="of:=IF(AND([.BC29]&gt;0;[.BD29]&lt;0);[.BC$12];&quot;&quot;)">
            <text:p/>
          </table:table-cell>
          <table:table-cell table:formula="of:=IF(AND([.BD29]&gt;0;[.BE29]&lt;0);[.BD$12];&quot;&quot;)">
            <text:p/>
          </table:table-cell>
          <table:table-cell table:formula="of:=IF(AND([.BE29]&gt;0;[.BF29]&lt;0);[.BE$12];&quot;&quot;)">
            <text:p/>
          </table:table-cell>
          <table:table-cell table:formula="of:=IF(AND([.BF29]&gt;0;[.BG29]&lt;0);[.BF$12];&quot;&quot;)">
            <text:p/>
          </table:table-cell>
          <table:table-cell table:formula="of:=IF(AND([.BG29]&gt;0;[.BH29]&lt;0);[.BG$12];&quot;&quot;)">
            <text:p/>
          </table:table-cell>
          <table:table-cell table:formula="of:=IF(AND([.BH29]&gt;0;[.BI29]&lt;0);[.BH$12];&quot;&quot;)">
            <text:p/>
          </table:table-cell>
          <table:table-cell table:formula="of:=IF(AND([.BI29]&gt;0;[.BJ29]&lt;0);[.BI$12];&quot;&quot;)">
            <text:p/>
          </table:table-cell>
          <table:table-cell table:formula="of:=IF(AND([.BJ29]&gt;0;[.BK29]&lt;0);[.BJ$12];&quot;&quot;)">
            <text:p/>
          </table:table-cell>
          <table:table-cell table:formula="of:=IF(AND([.BK29]&gt;0;[.BL29]&lt;0);[.BK$12];&quot;&quot;)">
            <text:p/>
          </table:table-cell>
          <table:table-cell table:formula="of:=IF(AND([.BL29]&gt;0;[.BM29]&lt;0);[.BL$12];&quot;&quot;)">
            <text:p/>
          </table:table-cell>
          <table:table-cell table:formula="of:=IF(AND([.BM29]&gt;0;[.BN29]&lt;0);[.BM$12];&quot;&quot;)">
            <text:p/>
          </table:table-cell>
          <table:table-cell table:formula="of:=IF(AND([.BN29]&gt;0;[.BO29]&lt;0);[.BN$12];&quot;&quot;)">
            <text:p/>
          </table:table-cell>
          <table:table-cell table:formula="of:=IF(AND([.BO29]&gt;0;[.BP29]&lt;0);[.BO$12];&quot;&quot;)">
            <text:p/>
          </table:table-cell>
          <table:table-cell table:formula="of:=IF(AND([.BP29]&gt;0;[.BQ29]&lt;0);[.BP$12];&quot;&quot;)">
            <text:p/>
          </table:table-cell>
          <table:table-cell table:formula="of:=IF(AND([.BQ29]&gt;0;[.BR29]&lt;0);[.BQ$12];&quot;&quot;)">
            <text:p/>
          </table:table-cell>
          <table:table-cell table:formula="of:=IF(AND([.BR29]&gt;0;[.BS29]&lt;0);[.BR$12];&quot;&quot;)">
            <text:p/>
          </table:table-cell>
          <table:table-cell table:formula="of:=IF(AND([.BS29]&gt;0;[.BT29]&lt;0);[.BS$12];&quot;&quot;)">
            <text:p/>
          </table:table-cell>
          <table:table-cell table:formula="of:=IF(AND([.BT29]&gt;0;[.BU29]&lt;0);[.BT$12];&quot;&quot;)">
            <text:p/>
          </table:table-cell>
          <table:table-cell table:formula="of:=IF(AND([.BU29]&gt;0;[.BV29]&lt;0);[.BU$12];&quot;&quot;)">
            <text:p/>
          </table:table-cell>
          <table:table-cell table:formula="of:=IF(AND([.BV29]&gt;0;[.BW29]&lt;0);[.BV$12];&quot;&quot;)">
            <text:p/>
          </table:table-cell>
          <table:table-cell table:formula="of:=IF(AND([.BW29]&gt;0;[.BX29]&lt;0);[.BW$12];&quot;&quot;)">
            <text:p/>
          </table:table-cell>
          <table:table-cell table:formula="of:=IF(AND([.BX29]&gt;0;[.BY29]&lt;0);[.BX$12];&quot;&quot;)">
            <text:p/>
          </table:table-cell>
          <table:table-cell table:formula="of:=IF(AND([.BY29]&gt;0;[.BZ29]&lt;0);[.BY$12];&quot;&quot;)">
            <text:p/>
          </table:table-cell>
          <table:table-cell table:formula="of:=IF(AND([.BZ29]&gt;0;[.CA29]&lt;0);[.BZ$12];&quot;&quot;)">
            <text:p/>
          </table:table-cell>
          <table:table-cell table:formula="of:=IF(AND([.CA29]&gt;0;[.CB29]&lt;0);[.CA$12];&quot;&quot;)">
            <text:p/>
          </table:table-cell>
          <table:table-cell table:formula="of:=IF(AND([.CB29]&gt;0;[.CC29]&lt;0);[.CB$12];&quot;&quot;)">
            <text:p/>
          </table:table-cell>
          <table:table-cell table:formula="of:=IF(AND([.CC29]&gt;0;[.CD29]&lt;0);[.CC$12];&quot;&quot;)">
            <text:p/>
          </table:table-cell>
          <table:table-cell table:formula="of:=IF(AND([.CD29]&gt;0;[.CE29]&lt;0);[.CD$12];&quot;&quot;)">
            <text:p/>
          </table:table-cell>
          <table:table-cell table:formula="of:=IF(AND([.CE29]&gt;0;[.CF29]&lt;0);[.CE$12];&quot;&quot;)">
            <text:p/>
          </table:table-cell>
          <table:table-cell table:formula="of:=IF(AND([.CF29]&gt;0;[.CG29]&lt;0);[.CF$12];&quot;&quot;)">
            <text:p/>
          </table:table-cell>
          <table:table-cell table:formula="of:=IF(AND([.CG29]&gt;0;[.CH29]&lt;0);[.CG$12];&quot;&quot;)">
            <text:p/>
          </table:table-cell>
          <table:table-cell table:formula="of:=IF(AND([.CH29]&gt;0;[.CI29]&lt;0);[.CH$12];&quot;&quot;)">
            <text:p/>
          </table:table-cell>
          <table:table-cell table:formula="of:=IF(AND([.CI29]&gt;0;[.CJ29]&lt;0);[.CI$12];&quot;&quot;)">
            <text:p/>
          </table:table-cell>
          <table:table-cell table:formula="of:=IF(AND([.CJ29]&gt;0;[.CK29]&lt;0);[.CJ$12];&quot;&quot;)">
            <text:p/>
          </table:table-cell>
          <table:table-cell table:formula="of:=IF(AND([.CK29]&gt;0;[.CL29]&lt;0);[.CK$12];&quot;&quot;)">
            <text:p/>
          </table:table-cell>
          <table:table-cell table:formula="of:=IF(AND([.CL29]&gt;0;[.CM29]&lt;0);[.CL$12];&quot;&quot;)">
            <text:p/>
          </table:table-cell>
          <table:table-cell table:formula="of:=IF(AND([.CM29]&gt;0;[.CN29]&lt;0);[.CM$12];&quot;&quot;)">
            <text:p/>
          </table:table-cell>
          <table:table-cell table:formula="of:=IF(AND([.CN29]&gt;0;[.CO29]&lt;0);[.CN$12];&quot;&quot;)">
            <text:p/>
          </table:table-cell>
          <table:table-cell table:formula="of:=IF(AND([.CO29]&gt;0;[.CP29]&lt;0);[.CO$12];&quot;&quot;)">
            <text:p/>
          </table:table-cell>
          <table:table-cell table:formula="of:=IF(AND([.CP29]&gt;0;[.CQ29]&lt;0);[.CP$12];&quot;&quot;)">
            <text:p/>
          </table:table-cell>
          <table:table-cell table:formula="of:=IF(AND([.CQ29]&gt;0;[.CR29]&lt;0);[.CQ$12];&quot;&quot;)">
            <text:p/>
          </table:table-cell>
        </table:table-row>
        <table:table-row table:style-name="ro1">
          <table:table-cell table:style-name="ce1" table:formula="of:=[.A30]" office:value-type="float" office:value="0.16" calcext:value-type="float">
            <text:p>0,16</text:p>
          </table:table-cell>
          <table:table-cell table:style-name="ce4" table:formula="of:=[.A53]*1/0.21" office:value-type="float" office:value="0.761904761904762" calcext:value-type="float">
            <text:p>0,762</text:p>
          </table:table-cell>
          <table:table-cell table:style-name="ce1" table:formula="of:=MAX([.E53:.CQ53])" office:value-type="float" office:value="169" calcext:value-type="float">
            <text:p>169</text:p>
          </table:table-cell>
          <table:table-cell table:style-name="ce1" table:formula="of:=[.C53]-[.D$36]" office:value-type="float" office:value="-57" calcext:value-type="float">
            <text:p>-57</text:p>
          </table:table-cell>
          <table:table-cell table:formula="of:=IF(AND([.E30]&gt;0;[.F30]&lt;0);[.E$12];&quot;&quot;)">
            <text:p/>
          </table:table-cell>
          <table:table-cell table:formula="of:=IF(AND([.F30]&gt;0;[.G30]&lt;0);[.F$12];&quot;&quot;)">
            <text:p/>
          </table:table-cell>
          <table:table-cell table:formula="of:=IF(AND([.G30]&gt;0;[.H30]&lt;0);[.G$12];&quot;&quot;)">
            <text:p/>
          </table:table-cell>
          <table:table-cell table:formula="of:=IF(AND([.H30]&gt;0;[.I30]&lt;0);[.H$12];&quot;&quot;)">
            <text:p/>
          </table:table-cell>
          <table:table-cell table:formula="of:=IF(AND([.I30]&gt;0;[.J30]&lt;0);[.I$12];&quot;&quot;)">
            <text:p/>
          </table:table-cell>
          <table:table-cell table:formula="of:=IF(AND([.J30]&gt;0;[.K30]&lt;0);[.J$12];&quot;&quot;)">
            <text:p/>
          </table:table-cell>
          <table:table-cell table:formula="of:=IF(AND([.K30]&gt;0;[.L30]&lt;0);[.K$12];&quot;&quot;)">
            <text:p/>
          </table:table-cell>
          <table:table-cell table:formula="of:=IF(AND([.L30]&gt;0;[.M30]&lt;0);[.L$12];&quot;&quot;)">
            <text:p/>
          </table:table-cell>
          <table:table-cell table:formula="of:=IF(AND([.M30]&gt;0;[.N30]&lt;0);[.M$12];&quot;&quot;)">
            <text:p/>
          </table:table-cell>
          <table:table-cell table:formula="of:=IF(AND([.N30]&gt;0;[.O30]&lt;0);[.N$12];&quot;&quot;)">
            <text:p/>
          </table:table-cell>
          <table:table-cell table:formula="of:=IF(AND([.O30]&gt;0;[.P30]&lt;0);[.O$12];&quot;&quot;)">
            <text:p/>
          </table:table-cell>
          <table:table-cell table:formula="of:=IF(AND([.P30]&gt;0;[.Q30]&lt;0);[.P$12];&quot;&quot;)">
            <text:p/>
          </table:table-cell>
          <table:table-cell table:formula="of:=IF(AND([.Q30]&gt;0;[.R30]&lt;0);[.Q$12];&quot;&quot;)">
            <text:p/>
          </table:table-cell>
          <table:table-cell table:formula="of:=IF(AND([.R30]&gt;0;[.S30]&lt;0);[.R$12];&quot;&quot;)">
            <text:p/>
          </table:table-cell>
          <table:table-cell table:formula="of:=IF(AND([.S30]&gt;0;[.T30]&lt;0);[.S$12];&quot;&quot;)">
            <text:p/>
          </table:table-cell>
          <table:table-cell table:formula="of:=IF(AND([.T30]&gt;0;[.U30]&lt;0);[.T$12];&quot;&quot;)">
            <text:p/>
          </table:table-cell>
          <table:table-cell table:formula="of:=IF(AND([.U30]&gt;0;[.V30]&lt;0);[.U$12];&quot;&quot;)">
            <text:p/>
          </table:table-cell>
          <table:table-cell table:formula="of:=IF(AND([.V30]&gt;0;[.W30]&lt;0);[.V$12];&quot;&quot;)">
            <text:p/>
          </table:table-cell>
          <table:table-cell table:formula="of:=IF(AND([.W30]&gt;0;[.X30]&lt;0);[.W$12];&quot;&quot;)">
            <text:p/>
          </table:table-cell>
          <table:table-cell table:style-name="ce8" table:formula="of:=IF(AND([.X30]&gt;0;[.Y30]&lt;0);[.X$12];&quot;&quot;)">
            <text:p/>
          </table:table-cell>
          <table:table-cell table:style-name="ce8" table:formula="of:=IF(AND([.Y30]&gt;0;[.Z30]&lt;0);[.Y$12];&quot;&quot;)" office:value-type="float" office:value="169" calcext:value-type="float">
            <text:p>169</text:p>
          </table:table-cell>
          <table:table-cell table:style-name="ce8" table:formula="of:=IF(AND([.Z30]&gt;0;[.AA30]&lt;0);[.Z$12];&quot;&quot;)">
            <text:p/>
          </table:table-cell>
          <table:table-cell table:style-name="ce8" table:formula="of:=IF(AND([.AA30]&gt;0;[.AB30]&lt;0);[.AA$12];&quot;&quot;)">
            <text:p/>
          </table:table-cell>
          <table:table-cell table:formula="of:=IF(AND([.AB30]&gt;0;[.AC30]&lt;0);[.AB$12];&quot;&quot;)">
            <text:p/>
          </table:table-cell>
          <table:table-cell table:style-name="ce8" table:formula="of:=IF(AND([.AC30]&gt;0;[.AD30]&lt;0);[.AC$12];&quot;&quot;)">
            <text:p/>
          </table:table-cell>
          <table:table-cell table:formula="of:=IF(AND([.AD30]&gt;0;[.AE30]&lt;0);[.AD$12];&quot;&quot;)">
            <text:p/>
          </table:table-cell>
          <table:table-cell table:formula="of:=IF(AND([.AE30]&gt;0;[.AF30]&lt;0);[.AE$12];&quot;&quot;)">
            <text:p/>
          </table:table-cell>
          <table:table-cell table:formula="of:=IF(AND([.AF30]&gt;0;[.AG30]&lt;0);[.AF$12];&quot;&quot;)">
            <text:p/>
          </table:table-cell>
          <table:table-cell table:formula="of:=IF(AND([.AG30]&gt;0;[.AH30]&lt;0);[.AG$12];&quot;&quot;)">
            <text:p/>
          </table:table-cell>
          <table:table-cell table:style-name="ce8" table:formula="of:=IF(AND([.AH30]&gt;0;[.AI30]&lt;0);[.AH$12];&quot;&quot;)">
            <text:p/>
          </table:table-cell>
          <table:table-cell table:formula="of:=IF(AND([.AI30]&gt;0;[.AJ30]&lt;0);[.AI$12];&quot;&quot;)">
            <text:p/>
          </table:table-cell>
          <table:table-cell table:style-name="ce8" table:formula="of:=IF(AND([.AJ30]&gt;0;[.AK30]&lt;0);[.AJ$12];&quot;&quot;)">
            <text:p/>
          </table:table-cell>
          <table:table-cell table:formula="of:=IF(AND([.AK30]&gt;0;[.AL30]&lt;0);[.AK$12];&quot;&quot;)">
            <text:p/>
          </table:table-cell>
          <table:table-cell table:style-name="ce8" table:formula="of:=IF(AND([.AL30]&gt;0;[.AM30]&lt;0);[.AL$12];&quot;&quot;)">
            <text:p/>
          </table:table-cell>
          <table:table-cell table:style-name="ce8" table:formula="of:=IF(AND([.AM30]&gt;0;[.AN30]&lt;0);[.AM$12];&quot;&quot;)">
            <text:p/>
          </table:table-cell>
          <table:table-cell table:style-name="ce8" table:formula="of:=IF(AND([.AN30]&gt;0;[.AO30]&lt;0);[.AN$12];&quot;&quot;)">
            <text:p/>
          </table:table-cell>
          <table:table-cell table:style-name="ce8" table:formula="of:=IF(AND([.AO30]&gt;0;[.AP30]&lt;0);[.AO$12];&quot;&quot;)">
            <text:p/>
          </table:table-cell>
          <table:table-cell table:formula="of:=IF(AND([.AP30]&gt;0;[.AQ30]&lt;0);[.AP$12];&quot;&quot;)">
            <text:p/>
          </table:table-cell>
          <table:table-cell table:style-name="ce8" table:formula="of:=IF(AND([.AQ30]&gt;0;[.AR30]&lt;0);[.AQ$12];&quot;&quot;)">
            <text:p/>
          </table:table-cell>
          <table:table-cell table:style-name="ce8" table:formula="of:=IF(AND([.AR30]&gt;0;[.AS30]&lt;0);[.AR$12];&quot;&quot;)">
            <text:p/>
          </table:table-cell>
          <table:table-cell table:formula="of:=IF(AND([.AS30]&gt;0;[.AT30]&lt;0);[.AS$12];&quot;&quot;)">
            <text:p/>
          </table:table-cell>
          <table:table-cell table:formula="of:=IF(AND([.AT30]&gt;0;[.AU30]&lt;0);[.AT$12];&quot;&quot;)">
            <text:p/>
          </table:table-cell>
          <table:table-cell table:formula="of:=IF(AND([.AU30]&gt;0;[.AV30]&lt;0);[.AU$12];&quot;&quot;)">
            <text:p/>
          </table:table-cell>
          <table:table-cell table:formula="of:=IF(AND([.AV30]&gt;0;[.AW30]&lt;0);[.AV$12];&quot;&quot;)">
            <text:p/>
          </table:table-cell>
          <table:table-cell table:formula="of:=IF(AND([.AW30]&gt;0;[.AX30]&lt;0);[.AW$12];&quot;&quot;)">
            <text:p/>
          </table:table-cell>
          <table:table-cell table:formula="of:=IF(AND([.AX30]&gt;0;[.AY30]&lt;0);[.AX$12];&quot;&quot;)">
            <text:p/>
          </table:table-cell>
          <table:table-cell table:formula="of:=IF(AND([.AY30]&gt;0;[.AZ30]&lt;0);[.AY$12];&quot;&quot;)">
            <text:p/>
          </table:table-cell>
          <table:table-cell table:formula="of:=IF(AND([.AZ30]&gt;0;[.BA30]&lt;0);[.AZ$12];&quot;&quot;)">
            <text:p/>
          </table:table-cell>
          <table:table-cell table:formula="of:=IF(AND([.BA30]&gt;0;[.BB30]&lt;0);[.BA$12];&quot;&quot;)">
            <text:p/>
          </table:table-cell>
          <table:table-cell table:formula="of:=IF(AND([.BB30]&gt;0;[.BC30]&lt;0);[.BB$12];&quot;&quot;)">
            <text:p/>
          </table:table-cell>
          <table:table-cell table:formula="of:=IF(AND([.BC30]&gt;0;[.BD30]&lt;0);[.BC$12];&quot;&quot;)">
            <text:p/>
          </table:table-cell>
          <table:table-cell table:formula="of:=IF(AND([.BD30]&gt;0;[.BE30]&lt;0);[.BD$12];&quot;&quot;)">
            <text:p/>
          </table:table-cell>
          <table:table-cell table:formula="of:=IF(AND([.BE30]&gt;0;[.BF30]&lt;0);[.BE$12];&quot;&quot;)">
            <text:p/>
          </table:table-cell>
          <table:table-cell table:formula="of:=IF(AND([.BF30]&gt;0;[.BG30]&lt;0);[.BF$12];&quot;&quot;)">
            <text:p/>
          </table:table-cell>
          <table:table-cell table:formula="of:=IF(AND([.BG30]&gt;0;[.BH30]&lt;0);[.BG$12];&quot;&quot;)">
            <text:p/>
          </table:table-cell>
          <table:table-cell table:formula="of:=IF(AND([.BH30]&gt;0;[.BI30]&lt;0);[.BH$12];&quot;&quot;)">
            <text:p/>
          </table:table-cell>
          <table:table-cell table:formula="of:=IF(AND([.BI30]&gt;0;[.BJ30]&lt;0);[.BI$12];&quot;&quot;)">
            <text:p/>
          </table:table-cell>
          <table:table-cell table:formula="of:=IF(AND([.BJ30]&gt;0;[.BK30]&lt;0);[.BJ$12];&quot;&quot;)">
            <text:p/>
          </table:table-cell>
          <table:table-cell table:formula="of:=IF(AND([.BK30]&gt;0;[.BL30]&lt;0);[.BK$12];&quot;&quot;)">
            <text:p/>
          </table:table-cell>
          <table:table-cell table:formula="of:=IF(AND([.BL30]&gt;0;[.BM30]&lt;0);[.BL$12];&quot;&quot;)">
            <text:p/>
          </table:table-cell>
          <table:table-cell table:formula="of:=IF(AND([.BM30]&gt;0;[.BN30]&lt;0);[.BM$12];&quot;&quot;)">
            <text:p/>
          </table:table-cell>
          <table:table-cell table:formula="of:=IF(AND([.BN30]&gt;0;[.BO30]&lt;0);[.BN$12];&quot;&quot;)">
            <text:p/>
          </table:table-cell>
          <table:table-cell table:formula="of:=IF(AND([.BO30]&gt;0;[.BP30]&lt;0);[.BO$12];&quot;&quot;)">
            <text:p/>
          </table:table-cell>
          <table:table-cell table:formula="of:=IF(AND([.BP30]&gt;0;[.BQ30]&lt;0);[.BP$12];&quot;&quot;)">
            <text:p/>
          </table:table-cell>
          <table:table-cell table:formula="of:=IF(AND([.BQ30]&gt;0;[.BR30]&lt;0);[.BQ$12];&quot;&quot;)">
            <text:p/>
          </table:table-cell>
          <table:table-cell table:formula="of:=IF(AND([.BR30]&gt;0;[.BS30]&lt;0);[.BR$12];&quot;&quot;)">
            <text:p/>
          </table:table-cell>
          <table:table-cell table:formula="of:=IF(AND([.BS30]&gt;0;[.BT30]&lt;0);[.BS$12];&quot;&quot;)">
            <text:p/>
          </table:table-cell>
          <table:table-cell table:formula="of:=IF(AND([.BT30]&gt;0;[.BU30]&lt;0);[.BT$12];&quot;&quot;)">
            <text:p/>
          </table:table-cell>
          <table:table-cell table:formula="of:=IF(AND([.BU30]&gt;0;[.BV30]&lt;0);[.BU$12];&quot;&quot;)">
            <text:p/>
          </table:table-cell>
          <table:table-cell table:formula="of:=IF(AND([.BV30]&gt;0;[.BW30]&lt;0);[.BV$12];&quot;&quot;)">
            <text:p/>
          </table:table-cell>
          <table:table-cell table:formula="of:=IF(AND([.BW30]&gt;0;[.BX30]&lt;0);[.BW$12];&quot;&quot;)">
            <text:p/>
          </table:table-cell>
          <table:table-cell table:formula="of:=IF(AND([.BX30]&gt;0;[.BY30]&lt;0);[.BX$12];&quot;&quot;)">
            <text:p/>
          </table:table-cell>
          <table:table-cell table:formula="of:=IF(AND([.BY30]&gt;0;[.BZ30]&lt;0);[.BY$12];&quot;&quot;)">
            <text:p/>
          </table:table-cell>
          <table:table-cell table:formula="of:=IF(AND([.BZ30]&gt;0;[.CA30]&lt;0);[.BZ$12];&quot;&quot;)">
            <text:p/>
          </table:table-cell>
          <table:table-cell table:formula="of:=IF(AND([.CA30]&gt;0;[.CB30]&lt;0);[.CA$12];&quot;&quot;)">
            <text:p/>
          </table:table-cell>
          <table:table-cell table:formula="of:=IF(AND([.CB30]&gt;0;[.CC30]&lt;0);[.CB$12];&quot;&quot;)">
            <text:p/>
          </table:table-cell>
          <table:table-cell table:formula="of:=IF(AND([.CC30]&gt;0;[.CD30]&lt;0);[.CC$12];&quot;&quot;)">
            <text:p/>
          </table:table-cell>
          <table:table-cell table:formula="of:=IF(AND([.CD30]&gt;0;[.CE30]&lt;0);[.CD$12];&quot;&quot;)">
            <text:p/>
          </table:table-cell>
          <table:table-cell table:formula="of:=IF(AND([.CE30]&gt;0;[.CF30]&lt;0);[.CE$12];&quot;&quot;)">
            <text:p/>
          </table:table-cell>
          <table:table-cell table:formula="of:=IF(AND([.CF30]&gt;0;[.CG30]&lt;0);[.CF$12];&quot;&quot;)">
            <text:p/>
          </table:table-cell>
          <table:table-cell table:formula="of:=IF(AND([.CG30]&gt;0;[.CH30]&lt;0);[.CG$12];&quot;&quot;)">
            <text:p/>
          </table:table-cell>
          <table:table-cell table:formula="of:=IF(AND([.CH30]&gt;0;[.CI30]&lt;0);[.CH$12];&quot;&quot;)">
            <text:p/>
          </table:table-cell>
          <table:table-cell table:formula="of:=IF(AND([.CI30]&gt;0;[.CJ30]&lt;0);[.CI$12];&quot;&quot;)">
            <text:p/>
          </table:table-cell>
          <table:table-cell table:formula="of:=IF(AND([.CJ30]&gt;0;[.CK30]&lt;0);[.CJ$12];&quot;&quot;)">
            <text:p/>
          </table:table-cell>
          <table:table-cell table:formula="of:=IF(AND([.CK30]&gt;0;[.CL30]&lt;0);[.CK$12];&quot;&quot;)">
            <text:p/>
          </table:table-cell>
          <table:table-cell table:formula="of:=IF(AND([.CL30]&gt;0;[.CM30]&lt;0);[.CL$12];&quot;&quot;)">
            <text:p/>
          </table:table-cell>
          <table:table-cell table:formula="of:=IF(AND([.CM30]&gt;0;[.CN30]&lt;0);[.CM$12];&quot;&quot;)">
            <text:p/>
          </table:table-cell>
          <table:table-cell table:formula="of:=IF(AND([.CN30]&gt;0;[.CO30]&lt;0);[.CN$12];&quot;&quot;)">
            <text:p/>
          </table:table-cell>
          <table:table-cell table:formula="of:=IF(AND([.CO30]&gt;0;[.CP30]&lt;0);[.CO$12];&quot;&quot;)">
            <text:p/>
          </table:table-cell>
          <table:table-cell table:formula="of:=IF(AND([.CP30]&gt;0;[.CQ30]&lt;0);[.CP$12];&quot;&quot;)">
            <text:p/>
          </table:table-cell>
          <table:table-cell table:formula="of:=IF(AND([.CQ30]&gt;0;[.CR30]&lt;0);[.CQ$12];&quot;&quot;)">
            <text:p/>
          </table:table-cell>
        </table:table-row>
        <table:table-row table:style-name="ro1">
          <table:table-cell table:style-name="ce1" table:formula="of:=[.A31]" office:value-type="float" office:value="0.17" calcext:value-type="float">
            <text:p>0,17</text:p>
          </table:table-cell>
          <table:table-cell table:style-name="ce4" table:formula="of:=[.A54]*1/0.21" office:value-type="float" office:value="0.80952380952381" calcext:value-type="float">
            <text:p>0,810</text:p>
          </table:table-cell>
          <table:table-cell table:style-name="ce1" table:formula="of:=MAX([.E54:.CQ54])" office:value-type="float" office:value="165" calcext:value-type="float">
            <text:p>165</text:p>
          </table:table-cell>
          <table:table-cell table:style-name="ce1" table:formula="of:=[.C54]-[.D$36]" office:value-type="float" office:value="-61" calcext:value-type="float">
            <text:p>-61</text:p>
          </table:table-cell>
          <table:table-cell table:formula="of:=IF(AND([.E31]&gt;0;[.F31]&lt;0);[.E$12];&quot;&quot;)">
            <text:p/>
          </table:table-cell>
          <table:table-cell table:formula="of:=IF(AND([.F31]&gt;0;[.G31]&lt;0);[.F$12];&quot;&quot;)">
            <text:p/>
          </table:table-cell>
          <table:table-cell table:formula="of:=IF(AND([.G31]&gt;0;[.H31]&lt;0);[.G$12];&quot;&quot;)">
            <text:p/>
          </table:table-cell>
          <table:table-cell table:formula="of:=IF(AND([.H31]&gt;0;[.I31]&lt;0);[.H$12];&quot;&quot;)">
            <text:p/>
          </table:table-cell>
          <table:table-cell table:formula="of:=IF(AND([.I31]&gt;0;[.J31]&lt;0);[.I$12];&quot;&quot;)">
            <text:p/>
          </table:table-cell>
          <table:table-cell table:formula="of:=IF(AND([.J31]&gt;0;[.K31]&lt;0);[.J$12];&quot;&quot;)">
            <text:p/>
          </table:table-cell>
          <table:table-cell table:formula="of:=IF(AND([.K31]&gt;0;[.L31]&lt;0);[.K$12];&quot;&quot;)">
            <text:p/>
          </table:table-cell>
          <table:table-cell table:formula="of:=IF(AND([.L31]&gt;0;[.M31]&lt;0);[.L$12];&quot;&quot;)">
            <text:p/>
          </table:table-cell>
          <table:table-cell table:formula="of:=IF(AND([.M31]&gt;0;[.N31]&lt;0);[.M$12];&quot;&quot;)">
            <text:p/>
          </table:table-cell>
          <table:table-cell table:formula="of:=IF(AND([.N31]&gt;0;[.O31]&lt;0);[.N$12];&quot;&quot;)">
            <text:p/>
          </table:table-cell>
          <table:table-cell table:formula="of:=IF(AND([.O31]&gt;0;[.P31]&lt;0);[.O$12];&quot;&quot;)">
            <text:p/>
          </table:table-cell>
          <table:table-cell table:formula="of:=IF(AND([.P31]&gt;0;[.Q31]&lt;0);[.P$12];&quot;&quot;)">
            <text:p/>
          </table:table-cell>
          <table:table-cell table:formula="of:=IF(AND([.Q31]&gt;0;[.R31]&lt;0);[.Q$12];&quot;&quot;)">
            <text:p/>
          </table:table-cell>
          <table:table-cell table:formula="of:=IF(AND([.R31]&gt;0;[.S31]&lt;0);[.R$12];&quot;&quot;)">
            <text:p/>
          </table:table-cell>
          <table:table-cell table:formula="of:=IF(AND([.S31]&gt;0;[.T31]&lt;0);[.S$12];&quot;&quot;)">
            <text:p/>
          </table:table-cell>
          <table:table-cell table:style-name="ce8" table:formula="of:=IF(AND([.T31]&gt;0;[.U31]&lt;0);[.T$12];&quot;&quot;)">
            <text:p/>
          </table:table-cell>
          <table:table-cell table:style-name="ce8" table:formula="of:=IF(AND([.U31]&gt;0;[.V31]&lt;0);[.U$12];&quot;&quot;)" office:value-type="float" office:value="165" calcext:value-type="float">
            <text:p>165</text:p>
          </table:table-cell>
          <table:table-cell table:style-name="ce8" table:formula="of:=IF(AND([.V31]&gt;0;[.W31]&lt;0);[.V$12];&quot;&quot;)">
            <text:p/>
          </table:table-cell>
          <table:table-cell table:style-name="ce8" table:formula="of:=IF(AND([.W31]&gt;0;[.X31]&lt;0);[.W$12];&quot;&quot;)">
            <text:p/>
          </table:table-cell>
          <table:table-cell table:formula="of:=IF(AND([.X31]&gt;0;[.Y31]&lt;0);[.X$12];&quot;&quot;)">
            <text:p/>
          </table:table-cell>
          <table:table-cell table:style-name="ce8" table:formula="of:=IF(AND([.Y31]&gt;0;[.Z31]&lt;0);[.Y$12];&quot;&quot;)">
            <text:p/>
          </table:table-cell>
          <table:table-cell table:formula="of:=IF(AND([.Z31]&gt;0;[.AA31]&lt;0);[.Z$12];&quot;&quot;)">
            <text:p/>
          </table:table-cell>
          <table:table-cell table:formula="of:=IF(AND([.AA31]&gt;0;[.AB31]&lt;0);[.AA$12];&quot;&quot;)">
            <text:p/>
          </table:table-cell>
          <table:table-cell table:formula="of:=IF(AND([.AB31]&gt;0;[.AC31]&lt;0);[.AB$12];&quot;&quot;)">
            <text:p/>
          </table:table-cell>
          <table:table-cell table:formula="of:=IF(AND([.AC31]&gt;0;[.AD31]&lt;0);[.AC$12];&quot;&quot;)">
            <text:p/>
          </table:table-cell>
          <table:table-cell table:style-name="ce8" table:formula="of:=IF(AND([.AD31]&gt;0;[.AE31]&lt;0);[.AD$12];&quot;&quot;)">
            <text:p/>
          </table:table-cell>
          <table:table-cell table:formula="of:=IF(AND([.AE31]&gt;0;[.AF31]&lt;0);[.AE$12];&quot;&quot;)">
            <text:p/>
          </table:table-cell>
          <table:table-cell table:style-name="ce8" table:formula="of:=IF(AND([.AF31]&gt;0;[.AG31]&lt;0);[.AF$12];&quot;&quot;)">
            <text:p/>
          </table:table-cell>
          <table:table-cell table:formula="of:=IF(AND([.AG31]&gt;0;[.AH31]&lt;0);[.AG$12];&quot;&quot;)">
            <text:p/>
          </table:table-cell>
          <table:table-cell table:style-name="ce8" table:formula="of:=IF(AND([.AH31]&gt;0;[.AI31]&lt;0);[.AH$12];&quot;&quot;)">
            <text:p/>
          </table:table-cell>
          <table:table-cell table:style-name="ce8" table:formula="of:=IF(AND([.AI31]&gt;0;[.AJ31]&lt;0);[.AI$12];&quot;&quot;)">
            <text:p/>
          </table:table-cell>
          <table:table-cell table:style-name="ce8" table:formula="of:=IF(AND([.AJ31]&gt;0;[.AK31]&lt;0);[.AJ$12];&quot;&quot;)">
            <text:p/>
          </table:table-cell>
          <table:table-cell table:style-name="ce8" table:formula="of:=IF(AND([.AK31]&gt;0;[.AL31]&lt;0);[.AK$12];&quot;&quot;)">
            <text:p/>
          </table:table-cell>
          <table:table-cell table:formula="of:=IF(AND([.AL31]&gt;0;[.AM31]&lt;0);[.AL$12];&quot;&quot;)">
            <text:p/>
          </table:table-cell>
          <table:table-cell table:style-name="ce8" table:formula="of:=IF(AND([.AM31]&gt;0;[.AN31]&lt;0);[.AM$12];&quot;&quot;)">
            <text:p/>
          </table:table-cell>
          <table:table-cell table:style-name="ce8" table:formula="of:=IF(AND([.AN31]&gt;0;[.AO31]&lt;0);[.AN$12];&quot;&quot;)">
            <text:p/>
          </table:table-cell>
          <table:table-cell table:formula="of:=IF(AND([.AO31]&gt;0;[.AP31]&lt;0);[.AO$12];&quot;&quot;)">
            <text:p/>
          </table:table-cell>
          <table:table-cell table:formula="of:=IF(AND([.AP31]&gt;0;[.AQ31]&lt;0);[.AP$12];&quot;&quot;)">
            <text:p/>
          </table:table-cell>
          <table:table-cell table:formula="of:=IF(AND([.AQ31]&gt;0;[.AR31]&lt;0);[.AQ$12];&quot;&quot;)">
            <text:p/>
          </table:table-cell>
          <table:table-cell table:formula="of:=IF(AND([.AR31]&gt;0;[.AS31]&lt;0);[.AR$12];&quot;&quot;)">
            <text:p/>
          </table:table-cell>
          <table:table-cell table:formula="of:=IF(AND([.AS31]&gt;0;[.AT31]&lt;0);[.AS$12];&quot;&quot;)">
            <text:p/>
          </table:table-cell>
          <table:table-cell table:formula="of:=IF(AND([.AT31]&gt;0;[.AU31]&lt;0);[.AT$12];&quot;&quot;)">
            <text:p/>
          </table:table-cell>
          <table:table-cell table:formula="of:=IF(AND([.AU31]&gt;0;[.AV31]&lt;0);[.AU$12];&quot;&quot;)">
            <text:p/>
          </table:table-cell>
          <table:table-cell table:formula="of:=IF(AND([.AV31]&gt;0;[.AW31]&lt;0);[.AV$12];&quot;&quot;)">
            <text:p/>
          </table:table-cell>
          <table:table-cell table:formula="of:=IF(AND([.AW31]&gt;0;[.AX31]&lt;0);[.AW$12];&quot;&quot;)">
            <text:p/>
          </table:table-cell>
          <table:table-cell table:formula="of:=IF(AND([.AX31]&gt;0;[.AY31]&lt;0);[.AX$12];&quot;&quot;)">
            <text:p/>
          </table:table-cell>
          <table:table-cell table:formula="of:=IF(AND([.AY31]&gt;0;[.AZ31]&lt;0);[.AY$12];&quot;&quot;)">
            <text:p/>
          </table:table-cell>
          <table:table-cell table:formula="of:=IF(AND([.AZ31]&gt;0;[.BA31]&lt;0);[.AZ$12];&quot;&quot;)">
            <text:p/>
          </table:table-cell>
          <table:table-cell table:formula="of:=IF(AND([.BA31]&gt;0;[.BB31]&lt;0);[.BA$12];&quot;&quot;)">
            <text:p/>
          </table:table-cell>
          <table:table-cell table:formula="of:=IF(AND([.BB31]&gt;0;[.BC31]&lt;0);[.BB$12];&quot;&quot;)">
            <text:p/>
          </table:table-cell>
          <table:table-cell table:formula="of:=IF(AND([.BC31]&gt;0;[.BD31]&lt;0);[.BC$12];&quot;&quot;)">
            <text:p/>
          </table:table-cell>
          <table:table-cell table:formula="of:=IF(AND([.BD31]&gt;0;[.BE31]&lt;0);[.BD$12];&quot;&quot;)">
            <text:p/>
          </table:table-cell>
          <table:table-cell table:formula="of:=IF(AND([.BE31]&gt;0;[.BF31]&lt;0);[.BE$12];&quot;&quot;)">
            <text:p/>
          </table:table-cell>
          <table:table-cell table:formula="of:=IF(AND([.BF31]&gt;0;[.BG31]&lt;0);[.BF$12];&quot;&quot;)">
            <text:p/>
          </table:table-cell>
          <table:table-cell table:formula="of:=IF(AND([.BG31]&gt;0;[.BH31]&lt;0);[.BG$12];&quot;&quot;)">
            <text:p/>
          </table:table-cell>
          <table:table-cell table:formula="of:=IF(AND([.BH31]&gt;0;[.BI31]&lt;0);[.BH$12];&quot;&quot;)">
            <text:p/>
          </table:table-cell>
          <table:table-cell table:formula="of:=IF(AND([.BI31]&gt;0;[.BJ31]&lt;0);[.BI$12];&quot;&quot;)">
            <text:p/>
          </table:table-cell>
          <table:table-cell table:formula="of:=IF(AND([.BJ31]&gt;0;[.BK31]&lt;0);[.BJ$12];&quot;&quot;)">
            <text:p/>
          </table:table-cell>
          <table:table-cell table:formula="of:=IF(AND([.BK31]&gt;0;[.BL31]&lt;0);[.BK$12];&quot;&quot;)">
            <text:p/>
          </table:table-cell>
          <table:table-cell table:formula="of:=IF(AND([.BL31]&gt;0;[.BM31]&lt;0);[.BL$12];&quot;&quot;)">
            <text:p/>
          </table:table-cell>
          <table:table-cell table:formula="of:=IF(AND([.BM31]&gt;0;[.BN31]&lt;0);[.BM$12];&quot;&quot;)">
            <text:p/>
          </table:table-cell>
          <table:table-cell table:formula="of:=IF(AND([.BN31]&gt;0;[.BO31]&lt;0);[.BN$12];&quot;&quot;)">
            <text:p/>
          </table:table-cell>
          <table:table-cell table:formula="of:=IF(AND([.BO31]&gt;0;[.BP31]&lt;0);[.BO$12];&quot;&quot;)">
            <text:p/>
          </table:table-cell>
          <table:table-cell table:formula="of:=IF(AND([.BP31]&gt;0;[.BQ31]&lt;0);[.BP$12];&quot;&quot;)">
            <text:p/>
          </table:table-cell>
          <table:table-cell table:formula="of:=IF(AND([.BQ31]&gt;0;[.BR31]&lt;0);[.BQ$12];&quot;&quot;)">
            <text:p/>
          </table:table-cell>
          <table:table-cell table:formula="of:=IF(AND([.BR31]&gt;0;[.BS31]&lt;0);[.BR$12];&quot;&quot;)">
            <text:p/>
          </table:table-cell>
          <table:table-cell table:formula="of:=IF(AND([.BS31]&gt;0;[.BT31]&lt;0);[.BS$12];&quot;&quot;)">
            <text:p/>
          </table:table-cell>
          <table:table-cell table:formula="of:=IF(AND([.BT31]&gt;0;[.BU31]&lt;0);[.BT$12];&quot;&quot;)">
            <text:p/>
          </table:table-cell>
          <table:table-cell table:formula="of:=IF(AND([.BU31]&gt;0;[.BV31]&lt;0);[.BU$12];&quot;&quot;)">
            <text:p/>
          </table:table-cell>
          <table:table-cell table:formula="of:=IF(AND([.BV31]&gt;0;[.BW31]&lt;0);[.BV$12];&quot;&quot;)">
            <text:p/>
          </table:table-cell>
          <table:table-cell table:formula="of:=IF(AND([.BW31]&gt;0;[.BX31]&lt;0);[.BW$12];&quot;&quot;)">
            <text:p/>
          </table:table-cell>
          <table:table-cell table:formula="of:=IF(AND([.BX31]&gt;0;[.BY31]&lt;0);[.BX$12];&quot;&quot;)">
            <text:p/>
          </table:table-cell>
          <table:table-cell table:formula="of:=IF(AND([.BY31]&gt;0;[.BZ31]&lt;0);[.BY$12];&quot;&quot;)">
            <text:p/>
          </table:table-cell>
          <table:table-cell table:formula="of:=IF(AND([.BZ31]&gt;0;[.CA31]&lt;0);[.BZ$12];&quot;&quot;)">
            <text:p/>
          </table:table-cell>
          <table:table-cell table:formula="of:=IF(AND([.CA31]&gt;0;[.CB31]&lt;0);[.CA$12];&quot;&quot;)">
            <text:p/>
          </table:table-cell>
          <table:table-cell table:formula="of:=IF(AND([.CB31]&gt;0;[.CC31]&lt;0);[.CB$12];&quot;&quot;)">
            <text:p/>
          </table:table-cell>
          <table:table-cell table:formula="of:=IF(AND([.CC31]&gt;0;[.CD31]&lt;0);[.CC$12];&quot;&quot;)">
            <text:p/>
          </table:table-cell>
          <table:table-cell table:formula="of:=IF(AND([.CD31]&gt;0;[.CE31]&lt;0);[.CD$12];&quot;&quot;)">
            <text:p/>
          </table:table-cell>
          <table:table-cell table:formula="of:=IF(AND([.CE31]&gt;0;[.CF31]&lt;0);[.CE$12];&quot;&quot;)">
            <text:p/>
          </table:table-cell>
          <table:table-cell table:formula="of:=IF(AND([.CF31]&gt;0;[.CG31]&lt;0);[.CF$12];&quot;&quot;)">
            <text:p/>
          </table:table-cell>
          <table:table-cell table:formula="of:=IF(AND([.CG31]&gt;0;[.CH31]&lt;0);[.CG$12];&quot;&quot;)">
            <text:p/>
          </table:table-cell>
          <table:table-cell table:formula="of:=IF(AND([.CH31]&gt;0;[.CI31]&lt;0);[.CH$12];&quot;&quot;)">
            <text:p/>
          </table:table-cell>
          <table:table-cell table:formula="of:=IF(AND([.CI31]&gt;0;[.CJ31]&lt;0);[.CI$12];&quot;&quot;)">
            <text:p/>
          </table:table-cell>
          <table:table-cell table:formula="of:=IF(AND([.CJ31]&gt;0;[.CK31]&lt;0);[.CJ$12];&quot;&quot;)">
            <text:p/>
          </table:table-cell>
          <table:table-cell table:formula="of:=IF(AND([.CK31]&gt;0;[.CL31]&lt;0);[.CK$12];&quot;&quot;)">
            <text:p/>
          </table:table-cell>
          <table:table-cell table:formula="of:=IF(AND([.CL31]&gt;0;[.CM31]&lt;0);[.CL$12];&quot;&quot;)">
            <text:p/>
          </table:table-cell>
          <table:table-cell table:formula="of:=IF(AND([.CM31]&gt;0;[.CN31]&lt;0);[.CM$12];&quot;&quot;)">
            <text:p/>
          </table:table-cell>
          <table:table-cell table:formula="of:=IF(AND([.CN31]&gt;0;[.CO31]&lt;0);[.CN$12];&quot;&quot;)">
            <text:p/>
          </table:table-cell>
          <table:table-cell table:formula="of:=IF(AND([.CO31]&gt;0;[.CP31]&lt;0);[.CO$12];&quot;&quot;)">
            <text:p/>
          </table:table-cell>
          <table:table-cell table:formula="of:=IF(AND([.CP31]&gt;0;[.CQ31]&lt;0);[.CP$12];&quot;&quot;)">
            <text:p/>
          </table:table-cell>
          <table:table-cell table:formula="of:=IF(AND([.CQ31]&gt;0;[.CR31]&lt;0);[.CQ$12];&quot;&quot;)">
            <text:p/>
          </table:table-cell>
        </table:table-row>
        <table:table-row table:style-name="ro1">
          <table:table-cell table:style-name="ce1" table:formula="of:=[.A32]" office:value-type="float" office:value="0.18" calcext:value-type="float">
            <text:p>0,18</text:p>
          </table:table-cell>
          <table:table-cell table:style-name="ce4" table:formula="of:=[.A55]*1/0.21" office:value-type="float" office:value="0.857142857142857" calcext:value-type="float">
            <text:p>0,857</text:p>
          </table:table-cell>
          <table:table-cell table:style-name="ce1" table:formula="of:=MAX([.E55:.CQ55])" office:value-type="float" office:value="161" calcext:value-type="float">
            <text:p>161</text:p>
          </table:table-cell>
          <table:table-cell table:style-name="ce1" table:formula="of:=[.C55]-[.D$36]" office:value-type="float" office:value="-65" calcext:value-type="float">
            <text:p>-65</text:p>
          </table:table-cell>
          <table:table-cell table:formula="of:=IF(AND([.E32]&gt;0;[.F32]&lt;0);[.E$12];&quot;&quot;)">
            <text:p/>
          </table:table-cell>
          <table:table-cell table:formula="of:=IF(AND([.F32]&gt;0;[.G32]&lt;0);[.F$12];&quot;&quot;)">
            <text:p/>
          </table:table-cell>
          <table:table-cell table:formula="of:=IF(AND([.G32]&gt;0;[.H32]&lt;0);[.G$12];&quot;&quot;)">
            <text:p/>
          </table:table-cell>
          <table:table-cell table:formula="of:=IF(AND([.H32]&gt;0;[.I32]&lt;0);[.H$12];&quot;&quot;)">
            <text:p/>
          </table:table-cell>
          <table:table-cell table:formula="of:=IF(AND([.I32]&gt;0;[.J32]&lt;0);[.I$12];&quot;&quot;)">
            <text:p/>
          </table:table-cell>
          <table:table-cell table:formula="of:=IF(AND([.J32]&gt;0;[.K32]&lt;0);[.J$12];&quot;&quot;)">
            <text:p/>
          </table:table-cell>
          <table:table-cell table:formula="of:=IF(AND([.K32]&gt;0;[.L32]&lt;0);[.K$12];&quot;&quot;)">
            <text:p/>
          </table:table-cell>
          <table:table-cell table:formula="of:=IF(AND([.L32]&gt;0;[.M32]&lt;0);[.L$12];&quot;&quot;)">
            <text:p/>
          </table:table-cell>
          <table:table-cell table:formula="of:=IF(AND([.M32]&gt;0;[.N32]&lt;0);[.M$12];&quot;&quot;)">
            <text:p/>
          </table:table-cell>
          <table:table-cell table:formula="of:=IF(AND([.N32]&gt;0;[.O32]&lt;0);[.N$12];&quot;&quot;)">
            <text:p/>
          </table:table-cell>
          <table:table-cell table:formula="of:=IF(AND([.O32]&gt;0;[.P32]&lt;0);[.O$12];&quot;&quot;)">
            <text:p/>
          </table:table-cell>
          <table:table-cell table:style-name="ce8" table:formula="of:=IF(AND([.P32]&gt;0;[.Q32]&lt;0);[.P$12];&quot;&quot;)">
            <text:p/>
          </table:table-cell>
          <table:table-cell table:style-name="ce8" table:formula="of:=IF(AND([.Q32]&gt;0;[.R32]&lt;0);[.Q$12];&quot;&quot;)" office:value-type="float" office:value="161" calcext:value-type="float">
            <text:p>161</text:p>
          </table:table-cell>
          <table:table-cell table:style-name="ce8" table:formula="of:=IF(AND([.R32]&gt;0;[.S32]&lt;0);[.R$12];&quot;&quot;)">
            <text:p/>
          </table:table-cell>
          <table:table-cell table:style-name="ce8" table:formula="of:=IF(AND([.S32]&gt;0;[.T32]&lt;0);[.S$12];&quot;&quot;)">
            <text:p/>
          </table:table-cell>
          <table:table-cell table:formula="of:=IF(AND([.T32]&gt;0;[.U32]&lt;0);[.T$12];&quot;&quot;)">
            <text:p/>
          </table:table-cell>
          <table:table-cell table:style-name="ce8" table:formula="of:=IF(AND([.U32]&gt;0;[.V32]&lt;0);[.U$12];&quot;&quot;)">
            <text:p/>
          </table:table-cell>
          <table:table-cell table:formula="of:=IF(AND([.V32]&gt;0;[.W32]&lt;0);[.V$12];&quot;&quot;)">
            <text:p/>
          </table:table-cell>
          <table:table-cell table:formula="of:=IF(AND([.W32]&gt;0;[.X32]&lt;0);[.W$12];&quot;&quot;)">
            <text:p/>
          </table:table-cell>
          <table:table-cell table:formula="of:=IF(AND([.X32]&gt;0;[.Y32]&lt;0);[.X$12];&quot;&quot;)">
            <text:p/>
          </table:table-cell>
          <table:table-cell table:formula="of:=IF(AND([.Y32]&gt;0;[.Z32]&lt;0);[.Y$12];&quot;&quot;)">
            <text:p/>
          </table:table-cell>
          <table:table-cell table:style-name="ce8" table:formula="of:=IF(AND([.Z32]&gt;0;[.AA32]&lt;0);[.Z$12];&quot;&quot;)">
            <text:p/>
          </table:table-cell>
          <table:table-cell table:formula="of:=IF(AND([.AA32]&gt;0;[.AB32]&lt;0);[.AA$12];&quot;&quot;)">
            <text:p/>
          </table:table-cell>
          <table:table-cell table:style-name="ce8" table:formula="of:=IF(AND([.AB32]&gt;0;[.AC32]&lt;0);[.AB$12];&quot;&quot;)">
            <text:p/>
          </table:table-cell>
          <table:table-cell table:formula="of:=IF(AND([.AC32]&gt;0;[.AD32]&lt;0);[.AC$12];&quot;&quot;)">
            <text:p/>
          </table:table-cell>
          <table:table-cell table:style-name="ce8" table:formula="of:=IF(AND([.AD32]&gt;0;[.AE32]&lt;0);[.AD$12];&quot;&quot;)">
            <text:p/>
          </table:table-cell>
          <table:table-cell table:style-name="ce8" table:formula="of:=IF(AND([.AE32]&gt;0;[.AF32]&lt;0);[.AE$12];&quot;&quot;)">
            <text:p/>
          </table:table-cell>
          <table:table-cell table:style-name="ce8" table:formula="of:=IF(AND([.AF32]&gt;0;[.AG32]&lt;0);[.AF$12];&quot;&quot;)">
            <text:p/>
          </table:table-cell>
          <table:table-cell table:style-name="ce8" table:formula="of:=IF(AND([.AG32]&gt;0;[.AH32]&lt;0);[.AG$12];&quot;&quot;)">
            <text:p/>
          </table:table-cell>
          <table:table-cell table:formula="of:=IF(AND([.AH32]&gt;0;[.AI32]&lt;0);[.AH$12];&quot;&quot;)">
            <text:p/>
          </table:table-cell>
          <table:table-cell table:style-name="ce8" table:formula="of:=IF(AND([.AI32]&gt;0;[.AJ32]&lt;0);[.AI$12];&quot;&quot;)">
            <text:p/>
          </table:table-cell>
          <table:table-cell table:style-name="ce8" table:formula="of:=IF(AND([.AJ32]&gt;0;[.AK32]&lt;0);[.AJ$12];&quot;&quot;)">
            <text:p/>
          </table:table-cell>
          <table:table-cell table:formula="of:=IF(AND([.AK32]&gt;0;[.AL32]&lt;0);[.AK$12];&quot;&quot;)">
            <text:p/>
          </table:table-cell>
          <table:table-cell table:formula="of:=IF(AND([.AL32]&gt;0;[.AM32]&lt;0);[.AL$12];&quot;&quot;)">
            <text:p/>
          </table:table-cell>
          <table:table-cell table:formula="of:=IF(AND([.AM32]&gt;0;[.AN32]&lt;0);[.AM$12];&quot;&quot;)">
            <text:p/>
          </table:table-cell>
          <table:table-cell table:formula="of:=IF(AND([.AN32]&gt;0;[.AO32]&lt;0);[.AN$12];&quot;&quot;)">
            <text:p/>
          </table:table-cell>
          <table:table-cell table:formula="of:=IF(AND([.AO32]&gt;0;[.AP32]&lt;0);[.AO$12];&quot;&quot;)">
            <text:p/>
          </table:table-cell>
          <table:table-cell table:formula="of:=IF(AND([.AP32]&gt;0;[.AQ32]&lt;0);[.AP$12];&quot;&quot;)">
            <text:p/>
          </table:table-cell>
          <table:table-cell table:formula="of:=IF(AND([.AQ32]&gt;0;[.AR32]&lt;0);[.AQ$12];&quot;&quot;)">
            <text:p/>
          </table:table-cell>
          <table:table-cell table:formula="of:=IF(AND([.AR32]&gt;0;[.AS32]&lt;0);[.AR$12];&quot;&quot;)">
            <text:p/>
          </table:table-cell>
          <table:table-cell table:formula="of:=IF(AND([.AS32]&gt;0;[.AT32]&lt;0);[.AS$12];&quot;&quot;)">
            <text:p/>
          </table:table-cell>
          <table:table-cell table:formula="of:=IF(AND([.AT32]&gt;0;[.AU32]&lt;0);[.AT$12];&quot;&quot;)">
            <text:p/>
          </table:table-cell>
          <table:table-cell table:formula="of:=IF(AND([.AU32]&gt;0;[.AV32]&lt;0);[.AU$12];&quot;&quot;)">
            <text:p/>
          </table:table-cell>
          <table:table-cell table:formula="of:=IF(AND([.AV32]&gt;0;[.AW32]&lt;0);[.AV$12];&quot;&quot;)">
            <text:p/>
          </table:table-cell>
          <table:table-cell table:formula="of:=IF(AND([.AW32]&gt;0;[.AX32]&lt;0);[.AW$12];&quot;&quot;)">
            <text:p/>
          </table:table-cell>
          <table:table-cell table:formula="of:=IF(AND([.AX32]&gt;0;[.AY32]&lt;0);[.AX$12];&quot;&quot;)">
            <text:p/>
          </table:table-cell>
          <table:table-cell table:formula="of:=IF(AND([.AY32]&gt;0;[.AZ32]&lt;0);[.AY$12];&quot;&quot;)">
            <text:p/>
          </table:table-cell>
          <table:table-cell table:formula="of:=IF(AND([.AZ32]&gt;0;[.BA32]&lt;0);[.AZ$12];&quot;&quot;)">
            <text:p/>
          </table:table-cell>
          <table:table-cell table:formula="of:=IF(AND([.BA32]&gt;0;[.BB32]&lt;0);[.BA$12];&quot;&quot;)">
            <text:p/>
          </table:table-cell>
          <table:table-cell table:formula="of:=IF(AND([.BB32]&gt;0;[.BC32]&lt;0);[.BB$12];&quot;&quot;)">
            <text:p/>
          </table:table-cell>
          <table:table-cell table:formula="of:=IF(AND([.BC32]&gt;0;[.BD32]&lt;0);[.BC$12];&quot;&quot;)">
            <text:p/>
          </table:table-cell>
          <table:table-cell table:formula="of:=IF(AND([.BD32]&gt;0;[.BE32]&lt;0);[.BD$12];&quot;&quot;)">
            <text:p/>
          </table:table-cell>
          <table:table-cell table:formula="of:=IF(AND([.BE32]&gt;0;[.BF32]&lt;0);[.BE$12];&quot;&quot;)">
            <text:p/>
          </table:table-cell>
          <table:table-cell table:formula="of:=IF(AND([.BF32]&gt;0;[.BG32]&lt;0);[.BF$12];&quot;&quot;)">
            <text:p/>
          </table:table-cell>
          <table:table-cell table:formula="of:=IF(AND([.BG32]&gt;0;[.BH32]&lt;0);[.BG$12];&quot;&quot;)">
            <text:p/>
          </table:table-cell>
          <table:table-cell table:formula="of:=IF(AND([.BH32]&gt;0;[.BI32]&lt;0);[.BH$12];&quot;&quot;)">
            <text:p/>
          </table:table-cell>
          <table:table-cell table:formula="of:=IF(AND([.BI32]&gt;0;[.BJ32]&lt;0);[.BI$12];&quot;&quot;)">
            <text:p/>
          </table:table-cell>
          <table:table-cell table:formula="of:=IF(AND([.BJ32]&gt;0;[.BK32]&lt;0);[.BJ$12];&quot;&quot;)">
            <text:p/>
          </table:table-cell>
          <table:table-cell table:formula="of:=IF(AND([.BK32]&gt;0;[.BL32]&lt;0);[.BK$12];&quot;&quot;)">
            <text:p/>
          </table:table-cell>
          <table:table-cell table:formula="of:=IF(AND([.BL32]&gt;0;[.BM32]&lt;0);[.BL$12];&quot;&quot;)">
            <text:p/>
          </table:table-cell>
          <table:table-cell table:formula="of:=IF(AND([.BM32]&gt;0;[.BN32]&lt;0);[.BM$12];&quot;&quot;)">
            <text:p/>
          </table:table-cell>
          <table:table-cell table:formula="of:=IF(AND([.BN32]&gt;0;[.BO32]&lt;0);[.BN$12];&quot;&quot;)">
            <text:p/>
          </table:table-cell>
          <table:table-cell table:formula="of:=IF(AND([.BO32]&gt;0;[.BP32]&lt;0);[.BO$12];&quot;&quot;)">
            <text:p/>
          </table:table-cell>
          <table:table-cell table:formula="of:=IF(AND([.BP32]&gt;0;[.BQ32]&lt;0);[.BP$12];&quot;&quot;)">
            <text:p/>
          </table:table-cell>
          <table:table-cell table:formula="of:=IF(AND([.BQ32]&gt;0;[.BR32]&lt;0);[.BQ$12];&quot;&quot;)">
            <text:p/>
          </table:table-cell>
          <table:table-cell table:formula="of:=IF(AND([.BR32]&gt;0;[.BS32]&lt;0);[.BR$12];&quot;&quot;)">
            <text:p/>
          </table:table-cell>
          <table:table-cell table:formula="of:=IF(AND([.BS32]&gt;0;[.BT32]&lt;0);[.BS$12];&quot;&quot;)">
            <text:p/>
          </table:table-cell>
          <table:table-cell table:formula="of:=IF(AND([.BT32]&gt;0;[.BU32]&lt;0);[.BT$12];&quot;&quot;)">
            <text:p/>
          </table:table-cell>
          <table:table-cell table:formula="of:=IF(AND([.BU32]&gt;0;[.BV32]&lt;0);[.BU$12];&quot;&quot;)">
            <text:p/>
          </table:table-cell>
          <table:table-cell table:formula="of:=IF(AND([.BV32]&gt;0;[.BW32]&lt;0);[.BV$12];&quot;&quot;)">
            <text:p/>
          </table:table-cell>
          <table:table-cell table:formula="of:=IF(AND([.BW32]&gt;0;[.BX32]&lt;0);[.BW$12];&quot;&quot;)">
            <text:p/>
          </table:table-cell>
          <table:table-cell table:formula="of:=IF(AND([.BX32]&gt;0;[.BY32]&lt;0);[.BX$12];&quot;&quot;)">
            <text:p/>
          </table:table-cell>
          <table:table-cell table:formula="of:=IF(AND([.BY32]&gt;0;[.BZ32]&lt;0);[.BY$12];&quot;&quot;)">
            <text:p/>
          </table:table-cell>
          <table:table-cell table:formula="of:=IF(AND([.BZ32]&gt;0;[.CA32]&lt;0);[.BZ$12];&quot;&quot;)">
            <text:p/>
          </table:table-cell>
          <table:table-cell table:formula="of:=IF(AND([.CA32]&gt;0;[.CB32]&lt;0);[.CA$12];&quot;&quot;)">
            <text:p/>
          </table:table-cell>
          <table:table-cell table:formula="of:=IF(AND([.CB32]&gt;0;[.CC32]&lt;0);[.CB$12];&quot;&quot;)">
            <text:p/>
          </table:table-cell>
          <table:table-cell table:formula="of:=IF(AND([.CC32]&gt;0;[.CD32]&lt;0);[.CC$12];&quot;&quot;)">
            <text:p/>
          </table:table-cell>
          <table:table-cell table:formula="of:=IF(AND([.CD32]&gt;0;[.CE32]&lt;0);[.CD$12];&quot;&quot;)">
            <text:p/>
          </table:table-cell>
          <table:table-cell table:formula="of:=IF(AND([.CE32]&gt;0;[.CF32]&lt;0);[.CE$12];&quot;&quot;)">
            <text:p/>
          </table:table-cell>
          <table:table-cell table:formula="of:=IF(AND([.CF32]&gt;0;[.CG32]&lt;0);[.CF$12];&quot;&quot;)">
            <text:p/>
          </table:table-cell>
          <table:table-cell table:formula="of:=IF(AND([.CG32]&gt;0;[.CH32]&lt;0);[.CG$12];&quot;&quot;)">
            <text:p/>
          </table:table-cell>
          <table:table-cell table:formula="of:=IF(AND([.CH32]&gt;0;[.CI32]&lt;0);[.CH$12];&quot;&quot;)">
            <text:p/>
          </table:table-cell>
          <table:table-cell table:formula="of:=IF(AND([.CI32]&gt;0;[.CJ32]&lt;0);[.CI$12];&quot;&quot;)">
            <text:p/>
          </table:table-cell>
          <table:table-cell table:formula="of:=IF(AND([.CJ32]&gt;0;[.CK32]&lt;0);[.CJ$12];&quot;&quot;)">
            <text:p/>
          </table:table-cell>
          <table:table-cell table:formula="of:=IF(AND([.CK32]&gt;0;[.CL32]&lt;0);[.CK$12];&quot;&quot;)">
            <text:p/>
          </table:table-cell>
          <table:table-cell table:formula="of:=IF(AND([.CL32]&gt;0;[.CM32]&lt;0);[.CL$12];&quot;&quot;)">
            <text:p/>
          </table:table-cell>
          <table:table-cell table:formula="of:=IF(AND([.CM32]&gt;0;[.CN32]&lt;0);[.CM$12];&quot;&quot;)">
            <text:p/>
          </table:table-cell>
          <table:table-cell table:formula="of:=IF(AND([.CN32]&gt;0;[.CO32]&lt;0);[.CN$12];&quot;&quot;)">
            <text:p/>
          </table:table-cell>
          <table:table-cell table:formula="of:=IF(AND([.CO32]&gt;0;[.CP32]&lt;0);[.CO$12];&quot;&quot;)">
            <text:p/>
          </table:table-cell>
          <table:table-cell table:formula="of:=IF(AND([.CP32]&gt;0;[.CQ32]&lt;0);[.CP$12];&quot;&quot;)">
            <text:p/>
          </table:table-cell>
          <table:table-cell table:formula="of:=IF(AND([.CQ32]&gt;0;[.CR32]&lt;0);[.CQ$12];&quot;&quot;)">
            <text:p/>
          </table:table-cell>
        </table:table-row>
        <table:table-row table:style-name="ro1">
          <table:table-cell table:style-name="ce1" table:formula="of:=[.A33]" office:value-type="float" office:value="0.19" calcext:value-type="float">
            <text:p>0,19</text:p>
          </table:table-cell>
          <table:table-cell table:style-name="ce4" table:formula="of:=[.A56]*1/0.21" office:value-type="float" office:value="0.904761904761905" calcext:value-type="float">
            <text:p>0,905</text:p>
          </table:table-cell>
          <table:table-cell table:style-name="ce1" table:formula="of:=MAX([.E56:.CQ56])" office:value-type="float" office:value="157" calcext:value-type="float">
            <text:p>157</text:p>
          </table:table-cell>
          <table:table-cell table:style-name="ce1" table:formula="of:=[.C56]-[.D$36]" office:value-type="float" office:value="-69" calcext:value-type="float">
            <text:p>-69</text:p>
          </table:table-cell>
          <table:table-cell table:formula="of:=IF(AND([.E33]&gt;0;[.F33]&lt;0);[.E$12];&quot;&quot;)">
            <text:p/>
          </table:table-cell>
          <table:table-cell table:formula="of:=IF(AND([.F33]&gt;0;[.G33]&lt;0);[.F$12];&quot;&quot;)">
            <text:p/>
          </table:table-cell>
          <table:table-cell table:formula="of:=IF(AND([.G33]&gt;0;[.H33]&lt;0);[.G$12];&quot;&quot;)">
            <text:p/>
          </table:table-cell>
          <table:table-cell table:formula="of:=IF(AND([.H33]&gt;0;[.I33]&lt;0);[.H$12];&quot;&quot;)">
            <text:p/>
          </table:table-cell>
          <table:table-cell table:formula="of:=IF(AND([.I33]&gt;0;[.J33]&lt;0);[.I$12];&quot;&quot;)">
            <text:p/>
          </table:table-cell>
          <table:table-cell table:formula="of:=IF(AND([.J33]&gt;0;[.K33]&lt;0);[.J$12];&quot;&quot;)">
            <text:p/>
          </table:table-cell>
          <table:table-cell table:formula="of:=IF(AND([.K33]&gt;0;[.L33]&lt;0);[.K$12];&quot;&quot;)">
            <text:p/>
          </table:table-cell>
          <table:table-cell table:style-name="ce8" table:formula="of:=IF(AND([.L33]&gt;0;[.M33]&lt;0);[.L$12];&quot;&quot;)">
            <text:p/>
          </table:table-cell>
          <table:table-cell table:style-name="ce8" table:formula="of:=IF(AND([.M33]&gt;0;[.N33]&lt;0);[.M$12];&quot;&quot;)" office:value-type="float" office:value="157" calcext:value-type="float">
            <text:p>157</text:p>
          </table:table-cell>
          <table:table-cell table:style-name="ce8" table:formula="of:=IF(AND([.N33]&gt;0;[.O33]&lt;0);[.N$12];&quot;&quot;)">
            <text:p/>
          </table:table-cell>
          <table:table-cell table:style-name="ce8" table:formula="of:=IF(AND([.O33]&gt;0;[.P33]&lt;0);[.O$12];&quot;&quot;)">
            <text:p/>
          </table:table-cell>
          <table:table-cell table:formula="of:=IF(AND([.P33]&gt;0;[.Q33]&lt;0);[.P$12];&quot;&quot;)">
            <text:p/>
          </table:table-cell>
          <table:table-cell table:style-name="ce8" table:formula="of:=IF(AND([.Q33]&gt;0;[.R33]&lt;0);[.Q$12];&quot;&quot;)">
            <text:p/>
          </table:table-cell>
          <table:table-cell table:formula="of:=IF(AND([.R33]&gt;0;[.S33]&lt;0);[.R$12];&quot;&quot;)">
            <text:p/>
          </table:table-cell>
          <table:table-cell table:formula="of:=IF(AND([.S33]&gt;0;[.T33]&lt;0);[.S$12];&quot;&quot;)">
            <text:p/>
          </table:table-cell>
          <table:table-cell table:formula="of:=IF(AND([.T33]&gt;0;[.U33]&lt;0);[.T$12];&quot;&quot;)">
            <text:p/>
          </table:table-cell>
          <table:table-cell table:formula="of:=IF(AND([.U33]&gt;0;[.V33]&lt;0);[.U$12];&quot;&quot;)">
            <text:p/>
          </table:table-cell>
          <table:table-cell table:style-name="ce8" table:formula="of:=IF(AND([.V33]&gt;0;[.W33]&lt;0);[.V$12];&quot;&quot;)">
            <text:p/>
          </table:table-cell>
          <table:table-cell table:formula="of:=IF(AND([.W33]&gt;0;[.X33]&lt;0);[.W$12];&quot;&quot;)">
            <text:p/>
          </table:table-cell>
          <table:table-cell table:style-name="ce8" table:formula="of:=IF(AND([.X33]&gt;0;[.Y33]&lt;0);[.X$12];&quot;&quot;)">
            <text:p/>
          </table:table-cell>
          <table:table-cell table:formula="of:=IF(AND([.Y33]&gt;0;[.Z33]&lt;0);[.Y$12];&quot;&quot;)">
            <text:p/>
          </table:table-cell>
          <table:table-cell table:style-name="ce8" table:formula="of:=IF(AND([.Z33]&gt;0;[.AA33]&lt;0);[.Z$12];&quot;&quot;)">
            <text:p/>
          </table:table-cell>
          <table:table-cell table:style-name="ce8" table:formula="of:=IF(AND([.AA33]&gt;0;[.AB33]&lt;0);[.AA$12];&quot;&quot;)">
            <text:p/>
          </table:table-cell>
          <table:table-cell table:style-name="ce8" table:formula="of:=IF(AND([.AB33]&gt;0;[.AC33]&lt;0);[.AB$12];&quot;&quot;)">
            <text:p/>
          </table:table-cell>
          <table:table-cell table:style-name="ce8" table:formula="of:=IF(AND([.AC33]&gt;0;[.AD33]&lt;0);[.AC$12];&quot;&quot;)">
            <text:p/>
          </table:table-cell>
          <table:table-cell table:formula="of:=IF(AND([.AD33]&gt;0;[.AE33]&lt;0);[.AD$12];&quot;&quot;)">
            <text:p/>
          </table:table-cell>
          <table:table-cell table:style-name="ce8" table:formula="of:=IF(AND([.AE33]&gt;0;[.AF33]&lt;0);[.AE$12];&quot;&quot;)">
            <text:p/>
          </table:table-cell>
          <table:table-cell table:style-name="ce8" table:formula="of:=IF(AND([.AF33]&gt;0;[.AG33]&lt;0);[.AF$12];&quot;&quot;)">
            <text:p/>
          </table:table-cell>
          <table:table-cell table:formula="of:=IF(AND([.AG33]&gt;0;[.AH33]&lt;0);[.AG$12];&quot;&quot;)">
            <text:p/>
          </table:table-cell>
          <table:table-cell table:formula="of:=IF(AND([.AH33]&gt;0;[.AI33]&lt;0);[.AH$12];&quot;&quot;)">
            <text:p/>
          </table:table-cell>
          <table:table-cell table:formula="of:=IF(AND([.AI33]&gt;0;[.AJ33]&lt;0);[.AI$12];&quot;&quot;)">
            <text:p/>
          </table:table-cell>
          <table:table-cell table:formula="of:=IF(AND([.AJ33]&gt;0;[.AK33]&lt;0);[.AJ$12];&quot;&quot;)">
            <text:p/>
          </table:table-cell>
          <table:table-cell table:formula="of:=IF(AND([.AK33]&gt;0;[.AL33]&lt;0);[.AK$12];&quot;&quot;)">
            <text:p/>
          </table:table-cell>
          <table:table-cell table:formula="of:=IF(AND([.AL33]&gt;0;[.AM33]&lt;0);[.AL$12];&quot;&quot;)">
            <text:p/>
          </table:table-cell>
          <table:table-cell table:formula="of:=IF(AND([.AM33]&gt;0;[.AN33]&lt;0);[.AM$12];&quot;&quot;)">
            <text:p/>
          </table:table-cell>
          <table:table-cell table:formula="of:=IF(AND([.AN33]&gt;0;[.AO33]&lt;0);[.AN$12];&quot;&quot;)">
            <text:p/>
          </table:table-cell>
          <table:table-cell table:formula="of:=IF(AND([.AO33]&gt;0;[.AP33]&lt;0);[.AO$12];&quot;&quot;)">
            <text:p/>
          </table:table-cell>
          <table:table-cell table:formula="of:=IF(AND([.AP33]&gt;0;[.AQ33]&lt;0);[.AP$12];&quot;&quot;)">
            <text:p/>
          </table:table-cell>
          <table:table-cell table:formula="of:=IF(AND([.AQ33]&gt;0;[.AR33]&lt;0);[.AQ$12];&quot;&quot;)">
            <text:p/>
          </table:table-cell>
          <table:table-cell table:formula="of:=IF(AND([.AR33]&gt;0;[.AS33]&lt;0);[.AR$12];&quot;&quot;)">
            <text:p/>
          </table:table-cell>
          <table:table-cell table:formula="of:=IF(AND([.AS33]&gt;0;[.AT33]&lt;0);[.AS$12];&quot;&quot;)">
            <text:p/>
          </table:table-cell>
          <table:table-cell table:formula="of:=IF(AND([.AT33]&gt;0;[.AU33]&lt;0);[.AT$12];&quot;&quot;)">
            <text:p/>
          </table:table-cell>
          <table:table-cell table:formula="of:=IF(AND([.AU33]&gt;0;[.AV33]&lt;0);[.AU$12];&quot;&quot;)">
            <text:p/>
          </table:table-cell>
          <table:table-cell table:formula="of:=IF(AND([.AV33]&gt;0;[.AW33]&lt;0);[.AV$12];&quot;&quot;)">
            <text:p/>
          </table:table-cell>
          <table:table-cell table:formula="of:=IF(AND([.AW33]&gt;0;[.AX33]&lt;0);[.AW$12];&quot;&quot;)">
            <text:p/>
          </table:table-cell>
          <table:table-cell table:formula="of:=IF(AND([.AX33]&gt;0;[.AY33]&lt;0);[.AX$12];&quot;&quot;)">
            <text:p/>
          </table:table-cell>
          <table:table-cell table:formula="of:=IF(AND([.AY33]&gt;0;[.AZ33]&lt;0);[.AY$12];&quot;&quot;)">
            <text:p/>
          </table:table-cell>
          <table:table-cell table:formula="of:=IF(AND([.AZ33]&gt;0;[.BA33]&lt;0);[.AZ$12];&quot;&quot;)">
            <text:p/>
          </table:table-cell>
          <table:table-cell table:formula="of:=IF(AND([.BA33]&gt;0;[.BB33]&lt;0);[.BA$12];&quot;&quot;)">
            <text:p/>
          </table:table-cell>
          <table:table-cell table:formula="of:=IF(AND([.BB33]&gt;0;[.BC33]&lt;0);[.BB$12];&quot;&quot;)">
            <text:p/>
          </table:table-cell>
          <table:table-cell table:formula="of:=IF(AND([.BC33]&gt;0;[.BD33]&lt;0);[.BC$12];&quot;&quot;)">
            <text:p/>
          </table:table-cell>
          <table:table-cell table:formula="of:=IF(AND([.BD33]&gt;0;[.BE33]&lt;0);[.BD$12];&quot;&quot;)">
            <text:p/>
          </table:table-cell>
          <table:table-cell table:formula="of:=IF(AND([.BE33]&gt;0;[.BF33]&lt;0);[.BE$12];&quot;&quot;)">
            <text:p/>
          </table:table-cell>
          <table:table-cell table:formula="of:=IF(AND([.BF33]&gt;0;[.BG33]&lt;0);[.BF$12];&quot;&quot;)">
            <text:p/>
          </table:table-cell>
          <table:table-cell table:formula="of:=IF(AND([.BG33]&gt;0;[.BH33]&lt;0);[.BG$12];&quot;&quot;)">
            <text:p/>
          </table:table-cell>
          <table:table-cell table:formula="of:=IF(AND([.BH33]&gt;0;[.BI33]&lt;0);[.BH$12];&quot;&quot;)">
            <text:p/>
          </table:table-cell>
          <table:table-cell table:formula="of:=IF(AND([.BI33]&gt;0;[.BJ33]&lt;0);[.BI$12];&quot;&quot;)">
            <text:p/>
          </table:table-cell>
          <table:table-cell table:formula="of:=IF(AND([.BJ33]&gt;0;[.BK33]&lt;0);[.BJ$12];&quot;&quot;)">
            <text:p/>
          </table:table-cell>
          <table:table-cell table:formula="of:=IF(AND([.BK33]&gt;0;[.BL33]&lt;0);[.BK$12];&quot;&quot;)">
            <text:p/>
          </table:table-cell>
          <table:table-cell table:formula="of:=IF(AND([.BL33]&gt;0;[.BM33]&lt;0);[.BL$12];&quot;&quot;)">
            <text:p/>
          </table:table-cell>
          <table:table-cell table:formula="of:=IF(AND([.BM33]&gt;0;[.BN33]&lt;0);[.BM$12];&quot;&quot;)">
            <text:p/>
          </table:table-cell>
          <table:table-cell table:formula="of:=IF(AND([.BN33]&gt;0;[.BO33]&lt;0);[.BN$12];&quot;&quot;)">
            <text:p/>
          </table:table-cell>
          <table:table-cell table:formula="of:=IF(AND([.BO33]&gt;0;[.BP33]&lt;0);[.BO$12];&quot;&quot;)">
            <text:p/>
          </table:table-cell>
          <table:table-cell table:formula="of:=IF(AND([.BP33]&gt;0;[.BQ33]&lt;0);[.BP$12];&quot;&quot;)">
            <text:p/>
          </table:table-cell>
          <table:table-cell table:formula="of:=IF(AND([.BQ33]&gt;0;[.BR33]&lt;0);[.BQ$12];&quot;&quot;)">
            <text:p/>
          </table:table-cell>
          <table:table-cell table:formula="of:=IF(AND([.BR33]&gt;0;[.BS33]&lt;0);[.BR$12];&quot;&quot;)">
            <text:p/>
          </table:table-cell>
          <table:table-cell table:formula="of:=IF(AND([.BS33]&gt;0;[.BT33]&lt;0);[.BS$12];&quot;&quot;)">
            <text:p/>
          </table:table-cell>
          <table:table-cell table:formula="of:=IF(AND([.BT33]&gt;0;[.BU33]&lt;0);[.BT$12];&quot;&quot;)">
            <text:p/>
          </table:table-cell>
          <table:table-cell table:formula="of:=IF(AND([.BU33]&gt;0;[.BV33]&lt;0);[.BU$12];&quot;&quot;)">
            <text:p/>
          </table:table-cell>
          <table:table-cell table:formula="of:=IF(AND([.BV33]&gt;0;[.BW33]&lt;0);[.BV$12];&quot;&quot;)">
            <text:p/>
          </table:table-cell>
          <table:table-cell table:formula="of:=IF(AND([.BW33]&gt;0;[.BX33]&lt;0);[.BW$12];&quot;&quot;)">
            <text:p/>
          </table:table-cell>
          <table:table-cell table:formula="of:=IF(AND([.BX33]&gt;0;[.BY33]&lt;0);[.BX$12];&quot;&quot;)">
            <text:p/>
          </table:table-cell>
          <table:table-cell table:formula="of:=IF(AND([.BY33]&gt;0;[.BZ33]&lt;0);[.BY$12];&quot;&quot;)">
            <text:p/>
          </table:table-cell>
          <table:table-cell table:formula="of:=IF(AND([.BZ33]&gt;0;[.CA33]&lt;0);[.BZ$12];&quot;&quot;)">
            <text:p/>
          </table:table-cell>
          <table:table-cell table:formula="of:=IF(AND([.CA33]&gt;0;[.CB33]&lt;0);[.CA$12];&quot;&quot;)">
            <text:p/>
          </table:table-cell>
          <table:table-cell table:formula="of:=IF(AND([.CB33]&gt;0;[.CC33]&lt;0);[.CB$12];&quot;&quot;)">
            <text:p/>
          </table:table-cell>
          <table:table-cell table:formula="of:=IF(AND([.CC33]&gt;0;[.CD33]&lt;0);[.CC$12];&quot;&quot;)">
            <text:p/>
          </table:table-cell>
          <table:table-cell table:formula="of:=IF(AND([.CD33]&gt;0;[.CE33]&lt;0);[.CD$12];&quot;&quot;)">
            <text:p/>
          </table:table-cell>
          <table:table-cell table:formula="of:=IF(AND([.CE33]&gt;0;[.CF33]&lt;0);[.CE$12];&quot;&quot;)">
            <text:p/>
          </table:table-cell>
          <table:table-cell table:formula="of:=IF(AND([.CF33]&gt;0;[.CG33]&lt;0);[.CF$12];&quot;&quot;)">
            <text:p/>
          </table:table-cell>
          <table:table-cell table:formula="of:=IF(AND([.CG33]&gt;0;[.CH33]&lt;0);[.CG$12];&quot;&quot;)">
            <text:p/>
          </table:table-cell>
          <table:table-cell table:formula="of:=IF(AND([.CH33]&gt;0;[.CI33]&lt;0);[.CH$12];&quot;&quot;)">
            <text:p/>
          </table:table-cell>
          <table:table-cell table:formula="of:=IF(AND([.CI33]&gt;0;[.CJ33]&lt;0);[.CI$12];&quot;&quot;)">
            <text:p/>
          </table:table-cell>
          <table:table-cell table:formula="of:=IF(AND([.CJ33]&gt;0;[.CK33]&lt;0);[.CJ$12];&quot;&quot;)">
            <text:p/>
          </table:table-cell>
          <table:table-cell table:formula="of:=IF(AND([.CK33]&gt;0;[.CL33]&lt;0);[.CK$12];&quot;&quot;)">
            <text:p/>
          </table:table-cell>
          <table:table-cell table:formula="of:=IF(AND([.CL33]&gt;0;[.CM33]&lt;0);[.CL$12];&quot;&quot;)">
            <text:p/>
          </table:table-cell>
          <table:table-cell table:formula="of:=IF(AND([.CM33]&gt;0;[.CN33]&lt;0);[.CM$12];&quot;&quot;)">
            <text:p/>
          </table:table-cell>
          <table:table-cell table:formula="of:=IF(AND([.CN33]&gt;0;[.CO33]&lt;0);[.CN$12];&quot;&quot;)">
            <text:p/>
          </table:table-cell>
          <table:table-cell table:formula="of:=IF(AND([.CO33]&gt;0;[.CP33]&lt;0);[.CO$12];&quot;&quot;)">
            <text:p/>
          </table:table-cell>
          <table:table-cell table:formula="of:=IF(AND([.CP33]&gt;0;[.CQ33]&lt;0);[.CP$12];&quot;&quot;)">
            <text:p/>
          </table:table-cell>
          <table:table-cell table:formula="of:=IF(AND([.CQ33]&gt;0;[.CR33]&lt;0);[.CQ$12];&quot;&quot;)">
            <text:p/>
          </table:table-cell>
        </table:table-row>
        <table:table-row table:style-name="ro1">
          <table:table-cell table:style-name="ce1" table:formula="of:=[.A34]" office:value-type="float" office:value="0.2" calcext:value-type="float">
            <text:p>0,2</text:p>
          </table:table-cell>
          <table:table-cell table:style-name="ce4" table:formula="of:=[.A57]*1/0.21" office:value-type="float" office:value="0.952380952380952" calcext:value-type="float">
            <text:p>0,952</text:p>
          </table:table-cell>
          <table:table-cell table:style-name="ce1" table:formula="of:=MAX([.E57:.CQ57])" office:value-type="float" office:value="153" calcext:value-type="float">
            <text:p>153</text:p>
          </table:table-cell>
          <table:table-cell table:style-name="ce1" table:formula="of:=[.C57]-[.D$36]" office:value-type="float" office:value="-73" calcext:value-type="float">
            <text:p>-73</text:p>
          </table:table-cell>
          <table:table-cell table:formula="of:=IF(AND([.E34]&gt;0;[.F34]&lt;0);[.E$12];&quot;&quot;)">
            <text:p/>
          </table:table-cell>
          <table:table-cell table:formula="of:=IF(AND([.F34]&gt;0;[.G34]&lt;0);[.F$12];&quot;&quot;)">
            <text:p/>
          </table:table-cell>
          <table:table-cell table:formula="of:=IF(AND([.G34]&gt;0;[.H34]&lt;0);[.G$12];&quot;&quot;)">
            <text:p/>
          </table:table-cell>
          <table:table-cell table:style-name="ce8" table:formula="of:=IF(AND([.H34]&gt;0;[.I34]&lt;0);[.H$12];&quot;&quot;)">
            <text:p/>
          </table:table-cell>
          <table:table-cell table:style-name="ce8" table:formula="of:=IF(AND([.I34]&gt;0;[.J34]&lt;0);[.I$12];&quot;&quot;)" office:value-type="float" office:value="153" calcext:value-type="float">
            <text:p>153</text:p>
          </table:table-cell>
          <table:table-cell table:style-name="ce8" table:formula="of:=IF(AND([.J34]&gt;0;[.K34]&lt;0);[.J$12];&quot;&quot;)">
            <text:p/>
          </table:table-cell>
          <table:table-cell table:style-name="ce8" table:formula="of:=IF(AND([.K34]&gt;0;[.L34]&lt;0);[.K$12];&quot;&quot;)">
            <text:p/>
          </table:table-cell>
          <table:table-cell table:formula="of:=IF(AND([.L34]&gt;0;[.M34]&lt;0);[.L$12];&quot;&quot;)">
            <text:p/>
          </table:table-cell>
          <table:table-cell table:style-name="ce8" table:formula="of:=IF(AND([.M34]&gt;0;[.N34]&lt;0);[.M$12];&quot;&quot;)">
            <text:p/>
          </table:table-cell>
          <table:table-cell table:formula="of:=IF(AND([.N34]&gt;0;[.O34]&lt;0);[.N$12];&quot;&quot;)">
            <text:p/>
          </table:table-cell>
          <table:table-cell table:formula="of:=IF(AND([.O34]&gt;0;[.P34]&lt;0);[.O$12];&quot;&quot;)">
            <text:p/>
          </table:table-cell>
          <table:table-cell table:formula="of:=IF(AND([.P34]&gt;0;[.Q34]&lt;0);[.P$12];&quot;&quot;)">
            <text:p/>
          </table:table-cell>
          <table:table-cell table:formula="of:=IF(AND([.Q34]&gt;0;[.R34]&lt;0);[.Q$12];&quot;&quot;)">
            <text:p/>
          </table:table-cell>
          <table:table-cell table:style-name="ce8" table:formula="of:=IF(AND([.R34]&gt;0;[.S34]&lt;0);[.R$12];&quot;&quot;)">
            <text:p/>
          </table:table-cell>
          <table:table-cell table:formula="of:=IF(AND([.S34]&gt;0;[.T34]&lt;0);[.S$12];&quot;&quot;)">
            <text:p/>
          </table:table-cell>
          <table:table-cell table:style-name="ce8" table:formula="of:=IF(AND([.T34]&gt;0;[.U34]&lt;0);[.T$12];&quot;&quot;)">
            <text:p/>
          </table:table-cell>
          <table:table-cell table:formula="of:=IF(AND([.U34]&gt;0;[.V34]&lt;0);[.U$12];&quot;&quot;)">
            <text:p/>
          </table:table-cell>
          <table:table-cell table:style-name="ce8" table:formula="of:=IF(AND([.V34]&gt;0;[.W34]&lt;0);[.V$12];&quot;&quot;)">
            <text:p/>
          </table:table-cell>
          <table:table-cell table:style-name="ce8" table:formula="of:=IF(AND([.W34]&gt;0;[.X34]&lt;0);[.W$12];&quot;&quot;)">
            <text:p/>
          </table:table-cell>
          <table:table-cell table:style-name="ce8" table:formula="of:=IF(AND([.X34]&gt;0;[.Y34]&lt;0);[.X$12];&quot;&quot;)">
            <text:p/>
          </table:table-cell>
          <table:table-cell table:style-name="ce8" table:formula="of:=IF(AND([.Y34]&gt;0;[.Z34]&lt;0);[.Y$12];&quot;&quot;)">
            <text:p/>
          </table:table-cell>
          <table:table-cell table:formula="of:=IF(AND([.Z34]&gt;0;[.AA34]&lt;0);[.Z$12];&quot;&quot;)">
            <text:p/>
          </table:table-cell>
          <table:table-cell table:style-name="ce8" table:formula="of:=IF(AND([.AA34]&gt;0;[.AB34]&lt;0);[.AA$12];&quot;&quot;)">
            <text:p/>
          </table:table-cell>
          <table:table-cell table:style-name="ce8" table:formula="of:=IF(AND([.AB34]&gt;0;[.AC34]&lt;0);[.AB$12];&quot;&quot;)">
            <text:p/>
          </table:table-cell>
          <table:table-cell table:formula="of:=IF(AND([.AC34]&gt;0;[.AD34]&lt;0);[.AC$12];&quot;&quot;)">
            <text:p/>
          </table:table-cell>
          <table:table-cell table:formula="of:=IF(AND([.AD34]&gt;0;[.AE34]&lt;0);[.AD$12];&quot;&quot;)">
            <text:p/>
          </table:table-cell>
          <table:table-cell table:formula="of:=IF(AND([.AE34]&gt;0;[.AF34]&lt;0);[.AE$12];&quot;&quot;)">
            <text:p/>
          </table:table-cell>
          <table:table-cell table:formula="of:=IF(AND([.AF34]&gt;0;[.AG34]&lt;0);[.AF$12];&quot;&quot;)">
            <text:p/>
          </table:table-cell>
          <table:table-cell table:formula="of:=IF(AND([.AG34]&gt;0;[.AH34]&lt;0);[.AG$12];&quot;&quot;)">
            <text:p/>
          </table:table-cell>
          <table:table-cell table:formula="of:=IF(AND([.AH34]&gt;0;[.AI34]&lt;0);[.AH$12];&quot;&quot;)">
            <text:p/>
          </table:table-cell>
          <table:table-cell table:formula="of:=IF(AND([.AI34]&gt;0;[.AJ34]&lt;0);[.AI$12];&quot;&quot;)">
            <text:p/>
          </table:table-cell>
          <table:table-cell table:formula="of:=IF(AND([.AJ34]&gt;0;[.AK34]&lt;0);[.AJ$12];&quot;&quot;)">
            <text:p/>
          </table:table-cell>
          <table:table-cell table:formula="of:=IF(AND([.AK34]&gt;0;[.AL34]&lt;0);[.AK$12];&quot;&quot;)">
            <text:p/>
          </table:table-cell>
          <table:table-cell table:formula="of:=IF(AND([.AL34]&gt;0;[.AM34]&lt;0);[.AL$12];&quot;&quot;)">
            <text:p/>
          </table:table-cell>
          <table:table-cell table:formula="of:=IF(AND([.AM34]&gt;0;[.AN34]&lt;0);[.AM$12];&quot;&quot;)">
            <text:p/>
          </table:table-cell>
          <table:table-cell table:formula="of:=IF(AND([.AN34]&gt;0;[.AO34]&lt;0);[.AN$12];&quot;&quot;)">
            <text:p/>
          </table:table-cell>
          <table:table-cell table:formula="of:=IF(AND([.AO34]&gt;0;[.AP34]&lt;0);[.AO$12];&quot;&quot;)">
            <text:p/>
          </table:table-cell>
          <table:table-cell table:formula="of:=IF(AND([.AP34]&gt;0;[.AQ34]&lt;0);[.AP$12];&quot;&quot;)">
            <text:p/>
          </table:table-cell>
          <table:table-cell table:formula="of:=IF(AND([.AQ34]&gt;0;[.AR34]&lt;0);[.AQ$12];&quot;&quot;)">
            <text:p/>
          </table:table-cell>
          <table:table-cell table:formula="of:=IF(AND([.AR34]&gt;0;[.AS34]&lt;0);[.AR$12];&quot;&quot;)">
            <text:p/>
          </table:table-cell>
          <table:table-cell table:formula="of:=IF(AND([.AS34]&gt;0;[.AT34]&lt;0);[.AS$12];&quot;&quot;)">
            <text:p/>
          </table:table-cell>
          <table:table-cell table:formula="of:=IF(AND([.AT34]&gt;0;[.AU34]&lt;0);[.AT$12];&quot;&quot;)">
            <text:p/>
          </table:table-cell>
          <table:table-cell table:formula="of:=IF(AND([.AU34]&gt;0;[.AV34]&lt;0);[.AU$12];&quot;&quot;)">
            <text:p/>
          </table:table-cell>
          <table:table-cell table:formula="of:=IF(AND([.AV34]&gt;0;[.AW34]&lt;0);[.AV$12];&quot;&quot;)">
            <text:p/>
          </table:table-cell>
          <table:table-cell table:formula="of:=IF(AND([.AW34]&gt;0;[.AX34]&lt;0);[.AW$12];&quot;&quot;)">
            <text:p/>
          </table:table-cell>
          <table:table-cell table:formula="of:=IF(AND([.AX34]&gt;0;[.AY34]&lt;0);[.AX$12];&quot;&quot;)">
            <text:p/>
          </table:table-cell>
          <table:table-cell table:formula="of:=IF(AND([.AY34]&gt;0;[.AZ34]&lt;0);[.AY$12];&quot;&quot;)">
            <text:p/>
          </table:table-cell>
          <table:table-cell table:formula="of:=IF(AND([.AZ34]&gt;0;[.BA34]&lt;0);[.AZ$12];&quot;&quot;)">
            <text:p/>
          </table:table-cell>
          <table:table-cell table:formula="of:=IF(AND([.BA34]&gt;0;[.BB34]&lt;0);[.BA$12];&quot;&quot;)">
            <text:p/>
          </table:table-cell>
          <table:table-cell table:formula="of:=IF(AND([.BB34]&gt;0;[.BC34]&lt;0);[.BB$12];&quot;&quot;)">
            <text:p/>
          </table:table-cell>
          <table:table-cell table:formula="of:=IF(AND([.BC34]&gt;0;[.BD34]&lt;0);[.BC$12];&quot;&quot;)">
            <text:p/>
          </table:table-cell>
          <table:table-cell table:formula="of:=IF(AND([.BD34]&gt;0;[.BE34]&lt;0);[.BD$12];&quot;&quot;)">
            <text:p/>
          </table:table-cell>
          <table:table-cell table:formula="of:=IF(AND([.BE34]&gt;0;[.BF34]&lt;0);[.BE$12];&quot;&quot;)">
            <text:p/>
          </table:table-cell>
          <table:table-cell table:formula="of:=IF(AND([.BF34]&gt;0;[.BG34]&lt;0);[.BF$12];&quot;&quot;)">
            <text:p/>
          </table:table-cell>
          <table:table-cell table:formula="of:=IF(AND([.BG34]&gt;0;[.BH34]&lt;0);[.BG$12];&quot;&quot;)">
            <text:p/>
          </table:table-cell>
          <table:table-cell table:formula="of:=IF(AND([.BH34]&gt;0;[.BI34]&lt;0);[.BH$12];&quot;&quot;)">
            <text:p/>
          </table:table-cell>
          <table:table-cell table:formula="of:=IF(AND([.BI34]&gt;0;[.BJ34]&lt;0);[.BI$12];&quot;&quot;)">
            <text:p/>
          </table:table-cell>
          <table:table-cell table:formula="of:=IF(AND([.BJ34]&gt;0;[.BK34]&lt;0);[.BJ$12];&quot;&quot;)">
            <text:p/>
          </table:table-cell>
          <table:table-cell table:formula="of:=IF(AND([.BK34]&gt;0;[.BL34]&lt;0);[.BK$12];&quot;&quot;)">
            <text:p/>
          </table:table-cell>
          <table:table-cell table:formula="of:=IF(AND([.BL34]&gt;0;[.BM34]&lt;0);[.BL$12];&quot;&quot;)">
            <text:p/>
          </table:table-cell>
          <table:table-cell table:formula="of:=IF(AND([.BM34]&gt;0;[.BN34]&lt;0);[.BM$12];&quot;&quot;)">
            <text:p/>
          </table:table-cell>
          <table:table-cell table:formula="of:=IF(AND([.BN34]&gt;0;[.BO34]&lt;0);[.BN$12];&quot;&quot;)">
            <text:p/>
          </table:table-cell>
          <table:table-cell table:formula="of:=IF(AND([.BO34]&gt;0;[.BP34]&lt;0);[.BO$12];&quot;&quot;)">
            <text:p/>
          </table:table-cell>
          <table:table-cell table:formula="of:=IF(AND([.BP34]&gt;0;[.BQ34]&lt;0);[.BP$12];&quot;&quot;)">
            <text:p/>
          </table:table-cell>
          <table:table-cell table:formula="of:=IF(AND([.BQ34]&gt;0;[.BR34]&lt;0);[.BQ$12];&quot;&quot;)">
            <text:p/>
          </table:table-cell>
          <table:table-cell table:formula="of:=IF(AND([.BR34]&gt;0;[.BS34]&lt;0);[.BR$12];&quot;&quot;)">
            <text:p/>
          </table:table-cell>
          <table:table-cell table:formula="of:=IF(AND([.BS34]&gt;0;[.BT34]&lt;0);[.BS$12];&quot;&quot;)">
            <text:p/>
          </table:table-cell>
          <table:table-cell table:formula="of:=IF(AND([.BT34]&gt;0;[.BU34]&lt;0);[.BT$12];&quot;&quot;)">
            <text:p/>
          </table:table-cell>
          <table:table-cell table:formula="of:=IF(AND([.BU34]&gt;0;[.BV34]&lt;0);[.BU$12];&quot;&quot;)">
            <text:p/>
          </table:table-cell>
          <table:table-cell table:formula="of:=IF(AND([.BV34]&gt;0;[.BW34]&lt;0);[.BV$12];&quot;&quot;)">
            <text:p/>
          </table:table-cell>
          <table:table-cell table:formula="of:=IF(AND([.BW34]&gt;0;[.BX34]&lt;0);[.BW$12];&quot;&quot;)">
            <text:p/>
          </table:table-cell>
          <table:table-cell table:formula="of:=IF(AND([.BX34]&gt;0;[.BY34]&lt;0);[.BX$12];&quot;&quot;)">
            <text:p/>
          </table:table-cell>
          <table:table-cell table:formula="of:=IF(AND([.BY34]&gt;0;[.BZ34]&lt;0);[.BY$12];&quot;&quot;)">
            <text:p/>
          </table:table-cell>
          <table:table-cell table:formula="of:=IF(AND([.BZ34]&gt;0;[.CA34]&lt;0);[.BZ$12];&quot;&quot;)">
            <text:p/>
          </table:table-cell>
          <table:table-cell table:formula="of:=IF(AND([.CA34]&gt;0;[.CB34]&lt;0);[.CA$12];&quot;&quot;)">
            <text:p/>
          </table:table-cell>
          <table:table-cell table:formula="of:=IF(AND([.CB34]&gt;0;[.CC34]&lt;0);[.CB$12];&quot;&quot;)">
            <text:p/>
          </table:table-cell>
          <table:table-cell table:formula="of:=IF(AND([.CC34]&gt;0;[.CD34]&lt;0);[.CC$12];&quot;&quot;)">
            <text:p/>
          </table:table-cell>
          <table:table-cell table:formula="of:=IF(AND([.CD34]&gt;0;[.CE34]&lt;0);[.CD$12];&quot;&quot;)">
            <text:p/>
          </table:table-cell>
          <table:table-cell table:formula="of:=IF(AND([.CE34]&gt;0;[.CF34]&lt;0);[.CE$12];&quot;&quot;)">
            <text:p/>
          </table:table-cell>
          <table:table-cell table:formula="of:=IF(AND([.CF34]&gt;0;[.CG34]&lt;0);[.CF$12];&quot;&quot;)">
            <text:p/>
          </table:table-cell>
          <table:table-cell table:formula="of:=IF(AND([.CG34]&gt;0;[.CH34]&lt;0);[.CG$12];&quot;&quot;)">
            <text:p/>
          </table:table-cell>
          <table:table-cell table:formula="of:=IF(AND([.CH34]&gt;0;[.CI34]&lt;0);[.CH$12];&quot;&quot;)">
            <text:p/>
          </table:table-cell>
          <table:table-cell table:formula="of:=IF(AND([.CI34]&gt;0;[.CJ34]&lt;0);[.CI$12];&quot;&quot;)">
            <text:p/>
          </table:table-cell>
          <table:table-cell table:formula="of:=IF(AND([.CJ34]&gt;0;[.CK34]&lt;0);[.CJ$12];&quot;&quot;)">
            <text:p/>
          </table:table-cell>
          <table:table-cell table:formula="of:=IF(AND([.CK34]&gt;0;[.CL34]&lt;0);[.CK$12];&quot;&quot;)">
            <text:p/>
          </table:table-cell>
          <table:table-cell table:formula="of:=IF(AND([.CL34]&gt;0;[.CM34]&lt;0);[.CL$12];&quot;&quot;)">
            <text:p/>
          </table:table-cell>
          <table:table-cell table:formula="of:=IF(AND([.CM34]&gt;0;[.CN34]&lt;0);[.CM$12];&quot;&quot;)">
            <text:p/>
          </table:table-cell>
          <table:table-cell table:formula="of:=IF(AND([.CN34]&gt;0;[.CO34]&lt;0);[.CN$12];&quot;&quot;)">
            <text:p/>
          </table:table-cell>
          <table:table-cell table:formula="of:=IF(AND([.CO34]&gt;0;[.CP34]&lt;0);[.CO$12];&quot;&quot;)">
            <text:p/>
          </table:table-cell>
          <table:table-cell table:formula="of:=IF(AND([.CP34]&gt;0;[.CQ34]&lt;0);[.CP$12];&quot;&quot;)">
            <text:p/>
          </table:table-cell>
          <table:table-cell table:formula="of:=IF(AND([.CQ34]&gt;0;[.CR34]&lt;0);[.CQ$12];&quot;&quot;)">
            <text:p/>
          </table:table-cell>
        </table:table-row>
        <table:table-row table:style-name="ro1">
          <table:table-cell table:style-name="ce1" table:formula="of:=[.A35]" office:value-type="float" office:value="0.21" calcext:value-type="float">
            <text:p>0,21</text:p>
          </table:table-cell>
          <table:table-cell table:style-name="ce4" table:formula="of:=[.A58]*1/0.21" office:value-type="float" office:value="1" calcext:value-type="float">
            <text:p>1,000</text:p>
          </table:table-cell>
          <table:table-cell table:style-name="ce1" table:formula="of:=MAX([.E58:.CQ58])" office:value-type="float" office:value="149" calcext:value-type="float">
            <text:p>149</text:p>
          </table:table-cell>
          <table:table-cell table:style-name="ce1" table:formula="of:=[.C58]-[.D$36]" office:value-type="float" office:value="-77" calcext:value-type="float">
            <text:p>-77</text:p>
          </table:table-cell>
          <table:table-cell table:style-name="ce8" table:formula="of:=IF(AND([.E35]&gt;0;[.F35]&lt;0);[.E$12];&quot;&quot;)" office:value-type="float" office:value="149" calcext:value-type="float">
            <text:p>149</text:p>
          </table:table-cell>
          <table:table-cell table:style-name="ce8" table:formula="of:=IF(AND([.F35]&gt;0;[.G35]&lt;0);[.F$12];&quot;&quot;)">
            <text:p/>
          </table:table-cell>
          <table:table-cell table:style-name="ce8" table:formula="of:=IF(AND([.G35]&gt;0;[.H35]&lt;0);[.G$12];&quot;&quot;)">
            <text:p/>
          </table:table-cell>
          <table:table-cell table:formula="of:=IF(AND([.H35]&gt;0;[.I35]&lt;0);[.H$12];&quot;&quot;)">
            <text:p/>
          </table:table-cell>
          <table:table-cell table:style-name="ce8" table:formula="of:=IF(AND([.I35]&gt;0;[.J35]&lt;0);[.I$12];&quot;&quot;)">
            <text:p/>
          </table:table-cell>
          <table:table-cell table:formula="of:=IF(AND([.J35]&gt;0;[.K35]&lt;0);[.J$12];&quot;&quot;)">
            <text:p/>
          </table:table-cell>
          <table:table-cell table:formula="of:=IF(AND([.K35]&gt;0;[.L35]&lt;0);[.K$12];&quot;&quot;)">
            <text:p/>
          </table:table-cell>
          <table:table-cell table:formula="of:=IF(AND([.L35]&gt;0;[.M35]&lt;0);[.L$12];&quot;&quot;)">
            <text:p/>
          </table:table-cell>
          <table:table-cell table:formula="of:=IF(AND([.M35]&gt;0;[.N35]&lt;0);[.M$12];&quot;&quot;)">
            <text:p/>
          </table:table-cell>
          <table:table-cell table:style-name="ce8" table:formula="of:=IF(AND([.N35]&gt;0;[.O35]&lt;0);[.N$12];&quot;&quot;)">
            <text:p/>
          </table:table-cell>
          <table:table-cell table:formula="of:=IF(AND([.O35]&gt;0;[.P35]&lt;0);[.O$12];&quot;&quot;)">
            <text:p/>
          </table:table-cell>
          <table:table-cell table:style-name="ce8" table:formula="of:=IF(AND([.P35]&gt;0;[.Q35]&lt;0);[.P$12];&quot;&quot;)">
            <text:p/>
          </table:table-cell>
          <table:table-cell table:formula="of:=IF(AND([.Q35]&gt;0;[.R35]&lt;0);[.Q$12];&quot;&quot;)">
            <text:p/>
          </table:table-cell>
          <table:table-cell table:style-name="ce8" table:formula="of:=IF(AND([.R35]&gt;0;[.S35]&lt;0);[.R$12];&quot;&quot;)">
            <text:p/>
          </table:table-cell>
          <table:table-cell table:style-name="ce8" table:formula="of:=IF(AND([.S35]&gt;0;[.T35]&lt;0);[.S$12];&quot;&quot;)">
            <text:p/>
          </table:table-cell>
          <table:table-cell table:style-name="ce8" table:formula="of:=IF(AND([.T35]&gt;0;[.U35]&lt;0);[.T$12];&quot;&quot;)">
            <text:p/>
          </table:table-cell>
          <table:table-cell table:style-name="ce8" table:formula="of:=IF(AND([.U35]&gt;0;[.V35]&lt;0);[.U$12];&quot;&quot;)">
            <text:p/>
          </table:table-cell>
          <table:table-cell table:formula="of:=IF(AND([.V35]&gt;0;[.W35]&lt;0);[.V$12];&quot;&quot;)">
            <text:p/>
          </table:table-cell>
          <table:table-cell table:style-name="ce8" table:formula="of:=IF(AND([.W35]&gt;0;[.X35]&lt;0);[.W$12];&quot;&quot;)">
            <text:p/>
          </table:table-cell>
          <table:table-cell table:style-name="ce8" table:formula="of:=IF(AND([.X35]&gt;0;[.Y35]&lt;0);[.X$12];&quot;&quot;)">
            <text:p/>
          </table:table-cell>
          <table:table-cell table:formula="of:=IF(AND([.Y35]&gt;0;[.Z35]&lt;0);[.Y$12];&quot;&quot;)">
            <text:p/>
          </table:table-cell>
          <table:table-cell table:formula="of:=IF(AND([.Z35]&gt;0;[.AA35]&lt;0);[.Z$12];&quot;&quot;)">
            <text:p/>
          </table:table-cell>
          <table:table-cell table:formula="of:=IF(AND([.AA35]&gt;0;[.AB35]&lt;0);[.AA$12];&quot;&quot;)">
            <text:p/>
          </table:table-cell>
          <table:table-cell table:formula="of:=IF(AND([.AB35]&gt;0;[.AC35]&lt;0);[.AB$12];&quot;&quot;)">
            <text:p/>
          </table:table-cell>
          <table:table-cell table:formula="of:=IF(AND([.AC35]&gt;0;[.AD35]&lt;0);[.AC$12];&quot;&quot;)">
            <text:p/>
          </table:table-cell>
          <table:table-cell table:formula="of:=IF(AND([.AD35]&gt;0;[.AE35]&lt;0);[.AD$12];&quot;&quot;)">
            <text:p/>
          </table:table-cell>
          <table:table-cell table:formula="of:=IF(AND([.AE35]&gt;0;[.AF35]&lt;0);[.AE$12];&quot;&quot;)">
            <text:p/>
          </table:table-cell>
          <table:table-cell table:formula="of:=IF(AND([.AF35]&gt;0;[.AG35]&lt;0);[.AF$12];&quot;&quot;)">
            <text:p/>
          </table:table-cell>
          <table:table-cell table:formula="of:=IF(AND([.AG35]&gt;0;[.AH35]&lt;0);[.AG$12];&quot;&quot;)">
            <text:p/>
          </table:table-cell>
          <table:table-cell table:formula="of:=IF(AND([.AH35]&gt;0;[.AI35]&lt;0);[.AH$12];&quot;&quot;)">
            <text:p/>
          </table:table-cell>
          <table:table-cell table:formula="of:=IF(AND([.AI35]&gt;0;[.AJ35]&lt;0);[.AI$12];&quot;&quot;)">
            <text:p/>
          </table:table-cell>
          <table:table-cell table:formula="of:=IF(AND([.AJ35]&gt;0;[.AK35]&lt;0);[.AJ$12];&quot;&quot;)">
            <text:p/>
          </table:table-cell>
          <table:table-cell table:formula="of:=IF(AND([.AK35]&gt;0;[.AL35]&lt;0);[.AK$12];&quot;&quot;)">
            <text:p/>
          </table:table-cell>
          <table:table-cell table:formula="of:=IF(AND([.AL35]&gt;0;[.AM35]&lt;0);[.AL$12];&quot;&quot;)">
            <text:p/>
          </table:table-cell>
          <table:table-cell table:formula="of:=IF(AND([.AM35]&gt;0;[.AN35]&lt;0);[.AM$12];&quot;&quot;)">
            <text:p/>
          </table:table-cell>
          <table:table-cell table:formula="of:=IF(AND([.AN35]&gt;0;[.AO35]&lt;0);[.AN$12];&quot;&quot;)">
            <text:p/>
          </table:table-cell>
          <table:table-cell table:formula="of:=IF(AND([.AO35]&gt;0;[.AP35]&lt;0);[.AO$12];&quot;&quot;)">
            <text:p/>
          </table:table-cell>
          <table:table-cell table:formula="of:=IF(AND([.AP35]&gt;0;[.AQ35]&lt;0);[.AP$12];&quot;&quot;)">
            <text:p/>
          </table:table-cell>
          <table:table-cell table:formula="of:=IF(AND([.AQ35]&gt;0;[.AR35]&lt;0);[.AQ$12];&quot;&quot;)">
            <text:p/>
          </table:table-cell>
          <table:table-cell table:formula="of:=IF(AND([.AR35]&gt;0;[.AS35]&lt;0);[.AR$12];&quot;&quot;)">
            <text:p/>
          </table:table-cell>
          <table:table-cell table:formula="of:=IF(AND([.AS35]&gt;0;[.AT35]&lt;0);[.AS$12];&quot;&quot;)">
            <text:p/>
          </table:table-cell>
          <table:table-cell table:formula="of:=IF(AND([.AT35]&gt;0;[.AU35]&lt;0);[.AT$12];&quot;&quot;)">
            <text:p/>
          </table:table-cell>
          <table:table-cell table:formula="of:=IF(AND([.AU35]&gt;0;[.AV35]&lt;0);[.AU$12];&quot;&quot;)">
            <text:p/>
          </table:table-cell>
          <table:table-cell table:formula="of:=IF(AND([.AV35]&gt;0;[.AW35]&lt;0);[.AV$12];&quot;&quot;)">
            <text:p/>
          </table:table-cell>
          <table:table-cell table:formula="of:=IF(AND([.AW35]&gt;0;[.AX35]&lt;0);[.AW$12];&quot;&quot;)">
            <text:p/>
          </table:table-cell>
          <table:table-cell table:formula="of:=IF(AND([.AX35]&gt;0;[.AY35]&lt;0);[.AX$12];&quot;&quot;)">
            <text:p/>
          </table:table-cell>
          <table:table-cell table:formula="of:=IF(AND([.AY35]&gt;0;[.AZ35]&lt;0);[.AY$12];&quot;&quot;)">
            <text:p/>
          </table:table-cell>
          <table:table-cell table:formula="of:=IF(AND([.AZ35]&gt;0;[.BA35]&lt;0);[.AZ$12];&quot;&quot;)">
            <text:p/>
          </table:table-cell>
          <table:table-cell table:formula="of:=IF(AND([.BA35]&gt;0;[.BB35]&lt;0);[.BA$12];&quot;&quot;)">
            <text:p/>
          </table:table-cell>
          <table:table-cell table:formula="of:=IF(AND([.BB35]&gt;0;[.BC35]&lt;0);[.BB$12];&quot;&quot;)">
            <text:p/>
          </table:table-cell>
          <table:table-cell table:formula="of:=IF(AND([.BC35]&gt;0;[.BD35]&lt;0);[.BC$12];&quot;&quot;)">
            <text:p/>
          </table:table-cell>
          <table:table-cell table:formula="of:=IF(AND([.BD35]&gt;0;[.BE35]&lt;0);[.BD$12];&quot;&quot;)">
            <text:p/>
          </table:table-cell>
          <table:table-cell table:formula="of:=IF(AND([.BE35]&gt;0;[.BF35]&lt;0);[.BE$12];&quot;&quot;)">
            <text:p/>
          </table:table-cell>
          <table:table-cell table:formula="of:=IF(AND([.BF35]&gt;0;[.BG35]&lt;0);[.BF$12];&quot;&quot;)">
            <text:p/>
          </table:table-cell>
          <table:table-cell table:formula="of:=IF(AND([.BG35]&gt;0;[.BH35]&lt;0);[.BG$12];&quot;&quot;)">
            <text:p/>
          </table:table-cell>
          <table:table-cell table:formula="of:=IF(AND([.BH35]&gt;0;[.BI35]&lt;0);[.BH$12];&quot;&quot;)">
            <text:p/>
          </table:table-cell>
          <table:table-cell table:formula="of:=IF(AND([.BI35]&gt;0;[.BJ35]&lt;0);[.BI$12];&quot;&quot;)">
            <text:p/>
          </table:table-cell>
          <table:table-cell table:formula="of:=IF(AND([.BJ35]&gt;0;[.BK35]&lt;0);[.BJ$12];&quot;&quot;)">
            <text:p/>
          </table:table-cell>
          <table:table-cell table:formula="of:=IF(AND([.BK35]&gt;0;[.BL35]&lt;0);[.BK$12];&quot;&quot;)">
            <text:p/>
          </table:table-cell>
          <table:table-cell table:formula="of:=IF(AND([.BL35]&gt;0;[.BM35]&lt;0);[.BL$12];&quot;&quot;)">
            <text:p/>
          </table:table-cell>
          <table:table-cell table:formula="of:=IF(AND([.BM35]&gt;0;[.BN35]&lt;0);[.BM$12];&quot;&quot;)">
            <text:p/>
          </table:table-cell>
          <table:table-cell table:formula="of:=IF(AND([.BN35]&gt;0;[.BO35]&lt;0);[.BN$12];&quot;&quot;)">
            <text:p/>
          </table:table-cell>
          <table:table-cell table:formula="of:=IF(AND([.BO35]&gt;0;[.BP35]&lt;0);[.BO$12];&quot;&quot;)">
            <text:p/>
          </table:table-cell>
          <table:table-cell table:formula="of:=IF(AND([.BP35]&gt;0;[.BQ35]&lt;0);[.BP$12];&quot;&quot;)">
            <text:p/>
          </table:table-cell>
          <table:table-cell table:formula="of:=IF(AND([.BQ35]&gt;0;[.BR35]&lt;0);[.BQ$12];&quot;&quot;)">
            <text:p/>
          </table:table-cell>
          <table:table-cell table:formula="of:=IF(AND([.BR35]&gt;0;[.BS35]&lt;0);[.BR$12];&quot;&quot;)">
            <text:p/>
          </table:table-cell>
          <table:table-cell table:formula="of:=IF(AND([.BS35]&gt;0;[.BT35]&lt;0);[.BS$12];&quot;&quot;)">
            <text:p/>
          </table:table-cell>
          <table:table-cell table:formula="of:=IF(AND([.BT35]&gt;0;[.BU35]&lt;0);[.BT$12];&quot;&quot;)">
            <text:p/>
          </table:table-cell>
          <table:table-cell table:formula="of:=IF(AND([.BU35]&gt;0;[.BV35]&lt;0);[.BU$12];&quot;&quot;)">
            <text:p/>
          </table:table-cell>
          <table:table-cell table:formula="of:=IF(AND([.BV35]&gt;0;[.BW35]&lt;0);[.BV$12];&quot;&quot;)">
            <text:p/>
          </table:table-cell>
          <table:table-cell table:formula="of:=IF(AND([.BW35]&gt;0;[.BX35]&lt;0);[.BW$12];&quot;&quot;)">
            <text:p/>
          </table:table-cell>
          <table:table-cell table:formula="of:=IF(AND([.BX35]&gt;0;[.BY35]&lt;0);[.BX$12];&quot;&quot;)">
            <text:p/>
          </table:table-cell>
          <table:table-cell table:formula="of:=IF(AND([.BY35]&gt;0;[.BZ35]&lt;0);[.BY$12];&quot;&quot;)">
            <text:p/>
          </table:table-cell>
          <table:table-cell table:formula="of:=IF(AND([.BZ35]&gt;0;[.CA35]&lt;0);[.BZ$12];&quot;&quot;)">
            <text:p/>
          </table:table-cell>
          <table:table-cell table:formula="of:=IF(AND([.CA35]&gt;0;[.CB35]&lt;0);[.CA$12];&quot;&quot;)">
            <text:p/>
          </table:table-cell>
          <table:table-cell table:formula="of:=IF(AND([.CB35]&gt;0;[.CC35]&lt;0);[.CB$12];&quot;&quot;)">
            <text:p/>
          </table:table-cell>
          <table:table-cell table:formula="of:=IF(AND([.CC35]&gt;0;[.CD35]&lt;0);[.CC$12];&quot;&quot;)">
            <text:p/>
          </table:table-cell>
          <table:table-cell table:formula="of:=IF(AND([.CD35]&gt;0;[.CE35]&lt;0);[.CD$12];&quot;&quot;)">
            <text:p/>
          </table:table-cell>
          <table:table-cell table:formula="of:=IF(AND([.CE35]&gt;0;[.CF35]&lt;0);[.CE$12];&quot;&quot;)">
            <text:p/>
          </table:table-cell>
          <table:table-cell table:formula="of:=IF(AND([.CF35]&gt;0;[.CG35]&lt;0);[.CF$12];&quot;&quot;)">
            <text:p/>
          </table:table-cell>
          <table:table-cell table:formula="of:=IF(AND([.CG35]&gt;0;[.CH35]&lt;0);[.CG$12];&quot;&quot;)">
            <text:p/>
          </table:table-cell>
          <table:table-cell table:formula="of:=IF(AND([.CH35]&gt;0;[.CI35]&lt;0);[.CH$12];&quot;&quot;)">
            <text:p/>
          </table:table-cell>
          <table:table-cell table:formula="of:=IF(AND([.CI35]&gt;0;[.CJ35]&lt;0);[.CI$12];&quot;&quot;)">
            <text:p/>
          </table:table-cell>
          <table:table-cell table:formula="of:=IF(AND([.CJ35]&gt;0;[.CK35]&lt;0);[.CJ$12];&quot;&quot;)">
            <text:p/>
          </table:table-cell>
          <table:table-cell table:formula="of:=IF(AND([.CK35]&gt;0;[.CL35]&lt;0);[.CK$12];&quot;&quot;)">
            <text:p/>
          </table:table-cell>
          <table:table-cell table:formula="of:=IF(AND([.CL35]&gt;0;[.CM35]&lt;0);[.CL$12];&quot;&quot;)">
            <text:p/>
          </table:table-cell>
          <table:table-cell table:formula="of:=IF(AND([.CM35]&gt;0;[.CN35]&lt;0);[.CM$12];&quot;&quot;)">
            <text:p/>
          </table:table-cell>
          <table:table-cell table:formula="of:=IF(AND([.CN35]&gt;0;[.CO35]&lt;0);[.CN$12];&quot;&quot;)">
            <text:p/>
          </table:table-cell>
          <table:table-cell table:formula="of:=IF(AND([.CO35]&gt;0;[.CP35]&lt;0);[.CO$12];&quot;&quot;)">
            <text:p/>
          </table:table-cell>
          <table:table-cell table:formula="of:=IF(AND([.CP35]&gt;0;[.CQ35]&lt;0);[.CP$12];&quot;&quot;)">
            <text:p/>
          </table:table-cell>
          <table:table-cell table:formula="of:=IF(AND([.CQ35]&gt;0;[.CR35]&lt;0);[.CQ$12];&quot;&quot;)">
            <text:p/>
          </table:table-cell>
        </table:table-row>
        <table:table-row table:style-name="ro1" table:number-rows-repeated="4">
          <table:table-cell/>
          <table:table-cell table:style-name="Default"/>
          <table:table-cell table:number-columns-repeated="93"/>
        </table:table-row>
        <table:table-row table:style-name="ro1">
          <table:table-cell office:value-type="string" calcext:value-type="string">
            <text:p>&lt;entry&gt;&lt;ind&gt;</text:p>
          </table:table-cell>
          <table:table-cell table:formula="of:=[.B37]" office:value-type="float" office:value="0" calcext:value-type="float">
            <text:p>0,000</text:p>
          </table:table-cell>
          <table:table-cell office:value-type="string" calcext:value-type="string">
            <text:p>&lt;/ind&gt;&lt;dep&gt;</text:p>
          </table:table-cell>
          <table:table-cell table:formula="of:=[.D37]" office:value-type="float" office:value="0" calcext:value-type="float">
            <text:p>0</text:p>
          </table:table-cell>
          <table:table-cell office:value-type="string" calcext:value-type="string">
            <text:p>&lt;/dep&gt;&lt;/entry&gt;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&lt;entry&gt;&lt;ind&gt;</text:p>
          </table:table-cell>
          <table:table-cell table:formula="of:=[.B38]" office:value-type="float" office:value="0.0476190476190476" calcext:value-type="float">
            <text:p>0,048</text:p>
          </table:table-cell>
          <table:table-cell office:value-type="string" calcext:value-type="string">
            <text:p>&lt;/ind&gt;&lt;dep&gt;</text:p>
          </table:table-cell>
          <table:table-cell table:formula="of:=[.D38]" office:value-type="float" office:value="-4" calcext:value-type="float">
            <text:p>-4</text:p>
          </table:table-cell>
          <table:table-cell office:value-type="string" calcext:value-type="string">
            <text:p>&lt;/dep&gt;&lt;/entry&gt;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&lt;entry&gt;&lt;ind&gt;</text:p>
          </table:table-cell>
          <table:table-cell table:formula="of:=[.B39]" office:value-type="float" office:value="0.0952380952380952" calcext:value-type="float">
            <text:p>0,095</text:p>
          </table:table-cell>
          <table:table-cell office:value-type="string" calcext:value-type="string">
            <text:p>&lt;/ind&gt;&lt;dep&gt;</text:p>
          </table:table-cell>
          <table:table-cell table:formula="of:=[.D39]" office:value-type="float" office:value="-8" calcext:value-type="float">
            <text:p>-8</text:p>
          </table:table-cell>
          <table:table-cell office:value-type="string" calcext:value-type="string">
            <text:p>&lt;/dep&gt;&lt;/entry&gt;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&lt;entry&gt;&lt;ind&gt;</text:p>
          </table:table-cell>
          <table:table-cell table:formula="of:=[.B40]" office:value-type="float" office:value="0.142857142857143" calcext:value-type="float">
            <text:p>0,143</text:p>
          </table:table-cell>
          <table:table-cell office:value-type="string" calcext:value-type="string">
            <text:p>&lt;/ind&gt;&lt;dep&gt;</text:p>
          </table:table-cell>
          <table:table-cell table:formula="of:=[.D40]" office:value-type="float" office:value="-12" calcext:value-type="float">
            <text:p>-12</text:p>
          </table:table-cell>
          <table:table-cell office:value-type="string" calcext:value-type="string">
            <text:p>&lt;/dep&gt;&lt;/entry&gt;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&lt;entry&gt;&lt;ind&gt;</text:p>
          </table:table-cell>
          <table:table-cell table:formula="of:=[.B41]" office:value-type="float" office:value="0.190476190476191" calcext:value-type="float">
            <text:p>0,190</text:p>
          </table:table-cell>
          <table:table-cell office:value-type="string" calcext:value-type="string">
            <text:p>&lt;/ind&gt;&lt;dep&gt;</text:p>
          </table:table-cell>
          <table:table-cell table:formula="of:=[.D41]" office:value-type="float" office:value="-16" calcext:value-type="float">
            <text:p>-16</text:p>
          </table:table-cell>
          <table:table-cell office:value-type="string" calcext:value-type="string">
            <text:p>&lt;/dep&gt;&lt;/entry&gt;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&lt;entry&gt;&lt;ind&gt;</text:p>
          </table:table-cell>
          <table:table-cell table:formula="of:=[.B42]" office:value-type="float" office:value="0.238095238095238" calcext:value-type="float">
            <text:p>0,238</text:p>
          </table:table-cell>
          <table:table-cell office:value-type="string" calcext:value-type="string">
            <text:p>&lt;/ind&gt;&lt;dep&gt;</text:p>
          </table:table-cell>
          <table:table-cell table:formula="of:=[.D42]" office:value-type="float" office:value="-19" calcext:value-type="float">
            <text:p>-19</text:p>
          </table:table-cell>
          <table:table-cell office:value-type="string" calcext:value-type="string">
            <text:p>&lt;/dep&gt;&lt;/entry&gt;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&lt;entry&gt;&lt;ind&gt;</text:p>
          </table:table-cell>
          <table:table-cell table:formula="of:=[.B43]" office:value-type="float" office:value="0.285714285714286" calcext:value-type="float">
            <text:p>0,286</text:p>
          </table:table-cell>
          <table:table-cell office:value-type="string" calcext:value-type="string">
            <text:p>&lt;/ind&gt;&lt;dep&gt;</text:p>
          </table:table-cell>
          <table:table-cell table:formula="of:=[.D43]" office:value-type="float" office:value="-23" calcext:value-type="float">
            <text:p>-23</text:p>
          </table:table-cell>
          <table:table-cell office:value-type="string" calcext:value-type="string">
            <text:p>&lt;/dep&gt;&lt;/entry&gt;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&lt;entry&gt;&lt;ind&gt;</text:p>
          </table:table-cell>
          <table:table-cell table:formula="of:=[.B44]" office:value-type="float" office:value="0.333333333333333" calcext:value-type="float">
            <text:p>0,333</text:p>
          </table:table-cell>
          <table:table-cell office:value-type="string" calcext:value-type="string">
            <text:p>&lt;/ind&gt;&lt;dep&gt;</text:p>
          </table:table-cell>
          <table:table-cell table:formula="of:=[.D44]" office:value-type="float" office:value="-26" calcext:value-type="float">
            <text:p>-26</text:p>
          </table:table-cell>
          <table:table-cell office:value-type="string" calcext:value-type="string">
            <text:p>&lt;/dep&gt;&lt;/entry&gt;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&lt;entry&gt;&lt;ind&gt;</text:p>
          </table:table-cell>
          <table:table-cell table:formula="of:=[.B45]" office:value-type="float" office:value="0.380952380952381" calcext:value-type="float">
            <text:p>0,381</text:p>
          </table:table-cell>
          <table:table-cell office:value-type="string" calcext:value-type="string">
            <text:p>&lt;/ind&gt;&lt;dep&gt;</text:p>
          </table:table-cell>
          <table:table-cell table:formula="of:=[.D45]" office:value-type="float" office:value="-30" calcext:value-type="float">
            <text:p>-30</text:p>
          </table:table-cell>
          <table:table-cell office:value-type="string" calcext:value-type="string">
            <text:p>&lt;/dep&gt;&lt;/entry&gt;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&lt;entry&gt;&lt;ind&gt;</text:p>
          </table:table-cell>
          <table:table-cell table:formula="of:=[.B46]" office:value-type="float" office:value="0.428571428571429" calcext:value-type="float">
            <text:p>0,429</text:p>
          </table:table-cell>
          <table:table-cell office:value-type="string" calcext:value-type="string">
            <text:p>&lt;/ind&gt;&lt;dep&gt;</text:p>
          </table:table-cell>
          <table:table-cell table:formula="of:=[.D46]" office:value-type="float" office:value="-33" calcext:value-type="float">
            <text:p>-33</text:p>
          </table:table-cell>
          <table:table-cell office:value-type="string" calcext:value-type="string">
            <text:p>&lt;/dep&gt;&lt;/entry&gt;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&lt;entry&gt;&lt;ind&gt;</text:p>
          </table:table-cell>
          <table:table-cell table:formula="of:=[.B47]" office:value-type="float" office:value="0.476190476190476" calcext:value-type="float">
            <text:p>0,476</text:p>
          </table:table-cell>
          <table:table-cell office:value-type="string" calcext:value-type="string">
            <text:p>&lt;/ind&gt;&lt;dep&gt;</text:p>
          </table:table-cell>
          <table:table-cell table:formula="of:=[.D47]" office:value-type="float" office:value="-36" calcext:value-type="float">
            <text:p>-36</text:p>
          </table:table-cell>
          <table:table-cell office:value-type="string" calcext:value-type="string">
            <text:p>&lt;/dep&gt;&lt;/entry&gt;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&lt;entry&gt;&lt;ind&gt;</text:p>
          </table:table-cell>
          <table:table-cell table:formula="of:=[.B48]" office:value-type="float" office:value="0.523809523809524" calcext:value-type="float">
            <text:p>0,524</text:p>
          </table:table-cell>
          <table:table-cell office:value-type="string" calcext:value-type="string">
            <text:p>&lt;/ind&gt;&lt;dep&gt;</text:p>
          </table:table-cell>
          <table:table-cell table:formula="of:=[.D48]" office:value-type="float" office:value="-40" calcext:value-type="float">
            <text:p>-40</text:p>
          </table:table-cell>
          <table:table-cell office:value-type="string" calcext:value-type="string">
            <text:p>&lt;/dep&gt;&lt;/entry&gt;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&lt;entry&gt;&lt;ind&gt;</text:p>
          </table:table-cell>
          <table:table-cell table:formula="of:=[.B49]" office:value-type="float" office:value="0.571428571428571" calcext:value-type="float">
            <text:p>0,571</text:p>
          </table:table-cell>
          <table:table-cell office:value-type="string" calcext:value-type="string">
            <text:p>&lt;/ind&gt;&lt;dep&gt;</text:p>
          </table:table-cell>
          <table:table-cell table:formula="of:=[.D49]" office:value-type="float" office:value="-43" calcext:value-type="float">
            <text:p>-43</text:p>
          </table:table-cell>
          <table:table-cell office:value-type="string" calcext:value-type="string">
            <text:p>&lt;/dep&gt;&lt;/entry&gt;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&lt;entry&gt;&lt;ind&gt;</text:p>
          </table:table-cell>
          <table:table-cell table:formula="of:=[.B50]" office:value-type="float" office:value="0.619047619047619" calcext:value-type="float">
            <text:p>0,619</text:p>
          </table:table-cell>
          <table:table-cell office:value-type="string" calcext:value-type="string">
            <text:p>&lt;/ind&gt;&lt;dep&gt;</text:p>
          </table:table-cell>
          <table:table-cell table:formula="of:=[.D50]" office:value-type="float" office:value="-47" calcext:value-type="float">
            <text:p>-47</text:p>
          </table:table-cell>
          <table:table-cell office:value-type="string" calcext:value-type="string">
            <text:p>&lt;/dep&gt;&lt;/entry&gt;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&lt;entry&gt;&lt;ind&gt;</text:p>
          </table:table-cell>
          <table:table-cell table:formula="of:=[.B51]" office:value-type="float" office:value="0.666666666666667" calcext:value-type="float">
            <text:p>0,667</text:p>
          </table:table-cell>
          <table:table-cell office:value-type="string" calcext:value-type="string">
            <text:p>&lt;/ind&gt;&lt;dep&gt;</text:p>
          </table:table-cell>
          <table:table-cell table:formula="of:=[.D51]" office:value-type="float" office:value="-50" calcext:value-type="float">
            <text:p>-50</text:p>
          </table:table-cell>
          <table:table-cell office:value-type="string" calcext:value-type="string">
            <text:p>&lt;/dep&gt;&lt;/entry&gt;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&lt;entry&gt;&lt;ind&gt;</text:p>
          </table:table-cell>
          <table:table-cell table:formula="of:=[.B52]" office:value-type="float" office:value="0.714285714285714" calcext:value-type="float">
            <text:p>0,714</text:p>
          </table:table-cell>
          <table:table-cell office:value-type="string" calcext:value-type="string">
            <text:p>&lt;/ind&gt;&lt;dep&gt;</text:p>
          </table:table-cell>
          <table:table-cell table:formula="of:=[.D52]" office:value-type="float" office:value="-54" calcext:value-type="float">
            <text:p>-54</text:p>
          </table:table-cell>
          <table:table-cell office:value-type="string" calcext:value-type="string">
            <text:p>&lt;/dep&gt;&lt;/entry&gt;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&lt;entry&gt;&lt;ind&gt;</text:p>
          </table:table-cell>
          <table:table-cell table:formula="of:=[.B53]" office:value-type="float" office:value="0.761904761904762" calcext:value-type="float">
            <text:p>0,762</text:p>
          </table:table-cell>
          <table:table-cell office:value-type="string" calcext:value-type="string">
            <text:p>&lt;/ind&gt;&lt;dep&gt;</text:p>
          </table:table-cell>
          <table:table-cell table:formula="of:=[.D53]" office:value-type="float" office:value="-57" calcext:value-type="float">
            <text:p>-57</text:p>
          </table:table-cell>
          <table:table-cell office:value-type="string" calcext:value-type="string">
            <text:p>&lt;/dep&gt;&lt;/entry&gt;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&lt;entry&gt;&lt;ind&gt;</text:p>
          </table:table-cell>
          <table:table-cell table:formula="of:=[.B54]" office:value-type="float" office:value="0.80952380952381" calcext:value-type="float">
            <text:p>0,810</text:p>
          </table:table-cell>
          <table:table-cell office:value-type="string" calcext:value-type="string">
            <text:p>&lt;/ind&gt;&lt;dep&gt;</text:p>
          </table:table-cell>
          <table:table-cell table:formula="of:=[.D54]" office:value-type="float" office:value="-61" calcext:value-type="float">
            <text:p>-61</text:p>
          </table:table-cell>
          <table:table-cell office:value-type="string" calcext:value-type="string">
            <text:p>&lt;/dep&gt;&lt;/entry&gt;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&lt;entry&gt;&lt;ind&gt;</text:p>
          </table:table-cell>
          <table:table-cell table:formula="of:=[.B55]" office:value-type="float" office:value="0.857142857142857" calcext:value-type="float">
            <text:p>0,857</text:p>
          </table:table-cell>
          <table:table-cell office:value-type="string" calcext:value-type="string">
            <text:p>&lt;/ind&gt;&lt;dep&gt;</text:p>
          </table:table-cell>
          <table:table-cell table:formula="of:=[.D55]" office:value-type="float" office:value="-65" calcext:value-type="float">
            <text:p>-65</text:p>
          </table:table-cell>
          <table:table-cell office:value-type="string" calcext:value-type="string">
            <text:p>&lt;/dep&gt;&lt;/entry&gt;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&lt;entry&gt;&lt;ind&gt;</text:p>
          </table:table-cell>
          <table:table-cell table:formula="of:=[.B56]" office:value-type="float" office:value="0.904761904761905" calcext:value-type="float">
            <text:p>0,905</text:p>
          </table:table-cell>
          <table:table-cell office:value-type="string" calcext:value-type="string">
            <text:p>&lt;/ind&gt;&lt;dep&gt;</text:p>
          </table:table-cell>
          <table:table-cell table:formula="of:=[.D56]" office:value-type="float" office:value="-69" calcext:value-type="float">
            <text:p>-69</text:p>
          </table:table-cell>
          <table:table-cell office:value-type="string" calcext:value-type="string">
            <text:p>&lt;/dep&gt;&lt;/entry&gt;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&lt;entry&gt;&lt;ind&gt;</text:p>
          </table:table-cell>
          <table:table-cell table:formula="of:=[.B57]" office:value-type="float" office:value="0.952380952380952" calcext:value-type="float">
            <text:p>0,952</text:p>
          </table:table-cell>
          <table:table-cell office:value-type="string" calcext:value-type="string">
            <text:p>&lt;/ind&gt;&lt;dep&gt;</text:p>
          </table:table-cell>
          <table:table-cell table:formula="of:=[.D57]" office:value-type="float" office:value="-73" calcext:value-type="float">
            <text:p>-73</text:p>
          </table:table-cell>
          <table:table-cell office:value-type="string" calcext:value-type="string">
            <text:p>&lt;/dep&gt;&lt;/entry&gt;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&lt;entry&gt;&lt;ind&gt;</text:p>
          </table:table-cell>
          <table:table-cell table:formula="of:=[.B58]" office:value-type="float" office:value="1" calcext:value-type="float">
            <text:p>1,000</text:p>
          </table:table-cell>
          <table:table-cell office:value-type="string" calcext:value-type="string">
            <text:p>&lt;/ind&gt;&lt;dep&gt;</text:p>
          </table:table-cell>
          <table:table-cell table:formula="of:=[.D58]" office:value-type="float" office:value="-77" calcext:value-type="float">
            <text:p>-77</text:p>
          </table:table-cell>
          <table:table-cell office:value-type="string" calcext:value-type="string">
            <text:p>&lt;/dep&gt;&lt;/entry&gt;</text:p>
          </table:table-cell>
          <table:table-cell table:number-columns-repeated="90"/>
        </table:table-row>
        <table:table-row table:style-name="ro1" table:number-rows-repeated="5">
          <table:table-cell table:number-columns-repeated="95"/>
        </table:table-row>
        <table:table-row table:style-name="ro1">
          <table:table-cell table:number-columns-repeated="95"/>
        </table:table-row>
      </table:table>
      <table:table table:name="Foglio2" table:style-name="ta1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urfice m2</text:p>
          </table:table-cell>
          <table:table-cell office:value-type="float" office:value="0.52" calcext:value-type="float">
            <text:p>0,52</text:p>
          </table:table-cell>
          <table:table-cell office:value-type="float" office:value="0.57" calcext:value-type="float">
            <text:p>0,57</text:p>
          </table:table-cell>
          <table:table-cell table:formula="of:=[.C1]*[.B1]" office:value-type="float" office:value="0.2964" calcext:value-type="float">
            <text:p>0,2964</text:p>
          </table:table-cell>
          <table:table-cell table:formula="of:=[.D1]*2" office:value-type="float" office:value="0.5928" calcext:value-type="float">
            <text:p>0,5928</text:p>
          </table:table-cell>
          <table:table-cell/>
        </table:table-row>
        <table:table-row table:style-name="ro1">
          <table:table-cell office:value-type="string" calcext:value-type="string">
            <text:p>Surfice ft2</text:p>
          </table:table-cell>
          <table:table-cell table:number-columns-repeated="3"/>
          <table:table-cell table:formula="of:=1/0.092*[.E1]" office:value-type="float" office:value="6.44347826086957" calcext:value-type="float">
            <text:p>6,4434782608695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qfeet</text:p>
          </table:table-cell>
          <table:table-cell office:value-type="string" calcext:value-type="string">
            <text:p>H (m)</text:p>
          </table:table-cell>
          <table:table-cell office:value-type="string" calcext:value-type="string">
            <text:p>H in</text:p>
          </table:table-cell>
        </table:table-row>
        <table:table-row table:style-name="ro1">
          <table:table-cell office:value-type="string" calcext:value-type="string">
            <text:p>Surfice si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table:formula="of:=[.E$2]*SIN(RADIANS([.B4]))" office:value-type="float" office:value="0" calcext:value-type="float">
            <text:p>0,00</text:p>
          </table:table-cell>
          <table:table-cell table:style-name="ce17" office:value-type="float" office:value="0.5" calcext:value-type="float">
            <text:p>0,50</text:p>
          </table:table-cell>
          <table:table-cell table:style-name="ce19" table:formula="of:=100*[.E4]/2.54" office:value-type="float" office:value="19.6850393700787" calcext:value-type="float">
            <text:p>19,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5]/40" office:value-type="float" office:value="0.125" calcext:value-type="float">
            <text:p>0,125</text:p>
          </table:table-cell>
          <table:table-cell table:style-name="ce17" table:formula="of:=[.E$2]*SIN(RADIANS([.B5]))" office:value-type="float" office:value="0.561586133704476" calcext:value-type="float">
            <text:p>0,56</text:p>
          </table:table-cell>
          <table:table-cell table:style-name="ce17" table:formula="of:=SIN(RADIANS([.B5]))*0.45+0.5" office:value-type="float" office:value="0.539220084236446" calcext:value-type="float">
            <text:p>0,54</text:p>
          </table:table-cell>
          <table:table-cell table:style-name="ce19" table:formula="of:=100*[.E5]/2.54" office:value-type="float" office:value="21.2291371746632" calcext:value-type="float">
            <text:p>21,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6]/40" office:value-type="float" office:value="0.25" calcext:value-type="float">
            <text:p>0,25</text:p>
          </table:table-cell>
          <table:table-cell table:style-name="ce17" table:formula="of:=[.E$2]*SIN(RADIANS([.B6]))" office:value-type="float" office:value="1.11889825783648" calcext:value-type="float">
            <text:p>1,12</text:p>
          </table:table-cell>
          <table:table-cell table:style-name="ce17" table:formula="of:=SIN(RADIANS([.B6]))*0.45+0.5" office:value-type="float" office:value="0.578141679950119" calcext:value-type="float">
            <text:p>0,58</text:p>
          </table:table-cell>
          <table:table-cell table:style-name="ce19" table:formula="of:=100*[.E6]/2.54" office:value-type="float" office:value="22.7614834626031" calcext:value-type="float">
            <text:p>22,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7]/40" office:value-type="float" office:value="0.375" calcext:value-type="float">
            <text:p>0,375</text:p>
          </table:table-cell>
          <table:table-cell table:style-name="ce17" table:formula="of:=[.E$2]*SIN(RADIANS([.B7]))" office:value-type="float" office:value="1.66769489061711" calcext:value-type="float">
            <text:p>1,67</text:p>
          </table:table-cell>
          <table:table-cell table:style-name="ce17" table:formula="of:=SIN(RADIANS([.B7]))*0.45+0.5" office:value-type="float" office:value="0.616468570296134" calcext:value-type="float">
            <text:p>0,62</text:p>
          </table:table-cell>
          <table:table-cell table:style-name="ce19" table:formula="of:=100*[.E7]/2.54" office:value-type="float" office:value="24.2704161533911" calcext:value-type="float">
            <text:p>24,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8]/40" office:value-type="float" office:value="0.5" calcext:value-type="float">
            <text:p>0,5</text:p>
          </table:table-cell>
          <table:table-cell table:style-name="ce17" table:formula="of:=[.E$2]*SIN(RADIANS([.B8]))" office:value-type="float" office:value="2.20379935829844" calcext:value-type="float">
            <text:p>2,20</text:p>
          </table:table-cell>
          <table:table-cell table:style-name="ce17" table:formula="of:=SIN(RADIANS([.B8]))*0.45+0.5" office:value-type="float" office:value="0.653909064496551" calcext:value-type="float">
            <text:p>0,65</text:p>
          </table:table-cell>
          <table:table-cell table:style-name="ce19" table:formula="of:=100*[.E8]/2.54" office:value-type="float" office:value="25.7444513581319" calcext:value-type="float">
            <text:p>25,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9]/40" office:value-type="float" office:value="0.625" calcext:value-type="float">
            <text:p>0,625</text:p>
          </table:table-cell>
          <table:table-cell table:style-name="ce17" table:formula="of:=[.E$2]*SIN(RADIANS([.B9]))" office:value-type="float" office:value="2.72313158217268" calcext:value-type="float">
            <text:p>2,72</text:p>
          </table:table-cell>
          <table:table-cell table:style-name="ce17" table:formula="of:=SIN(RADIANS([.B9]))*0.45+0.5" office:value-type="float" office:value="0.690178217783315" calcext:value-type="float">
            <text:p>0,69</text:p>
          </table:table-cell>
          <table:table-cell table:style-name="ce19" table:formula="of:=100*[.E9]/2.54" office:value-type="float" office:value="27.1723707788707" calcext:value-type="float">
            <text:p>27,2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10]/40" office:value-type="float" office:value="0.75" calcext:value-type="float">
            <text:p>0,75</text:p>
          </table:table-cell>
          <table:table-cell table:style-name="ce17" table:formula="of:=[.E$2]*SIN(RADIANS([.B10]))" office:value-type="float" office:value="3.22173913043478" calcext:value-type="float">
            <text:p>3,22</text:p>
          </table:table-cell>
          <table:table-cell table:style-name="ce17" table:formula="of:=SIN(RADIANS([.B10]))*0.45+0.5" office:value-type="float" office:value="0.725" calcext:value-type="float">
            <text:p>0,73</text:p>
          </table:table-cell>
          <table:table-cell table:style-name="ce19" table:formula="of:=100*[.E10]/2.54" office:value-type="float" office:value="28.5433070866142" calcext:value-type="float">
            <text:p>28,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11]/40" office:value-type="float" office:value="0.875" calcext:value-type="float">
            <text:p>0,875</text:p>
          </table:table-cell>
          <table:table-cell table:style-name="ce17" table:formula="of:=[.E$2]*SIN(RADIANS([.B11]))" office:value-type="float" office:value="3.695827298575" calcext:value-type="float">
            <text:p>3,70</text:p>
          </table:table-cell>
          <table:table-cell table:style-name="ce17" table:formula="of:=SIN(RADIANS([.B11]))*0.45+0.5" office:value-type="float" office:value="0.758109396357971" calcext:value-type="float">
            <text:p>0,76</text:p>
          </table:table-cell>
          <table:table-cell table:style-name="ce19" table:formula="of:=100*[.E11]/2.54" office:value-type="float" office:value="29.8468266282666" calcext:value-type="float">
            <text:p>29,8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12]/40" office:value-type="float" office:value="1" calcext:value-type="float">
            <text:p>1</text:p>
          </table:table-cell>
          <table:table-cell table:style-name="ce17" table:formula="of:=[.E$2]*SIN(RADIANS([.B12]))" office:value-type="float" office:value="4.14178798937153" calcext:value-type="float">
            <text:p>4,14</text:p>
          </table:table-cell>
          <table:table-cell table:style-name="ce17" table:formula="of:=SIN(RADIANS([.B12]))*0.45+0.5" office:value-type="float" office:value="0.789254424358943" calcext:value-type="float">
            <text:p>0,79</text:p>
          </table:table-cell>
          <table:table-cell table:style-name="ce19" table:formula="of:=100*[.E12]/2.54" office:value-type="float" office:value="31.0730088330292" calcext:value-type="float">
            <text:p>31,1</text:p>
          </table:table-cell>
        </table:table-row>
        <table:table-row table:style-name="ro1" table:number-rows-repeated="2">
          <table:table-cell table:number-columns-repeated="2"/>
          <table:table-cell table:style-name="ce17"/>
          <table:table-cell table:number-columns-repeated="3"/>
        </table:table-row>
        <table:table-row table:style-name="ro1">
          <table:table-cell office:value-type="string" calcext:value-type="string">
            <text:p>aero/force/Drag_speedbrak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b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3" loext:min-decimal-places="13" number:min-integer-digits="1"/>
    </number:number-style>
    <number:number-style style:name="N105">
      <number:number number:decimal-places="14" loext:min-decimal-places="14" number:min-integer-digits="1"/>
    </number:number-style>
    <number:number-style style:name="N106">
      <number:number number:decimal-places="15" loext:min-decimal-places="15" number:min-integer-digits="1"/>
    </number:number-style>
    <number:number-style style:name="N107">
      <number:number number:decimal-places="16" loext:min-decimal-places="16" number:min-integer-digits="1"/>
    </number:number-style>
    <number:number-style style:name="N108">
      <number:number number:decimal-places="17" loext:min-decimal-places="17" number:min-integer-digits="1"/>
    </number:number-style>
    <number:number-style style:name="N109">
      <number:number number:decimal-places="18" loext:min-decimal-places="18" number:min-integer-digits="1"/>
    </number:number-style>
    <number:number-style style:name="N110">
      <number:number number:decimal-places="19" loext:min-decimal-places="19" number:min-integer-digits="1"/>
    </number:number-style>
    <number:number-style style:name="N111">
      <number:number number:decimal-places="20" loext:min-decimal-places="20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1" loext:min-decimal-places="1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6">00/00/0000</text:date>, <text:time style:data-style-name="N2" text:time-value="21:32:36.667372519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22:45:52.240316961</meta:creation-date>
    <dc:date>2018-06-16T22:36:44.572200829</dc:date>
    <meta:editing-duration>PT3H42M3S</meta:editing-duration>
    <meta:editing-cycles>31</meta:editing-cycles>
    <meta:generator>LibreOffice/5.4.6.2$Linux_X86_64 LibreOffice_project/40m0$Build-2</meta:generator>
    <meta:document-statistic meta:table-count="2" meta:cell-count="4551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088cm" svg:height="13.014cm" xlink:href=".." xlink:type="simple" chart:class="chart:scatter" chart:style-name="ch1">
        <chart:legend chart:legend-position="end" svg:x="20.156cm" svg:y="6.208cm" style:legend-expansion="high" chart:style-name="ch2"/>
        <chart:plot-area chart:style-name="ch3" table:cell-range-address="Foglio1.A37:Foglio1.A58 Foglio1.C37:Foglio1.C58" svg:x="0.461cm" svg:y="0.26cm" svg:width="19.234cm" svg:height="12.494cm">
          <chartooo:coordinate-region svg:x="1.268cm" svg:y="0.459cm" svg:width="18.095cm" svg:height="11.6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C37:Foglio1.C58" chart:class="chart:scatter">
            <chart:domain table:cell-range-address="Foglio1.A37:Foglio1.A58"/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glio1.A37:Foglio1.A58</svg:desc>
                </draw:g>
              </table:table-cell>
              <table:table-cell office:value-type="float" office:value="226">
                <text:p>226</text:p>
                <draw:g>
                  <svg:desc>Foglio1.C37:Foglio1.C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149">
                <text:p>1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